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74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3.32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.033333">
            <text:p>0,033333</text:p>
          </table:table-cell>
          <table:table-cell office:value-type="float" office:value="0.275104">
            <text:p>0,275104</text:p>
          </table:table-cell>
          <table:table-cell>
            <draw:frame table:end-cell-address="Sheet1.H31" table:end-x="0.127cm" table:end-y="0.026cm" draw:z-index="0" draw:style-name="gr1" svg:width="22.333cm" svg:height="13.416cm" svg:x="0.099cm" svg:y="0.106cm">
              <draw:object draw:notify-on-update-of-ranges="Sheet1.A1:Sheet1.A2400 Sheet1.B1:Sheet1.B24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.066667">
            <text:p>0,066667</text:p>
          </table:table-cell>
          <table:table-cell office:value-type="float" office:value="0.29182">
            <text:p>0,29182</text:p>
          </table:table-cell>
          <table:table-cell/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0.269598">
            <text:p>0,269598</text:p>
          </table:table-cell>
          <table:table-cell/>
        </table:table-row>
        <table:table-row table:style-name="ro1">
          <table:table-cell office:value-type="float" office:value="0.133333">
            <text:p>0,133333</text:p>
          </table:table-cell>
          <table:table-cell office:value-type="float" office:value="0.269999">
            <text:p>0,269999</text:p>
          </table:table-cell>
          <table:table-cell/>
        </table:table-row>
        <table:table-row table:style-name="ro1">
          <table:table-cell office:value-type="float" office:value="0.166667">
            <text:p>0,166667</text:p>
          </table:table-cell>
          <table:table-cell office:value-type="float" office:value="0.269254">
            <text:p>0,269254</text:p>
          </table:table-cell>
          <table:table-cell/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0.278531">
            <text:p>0,278531</text:p>
          </table:table-cell>
          <table:table-cell/>
        </table:table-row>
        <table:table-row table:style-name="ro1">
          <table:table-cell office:value-type="float" office:value="0.233333">
            <text:p>0,233333</text:p>
          </table:table-cell>
          <table:table-cell office:value-type="float" office:value="0.278622">
            <text:p>0,278622</text:p>
          </table:table-cell>
          <table:table-cell/>
        </table:table-row>
        <table:table-row table:style-name="ro1">
          <table:table-cell office:value-type="float" office:value="0.266667">
            <text:p>0,266667</text:p>
          </table:table-cell>
          <table:table-cell office:value-type="float" office:value="0.267538">
            <text:p>0,267538</text:p>
          </table:table-cell>
          <table:table-cell/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0.280986">
            <text:p>0,280986</text:p>
          </table:table-cell>
          <table:table-cell/>
        </table:table-row>
        <table:table-row table:style-name="ro1">
          <table:table-cell office:value-type="float" office:value="0.333333">
            <text:p>0,333333</text:p>
          </table:table-cell>
          <table:table-cell office:value-type="float" office:value="0.288771">
            <text:p>0,288771</text:p>
          </table:table-cell>
          <table:table-cell/>
        </table:table-row>
        <table:table-row table:style-name="ro1">
          <table:table-cell office:value-type="float" office:value="0.366667">
            <text:p>0,366667</text:p>
          </table:table-cell>
          <table:table-cell office:value-type="float" office:value="0.286571">
            <text:p>0,286571</text:p>
          </table:table-cell>
          <table:table-cell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289165">
            <text:p>0,289165</text:p>
          </table:table-cell>
          <table:table-cell/>
        </table:table-row>
        <table:table-row table:style-name="ro1">
          <table:table-cell office:value-type="float" office:value="0.433333">
            <text:p>0,433333</text:p>
          </table:table-cell>
          <table:table-cell office:value-type="float" office:value="0.286794">
            <text:p>0,286794</text:p>
          </table:table-cell>
          <table:table-cell/>
        </table:table-row>
        <table:table-row table:style-name="ro1">
          <table:table-cell office:value-type="float" office:value="0.466667">
            <text:p>0,466667</text:p>
          </table:table-cell>
          <table:table-cell office:value-type="float" office:value="0.278786">
            <text:p>0,278786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75173">
            <text:p>0,275173</text:p>
          </table:table-cell>
          <table:table-cell/>
        </table:table-row>
        <table:table-row table:style-name="ro1">
          <table:table-cell office:value-type="float" office:value="0.533333">
            <text:p>0,533333</text:p>
          </table:table-cell>
          <table:table-cell office:value-type="float" office:value="0.282538">
            <text:p>0,282538</text:p>
          </table:table-cell>
          <table:table-cell/>
        </table:table-row>
        <table:table-row table:style-name="ro1">
          <table:table-cell office:value-type="float" office:value="0.566667">
            <text:p>0,566667</text:p>
          </table:table-cell>
          <table:table-cell office:value-type="float" office:value="0.286794">
            <text:p>0,286794</text:p>
          </table:table-cell>
          <table:table-cell/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0.284539">
            <text:p>0,284539</text:p>
          </table:table-cell>
          <table:table-cell/>
        </table:table-row>
        <table:table-row table:style-name="ro1">
          <table:table-cell office:value-type="float" office:value="0.633333">
            <text:p>0,633333</text:p>
          </table:table-cell>
          <table:table-cell office:value-type="float" office:value="0.278634">
            <text:p>0,278634</text:p>
          </table:table-cell>
          <table:table-cell/>
        </table:table-row>
        <table:table-row table:style-name="ro1">
          <table:table-cell office:value-type="float" office:value="0.666667">
            <text:p>0,666667</text:p>
          </table:table-cell>
          <table:table-cell office:value-type="float" office:value="0.294756">
            <text:p>0,294756</text:p>
          </table:table-cell>
          <table:table-cell/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0.283909">
            <text:p>0,283909</text:p>
          </table:table-cell>
          <table:table-cell/>
        </table:table-row>
        <table:table-row table:style-name="ro1">
          <table:table-cell office:value-type="float" office:value="0.733333">
            <text:p>0,733333</text:p>
          </table:table-cell>
          <table:table-cell office:value-type="float" office:value="0.27168">
            <text:p>0,27168</text:p>
          </table:table-cell>
          <table:table-cell/>
        </table:table-row>
        <table:table-row table:style-name="ro1">
          <table:table-cell office:value-type="float" office:value="0.766667">
            <text:p>0,766667</text:p>
          </table:table-cell>
          <table:table-cell office:value-type="float" office:value="0.277346">
            <text:p>0,277346</text:p>
          </table:table-cell>
          <table:table-cell/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0.265046">
            <text:p>0,265046</text:p>
          </table:table-cell>
          <table:table-cell/>
        </table:table-row>
        <table:table-row table:style-name="ro1">
          <table:table-cell office:value-type="float" office:value="0.833333">
            <text:p>0,833333</text:p>
          </table:table-cell>
          <table:table-cell office:value-type="float" office:value="0.298845">
            <text:p>0,298845</text:p>
          </table:table-cell>
          <table:table-cell/>
        </table:table-row>
        <table:table-row table:style-name="ro1">
          <table:table-cell office:value-type="float" office:value="0.866667">
            <text:p>0,866667</text:p>
          </table:table-cell>
          <table:table-cell office:value-type="float" office:value="0.284439">
            <text:p>0,284439</text:p>
          </table:table-cell>
          <table:table-cell/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0.275818">
            <text:p>0,275818</text:p>
          </table:table-cell>
          <table:table-cell/>
        </table:table-row>
        <table:table-row table:style-name="ro1">
          <table:table-cell office:value-type="float" office:value="0.933333">
            <text:p>0,933333</text:p>
          </table:table-cell>
          <table:table-cell office:value-type="float" office:value="0.282189">
            <text:p>0,282189</text:p>
          </table:table-cell>
          <table:table-cell/>
        </table:table-row>
        <table:table-row table:style-name="ro1">
          <table:table-cell office:value-type="float" office:value="0.966667">
            <text:p>0,966667</text:p>
          </table:table-cell>
          <table:table-cell office:value-type="float" office:value="0.269845">
            <text:p>0,26984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87495">
            <text:p>0,287495</text:p>
          </table:table-cell>
          <table:table-cell/>
        </table:table-row>
        <table:table-row table:style-name="ro1">
          <table:table-cell office:value-type="float" office:value="1.033333">
            <text:p>1,033333</text:p>
          </table:table-cell>
          <table:table-cell office:value-type="float" office:value="0.289062">
            <text:p>0,289062</text:p>
          </table:table-cell>
          <table:table-cell/>
        </table:table-row>
        <table:table-row table:style-name="ro1">
          <table:table-cell office:value-type="float" office:value="1.066667">
            <text:p>1,066667</text:p>
          </table:table-cell>
          <table:table-cell office:value-type="float" office:value="0.283424">
            <text:p>0,283424</text:p>
          </table:table-cell>
          <table:table-cell/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0.282113">
            <text:p>0,282113</text:p>
          </table:table-cell>
          <table:table-cell/>
        </table:table-row>
        <table:table-row table:style-name="ro1">
          <table:table-cell office:value-type="float" office:value="1.133333">
            <text:p>1,133333</text:p>
          </table:table-cell>
          <table:table-cell office:value-type="float" office:value="0.278435">
            <text:p>0,278435</text:p>
          </table:table-cell>
          <table:table-cell/>
        </table:table-row>
        <table:table-row table:style-name="ro1">
          <table:table-cell office:value-type="float" office:value="1.166667">
            <text:p>1,166667</text:p>
          </table:table-cell>
          <table:table-cell office:value-type="float" office:value="0.28675">
            <text:p>0,28675</text:p>
          </table:table-cell>
          <table:table-cell/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0.281808">
            <text:p>0,281808</text:p>
          </table:table-cell>
          <table:table-cell/>
        </table:table-row>
        <table:table-row table:style-name="ro1">
          <table:table-cell office:value-type="float" office:value="1.233333">
            <text:p>1,233333</text:p>
          </table:table-cell>
          <table:table-cell office:value-type="float" office:value="0.277565">
            <text:p>0,277565</text:p>
          </table:table-cell>
          <table:table-cell/>
        </table:table-row>
        <table:table-row table:style-name="ro1">
          <table:table-cell office:value-type="float" office:value="1.266667">
            <text:p>1,266667</text:p>
          </table:table-cell>
          <table:table-cell office:value-type="float" office:value="0.288711">
            <text:p>0,288711</text:p>
          </table:table-cell>
          <table:table-cell/>
        </table:table-row>
        <table:table-row table:style-name="ro1">
          <table:table-cell office:value-type="float" office:value="1.3">
            <text:p>1,3</text:p>
          </table:table-cell>
          <table:table-cell office:value-type="float" office:value="0.283899">
            <text:p>0,283899</text:p>
          </table:table-cell>
          <table:table-cell/>
        </table:table-row>
        <table:table-row table:style-name="ro1">
          <table:table-cell office:value-type="float" office:value="1.333333">
            <text:p>1,333333</text:p>
          </table:table-cell>
          <table:table-cell office:value-type="float" office:value="0.285398">
            <text:p>0,285398</text:p>
          </table:table-cell>
          <table:table-cell/>
        </table:table-row>
        <table:table-row table:style-name="ro1">
          <table:table-cell office:value-type="float" office:value="1.366667">
            <text:p>1,366667</text:p>
          </table:table-cell>
          <table:table-cell office:value-type="float" office:value="0.276289">
            <text:p>0,276289</text:p>
          </table:table-cell>
          <table:table-cell/>
        </table:table-row>
        <table:table-row table:style-name="ro1">
          <table:table-cell office:value-type="float" office:value="1.4">
            <text:p>1,4</text:p>
          </table:table-cell>
          <table:table-cell office:value-type="float" office:value="0.276774">
            <text:p>0,276774</text:p>
          </table:table-cell>
          <table:table-cell/>
        </table:table-row>
        <table:table-row table:style-name="ro1">
          <table:table-cell office:value-type="float" office:value="1.433333">
            <text:p>1,433333</text:p>
          </table:table-cell>
          <table:table-cell office:value-type="float" office:value="0.284758">
            <text:p>0,284758</text:p>
          </table:table-cell>
          <table:table-cell/>
        </table:table-row>
        <table:table-row table:style-name="ro1">
          <table:table-cell office:value-type="float" office:value="1.466667">
            <text:p>1,466667</text:p>
          </table:table-cell>
          <table:table-cell office:value-type="float" office:value="0.278457">
            <text:p>0,278457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0.285079">
            <text:p>0,285079</text:p>
          </table:table-cell>
          <table:table-cell/>
        </table:table-row>
        <table:table-row table:style-name="ro1">
          <table:table-cell office:value-type="float" office:value="1.533333">
            <text:p>1,533333</text:p>
          </table:table-cell>
          <table:table-cell office:value-type="float" office:value="0.268911">
            <text:p>0,268911</text:p>
          </table:table-cell>
          <table:table-cell/>
        </table:table-row>
        <table:table-row table:style-name="ro1">
          <table:table-cell office:value-type="float" office:value="1.566667">
            <text:p>1,566667</text:p>
          </table:table-cell>
          <table:table-cell office:value-type="float" office:value="0.286969">
            <text:p>0,286969</text:p>
          </table:table-cell>
          <table:table-cell/>
        </table:table-row>
        <table:table-row table:style-name="ro1">
          <table:table-cell office:value-type="float" office:value="1.6">
            <text:p>1,6</text:p>
          </table:table-cell>
          <table:table-cell office:value-type="float" office:value="0.277833">
            <text:p>0,277833</text:p>
          </table:table-cell>
          <table:table-cell/>
        </table:table-row>
        <table:table-row table:style-name="ro1">
          <table:table-cell office:value-type="float" office:value="1.633333">
            <text:p>1,633333</text:p>
          </table:table-cell>
          <table:table-cell office:value-type="float" office:value="0.283593">
            <text:p>0,283593</text:p>
          </table:table-cell>
          <table:table-cell/>
        </table:table-row>
        <table:table-row table:style-name="ro1">
          <table:table-cell office:value-type="float" office:value="1.666667">
            <text:p>1,666667</text:p>
          </table:table-cell>
          <table:table-cell office:value-type="float" office:value="0.286166">
            <text:p>0,286166</text:p>
          </table:table-cell>
          <table:table-cell/>
        </table:table-row>
        <table:table-row table:style-name="ro1">
          <table:table-cell office:value-type="float" office:value="1.7">
            <text:p>1,7</text:p>
          </table:table-cell>
          <table:table-cell office:value-type="float" office:value="0.27545">
            <text:p>0,27545</text:p>
          </table:table-cell>
          <table:table-cell/>
        </table:table-row>
        <table:table-row table:style-name="ro1">
          <table:table-cell office:value-type="float" office:value="1.733333">
            <text:p>1,733333</text:p>
          </table:table-cell>
          <table:table-cell office:value-type="float" office:value="0.285591">
            <text:p>0,285591</text:p>
          </table:table-cell>
          <table:table-cell/>
        </table:table-row>
        <table:table-row table:style-name="ro1">
          <table:table-cell office:value-type="float" office:value="1.766667">
            <text:p>1,766667</text:p>
          </table:table-cell>
          <table:table-cell office:value-type="float" office:value="0.27273">
            <text:p>0,27273</text:p>
          </table:table-cell>
          <table:table-cell/>
        </table:table-row>
        <table:table-row table:style-name="ro1">
          <table:table-cell office:value-type="float" office:value="1.8">
            <text:p>1,8</text:p>
          </table:table-cell>
          <table:table-cell office:value-type="float" office:value="0.277885">
            <text:p>0,277885</text:p>
          </table:table-cell>
          <table:table-cell/>
        </table:table-row>
        <table:table-row table:style-name="ro1">
          <table:table-cell office:value-type="float" office:value="1.833333">
            <text:p>1,833333</text:p>
          </table:table-cell>
          <table:table-cell office:value-type="float" office:value="0.288396">
            <text:p>0,288396</text:p>
          </table:table-cell>
          <table:table-cell/>
        </table:table-row>
        <table:table-row table:style-name="ro1">
          <table:table-cell office:value-type="float" office:value="1.866667">
            <text:p>1,866667</text:p>
          </table:table-cell>
          <table:table-cell office:value-type="float" office:value="0.273258">
            <text:p>0,273258</text:p>
          </table:table-cell>
          <table:table-cell/>
        </table:table-row>
        <table:table-row table:style-name="ro1">
          <table:table-cell office:value-type="float" office:value="1.9">
            <text:p>1,9</text:p>
          </table:table-cell>
          <table:table-cell office:value-type="float" office:value="0.276484">
            <text:p>0,276484</text:p>
          </table:table-cell>
          <table:table-cell/>
        </table:table-row>
        <table:table-row table:style-name="ro1">
          <table:table-cell office:value-type="float" office:value="1.933333">
            <text:p>1,933333</text:p>
          </table:table-cell>
          <table:table-cell office:value-type="float" office:value="0.287143">
            <text:p>0,287143</text:p>
          </table:table-cell>
          <table:table-cell/>
        </table:table-row>
        <table:table-row table:style-name="ro1">
          <table:table-cell office:value-type="float" office:value="1.966667">
            <text:p>1,966667</text:p>
          </table:table-cell>
          <table:table-cell office:value-type="float" office:value="0.265476">
            <text:p>0,26547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84141">
            <text:p>0,284141</text:p>
          </table:table-cell>
          <table:table-cell/>
        </table:table-row>
        <table:table-row table:style-name="ro1">
          <table:table-cell office:value-type="float" office:value="2.033333">
            <text:p>2,033333</text:p>
          </table:table-cell>
          <table:table-cell office:value-type="float" office:value="0.294107">
            <text:p>0,294107</text:p>
          </table:table-cell>
          <table:table-cell/>
        </table:table-row>
        <table:table-row table:style-name="ro1">
          <table:table-cell office:value-type="float" office:value="2.066667">
            <text:p>2,066667</text:p>
          </table:table-cell>
          <table:table-cell office:value-type="float" office:value="0.285781">
            <text:p>0,285781</text:p>
          </table:table-cell>
          <table:table-cell/>
        </table:table-row>
        <table:table-row table:style-name="ro1">
          <table:table-cell office:value-type="float" office:value="2.1">
            <text:p>2,1</text:p>
          </table:table-cell>
          <table:table-cell office:value-type="float" office:value="0.288239">
            <text:p>0,288239</text:p>
          </table:table-cell>
          <table:table-cell/>
        </table:table-row>
        <table:table-row table:style-name="ro1">
          <table:table-cell office:value-type="float" office:value="2.133333">
            <text:p>2,133333</text:p>
          </table:table-cell>
          <table:table-cell office:value-type="float" office:value="0.273847">
            <text:p>0,273847</text:p>
          </table:table-cell>
          <table:table-cell/>
        </table:table-row>
        <table:table-row table:style-name="ro1">
          <table:table-cell office:value-type="float" office:value="2.166667">
            <text:p>2,166667</text:p>
          </table:table-cell>
          <table:table-cell office:value-type="float" office:value="0.272727">
            <text:p>0,272727</text:p>
          </table:table-cell>
          <table:table-cell/>
        </table:table-row>
        <table:table-row table:style-name="ro1">
          <table:table-cell office:value-type="float" office:value="2.2">
            <text:p>2,2</text:p>
          </table:table-cell>
          <table:table-cell office:value-type="float" office:value="0.279832">
            <text:p>0,279832</text:p>
          </table:table-cell>
          <table:table-cell/>
        </table:table-row>
        <table:table-row table:style-name="ro1">
          <table:table-cell office:value-type="float" office:value="2.233333">
            <text:p>2,233333</text:p>
          </table:table-cell>
          <table:table-cell office:value-type="float" office:value="0.28796">
            <text:p>0,28796</text:p>
          </table:table-cell>
          <table:table-cell/>
        </table:table-row>
        <table:table-row table:style-name="ro1">
          <table:table-cell office:value-type="float" office:value="2.266667">
            <text:p>2,266667</text:p>
          </table:table-cell>
          <table:table-cell office:value-type="float" office:value="0.271262">
            <text:p>0,271262</text:p>
          </table:table-cell>
          <table:table-cell/>
        </table:table-row>
        <table:table-row table:style-name="ro1">
          <table:table-cell office:value-type="float" office:value="2.3">
            <text:p>2,3</text:p>
          </table:table-cell>
          <table:table-cell office:value-type="float" office:value="0.280421">
            <text:p>0,280421</text:p>
          </table:table-cell>
          <table:table-cell/>
        </table:table-row>
        <table:table-row table:style-name="ro1">
          <table:table-cell office:value-type="float" office:value="2.333333">
            <text:p>2,333333</text:p>
          </table:table-cell>
          <table:table-cell office:value-type="float" office:value="0.273207">
            <text:p>0,273207</text:p>
          </table:table-cell>
          <table:table-cell/>
        </table:table-row>
        <table:table-row table:style-name="ro1">
          <table:table-cell office:value-type="float" office:value="2.366667">
            <text:p>2,366667</text:p>
          </table:table-cell>
          <table:table-cell office:value-type="float" office:value="0.281388">
            <text:p>0,281388</text:p>
          </table:table-cell>
          <table:table-cell/>
        </table:table-row>
        <table:table-row table:style-name="ro1">
          <table:table-cell office:value-type="float" office:value="2.4">
            <text:p>2,4</text:p>
          </table:table-cell>
          <table:table-cell office:value-type="float" office:value="0.275586">
            <text:p>0,275586</text:p>
          </table:table-cell>
          <table:table-cell/>
        </table:table-row>
        <table:table-row table:style-name="ro1">
          <table:table-cell office:value-type="float" office:value="2.433333">
            <text:p>2,433333</text:p>
          </table:table-cell>
          <table:table-cell office:value-type="float" office:value="0.281346">
            <text:p>0,281346</text:p>
          </table:table-cell>
          <table:table-cell/>
        </table:table-row>
        <table:table-row table:style-name="ro1">
          <table:table-cell office:value-type="float" office:value="2.466667">
            <text:p>2,466667</text:p>
          </table:table-cell>
          <table:table-cell office:value-type="float" office:value="0.270155">
            <text:p>0,270155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0.292845">
            <text:p>0,292845</text:p>
          </table:table-cell>
          <table:table-cell/>
        </table:table-row>
        <table:table-row table:style-name="ro1">
          <table:table-cell office:value-type="float" office:value="2.533333">
            <text:p>2,533333</text:p>
          </table:table-cell>
          <table:table-cell office:value-type="float" office:value="0.276385">
            <text:p>0,276385</text:p>
          </table:table-cell>
          <table:table-cell/>
        </table:table-row>
        <table:table-row table:style-name="ro1">
          <table:table-cell office:value-type="float" office:value="2.566667">
            <text:p>2,566667</text:p>
          </table:table-cell>
          <table:table-cell office:value-type="float" office:value="0.270825">
            <text:p>0,270825</text:p>
          </table:table-cell>
          <table:table-cell/>
        </table:table-row>
        <table:table-row table:style-name="ro1">
          <table:table-cell office:value-type="float" office:value="2.6">
            <text:p>2,6</text:p>
          </table:table-cell>
          <table:table-cell office:value-type="float" office:value="0.284089">
            <text:p>0,284089</text:p>
          </table:table-cell>
          <table:table-cell/>
        </table:table-row>
        <table:table-row table:style-name="ro1">
          <table:table-cell office:value-type="float" office:value="2.633333">
            <text:p>2,633333</text:p>
          </table:table-cell>
          <table:table-cell office:value-type="float" office:value="0.275577">
            <text:p>0,275577</text:p>
          </table:table-cell>
          <table:table-cell/>
        </table:table-row>
        <table:table-row table:style-name="ro1">
          <table:table-cell office:value-type="float" office:value="2.666667">
            <text:p>2,666667</text:p>
          </table:table-cell>
          <table:table-cell office:value-type="float" office:value="0.279147">
            <text:p>0,279147</text:p>
          </table:table-cell>
          <table:table-cell/>
        </table:table-row>
        <table:table-row table:style-name="ro1">
          <table:table-cell office:value-type="float" office:value="2.7">
            <text:p>2,7</text:p>
          </table:table-cell>
          <table:table-cell office:value-type="float" office:value="0.282154">
            <text:p>0,282154</text:p>
          </table:table-cell>
          <table:table-cell/>
        </table:table-row>
        <table:table-row table:style-name="ro1">
          <table:table-cell office:value-type="float" office:value="2.733333">
            <text:p>2,733333</text:p>
          </table:table-cell>
          <table:table-cell office:value-type="float" office:value="0.279118">
            <text:p>0,279118</text:p>
          </table:table-cell>
          <table:table-cell/>
        </table:table-row>
        <table:table-row table:style-name="ro1">
          <table:table-cell office:value-type="float" office:value="2.766667">
            <text:p>2,766667</text:p>
          </table:table-cell>
          <table:table-cell office:value-type="float" office:value="0.278592">
            <text:p>0,278592</text:p>
          </table:table-cell>
          <table:table-cell/>
        </table:table-row>
        <table:table-row table:style-name="ro1">
          <table:table-cell office:value-type="float" office:value="2.8">
            <text:p>2,8</text:p>
          </table:table-cell>
          <table:table-cell office:value-type="float" office:value="0.288481">
            <text:p>0,288481</text:p>
          </table:table-cell>
          <table:table-cell/>
        </table:table-row>
        <table:table-row table:style-name="ro1">
          <table:table-cell office:value-type="float" office:value="2.833333">
            <text:p>2,833333</text:p>
          </table:table-cell>
          <table:table-cell office:value-type="float" office:value="0.277455">
            <text:p>0,277455</text:p>
          </table:table-cell>
          <table:table-cell/>
        </table:table-row>
        <table:table-row table:style-name="ro1">
          <table:table-cell office:value-type="float" office:value="2.866667">
            <text:p>2,866667</text:p>
          </table:table-cell>
          <table:table-cell office:value-type="float" office:value="0.289072">
            <text:p>0,289072</text:p>
          </table:table-cell>
          <table:table-cell/>
        </table:table-row>
        <table:table-row table:style-name="ro1">
          <table:table-cell office:value-type="float" office:value="2.9">
            <text:p>2,9</text:p>
          </table:table-cell>
          <table:table-cell office:value-type="float" office:value="0.286678">
            <text:p>0,286678</text:p>
          </table:table-cell>
          <table:table-cell/>
        </table:table-row>
        <table:table-row table:style-name="ro1">
          <table:table-cell office:value-type="float" office:value="2.933333">
            <text:p>2,933333</text:p>
          </table:table-cell>
          <table:table-cell office:value-type="float" office:value="0.278785">
            <text:p>0,278785</text:p>
          </table:table-cell>
          <table:table-cell/>
        </table:table-row>
        <table:table-row table:style-name="ro1">
          <table:table-cell office:value-type="float" office:value="2.966667">
            <text:p>2,966667</text:p>
          </table:table-cell>
          <table:table-cell office:value-type="float" office:value="0.273702">
            <text:p>0,27370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93811">
            <text:p>0,293811</text:p>
          </table:table-cell>
          <table:table-cell/>
        </table:table-row>
        <table:table-row table:style-name="ro1">
          <table:table-cell office:value-type="float" office:value="3.033333">
            <text:p>3,033333</text:p>
          </table:table-cell>
          <table:table-cell office:value-type="float" office:value="0.2744">
            <text:p>0,2744</text:p>
          </table:table-cell>
          <table:table-cell/>
        </table:table-row>
        <table:table-row table:style-name="ro1">
          <table:table-cell office:value-type="float" office:value="3.066667">
            <text:p>3,066667</text:p>
          </table:table-cell>
          <table:table-cell office:value-type="float" office:value="0.286991">
            <text:p>0,286991</text:p>
          </table:table-cell>
          <table:table-cell/>
        </table:table-row>
        <table:table-row table:style-name="ro1">
          <table:table-cell office:value-type="float" office:value="3.1">
            <text:p>3,1</text:p>
          </table:table-cell>
          <table:table-cell office:value-type="float" office:value="0.288747">
            <text:p>0,288747</text:p>
          </table:table-cell>
          <table:table-cell/>
        </table:table-row>
        <table:table-row table:style-name="ro1">
          <table:table-cell office:value-type="float" office:value="3.133333">
            <text:p>3,133333</text:p>
          </table:table-cell>
          <table:table-cell office:value-type="float" office:value="0.284857">
            <text:p>0,284857</text:p>
          </table:table-cell>
          <table:table-cell/>
        </table:table-row>
        <table:table-row table:style-name="ro1">
          <table:table-cell office:value-type="float" office:value="3.166667">
            <text:p>3,166667</text:p>
          </table:table-cell>
          <table:table-cell office:value-type="float" office:value="0.279246">
            <text:p>0,279246</text:p>
          </table:table-cell>
          <table:table-cell/>
        </table:table-row>
        <table:table-row table:style-name="ro1">
          <table:table-cell office:value-type="float" office:value="3.2">
            <text:p>3,2</text:p>
          </table:table-cell>
          <table:table-cell office:value-type="float" office:value="0.270558">
            <text:p>0,270558</text:p>
          </table:table-cell>
          <table:table-cell/>
        </table:table-row>
        <table:table-row table:style-name="ro1">
          <table:table-cell office:value-type="float" office:value="3.233334">
            <text:p>3,233334</text:p>
          </table:table-cell>
          <table:table-cell office:value-type="float" office:value="0.283847">
            <text:p>0,283847</text:p>
          </table:table-cell>
          <table:table-cell/>
        </table:table-row>
        <table:table-row table:style-name="ro1">
          <table:table-cell office:value-type="float" office:value="3.266667">
            <text:p>3,266667</text:p>
          </table:table-cell>
          <table:table-cell office:value-type="float" office:value="0.283419">
            <text:p>0,283419</text:p>
          </table:table-cell>
          <table:table-cell/>
        </table:table-row>
        <table:table-row table:style-name="ro1">
          <table:table-cell office:value-type="float" office:value="3.3">
            <text:p>3,3</text:p>
          </table:table-cell>
          <table:table-cell office:value-type="float" office:value="0.266025">
            <text:p>0,266025</text:p>
          </table:table-cell>
          <table:table-cell/>
        </table:table-row>
        <table:table-row table:style-name="ro1">
          <table:table-cell office:value-type="float" office:value="3.333334">
            <text:p>3,333334</text:p>
          </table:table-cell>
          <table:table-cell office:value-type="float" office:value="0.278328">
            <text:p>0,278328</text:p>
          </table:table-cell>
          <table:table-cell/>
        </table:table-row>
        <table:table-row table:style-name="ro1">
          <table:table-cell office:value-type="float" office:value="3.366667">
            <text:p>3,366667</text:p>
          </table:table-cell>
          <table:table-cell office:value-type="float" office:value="0.270016">
            <text:p>0,270016</text:p>
          </table:table-cell>
          <table:table-cell/>
        </table:table-row>
        <table:table-row table:style-name="ro1">
          <table:table-cell office:value-type="float" office:value="3.4">
            <text:p>3,4</text:p>
          </table:table-cell>
          <table:table-cell office:value-type="float" office:value="0.2786">
            <text:p>0,2786</text:p>
          </table:table-cell>
          <table:table-cell/>
        </table:table-row>
        <table:table-row table:style-name="ro1">
          <table:table-cell office:value-type="float" office:value="3.433334">
            <text:p>3,433334</text:p>
          </table:table-cell>
          <table:table-cell office:value-type="float" office:value="0.273106">
            <text:p>0,273106</text:p>
          </table:table-cell>
          <table:table-cell/>
        </table:table-row>
        <table:table-row table:style-name="ro1">
          <table:table-cell office:value-type="float" office:value="3.466667">
            <text:p>3,466667</text:p>
          </table:table-cell>
          <table:table-cell office:value-type="float" office:value="0.284752">
            <text:p>0,284752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0.277225">
            <text:p>0,277225</text:p>
          </table:table-cell>
          <table:table-cell/>
        </table:table-row>
        <table:table-row table:style-name="ro1">
          <table:table-cell office:value-type="float" office:value="3.533334">
            <text:p>3,533334</text:p>
          </table:table-cell>
          <table:table-cell office:value-type="float" office:value="0.287998">
            <text:p>0,287998</text:p>
          </table:table-cell>
          <table:table-cell/>
        </table:table-row>
        <table:table-row table:style-name="ro1">
          <table:table-cell office:value-type="float" office:value="3.566667">
            <text:p>3,566667</text:p>
          </table:table-cell>
          <table:table-cell office:value-type="float" office:value="0.278754">
            <text:p>0,278754</text:p>
          </table:table-cell>
          <table:table-cell/>
        </table:table-row>
        <table:table-row table:style-name="ro1">
          <table:table-cell office:value-type="float" office:value="3.6">
            <text:p>3,6</text:p>
          </table:table-cell>
          <table:table-cell office:value-type="float" office:value="0.282746">
            <text:p>0,282746</text:p>
          </table:table-cell>
          <table:table-cell/>
        </table:table-row>
        <table:table-row table:style-name="ro1">
          <table:table-cell office:value-type="float" office:value="3.633334">
            <text:p>3,633334</text:p>
          </table:table-cell>
          <table:table-cell office:value-type="float" office:value="0.27675">
            <text:p>0,27675</text:p>
          </table:table-cell>
          <table:table-cell/>
        </table:table-row>
        <table:table-row table:style-name="ro1">
          <table:table-cell office:value-type="float" office:value="3.666667">
            <text:p>3,666667</text:p>
          </table:table-cell>
          <table:table-cell office:value-type="float" office:value="0.288817">
            <text:p>0,288817</text:p>
          </table:table-cell>
          <table:table-cell/>
        </table:table-row>
        <table:table-row table:style-name="ro1">
          <table:table-cell office:value-type="float" office:value="3.7">
            <text:p>3,7</text:p>
          </table:table-cell>
          <table:table-cell office:value-type="float" office:value="0.269938">
            <text:p>0,269938</text:p>
          </table:table-cell>
          <table:table-cell/>
        </table:table-row>
        <table:table-row table:style-name="ro1">
          <table:table-cell office:value-type="float" office:value="3.733334">
            <text:p>3,733334</text:p>
          </table:table-cell>
          <table:table-cell office:value-type="float" office:value="0.290115">
            <text:p>0,290115</text:p>
          </table:table-cell>
          <table:table-cell/>
        </table:table-row>
        <table:table-row table:style-name="ro1">
          <table:table-cell office:value-type="float" office:value="3.766667">
            <text:p>3,766667</text:p>
          </table:table-cell>
          <table:table-cell office:value-type="float" office:value="0.277251">
            <text:p>0,277251</text:p>
          </table:table-cell>
          <table:table-cell/>
        </table:table-row>
        <table:table-row table:style-name="ro1">
          <table:table-cell office:value-type="float" office:value="3.8">
            <text:p>3,8</text:p>
          </table:table-cell>
          <table:table-cell office:value-type="float" office:value="0.277639">
            <text:p>0,277639</text:p>
          </table:table-cell>
          <table:table-cell/>
        </table:table-row>
        <table:table-row table:style-name="ro1">
          <table:table-cell office:value-type="float" office:value="3.833334">
            <text:p>3,833334</text:p>
          </table:table-cell>
          <table:table-cell office:value-type="float" office:value="0.28652">
            <text:p>0,28652</text:p>
          </table:table-cell>
          <table:table-cell/>
        </table:table-row>
        <table:table-row table:style-name="ro1">
          <table:table-cell office:value-type="float" office:value="3.866667">
            <text:p>3,866667</text:p>
          </table:table-cell>
          <table:table-cell office:value-type="float" office:value="0.276567">
            <text:p>0,276567</text:p>
          </table:table-cell>
          <table:table-cell/>
        </table:table-row>
        <table:table-row table:style-name="ro1">
          <table:table-cell office:value-type="float" office:value="3.9">
            <text:p>3,9</text:p>
          </table:table-cell>
          <table:table-cell office:value-type="float" office:value="0.275934">
            <text:p>0,275934</text:p>
          </table:table-cell>
          <table:table-cell/>
        </table:table-row>
        <table:table-row table:style-name="ro1">
          <table:table-cell office:value-type="float" office:value="3.933334">
            <text:p>3,933334</text:p>
          </table:table-cell>
          <table:table-cell office:value-type="float" office:value="0.269537">
            <text:p>0,269537</text:p>
          </table:table-cell>
          <table:table-cell/>
        </table:table-row>
        <table:table-row table:style-name="ro1">
          <table:table-cell office:value-type="float" office:value="3.966667">
            <text:p>3,966667</text:p>
          </table:table-cell>
          <table:table-cell office:value-type="float" office:value="0.282016">
            <text:p>0,28201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79912">
            <text:p>0,279912</text:p>
          </table:table-cell>
          <table:table-cell/>
        </table:table-row>
        <table:table-row table:style-name="ro1">
          <table:table-cell office:value-type="float" office:value="4.033334">
            <text:p>4,033334</text:p>
          </table:table-cell>
          <table:table-cell office:value-type="float" office:value="0.264858">
            <text:p>0,264858</text:p>
          </table:table-cell>
          <table:table-cell/>
        </table:table-row>
        <table:table-row table:style-name="ro1">
          <table:table-cell office:value-type="float" office:value="4.066667">
            <text:p>4,066667</text:p>
          </table:table-cell>
          <table:table-cell office:value-type="float" office:value="0.275043">
            <text:p>0,275043</text:p>
          </table:table-cell>
          <table:table-cell/>
        </table:table-row>
        <table:table-row table:style-name="ro1">
          <table:table-cell office:value-type="float" office:value="4.1">
            <text:p>4,1</text:p>
          </table:table-cell>
          <table:table-cell office:value-type="float" office:value="0.286399">
            <text:p>0,286399</text:p>
          </table:table-cell>
          <table:table-cell/>
        </table:table-row>
        <table:table-row table:style-name="ro1">
          <table:table-cell office:value-type="float" office:value="4.133334">
            <text:p>4,133334</text:p>
          </table:table-cell>
          <table:table-cell office:value-type="float" office:value="0.282073">
            <text:p>0,282073</text:p>
          </table:table-cell>
          <table:table-cell/>
        </table:table-row>
        <table:table-row table:style-name="ro1">
          <table:table-cell office:value-type="float" office:value="4.166667">
            <text:p>4,166667</text:p>
          </table:table-cell>
          <table:table-cell office:value-type="float" office:value="0.285784">
            <text:p>0,285784</text:p>
          </table:table-cell>
          <table:table-cell/>
        </table:table-row>
        <table:table-row table:style-name="ro1">
          <table:table-cell office:value-type="float" office:value="4.2">
            <text:p>4,2</text:p>
          </table:table-cell>
          <table:table-cell office:value-type="float" office:value="0.281117">
            <text:p>0,281117</text:p>
          </table:table-cell>
          <table:table-cell/>
        </table:table-row>
        <table:table-row table:style-name="ro1">
          <table:table-cell office:value-type="float" office:value="4.233334">
            <text:p>4,233334</text:p>
          </table:table-cell>
          <table:table-cell office:value-type="float" office:value="0.291966">
            <text:p>0,291966</text:p>
          </table:table-cell>
          <table:table-cell/>
        </table:table-row>
        <table:table-row table:style-name="ro1">
          <table:table-cell office:value-type="float" office:value="4.266667">
            <text:p>4,266667</text:p>
          </table:table-cell>
          <table:table-cell office:value-type="float" office:value="0.286747">
            <text:p>0,286747</text:p>
          </table:table-cell>
          <table:table-cell/>
        </table:table-row>
        <table:table-row table:style-name="ro1">
          <table:table-cell office:value-type="float" office:value="4.3">
            <text:p>4,3</text:p>
          </table:table-cell>
          <table:table-cell office:value-type="float" office:value="0.286512">
            <text:p>0,286512</text:p>
          </table:table-cell>
          <table:table-cell/>
        </table:table-row>
        <table:table-row table:style-name="ro1">
          <table:table-cell office:value-type="float" office:value="4.333334">
            <text:p>4,333334</text:p>
          </table:table-cell>
          <table:table-cell office:value-type="float" office:value="0.293202">
            <text:p>0,293202</text:p>
          </table:table-cell>
          <table:table-cell/>
        </table:table-row>
        <table:table-row table:style-name="ro1">
          <table:table-cell office:value-type="float" office:value="4.366667">
            <text:p>4,366667</text:p>
          </table:table-cell>
          <table:table-cell office:value-type="float" office:value="0.283444">
            <text:p>0,283444</text:p>
          </table:table-cell>
          <table:table-cell/>
        </table:table-row>
        <table:table-row table:style-name="ro1">
          <table:table-cell office:value-type="float" office:value="4.4">
            <text:p>4,4</text:p>
          </table:table-cell>
          <table:table-cell office:value-type="float" office:value="0.276916">
            <text:p>0,276916</text:p>
          </table:table-cell>
          <table:table-cell/>
        </table:table-row>
        <table:table-row table:style-name="ro1">
          <table:table-cell office:value-type="float" office:value="4.433334">
            <text:p>4,433334</text:p>
          </table:table-cell>
          <table:table-cell office:value-type="float" office:value="0.280498">
            <text:p>0,280498</text:p>
          </table:table-cell>
          <table:table-cell/>
        </table:table-row>
        <table:table-row table:style-name="ro1">
          <table:table-cell office:value-type="float" office:value="4.466667">
            <text:p>4,466667</text:p>
          </table:table-cell>
          <table:table-cell office:value-type="float" office:value="0.273603">
            <text:p>0,273603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0.283737">
            <text:p>0,283737</text:p>
          </table:table-cell>
          <table:table-cell/>
        </table:table-row>
        <table:table-row table:style-name="ro1">
          <table:table-cell office:value-type="float" office:value="4.533334">
            <text:p>4,533334</text:p>
          </table:table-cell>
          <table:table-cell office:value-type="float" office:value="0.291354">
            <text:p>0,291354</text:p>
          </table:table-cell>
          <table:table-cell/>
        </table:table-row>
        <table:table-row table:style-name="ro1">
          <table:table-cell office:value-type="float" office:value="4.566667">
            <text:p>4,566667</text:p>
          </table:table-cell>
          <table:table-cell office:value-type="float" office:value="0.266796">
            <text:p>0,266796</text:p>
          </table:table-cell>
          <table:table-cell/>
        </table:table-row>
        <table:table-row table:style-name="ro1">
          <table:table-cell office:value-type="float" office:value="4.6">
            <text:p>4,6</text:p>
          </table:table-cell>
          <table:table-cell office:value-type="float" office:value="0.278862">
            <text:p>0,278862</text:p>
          </table:table-cell>
          <table:table-cell/>
        </table:table-row>
        <table:table-row table:style-name="ro1">
          <table:table-cell office:value-type="float" office:value="4.633334">
            <text:p>4,633334</text:p>
          </table:table-cell>
          <table:table-cell office:value-type="float" office:value="0.276222">
            <text:p>0,276222</text:p>
          </table:table-cell>
          <table:table-cell/>
        </table:table-row>
        <table:table-row table:style-name="ro1">
          <table:table-cell office:value-type="float" office:value="4.666667">
            <text:p>4,666667</text:p>
          </table:table-cell>
          <table:table-cell office:value-type="float" office:value="0.285664">
            <text:p>0,285664</text:p>
          </table:table-cell>
          <table:table-cell/>
        </table:table-row>
        <table:table-row table:style-name="ro1">
          <table:table-cell office:value-type="float" office:value="4.7">
            <text:p>4,7</text:p>
          </table:table-cell>
          <table:table-cell office:value-type="float" office:value="0.278402">
            <text:p>0,278402</text:p>
          </table:table-cell>
          <table:table-cell/>
        </table:table-row>
        <table:table-row table:style-name="ro1">
          <table:table-cell office:value-type="float" office:value="4.733334">
            <text:p>4,733334</text:p>
          </table:table-cell>
          <table:table-cell office:value-type="float" office:value="0.290257">
            <text:p>0,290257</text:p>
          </table:table-cell>
          <table:table-cell/>
        </table:table-row>
        <table:table-row table:style-name="ro1">
          <table:table-cell office:value-type="float" office:value="4.766667">
            <text:p>4,766667</text:p>
          </table:table-cell>
          <table:table-cell office:value-type="float" office:value="0.271391">
            <text:p>0,271391</text:p>
          </table:table-cell>
          <table:table-cell/>
        </table:table-row>
        <table:table-row table:style-name="ro1">
          <table:table-cell office:value-type="float" office:value="4.8">
            <text:p>4,8</text:p>
          </table:table-cell>
          <table:table-cell office:value-type="float" office:value="0.287237">
            <text:p>0,287237</text:p>
          </table:table-cell>
          <table:table-cell/>
        </table:table-row>
        <table:table-row table:style-name="ro1">
          <table:table-cell office:value-type="float" office:value="4.833334">
            <text:p>4,833334</text:p>
          </table:table-cell>
          <table:table-cell office:value-type="float" office:value="0.288672">
            <text:p>0,288672</text:p>
          </table:table-cell>
          <table:table-cell/>
        </table:table-row>
        <table:table-row table:style-name="ro1">
          <table:table-cell office:value-type="float" office:value="4.866667">
            <text:p>4,866667</text:p>
          </table:table-cell>
          <table:table-cell office:value-type="float" office:value="0.276412">
            <text:p>0,276412</text:p>
          </table:table-cell>
          <table:table-cell/>
        </table:table-row>
        <table:table-row table:style-name="ro1">
          <table:table-cell office:value-type="float" office:value="4.9">
            <text:p>4,9</text:p>
          </table:table-cell>
          <table:table-cell office:value-type="float" office:value="0.289588">
            <text:p>0,289588</text:p>
          </table:table-cell>
          <table:table-cell/>
        </table:table-row>
        <table:table-row table:style-name="ro1">
          <table:table-cell office:value-type="float" office:value="4.933334">
            <text:p>4,933334</text:p>
          </table:table-cell>
          <table:table-cell office:value-type="float" office:value="0.282114">
            <text:p>0,282114</text:p>
          </table:table-cell>
          <table:table-cell/>
        </table:table-row>
        <table:table-row table:style-name="ro1">
          <table:table-cell office:value-type="float" office:value="4.966667">
            <text:p>4,966667</text:p>
          </table:table-cell>
          <table:table-cell office:value-type="float" office:value="0.268775">
            <text:p>0,26877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289615">
            <text:p>0,289615</text:p>
          </table:table-cell>
          <table:table-cell/>
        </table:table-row>
        <table:table-row table:style-name="ro1">
          <table:table-cell office:value-type="float" office:value="5.033334">
            <text:p>5,033334</text:p>
          </table:table-cell>
          <table:table-cell office:value-type="float" office:value="0.290436">
            <text:p>0,290436</text:p>
          </table:table-cell>
          <table:table-cell/>
        </table:table-row>
        <table:table-row table:style-name="ro1">
          <table:table-cell office:value-type="float" office:value="5.066667">
            <text:p>5,066667</text:p>
          </table:table-cell>
          <table:table-cell office:value-type="float" office:value="0.28223">
            <text:p>0,28223</text:p>
          </table:table-cell>
          <table:table-cell/>
        </table:table-row>
        <table:table-row table:style-name="ro1">
          <table:table-cell office:value-type="float" office:value="5.1">
            <text:p>5,1</text:p>
          </table:table-cell>
          <table:table-cell office:value-type="float" office:value="0.287091">
            <text:p>0,287091</text:p>
          </table:table-cell>
          <table:table-cell/>
        </table:table-row>
        <table:table-row table:style-name="ro1">
          <table:table-cell office:value-type="float" office:value="5.133334">
            <text:p>5,133334</text:p>
          </table:table-cell>
          <table:table-cell office:value-type="float" office:value="0.283668">
            <text:p>0,283668</text:p>
          </table:table-cell>
          <table:table-cell/>
        </table:table-row>
        <table:table-row table:style-name="ro1">
          <table:table-cell office:value-type="float" office:value="5.166667">
            <text:p>5,166667</text:p>
          </table:table-cell>
          <table:table-cell office:value-type="float" office:value="0.271088">
            <text:p>0,271088</text:p>
          </table:table-cell>
          <table:table-cell/>
        </table:table-row>
        <table:table-row table:style-name="ro1">
          <table:table-cell office:value-type="float" office:value="5.2">
            <text:p>5,2</text:p>
          </table:table-cell>
          <table:table-cell office:value-type="float" office:value="0.2809">
            <text:p>0,2809</text:p>
          </table:table-cell>
          <table:table-cell/>
        </table:table-row>
        <table:table-row table:style-name="ro1">
          <table:table-cell office:value-type="float" office:value="5.233334">
            <text:p>5,233334</text:p>
          </table:table-cell>
          <table:table-cell office:value-type="float" office:value="0.288045">
            <text:p>0,288045</text:p>
          </table:table-cell>
          <table:table-cell/>
        </table:table-row>
        <table:table-row table:style-name="ro1">
          <table:table-cell office:value-type="float" office:value="5.266667">
            <text:p>5,266667</text:p>
          </table:table-cell>
          <table:table-cell office:value-type="float" office:value="0.273585">
            <text:p>0,273585</text:p>
          </table:table-cell>
          <table:table-cell/>
        </table:table-row>
        <table:table-row table:style-name="ro1">
          <table:table-cell office:value-type="float" office:value="5.3">
            <text:p>5,3</text:p>
          </table:table-cell>
          <table:table-cell office:value-type="float" office:value="0.280955">
            <text:p>0,280955</text:p>
          </table:table-cell>
          <table:table-cell/>
        </table:table-row>
        <table:table-row table:style-name="ro1">
          <table:table-cell office:value-type="float" office:value="5.333334">
            <text:p>5,333334</text:p>
          </table:table-cell>
          <table:table-cell office:value-type="float" office:value="0.275916">
            <text:p>0,275916</text:p>
          </table:table-cell>
          <table:table-cell/>
        </table:table-row>
        <table:table-row table:style-name="ro1">
          <table:table-cell office:value-type="float" office:value="5.366667">
            <text:p>5,366667</text:p>
          </table:table-cell>
          <table:table-cell office:value-type="float" office:value="0.287055">
            <text:p>0,287055</text:p>
          </table:table-cell>
          <table:table-cell/>
        </table:table-row>
        <table:table-row table:style-name="ro1">
          <table:table-cell office:value-type="float" office:value="5.4">
            <text:p>5,4</text:p>
          </table:table-cell>
          <table:table-cell office:value-type="float" office:value="0.280079">
            <text:p>0,280079</text:p>
          </table:table-cell>
          <table:table-cell/>
        </table:table-row>
        <table:table-row table:style-name="ro1">
          <table:table-cell office:value-type="float" office:value="5.433334">
            <text:p>5,433334</text:p>
          </table:table-cell>
          <table:table-cell office:value-type="float" office:value="0.285533">
            <text:p>0,285533</text:p>
          </table:table-cell>
          <table:table-cell/>
        </table:table-row>
        <table:table-row table:style-name="ro1">
          <table:table-cell office:value-type="float" office:value="5.466667">
            <text:p>5,466667</text:p>
          </table:table-cell>
          <table:table-cell office:value-type="float" office:value="0.288817">
            <text:p>0,288817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0.278863">
            <text:p>0,278863</text:p>
          </table:table-cell>
          <table:table-cell/>
        </table:table-row>
        <table:table-row table:style-name="ro1">
          <table:table-cell office:value-type="float" office:value="5.533334">
            <text:p>5,533334</text:p>
          </table:table-cell>
          <table:table-cell office:value-type="float" office:value="0.28162">
            <text:p>0,28162</text:p>
          </table:table-cell>
          <table:table-cell/>
        </table:table-row>
        <table:table-row table:style-name="ro1">
          <table:table-cell office:value-type="float" office:value="5.566667">
            <text:p>5,566667</text:p>
          </table:table-cell>
          <table:table-cell office:value-type="float" office:value="0.285713">
            <text:p>0,285713</text:p>
          </table:table-cell>
          <table:table-cell/>
        </table:table-row>
        <table:table-row table:style-name="ro1">
          <table:table-cell office:value-type="float" office:value="5.6">
            <text:p>5,6</text:p>
          </table:table-cell>
          <table:table-cell office:value-type="float" office:value="0.28687">
            <text:p>0,28687</text:p>
          </table:table-cell>
          <table:table-cell/>
        </table:table-row>
        <table:table-row table:style-name="ro1">
          <table:table-cell office:value-type="float" office:value="5.633334">
            <text:p>5,633334</text:p>
          </table:table-cell>
          <table:table-cell office:value-type="float" office:value="0.287168">
            <text:p>0,287168</text:p>
          </table:table-cell>
          <table:table-cell/>
        </table:table-row>
        <table:table-row table:style-name="ro1">
          <table:table-cell office:value-type="float" office:value="5.666667">
            <text:p>5,666667</text:p>
          </table:table-cell>
          <table:table-cell office:value-type="float" office:value="0.285767">
            <text:p>0,285767</text:p>
          </table:table-cell>
          <table:table-cell/>
        </table:table-row>
        <table:table-row table:style-name="ro1">
          <table:table-cell office:value-type="float" office:value="5.7">
            <text:p>5,7</text:p>
          </table:table-cell>
          <table:table-cell office:value-type="float" office:value="0.265116">
            <text:p>0,265116</text:p>
          </table:table-cell>
          <table:table-cell/>
        </table:table-row>
        <table:table-row table:style-name="ro1">
          <table:table-cell office:value-type="float" office:value="5.733334">
            <text:p>5,733334</text:p>
          </table:table-cell>
          <table:table-cell office:value-type="float" office:value="0.267012">
            <text:p>0,267012</text:p>
          </table:table-cell>
          <table:table-cell/>
        </table:table-row>
        <table:table-row table:style-name="ro1">
          <table:table-cell office:value-type="float" office:value="5.766667">
            <text:p>5,766667</text:p>
          </table:table-cell>
          <table:table-cell office:value-type="float" office:value="0.295075">
            <text:p>0,295075</text:p>
          </table:table-cell>
          <table:table-cell/>
        </table:table-row>
        <table:table-row table:style-name="ro1">
          <table:table-cell office:value-type="float" office:value="5.8">
            <text:p>5,8</text:p>
          </table:table-cell>
          <table:table-cell office:value-type="float" office:value="0.260176">
            <text:p>0,260176</text:p>
          </table:table-cell>
          <table:table-cell/>
        </table:table-row>
        <table:table-row table:style-name="ro1">
          <table:table-cell office:value-type="float" office:value="5.833334">
            <text:p>5,833334</text:p>
          </table:table-cell>
          <table:table-cell office:value-type="float" office:value="0.280385">
            <text:p>0,280385</text:p>
          </table:table-cell>
          <table:table-cell/>
        </table:table-row>
        <table:table-row table:style-name="ro1">
          <table:table-cell office:value-type="float" office:value="5.866667">
            <text:p>5,866667</text:p>
          </table:table-cell>
          <table:table-cell office:value-type="float" office:value="0.268892">
            <text:p>0,268892</text:p>
          </table:table-cell>
          <table:table-cell/>
        </table:table-row>
        <table:table-row table:style-name="ro1">
          <table:table-cell office:value-type="float" office:value="5.9">
            <text:p>5,9</text:p>
          </table:table-cell>
          <table:table-cell office:value-type="float" office:value="0.281166">
            <text:p>0,281166</text:p>
          </table:table-cell>
          <table:table-cell/>
        </table:table-row>
        <table:table-row table:style-name="ro1">
          <table:table-cell office:value-type="float" office:value="5.933334">
            <text:p>5,933334</text:p>
          </table:table-cell>
          <table:table-cell office:value-type="float" office:value="0.274132">
            <text:p>0,274132</text:p>
          </table:table-cell>
          <table:table-cell/>
        </table:table-row>
        <table:table-row table:style-name="ro1">
          <table:table-cell office:value-type="float" office:value="5.966667">
            <text:p>5,966667</text:p>
          </table:table-cell>
          <table:table-cell office:value-type="float" office:value="0.292024">
            <text:p>0,29202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277913">
            <text:p>0,277913</text:p>
          </table:table-cell>
          <table:table-cell/>
        </table:table-row>
        <table:table-row table:style-name="ro1">
          <table:table-cell office:value-type="float" office:value="6.033334">
            <text:p>6,033334</text:p>
          </table:table-cell>
          <table:table-cell office:value-type="float" office:value="0.277577">
            <text:p>0,277577</text:p>
          </table:table-cell>
          <table:table-cell/>
        </table:table-row>
        <table:table-row table:style-name="ro1">
          <table:table-cell office:value-type="float" office:value="6.066667">
            <text:p>6,066667</text:p>
          </table:table-cell>
          <table:table-cell office:value-type="float" office:value="0.27059">
            <text:p>0,27059</text:p>
          </table:table-cell>
          <table:table-cell/>
        </table:table-row>
        <table:table-row table:style-name="ro1">
          <table:table-cell office:value-type="float" office:value="6.1">
            <text:p>6,1</text:p>
          </table:table-cell>
          <table:table-cell office:value-type="float" office:value="0.282678">
            <text:p>0,282678</text:p>
          </table:table-cell>
          <table:table-cell/>
        </table:table-row>
        <table:table-row table:style-name="ro1">
          <table:table-cell office:value-type="float" office:value="6.133334">
            <text:p>6,133334</text:p>
          </table:table-cell>
          <table:table-cell office:value-type="float" office:value="0.273182">
            <text:p>0,273182</text:p>
          </table:table-cell>
          <table:table-cell/>
        </table:table-row>
        <table:table-row table:style-name="ro1">
          <table:table-cell office:value-type="float" office:value="6.166667">
            <text:p>6,166667</text:p>
          </table:table-cell>
          <table:table-cell office:value-type="float" office:value="0.28758">
            <text:p>0,28758</text:p>
          </table:table-cell>
          <table:table-cell/>
        </table:table-row>
        <table:table-row table:style-name="ro1">
          <table:table-cell office:value-type="float" office:value="6.2">
            <text:p>6,2</text:p>
          </table:table-cell>
          <table:table-cell office:value-type="float" office:value="0.285755">
            <text:p>0,285755</text:p>
          </table:table-cell>
          <table:table-cell/>
        </table:table-row>
        <table:table-row table:style-name="ro1">
          <table:table-cell office:value-type="float" office:value="6.233334">
            <text:p>6,233334</text:p>
          </table:table-cell>
          <table:table-cell office:value-type="float" office:value="0.283183">
            <text:p>0,283183</text:p>
          </table:table-cell>
          <table:table-cell/>
        </table:table-row>
        <table:table-row table:style-name="ro1">
          <table:table-cell office:value-type="float" office:value="6.266667">
            <text:p>6,266667</text:p>
          </table:table-cell>
          <table:table-cell office:value-type="float" office:value="0.291583">
            <text:p>0,291583</text:p>
          </table:table-cell>
          <table:table-cell/>
        </table:table-row>
        <table:table-row table:style-name="ro1">
          <table:table-cell office:value-type="float" office:value="6.3">
            <text:p>6,3</text:p>
          </table:table-cell>
          <table:table-cell office:value-type="float" office:value="0.264289">
            <text:p>0,264289</text:p>
          </table:table-cell>
          <table:table-cell/>
        </table:table-row>
        <table:table-row table:style-name="ro1">
          <table:table-cell office:value-type="float" office:value="6.333334">
            <text:p>6,333334</text:p>
          </table:table-cell>
          <table:table-cell office:value-type="float" office:value="0.2705">
            <text:p>0,2705</text:p>
          </table:table-cell>
          <table:table-cell/>
        </table:table-row>
        <table:table-row table:style-name="ro1">
          <table:table-cell office:value-type="float" office:value="6.366667">
            <text:p>6,366667</text:p>
          </table:table-cell>
          <table:table-cell office:value-type="float" office:value="0.286213">
            <text:p>0,286213</text:p>
          </table:table-cell>
          <table:table-cell/>
        </table:table-row>
        <table:table-row table:style-name="ro1">
          <table:table-cell office:value-type="float" office:value="6.4">
            <text:p>6,4</text:p>
          </table:table-cell>
          <table:table-cell office:value-type="float" office:value="0.277215">
            <text:p>0,277215</text:p>
          </table:table-cell>
          <table:table-cell/>
        </table:table-row>
        <table:table-row table:style-name="ro1">
          <table:table-cell office:value-type="float" office:value="6.433334">
            <text:p>6,433334</text:p>
          </table:table-cell>
          <table:table-cell office:value-type="float" office:value="0.280637">
            <text:p>0,280637</text:p>
          </table:table-cell>
          <table:table-cell/>
        </table:table-row>
        <table:table-row table:style-name="ro1">
          <table:table-cell office:value-type="float" office:value="6.466667">
            <text:p>6,466667</text:p>
          </table:table-cell>
          <table:table-cell office:value-type="float" office:value="0.277264">
            <text:p>0,277264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0.279476">
            <text:p>0,279476</text:p>
          </table:table-cell>
          <table:table-cell/>
        </table:table-row>
        <table:table-row table:style-name="ro1">
          <table:table-cell office:value-type="float" office:value="6.533334">
            <text:p>6,533334</text:p>
          </table:table-cell>
          <table:table-cell office:value-type="float" office:value="0.273908">
            <text:p>0,273908</text:p>
          </table:table-cell>
          <table:table-cell/>
        </table:table-row>
        <table:table-row table:style-name="ro1">
          <table:table-cell office:value-type="float" office:value="6.566667">
            <text:p>6,566667</text:p>
          </table:table-cell>
          <table:table-cell office:value-type="float" office:value="0.274997">
            <text:p>0,274997</text:p>
          </table:table-cell>
          <table:table-cell/>
        </table:table-row>
        <table:table-row table:style-name="ro1">
          <table:table-cell office:value-type="float" office:value="6.6">
            <text:p>6,6</text:p>
          </table:table-cell>
          <table:table-cell office:value-type="float" office:value="0.268668">
            <text:p>0,268668</text:p>
          </table:table-cell>
          <table:table-cell/>
        </table:table-row>
        <table:table-row table:style-name="ro1">
          <table:table-cell office:value-type="float" office:value="6.633334">
            <text:p>6,633334</text:p>
          </table:table-cell>
          <table:table-cell office:value-type="float" office:value="0.274944">
            <text:p>0,274944</text:p>
          </table:table-cell>
          <table:table-cell/>
        </table:table-row>
        <table:table-row table:style-name="ro1">
          <table:table-cell office:value-type="float" office:value="6.666667">
            <text:p>6,666667</text:p>
          </table:table-cell>
          <table:table-cell office:value-type="float" office:value="0.280336">
            <text:p>0,280336</text:p>
          </table:table-cell>
          <table:table-cell/>
        </table:table-row>
        <table:table-row table:style-name="ro1">
          <table:table-cell office:value-type="float" office:value="6.7">
            <text:p>6,7</text:p>
          </table:table-cell>
          <table:table-cell office:value-type="float" office:value="0.282849">
            <text:p>0,282849</text:p>
          </table:table-cell>
          <table:table-cell/>
        </table:table-row>
        <table:table-row table:style-name="ro1">
          <table:table-cell office:value-type="float" office:value="6.733334">
            <text:p>6,733334</text:p>
          </table:table-cell>
          <table:table-cell office:value-type="float" office:value="0.274662">
            <text:p>0,274662</text:p>
          </table:table-cell>
          <table:table-cell/>
        </table:table-row>
        <table:table-row table:style-name="ro1">
          <table:table-cell office:value-type="float" office:value="6.766667">
            <text:p>6,766667</text:p>
          </table:table-cell>
          <table:table-cell office:value-type="float" office:value="0.26588">
            <text:p>0,26588</text:p>
          </table:table-cell>
          <table:table-cell/>
        </table:table-row>
        <table:table-row table:style-name="ro1">
          <table:table-cell office:value-type="float" office:value="6.8">
            <text:p>6,8</text:p>
          </table:table-cell>
          <table:table-cell office:value-type="float" office:value="0.256328">
            <text:p>0,256328</text:p>
          </table:table-cell>
          <table:table-cell/>
        </table:table-row>
        <table:table-row table:style-name="ro1">
          <table:table-cell office:value-type="float" office:value="6.833334">
            <text:p>6,833334</text:p>
          </table:table-cell>
          <table:table-cell office:value-type="float" office:value="0.272163">
            <text:p>0,272163</text:p>
          </table:table-cell>
          <table:table-cell/>
        </table:table-row>
        <table:table-row table:style-name="ro1">
          <table:table-cell office:value-type="float" office:value="6.866667">
            <text:p>6,866667</text:p>
          </table:table-cell>
          <table:table-cell office:value-type="float" office:value="0.278147">
            <text:p>0,278147</text:p>
          </table:table-cell>
          <table:table-cell/>
        </table:table-row>
        <table:table-row table:style-name="ro1">
          <table:table-cell office:value-type="float" office:value="6.9">
            <text:p>6,9</text:p>
          </table:table-cell>
          <table:table-cell office:value-type="float" office:value="0.286718">
            <text:p>0,286718</text:p>
          </table:table-cell>
          <table:table-cell/>
        </table:table-row>
        <table:table-row table:style-name="ro1">
          <table:table-cell office:value-type="float" office:value="6.933334">
            <text:p>6,933334</text:p>
          </table:table-cell>
          <table:table-cell office:value-type="float" office:value="0.276039">
            <text:p>0,276039</text:p>
          </table:table-cell>
          <table:table-cell/>
        </table:table-row>
        <table:table-row table:style-name="ro1">
          <table:table-cell office:value-type="float" office:value="6.966667">
            <text:p>6,966667</text:p>
          </table:table-cell>
          <table:table-cell office:value-type="float" office:value="0.280315">
            <text:p>0,28031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281426">
            <text:p>0,281426</text:p>
          </table:table-cell>
          <table:table-cell/>
        </table:table-row>
        <table:table-row table:style-name="ro1">
          <table:table-cell office:value-type="float" office:value="7.033334">
            <text:p>7,033334</text:p>
          </table:table-cell>
          <table:table-cell office:value-type="float" office:value="0.293077">
            <text:p>0,293077</text:p>
          </table:table-cell>
          <table:table-cell/>
        </table:table-row>
        <table:table-row table:style-name="ro1">
          <table:table-cell office:value-type="float" office:value="7.066667">
            <text:p>7,066667</text:p>
          </table:table-cell>
          <table:table-cell office:value-type="float" office:value="0.280499">
            <text:p>0,280499</text:p>
          </table:table-cell>
          <table:table-cell/>
        </table:table-row>
        <table:table-row table:style-name="ro1">
          <table:table-cell office:value-type="float" office:value="7.1">
            <text:p>7,1</text:p>
          </table:table-cell>
          <table:table-cell office:value-type="float" office:value="0.285768">
            <text:p>0,285768</text:p>
          </table:table-cell>
          <table:table-cell/>
        </table:table-row>
        <table:table-row table:style-name="ro1">
          <table:table-cell office:value-type="float" office:value="7.133334">
            <text:p>7,133334</text:p>
          </table:table-cell>
          <table:table-cell office:value-type="float" office:value="0.282933">
            <text:p>0,282933</text:p>
          </table:table-cell>
          <table:table-cell/>
        </table:table-row>
        <table:table-row table:style-name="ro1">
          <table:table-cell office:value-type="float" office:value="7.166667">
            <text:p>7,166667</text:p>
          </table:table-cell>
          <table:table-cell office:value-type="float" office:value="0.278283">
            <text:p>0,278283</text:p>
          </table:table-cell>
          <table:table-cell/>
        </table:table-row>
        <table:table-row table:style-name="ro1">
          <table:table-cell office:value-type="float" office:value="7.2">
            <text:p>7,2</text:p>
          </table:table-cell>
          <table:table-cell office:value-type="float" office:value="0.2829">
            <text:p>0,2829</text:p>
          </table:table-cell>
          <table:table-cell/>
        </table:table-row>
        <table:table-row table:style-name="ro1">
          <table:table-cell office:value-type="float" office:value="7.233334">
            <text:p>7,233334</text:p>
          </table:table-cell>
          <table:table-cell office:value-type="float" office:value="0.269461">
            <text:p>0,269461</text:p>
          </table:table-cell>
          <table:table-cell/>
        </table:table-row>
        <table:table-row table:style-name="ro1">
          <table:table-cell office:value-type="float" office:value="7.266667">
            <text:p>7,266667</text:p>
          </table:table-cell>
          <table:table-cell office:value-type="float" office:value="0.283557">
            <text:p>0,283557</text:p>
          </table:table-cell>
          <table:table-cell/>
        </table:table-row>
        <table:table-row table:style-name="ro1">
          <table:table-cell office:value-type="float" office:value="7.3">
            <text:p>7,3</text:p>
          </table:table-cell>
          <table:table-cell office:value-type="float" office:value="0.301978">
            <text:p>0,301978</text:p>
          </table:table-cell>
          <table:table-cell/>
        </table:table-row>
        <table:table-row table:style-name="ro1">
          <table:table-cell office:value-type="float" office:value="7.333334">
            <text:p>7,333334</text:p>
          </table:table-cell>
          <table:table-cell office:value-type="float" office:value="0.264141">
            <text:p>0,264141</text:p>
          </table:table-cell>
          <table:table-cell/>
        </table:table-row>
        <table:table-row table:style-name="ro1">
          <table:table-cell office:value-type="float" office:value="7.366667">
            <text:p>7,366667</text:p>
          </table:table-cell>
          <table:table-cell office:value-type="float" office:value="0.274074">
            <text:p>0,274074</text:p>
          </table:table-cell>
          <table:table-cell/>
        </table:table-row>
        <table:table-row table:style-name="ro1">
          <table:table-cell office:value-type="float" office:value="7.4">
            <text:p>7,4</text:p>
          </table:table-cell>
          <table:table-cell office:value-type="float" office:value="0.27838">
            <text:p>0,27838</text:p>
          </table:table-cell>
          <table:table-cell/>
        </table:table-row>
        <table:table-row table:style-name="ro1">
          <table:table-cell office:value-type="float" office:value="7.433334">
            <text:p>7,433334</text:p>
          </table:table-cell>
          <table:table-cell office:value-type="float" office:value="0.277346">
            <text:p>0,277346</text:p>
          </table:table-cell>
          <table:table-cell/>
        </table:table-row>
        <table:table-row table:style-name="ro1">
          <table:table-cell office:value-type="float" office:value="7.466667">
            <text:p>7,466667</text:p>
          </table:table-cell>
          <table:table-cell office:value-type="float" office:value="0.270592">
            <text:p>0,270592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0.287179">
            <text:p>0,287179</text:p>
          </table:table-cell>
          <table:table-cell/>
        </table:table-row>
        <table:table-row table:style-name="ro1">
          <table:table-cell office:value-type="float" office:value="7.533334">
            <text:p>7,533334</text:p>
          </table:table-cell>
          <table:table-cell office:value-type="float" office:value="0.284618">
            <text:p>0,284618</text:p>
          </table:table-cell>
          <table:table-cell/>
        </table:table-row>
        <table:table-row table:style-name="ro1">
          <table:table-cell office:value-type="float" office:value="7.566667">
            <text:p>7,566667</text:p>
          </table:table-cell>
          <table:table-cell office:value-type="float" office:value="0.282512">
            <text:p>0,282512</text:p>
          </table:table-cell>
          <table:table-cell/>
        </table:table-row>
        <table:table-row table:style-name="ro1">
          <table:table-cell office:value-type="float" office:value="7.6">
            <text:p>7,6</text:p>
          </table:table-cell>
          <table:table-cell office:value-type="float" office:value="0.267763">
            <text:p>0,267763</text:p>
          </table:table-cell>
          <table:table-cell/>
        </table:table-row>
        <table:table-row table:style-name="ro1">
          <table:table-cell office:value-type="float" office:value="7.633334">
            <text:p>7,633334</text:p>
          </table:table-cell>
          <table:table-cell office:value-type="float" office:value="0.276921">
            <text:p>0,276921</text:p>
          </table:table-cell>
          <table:table-cell/>
        </table:table-row>
        <table:table-row table:style-name="ro1">
          <table:table-cell office:value-type="float" office:value="7.666667">
            <text:p>7,666667</text:p>
          </table:table-cell>
          <table:table-cell office:value-type="float" office:value="0.28446">
            <text:p>0,28446</text:p>
          </table:table-cell>
          <table:table-cell/>
        </table:table-row>
        <table:table-row table:style-name="ro1">
          <table:table-cell office:value-type="float" office:value="7.7">
            <text:p>7,7</text:p>
          </table:table-cell>
          <table:table-cell office:value-type="float" office:value="0.295757">
            <text:p>0,295757</text:p>
          </table:table-cell>
          <table:table-cell/>
        </table:table-row>
        <table:table-row table:style-name="ro1">
          <table:table-cell office:value-type="float" office:value="7.733334">
            <text:p>7,733334</text:p>
          </table:table-cell>
          <table:table-cell office:value-type="float" office:value="0.274409">
            <text:p>0,274409</text:p>
          </table:table-cell>
          <table:table-cell/>
        </table:table-row>
        <table:table-row table:style-name="ro1">
          <table:table-cell office:value-type="float" office:value="7.766667">
            <text:p>7,766667</text:p>
          </table:table-cell>
          <table:table-cell office:value-type="float" office:value="0.286816">
            <text:p>0,286816</text:p>
          </table:table-cell>
          <table:table-cell/>
        </table:table-row>
        <table:table-row table:style-name="ro1">
          <table:table-cell office:value-type="float" office:value="7.8">
            <text:p>7,8</text:p>
          </table:table-cell>
          <table:table-cell office:value-type="float" office:value="0.294165">
            <text:p>0,294165</text:p>
          </table:table-cell>
          <table:table-cell/>
        </table:table-row>
        <table:table-row table:style-name="ro1">
          <table:table-cell office:value-type="float" office:value="7.833334">
            <text:p>7,833334</text:p>
          </table:table-cell>
          <table:table-cell office:value-type="float" office:value="0.290205">
            <text:p>0,290205</text:p>
          </table:table-cell>
          <table:table-cell/>
        </table:table-row>
        <table:table-row table:style-name="ro1">
          <table:table-cell office:value-type="float" office:value="7.866667">
            <text:p>7,866667</text:p>
          </table:table-cell>
          <table:table-cell office:value-type="float" office:value="0.287563">
            <text:p>0,287563</text:p>
          </table:table-cell>
          <table:table-cell/>
        </table:table-row>
        <table:table-row table:style-name="ro1">
          <table:table-cell office:value-type="float" office:value="7.9">
            <text:p>7,9</text:p>
          </table:table-cell>
          <table:table-cell office:value-type="float" office:value="0.274957">
            <text:p>0,274957</text:p>
          </table:table-cell>
          <table:table-cell/>
        </table:table-row>
        <table:table-row table:style-name="ro1">
          <table:table-cell office:value-type="float" office:value="7.933334">
            <text:p>7,933334</text:p>
          </table:table-cell>
          <table:table-cell office:value-type="float" office:value="0.282989">
            <text:p>0,282989</text:p>
          </table:table-cell>
          <table:table-cell/>
        </table:table-row>
        <table:table-row table:style-name="ro1">
          <table:table-cell office:value-type="float" office:value="7.966667">
            <text:p>7,966667</text:p>
          </table:table-cell>
          <table:table-cell office:value-type="float" office:value="0.263371">
            <text:p>0,26337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277292">
            <text:p>0,277292</text:p>
          </table:table-cell>
          <table:table-cell/>
        </table:table-row>
        <table:table-row table:style-name="ro1">
          <table:table-cell office:value-type="float" office:value="8.033334">
            <text:p>8,033334</text:p>
          </table:table-cell>
          <table:table-cell office:value-type="float" office:value="0.281143">
            <text:p>0,281143</text:p>
          </table:table-cell>
          <table:table-cell/>
        </table:table-row>
        <table:table-row table:style-name="ro1">
          <table:table-cell office:value-type="float" office:value="8.066667">
            <text:p>8,066667</text:p>
          </table:table-cell>
          <table:table-cell office:value-type="float" office:value="0.281823">
            <text:p>0,281823</text:p>
          </table:table-cell>
          <table:table-cell/>
        </table:table-row>
        <table:table-row table:style-name="ro1">
          <table:table-cell office:value-type="float" office:value="8.1">
            <text:p>8,1</text:p>
          </table:table-cell>
          <table:table-cell office:value-type="float" office:value="0.293795">
            <text:p>0,293795</text:p>
          </table:table-cell>
          <table:table-cell/>
        </table:table-row>
        <table:table-row table:style-name="ro1">
          <table:table-cell office:value-type="float" office:value="8.133334">
            <text:p>8,133334</text:p>
          </table:table-cell>
          <table:table-cell office:value-type="float" office:value="0.283429">
            <text:p>0,283429</text:p>
          </table:table-cell>
          <table:table-cell/>
        </table:table-row>
        <table:table-row table:style-name="ro1">
          <table:table-cell office:value-type="float" office:value="8.166667">
            <text:p>8,166667</text:p>
          </table:table-cell>
          <table:table-cell office:value-type="float" office:value="0.265033">
            <text:p>0,265033</text:p>
          </table:table-cell>
          <table:table-cell/>
        </table:table-row>
        <table:table-row table:style-name="ro1">
          <table:table-cell office:value-type="float" office:value="8.2">
            <text:p>8,2</text:p>
          </table:table-cell>
          <table:table-cell office:value-type="float" office:value="0.273036">
            <text:p>0,273036</text:p>
          </table:table-cell>
          <table:table-cell/>
        </table:table-row>
        <table:table-row table:style-name="ro1">
          <table:table-cell office:value-type="float" office:value="8.233334">
            <text:p>8,233334</text:p>
          </table:table-cell>
          <table:table-cell office:value-type="float" office:value="0.273813">
            <text:p>0,273813</text:p>
          </table:table-cell>
          <table:table-cell/>
        </table:table-row>
        <table:table-row table:style-name="ro1">
          <table:table-cell office:value-type="float" office:value="8.266667">
            <text:p>8,266667</text:p>
          </table:table-cell>
          <table:table-cell office:value-type="float" office:value="0.284979">
            <text:p>0,284979</text:p>
          </table:table-cell>
          <table:table-cell/>
        </table:table-row>
        <table:table-row table:style-name="ro1">
          <table:table-cell office:value-type="float" office:value="8.3">
            <text:p>8,3</text:p>
          </table:table-cell>
          <table:table-cell office:value-type="float" office:value="0.278174">
            <text:p>0,278174</text:p>
          </table:table-cell>
          <table:table-cell/>
        </table:table-row>
        <table:table-row table:style-name="ro1">
          <table:table-cell office:value-type="float" office:value="8.333334">
            <text:p>8,333334</text:p>
          </table:table-cell>
          <table:table-cell office:value-type="float" office:value="0.296144">
            <text:p>0,296144</text:p>
          </table:table-cell>
          <table:table-cell/>
        </table:table-row>
        <table:table-row table:style-name="ro1">
          <table:table-cell office:value-type="float" office:value="8.366667">
            <text:p>8,366667</text:p>
          </table:table-cell>
          <table:table-cell office:value-type="float" office:value="0.283747">
            <text:p>0,283747</text:p>
          </table:table-cell>
          <table:table-cell/>
        </table:table-row>
        <table:table-row table:style-name="ro1">
          <table:table-cell office:value-type="float" office:value="8.4">
            <text:p>8,4</text:p>
          </table:table-cell>
          <table:table-cell office:value-type="float" office:value="0.279678">
            <text:p>0,279678</text:p>
          </table:table-cell>
          <table:table-cell/>
        </table:table-row>
        <table:table-row table:style-name="ro1">
          <table:table-cell office:value-type="float" office:value="8.433334">
            <text:p>8,433334</text:p>
          </table:table-cell>
          <table:table-cell office:value-type="float" office:value="0.268344">
            <text:p>0,268344</text:p>
          </table:table-cell>
          <table:table-cell/>
        </table:table-row>
        <table:table-row table:style-name="ro1">
          <table:table-cell office:value-type="float" office:value="8.466667">
            <text:p>8,466667</text:p>
          </table:table-cell>
          <table:table-cell office:value-type="float" office:value="0.27153">
            <text:p>0,27153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0.286361">
            <text:p>0,286361</text:p>
          </table:table-cell>
          <table:table-cell/>
        </table:table-row>
        <table:table-row table:style-name="ro1">
          <table:table-cell office:value-type="float" office:value="8.533334">
            <text:p>8,533334</text:p>
          </table:table-cell>
          <table:table-cell office:value-type="float" office:value="0.268392">
            <text:p>0,268392</text:p>
          </table:table-cell>
          <table:table-cell/>
        </table:table-row>
        <table:table-row table:style-name="ro1">
          <table:table-cell office:value-type="float" office:value="8.566667">
            <text:p>8,566667</text:p>
          </table:table-cell>
          <table:table-cell office:value-type="float" office:value="0.281888">
            <text:p>0,281888</text:p>
          </table:table-cell>
          <table:table-cell/>
        </table:table-row>
        <table:table-row table:style-name="ro1">
          <table:table-cell office:value-type="float" office:value="8.6">
            <text:p>8,6</text:p>
          </table:table-cell>
          <table:table-cell office:value-type="float" office:value="0.279361">
            <text:p>0,279361</text:p>
          </table:table-cell>
          <table:table-cell/>
        </table:table-row>
        <table:table-row table:style-name="ro1">
          <table:table-cell office:value-type="float" office:value="8.633334">
            <text:p>8,633334</text:p>
          </table:table-cell>
          <table:table-cell office:value-type="float" office:value="0.27613">
            <text:p>0,27613</text:p>
          </table:table-cell>
          <table:table-cell/>
        </table:table-row>
        <table:table-row table:style-name="ro1">
          <table:table-cell office:value-type="float" office:value="8.666667">
            <text:p>8,666667</text:p>
          </table:table-cell>
          <table:table-cell office:value-type="float" office:value="0.301805">
            <text:p>0,301805</text:p>
          </table:table-cell>
          <table:table-cell/>
        </table:table-row>
        <table:table-row table:style-name="ro1">
          <table:table-cell office:value-type="float" office:value="8.7">
            <text:p>8,7</text:p>
          </table:table-cell>
          <table:table-cell office:value-type="float" office:value="0.280377">
            <text:p>0,280377</text:p>
          </table:table-cell>
          <table:table-cell/>
        </table:table-row>
        <table:table-row table:style-name="ro1">
          <table:table-cell office:value-type="float" office:value="8.733334">
            <text:p>8,733334</text:p>
          </table:table-cell>
          <table:table-cell office:value-type="float" office:value="0.283065">
            <text:p>0,283065</text:p>
          </table:table-cell>
          <table:table-cell/>
        </table:table-row>
        <table:table-row table:style-name="ro1">
          <table:table-cell office:value-type="float" office:value="8.766667">
            <text:p>8,766667</text:p>
          </table:table-cell>
          <table:table-cell office:value-type="float" office:value="0.281439">
            <text:p>0,281439</text:p>
          </table:table-cell>
          <table:table-cell/>
        </table:table-row>
        <table:table-row table:style-name="ro1">
          <table:table-cell office:value-type="float" office:value="8.8">
            <text:p>8,8</text:p>
          </table:table-cell>
          <table:table-cell office:value-type="float" office:value="0.273034">
            <text:p>0,273034</text:p>
          </table:table-cell>
          <table:table-cell/>
        </table:table-row>
        <table:table-row table:style-name="ro1">
          <table:table-cell office:value-type="float" office:value="8.833334">
            <text:p>8,833334</text:p>
          </table:table-cell>
          <table:table-cell office:value-type="float" office:value="0.275106">
            <text:p>0,275106</text:p>
          </table:table-cell>
          <table:table-cell/>
        </table:table-row>
        <table:table-row table:style-name="ro1">
          <table:table-cell office:value-type="float" office:value="8.866667">
            <text:p>8,866667</text:p>
          </table:table-cell>
          <table:table-cell office:value-type="float" office:value="0.281676">
            <text:p>0,281676</text:p>
          </table:table-cell>
          <table:table-cell/>
        </table:table-row>
        <table:table-row table:style-name="ro1">
          <table:table-cell office:value-type="float" office:value="8.9">
            <text:p>8,9</text:p>
          </table:table-cell>
          <table:table-cell office:value-type="float" office:value="0.273486">
            <text:p>0,273486</text:p>
          </table:table-cell>
          <table:table-cell/>
        </table:table-row>
        <table:table-row table:style-name="ro1">
          <table:table-cell office:value-type="float" office:value="8.933334">
            <text:p>8,933334</text:p>
          </table:table-cell>
          <table:table-cell office:value-type="float" office:value="0.264324">
            <text:p>0,264324</text:p>
          </table:table-cell>
          <table:table-cell/>
        </table:table-row>
        <table:table-row table:style-name="ro1">
          <table:table-cell office:value-type="float" office:value="8.966667">
            <text:p>8,966667</text:p>
          </table:table-cell>
          <table:table-cell office:value-type="float" office:value="0.274704">
            <text:p>0,27470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293251">
            <text:p>0,293251</text:p>
          </table:table-cell>
          <table:table-cell/>
        </table:table-row>
        <table:table-row table:style-name="ro1">
          <table:table-cell office:value-type="float" office:value="9.033334">
            <text:p>9,033334</text:p>
          </table:table-cell>
          <table:table-cell office:value-type="float" office:value="0.287383">
            <text:p>0,287383</text:p>
          </table:table-cell>
          <table:table-cell/>
        </table:table-row>
        <table:table-row table:style-name="ro1">
          <table:table-cell office:value-type="float" office:value="9.066667">
            <text:p>9,066667</text:p>
          </table:table-cell>
          <table:table-cell office:value-type="float" office:value="0.278764">
            <text:p>0,278764</text:p>
          </table:table-cell>
          <table:table-cell/>
        </table:table-row>
        <table:table-row table:style-name="ro1">
          <table:table-cell office:value-type="float" office:value="9.1">
            <text:p>9,1</text:p>
          </table:table-cell>
          <table:table-cell office:value-type="float" office:value="0.2665">
            <text:p>0,2665</text:p>
          </table:table-cell>
          <table:table-cell/>
        </table:table-row>
        <table:table-row table:style-name="ro1">
          <table:table-cell office:value-type="float" office:value="9.133334">
            <text:p>9,133334</text:p>
          </table:table-cell>
          <table:table-cell office:value-type="float" office:value="0.280882">
            <text:p>0,280882</text:p>
          </table:table-cell>
          <table:table-cell/>
        </table:table-row>
        <table:table-row table:style-name="ro1">
          <table:table-cell office:value-type="float" office:value="9.166667">
            <text:p>9,166667</text:p>
          </table:table-cell>
          <table:table-cell office:value-type="float" office:value="0.279003">
            <text:p>0,279003</text:p>
          </table:table-cell>
          <table:table-cell/>
        </table:table-row>
        <table:table-row table:style-name="ro1">
          <table:table-cell office:value-type="float" office:value="9.2">
            <text:p>9,2</text:p>
          </table:table-cell>
          <table:table-cell office:value-type="float" office:value="0.28042">
            <text:p>0,28042</text:p>
          </table:table-cell>
          <table:table-cell/>
        </table:table-row>
        <table:table-row table:style-name="ro1">
          <table:table-cell office:value-type="float" office:value="9.233334">
            <text:p>9,233334</text:p>
          </table:table-cell>
          <table:table-cell office:value-type="float" office:value="0.273961">
            <text:p>0,273961</text:p>
          </table:table-cell>
          <table:table-cell/>
        </table:table-row>
        <table:table-row table:style-name="ro1">
          <table:table-cell office:value-type="float" office:value="9.266667">
            <text:p>9,266667</text:p>
          </table:table-cell>
          <table:table-cell office:value-type="float" office:value="0.302244">
            <text:p>0,302244</text:p>
          </table:table-cell>
          <table:table-cell/>
        </table:table-row>
        <table:table-row table:style-name="ro1">
          <table:table-cell office:value-type="float" office:value="9.3">
            <text:p>9,3</text:p>
          </table:table-cell>
          <table:table-cell office:value-type="float" office:value="0.274347">
            <text:p>0,274347</text:p>
          </table:table-cell>
          <table:table-cell/>
        </table:table-row>
        <table:table-row table:style-name="ro1">
          <table:table-cell office:value-type="float" office:value="9.333334">
            <text:p>9,333334</text:p>
          </table:table-cell>
          <table:table-cell office:value-type="float" office:value="0.274356">
            <text:p>0,274356</text:p>
          </table:table-cell>
          <table:table-cell/>
        </table:table-row>
        <table:table-row table:style-name="ro1">
          <table:table-cell office:value-type="float" office:value="9.366667">
            <text:p>9,366667</text:p>
          </table:table-cell>
          <table:table-cell office:value-type="float" office:value="0.275703">
            <text:p>0,275703</text:p>
          </table:table-cell>
          <table:table-cell/>
        </table:table-row>
        <table:table-row table:style-name="ro1">
          <table:table-cell office:value-type="float" office:value="9.4">
            <text:p>9,4</text:p>
          </table:table-cell>
          <table:table-cell office:value-type="float" office:value="0.269355">
            <text:p>0,269355</text:p>
          </table:table-cell>
          <table:table-cell/>
        </table:table-row>
        <table:table-row table:style-name="ro1">
          <table:table-cell office:value-type="float" office:value="9.433334">
            <text:p>9,433334</text:p>
          </table:table-cell>
          <table:table-cell office:value-type="float" office:value="0.285084">
            <text:p>0,285084</text:p>
          </table:table-cell>
          <table:table-cell/>
        </table:table-row>
        <table:table-row table:style-name="ro1">
          <table:table-cell office:value-type="float" office:value="9.466667">
            <text:p>9,466667</text:p>
          </table:table-cell>
          <table:table-cell office:value-type="float" office:value="0.278195">
            <text:p>0,278195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0.277913">
            <text:p>0,277913</text:p>
          </table:table-cell>
          <table:table-cell/>
        </table:table-row>
        <table:table-row table:style-name="ro1">
          <table:table-cell office:value-type="float" office:value="9.533334">
            <text:p>9,533334</text:p>
          </table:table-cell>
          <table:table-cell office:value-type="float" office:value="0.278845">
            <text:p>0,278845</text:p>
          </table:table-cell>
          <table:table-cell/>
        </table:table-row>
        <table:table-row table:style-name="ro1">
          <table:table-cell office:value-type="float" office:value="9.566667">
            <text:p>9,566667</text:p>
          </table:table-cell>
          <table:table-cell office:value-type="float" office:value="0.275393">
            <text:p>0,275393</text:p>
          </table:table-cell>
          <table:table-cell/>
        </table:table-row>
        <table:table-row table:style-name="ro1">
          <table:table-cell office:value-type="float" office:value="9.600001">
            <text:p>9,600001</text:p>
          </table:table-cell>
          <table:table-cell office:value-type="float" office:value="0.285565">
            <text:p>0,285565</text:p>
          </table:table-cell>
          <table:table-cell/>
        </table:table-row>
        <table:table-row table:style-name="ro1">
          <table:table-cell office:value-type="float" office:value="9.633334">
            <text:p>9,633334</text:p>
          </table:table-cell>
          <table:table-cell office:value-type="float" office:value="0.27859">
            <text:p>0,27859</text:p>
          </table:table-cell>
          <table:table-cell/>
        </table:table-row>
        <table:table-row table:style-name="ro1">
          <table:table-cell office:value-type="float" office:value="9.666667">
            <text:p>9,666667</text:p>
          </table:table-cell>
          <table:table-cell office:value-type="float" office:value="0.272738">
            <text:p>0,272738</text:p>
          </table:table-cell>
          <table:table-cell/>
        </table:table-row>
        <table:table-row table:style-name="ro1">
          <table:table-cell office:value-type="float" office:value="9.700001">
            <text:p>9,700001</text:p>
          </table:table-cell>
          <table:table-cell office:value-type="float" office:value="0.29063">
            <text:p>0,29063</text:p>
          </table:table-cell>
          <table:table-cell/>
        </table:table-row>
        <table:table-row table:style-name="ro1">
          <table:table-cell office:value-type="float" office:value="9.733334">
            <text:p>9,733334</text:p>
          </table:table-cell>
          <table:table-cell office:value-type="float" office:value="0.279353">
            <text:p>0,279353</text:p>
          </table:table-cell>
          <table:table-cell/>
        </table:table-row>
        <table:table-row table:style-name="ro1">
          <table:table-cell office:value-type="float" office:value="9.766667">
            <text:p>9,766667</text:p>
          </table:table-cell>
          <table:table-cell office:value-type="float" office:value="0.288151">
            <text:p>0,288151</text:p>
          </table:table-cell>
          <table:table-cell/>
        </table:table-row>
        <table:table-row table:style-name="ro1">
          <table:table-cell office:value-type="float" office:value="9.800001">
            <text:p>9,800001</text:p>
          </table:table-cell>
          <table:table-cell office:value-type="float" office:value="0.277532">
            <text:p>0,277532</text:p>
          </table:table-cell>
          <table:table-cell/>
        </table:table-row>
        <table:table-row table:style-name="ro1">
          <table:table-cell office:value-type="float" office:value="9.833334">
            <text:p>9,833334</text:p>
          </table:table-cell>
          <table:table-cell office:value-type="float" office:value="0.278299">
            <text:p>0,278299</text:p>
          </table:table-cell>
          <table:table-cell/>
        </table:table-row>
        <table:table-row table:style-name="ro1">
          <table:table-cell office:value-type="float" office:value="9.866667">
            <text:p>9,866667</text:p>
          </table:table-cell>
          <table:table-cell office:value-type="float" office:value="0.287499">
            <text:p>0,287499</text:p>
          </table:table-cell>
          <table:table-cell/>
        </table:table-row>
        <table:table-row table:style-name="ro1">
          <table:table-cell office:value-type="float" office:value="9.900001">
            <text:p>9,900001</text:p>
          </table:table-cell>
          <table:table-cell office:value-type="float" office:value="0.280902">
            <text:p>0,280902</text:p>
          </table:table-cell>
          <table:table-cell/>
        </table:table-row>
        <table:table-row table:style-name="ro1">
          <table:table-cell office:value-type="float" office:value="9.933334">
            <text:p>9,933334</text:p>
          </table:table-cell>
          <table:table-cell office:value-type="float" office:value="0.297629">
            <text:p>0,297629</text:p>
          </table:table-cell>
          <table:table-cell/>
        </table:table-row>
        <table:table-row table:style-name="ro1">
          <table:table-cell office:value-type="float" office:value="9.966667">
            <text:p>9,966667</text:p>
          </table:table-cell>
          <table:table-cell office:value-type="float" office:value="0.293822">
            <text:p>0,293822</text:p>
          </table:table-cell>
          <table:table-cell/>
        </table:table-row>
        <table:table-row table:style-name="ro1">
          <table:table-cell office:value-type="float" office:value="10.000001">
            <text:p>10,000001</text:p>
          </table:table-cell>
          <table:table-cell office:value-type="float" office:value="0.278599">
            <text:p>0,278599</text:p>
          </table:table-cell>
          <table:table-cell office:value-type="string">
            <text:p>Mejor contraste calculado: 0.280288. <text:s/>Comienza busqueda aleatoria</text:p>
          </table:table-cell>
        </table:table-row>
        <table:table-row table:style-name="ro1">
          <table:table-cell office:value-type="float" office:value="10.033334">
            <text:p>10,033334</text:p>
          </table:table-cell>
          <table:table-cell office:value-type="float" office:value="0.274775">
            <text:p>0,274775</text:p>
          </table:table-cell>
          <table:table-cell office:value-type="string">
            <text:p>Generando nueva Gausiana: Amp=126.3130nm <text:s/>s=0.00348s</text:p>
          </table:table-cell>
        </table:table-row>
        <table:table-row table:style-name="ro1">
          <table:table-cell office:value-type="float" office:value="10.066667">
            <text:p>10,066667</text:p>
          </table:table-cell>
          <table:table-cell office:value-type="float" office:value="0.233736">
            <text:p>0,233736</text:p>
          </table:table-cell>
          <table:table-cell/>
        </table:table-row>
        <table:table-row table:style-name="ro1">
          <table:table-cell office:value-type="float" office:value="10.100001">
            <text:p>10,100001</text:p>
          </table:table-cell>
          <table:table-cell office:value-type="float" office:value="0.232607">
            <text:p>0,232607</text:p>
          </table:table-cell>
          <table:table-cell/>
        </table:table-row>
        <table:table-row table:style-name="ro1">
          <table:table-cell office:value-type="float" office:value="10.133334">
            <text:p>10,133334</text:p>
          </table:table-cell>
          <table:table-cell office:value-type="float" office:value="0.244191">
            <text:p>0,244191</text:p>
          </table:table-cell>
          <table:table-cell/>
        </table:table-row>
        <table:table-row table:style-name="ro1">
          <table:table-cell office:value-type="float" office:value="10.166667">
            <text:p>10,166667</text:p>
          </table:table-cell>
          <table:table-cell office:value-type="float" office:value="0.229966">
            <text:p>0,229966</text:p>
          </table:table-cell>
          <table:table-cell/>
        </table:table-row>
        <table:table-row table:style-name="ro1">
          <table:table-cell office:value-type="float" office:value="10.200001">
            <text:p>10,200001</text:p>
          </table:table-cell>
          <table:table-cell office:value-type="float" office:value="0.216569">
            <text:p>0,216569</text:p>
          </table:table-cell>
          <table:table-cell/>
        </table:table-row>
        <table:table-row table:style-name="ro1">
          <table:table-cell office:value-type="float" office:value="10.233334">
            <text:p>10,233334</text:p>
          </table:table-cell>
          <table:table-cell office:value-type="float" office:value="0.213462">
            <text:p>0,213462</text:p>
          </table:table-cell>
          <table:table-cell/>
        </table:table-row>
        <table:table-row table:style-name="ro1">
          <table:table-cell office:value-type="float" office:value="10.266667">
            <text:p>10,266667</text:p>
          </table:table-cell>
          <table:table-cell office:value-type="float" office:value="0.219637">
            <text:p>0,219637</text:p>
          </table:table-cell>
          <table:table-cell/>
        </table:table-row>
        <table:table-row table:style-name="ro1">
          <table:table-cell office:value-type="float" office:value="10.300001">
            <text:p>10,300001</text:p>
          </table:table-cell>
          <table:table-cell office:value-type="float" office:value="0.229438">
            <text:p>0,229438</text:p>
          </table:table-cell>
          <table:table-cell/>
        </table:table-row>
        <table:table-row table:style-name="ro1">
          <table:table-cell office:value-type="float" office:value="10.333334">
            <text:p>10,333334</text:p>
          </table:table-cell>
          <table:table-cell office:value-type="float" office:value="0.223856">
            <text:p>0,223856</text:p>
          </table:table-cell>
          <table:table-cell/>
        </table:table-row>
        <table:table-row table:style-name="ro1">
          <table:table-cell office:value-type="float" office:value="10.366667">
            <text:p>10,366667</text:p>
          </table:table-cell>
          <table:table-cell office:value-type="float" office:value="0.217706">
            <text:p>0,217706</text:p>
          </table:table-cell>
          <table:table-cell/>
        </table:table-row>
        <table:table-row table:style-name="ro1">
          <table:table-cell office:value-type="float" office:value="10.400001">
            <text:p>10,400001</text:p>
          </table:table-cell>
          <table:table-cell office:value-type="float" office:value="0.218604">
            <text:p>0,218604</text:p>
          </table:table-cell>
          <table:table-cell/>
        </table:table-row>
        <table:table-row table:style-name="ro1">
          <table:table-cell office:value-type="float" office:value="10.433334">
            <text:p>10,433334</text:p>
          </table:table-cell>
          <table:table-cell office:value-type="float" office:value="0.227688">
            <text:p>0,227688</text:p>
          </table:table-cell>
          <table:table-cell/>
        </table:table-row>
        <table:table-row table:style-name="ro1">
          <table:table-cell office:value-type="float" office:value="10.466667">
            <text:p>10,466667</text:p>
          </table:table-cell>
          <table:table-cell office:value-type="float" office:value="0.234329">
            <text:p>0,234329</text:p>
          </table:table-cell>
          <table:table-cell/>
        </table:table-row>
        <table:table-row table:style-name="ro1">
          <table:table-cell office:value-type="float" office:value="10.500001">
            <text:p>10,500001</text:p>
          </table:table-cell>
          <table:table-cell office:value-type="float" office:value="0.221775">
            <text:p>0,221775</text:p>
          </table:table-cell>
          <table:table-cell/>
        </table:table-row>
        <table:table-row table:style-name="ro1">
          <table:table-cell office:value-type="float" office:value="10.533334">
            <text:p>10,533334</text:p>
          </table:table-cell>
          <table:table-cell office:value-type="float" office:value="0.234597">
            <text:p>0,234597</text:p>
          </table:table-cell>
          <table:table-cell/>
        </table:table-row>
        <table:table-row table:style-name="ro1">
          <table:table-cell office:value-type="float" office:value="10.566667">
            <text:p>10,566667</text:p>
          </table:table-cell>
          <table:table-cell office:value-type="float" office:value="0.246984">
            <text:p>0,246984</text:p>
          </table:table-cell>
          <table:table-cell/>
        </table:table-row>
        <table:table-row table:style-name="ro1">
          <table:table-cell office:value-type="float" office:value="10.600001">
            <text:p>10,600001</text:p>
          </table:table-cell>
          <table:table-cell office:value-type="float" office:value="0.236026">
            <text:p>0,236026</text:p>
          </table:table-cell>
          <table:table-cell/>
        </table:table-row>
        <table:table-row table:style-name="ro1">
          <table:table-cell office:value-type="float" office:value="10.633334">
            <text:p>10,633334</text:p>
          </table:table-cell>
          <table:table-cell office:value-type="float" office:value="0.246788">
            <text:p>0,246788</text:p>
          </table:table-cell>
          <table:table-cell/>
        </table:table-row>
        <table:table-row table:style-name="ro1">
          <table:table-cell office:value-type="float" office:value="10.666667">
            <text:p>10,666667</text:p>
          </table:table-cell>
          <table:table-cell office:value-type="float" office:value="0.255651">
            <text:p>0,255651</text:p>
          </table:table-cell>
          <table:table-cell/>
        </table:table-row>
        <table:table-row table:style-name="ro1">
          <table:table-cell office:value-type="float" office:value="10.700001">
            <text:p>10,700001</text:p>
          </table:table-cell>
          <table:table-cell office:value-type="float" office:value="0.266845">
            <text:p>0,266845</text:p>
          </table:table-cell>
          <table:table-cell/>
        </table:table-row>
        <table:table-row table:style-name="ro1">
          <table:table-cell office:value-type="float" office:value="10.733334">
            <text:p>10,733334</text:p>
          </table:table-cell>
          <table:table-cell office:value-type="float" office:value="0.269795">
            <text:p>0,269795</text:p>
          </table:table-cell>
          <table:table-cell/>
        </table:table-row>
        <table:table-row table:style-name="ro1">
          <table:table-cell office:value-type="float" office:value="10.766667">
            <text:p>10,766667</text:p>
          </table:table-cell>
          <table:table-cell office:value-type="float" office:value="0.262699">
            <text:p>0,262699</text:p>
          </table:table-cell>
          <table:table-cell/>
        </table:table-row>
        <table:table-row table:style-name="ro1">
          <table:table-cell office:value-type="float" office:value="10.800001">
            <text:p>10,800001</text:p>
          </table:table-cell>
          <table:table-cell office:value-type="float" office:value="0.257586">
            <text:p>0,257586</text:p>
          </table:table-cell>
          <table:table-cell/>
        </table:table-row>
        <table:table-row table:style-name="ro1">
          <table:table-cell office:value-type="float" office:value="10.833334">
            <text:p>10,833334</text:p>
          </table:table-cell>
          <table:table-cell office:value-type="float" office:value="0.286099">
            <text:p>0,286099</text:p>
          </table:table-cell>
          <table:table-cell/>
        </table:table-row>
        <table:table-row table:style-name="ro1">
          <table:table-cell office:value-type="float" office:value="10.866667">
            <text:p>10,866667</text:p>
          </table:table-cell>
          <table:table-cell office:value-type="float" office:value="0.284632">
            <text:p>0,284632</text:p>
          </table:table-cell>
          <table:table-cell/>
        </table:table-row>
        <table:table-row table:style-name="ro1">
          <table:table-cell office:value-type="float" office:value="10.900001">
            <text:p>10,900001</text:p>
          </table:table-cell>
          <table:table-cell office:value-type="float" office:value="0.285054">
            <text:p>0,285054</text:p>
          </table:table-cell>
          <table:table-cell/>
        </table:table-row>
        <table:table-row table:style-name="ro1">
          <table:table-cell office:value-type="float" office:value="10.933334">
            <text:p>10,933334</text:p>
          </table:table-cell>
          <table:table-cell office:value-type="float" office:value="0.299097">
            <text:p>0,299097</text:p>
          </table:table-cell>
          <table:table-cell office:value-type="string">
            <text:p>Mejor to encontrado: to=0.013672s</text:p>
          </table:table-cell>
        </table:table-row>
        <table:table-row table:style-name="ro1">
          <table:table-cell office:value-type="float" office:value="10.966667">
            <text:p>10,966667</text:p>
          </table:table-cell>
          <table:table-cell office:value-type="float" office:value="0.296286">
            <text:p>0,296286</text:p>
          </table:table-cell>
          <table:table-cell/>
        </table:table-row>
        <table:table-row table:style-name="ro1">
          <table:table-cell office:value-type="float" office:value="11.000001">
            <text:p>11,000001</text:p>
          </table:table-cell>
          <table:table-cell office:value-type="float" office:value="0.300678">
            <text:p>0,300678</text:p>
          </table:table-cell>
          <table:table-cell/>
        </table:table-row>
        <table:table-row table:style-name="ro1">
          <table:table-cell office:value-type="float" office:value="11.033334">
            <text:p>11,033334</text:p>
          </table:table-cell>
          <table:table-cell office:value-type="float" office:value="0.29325">
            <text:p>0,29325</text:p>
          </table:table-cell>
          <table:table-cell/>
        </table:table-row>
        <table:table-row table:style-name="ro1">
          <table:table-cell office:value-type="float" office:value="11.066667">
            <text:p>11,066667</text:p>
          </table:table-cell>
          <table:table-cell office:value-type="float" office:value="0.306839">
            <text:p>0,306839</text:p>
          </table:table-cell>
          <table:table-cell office:value-type="string">
            <text:p>Mejor to encontrado: to=0.014323s</text:p>
          </table:table-cell>
        </table:table-row>
        <table:table-row table:style-name="ro1">
          <table:table-cell office:value-type="float" office:value="11.100001">
            <text:p>11,100001</text:p>
          </table:table-cell>
          <table:table-cell office:value-type="float" office:value="0.315916">
            <text:p>0,315916</text:p>
          </table:table-cell>
          <table:table-cell/>
        </table:table-row>
        <table:table-row table:style-name="ro1">
          <table:table-cell office:value-type="float" office:value="11.133334">
            <text:p>11,133334</text:p>
          </table:table-cell>
          <table:table-cell office:value-type="float" office:value="0.321939">
            <text:p>0,321939</text:p>
          </table:table-cell>
          <table:table-cell/>
        </table:table-row>
        <table:table-row table:style-name="ro1">
          <table:table-cell office:value-type="float" office:value="11.166667">
            <text:p>11,166667</text:p>
          </table:table-cell>
          <table:table-cell office:value-type="float" office:value="0.319623">
            <text:p>0,319623</text:p>
          </table:table-cell>
          <table:table-cell/>
        </table:table-row>
        <table:table-row table:style-name="ro1">
          <table:table-cell office:value-type="float" office:value="11.200001">
            <text:p>11,200001</text:p>
          </table:table-cell>
          <table:table-cell office:value-type="float" office:value="0.305185">
            <text:p>0,305185</text:p>
          </table:table-cell>
          <table:table-cell office:value-type="string">
            <text:p>Mejor to encontrado: to=0.014974s</text:p>
          </table:table-cell>
        </table:table-row>
        <table:table-row table:style-name="ro1">
          <table:table-cell office:value-type="float" office:value="11.233334">
            <text:p>11,233334</text:p>
          </table:table-cell>
          <table:table-cell office:value-type="float" office:value="0.325573">
            <text:p>0,325573</text:p>
          </table:table-cell>
          <table:table-cell/>
        </table:table-row>
        <table:table-row table:style-name="ro1">
          <table:table-cell office:value-type="float" office:value="11.266667">
            <text:p>11,266667</text:p>
          </table:table-cell>
          <table:table-cell office:value-type="float" office:value="0.307725">
            <text:p>0,307725</text:p>
          </table:table-cell>
          <table:table-cell/>
        </table:table-row>
        <table:table-row table:style-name="ro1">
          <table:table-cell office:value-type="float" office:value="11.300001">
            <text:p>11,300001</text:p>
          </table:table-cell>
          <table:table-cell office:value-type="float" office:value="0.317093">
            <text:p>0,317093</text:p>
          </table:table-cell>
          <table:table-cell/>
        </table:table-row>
        <table:table-row table:style-name="ro1">
          <table:table-cell office:value-type="float" office:value="11.333334">
            <text:p>11,333334</text:p>
          </table:table-cell>
          <table:table-cell office:value-type="float" office:value="0.325839">
            <text:p>0,325839</text:p>
          </table:table-cell>
          <table:table-cell/>
        </table:table-row>
        <table:table-row table:style-name="ro1">
          <table:table-cell office:value-type="float" office:value="11.366667">
            <text:p>11,366667</text:p>
          </table:table-cell>
          <table:table-cell office:value-type="float" office:value="0.320373">
            <text:p>0,320373</text:p>
          </table:table-cell>
          <table:table-cell/>
        </table:table-row>
        <table:table-row table:style-name="ro1">
          <table:table-cell office:value-type="float" office:value="11.400001">
            <text:p>11,400001</text:p>
          </table:table-cell>
          <table:table-cell office:value-type="float" office:value="0.321912">
            <text:p>0,321912</text:p>
          </table:table-cell>
          <table:table-cell/>
        </table:table-row>
        <table:table-row table:style-name="ro1">
          <table:table-cell office:value-type="float" office:value="11.433334">
            <text:p>11,433334</text:p>
          </table:table-cell>
          <table:table-cell office:value-type="float" office:value="0.330592">
            <text:p>0,330592</text:p>
          </table:table-cell>
          <table:table-cell/>
        </table:table-row>
        <table:table-row table:style-name="ro1">
          <table:table-cell office:value-type="float" office:value="11.466667">
            <text:p>11,466667</text:p>
          </table:table-cell>
          <table:table-cell office:value-type="float" office:value="0.330291">
            <text:p>0,330291</text:p>
          </table:table-cell>
          <table:table-cell office:value-type="string">
            <text:p>Mejor to encontrado: to=0.016276s</text:p>
          </table:table-cell>
        </table:table-row>
        <table:table-row table:style-name="ro1">
          <table:table-cell office:value-type="float" office:value="11.500001">
            <text:p>11,500001</text:p>
          </table:table-cell>
          <table:table-cell office:value-type="float" office:value="0.333328">
            <text:p>0,333328</text:p>
          </table:table-cell>
          <table:table-cell/>
        </table:table-row>
        <table:table-row table:style-name="ro1">
          <table:table-cell office:value-type="float" office:value="11.533334">
            <text:p>11,533334</text:p>
          </table:table-cell>
          <table:table-cell office:value-type="float" office:value="0.322124">
            <text:p>0,322124</text:p>
          </table:table-cell>
          <table:table-cell/>
        </table:table-row>
        <table:table-row table:style-name="ro1">
          <table:table-cell office:value-type="float" office:value="11.566667">
            <text:p>11,566667</text:p>
          </table:table-cell>
          <table:table-cell office:value-type="float" office:value="0.331376">
            <text:p>0,331376</text:p>
          </table:table-cell>
          <table:table-cell/>
        </table:table-row>
        <table:table-row table:style-name="ro1">
          <table:table-cell office:value-type="float" office:value="11.600001">
            <text:p>11,600001</text:p>
          </table:table-cell>
          <table:table-cell office:value-type="float" office:value="0.328891">
            <text:p>0,328891</text:p>
          </table:table-cell>
          <table:table-cell office:value-type="string">
            <text:p>Mejor to encontrado: to=0.016927s</text:p>
          </table:table-cell>
        </table:table-row>
        <table:table-row table:style-name="ro1">
          <table:table-cell office:value-type="float" office:value="11.633334">
            <text:p>11,633334</text:p>
          </table:table-cell>
          <table:table-cell office:value-type="float" office:value="0.323084">
            <text:p>0,323084</text:p>
          </table:table-cell>
          <table:table-cell/>
        </table:table-row>
        <table:table-row table:style-name="ro1">
          <table:table-cell office:value-type="float" office:value="11.666667">
            <text:p>11,666667</text:p>
          </table:table-cell>
          <table:table-cell office:value-type="float" office:value="0.321708">
            <text:p>0,321708</text:p>
          </table:table-cell>
          <table:table-cell/>
        </table:table-row>
        <table:table-row table:style-name="ro1">
          <table:table-cell office:value-type="float" office:value="11.700001">
            <text:p>11,700001</text:p>
          </table:table-cell>
          <table:table-cell office:value-type="float" office:value="0.315112">
            <text:p>0,315112</text:p>
          </table:table-cell>
          <table:table-cell/>
        </table:table-row>
        <table:table-row table:style-name="ro1">
          <table:table-cell office:value-type="float" office:value="11.733334">
            <text:p>11,733334</text:p>
          </table:table-cell>
          <table:table-cell office:value-type="float" office:value="0.316082">
            <text:p>0,316082</text:p>
          </table:table-cell>
          <table:table-cell/>
        </table:table-row>
        <table:table-row table:style-name="ro1">
          <table:table-cell office:value-type="float" office:value="11.766667">
            <text:p>11,766667</text:p>
          </table:table-cell>
          <table:table-cell office:value-type="float" office:value="0.31809">
            <text:p>0,31809</text:p>
          </table:table-cell>
          <table:table-cell/>
        </table:table-row>
        <table:table-row table:style-name="ro1">
          <table:table-cell office:value-type="float" office:value="11.800001">
            <text:p>11,800001</text:p>
          </table:table-cell>
          <table:table-cell office:value-type="float" office:value="0.316085">
            <text:p>0,316085</text:p>
          </table:table-cell>
          <table:table-cell/>
        </table:table-row>
        <table:table-row table:style-name="ro1">
          <table:table-cell office:value-type="float" office:value="11.833334">
            <text:p>11,833334</text:p>
          </table:table-cell>
          <table:table-cell office:value-type="float" office:value="0.310629">
            <text:p>0,310629</text:p>
          </table:table-cell>
          <table:table-cell/>
        </table:table-row>
        <table:table-row table:style-name="ro1">
          <table:table-cell office:value-type="float" office:value="11.866667">
            <text:p>11,866667</text:p>
          </table:table-cell>
          <table:table-cell office:value-type="float" office:value="0.301547">
            <text:p>0,301547</text:p>
          </table:table-cell>
          <table:table-cell/>
        </table:table-row>
        <table:table-row table:style-name="ro1">
          <table:table-cell office:value-type="float" office:value="11.900001">
            <text:p>11,900001</text:p>
          </table:table-cell>
          <table:table-cell office:value-type="float" office:value="0.3037">
            <text:p>0,3037</text:p>
          </table:table-cell>
          <table:table-cell/>
        </table:table-row>
        <table:table-row table:style-name="ro1">
          <table:table-cell office:value-type="float" office:value="11.933334">
            <text:p>11,933334</text:p>
          </table:table-cell>
          <table:table-cell office:value-type="float" office:value="0.291822">
            <text:p>0,291822</text:p>
          </table:table-cell>
          <table:table-cell/>
        </table:table-row>
        <table:table-row table:style-name="ro1">
          <table:table-cell office:value-type="float" office:value="11.966667">
            <text:p>11,966667</text:p>
          </table:table-cell>
          <table:table-cell office:value-type="float" office:value="0.267905">
            <text:p>0,267905</text:p>
          </table:table-cell>
          <table:table-cell/>
        </table:table-row>
        <table:table-row table:style-name="ro1">
          <table:table-cell office:value-type="float" office:value="12.000001">
            <text:p>12,000001</text:p>
          </table:table-cell>
          <table:table-cell office:value-type="float" office:value="0.26794">
            <text:p>0,26794</text:p>
          </table:table-cell>
          <table:table-cell/>
        </table:table-row>
        <table:table-row table:style-name="ro1">
          <table:table-cell office:value-type="float" office:value="12.033334">
            <text:p>12,033334</text:p>
          </table:table-cell>
          <table:table-cell office:value-type="float" office:value="0.248725">
            <text:p>0,248725</text:p>
          </table:table-cell>
          <table:table-cell/>
        </table:table-row>
        <table:table-row table:style-name="ro1">
          <table:table-cell office:value-type="float" office:value="12.066667">
            <text:p>12,066667</text:p>
          </table:table-cell>
          <table:table-cell office:value-type="float" office:value="0.22957">
            <text:p>0,22957</text:p>
          </table:table-cell>
          <table:table-cell/>
        </table:table-row>
        <table:table-row table:style-name="ro1">
          <table:table-cell office:value-type="float" office:value="12.100001">
            <text:p>12,100001</text:p>
          </table:table-cell>
          <table:table-cell office:value-type="float" office:value="0.250921">
            <text:p>0,250921</text:p>
          </table:table-cell>
          <table:table-cell/>
        </table:table-row>
        <table:table-row table:style-name="ro1">
          <table:table-cell office:value-type="float" office:value="12.133334">
            <text:p>12,133334</text:p>
          </table:table-cell>
          <table:table-cell office:value-type="float" office:value="0.216399">
            <text:p>0,216399</text:p>
          </table:table-cell>
          <table:table-cell/>
        </table:table-row>
        <table:table-row table:style-name="ro1">
          <table:table-cell office:value-type="float" office:value="12.166667">
            <text:p>12,166667</text:p>
          </table:table-cell>
          <table:table-cell office:value-type="float" office:value="0.234913">
            <text:p>0,234913</text:p>
          </table:table-cell>
          <table:table-cell/>
        </table:table-row>
        <table:table-row table:style-name="ro1">
          <table:table-cell office:value-type="float" office:value="12.200001">
            <text:p>12,200001</text:p>
          </table:table-cell>
          <table:table-cell office:value-type="float" office:value="0.225918">
            <text:p>0,225918</text:p>
          </table:table-cell>
          <table:table-cell/>
        </table:table-row>
        <table:table-row table:style-name="ro1">
          <table:table-cell office:value-type="float" office:value="12.233334">
            <text:p>12,233334</text:p>
          </table:table-cell>
          <table:table-cell office:value-type="float" office:value="0.244393">
            <text:p>0,244393</text:p>
          </table:table-cell>
          <table:table-cell/>
        </table:table-row>
        <table:table-row table:style-name="ro1">
          <table:table-cell office:value-type="float" office:value="12.266667">
            <text:p>12,266667</text:p>
          </table:table-cell>
          <table:table-cell office:value-type="float" office:value="0.211383">
            <text:p>0,211383</text:p>
          </table:table-cell>
          <table:table-cell/>
        </table:table-row>
        <table:table-row table:style-name="ro1">
          <table:table-cell office:value-type="float" office:value="12.300001">
            <text:p>12,300001</text:p>
          </table:table-cell>
          <table:table-cell office:value-type="float" office:value="0.228579">
            <text:p>0,228579</text:p>
          </table:table-cell>
          <table:table-cell/>
        </table:table-row>
        <table:table-row table:style-name="ro1">
          <table:table-cell office:value-type="float" office:value="12.333334">
            <text:p>12,333334</text:p>
          </table:table-cell>
          <table:table-cell office:value-type="float" office:value="0.223158">
            <text:p>0,223158</text:p>
          </table:table-cell>
          <table:table-cell/>
        </table:table-row>
        <table:table-row table:style-name="ro1">
          <table:table-cell office:value-type="float" office:value="12.366667">
            <text:p>12,366667</text:p>
          </table:table-cell>
          <table:table-cell office:value-type="float" office:value="0.224988">
            <text:p>0,224988</text:p>
          </table:table-cell>
          <table:table-cell/>
        </table:table-row>
        <table:table-row table:style-name="ro1">
          <table:table-cell office:value-type="float" office:value="12.400001">
            <text:p>12,400001</text:p>
          </table:table-cell>
          <table:table-cell office:value-type="float" office:value="0.222273">
            <text:p>0,222273</text:p>
          </table:table-cell>
          <table:table-cell/>
        </table:table-row>
        <table:table-row table:style-name="ro1">
          <table:table-cell office:value-type="float" office:value="12.433334">
            <text:p>12,433334</text:p>
          </table:table-cell>
          <table:table-cell office:value-type="float" office:value="0.224915">
            <text:p>0,224915</text:p>
          </table:table-cell>
          <table:table-cell/>
        </table:table-row>
        <table:table-row table:style-name="ro1">
          <table:table-cell office:value-type="float" office:value="12.466667">
            <text:p>12,466667</text:p>
          </table:table-cell>
          <table:table-cell office:value-type="float" office:value="0.217074">
            <text:p>0,217074</text:p>
          </table:table-cell>
          <table:table-cell/>
        </table:table-row>
        <table:table-row table:style-name="ro1">
          <table:table-cell office:value-type="float" office:value="12.500001">
            <text:p>12,500001</text:p>
          </table:table-cell>
          <table:table-cell office:value-type="float" office:value="0.231677">
            <text:p>0,231677</text:p>
          </table:table-cell>
          <table:table-cell/>
        </table:table-row>
        <table:table-row table:style-name="ro1">
          <table:table-cell office:value-type="float" office:value="12.533334">
            <text:p>12,533334</text:p>
          </table:table-cell>
          <table:table-cell office:value-type="float" office:value="0.234799">
            <text:p>0,234799</text:p>
          </table:table-cell>
          <table:table-cell/>
        </table:table-row>
        <table:table-row table:style-name="ro1">
          <table:table-cell office:value-type="float" office:value="12.566667">
            <text:p>12,566667</text:p>
          </table:table-cell>
          <table:table-cell office:value-type="float" office:value="0.239894">
            <text:p>0,239894</text:p>
          </table:table-cell>
          <table:table-cell/>
        </table:table-row>
        <table:table-row table:style-name="ro1">
          <table:table-cell office:value-type="float" office:value="12.600001">
            <text:p>12,600001</text:p>
          </table:table-cell>
          <table:table-cell office:value-type="float" office:value="0.243418">
            <text:p>0,243418</text:p>
          </table:table-cell>
          <table:table-cell office:value-type="string">
            <text:p>Comienza barrido de Amplitud</text:p>
          </table:table-cell>
        </table:table-row>
        <table:table-row table:style-name="ro1">
          <table:table-cell office:value-type="float" office:value="12.633334">
            <text:p>12,633334</text:p>
          </table:table-cell>
          <table:table-cell office:value-type="float" office:value="0.279413">
            <text:p>0,279413</text:p>
          </table:table-cell>
          <table:table-cell/>
        </table:table-row>
        <table:table-row table:style-name="ro1">
          <table:table-cell office:value-type="float" office:value="12.666667">
            <text:p>12,666667</text:p>
          </table:table-cell>
          <table:table-cell office:value-type="float" office:value="0.29042">
            <text:p>0,29042</text:p>
          </table:table-cell>
          <table:table-cell/>
        </table:table-row>
        <table:table-row table:style-name="ro1">
          <table:table-cell office:value-type="float" office:value="12.700001">
            <text:p>12,700001</text:p>
          </table:table-cell>
          <table:table-cell office:value-type="float" office:value="0.277079">
            <text:p>0,277079</text:p>
          </table:table-cell>
          <table:table-cell/>
        </table:table-row>
        <table:table-row table:style-name="ro1">
          <table:table-cell office:value-type="float" office:value="12.733334">
            <text:p>12,733334</text:p>
          </table:table-cell>
          <table:table-cell office:value-type="float" office:value="0.282053">
            <text:p>0,282053</text:p>
          </table:table-cell>
          <table:table-cell/>
        </table:table-row>
        <table:table-row table:style-name="ro1">
          <table:table-cell office:value-type="float" office:value="12.766667">
            <text:p>12,766667</text:p>
          </table:table-cell>
          <table:table-cell office:value-type="float" office:value="0.291313">
            <text:p>0,291313</text:p>
          </table:table-cell>
          <table:table-cell/>
        </table:table-row>
        <table:table-row table:style-name="ro1">
          <table:table-cell office:value-type="float" office:value="12.800001">
            <text:p>12,800001</text:p>
          </table:table-cell>
          <table:table-cell office:value-type="float" office:value="0.278207">
            <text:p>0,278207</text:p>
          </table:table-cell>
          <table:table-cell/>
        </table:table-row>
        <table:table-row table:style-name="ro1">
          <table:table-cell office:value-type="float" office:value="12.833334">
            <text:p>12,833334</text:p>
          </table:table-cell>
          <table:table-cell office:value-type="float" office:value="0.2915">
            <text:p>0,2915</text:p>
          </table:table-cell>
          <table:table-cell/>
        </table:table-row>
        <table:table-row table:style-name="ro1">
          <table:table-cell office:value-type="float" office:value="12.866667">
            <text:p>12,866667</text:p>
          </table:table-cell>
          <table:table-cell office:value-type="float" office:value="0.302103">
            <text:p>0,302103</text:p>
          </table:table-cell>
          <table:table-cell/>
        </table:table-row>
        <table:table-row table:style-name="ro1">
          <table:table-cell office:value-type="float" office:value="12.900001">
            <text:p>12,900001</text:p>
          </table:table-cell>
          <table:table-cell office:value-type="float" office:value="0.308367">
            <text:p>0,308367</text:p>
          </table:table-cell>
          <table:table-cell/>
        </table:table-row>
        <table:table-row table:style-name="ro1">
          <table:table-cell office:value-type="float" office:value="12.933334">
            <text:p>12,933334</text:p>
          </table:table-cell>
          <table:table-cell office:value-type="float" office:value="0.312348">
            <text:p>0,312348</text:p>
          </table:table-cell>
          <table:table-cell/>
        </table:table-row>
        <table:table-row table:style-name="ro1">
          <table:table-cell office:value-type="float" office:value="12.966667">
            <text:p>12,966667</text:p>
          </table:table-cell>
          <table:table-cell office:value-type="float" office:value="0.302957">
            <text:p>0,302957</text:p>
          </table:table-cell>
          <table:table-cell/>
        </table:table-row>
        <table:table-row table:style-name="ro1">
          <table:table-cell office:value-type="float" office:value="13.000001">
            <text:p>13,000001</text:p>
          </table:table-cell>
          <table:table-cell office:value-type="float" office:value="0.307353">
            <text:p>0,307353</text:p>
          </table:table-cell>
          <table:table-cell/>
        </table:table-row>
        <table:table-row table:style-name="ro1">
          <table:table-cell office:value-type="float" office:value="13.033334">
            <text:p>13,033334</text:p>
          </table:table-cell>
          <table:table-cell office:value-type="float" office:value="0.307862">
            <text:p>0,307862</text:p>
          </table:table-cell>
          <table:table-cell/>
        </table:table-row>
        <table:table-row table:style-name="ro1">
          <table:table-cell office:value-type="float" office:value="13.066667">
            <text:p>13,066667</text:p>
          </table:table-cell>
          <table:table-cell office:value-type="float" office:value="0.307106">
            <text:p>0,307106</text:p>
          </table:table-cell>
          <table:table-cell/>
        </table:table-row>
        <table:table-row table:style-name="ro1">
          <table:table-cell office:value-type="float" office:value="13.100001">
            <text:p>13,100001</text:p>
          </table:table-cell>
          <table:table-cell office:value-type="float" office:value="0.306473">
            <text:p>0,306473</text:p>
          </table:table-cell>
          <table:table-cell/>
        </table:table-row>
        <table:table-row table:style-name="ro1">
          <table:table-cell office:value-type="float" office:value="13.133334">
            <text:p>13,133334</text:p>
          </table:table-cell>
          <table:table-cell office:value-type="float" office:value="0.317489">
            <text:p>0,317489</text:p>
          </table:table-cell>
          <table:table-cell/>
        </table:table-row>
        <table:table-row table:style-name="ro1">
          <table:table-cell office:value-type="float" office:value="13.166667">
            <text:p>13,166667</text:p>
          </table:table-cell>
          <table:table-cell office:value-type="float" office:value="0.30596">
            <text:p>0,30596</text:p>
          </table:table-cell>
          <table:table-cell/>
        </table:table-row>
        <table:table-row table:style-name="ro1">
          <table:table-cell office:value-type="float" office:value="13.200001">
            <text:p>13,200001</text:p>
          </table:table-cell>
          <table:table-cell office:value-type="float" office:value="0.313658">
            <text:p>0,313658</text:p>
          </table:table-cell>
          <table:table-cell/>
        </table:table-row>
        <table:table-row table:style-name="ro1">
          <table:table-cell office:value-type="float" office:value="13.233334">
            <text:p>13,233334</text:p>
          </table:table-cell>
          <table:table-cell office:value-type="float" office:value="0.316958">
            <text:p>0,316958</text:p>
          </table:table-cell>
          <table:table-cell/>
        </table:table-row>
        <table:table-row table:style-name="ro1">
          <table:table-cell office:value-type="float" office:value="13.266667">
            <text:p>13,266667</text:p>
          </table:table-cell>
          <table:table-cell office:value-type="float" office:value="0.323977">
            <text:p>0,323977</text:p>
          </table:table-cell>
          <table:table-cell/>
        </table:table-row>
        <table:table-row table:style-name="ro1">
          <table:table-cell office:value-type="float" office:value="13.300001">
            <text:p>13,300001</text:p>
          </table:table-cell>
          <table:table-cell office:value-type="float" office:value="0.311547">
            <text:p>0,311547</text:p>
          </table:table-cell>
          <table:table-cell/>
        </table:table-row>
        <table:table-row table:style-name="ro1">
          <table:table-cell office:value-type="float" office:value="13.333334">
            <text:p>13,333334</text:p>
          </table:table-cell>
          <table:table-cell office:value-type="float" office:value="0.321698">
            <text:p>0,321698</text:p>
          </table:table-cell>
          <table:table-cell/>
        </table:table-row>
        <table:table-row table:style-name="ro1">
          <table:table-cell office:value-type="float" office:value="13.366667">
            <text:p>13,366667</text:p>
          </table:table-cell>
          <table:table-cell office:value-type="float" office:value="0.309235">
            <text:p>0,309235</text:p>
          </table:table-cell>
          <table:table-cell/>
        </table:table-row>
        <table:table-row table:style-name="ro1">
          <table:table-cell office:value-type="float" office:value="13.400001">
            <text:p>13,400001</text:p>
          </table:table-cell>
          <table:table-cell office:value-type="float" office:value="0.326332">
            <text:p>0,326332</text:p>
          </table:table-cell>
          <table:table-cell/>
        </table:table-row>
        <table:table-row table:style-name="ro1">
          <table:table-cell office:value-type="float" office:value="13.433334">
            <text:p>13,433334</text:p>
          </table:table-cell>
          <table:table-cell office:value-type="float" office:value="0.313798">
            <text:p>0,313798</text:p>
          </table:table-cell>
          <table:table-cell/>
        </table:table-row>
        <table:table-row table:style-name="ro1">
          <table:table-cell office:value-type="float" office:value="13.466667">
            <text:p>13,466667</text:p>
          </table:table-cell>
          <table:table-cell office:value-type="float" office:value="0.31575">
            <text:p>0,31575</text:p>
          </table:table-cell>
          <table:table-cell/>
        </table:table-row>
        <table:table-row table:style-name="ro1">
          <table:table-cell office:value-type="float" office:value="13.500001">
            <text:p>13,500001</text:p>
          </table:table-cell>
          <table:table-cell office:value-type="float" office:value="0.31752">
            <text:p>0,31752</text:p>
          </table:table-cell>
          <table:table-cell/>
        </table:table-row>
        <table:table-row table:style-name="ro1">
          <table:table-cell office:value-type="float" office:value="13.533334">
            <text:p>13,533334</text:p>
          </table:table-cell>
          <table:table-cell office:value-type="float" office:value="0.308235">
            <text:p>0,308235</text:p>
          </table:table-cell>
          <table:table-cell/>
        </table:table-row>
        <table:table-row table:style-name="ro1">
          <table:table-cell office:value-type="float" office:value="13.566667">
            <text:p>13,566667</text:p>
          </table:table-cell>
          <table:table-cell office:value-type="float" office:value="0.314961">
            <text:p>0,314961</text:p>
          </table:table-cell>
          <table:table-cell/>
        </table:table-row>
        <table:table-row table:style-name="ro1">
          <table:table-cell office:value-type="float" office:value="13.600001">
            <text:p>13,600001</text:p>
          </table:table-cell>
          <table:table-cell office:value-type="float" office:value="0.317838">
            <text:p>0,317838</text:p>
          </table:table-cell>
          <table:table-cell/>
        </table:table-row>
        <table:table-row table:style-name="ro1">
          <table:table-cell office:value-type="float" office:value="13.633334">
            <text:p>13,633334</text:p>
          </table:table-cell>
          <table:table-cell office:value-type="float" office:value="0.324595">
            <text:p>0,324595</text:p>
          </table:table-cell>
          <table:table-cell/>
        </table:table-row>
        <table:table-row table:style-name="ro1">
          <table:table-cell office:value-type="float" office:value="13.666667">
            <text:p>13,666667</text:p>
          </table:table-cell>
          <table:table-cell office:value-type="float" office:value="0.319687">
            <text:p>0,319687</text:p>
          </table:table-cell>
          <table:table-cell/>
        </table:table-row>
        <table:table-row table:style-name="ro1">
          <table:table-cell office:value-type="float" office:value="13.700001">
            <text:p>13,700001</text:p>
          </table:table-cell>
          <table:table-cell office:value-type="float" office:value="0.317769">
            <text:p>0,317769</text:p>
          </table:table-cell>
          <table:table-cell/>
        </table:table-row>
        <table:table-row table:style-name="ro1">
          <table:table-cell office:value-type="float" office:value="13.733334">
            <text:p>13,733334</text:p>
          </table:table-cell>
          <table:table-cell office:value-type="float" office:value="0.312853">
            <text:p>0,312853</text:p>
          </table:table-cell>
          <table:table-cell/>
        </table:table-row>
        <table:table-row table:style-name="ro1">
          <table:table-cell office:value-type="float" office:value="13.766667">
            <text:p>13,766667</text:p>
          </table:table-cell>
          <table:table-cell office:value-type="float" office:value="0.315164">
            <text:p>0,315164</text:p>
          </table:table-cell>
          <table:table-cell/>
        </table:table-row>
        <table:table-row table:style-name="ro1">
          <table:table-cell office:value-type="float" office:value="13.800001">
            <text:p>13,800001</text:p>
          </table:table-cell>
          <table:table-cell office:value-type="float" office:value="0.312716">
            <text:p>0,312716</text:p>
          </table:table-cell>
          <table:table-cell/>
        </table:table-row>
        <table:table-row table:style-name="ro1">
          <table:table-cell office:value-type="float" office:value="13.833334">
            <text:p>13,833334</text:p>
          </table:table-cell>
          <table:table-cell office:value-type="float" office:value="0.31425">
            <text:p>0,31425</text:p>
          </table:table-cell>
          <table:table-cell/>
        </table:table-row>
        <table:table-row table:style-name="ro1">
          <table:table-cell office:value-type="float" office:value="13.866667">
            <text:p>13,866667</text:p>
          </table:table-cell>
          <table:table-cell office:value-type="float" office:value="0.331486">
            <text:p>0,331486</text:p>
          </table:table-cell>
          <table:table-cell/>
        </table:table-row>
        <table:table-row table:style-name="ro1">
          <table:table-cell office:value-type="float" office:value="13.900001">
            <text:p>13,900001</text:p>
          </table:table-cell>
          <table:table-cell office:value-type="float" office:value="0.31851">
            <text:p>0,31851</text:p>
          </table:table-cell>
          <table:table-cell/>
        </table:table-row>
        <table:table-row table:style-name="ro1">
          <table:table-cell office:value-type="float" office:value="13.933334">
            <text:p>13,933334</text:p>
          </table:table-cell>
          <table:table-cell office:value-type="float" office:value="0.321319">
            <text:p>0,321319</text:p>
          </table:table-cell>
          <table:table-cell/>
        </table:table-row>
        <table:table-row table:style-name="ro1">
          <table:table-cell office:value-type="float" office:value="13.966667">
            <text:p>13,966667</text:p>
          </table:table-cell>
          <table:table-cell office:value-type="float" office:value="0.318573">
            <text:p>0,318573</text:p>
          </table:table-cell>
          <table:table-cell/>
        </table:table-row>
        <table:table-row table:style-name="ro1">
          <table:table-cell office:value-type="float" office:value="14.000001">
            <text:p>14,000001</text:p>
          </table:table-cell>
          <table:table-cell office:value-type="float" office:value="0.326607">
            <text:p>0,326607</text:p>
          </table:table-cell>
          <table:table-cell/>
        </table:table-row>
        <table:table-row table:style-name="ro1">
          <table:table-cell office:value-type="float" office:value="14.033334">
            <text:p>14,033334</text:p>
          </table:table-cell>
          <table:table-cell office:value-type="float" office:value="0.322444">
            <text:p>0,322444</text:p>
          </table:table-cell>
          <table:table-cell/>
        </table:table-row>
        <table:table-row table:style-name="ro1">
          <table:table-cell office:value-type="float" office:value="14.066667">
            <text:p>14,066667</text:p>
          </table:table-cell>
          <table:table-cell office:value-type="float" office:value="0.315412">
            <text:p>0,315412</text:p>
          </table:table-cell>
          <table:table-cell/>
        </table:table-row>
        <table:table-row table:style-name="ro1">
          <table:table-cell office:value-type="float" office:value="14.100001">
            <text:p>14,100001</text:p>
          </table:table-cell>
          <table:table-cell office:value-type="float" office:value="0.321352">
            <text:p>0,321352</text:p>
          </table:table-cell>
          <table:table-cell/>
        </table:table-row>
        <table:table-row table:style-name="ro1">
          <table:table-cell office:value-type="float" office:value="14.133334">
            <text:p>14,133334</text:p>
          </table:table-cell>
          <table:table-cell office:value-type="float" office:value="0.326954">
            <text:p>0,326954</text:p>
          </table:table-cell>
          <table:table-cell/>
        </table:table-row>
        <table:table-row table:style-name="ro1">
          <table:table-cell office:value-type="float" office:value="14.166667">
            <text:p>14,166667</text:p>
          </table:table-cell>
          <table:table-cell office:value-type="float" office:value="0.319607">
            <text:p>0,319607</text:p>
          </table:table-cell>
          <table:table-cell/>
        </table:table-row>
        <table:table-row table:style-name="ro1">
          <table:table-cell office:value-type="float" office:value="14.200001">
            <text:p>14,200001</text:p>
          </table:table-cell>
          <table:table-cell office:value-type="float" office:value="0.323799">
            <text:p>0,323799</text:p>
          </table:table-cell>
          <table:table-cell/>
        </table:table-row>
        <table:table-row table:style-name="ro1">
          <table:table-cell office:value-type="float" office:value="14.233334">
            <text:p>14,233334</text:p>
          </table:table-cell>
          <table:table-cell office:value-type="float" office:value="0.334749">
            <text:p>0,334749</text:p>
          </table:table-cell>
          <table:table-cell/>
        </table:table-row>
        <table:table-row table:style-name="ro1">
          <table:table-cell office:value-type="float" office:value="14.266667">
            <text:p>14,266667</text:p>
          </table:table-cell>
          <table:table-cell office:value-type="float" office:value="0.337514">
            <text:p>0,337514</text:p>
          </table:table-cell>
          <table:table-cell/>
        </table:table-row>
        <table:table-row table:style-name="ro1">
          <table:table-cell office:value-type="float" office:value="14.300001">
            <text:p>14,300001</text:p>
          </table:table-cell>
          <table:table-cell office:value-type="float" office:value="0.334382">
            <text:p>0,334382</text:p>
          </table:table-cell>
          <table:table-cell/>
        </table:table-row>
        <table:table-row table:style-name="ro1">
          <table:table-cell office:value-type="float" office:value="14.333334">
            <text:p>14,333334</text:p>
          </table:table-cell>
          <table:table-cell office:value-type="float" office:value="0.318698">
            <text:p>0,318698</text:p>
          </table:table-cell>
          <table:table-cell office:value-type="string">
            <text:p>Mejor Amplitud encotnrada: amp=131.3655nm</text:p>
          </table:table-cell>
        </table:table-row>
        <table:table-row table:style-name="ro1">
          <table:table-cell office:value-type="float" office:value="14.366667">
            <text:p>14,366667</text:p>
          </table:table-cell>
          <table:table-cell office:value-type="float" office:value="0.323358">
            <text:p>0,323358</text:p>
          </table:table-cell>
          <table:table-cell/>
        </table:table-row>
        <table:table-row table:style-name="ro1">
          <table:table-cell office:value-type="float" office:value="14.400001">
            <text:p>14,400001</text:p>
          </table:table-cell>
          <table:table-cell office:value-type="float" office:value="0.314882">
            <text:p>0,314882</text:p>
          </table:table-cell>
          <table:table-cell/>
        </table:table-row>
        <table:table-row table:style-name="ro1">
          <table:table-cell office:value-type="float" office:value="14.433334">
            <text:p>14,433334</text:p>
          </table:table-cell>
          <table:table-cell office:value-type="float" office:value="0.334966">
            <text:p>0,334966</text:p>
          </table:table-cell>
          <table:table-cell/>
        </table:table-row>
        <table:table-row table:style-name="ro1">
          <table:table-cell office:value-type="float" office:value="14.466667">
            <text:p>14,466667</text:p>
          </table:table-cell>
          <table:table-cell office:value-type="float" office:value="0.329995">
            <text:p>0,329995</text:p>
          </table:table-cell>
          <table:table-cell/>
        </table:table-row>
        <table:table-row table:style-name="ro1">
          <table:table-cell office:value-type="float" office:value="14.500001">
            <text:p>14,500001</text:p>
          </table:table-cell>
          <table:table-cell office:value-type="float" office:value="0.327448">
            <text:p>0,327448</text:p>
          </table:table-cell>
          <table:table-cell/>
        </table:table-row>
        <table:table-row table:style-name="ro1">
          <table:table-cell office:value-type="float" office:value="14.533334">
            <text:p>14,533334</text:p>
          </table:table-cell>
          <table:table-cell office:value-type="float" office:value="0.325371">
            <text:p>0,325371</text:p>
          </table:table-cell>
          <table:table-cell/>
        </table:table-row>
        <table:table-row table:style-name="ro1">
          <table:table-cell office:value-type="float" office:value="14.566667">
            <text:p>14,566667</text:p>
          </table:table-cell>
          <table:table-cell office:value-type="float" office:value="0.339909">
            <text:p>0,339909</text:p>
          </table:table-cell>
          <table:table-cell/>
        </table:table-row>
        <table:table-row table:style-name="ro1">
          <table:table-cell office:value-type="float" office:value="14.600001">
            <text:p>14,600001</text:p>
          </table:table-cell>
          <table:table-cell office:value-type="float" office:value="0.322526">
            <text:p>0,322526</text:p>
          </table:table-cell>
          <table:table-cell/>
        </table:table-row>
        <table:table-row table:style-name="ro1">
          <table:table-cell office:value-type="float" office:value="14.633334">
            <text:p>14,633334</text:p>
          </table:table-cell>
          <table:table-cell office:value-type="float" office:value="0.33374">
            <text:p>0,33374</text:p>
          </table:table-cell>
          <table:table-cell/>
        </table:table-row>
        <table:table-row table:style-name="ro1">
          <table:table-cell office:value-type="float" office:value="14.666667">
            <text:p>14,666667</text:p>
          </table:table-cell>
          <table:table-cell office:value-type="float" office:value="0.341894">
            <text:p>0,341894</text:p>
          </table:table-cell>
          <table:table-cell/>
        </table:table-row>
        <table:table-row table:style-name="ro1">
          <table:table-cell office:value-type="float" office:value="14.700001">
            <text:p>14,700001</text:p>
          </table:table-cell>
          <table:table-cell office:value-type="float" office:value="0.320842">
            <text:p>0,320842</text:p>
          </table:table-cell>
          <table:table-cell/>
        </table:table-row>
        <table:table-row table:style-name="ro1">
          <table:table-cell office:value-type="float" office:value="14.733334">
            <text:p>14,733334</text:p>
          </table:table-cell>
          <table:table-cell office:value-type="float" office:value="0.333934">
            <text:p>0,333934</text:p>
          </table:table-cell>
          <table:table-cell/>
        </table:table-row>
        <table:table-row table:style-name="ro1">
          <table:table-cell office:value-type="float" office:value="14.766667">
            <text:p>14,766667</text:p>
          </table:table-cell>
          <table:table-cell office:value-type="float" office:value="0.329459">
            <text:p>0,329459</text:p>
          </table:table-cell>
          <table:table-cell/>
        </table:table-row>
        <table:table-row table:style-name="ro1">
          <table:table-cell office:value-type="float" office:value="14.800001">
            <text:p>14,800001</text:p>
          </table:table-cell>
          <table:table-cell office:value-type="float" office:value="0.327653">
            <text:p>0,327653</text:p>
          </table:table-cell>
          <table:table-cell/>
        </table:table-row>
        <table:table-row table:style-name="ro1">
          <table:table-cell office:value-type="float" office:value="14.833334">
            <text:p>14,833334</text:p>
          </table:table-cell>
          <table:table-cell office:value-type="float" office:value="0.331933">
            <text:p>0,331933</text:p>
          </table:table-cell>
          <table:table-cell/>
        </table:table-row>
        <table:table-row table:style-name="ro1">
          <table:table-cell office:value-type="float" office:value="14.866667">
            <text:p>14,866667</text:p>
          </table:table-cell>
          <table:table-cell office:value-type="float" office:value="0.319418">
            <text:p>0,319418</text:p>
          </table:table-cell>
          <table:table-cell/>
        </table:table-row>
        <table:table-row table:style-name="ro1">
          <table:table-cell office:value-type="float" office:value="14.900001">
            <text:p>14,900001</text:p>
          </table:table-cell>
          <table:table-cell office:value-type="float" office:value="0.324789">
            <text:p>0,324789</text:p>
          </table:table-cell>
          <table:table-cell/>
        </table:table-row>
        <table:table-row table:style-name="ro1">
          <table:table-cell office:value-type="float" office:value="14.933334">
            <text:p>14,933334</text:p>
          </table:table-cell>
          <table:table-cell office:value-type="float" office:value="0.323505">
            <text:p>0,323505</text:p>
          </table:table-cell>
          <table:table-cell/>
        </table:table-row>
        <table:table-row table:style-name="ro1">
          <table:table-cell office:value-type="float" office:value="14.966667">
            <text:p>14,966667</text:p>
          </table:table-cell>
          <table:table-cell office:value-type="float" office:value="0.323376">
            <text:p>0,323376</text:p>
          </table:table-cell>
          <table:table-cell/>
        </table:table-row>
        <table:table-row table:style-name="ro1">
          <table:table-cell office:value-type="float" office:value="15.000001">
            <text:p>15,000001</text:p>
          </table:table-cell>
          <table:table-cell office:value-type="float" office:value="0.340019">
            <text:p>0,340019</text:p>
          </table:table-cell>
          <table:table-cell/>
        </table:table-row>
        <table:table-row table:style-name="ro1">
          <table:table-cell office:value-type="float" office:value="15.033334">
            <text:p>15,033334</text:p>
          </table:table-cell>
          <table:table-cell office:value-type="float" office:value="0.327941">
            <text:p>0,327941</text:p>
          </table:table-cell>
          <table:table-cell/>
        </table:table-row>
        <table:table-row table:style-name="ro1">
          <table:table-cell office:value-type="float" office:value="15.066667">
            <text:p>15,066667</text:p>
          </table:table-cell>
          <table:table-cell office:value-type="float" office:value="0.332911">
            <text:p>0,332911</text:p>
          </table:table-cell>
          <table:table-cell/>
        </table:table-row>
        <table:table-row table:style-name="ro1">
          <table:table-cell office:value-type="float" office:value="15.100001">
            <text:p>15,100001</text:p>
          </table:table-cell>
          <table:table-cell office:value-type="float" office:value="0.331457">
            <text:p>0,331457</text:p>
          </table:table-cell>
          <table:table-cell/>
        </table:table-row>
        <table:table-row table:style-name="ro1">
          <table:table-cell office:value-type="float" office:value="15.133334">
            <text:p>15,133334</text:p>
          </table:table-cell>
          <table:table-cell office:value-type="float" office:value="0.318424">
            <text:p>0,318424</text:p>
          </table:table-cell>
          <table:table-cell/>
        </table:table-row>
        <table:table-row table:style-name="ro1">
          <table:table-cell office:value-type="float" office:value="15.166667">
            <text:p>15,166667</text:p>
          </table:table-cell>
          <table:table-cell office:value-type="float" office:value="0.328959">
            <text:p>0,328959</text:p>
          </table:table-cell>
          <table:table-cell/>
        </table:table-row>
        <table:table-row table:style-name="ro1">
          <table:table-cell office:value-type="float" office:value="15.200001">
            <text:p>15,200001</text:p>
          </table:table-cell>
          <table:table-cell office:value-type="float" office:value="0.327925">
            <text:p>0,327925</text:p>
          </table:table-cell>
          <table:table-cell/>
        </table:table-row>
        <table:table-row table:style-name="ro1">
          <table:table-cell office:value-type="float" office:value="15.233334">
            <text:p>15,233334</text:p>
          </table:table-cell>
          <table:table-cell office:value-type="float" office:value="0.33412">
            <text:p>0,33412</text:p>
          </table:table-cell>
          <table:table-cell/>
        </table:table-row>
        <table:table-row table:style-name="ro1">
          <table:table-cell office:value-type="float" office:value="15.266667">
            <text:p>15,266667</text:p>
          </table:table-cell>
          <table:table-cell office:value-type="float" office:value="0.333799">
            <text:p>0,333799</text:p>
          </table:table-cell>
          <table:table-cell/>
        </table:table-row>
        <table:table-row table:style-name="ro1">
          <table:table-cell office:value-type="float" office:value="15.300001">
            <text:p>15,300001</text:p>
          </table:table-cell>
          <table:table-cell office:value-type="float" office:value="0.334775">
            <text:p>0,334775</text:p>
          </table:table-cell>
          <table:table-cell/>
        </table:table-row>
        <table:table-row table:style-name="ro1">
          <table:table-cell office:value-type="float" office:value="15.333334">
            <text:p>15,333334</text:p>
          </table:table-cell>
          <table:table-cell office:value-type="float" office:value="0.337112">
            <text:p>0,337112</text:p>
          </table:table-cell>
          <table:table-cell/>
        </table:table-row>
        <table:table-row table:style-name="ro1">
          <table:table-cell office:value-type="float" office:value="15.366667">
            <text:p>15,366667</text:p>
          </table:table-cell>
          <table:table-cell office:value-type="float" office:value="0.329334">
            <text:p>0,329334</text:p>
          </table:table-cell>
          <table:table-cell/>
        </table:table-row>
        <table:table-row table:style-name="ro1">
          <table:table-cell office:value-type="float" office:value="15.400001">
            <text:p>15,400001</text:p>
          </table:table-cell>
          <table:table-cell office:value-type="float" office:value="0.333059">
            <text:p>0,333059</text:p>
          </table:table-cell>
          <table:table-cell/>
        </table:table-row>
        <table:table-row table:style-name="ro1">
          <table:table-cell office:value-type="float" office:value="15.433334">
            <text:p>15,433334</text:p>
          </table:table-cell>
          <table:table-cell office:value-type="float" office:value="0.335081">
            <text:p>0,335081</text:p>
          </table:table-cell>
          <table:table-cell/>
        </table:table-row>
        <table:table-row table:style-name="ro1">
          <table:table-cell office:value-type="float" office:value="15.466667">
            <text:p>15,466667</text:p>
          </table:table-cell>
          <table:table-cell office:value-type="float" office:value="0.330624">
            <text:p>0,330624</text:p>
          </table:table-cell>
          <table:table-cell/>
        </table:table-row>
        <table:table-row table:style-name="ro1">
          <table:table-cell office:value-type="float" office:value="15.500001">
            <text:p>15,500001</text:p>
          </table:table-cell>
          <table:table-cell office:value-type="float" office:value="0.33065">
            <text:p>0,33065</text:p>
          </table:table-cell>
          <table:table-cell/>
        </table:table-row>
        <table:table-row table:style-name="ro1">
          <table:table-cell office:value-type="float" office:value="15.533334">
            <text:p>15,533334</text:p>
          </table:table-cell>
          <table:table-cell office:value-type="float" office:value="0.343087">
            <text:p>0,343087</text:p>
          </table:table-cell>
          <table:table-cell/>
        </table:table-row>
        <table:table-row table:style-name="ro1">
          <table:table-cell office:value-type="float" office:value="15.566667">
            <text:p>15,566667</text:p>
          </table:table-cell>
          <table:table-cell office:value-type="float" office:value="0.333104">
            <text:p>0,333104</text:p>
          </table:table-cell>
          <table:table-cell/>
        </table:table-row>
        <table:table-row table:style-name="ro1">
          <table:table-cell office:value-type="float" office:value="15.600001">
            <text:p>15,600001</text:p>
          </table:table-cell>
          <table:table-cell office:value-type="float" office:value="0.328427">
            <text:p>0,328427</text:p>
          </table:table-cell>
          <table:table-cell/>
        </table:table-row>
        <table:table-row table:style-name="ro1">
          <table:table-cell office:value-type="float" office:value="15.633334">
            <text:p>15,633334</text:p>
          </table:table-cell>
          <table:table-cell office:value-type="float" office:value="0.334903">
            <text:p>0,334903</text:p>
          </table:table-cell>
          <table:table-cell/>
        </table:table-row>
        <table:table-row table:style-name="ro1">
          <table:table-cell office:value-type="float" office:value="15.666667">
            <text:p>15,666667</text:p>
          </table:table-cell>
          <table:table-cell office:value-type="float" office:value="0.329318">
            <text:p>0,329318</text:p>
          </table:table-cell>
          <table:table-cell/>
        </table:table-row>
        <table:table-row table:style-name="ro1">
          <table:table-cell office:value-type="float" office:value="15.700001">
            <text:p>15,700001</text:p>
          </table:table-cell>
          <table:table-cell office:value-type="float" office:value="0.328065">
            <text:p>0,328065</text:p>
          </table:table-cell>
          <table:table-cell/>
        </table:table-row>
        <table:table-row table:style-name="ro1">
          <table:table-cell office:value-type="float" office:value="15.733334">
            <text:p>15,733334</text:p>
          </table:table-cell>
          <table:table-cell office:value-type="float" office:value="0.33999">
            <text:p>0,33999</text:p>
          </table:table-cell>
          <table:table-cell/>
        </table:table-row>
        <table:table-row table:style-name="ro1">
          <table:table-cell office:value-type="float" office:value="15.766667">
            <text:p>15,766667</text:p>
          </table:table-cell>
          <table:table-cell office:value-type="float" office:value="0.322218">
            <text:p>0,322218</text:p>
          </table:table-cell>
          <table:table-cell/>
        </table:table-row>
        <table:table-row table:style-name="ro1">
          <table:table-cell office:value-type="float" office:value="15.800001">
            <text:p>15,800001</text:p>
          </table:table-cell>
          <table:table-cell office:value-type="float" office:value="0.328705">
            <text:p>0,328705</text:p>
          </table:table-cell>
          <table:table-cell/>
        </table:table-row>
        <table:table-row table:style-name="ro1">
          <table:table-cell office:value-type="float" office:value="15.833334">
            <text:p>15,833334</text:p>
          </table:table-cell>
          <table:table-cell office:value-type="float" office:value="0.338212">
            <text:p>0,338212</text:p>
          </table:table-cell>
          <table:table-cell/>
        </table:table-row>
        <table:table-row table:style-name="ro1">
          <table:table-cell office:value-type="float" office:value="15.866667">
            <text:p>15,866667</text:p>
          </table:table-cell>
          <table:table-cell office:value-type="float" office:value="0.337817">
            <text:p>0,337817</text:p>
          </table:table-cell>
          <table:table-cell/>
        </table:table-row>
        <table:table-row table:style-name="ro1">
          <table:table-cell office:value-type="float" office:value="15.900001">
            <text:p>15,900001</text:p>
          </table:table-cell>
          <table:table-cell office:value-type="float" office:value="0.312685">
            <text:p>0,312685</text:p>
          </table:table-cell>
          <table:table-cell/>
        </table:table-row>
        <table:table-row table:style-name="ro1">
          <table:table-cell office:value-type="float" office:value="15.933334">
            <text:p>15,933334</text:p>
          </table:table-cell>
          <table:table-cell office:value-type="float" office:value="0.326672">
            <text:p>0,326672</text:p>
          </table:table-cell>
          <table:table-cell/>
        </table:table-row>
        <table:table-row table:style-name="ro1">
          <table:table-cell office:value-type="float" office:value="15.966667">
            <text:p>15,966667</text:p>
          </table:table-cell>
          <table:table-cell office:value-type="float" office:value="0.330012">
            <text:p>0,330012</text:p>
          </table:table-cell>
          <table:table-cell/>
        </table:table-row>
        <table:table-row table:style-name="ro1">
          <table:table-cell office:value-type="float" office:value="16.000001">
            <text:p>16,000001</text:p>
          </table:table-cell>
          <table:table-cell office:value-type="float" office:value="0.335946">
            <text:p>0,335946</text:p>
          </table:table-cell>
          <table:table-cell/>
        </table:table-row>
        <table:table-row table:style-name="ro1">
          <table:table-cell office:value-type="float" office:value="16.033334">
            <text:p>16,033334</text:p>
          </table:table-cell>
          <table:table-cell office:value-type="float" office:value="0.345712">
            <text:p>0,345712</text:p>
          </table:table-cell>
          <table:table-cell/>
        </table:table-row>
        <table:table-row table:style-name="ro1">
          <table:table-cell office:value-type="float" office:value="16.066668">
            <text:p>16,066668</text:p>
          </table:table-cell>
          <table:table-cell office:value-type="float" office:value="0.334035">
            <text:p>0,334035</text:p>
          </table:table-cell>
          <table:table-cell/>
        </table:table-row>
        <table:table-row table:style-name="ro1">
          <table:table-cell office:value-type="float" office:value="16.100001">
            <text:p>16,100001</text:p>
          </table:table-cell>
          <table:table-cell office:value-type="float" office:value="0.325376">
            <text:p>0,325376</text:p>
          </table:table-cell>
          <table:table-cell/>
        </table:table-row>
        <table:table-row table:style-name="ro1">
          <table:table-cell office:value-type="float" office:value="16.133334">
            <text:p>16,133334</text:p>
          </table:table-cell>
          <table:table-cell office:value-type="float" office:value="0.330555">
            <text:p>0,330555</text:p>
          </table:table-cell>
          <table:table-cell/>
        </table:table-row>
        <table:table-row table:style-name="ro1">
          <table:table-cell office:value-type="float" office:value="16.166668">
            <text:p>16,166668</text:p>
          </table:table-cell>
          <table:table-cell office:value-type="float" office:value="0.324494">
            <text:p>0,324494</text:p>
          </table:table-cell>
          <table:table-cell/>
        </table:table-row>
        <table:table-row table:style-name="ro1">
          <table:table-cell office:value-type="float" office:value="16.200001">
            <text:p>16,200001</text:p>
          </table:table-cell>
          <table:table-cell office:value-type="float" office:value="0.338833">
            <text:p>0,338833</text:p>
          </table:table-cell>
          <table:table-cell/>
        </table:table-row>
        <table:table-row table:style-name="ro1">
          <table:table-cell office:value-type="float" office:value="16.233334">
            <text:p>16,233334</text:p>
          </table:table-cell>
          <table:table-cell office:value-type="float" office:value="0.320027">
            <text:p>0,320027</text:p>
          </table:table-cell>
          <table:table-cell/>
        </table:table-row>
        <table:table-row table:style-name="ro1">
          <table:table-cell office:value-type="float" office:value="16.266668">
            <text:p>16,266668</text:p>
          </table:table-cell>
          <table:table-cell office:value-type="float" office:value="0.32771">
            <text:p>0,32771</text:p>
          </table:table-cell>
          <table:table-cell/>
        </table:table-row>
        <table:table-row table:style-name="ro1">
          <table:table-cell office:value-type="float" office:value="16.300001">
            <text:p>16,300001</text:p>
          </table:table-cell>
          <table:table-cell office:value-type="float" office:value="0.327547">
            <text:p>0,327547</text:p>
          </table:table-cell>
          <table:table-cell/>
        </table:table-row>
        <table:table-row table:style-name="ro1">
          <table:table-cell office:value-type="float" office:value="16.333334">
            <text:p>16,333334</text:p>
          </table:table-cell>
          <table:table-cell office:value-type="float" office:value="0.325557">
            <text:p>0,325557</text:p>
          </table:table-cell>
          <table:table-cell/>
        </table:table-row>
        <table:table-row table:style-name="ro1">
          <table:table-cell office:value-type="float" office:value="16.366668">
            <text:p>16,366668</text:p>
          </table:table-cell>
          <table:table-cell office:value-type="float" office:value="0.32722">
            <text:p>0,32722</text:p>
          </table:table-cell>
          <table:table-cell/>
        </table:table-row>
        <table:table-row table:style-name="ro1">
          <table:table-cell office:value-type="float" office:value="16.400001">
            <text:p>16,400001</text:p>
          </table:table-cell>
          <table:table-cell office:value-type="float" office:value="0.335389">
            <text:p>0,335389</text:p>
          </table:table-cell>
          <table:table-cell/>
        </table:table-row>
        <table:table-row table:style-name="ro1">
          <table:table-cell office:value-type="float" office:value="16.433334">
            <text:p>16,433334</text:p>
          </table:table-cell>
          <table:table-cell office:value-type="float" office:value="0.325401">
            <text:p>0,325401</text:p>
          </table:table-cell>
          <table:table-cell/>
        </table:table-row>
        <table:table-row table:style-name="ro1">
          <table:table-cell office:value-type="float" office:value="16.466668">
            <text:p>16,466668</text:p>
          </table:table-cell>
          <table:table-cell office:value-type="float" office:value="0.321563">
            <text:p>0,321563</text:p>
          </table:table-cell>
          <table:table-cell/>
        </table:table-row>
        <table:table-row table:style-name="ro1">
          <table:table-cell office:value-type="float" office:value="16.500001">
            <text:p>16,500001</text:p>
          </table:table-cell>
          <table:table-cell office:value-type="float" office:value="0.3134">
            <text:p>0,3134</text:p>
          </table:table-cell>
          <table:table-cell/>
        </table:table-row>
        <table:table-row table:style-name="ro1">
          <table:table-cell office:value-type="float" office:value="16.533334">
            <text:p>16,533334</text:p>
          </table:table-cell>
          <table:table-cell office:value-type="float" office:value="0.327334">
            <text:p>0,327334</text:p>
          </table:table-cell>
          <table:table-cell/>
        </table:table-row>
        <table:table-row table:style-name="ro1">
          <table:table-cell office:value-type="float" office:value="16.566668">
            <text:p>16,566668</text:p>
          </table:table-cell>
          <table:table-cell office:value-type="float" office:value="0.325837">
            <text:p>0,325837</text:p>
          </table:table-cell>
          <table:table-cell/>
        </table:table-row>
        <table:table-row table:style-name="ro1">
          <table:table-cell office:value-type="float" office:value="16.600001">
            <text:p>16,600001</text:p>
          </table:table-cell>
          <table:table-cell office:value-type="float" office:value="0.317893">
            <text:p>0,317893</text:p>
          </table:table-cell>
          <table:table-cell/>
        </table:table-row>
        <table:table-row table:style-name="ro1">
          <table:table-cell office:value-type="float" office:value="16.633334">
            <text:p>16,633334</text:p>
          </table:table-cell>
          <table:table-cell office:value-type="float" office:value="0.325506">
            <text:p>0,325506</text:p>
          </table:table-cell>
          <table:table-cell/>
        </table:table-row>
        <table:table-row table:style-name="ro1">
          <table:table-cell office:value-type="float" office:value="16.666668">
            <text:p>16,666668</text:p>
          </table:table-cell>
          <table:table-cell office:value-type="float" office:value="0.326251">
            <text:p>0,326251</text:p>
          </table:table-cell>
          <table:table-cell/>
        </table:table-row>
        <table:table-row table:style-name="ro1">
          <table:table-cell office:value-type="float" office:value="16.700001">
            <text:p>16,700001</text:p>
          </table:table-cell>
          <table:table-cell office:value-type="float" office:value="0.323944">
            <text:p>0,323944</text:p>
          </table:table-cell>
          <table:table-cell/>
        </table:table-row>
        <table:table-row table:style-name="ro1">
          <table:table-cell office:value-type="float" office:value="16.733334">
            <text:p>16,733334</text:p>
          </table:table-cell>
          <table:table-cell office:value-type="float" office:value="0.324885">
            <text:p>0,324885</text:p>
          </table:table-cell>
          <table:table-cell/>
        </table:table-row>
        <table:table-row table:style-name="ro1">
          <table:table-cell office:value-type="float" office:value="16.766668">
            <text:p>16,766668</text:p>
          </table:table-cell>
          <table:table-cell office:value-type="float" office:value="0.336351">
            <text:p>0,336351</text:p>
          </table:table-cell>
          <table:table-cell/>
        </table:table-row>
        <table:table-row table:style-name="ro1">
          <table:table-cell office:value-type="float" office:value="16.800001">
            <text:p>16,800001</text:p>
          </table:table-cell>
          <table:table-cell office:value-type="float" office:value="0.329825">
            <text:p>0,329825</text:p>
          </table:table-cell>
          <table:table-cell/>
        </table:table-row>
        <table:table-row table:style-name="ro1">
          <table:table-cell office:value-type="float" office:value="16.833334">
            <text:p>16,833334</text:p>
          </table:table-cell>
          <table:table-cell office:value-type="float" office:value="0.317518">
            <text:p>0,317518</text:p>
          </table:table-cell>
          <table:table-cell/>
        </table:table-row>
        <table:table-row table:style-name="ro1">
          <table:table-cell office:value-type="float" office:value="16.866668">
            <text:p>16,866668</text:p>
          </table:table-cell>
          <table:table-cell office:value-type="float" office:value="0.33252">
            <text:p>0,33252</text:p>
          </table:table-cell>
          <table:table-cell/>
        </table:table-row>
        <table:table-row table:style-name="ro1">
          <table:table-cell office:value-type="float" office:value="16.900001">
            <text:p>16,900001</text:p>
          </table:table-cell>
          <table:table-cell office:value-type="float" office:value="0.323734">
            <text:p>0,323734</text:p>
          </table:table-cell>
          <table:table-cell/>
        </table:table-row>
        <table:table-row table:style-name="ro1">
          <table:table-cell office:value-type="float" office:value="16.933334">
            <text:p>16,933334</text:p>
          </table:table-cell>
          <table:table-cell office:value-type="float" office:value="0.312316">
            <text:p>0,312316</text:p>
          </table:table-cell>
          <table:table-cell/>
        </table:table-row>
        <table:table-row table:style-name="ro1">
          <table:table-cell office:value-type="float" office:value="16.966668">
            <text:p>16,966668</text:p>
          </table:table-cell>
          <table:table-cell office:value-type="float" office:value="0.30122">
            <text:p>0,30122</text:p>
          </table:table-cell>
          <table:table-cell office:value-type="string">
            <text:p>Comienza barrido de Sigma</text:p>
          </table:table-cell>
        </table:table-row>
        <table:table-row table:style-name="ro1">
          <table:table-cell office:value-type="float" office:value="17.000001">
            <text:p>17,000001</text:p>
          </table:table-cell>
          <table:table-cell office:value-type="float" office:value="0.288995">
            <text:p>0,288995</text:p>
          </table:table-cell>
          <table:table-cell/>
        </table:table-row>
        <table:table-row table:style-name="ro1">
          <table:table-cell office:value-type="float" office:value="17.033334">
            <text:p>17,033334</text:p>
          </table:table-cell>
          <table:table-cell office:value-type="float" office:value="0.334559">
            <text:p>0,334559</text:p>
          </table:table-cell>
          <table:table-cell/>
        </table:table-row>
        <table:table-row table:style-name="ro1">
          <table:table-cell office:value-type="float" office:value="17.066668">
            <text:p>17,066668</text:p>
          </table:table-cell>
          <table:table-cell office:value-type="float" office:value="0.340626">
            <text:p>0,340626</text:p>
          </table:table-cell>
          <table:table-cell/>
        </table:table-row>
        <table:table-row table:style-name="ro1">
          <table:table-cell office:value-type="float" office:value="17.100001">
            <text:p>17,100001</text:p>
          </table:table-cell>
          <table:table-cell office:value-type="float" office:value="0.317507">
            <text:p>0,317507</text:p>
          </table:table-cell>
          <table:table-cell/>
        </table:table-row>
        <table:table-row table:style-name="ro1">
          <table:table-cell office:value-type="float" office:value="17.133334">
            <text:p>17,133334</text:p>
          </table:table-cell>
          <table:table-cell office:value-type="float" office:value="0.330158">
            <text:p>0,330158</text:p>
          </table:table-cell>
          <table:table-cell/>
        </table:table-row>
        <table:table-row table:style-name="ro1">
          <table:table-cell office:value-type="float" office:value="17.166668">
            <text:p>17,166668</text:p>
          </table:table-cell>
          <table:table-cell office:value-type="float" office:value="0.344151">
            <text:p>0,344151</text:p>
          </table:table-cell>
          <table:table-cell/>
        </table:table-row>
        <table:table-row table:style-name="ro1">
          <table:table-cell office:value-type="float" office:value="17.200001">
            <text:p>17,200001</text:p>
          </table:table-cell>
          <table:table-cell office:value-type="float" office:value="0.327865">
            <text:p>0,327865</text:p>
          </table:table-cell>
          <table:table-cell/>
        </table:table-row>
        <table:table-row table:style-name="ro1">
          <table:table-cell office:value-type="float" office:value="17.233334">
            <text:p>17,233334</text:p>
          </table:table-cell>
          <table:table-cell office:value-type="float" office:value="0.33304">
            <text:p>0,33304</text:p>
          </table:table-cell>
          <table:table-cell/>
        </table:table-row>
        <table:table-row table:style-name="ro1">
          <table:table-cell office:value-type="float" office:value="17.266668">
            <text:p>17,266668</text:p>
          </table:table-cell>
          <table:table-cell office:value-type="float" office:value="0.337205">
            <text:p>0,337205</text:p>
          </table:table-cell>
          <table:table-cell/>
        </table:table-row>
        <table:table-row table:style-name="ro1">
          <table:table-cell office:value-type="float" office:value="17.300001">
            <text:p>17,300001</text:p>
          </table:table-cell>
          <table:table-cell office:value-type="float" office:value="0.318944">
            <text:p>0,318944</text:p>
          </table:table-cell>
          <table:table-cell/>
        </table:table-row>
        <table:table-row table:style-name="ro1">
          <table:table-cell office:value-type="float" office:value="17.333334">
            <text:p>17,333334</text:p>
          </table:table-cell>
          <table:table-cell office:value-type="float" office:value="0.332953">
            <text:p>0,332953</text:p>
          </table:table-cell>
          <table:table-cell/>
        </table:table-row>
        <table:table-row table:style-name="ro1">
          <table:table-cell office:value-type="float" office:value="17.366668">
            <text:p>17,366668</text:p>
          </table:table-cell>
          <table:table-cell office:value-type="float" office:value="0.32209">
            <text:p>0,32209</text:p>
          </table:table-cell>
          <table:table-cell/>
        </table:table-row>
        <table:table-row table:style-name="ro1">
          <table:table-cell office:value-type="float" office:value="17.400001">
            <text:p>17,400001</text:p>
          </table:table-cell>
          <table:table-cell office:value-type="float" office:value="0.319786">
            <text:p>0,319786</text:p>
          </table:table-cell>
          <table:table-cell/>
        </table:table-row>
        <table:table-row table:style-name="ro1">
          <table:table-cell office:value-type="float" office:value="17.433334">
            <text:p>17,433334</text:p>
          </table:table-cell>
          <table:table-cell office:value-type="float" office:value="0.331982">
            <text:p>0,331982</text:p>
          </table:table-cell>
          <table:table-cell/>
        </table:table-row>
        <table:table-row table:style-name="ro1">
          <table:table-cell office:value-type="float" office:value="17.466668">
            <text:p>17,466668</text:p>
          </table:table-cell>
          <table:table-cell office:value-type="float" office:value="0.331227">
            <text:p>0,331227</text:p>
          </table:table-cell>
          <table:table-cell/>
        </table:table-row>
        <table:table-row table:style-name="ro1">
          <table:table-cell office:value-type="float" office:value="17.500001">
            <text:p>17,500001</text:p>
          </table:table-cell>
          <table:table-cell office:value-type="float" office:value="0.328194">
            <text:p>0,328194</text:p>
          </table:table-cell>
          <table:table-cell/>
        </table:table-row>
        <table:table-row table:style-name="ro1">
          <table:table-cell office:value-type="float" office:value="17.533334">
            <text:p>17,533334</text:p>
          </table:table-cell>
          <table:table-cell office:value-type="float" office:value="0.332413">
            <text:p>0,332413</text:p>
          </table:table-cell>
          <table:table-cell/>
        </table:table-row>
        <table:table-row table:style-name="ro1">
          <table:table-cell office:value-type="float" office:value="17.566668">
            <text:p>17,566668</text:p>
          </table:table-cell>
          <table:table-cell office:value-type="float" office:value="0.334058">
            <text:p>0,334058</text:p>
          </table:table-cell>
          <table:table-cell/>
        </table:table-row>
        <table:table-row table:style-name="ro1">
          <table:table-cell office:value-type="float" office:value="17.600001">
            <text:p>17,600001</text:p>
          </table:table-cell>
          <table:table-cell office:value-type="float" office:value="0.329014">
            <text:p>0,329014</text:p>
          </table:table-cell>
          <table:table-cell/>
        </table:table-row>
        <table:table-row table:style-name="ro1">
          <table:table-cell office:value-type="float" office:value="17.633334">
            <text:p>17,633334</text:p>
          </table:table-cell>
          <table:table-cell office:value-type="float" office:value="0.325649">
            <text:p>0,325649</text:p>
          </table:table-cell>
          <table:table-cell/>
        </table:table-row>
        <table:table-row table:style-name="ro1">
          <table:table-cell office:value-type="float" office:value="17.666668">
            <text:p>17,666668</text:p>
          </table:table-cell>
          <table:table-cell office:value-type="float" office:value="0.317829">
            <text:p>0,317829</text:p>
          </table:table-cell>
          <table:table-cell/>
        </table:table-row>
        <table:table-row table:style-name="ro1">
          <table:table-cell office:value-type="float" office:value="17.700001">
            <text:p>17,700001</text:p>
          </table:table-cell>
          <table:table-cell office:value-type="float" office:value="0.324872">
            <text:p>0,324872</text:p>
          </table:table-cell>
          <table:table-cell/>
        </table:table-row>
        <table:table-row table:style-name="ro1">
          <table:table-cell office:value-type="float" office:value="17.733334">
            <text:p>17,733334</text:p>
          </table:table-cell>
          <table:table-cell office:value-type="float" office:value="0.31875">
            <text:p>0,31875</text:p>
          </table:table-cell>
          <table:table-cell/>
        </table:table-row>
        <table:table-row table:style-name="ro1">
          <table:table-cell office:value-type="float" office:value="17.766668">
            <text:p>17,766668</text:p>
          </table:table-cell>
          <table:table-cell office:value-type="float" office:value="0.334099">
            <text:p>0,334099</text:p>
          </table:table-cell>
          <table:table-cell/>
        </table:table-row>
        <table:table-row table:style-name="ro1">
          <table:table-cell office:value-type="float" office:value="17.800001">
            <text:p>17,800001</text:p>
          </table:table-cell>
          <table:table-cell office:value-type="float" office:value="0.327749">
            <text:p>0,327749</text:p>
          </table:table-cell>
          <table:table-cell/>
        </table:table-row>
        <table:table-row table:style-name="ro1">
          <table:table-cell office:value-type="float" office:value="17.833334">
            <text:p>17,833334</text:p>
          </table:table-cell>
          <table:table-cell office:value-type="float" office:value="0.329537">
            <text:p>0,329537</text:p>
          </table:table-cell>
          <table:table-cell/>
        </table:table-row>
        <table:table-row table:style-name="ro1">
          <table:table-cell office:value-type="float" office:value="17.866668">
            <text:p>17,866668</text:p>
          </table:table-cell>
          <table:table-cell office:value-type="float" office:value="0.32658">
            <text:p>0,32658</text:p>
          </table:table-cell>
          <table:table-cell/>
        </table:table-row>
        <table:table-row table:style-name="ro1">
          <table:table-cell office:value-type="float" office:value="17.900001">
            <text:p>17,900001</text:p>
          </table:table-cell>
          <table:table-cell office:value-type="float" office:value="0.334668">
            <text:p>0,334668</text:p>
          </table:table-cell>
          <table:table-cell/>
        </table:table-row>
        <table:table-row table:style-name="ro1">
          <table:table-cell office:value-type="float" office:value="17.933334">
            <text:p>17,933334</text:p>
          </table:table-cell>
          <table:table-cell office:value-type="float" office:value="0.325447">
            <text:p>0,325447</text:p>
          </table:table-cell>
          <table:table-cell/>
        </table:table-row>
        <table:table-row table:style-name="ro1">
          <table:table-cell office:value-type="float" office:value="17.966668">
            <text:p>17,966668</text:p>
          </table:table-cell>
          <table:table-cell office:value-type="float" office:value="0.33048">
            <text:p>0,33048</text:p>
          </table:table-cell>
          <table:table-cell/>
        </table:table-row>
        <table:table-row table:style-name="ro1">
          <table:table-cell office:value-type="float" office:value="18.000001">
            <text:p>18,000001</text:p>
          </table:table-cell>
          <table:table-cell office:value-type="float" office:value="0.310634">
            <text:p>0,310634</text:p>
          </table:table-cell>
          <table:table-cell/>
        </table:table-row>
        <table:table-row table:style-name="ro1">
          <table:table-cell office:value-type="float" office:value="18.033334">
            <text:p>18,033334</text:p>
          </table:table-cell>
          <table:table-cell office:value-type="float" office:value="0.330039">
            <text:p>0,330039</text:p>
          </table:table-cell>
          <table:table-cell/>
        </table:table-row>
        <table:table-row table:style-name="ro1">
          <table:table-cell office:value-type="float" office:value="18.066668">
            <text:p>18,066668</text:p>
          </table:table-cell>
          <table:table-cell office:value-type="float" office:value="0.323355">
            <text:p>0,323355</text:p>
          </table:table-cell>
          <table:table-cell/>
        </table:table-row>
        <table:table-row table:style-name="ro1">
          <table:table-cell office:value-type="float" office:value="18.100001">
            <text:p>18,100001</text:p>
          </table:table-cell>
          <table:table-cell office:value-type="float" office:value="0.331693">
            <text:p>0,331693</text:p>
          </table:table-cell>
          <table:table-cell/>
        </table:table-row>
        <table:table-row table:style-name="ro1">
          <table:table-cell office:value-type="float" office:value="18.133334">
            <text:p>18,133334</text:p>
          </table:table-cell>
          <table:table-cell office:value-type="float" office:value="0.335755">
            <text:p>0,335755</text:p>
          </table:table-cell>
          <table:table-cell/>
        </table:table-row>
        <table:table-row table:style-name="ro1">
          <table:table-cell office:value-type="float" office:value="18.166668">
            <text:p>18,166668</text:p>
          </table:table-cell>
          <table:table-cell office:value-type="float" office:value="0.320614">
            <text:p>0,320614</text:p>
          </table:table-cell>
          <table:table-cell/>
        </table:table-row>
        <table:table-row table:style-name="ro1">
          <table:table-cell office:value-type="float" office:value="18.200001">
            <text:p>18,200001</text:p>
          </table:table-cell>
          <table:table-cell office:value-type="float" office:value="0.328076">
            <text:p>0,328076</text:p>
          </table:table-cell>
          <table:table-cell/>
        </table:table-row>
        <table:table-row table:style-name="ro1">
          <table:table-cell office:value-type="float" office:value="18.233334">
            <text:p>18,233334</text:p>
          </table:table-cell>
          <table:table-cell office:value-type="float" office:value="0.320064">
            <text:p>0,320064</text:p>
          </table:table-cell>
          <table:table-cell/>
        </table:table-row>
        <table:table-row table:style-name="ro1">
          <table:table-cell office:value-type="float" office:value="18.266668">
            <text:p>18,266668</text:p>
          </table:table-cell>
          <table:table-cell office:value-type="float" office:value="0.335273">
            <text:p>0,335273</text:p>
          </table:table-cell>
          <table:table-cell/>
        </table:table-row>
        <table:table-row table:style-name="ro1">
          <table:table-cell office:value-type="float" office:value="18.300001">
            <text:p>18,300001</text:p>
          </table:table-cell>
          <table:table-cell office:value-type="float" office:value="0.332813">
            <text:p>0,332813</text:p>
          </table:table-cell>
          <table:table-cell/>
        </table:table-row>
        <table:table-row table:style-name="ro1">
          <table:table-cell office:value-type="float" office:value="18.333334">
            <text:p>18,333334</text:p>
          </table:table-cell>
          <table:table-cell office:value-type="float" office:value="0.340326">
            <text:p>0,340326</text:p>
          </table:table-cell>
          <table:table-cell/>
        </table:table-row>
        <table:table-row table:style-name="ro1">
          <table:table-cell office:value-type="float" office:value="18.366668">
            <text:p>18,366668</text:p>
          </table:table-cell>
          <table:table-cell office:value-type="float" office:value="0.318377">
            <text:p>0,318377</text:p>
          </table:table-cell>
          <table:table-cell/>
        </table:table-row>
        <table:table-row table:style-name="ro1">
          <table:table-cell office:value-type="float" office:value="18.400001">
            <text:p>18,400001</text:p>
          </table:table-cell>
          <table:table-cell office:value-type="float" office:value="0.336131">
            <text:p>0,336131</text:p>
          </table:table-cell>
          <table:table-cell/>
        </table:table-row>
        <table:table-row table:style-name="ro1">
          <table:table-cell office:value-type="float" office:value="18.433334">
            <text:p>18,433334</text:p>
          </table:table-cell>
          <table:table-cell office:value-type="float" office:value="0.321114">
            <text:p>0,321114</text:p>
          </table:table-cell>
          <table:table-cell/>
        </table:table-row>
        <table:table-row table:style-name="ro1">
          <table:table-cell office:value-type="float" office:value="18.466668">
            <text:p>18,466668</text:p>
          </table:table-cell>
          <table:table-cell office:value-type="float" office:value="0.322192">
            <text:p>0,322192</text:p>
          </table:table-cell>
          <table:table-cell/>
        </table:table-row>
        <table:table-row table:style-name="ro1">
          <table:table-cell office:value-type="float" office:value="18.500001">
            <text:p>18,500001</text:p>
          </table:table-cell>
          <table:table-cell office:value-type="float" office:value="0.334921">
            <text:p>0,334921</text:p>
          </table:table-cell>
          <table:table-cell/>
        </table:table-row>
        <table:table-row table:style-name="ro1">
          <table:table-cell office:value-type="float" office:value="18.533334">
            <text:p>18,533334</text:p>
          </table:table-cell>
          <table:table-cell office:value-type="float" office:value="0.322068">
            <text:p>0,322068</text:p>
          </table:table-cell>
          <table:table-cell/>
        </table:table-row>
        <table:table-row table:style-name="ro1">
          <table:table-cell office:value-type="float" office:value="18.566668">
            <text:p>18,566668</text:p>
          </table:table-cell>
          <table:table-cell office:value-type="float" office:value="0.327804">
            <text:p>0,327804</text:p>
          </table:table-cell>
          <table:table-cell/>
        </table:table-row>
        <table:table-row table:style-name="ro1">
          <table:table-cell office:value-type="float" office:value="18.600001">
            <text:p>18,600001</text:p>
          </table:table-cell>
          <table:table-cell office:value-type="float" office:value="0.318717">
            <text:p>0,318717</text:p>
          </table:table-cell>
          <table:table-cell/>
        </table:table-row>
        <table:table-row table:style-name="ro1">
          <table:table-cell office:value-type="float" office:value="18.633334">
            <text:p>18,633334</text:p>
          </table:table-cell>
          <table:table-cell office:value-type="float" office:value="0.319038">
            <text:p>0,319038</text:p>
          </table:table-cell>
          <table:table-cell/>
        </table:table-row>
        <table:table-row table:style-name="ro1">
          <table:table-cell office:value-type="float" office:value="18.666668">
            <text:p>18,666668</text:p>
          </table:table-cell>
          <table:table-cell office:value-type="float" office:value="0.317158">
            <text:p>0,317158</text:p>
          </table:table-cell>
          <table:table-cell/>
        </table:table-row>
        <table:table-row table:style-name="ro1">
          <table:table-cell office:value-type="float" office:value="18.700001">
            <text:p>18,700001</text:p>
          </table:table-cell>
          <table:table-cell office:value-type="float" office:value="0.325145">
            <text:p>0,325145</text:p>
          </table:table-cell>
          <table:table-cell/>
        </table:table-row>
        <table:table-row table:style-name="ro1">
          <table:table-cell office:value-type="float" office:value="18.733334">
            <text:p>18,733334</text:p>
          </table:table-cell>
          <table:table-cell office:value-type="float" office:value="0.336302">
            <text:p>0,336302</text:p>
          </table:table-cell>
          <table:table-cell/>
        </table:table-row>
        <table:table-row table:style-name="ro1">
          <table:table-cell office:value-type="float" office:value="18.766668">
            <text:p>18,766668</text:p>
          </table:table-cell>
          <table:table-cell office:value-type="float" office:value="0.315422">
            <text:p>0,315422</text:p>
          </table:table-cell>
          <table:table-cell/>
        </table:table-row>
        <table:table-row table:style-name="ro1">
          <table:table-cell office:value-type="float" office:value="18.800001">
            <text:p>18,800001</text:p>
          </table:table-cell>
          <table:table-cell office:value-type="float" office:value="0.320215">
            <text:p>0,320215</text:p>
          </table:table-cell>
          <table:table-cell/>
        </table:table-row>
        <table:table-row table:style-name="ro1">
          <table:table-cell office:value-type="float" office:value="18.833334">
            <text:p>18,833334</text:p>
          </table:table-cell>
          <table:table-cell office:value-type="float" office:value="0.317911">
            <text:p>0,317911</text:p>
          </table:table-cell>
          <table:table-cell/>
        </table:table-row>
        <table:table-row table:style-name="ro1">
          <table:table-cell office:value-type="float" office:value="18.866668">
            <text:p>18,866668</text:p>
          </table:table-cell>
          <table:table-cell office:value-type="float" office:value="0.331447">
            <text:p>0,331447</text:p>
          </table:table-cell>
          <table:table-cell/>
        </table:table-row>
        <table:table-row table:style-name="ro1">
          <table:table-cell office:value-type="float" office:value="18.900001">
            <text:p>18,900001</text:p>
          </table:table-cell>
          <table:table-cell office:value-type="float" office:value="0.327309">
            <text:p>0,327309</text:p>
          </table:table-cell>
          <table:table-cell/>
        </table:table-row>
        <table:table-row table:style-name="ro1">
          <table:table-cell office:value-type="float" office:value="18.933334">
            <text:p>18,933334</text:p>
          </table:table-cell>
          <table:table-cell office:value-type="float" office:value="0.317234">
            <text:p>0,317234</text:p>
          </table:table-cell>
          <table:table-cell/>
        </table:table-row>
        <table:table-row table:style-name="ro1">
          <table:table-cell office:value-type="float" office:value="18.966668">
            <text:p>18,966668</text:p>
          </table:table-cell>
          <table:table-cell office:value-type="float" office:value="0.318727">
            <text:p>0,318727</text:p>
          </table:table-cell>
          <table:table-cell/>
        </table:table-row>
        <table:table-row table:style-name="ro1">
          <table:table-cell office:value-type="float" office:value="19.000001">
            <text:p>19,000001</text:p>
          </table:table-cell>
          <table:table-cell office:value-type="float" office:value="0.331397">
            <text:p>0,331397</text:p>
          </table:table-cell>
          <table:table-cell/>
        </table:table-row>
        <table:table-row table:style-name="ro1">
          <table:table-cell office:value-type="float" office:value="19.033334">
            <text:p>19,033334</text:p>
          </table:table-cell>
          <table:table-cell office:value-type="float" office:value="0.326281">
            <text:p>0,326281</text:p>
          </table:table-cell>
          <table:table-cell/>
        </table:table-row>
        <table:table-row table:style-name="ro1">
          <table:table-cell office:value-type="float" office:value="19.066668">
            <text:p>19,066668</text:p>
          </table:table-cell>
          <table:table-cell office:value-type="float" office:value="0.325522">
            <text:p>0,325522</text:p>
          </table:table-cell>
          <table:table-cell/>
        </table:table-row>
        <table:table-row table:style-name="ro1">
          <table:table-cell office:value-type="float" office:value="19.100001">
            <text:p>19,100001</text:p>
          </table:table-cell>
          <table:table-cell office:value-type="float" office:value="0.312718">
            <text:p>0,312718</text:p>
          </table:table-cell>
          <table:table-cell/>
        </table:table-row>
        <table:table-row table:style-name="ro1">
          <table:table-cell office:value-type="float" office:value="19.133334">
            <text:p>19,133334</text:p>
          </table:table-cell>
          <table:table-cell office:value-type="float" office:value="0.322691">
            <text:p>0,322691</text:p>
          </table:table-cell>
          <table:table-cell/>
        </table:table-row>
        <table:table-row table:style-name="ro1">
          <table:table-cell office:value-type="float" office:value="19.166668">
            <text:p>19,166668</text:p>
          </table:table-cell>
          <table:table-cell office:value-type="float" office:value="0.320563">
            <text:p>0,320563</text:p>
          </table:table-cell>
          <table:table-cell/>
        </table:table-row>
        <table:table-row table:style-name="ro1">
          <table:table-cell office:value-type="float" office:value="19.200001">
            <text:p>19,200001</text:p>
          </table:table-cell>
          <table:table-cell office:value-type="float" office:value="0.328388">
            <text:p>0,328388</text:p>
          </table:table-cell>
          <table:table-cell/>
        </table:table-row>
        <table:table-row table:style-name="ro1">
          <table:table-cell office:value-type="float" office:value="19.233334">
            <text:p>19,233334</text:p>
          </table:table-cell>
          <table:table-cell office:value-type="float" office:value="0.320254">
            <text:p>0,320254</text:p>
          </table:table-cell>
          <table:table-cell/>
        </table:table-row>
        <table:table-row table:style-name="ro1">
          <table:table-cell office:value-type="float" office:value="19.266668">
            <text:p>19,266668</text:p>
          </table:table-cell>
          <table:table-cell office:value-type="float" office:value="0.334077">
            <text:p>0,334077</text:p>
          </table:table-cell>
          <table:table-cell/>
        </table:table-row>
        <table:table-row table:style-name="ro1">
          <table:table-cell office:value-type="float" office:value="19.300001">
            <text:p>19,300001</text:p>
          </table:table-cell>
          <table:table-cell office:value-type="float" office:value="0.315391">
            <text:p>0,315391</text:p>
          </table:table-cell>
          <table:table-cell/>
        </table:table-row>
        <table:table-row table:style-name="ro1">
          <table:table-cell office:value-type="float" office:value="19.333334">
            <text:p>19,333334</text:p>
          </table:table-cell>
          <table:table-cell office:value-type="float" office:value="0.324863">
            <text:p>0,324863</text:p>
          </table:table-cell>
          <table:table-cell/>
        </table:table-row>
        <table:table-row table:style-name="ro1">
          <table:table-cell office:value-type="float" office:value="19.366668">
            <text:p>19,366668</text:p>
          </table:table-cell>
          <table:table-cell office:value-type="float" office:value="0.320043">
            <text:p>0,320043</text:p>
          </table:table-cell>
          <table:table-cell/>
        </table:table-row>
        <table:table-row table:style-name="ro1">
          <table:table-cell office:value-type="float" office:value="19.400001">
            <text:p>19,400001</text:p>
          </table:table-cell>
          <table:table-cell office:value-type="float" office:value="0.327769">
            <text:p>0,327769</text:p>
          </table:table-cell>
          <table:table-cell/>
        </table:table-row>
        <table:table-row table:style-name="ro1">
          <table:table-cell office:value-type="float" office:value="19.433334">
            <text:p>19,433334</text:p>
          </table:table-cell>
          <table:table-cell office:value-type="float" office:value="0.323182">
            <text:p>0,323182</text:p>
          </table:table-cell>
          <table:table-cell/>
        </table:table-row>
        <table:table-row table:style-name="ro1">
          <table:table-cell office:value-type="float" office:value="19.466668">
            <text:p>19,466668</text:p>
          </table:table-cell>
          <table:table-cell office:value-type="float" office:value="0.323673">
            <text:p>0,323673</text:p>
          </table:table-cell>
          <table:table-cell/>
        </table:table-row>
        <table:table-row table:style-name="ro1">
          <table:table-cell office:value-type="float" office:value="19.500001">
            <text:p>19,500001</text:p>
          </table:table-cell>
          <table:table-cell office:value-type="float" office:value="0.334533">
            <text:p>0,334533</text:p>
          </table:table-cell>
          <table:table-cell/>
        </table:table-row>
        <table:table-row table:style-name="ro1">
          <table:table-cell office:value-type="float" office:value="19.533334">
            <text:p>19,533334</text:p>
          </table:table-cell>
          <table:table-cell office:value-type="float" office:value="0.329144">
            <text:p>0,329144</text:p>
          </table:table-cell>
          <table:table-cell/>
        </table:table-row>
        <table:table-row table:style-name="ro1">
          <table:table-cell office:value-type="float" office:value="19.566668">
            <text:p>19,566668</text:p>
          </table:table-cell>
          <table:table-cell office:value-type="float" office:value="0.331599">
            <text:p>0,331599</text:p>
          </table:table-cell>
          <table:table-cell/>
        </table:table-row>
        <table:table-row table:style-name="ro1">
          <table:table-cell office:value-type="float" office:value="19.600001">
            <text:p>19,600001</text:p>
          </table:table-cell>
          <table:table-cell office:value-type="float" office:value="0.324853">
            <text:p>0,324853</text:p>
          </table:table-cell>
          <table:table-cell/>
        </table:table-row>
        <table:table-row table:style-name="ro1">
          <table:table-cell office:value-type="float" office:value="19.633334">
            <text:p>19,633334</text:p>
          </table:table-cell>
          <table:table-cell office:value-type="float" office:value="0.326943">
            <text:p>0,326943</text:p>
          </table:table-cell>
          <table:table-cell/>
        </table:table-row>
        <table:table-row table:style-name="ro1">
          <table:table-cell office:value-type="float" office:value="19.666668">
            <text:p>19,666668</text:p>
          </table:table-cell>
          <table:table-cell office:value-type="float" office:value="0.328995">
            <text:p>0,328995</text:p>
          </table:table-cell>
          <table:table-cell/>
        </table:table-row>
        <table:table-row table:style-name="ro1">
          <table:table-cell office:value-type="float" office:value="19.700001">
            <text:p>19,700001</text:p>
          </table:table-cell>
          <table:table-cell office:value-type="float" office:value="0.320066">
            <text:p>0,320066</text:p>
          </table:table-cell>
          <table:table-cell/>
        </table:table-row>
        <table:table-row table:style-name="ro1">
          <table:table-cell office:value-type="float" office:value="19.733334">
            <text:p>19,733334</text:p>
          </table:table-cell>
          <table:table-cell office:value-type="float" office:value="0.332647">
            <text:p>0,332647</text:p>
          </table:table-cell>
          <table:table-cell/>
        </table:table-row>
        <table:table-row table:style-name="ro1">
          <table:table-cell office:value-type="float" office:value="19.766668">
            <text:p>19,766668</text:p>
          </table:table-cell>
          <table:table-cell office:value-type="float" office:value="0.326005">
            <text:p>0,326005</text:p>
          </table:table-cell>
          <table:table-cell/>
        </table:table-row>
        <table:table-row table:style-name="ro1">
          <table:table-cell office:value-type="float" office:value="19.800001">
            <text:p>19,800001</text:p>
          </table:table-cell>
          <table:table-cell office:value-type="float" office:value="0.318955">
            <text:p>0,318955</text:p>
          </table:table-cell>
          <table:table-cell/>
        </table:table-row>
        <table:table-row table:style-name="ro1">
          <table:table-cell office:value-type="float" office:value="19.833334">
            <text:p>19,833334</text:p>
          </table:table-cell>
          <table:table-cell office:value-type="float" office:value="0.318047">
            <text:p>0,318047</text:p>
          </table:table-cell>
          <table:table-cell/>
        </table:table-row>
        <table:table-row table:style-name="ro1">
          <table:table-cell office:value-type="float" office:value="19.866668">
            <text:p>19,866668</text:p>
          </table:table-cell>
          <table:table-cell office:value-type="float" office:value="0.327756">
            <text:p>0,327756</text:p>
          </table:table-cell>
          <table:table-cell/>
        </table:table-row>
        <table:table-row table:style-name="ro1">
          <table:table-cell office:value-type="float" office:value="19.900001">
            <text:p>19,900001</text:p>
          </table:table-cell>
          <table:table-cell office:value-type="float" office:value="0.33152">
            <text:p>0,33152</text:p>
          </table:table-cell>
          <table:table-cell/>
        </table:table-row>
        <table:table-row table:style-name="ro1">
          <table:table-cell office:value-type="float" office:value="19.933334">
            <text:p>19,933334</text:p>
          </table:table-cell>
          <table:table-cell office:value-type="float" office:value="0.320659">
            <text:p>0,320659</text:p>
          </table:table-cell>
          <table:table-cell/>
        </table:table-row>
        <table:table-row table:style-name="ro1">
          <table:table-cell office:value-type="float" office:value="19.966668">
            <text:p>19,966668</text:p>
          </table:table-cell>
          <table:table-cell office:value-type="float" office:value="0.320889">
            <text:p>0,320889</text:p>
          </table:table-cell>
          <table:table-cell/>
        </table:table-row>
        <table:table-row table:style-name="ro1">
          <table:table-cell office:value-type="float" office:value="20.000001">
            <text:p>20,000001</text:p>
          </table:table-cell>
          <table:table-cell office:value-type="float" office:value="0.329356">
            <text:p>0,329356</text:p>
          </table:table-cell>
          <table:table-cell/>
        </table:table-row>
        <table:table-row table:style-name="ro1">
          <table:table-cell office:value-type="float" office:value="20.033334">
            <text:p>20,033334</text:p>
          </table:table-cell>
          <table:table-cell office:value-type="float" office:value="0.315038">
            <text:p>0,315038</text:p>
          </table:table-cell>
          <table:table-cell/>
        </table:table-row>
        <table:table-row table:style-name="ro1">
          <table:table-cell office:value-type="float" office:value="20.066668">
            <text:p>20,066668</text:p>
          </table:table-cell>
          <table:table-cell office:value-type="float" office:value="0.338753">
            <text:p>0,338753</text:p>
          </table:table-cell>
          <table:table-cell/>
        </table:table-row>
        <table:table-row table:style-name="ro1">
          <table:table-cell office:value-type="float" office:value="20.100001">
            <text:p>20,100001</text:p>
          </table:table-cell>
          <table:table-cell office:value-type="float" office:value="0.342611">
            <text:p>0,342611</text:p>
          </table:table-cell>
          <table:table-cell/>
        </table:table-row>
        <table:table-row table:style-name="ro1">
          <table:table-cell office:value-type="float" office:value="20.133334">
            <text:p>20,133334</text:p>
          </table:table-cell>
          <table:table-cell office:value-type="float" office:value="0.330229">
            <text:p>0,330229</text:p>
          </table:table-cell>
          <table:table-cell/>
        </table:table-row>
        <table:table-row table:style-name="ro1">
          <table:table-cell office:value-type="float" office:value="20.166668">
            <text:p>20,166668</text:p>
          </table:table-cell>
          <table:table-cell office:value-type="float" office:value="0.324185">
            <text:p>0,324185</text:p>
          </table:table-cell>
          <table:table-cell office:value-type="string">
            <text:p>Mejor sigma encontrada: s=0.004180s</text:p>
          </table:table-cell>
        </table:table-row>
        <table:table-row table:style-name="ro1">
          <table:table-cell office:value-type="float" office:value="20.200001">
            <text:p>20,200001</text:p>
          </table:table-cell>
          <table:table-cell office:value-type="float" office:value="0.328721">
            <text:p>0,328721</text:p>
          </table:table-cell>
          <table:table-cell/>
        </table:table-row>
        <table:table-row table:style-name="ro1">
          <table:table-cell office:value-type="float" office:value="20.233334">
            <text:p>20,233334</text:p>
          </table:table-cell>
          <table:table-cell office:value-type="float" office:value="0.321289">
            <text:p>0,321289</text:p>
          </table:table-cell>
          <table:table-cell/>
        </table:table-row>
        <table:table-row table:style-name="ro1">
          <table:table-cell office:value-type="float" office:value="20.266668">
            <text:p>20,266668</text:p>
          </table:table-cell>
          <table:table-cell office:value-type="float" office:value="0.30898">
            <text:p>0,30898</text:p>
          </table:table-cell>
          <table:table-cell/>
        </table:table-row>
        <table:table-row table:style-name="ro1">
          <table:table-cell office:value-type="float" office:value="20.300001">
            <text:p>20,300001</text:p>
          </table:table-cell>
          <table:table-cell office:value-type="float" office:value="0.314789">
            <text:p>0,314789</text:p>
          </table:table-cell>
          <table:table-cell/>
        </table:table-row>
        <table:table-row table:style-name="ro1">
          <table:table-cell office:value-type="float" office:value="20.333334">
            <text:p>20,333334</text:p>
          </table:table-cell>
          <table:table-cell office:value-type="float" office:value="0.31166">
            <text:p>0,31166</text:p>
          </table:table-cell>
          <table:table-cell/>
        </table:table-row>
        <table:table-row table:style-name="ro1">
          <table:table-cell office:value-type="float" office:value="20.366668">
            <text:p>20,366668</text:p>
          </table:table-cell>
          <table:table-cell office:value-type="float" office:value="0.317499">
            <text:p>0,317499</text:p>
          </table:table-cell>
          <table:table-cell/>
        </table:table-row>
        <table:table-row table:style-name="ro1">
          <table:table-cell office:value-type="float" office:value="20.400001">
            <text:p>20,400001</text:p>
          </table:table-cell>
          <table:table-cell office:value-type="float" office:value="0.31595">
            <text:p>0,31595</text:p>
          </table:table-cell>
          <table:table-cell/>
        </table:table-row>
        <table:table-row table:style-name="ro1">
          <table:table-cell office:value-type="float" office:value="20.433334">
            <text:p>20,433334</text:p>
          </table:table-cell>
          <table:table-cell office:value-type="float" office:value="0.308692">
            <text:p>0,308692</text:p>
          </table:table-cell>
          <table:table-cell/>
        </table:table-row>
        <table:table-row table:style-name="ro1">
          <table:table-cell office:value-type="float" office:value="20.466668">
            <text:p>20,466668</text:p>
          </table:table-cell>
          <table:table-cell office:value-type="float" office:value="0.324667">
            <text:p>0,324667</text:p>
          </table:table-cell>
          <table:table-cell/>
        </table:table-row>
        <table:table-row table:style-name="ro1">
          <table:table-cell office:value-type="float" office:value="20.500001">
            <text:p>20,500001</text:p>
          </table:table-cell>
          <table:table-cell office:value-type="float" office:value="0.320307">
            <text:p>0,320307</text:p>
          </table:table-cell>
          <table:table-cell/>
        </table:table-row>
        <table:table-row table:style-name="ro1">
          <table:table-cell office:value-type="float" office:value="20.533334">
            <text:p>20,533334</text:p>
          </table:table-cell>
          <table:table-cell office:value-type="float" office:value="0.316523">
            <text:p>0,316523</text:p>
          </table:table-cell>
          <table:table-cell/>
        </table:table-row>
        <table:table-row table:style-name="ro1">
          <table:table-cell office:value-type="float" office:value="20.566668">
            <text:p>20,566668</text:p>
          </table:table-cell>
          <table:table-cell office:value-type="float" office:value="0.312707">
            <text:p>0,312707</text:p>
          </table:table-cell>
          <table:table-cell/>
        </table:table-row>
        <table:table-row table:style-name="ro1">
          <table:table-cell office:value-type="float" office:value="20.600001">
            <text:p>20,600001</text:p>
          </table:table-cell>
          <table:table-cell office:value-type="float" office:value="0.302155">
            <text:p>0,302155</text:p>
          </table:table-cell>
          <table:table-cell/>
        </table:table-row>
        <table:table-row table:style-name="ro1">
          <table:table-cell office:value-type="float" office:value="20.633334">
            <text:p>20,633334</text:p>
          </table:table-cell>
          <table:table-cell office:value-type="float" office:value="0.312196">
            <text:p>0,312196</text:p>
          </table:table-cell>
          <table:table-cell/>
        </table:table-row>
        <table:table-row table:style-name="ro1">
          <table:table-cell office:value-type="float" office:value="20.666668">
            <text:p>20,666668</text:p>
          </table:table-cell>
          <table:table-cell office:value-type="float" office:value="0.31718">
            <text:p>0,31718</text:p>
          </table:table-cell>
          <table:table-cell/>
        </table:table-row>
        <table:table-row table:style-name="ro1">
          <table:table-cell office:value-type="float" office:value="20.700001">
            <text:p>20,700001</text:p>
          </table:table-cell>
          <table:table-cell office:value-type="float" office:value="0.312557">
            <text:p>0,312557</text:p>
          </table:table-cell>
          <table:table-cell/>
        </table:table-row>
        <table:table-row table:style-name="ro1">
          <table:table-cell office:value-type="float" office:value="20.733334">
            <text:p>20,733334</text:p>
          </table:table-cell>
          <table:table-cell office:value-type="float" office:value="0.30877">
            <text:p>0,30877</text:p>
          </table:table-cell>
          <table:table-cell/>
        </table:table-row>
        <table:table-row table:style-name="ro1">
          <table:table-cell office:value-type="float" office:value="20.766668">
            <text:p>20,766668</text:p>
          </table:table-cell>
          <table:table-cell office:value-type="float" office:value="0.31742">
            <text:p>0,31742</text:p>
          </table:table-cell>
          <table:table-cell/>
        </table:table-row>
        <table:table-row table:style-name="ro1">
          <table:table-cell office:value-type="float" office:value="20.800001">
            <text:p>20,800001</text:p>
          </table:table-cell>
          <table:table-cell office:value-type="float" office:value="0.324827">
            <text:p>0,324827</text:p>
          </table:table-cell>
          <table:table-cell/>
        </table:table-row>
        <table:table-row table:style-name="ro1">
          <table:table-cell office:value-type="float" office:value="20.833334">
            <text:p>20,833334</text:p>
          </table:table-cell>
          <table:table-cell office:value-type="float" office:value="0.306727">
            <text:p>0,306727</text:p>
          </table:table-cell>
          <table:table-cell/>
        </table:table-row>
        <table:table-row table:style-name="ro1">
          <table:table-cell office:value-type="float" office:value="20.866668">
            <text:p>20,866668</text:p>
          </table:table-cell>
          <table:table-cell office:value-type="float" office:value="0.318063">
            <text:p>0,318063</text:p>
          </table:table-cell>
          <table:table-cell/>
        </table:table-row>
        <table:table-row table:style-name="ro1">
          <table:table-cell office:value-type="float" office:value="20.900001">
            <text:p>20,900001</text:p>
          </table:table-cell>
          <table:table-cell office:value-type="float" office:value="0.316021">
            <text:p>0,316021</text:p>
          </table:table-cell>
          <table:table-cell/>
        </table:table-row>
        <table:table-row table:style-name="ro1">
          <table:table-cell office:value-type="float" office:value="20.933334">
            <text:p>20,933334</text:p>
          </table:table-cell>
          <table:table-cell office:value-type="float" office:value="0.320705">
            <text:p>0,320705</text:p>
          </table:table-cell>
          <table:table-cell/>
        </table:table-row>
        <table:table-row table:style-name="ro1">
          <table:table-cell office:value-type="float" office:value="20.966668">
            <text:p>20,966668</text:p>
          </table:table-cell>
          <table:table-cell office:value-type="float" office:value="0.303773">
            <text:p>0,303773</text:p>
          </table:table-cell>
          <table:table-cell/>
        </table:table-row>
        <table:table-row table:style-name="ro1">
          <table:table-cell office:value-type="float" office:value="21.000001">
            <text:p>21,000001</text:p>
          </table:table-cell>
          <table:table-cell office:value-type="float" office:value="0.319308">
            <text:p>0,319308</text:p>
          </table:table-cell>
          <table:table-cell office:value-type="string">
            <text:p>Se agrega la gaussiana al control: Amp=131.3655nm s=0.004180s to=0.016927s</text:p>
          </table:table-cell>
        </table:table-row>
        <table:table-row table:style-name="ro1">
          <table:table-cell office:value-type="float" office:value="21.033334">
            <text:p>21,033334</text:p>
          </table:table-cell>
          <table:table-cell office:value-type="float" office:value="0.289705">
            <text:p>0,289705</text:p>
          </table:table-cell>
          <table:table-cell office:value-type="string">
            <text:p>Generando nueva Gausiana: Amp=-87.5770nm <text:s/>s=0.00278s</text:p>
          </table:table-cell>
        </table:table-row>
        <table:table-row table:style-name="ro1">
          <table:table-cell office:value-type="float" office:value="21.066668">
            <text:p>21,066668</text:p>
          </table:table-cell>
          <table:table-cell office:value-type="float" office:value="0.310479">
            <text:p>0,310479</text:p>
          </table:table-cell>
          <table:table-cell/>
        </table:table-row>
        <table:table-row table:style-name="ro1">
          <table:table-cell office:value-type="float" office:value="21.100001">
            <text:p>21,100001</text:p>
          </table:table-cell>
          <table:table-cell office:value-type="float" office:value="0.305116">
            <text:p>0,305116</text:p>
          </table:table-cell>
          <table:table-cell/>
        </table:table-row>
        <table:table-row table:style-name="ro1">
          <table:table-cell office:value-type="float" office:value="21.133334">
            <text:p>21,133334</text:p>
          </table:table-cell>
          <table:table-cell office:value-type="float" office:value="0.291962">
            <text:p>0,291962</text:p>
          </table:table-cell>
          <table:table-cell/>
        </table:table-row>
        <table:table-row table:style-name="ro1">
          <table:table-cell office:value-type="float" office:value="21.166668">
            <text:p>21,166668</text:p>
          </table:table-cell>
          <table:table-cell office:value-type="float" office:value="0.290548">
            <text:p>0,290548</text:p>
          </table:table-cell>
          <table:table-cell/>
        </table:table-row>
        <table:table-row table:style-name="ro1">
          <table:table-cell office:value-type="float" office:value="21.200001">
            <text:p>21,200001</text:p>
          </table:table-cell>
          <table:table-cell office:value-type="float" office:value="0.301335">
            <text:p>0,301335</text:p>
          </table:table-cell>
          <table:table-cell/>
        </table:table-row>
        <table:table-row table:style-name="ro1">
          <table:table-cell office:value-type="float" office:value="21.233334">
            <text:p>21,233334</text:p>
          </table:table-cell>
          <table:table-cell office:value-type="float" office:value="0.290334">
            <text:p>0,290334</text:p>
          </table:table-cell>
          <table:table-cell/>
        </table:table-row>
        <table:table-row table:style-name="ro1">
          <table:table-cell office:value-type="float" office:value="21.266668">
            <text:p>21,266668</text:p>
          </table:table-cell>
          <table:table-cell office:value-type="float" office:value="0.31313">
            <text:p>0,31313</text:p>
          </table:table-cell>
          <table:table-cell/>
        </table:table-row>
        <table:table-row table:style-name="ro1">
          <table:table-cell office:value-type="float" office:value="21.300001">
            <text:p>21,300001</text:p>
          </table:table-cell>
          <table:table-cell office:value-type="float" office:value="0.296948">
            <text:p>0,296948</text:p>
          </table:table-cell>
          <table:table-cell/>
        </table:table-row>
        <table:table-row table:style-name="ro1">
          <table:table-cell office:value-type="float" office:value="21.333334">
            <text:p>21,333334</text:p>
          </table:table-cell>
          <table:table-cell office:value-type="float" office:value="0.298509">
            <text:p>0,298509</text:p>
          </table:table-cell>
          <table:table-cell/>
        </table:table-row>
        <table:table-row table:style-name="ro1">
          <table:table-cell office:value-type="float" office:value="21.366668">
            <text:p>21,366668</text:p>
          </table:table-cell>
          <table:table-cell office:value-type="float" office:value="0.298842">
            <text:p>0,298842</text:p>
          </table:table-cell>
          <table:table-cell/>
        </table:table-row>
        <table:table-row table:style-name="ro1">
          <table:table-cell office:value-type="float" office:value="21.400001">
            <text:p>21,400001</text:p>
          </table:table-cell>
          <table:table-cell office:value-type="float" office:value="0.293616">
            <text:p>0,293616</text:p>
          </table:table-cell>
          <table:table-cell/>
        </table:table-row>
        <table:table-row table:style-name="ro1">
          <table:table-cell office:value-type="float" office:value="21.433334">
            <text:p>21,433334</text:p>
          </table:table-cell>
          <table:table-cell office:value-type="float" office:value="0.300132">
            <text:p>0,300132</text:p>
          </table:table-cell>
          <table:table-cell/>
        </table:table-row>
        <table:table-row table:style-name="ro1">
          <table:table-cell office:value-type="float" office:value="21.466668">
            <text:p>21,466668</text:p>
          </table:table-cell>
          <table:table-cell office:value-type="float" office:value="0.320126">
            <text:p>0,320126</text:p>
          </table:table-cell>
          <table:table-cell/>
        </table:table-row>
        <table:table-row table:style-name="ro1">
          <table:table-cell office:value-type="float" office:value="21.500001">
            <text:p>21,500001</text:p>
          </table:table-cell>
          <table:table-cell office:value-type="float" office:value="0.315911">
            <text:p>0,315911</text:p>
          </table:table-cell>
          <table:table-cell/>
        </table:table-row>
        <table:table-row table:style-name="ro1">
          <table:table-cell office:value-type="float" office:value="21.533334">
            <text:p>21,533334</text:p>
          </table:table-cell>
          <table:table-cell office:value-type="float" office:value="0.3118">
            <text:p>0,3118</text:p>
          </table:table-cell>
          <table:table-cell/>
        </table:table-row>
        <table:table-row table:style-name="ro1">
          <table:table-cell office:value-type="float" office:value="21.566668">
            <text:p>21,566668</text:p>
          </table:table-cell>
          <table:table-cell office:value-type="float" office:value="0.311638">
            <text:p>0,311638</text:p>
          </table:table-cell>
          <table:table-cell/>
        </table:table-row>
        <table:table-row table:style-name="ro1">
          <table:table-cell office:value-type="float" office:value="21.600001">
            <text:p>21,600001</text:p>
          </table:table-cell>
          <table:table-cell office:value-type="float" office:value="0.314181">
            <text:p>0,314181</text:p>
          </table:table-cell>
          <table:table-cell/>
        </table:table-row>
        <table:table-row table:style-name="ro1">
          <table:table-cell office:value-type="float" office:value="21.633334">
            <text:p>21,633334</text:p>
          </table:table-cell>
          <table:table-cell office:value-type="float" office:value="0.312233">
            <text:p>0,312233</text:p>
          </table:table-cell>
          <table:table-cell/>
        </table:table-row>
        <table:table-row table:style-name="ro1">
          <table:table-cell office:value-type="float" office:value="21.666668">
            <text:p>21,666668</text:p>
          </table:table-cell>
          <table:table-cell office:value-type="float" office:value="0.317678">
            <text:p>0,317678</text:p>
          </table:table-cell>
          <table:table-cell/>
        </table:table-row>
        <table:table-row table:style-name="ro1">
          <table:table-cell office:value-type="float" office:value="21.700001">
            <text:p>21,700001</text:p>
          </table:table-cell>
          <table:table-cell office:value-type="float" office:value="0.30172">
            <text:p>0,30172</text:p>
          </table:table-cell>
          <table:table-cell/>
        </table:table-row>
        <table:table-row table:style-name="ro1">
          <table:table-cell office:value-type="float" office:value="21.733334">
            <text:p>21,733334</text:p>
          </table:table-cell>
          <table:table-cell office:value-type="float" office:value="0.309076">
            <text:p>0,309076</text:p>
          </table:table-cell>
          <table:table-cell/>
        </table:table-row>
        <table:table-row table:style-name="ro1">
          <table:table-cell office:value-type="float" office:value="21.766668">
            <text:p>21,766668</text:p>
          </table:table-cell>
          <table:table-cell office:value-type="float" office:value="0.313542">
            <text:p>0,313542</text:p>
          </table:table-cell>
          <table:table-cell/>
        </table:table-row>
        <table:table-row table:style-name="ro1">
          <table:table-cell office:value-type="float" office:value="21.800001">
            <text:p>21,800001</text:p>
          </table:table-cell>
          <table:table-cell office:value-type="float" office:value="0.303663">
            <text:p>0,303663</text:p>
          </table:table-cell>
          <table:table-cell/>
        </table:table-row>
        <table:table-row table:style-name="ro1">
          <table:table-cell office:value-type="float" office:value="21.833334">
            <text:p>21,833334</text:p>
          </table:table-cell>
          <table:table-cell office:value-type="float" office:value="0.298309">
            <text:p>0,298309</text:p>
          </table:table-cell>
          <table:table-cell/>
        </table:table-row>
        <table:table-row table:style-name="ro1">
          <table:table-cell office:value-type="float" office:value="21.866668">
            <text:p>21,866668</text:p>
          </table:table-cell>
          <table:table-cell office:value-type="float" office:value="0.288963">
            <text:p>0,288963</text:p>
          </table:table-cell>
          <table:table-cell/>
        </table:table-row>
        <table:table-row table:style-name="ro1">
          <table:table-cell office:value-type="float" office:value="21.900001">
            <text:p>21,900001</text:p>
          </table:table-cell>
          <table:table-cell office:value-type="float" office:value="0.284008">
            <text:p>0,284008</text:p>
          </table:table-cell>
          <table:table-cell/>
        </table:table-row>
        <table:table-row table:style-name="ro1">
          <table:table-cell office:value-type="float" office:value="21.933334">
            <text:p>21,933334</text:p>
          </table:table-cell>
          <table:table-cell office:value-type="float" office:value="0.300217">
            <text:p>0,300217</text:p>
          </table:table-cell>
          <table:table-cell/>
        </table:table-row>
        <table:table-row table:style-name="ro1">
          <table:table-cell office:value-type="float" office:value="21.966668">
            <text:p>21,966668</text:p>
          </table:table-cell>
          <table:table-cell office:value-type="float" office:value="0.28486">
            <text:p>0,28486</text:p>
          </table:table-cell>
          <table:table-cell/>
        </table:table-row>
        <table:table-row table:style-name="ro1">
          <table:table-cell office:value-type="float" office:value="22.000001">
            <text:p>22,000001</text:p>
          </table:table-cell>
          <table:table-cell office:value-type="float" office:value="0.280826">
            <text:p>0,280826</text:p>
          </table:table-cell>
          <table:table-cell/>
        </table:table-row>
        <table:table-row table:style-name="ro1">
          <table:table-cell office:value-type="float" office:value="22.033334">
            <text:p>22,033334</text:p>
          </table:table-cell>
          <table:table-cell office:value-type="float" office:value="0.296594">
            <text:p>0,296594</text:p>
          </table:table-cell>
          <table:table-cell/>
        </table:table-row>
        <table:table-row table:style-name="ro1">
          <table:table-cell office:value-type="float" office:value="22.066668">
            <text:p>22,066668</text:p>
          </table:table-cell>
          <table:table-cell office:value-type="float" office:value="0.298218">
            <text:p>0,298218</text:p>
          </table:table-cell>
          <table:table-cell/>
        </table:table-row>
        <table:table-row table:style-name="ro1">
          <table:table-cell office:value-type="float" office:value="22.100001">
            <text:p>22,100001</text:p>
          </table:table-cell>
          <table:table-cell office:value-type="float" office:value="0.314768">
            <text:p>0,314768</text:p>
          </table:table-cell>
          <table:table-cell/>
        </table:table-row>
        <table:table-row table:style-name="ro1">
          <table:table-cell office:value-type="float" office:value="22.133334">
            <text:p>22,133334</text:p>
          </table:table-cell>
          <table:table-cell office:value-type="float" office:value="0.309898">
            <text:p>0,309898</text:p>
          </table:table-cell>
          <table:table-cell/>
        </table:table-row>
        <table:table-row table:style-name="ro1">
          <table:table-cell office:value-type="float" office:value="22.166668">
            <text:p>22,166668</text:p>
          </table:table-cell>
          <table:table-cell office:value-type="float" office:value="0.326431">
            <text:p>0,326431</text:p>
          </table:table-cell>
          <table:table-cell/>
        </table:table-row>
        <table:table-row table:style-name="ro1">
          <table:table-cell office:value-type="float" office:value="22.200001">
            <text:p>22,200001</text:p>
          </table:table-cell>
          <table:table-cell office:value-type="float" office:value="0.326638">
            <text:p>0,326638</text:p>
          </table:table-cell>
          <table:table-cell/>
        </table:table-row>
        <table:table-row table:style-name="ro1">
          <table:table-cell office:value-type="float" office:value="22.233334">
            <text:p>22,233334</text:p>
          </table:table-cell>
          <table:table-cell office:value-type="float" office:value="0.322402">
            <text:p>0,322402</text:p>
          </table:table-cell>
          <table:table-cell/>
        </table:table-row>
        <table:table-row table:style-name="ro1">
          <table:table-cell office:value-type="float" office:value="22.266668">
            <text:p>22,266668</text:p>
          </table:table-cell>
          <table:table-cell office:value-type="float" office:value="0.316253">
            <text:p>0,316253</text:p>
          </table:table-cell>
          <table:table-cell/>
        </table:table-row>
        <table:table-row table:style-name="ro1">
          <table:table-cell office:value-type="float" office:value="22.300001">
            <text:p>22,300001</text:p>
          </table:table-cell>
          <table:table-cell office:value-type="float" office:value="0.321415">
            <text:p>0,321415</text:p>
          </table:table-cell>
          <table:table-cell/>
        </table:table-row>
        <table:table-row table:style-name="ro1">
          <table:table-cell office:value-type="float" office:value="22.333334">
            <text:p>22,333334</text:p>
          </table:table-cell>
          <table:table-cell office:value-type="float" office:value="0.323209">
            <text:p>0,323209</text:p>
          </table:table-cell>
          <table:table-cell/>
        </table:table-row>
        <table:table-row table:style-name="ro1">
          <table:table-cell office:value-type="float" office:value="22.366668">
            <text:p>22,366668</text:p>
          </table:table-cell>
          <table:table-cell office:value-type="float" office:value="0.311109">
            <text:p>0,311109</text:p>
          </table:table-cell>
          <table:table-cell/>
        </table:table-row>
        <table:table-row table:style-name="ro1">
          <table:table-cell office:value-type="float" office:value="22.400001">
            <text:p>22,400001</text:p>
          </table:table-cell>
          <table:table-cell office:value-type="float" office:value="0.320244">
            <text:p>0,320244</text:p>
          </table:table-cell>
          <table:table-cell/>
        </table:table-row>
        <table:table-row table:style-name="ro1">
          <table:table-cell office:value-type="float" office:value="22.433335">
            <text:p>22,433335</text:p>
          </table:table-cell>
          <table:table-cell office:value-type="float" office:value="0.319852">
            <text:p>0,319852</text:p>
          </table:table-cell>
          <table:table-cell/>
        </table:table-row>
        <table:table-row table:style-name="ro1">
          <table:table-cell office:value-type="float" office:value="22.466668">
            <text:p>22,466668</text:p>
          </table:table-cell>
          <table:table-cell office:value-type="float" office:value="0.322359">
            <text:p>0,322359</text:p>
          </table:table-cell>
          <table:table-cell/>
        </table:table-row>
        <table:table-row table:style-name="ro1">
          <table:table-cell office:value-type="float" office:value="22.500001">
            <text:p>22,500001</text:p>
          </table:table-cell>
          <table:table-cell office:value-type="float" office:value="0.32646">
            <text:p>0,32646</text:p>
          </table:table-cell>
          <table:table-cell/>
        </table:table-row>
        <table:table-row table:style-name="ro1">
          <table:table-cell office:value-type="float" office:value="22.533335">
            <text:p>22,533335</text:p>
          </table:table-cell>
          <table:table-cell office:value-type="float" office:value="0.309091">
            <text:p>0,309091</text:p>
          </table:table-cell>
          <table:table-cell/>
        </table:table-row>
        <table:table-row table:style-name="ro1">
          <table:table-cell office:value-type="float" office:value="22.566668">
            <text:p>22,566668</text:p>
          </table:table-cell>
          <table:table-cell office:value-type="float" office:value="0.319118">
            <text:p>0,319118</text:p>
          </table:table-cell>
          <table:table-cell/>
        </table:table-row>
        <table:table-row table:style-name="ro1">
          <table:table-cell office:value-type="float" office:value="22.600001">
            <text:p>22,600001</text:p>
          </table:table-cell>
          <table:table-cell office:value-type="float" office:value="0.319837">
            <text:p>0,319837</text:p>
          </table:table-cell>
          <table:table-cell/>
        </table:table-row>
        <table:table-row table:style-name="ro1">
          <table:table-cell office:value-type="float" office:value="22.633335">
            <text:p>22,633335</text:p>
          </table:table-cell>
          <table:table-cell office:value-type="float" office:value="0.306526">
            <text:p>0,306526</text:p>
          </table:table-cell>
          <table:table-cell/>
        </table:table-row>
        <table:table-row table:style-name="ro1">
          <table:table-cell office:value-type="float" office:value="22.666668">
            <text:p>22,666668</text:p>
          </table:table-cell>
          <table:table-cell office:value-type="float" office:value="0.311816">
            <text:p>0,311816</text:p>
          </table:table-cell>
          <table:table-cell/>
        </table:table-row>
        <table:table-row table:style-name="ro1">
          <table:table-cell office:value-type="float" office:value="22.700001">
            <text:p>22,700001</text:p>
          </table:table-cell>
          <table:table-cell office:value-type="float" office:value="0.314624">
            <text:p>0,314624</text:p>
          </table:table-cell>
          <table:table-cell/>
        </table:table-row>
        <table:table-row table:style-name="ro1">
          <table:table-cell office:value-type="float" office:value="22.733335">
            <text:p>22,733335</text:p>
          </table:table-cell>
          <table:table-cell office:value-type="float" office:value="0.300042">
            <text:p>0,300042</text:p>
          </table:table-cell>
          <table:table-cell/>
        </table:table-row>
        <table:table-row table:style-name="ro1">
          <table:table-cell office:value-type="float" office:value="22.766668">
            <text:p>22,766668</text:p>
          </table:table-cell>
          <table:table-cell office:value-type="float" office:value="0.299957">
            <text:p>0,299957</text:p>
          </table:table-cell>
          <table:table-cell/>
        </table:table-row>
        <table:table-row table:style-name="ro1">
          <table:table-cell office:value-type="float" office:value="22.800001">
            <text:p>22,800001</text:p>
          </table:table-cell>
          <table:table-cell office:value-type="float" office:value="0.294067">
            <text:p>0,294067</text:p>
          </table:table-cell>
          <table:table-cell/>
        </table:table-row>
        <table:table-row table:style-name="ro1">
          <table:table-cell office:value-type="float" office:value="22.833335">
            <text:p>22,833335</text:p>
          </table:table-cell>
          <table:table-cell office:value-type="float" office:value="0.303313">
            <text:p>0,303313</text:p>
          </table:table-cell>
          <table:table-cell/>
        </table:table-row>
        <table:table-row table:style-name="ro1">
          <table:table-cell office:value-type="float" office:value="22.866668">
            <text:p>22,866668</text:p>
          </table:table-cell>
          <table:table-cell office:value-type="float" office:value="0.297475">
            <text:p>0,297475</text:p>
          </table:table-cell>
          <table:table-cell/>
        </table:table-row>
        <table:table-row table:style-name="ro1">
          <table:table-cell office:value-type="float" office:value="22.900001">
            <text:p>22,900001</text:p>
          </table:table-cell>
          <table:table-cell office:value-type="float" office:value="0.304143">
            <text:p>0,304143</text:p>
          </table:table-cell>
          <table:table-cell/>
        </table:table-row>
        <table:table-row table:style-name="ro1">
          <table:table-cell office:value-type="float" office:value="22.933335">
            <text:p>22,933335</text:p>
          </table:table-cell>
          <table:table-cell office:value-type="float" office:value="0.310874">
            <text:p>0,310874</text:p>
          </table:table-cell>
          <table:table-cell/>
        </table:table-row>
        <table:table-row table:style-name="ro1">
          <table:table-cell office:value-type="float" office:value="22.966668">
            <text:p>22,966668</text:p>
          </table:table-cell>
          <table:table-cell office:value-type="float" office:value="0.300445">
            <text:p>0,300445</text:p>
          </table:table-cell>
          <table:table-cell/>
        </table:table-row>
        <table:table-row table:style-name="ro1">
          <table:table-cell office:value-type="float" office:value="23.000001">
            <text:p>23,000001</text:p>
          </table:table-cell>
          <table:table-cell office:value-type="float" office:value="0.300638">
            <text:p>0,300638</text:p>
          </table:table-cell>
          <table:table-cell/>
        </table:table-row>
        <table:table-row table:style-name="ro1">
          <table:table-cell office:value-type="float" office:value="23.033335">
            <text:p>23,033335</text:p>
          </table:table-cell>
          <table:table-cell office:value-type="float" office:value="0.297245">
            <text:p>0,297245</text:p>
          </table:table-cell>
          <table:table-cell office:value-type="string">
            <text:p>Generando nueva Gausiana: Amp=229.8897nm <text:s/>s=0.00977s</text:p>
          </table:table-cell>
        </table:table-row>
        <table:table-row table:style-name="ro1">
          <table:table-cell office:value-type="float" office:value="23.066668">
            <text:p>23,066668</text:p>
          </table:table-cell>
          <table:table-cell office:value-type="float" office:value="0.179635">
            <text:p>0,179635</text:p>
          </table:table-cell>
          <table:table-cell/>
        </table:table-row>
        <table:table-row table:style-name="ro1">
          <table:table-cell office:value-type="float" office:value="23.100001">
            <text:p>23,100001</text:p>
          </table:table-cell>
          <table:table-cell office:value-type="float" office:value="0.174493">
            <text:p>0,174493</text:p>
          </table:table-cell>
          <table:table-cell/>
        </table:table-row>
        <table:table-row table:style-name="ro1">
          <table:table-cell office:value-type="float" office:value="23.133335">
            <text:p>23,133335</text:p>
          </table:table-cell>
          <table:table-cell office:value-type="float" office:value="0.165224">
            <text:p>0,165224</text:p>
          </table:table-cell>
          <table:table-cell/>
        </table:table-row>
        <table:table-row table:style-name="ro1">
          <table:table-cell office:value-type="float" office:value="23.166668">
            <text:p>23,166668</text:p>
          </table:table-cell>
          <table:table-cell office:value-type="float" office:value="0.172322">
            <text:p>0,172322</text:p>
          </table:table-cell>
          <table:table-cell/>
        </table:table-row>
        <table:table-row table:style-name="ro1">
          <table:table-cell office:value-type="float" office:value="23.200001">
            <text:p>23,200001</text:p>
          </table:table-cell>
          <table:table-cell office:value-type="float" office:value="0.187636">
            <text:p>0,187636</text:p>
          </table:table-cell>
          <table:table-cell/>
        </table:table-row>
        <table:table-row table:style-name="ro1">
          <table:table-cell office:value-type="float" office:value="23.233335">
            <text:p>23,233335</text:p>
          </table:table-cell>
          <table:table-cell office:value-type="float" office:value="0.162775">
            <text:p>0,162775</text:p>
          </table:table-cell>
          <table:table-cell/>
        </table:table-row>
        <table:table-row table:style-name="ro1">
          <table:table-cell office:value-type="float" office:value="23.266668">
            <text:p>23,266668</text:p>
          </table:table-cell>
          <table:table-cell office:value-type="float" office:value="0.157392">
            <text:p>0,157392</text:p>
          </table:table-cell>
          <table:table-cell/>
        </table:table-row>
        <table:table-row table:style-name="ro1">
          <table:table-cell office:value-type="float" office:value="23.300001">
            <text:p>23,300001</text:p>
          </table:table-cell>
          <table:table-cell office:value-type="float" office:value="0.1442">
            <text:p>0,1442</text:p>
          </table:table-cell>
          <table:table-cell/>
        </table:table-row>
        <table:table-row table:style-name="ro1">
          <table:table-cell office:value-type="float" office:value="23.333335">
            <text:p>23,333335</text:p>
          </table:table-cell>
          <table:table-cell office:value-type="float" office:value="0.151732">
            <text:p>0,151732</text:p>
          </table:table-cell>
          <table:table-cell/>
        </table:table-row>
        <table:table-row table:style-name="ro1">
          <table:table-cell office:value-type="float" office:value="23.366668">
            <text:p>23,366668</text:p>
          </table:table-cell>
          <table:table-cell office:value-type="float" office:value="0.15876">
            <text:p>0,15876</text:p>
          </table:table-cell>
          <table:table-cell/>
        </table:table-row>
        <table:table-row table:style-name="ro1">
          <table:table-cell office:value-type="float" office:value="23.400001">
            <text:p>23,400001</text:p>
          </table:table-cell>
          <table:table-cell office:value-type="float" office:value="0.145174">
            <text:p>0,145174</text:p>
          </table:table-cell>
          <table:table-cell/>
        </table:table-row>
        <table:table-row table:style-name="ro1">
          <table:table-cell office:value-type="float" office:value="23.433335">
            <text:p>23,433335</text:p>
          </table:table-cell>
          <table:table-cell office:value-type="float" office:value="0.163748">
            <text:p>0,163748</text:p>
          </table:table-cell>
          <table:table-cell/>
        </table:table-row>
        <table:table-row table:style-name="ro1">
          <table:table-cell office:value-type="float" office:value="23.466668">
            <text:p>23,466668</text:p>
          </table:table-cell>
          <table:table-cell office:value-type="float" office:value="0.183272">
            <text:p>0,183272</text:p>
          </table:table-cell>
          <table:table-cell/>
        </table:table-row>
        <table:table-row table:style-name="ro1">
          <table:table-cell office:value-type="float" office:value="23.500001">
            <text:p>23,500001</text:p>
          </table:table-cell>
          <table:table-cell office:value-type="float" office:value="0.177386">
            <text:p>0,177386</text:p>
          </table:table-cell>
          <table:table-cell/>
        </table:table-row>
        <table:table-row table:style-name="ro1">
          <table:table-cell office:value-type="float" office:value="23.533335">
            <text:p>23,533335</text:p>
          </table:table-cell>
          <table:table-cell office:value-type="float" office:value="0.178663">
            <text:p>0,178663</text:p>
          </table:table-cell>
          <table:table-cell/>
        </table:table-row>
        <table:table-row table:style-name="ro1">
          <table:table-cell office:value-type="float" office:value="23.566668">
            <text:p>23,566668</text:p>
          </table:table-cell>
          <table:table-cell office:value-type="float" office:value="0.19143">
            <text:p>0,19143</text:p>
          </table:table-cell>
          <table:table-cell/>
        </table:table-row>
        <table:table-row table:style-name="ro1">
          <table:table-cell office:value-type="float" office:value="23.600001">
            <text:p>23,600001</text:p>
          </table:table-cell>
          <table:table-cell office:value-type="float" office:value="0.20069">
            <text:p>0,20069</text:p>
          </table:table-cell>
          <table:table-cell/>
        </table:table-row>
        <table:table-row table:style-name="ro1">
          <table:table-cell office:value-type="float" office:value="23.633335">
            <text:p>23,633335</text:p>
          </table:table-cell>
          <table:table-cell office:value-type="float" office:value="0.209587">
            <text:p>0,209587</text:p>
          </table:table-cell>
          <table:table-cell/>
        </table:table-row>
        <table:table-row table:style-name="ro1">
          <table:table-cell office:value-type="float" office:value="23.666668">
            <text:p>23,666668</text:p>
          </table:table-cell>
          <table:table-cell office:value-type="float" office:value="0.20947">
            <text:p>0,20947</text:p>
          </table:table-cell>
          <table:table-cell/>
        </table:table-row>
        <table:table-row table:style-name="ro1">
          <table:table-cell office:value-type="float" office:value="23.700001">
            <text:p>23,700001</text:p>
          </table:table-cell>
          <table:table-cell office:value-type="float" office:value="0.219118">
            <text:p>0,219118</text:p>
          </table:table-cell>
          <table:table-cell/>
        </table:table-row>
        <table:table-row table:style-name="ro1">
          <table:table-cell office:value-type="float" office:value="23.733335">
            <text:p>23,733335</text:p>
          </table:table-cell>
          <table:table-cell office:value-type="float" office:value="0.236666">
            <text:p>0,236666</text:p>
          </table:table-cell>
          <table:table-cell/>
        </table:table-row>
        <table:table-row table:style-name="ro1">
          <table:table-cell office:value-type="float" office:value="23.766668">
            <text:p>23,766668</text:p>
          </table:table-cell>
          <table:table-cell office:value-type="float" office:value="0.219888">
            <text:p>0,219888</text:p>
          </table:table-cell>
          <table:table-cell/>
        </table:table-row>
        <table:table-row table:style-name="ro1">
          <table:table-cell office:value-type="float" office:value="23.800001">
            <text:p>23,800001</text:p>
          </table:table-cell>
          <table:table-cell office:value-type="float" office:value="0.232453">
            <text:p>0,232453</text:p>
          </table:table-cell>
          <table:table-cell/>
        </table:table-row>
        <table:table-row table:style-name="ro1">
          <table:table-cell office:value-type="float" office:value="23.833335">
            <text:p>23,833335</text:p>
          </table:table-cell>
          <table:table-cell office:value-type="float" office:value="0.224857">
            <text:p>0,224857</text:p>
          </table:table-cell>
          <table:table-cell/>
        </table:table-row>
        <table:table-row table:style-name="ro1">
          <table:table-cell office:value-type="float" office:value="23.866668">
            <text:p>23,866668</text:p>
          </table:table-cell>
          <table:table-cell office:value-type="float" office:value="0.233168">
            <text:p>0,233168</text:p>
          </table:table-cell>
          <table:table-cell/>
        </table:table-row>
        <table:table-row table:style-name="ro1">
          <table:table-cell office:value-type="float" office:value="23.900001">
            <text:p>23,900001</text:p>
          </table:table-cell>
          <table:table-cell office:value-type="float" office:value="0.240331">
            <text:p>0,240331</text:p>
          </table:table-cell>
          <table:table-cell/>
        </table:table-row>
        <table:table-row table:style-name="ro1">
          <table:table-cell office:value-type="float" office:value="23.933335">
            <text:p>23,933335</text:p>
          </table:table-cell>
          <table:table-cell office:value-type="float" office:value="0.244971">
            <text:p>0,244971</text:p>
          </table:table-cell>
          <table:table-cell/>
        </table:table-row>
        <table:table-row table:style-name="ro1">
          <table:table-cell office:value-type="float" office:value="23.966668">
            <text:p>23,966668</text:p>
          </table:table-cell>
          <table:table-cell office:value-type="float" office:value="0.229126">
            <text:p>0,229126</text:p>
          </table:table-cell>
          <table:table-cell/>
        </table:table-row>
        <table:table-row table:style-name="ro1">
          <table:table-cell office:value-type="float" office:value="24.000001">
            <text:p>24,000001</text:p>
          </table:table-cell>
          <table:table-cell office:value-type="float" office:value="0.230093">
            <text:p>0,230093</text:p>
          </table:table-cell>
          <table:table-cell/>
        </table:table-row>
        <table:table-row table:style-name="ro1">
          <table:table-cell office:value-type="float" office:value="24.033335">
            <text:p>24,033335</text:p>
          </table:table-cell>
          <table:table-cell office:value-type="float" office:value="0.227925">
            <text:p>0,227925</text:p>
          </table:table-cell>
          <table:table-cell/>
        </table:table-row>
        <table:table-row table:style-name="ro1">
          <table:table-cell office:value-type="float" office:value="24.066668">
            <text:p>24,066668</text:p>
          </table:table-cell>
          <table:table-cell office:value-type="float" office:value="0.226196">
            <text:p>0,226196</text:p>
          </table:table-cell>
          <table:table-cell/>
        </table:table-row>
        <table:table-row table:style-name="ro1">
          <table:table-cell office:value-type="float" office:value="24.100001">
            <text:p>24,100001</text:p>
          </table:table-cell>
          <table:table-cell office:value-type="float" office:value="0.241209">
            <text:p>0,241209</text:p>
          </table:table-cell>
          <table:table-cell/>
        </table:table-row>
        <table:table-row table:style-name="ro1">
          <table:table-cell office:value-type="float" office:value="24.133335">
            <text:p>24,133335</text:p>
          </table:table-cell>
          <table:table-cell office:value-type="float" office:value="0.216195">
            <text:p>0,216195</text:p>
          </table:table-cell>
          <table:table-cell/>
        </table:table-row>
        <table:table-row table:style-name="ro1">
          <table:table-cell office:value-type="float" office:value="24.166668">
            <text:p>24,166668</text:p>
          </table:table-cell>
          <table:table-cell office:value-type="float" office:value="0.211146">
            <text:p>0,211146</text:p>
          </table:table-cell>
          <table:table-cell/>
        </table:table-row>
        <table:table-row table:style-name="ro1">
          <table:table-cell office:value-type="float" office:value="24.200001">
            <text:p>24,200001</text:p>
          </table:table-cell>
          <table:table-cell office:value-type="float" office:value="0.215085">
            <text:p>0,215085</text:p>
          </table:table-cell>
          <table:table-cell/>
        </table:table-row>
        <table:table-row table:style-name="ro1">
          <table:table-cell office:value-type="float" office:value="24.233335">
            <text:p>24,233335</text:p>
          </table:table-cell>
          <table:table-cell office:value-type="float" office:value="0.204085">
            <text:p>0,204085</text:p>
          </table:table-cell>
          <table:table-cell/>
        </table:table-row>
        <table:table-row table:style-name="ro1">
          <table:table-cell office:value-type="float" office:value="24.266668">
            <text:p>24,266668</text:p>
          </table:table-cell>
          <table:table-cell office:value-type="float" office:value="0.20299">
            <text:p>0,20299</text:p>
          </table:table-cell>
          <table:table-cell/>
        </table:table-row>
        <table:table-row table:style-name="ro1">
          <table:table-cell office:value-type="float" office:value="24.300001">
            <text:p>24,300001</text:p>
          </table:table-cell>
          <table:table-cell office:value-type="float" office:value="0.189222">
            <text:p>0,189222</text:p>
          </table:table-cell>
          <table:table-cell/>
        </table:table-row>
        <table:table-row table:style-name="ro1">
          <table:table-cell office:value-type="float" office:value="24.333335">
            <text:p>24,333335</text:p>
          </table:table-cell>
          <table:table-cell office:value-type="float" office:value="0.173417">
            <text:p>0,173417</text:p>
          </table:table-cell>
          <table:table-cell/>
        </table:table-row>
        <table:table-row table:style-name="ro1">
          <table:table-cell office:value-type="float" office:value="24.366668">
            <text:p>24,366668</text:p>
          </table:table-cell>
          <table:table-cell office:value-type="float" office:value="0.149964">
            <text:p>0,149964</text:p>
          </table:table-cell>
          <table:table-cell/>
        </table:table-row>
        <table:table-row table:style-name="ro1">
          <table:table-cell office:value-type="float" office:value="24.400001">
            <text:p>24,400001</text:p>
          </table:table-cell>
          <table:table-cell office:value-type="float" office:value="0.19234">
            <text:p>0,19234</text:p>
          </table:table-cell>
          <table:table-cell/>
        </table:table-row>
        <table:table-row table:style-name="ro1">
          <table:table-cell office:value-type="float" office:value="24.433335">
            <text:p>24,433335</text:p>
          </table:table-cell>
          <table:table-cell office:value-type="float" office:value="0.153234">
            <text:p>0,153234</text:p>
          </table:table-cell>
          <table:table-cell/>
        </table:table-row>
        <table:table-row table:style-name="ro1">
          <table:table-cell office:value-type="float" office:value="24.466668">
            <text:p>24,466668</text:p>
          </table:table-cell>
          <table:table-cell office:value-type="float" office:value="0.145531">
            <text:p>0,145531</text:p>
          </table:table-cell>
          <table:table-cell/>
        </table:table-row>
        <table:table-row table:style-name="ro1">
          <table:table-cell office:value-type="float" office:value="24.500001">
            <text:p>24,500001</text:p>
          </table:table-cell>
          <table:table-cell office:value-type="float" office:value="0.144275">
            <text:p>0,144275</text:p>
          </table:table-cell>
          <table:table-cell/>
        </table:table-row>
        <table:table-row table:style-name="ro1">
          <table:table-cell office:value-type="float" office:value="24.533335">
            <text:p>24,533335</text:p>
          </table:table-cell>
          <table:table-cell office:value-type="float" office:value="0.163675">
            <text:p>0,163675</text:p>
          </table:table-cell>
          <table:table-cell/>
        </table:table-row>
        <table:table-row table:style-name="ro1">
          <table:table-cell office:value-type="float" office:value="24.566668">
            <text:p>24,566668</text:p>
          </table:table-cell>
          <table:table-cell office:value-type="float" office:value="0.169609">
            <text:p>0,169609</text:p>
          </table:table-cell>
          <table:table-cell/>
        </table:table-row>
        <table:table-row table:style-name="ro1">
          <table:table-cell office:value-type="float" office:value="24.600001">
            <text:p>24,600001</text:p>
          </table:table-cell>
          <table:table-cell office:value-type="float" office:value="0.146543">
            <text:p>0,146543</text:p>
          </table:table-cell>
          <table:table-cell/>
        </table:table-row>
        <table:table-row table:style-name="ro1">
          <table:table-cell office:value-type="float" office:value="24.633335">
            <text:p>24,633335</text:p>
          </table:table-cell>
          <table:table-cell office:value-type="float" office:value="0.157684">
            <text:p>0,157684</text:p>
          </table:table-cell>
          <table:table-cell/>
        </table:table-row>
        <table:table-row table:style-name="ro1">
          <table:table-cell office:value-type="float" office:value="24.666668">
            <text:p>24,666668</text:p>
          </table:table-cell>
          <table:table-cell office:value-type="float" office:value="0.141078">
            <text:p>0,141078</text:p>
          </table:table-cell>
          <table:table-cell/>
        </table:table-row>
        <table:table-row table:style-name="ro1">
          <table:table-cell office:value-type="float" office:value="24.700001">
            <text:p>24,700001</text:p>
          </table:table-cell>
          <table:table-cell office:value-type="float" office:value="0.166484">
            <text:p>0,166484</text:p>
          </table:table-cell>
          <table:table-cell/>
        </table:table-row>
        <table:table-row table:style-name="ro1">
          <table:table-cell office:value-type="float" office:value="24.733335">
            <text:p>24,733335</text:p>
          </table:table-cell>
          <table:table-cell office:value-type="float" office:value="0.162454">
            <text:p>0,162454</text:p>
          </table:table-cell>
          <table:table-cell/>
        </table:table-row>
        <table:table-row table:style-name="ro1">
          <table:table-cell office:value-type="float" office:value="24.766668">
            <text:p>24,766668</text:p>
          </table:table-cell>
          <table:table-cell office:value-type="float" office:value="0.165844">
            <text:p>0,165844</text:p>
          </table:table-cell>
          <table:table-cell/>
        </table:table-row>
        <table:table-row table:style-name="ro1">
          <table:table-cell office:value-type="float" office:value="24.800001">
            <text:p>24,800001</text:p>
          </table:table-cell>
          <table:table-cell office:value-type="float" office:value="0.170325">
            <text:p>0,170325</text:p>
          </table:table-cell>
          <table:table-cell office:value-type="string">
            <text:p>Generando nueva Gausiana: Amp=202.1008nm <text:s/>s=0.00447s</text:p>
          </table:table-cell>
        </table:table-row>
        <table:table-row table:style-name="ro1">
          <table:table-cell office:value-type="float" office:value="24.833335">
            <text:p>24,833335</text:p>
          </table:table-cell>
          <table:table-cell office:value-type="float" office:value="0.261034">
            <text:p>0,261034</text:p>
          </table:table-cell>
          <table:table-cell/>
        </table:table-row>
        <table:table-row table:style-name="ro1">
          <table:table-cell office:value-type="float" office:value="24.866668">
            <text:p>24,866668</text:p>
          </table:table-cell>
          <table:table-cell office:value-type="float" office:value="0.235539">
            <text:p>0,235539</text:p>
          </table:table-cell>
          <table:table-cell/>
        </table:table-row>
        <table:table-row table:style-name="ro1">
          <table:table-cell office:value-type="float" office:value="24.900001">
            <text:p>24,900001</text:p>
          </table:table-cell>
          <table:table-cell office:value-type="float" office:value="0.2393">
            <text:p>0,2393</text:p>
          </table:table-cell>
          <table:table-cell/>
        </table:table-row>
        <table:table-row table:style-name="ro1">
          <table:table-cell office:value-type="float" office:value="24.933335">
            <text:p>24,933335</text:p>
          </table:table-cell>
          <table:table-cell office:value-type="float" office:value="0.237111">
            <text:p>0,237111</text:p>
          </table:table-cell>
          <table:table-cell/>
        </table:table-row>
        <table:table-row table:style-name="ro1">
          <table:table-cell office:value-type="float" office:value="24.966668">
            <text:p>24,966668</text:p>
          </table:table-cell>
          <table:table-cell office:value-type="float" office:value="0.224531">
            <text:p>0,224531</text:p>
          </table:table-cell>
          <table:table-cell/>
        </table:table-row>
        <table:table-row table:style-name="ro1">
          <table:table-cell office:value-type="float" office:value="25.000001">
            <text:p>25,000001</text:p>
          </table:table-cell>
          <table:table-cell office:value-type="float" office:value="0.197874">
            <text:p>0,197874</text:p>
          </table:table-cell>
          <table:table-cell/>
        </table:table-row>
        <table:table-row table:style-name="ro1">
          <table:table-cell office:value-type="float" office:value="25.033335">
            <text:p>25,033335</text:p>
          </table:table-cell>
          <table:table-cell office:value-type="float" office:value="0.202977">
            <text:p>0,202977</text:p>
          </table:table-cell>
          <table:table-cell/>
        </table:table-row>
        <table:table-row table:style-name="ro1">
          <table:table-cell office:value-type="float" office:value="25.066668">
            <text:p>25,066668</text:p>
          </table:table-cell>
          <table:table-cell office:value-type="float" office:value="0.201307">
            <text:p>0,201307</text:p>
          </table:table-cell>
          <table:table-cell/>
        </table:table-row>
        <table:table-row table:style-name="ro1">
          <table:table-cell office:value-type="float" office:value="25.100001">
            <text:p>25,100001</text:p>
          </table:table-cell>
          <table:table-cell office:value-type="float" office:value="0.211478">
            <text:p>0,211478</text:p>
          </table:table-cell>
          <table:table-cell/>
        </table:table-row>
        <table:table-row table:style-name="ro1">
          <table:table-cell office:value-type="float" office:value="25.133335">
            <text:p>25,133335</text:p>
          </table:table-cell>
          <table:table-cell office:value-type="float" office:value="0.179475">
            <text:p>0,179475</text:p>
          </table:table-cell>
          <table:table-cell/>
        </table:table-row>
        <table:table-row table:style-name="ro1">
          <table:table-cell office:value-type="float" office:value="25.166668">
            <text:p>25,166668</text:p>
          </table:table-cell>
          <table:table-cell office:value-type="float" office:value="0.203715">
            <text:p>0,203715</text:p>
          </table:table-cell>
          <table:table-cell/>
        </table:table-row>
        <table:table-row table:style-name="ro1">
          <table:table-cell office:value-type="float" office:value="25.200001">
            <text:p>25,200001</text:p>
          </table:table-cell>
          <table:table-cell office:value-type="float" office:value="0.193317">
            <text:p>0,193317</text:p>
          </table:table-cell>
          <table:table-cell/>
        </table:table-row>
        <table:table-row table:style-name="ro1">
          <table:table-cell office:value-type="float" office:value="25.233335">
            <text:p>25,233335</text:p>
          </table:table-cell>
          <table:table-cell office:value-type="float" office:value="0.162743">
            <text:p>0,162743</text:p>
          </table:table-cell>
          <table:table-cell/>
        </table:table-row>
        <table:table-row table:style-name="ro1">
          <table:table-cell office:value-type="float" office:value="25.266668">
            <text:p>25,266668</text:p>
          </table:table-cell>
          <table:table-cell office:value-type="float" office:value="0.195508">
            <text:p>0,195508</text:p>
          </table:table-cell>
          <table:table-cell/>
        </table:table-row>
        <table:table-row table:style-name="ro1">
          <table:table-cell office:value-type="float" office:value="25.300001">
            <text:p>25,300001</text:p>
          </table:table-cell>
          <table:table-cell office:value-type="float" office:value="0.190116">
            <text:p>0,190116</text:p>
          </table:table-cell>
          <table:table-cell/>
        </table:table-row>
        <table:table-row table:style-name="ro1">
          <table:table-cell office:value-type="float" office:value="25.333335">
            <text:p>25,333335</text:p>
          </table:table-cell>
          <table:table-cell office:value-type="float" office:value="0.213784">
            <text:p>0,213784</text:p>
          </table:table-cell>
          <table:table-cell/>
        </table:table-row>
        <table:table-row table:style-name="ro1">
          <table:table-cell office:value-type="float" office:value="25.366668">
            <text:p>25,366668</text:p>
          </table:table-cell>
          <table:table-cell office:value-type="float" office:value="0.22011">
            <text:p>0,22011</text:p>
          </table:table-cell>
          <table:table-cell/>
        </table:table-row>
        <table:table-row table:style-name="ro1">
          <table:table-cell office:value-type="float" office:value="25.400001">
            <text:p>25,400001</text:p>
          </table:table-cell>
          <table:table-cell office:value-type="float" office:value="0.227479">
            <text:p>0,227479</text:p>
          </table:table-cell>
          <table:table-cell/>
        </table:table-row>
        <table:table-row table:style-name="ro1">
          <table:table-cell office:value-type="float" office:value="25.433335">
            <text:p>25,433335</text:p>
          </table:table-cell>
          <table:table-cell office:value-type="float" office:value="0.226924">
            <text:p>0,226924</text:p>
          </table:table-cell>
          <table:table-cell/>
        </table:table-row>
        <table:table-row table:style-name="ro1">
          <table:table-cell office:value-type="float" office:value="25.466668">
            <text:p>25,466668</text:p>
          </table:table-cell>
          <table:table-cell office:value-type="float" office:value="0.232834">
            <text:p>0,232834</text:p>
          </table:table-cell>
          <table:table-cell/>
        </table:table-row>
        <table:table-row table:style-name="ro1">
          <table:table-cell office:value-type="float" office:value="25.500001">
            <text:p>25,500001</text:p>
          </table:table-cell>
          <table:table-cell office:value-type="float" office:value="0.244429">
            <text:p>0,244429</text:p>
          </table:table-cell>
          <table:table-cell/>
        </table:table-row>
        <table:table-row table:style-name="ro1">
          <table:table-cell office:value-type="float" office:value="25.533335">
            <text:p>25,533335</text:p>
          </table:table-cell>
          <table:table-cell office:value-type="float" office:value="0.243278">
            <text:p>0,243278</text:p>
          </table:table-cell>
          <table:table-cell/>
        </table:table-row>
        <table:table-row table:style-name="ro1">
          <table:table-cell office:value-type="float" office:value="25.566668">
            <text:p>25,566668</text:p>
          </table:table-cell>
          <table:table-cell office:value-type="float" office:value="0.247908">
            <text:p>0,247908</text:p>
          </table:table-cell>
          <table:table-cell/>
        </table:table-row>
        <table:table-row table:style-name="ro1">
          <table:table-cell office:value-type="float" office:value="25.600001">
            <text:p>25,600001</text:p>
          </table:table-cell>
          <table:table-cell office:value-type="float" office:value="0.242669">
            <text:p>0,242669</text:p>
          </table:table-cell>
          <table:table-cell/>
        </table:table-row>
        <table:table-row table:style-name="ro1">
          <table:table-cell office:value-type="float" office:value="25.633335">
            <text:p>25,633335</text:p>
          </table:table-cell>
          <table:table-cell office:value-type="float" office:value="0.239663">
            <text:p>0,239663</text:p>
          </table:table-cell>
          <table:table-cell/>
        </table:table-row>
        <table:table-row table:style-name="ro1">
          <table:table-cell office:value-type="float" office:value="25.666668">
            <text:p>25,666668</text:p>
          </table:table-cell>
          <table:table-cell office:value-type="float" office:value="0.237003">
            <text:p>0,237003</text:p>
          </table:table-cell>
          <table:table-cell/>
        </table:table-row>
        <table:table-row table:style-name="ro1">
          <table:table-cell office:value-type="float" office:value="25.700001">
            <text:p>25,700001</text:p>
          </table:table-cell>
          <table:table-cell office:value-type="float" office:value="0.234629">
            <text:p>0,234629</text:p>
          </table:table-cell>
          <table:table-cell/>
        </table:table-row>
        <table:table-row table:style-name="ro1">
          <table:table-cell office:value-type="float" office:value="25.733335">
            <text:p>25,733335</text:p>
          </table:table-cell>
          <table:table-cell office:value-type="float" office:value="0.234332">
            <text:p>0,234332</text:p>
          </table:table-cell>
          <table:table-cell/>
        </table:table-row>
        <table:table-row table:style-name="ro1">
          <table:table-cell office:value-type="float" office:value="25.766668">
            <text:p>25,766668</text:p>
          </table:table-cell>
          <table:table-cell office:value-type="float" office:value="0.245242">
            <text:p>0,245242</text:p>
          </table:table-cell>
          <table:table-cell/>
        </table:table-row>
        <table:table-row table:style-name="ro1">
          <table:table-cell office:value-type="float" office:value="25.800001">
            <text:p>25,800001</text:p>
          </table:table-cell>
          <table:table-cell office:value-type="float" office:value="0.245735">
            <text:p>0,245735</text:p>
          </table:table-cell>
          <table:table-cell/>
        </table:table-row>
        <table:table-row table:style-name="ro1">
          <table:table-cell office:value-type="float" office:value="25.833335">
            <text:p>25,833335</text:p>
          </table:table-cell>
          <table:table-cell office:value-type="float" office:value="0.248965">
            <text:p>0,248965</text:p>
          </table:table-cell>
          <table:table-cell/>
        </table:table-row>
        <table:table-row table:style-name="ro1">
          <table:table-cell office:value-type="float" office:value="25.866668">
            <text:p>25,866668</text:p>
          </table:table-cell>
          <table:table-cell office:value-type="float" office:value="0.242028">
            <text:p>0,242028</text:p>
          </table:table-cell>
          <table:table-cell/>
        </table:table-row>
        <table:table-row table:style-name="ro1">
          <table:table-cell office:value-type="float" office:value="25.900001">
            <text:p>25,900001</text:p>
          </table:table-cell>
          <table:table-cell office:value-type="float" office:value="0.247363">
            <text:p>0,247363</text:p>
          </table:table-cell>
          <table:table-cell/>
        </table:table-row>
        <table:table-row table:style-name="ro1">
          <table:table-cell office:value-type="float" office:value="25.933335">
            <text:p>25,933335</text:p>
          </table:table-cell>
          <table:table-cell office:value-type="float" office:value="0.227139">
            <text:p>0,227139</text:p>
          </table:table-cell>
          <table:table-cell/>
        </table:table-row>
        <table:table-row table:style-name="ro1">
          <table:table-cell office:value-type="float" office:value="25.966668">
            <text:p>25,966668</text:p>
          </table:table-cell>
          <table:table-cell office:value-type="float" office:value="0.22367">
            <text:p>0,22367</text:p>
          </table:table-cell>
          <table:table-cell/>
        </table:table-row>
        <table:table-row table:style-name="ro1">
          <table:table-cell office:value-type="float" office:value="26.000001">
            <text:p>26,000001</text:p>
          </table:table-cell>
          <table:table-cell office:value-type="float" office:value="0.19517">
            <text:p>0,19517</text:p>
          </table:table-cell>
          <table:table-cell/>
        </table:table-row>
        <table:table-row table:style-name="ro1">
          <table:table-cell office:value-type="float" office:value="26.033335">
            <text:p>26,033335</text:p>
          </table:table-cell>
          <table:table-cell office:value-type="float" office:value="0.206441">
            <text:p>0,206441</text:p>
          </table:table-cell>
          <table:table-cell/>
        </table:table-row>
        <table:table-row table:style-name="ro1">
          <table:table-cell office:value-type="float" office:value="26.066668">
            <text:p>26,066668</text:p>
          </table:table-cell>
          <table:table-cell office:value-type="float" office:value="0.188365">
            <text:p>0,188365</text:p>
          </table:table-cell>
          <table:table-cell/>
        </table:table-row>
        <table:table-row table:style-name="ro1">
          <table:table-cell office:value-type="float" office:value="26.100001">
            <text:p>26,100001</text:p>
          </table:table-cell>
          <table:table-cell office:value-type="float" office:value="0.169624">
            <text:p>0,169624</text:p>
          </table:table-cell>
          <table:table-cell/>
        </table:table-row>
        <table:table-row table:style-name="ro1">
          <table:table-cell office:value-type="float" office:value="26.133335">
            <text:p>26,133335</text:p>
          </table:table-cell>
          <table:table-cell office:value-type="float" office:value="0.177929">
            <text:p>0,177929</text:p>
          </table:table-cell>
          <table:table-cell/>
        </table:table-row>
        <table:table-row table:style-name="ro1">
          <table:table-cell office:value-type="float" office:value="26.166668">
            <text:p>26,166668</text:p>
          </table:table-cell>
          <table:table-cell office:value-type="float" office:value="0.18913">
            <text:p>0,18913</text:p>
          </table:table-cell>
          <table:table-cell/>
        </table:table-row>
        <table:table-row table:style-name="ro1">
          <table:table-cell office:value-type="float" office:value="26.200001">
            <text:p>26,200001</text:p>
          </table:table-cell>
          <table:table-cell office:value-type="float" office:value="0.176571">
            <text:p>0,176571</text:p>
          </table:table-cell>
          <table:table-cell/>
        </table:table-row>
        <table:table-row table:style-name="ro1">
          <table:table-cell office:value-type="float" office:value="26.233335">
            <text:p>26,233335</text:p>
          </table:table-cell>
          <table:table-cell office:value-type="float" office:value="0.19737">
            <text:p>0,19737</text:p>
          </table:table-cell>
          <table:table-cell/>
        </table:table-row>
        <table:table-row table:style-name="ro1">
          <table:table-cell office:value-type="float" office:value="26.266668">
            <text:p>26,266668</text:p>
          </table:table-cell>
          <table:table-cell office:value-type="float" office:value="0.190859">
            <text:p>0,190859</text:p>
          </table:table-cell>
          <table:table-cell/>
        </table:table-row>
        <table:table-row table:style-name="ro1">
          <table:table-cell office:value-type="float" office:value="26.300001">
            <text:p>26,300001</text:p>
          </table:table-cell>
          <table:table-cell office:value-type="float" office:value="0.194862">
            <text:p>0,194862</text:p>
          </table:table-cell>
          <table:table-cell/>
        </table:table-row>
        <table:table-row table:style-name="ro1">
          <table:table-cell office:value-type="float" office:value="26.333335">
            <text:p>26,333335</text:p>
          </table:table-cell>
          <table:table-cell office:value-type="float" office:value="0.204875">
            <text:p>0,204875</text:p>
          </table:table-cell>
          <table:table-cell/>
        </table:table-row>
        <table:table-row table:style-name="ro1">
          <table:table-cell office:value-type="float" office:value="26.366668">
            <text:p>26,366668</text:p>
          </table:table-cell>
          <table:table-cell office:value-type="float" office:value="0.219161">
            <text:p>0,219161</text:p>
          </table:table-cell>
          <table:table-cell/>
        </table:table-row>
        <table:table-row table:style-name="ro1">
          <table:table-cell office:value-type="float" office:value="26.400001">
            <text:p>26,400001</text:p>
          </table:table-cell>
          <table:table-cell office:value-type="float" office:value="0.209633">
            <text:p>0,209633</text:p>
          </table:table-cell>
          <table:table-cell/>
        </table:table-row>
        <table:table-row table:style-name="ro1">
          <table:table-cell office:value-type="float" office:value="26.433335">
            <text:p>26,433335</text:p>
          </table:table-cell>
          <table:table-cell office:value-type="float" office:value="0.210061">
            <text:p>0,210061</text:p>
          </table:table-cell>
          <table:table-cell/>
        </table:table-row>
        <table:table-row table:style-name="ro1">
          <table:table-cell office:value-type="float" office:value="26.466668">
            <text:p>26,466668</text:p>
          </table:table-cell>
          <table:table-cell office:value-type="float" office:value="0.210674">
            <text:p>0,210674</text:p>
          </table:table-cell>
          <table:table-cell/>
        </table:table-row>
        <table:table-row table:style-name="ro1">
          <table:table-cell office:value-type="float" office:value="26.500001">
            <text:p>26,500001</text:p>
          </table:table-cell>
          <table:table-cell office:value-type="float" office:value="0.24011">
            <text:p>0,24011</text:p>
          </table:table-cell>
          <table:table-cell/>
        </table:table-row>
        <table:table-row table:style-name="ro1">
          <table:table-cell office:value-type="float" office:value="26.533335">
            <text:p>26,533335</text:p>
          </table:table-cell>
          <table:table-cell office:value-type="float" office:value="0.243484">
            <text:p>0,243484</text:p>
          </table:table-cell>
          <table:table-cell/>
        </table:table-row>
        <table:table-row table:style-name="ro1">
          <table:table-cell office:value-type="float" office:value="26.566668">
            <text:p>26,566668</text:p>
          </table:table-cell>
          <table:table-cell office:value-type="float" office:value="0.261532">
            <text:p>0,261532</text:p>
          </table:table-cell>
          <table:table-cell office:value-type="string">
            <text:p>Generando nueva Gausiana: Amp=-144.8389nm <text:s/>s=0.01210s</text:p>
          </table:table-cell>
        </table:table-row>
        <table:table-row table:style-name="ro1">
          <table:table-cell office:value-type="float" office:value="26.600001">
            <text:p>26,600001</text:p>
          </table:table-cell>
          <table:table-cell office:value-type="float" office:value="0.260518">
            <text:p>0,260518</text:p>
          </table:table-cell>
          <table:table-cell/>
        </table:table-row>
        <table:table-row table:style-name="ro1">
          <table:table-cell office:value-type="float" office:value="26.633335">
            <text:p>26,633335</text:p>
          </table:table-cell>
          <table:table-cell office:value-type="float" office:value="0.26455">
            <text:p>0,26455</text:p>
          </table:table-cell>
          <table:table-cell/>
        </table:table-row>
        <table:table-row table:style-name="ro1">
          <table:table-cell office:value-type="float" office:value="26.666668">
            <text:p>26,666668</text:p>
          </table:table-cell>
          <table:table-cell office:value-type="float" office:value="0.256351">
            <text:p>0,256351</text:p>
          </table:table-cell>
          <table:table-cell/>
        </table:table-row>
        <table:table-row table:style-name="ro1">
          <table:table-cell office:value-type="float" office:value="26.700001">
            <text:p>26,700001</text:p>
          </table:table-cell>
          <table:table-cell office:value-type="float" office:value="0.268832">
            <text:p>0,268832</text:p>
          </table:table-cell>
          <table:table-cell/>
        </table:table-row>
        <table:table-row table:style-name="ro1">
          <table:table-cell office:value-type="float" office:value="26.733335">
            <text:p>26,733335</text:p>
          </table:table-cell>
          <table:table-cell office:value-type="float" office:value="0.258745">
            <text:p>0,258745</text:p>
          </table:table-cell>
          <table:table-cell/>
        </table:table-row>
        <table:table-row table:style-name="ro1">
          <table:table-cell office:value-type="float" office:value="26.766668">
            <text:p>26,766668</text:p>
          </table:table-cell>
          <table:table-cell office:value-type="float" office:value="0.265839">
            <text:p>0,265839</text:p>
          </table:table-cell>
          <table:table-cell/>
        </table:table-row>
        <table:table-row table:style-name="ro1">
          <table:table-cell office:value-type="float" office:value="26.800001">
            <text:p>26,800001</text:p>
          </table:table-cell>
          <table:table-cell office:value-type="float" office:value="0.256286">
            <text:p>0,256286</text:p>
          </table:table-cell>
          <table:table-cell/>
        </table:table-row>
        <table:table-row table:style-name="ro1">
          <table:table-cell office:value-type="float" office:value="26.833335">
            <text:p>26,833335</text:p>
          </table:table-cell>
          <table:table-cell office:value-type="float" office:value="0.270356">
            <text:p>0,270356</text:p>
          </table:table-cell>
          <table:table-cell/>
        </table:table-row>
        <table:table-row table:style-name="ro1">
          <table:table-cell office:value-type="float" office:value="26.866668">
            <text:p>26,866668</text:p>
          </table:table-cell>
          <table:table-cell office:value-type="float" office:value="0.246116">
            <text:p>0,246116</text:p>
          </table:table-cell>
          <table:table-cell/>
        </table:table-row>
        <table:table-row table:style-name="ro1">
          <table:table-cell office:value-type="float" office:value="26.900001">
            <text:p>26,900001</text:p>
          </table:table-cell>
          <table:table-cell office:value-type="float" office:value="0.282441">
            <text:p>0,282441</text:p>
          </table:table-cell>
          <table:table-cell/>
        </table:table-row>
        <table:table-row table:style-name="ro1">
          <table:table-cell office:value-type="float" office:value="26.933335">
            <text:p>26,933335</text:p>
          </table:table-cell>
          <table:table-cell office:value-type="float" office:value="0.263724">
            <text:p>0,263724</text:p>
          </table:table-cell>
          <table:table-cell/>
        </table:table-row>
        <table:table-row table:style-name="ro1">
          <table:table-cell office:value-type="float" office:value="26.966668">
            <text:p>26,966668</text:p>
          </table:table-cell>
          <table:table-cell office:value-type="float" office:value="0.262072">
            <text:p>0,262072</text:p>
          </table:table-cell>
          <table:table-cell/>
        </table:table-row>
        <table:table-row table:style-name="ro1">
          <table:table-cell office:value-type="float" office:value="27.000001">
            <text:p>27,000001</text:p>
          </table:table-cell>
          <table:table-cell office:value-type="float" office:value="0.275746">
            <text:p>0,275746</text:p>
          </table:table-cell>
          <table:table-cell/>
        </table:table-row>
        <table:table-row table:style-name="ro1">
          <table:table-cell office:value-type="float" office:value="27.033335">
            <text:p>27,033335</text:p>
          </table:table-cell>
          <table:table-cell office:value-type="float" office:value="0.276345">
            <text:p>0,276345</text:p>
          </table:table-cell>
          <table:table-cell/>
        </table:table-row>
        <table:table-row table:style-name="ro1">
          <table:table-cell office:value-type="float" office:value="27.066668">
            <text:p>27,066668</text:p>
          </table:table-cell>
          <table:table-cell office:value-type="float" office:value="0.270911">
            <text:p>0,270911</text:p>
          </table:table-cell>
          <table:table-cell/>
        </table:table-row>
        <table:table-row table:style-name="ro1">
          <table:table-cell office:value-type="float" office:value="27.100001">
            <text:p>27,100001</text:p>
          </table:table-cell>
          <table:table-cell office:value-type="float" office:value="0.297447">
            <text:p>0,297447</text:p>
          </table:table-cell>
          <table:table-cell/>
        </table:table-row>
        <table:table-row table:style-name="ro1">
          <table:table-cell office:value-type="float" office:value="27.133335">
            <text:p>27,133335</text:p>
          </table:table-cell>
          <table:table-cell office:value-type="float" office:value="0.297835">
            <text:p>0,297835</text:p>
          </table:table-cell>
          <table:table-cell/>
        </table:table-row>
        <table:table-row table:style-name="ro1">
          <table:table-cell office:value-type="float" office:value="27.166668">
            <text:p>27,166668</text:p>
          </table:table-cell>
          <table:table-cell office:value-type="float" office:value="0.287961">
            <text:p>0,287961</text:p>
          </table:table-cell>
          <table:table-cell/>
        </table:table-row>
        <table:table-row table:style-name="ro1">
          <table:table-cell office:value-type="float" office:value="27.200001">
            <text:p>27,200001</text:p>
          </table:table-cell>
          <table:table-cell office:value-type="float" office:value="0.292914">
            <text:p>0,292914</text:p>
          </table:table-cell>
          <table:table-cell/>
        </table:table-row>
        <table:table-row table:style-name="ro1">
          <table:table-cell office:value-type="float" office:value="27.233335">
            <text:p>27,233335</text:p>
          </table:table-cell>
          <table:table-cell office:value-type="float" office:value="0.277695">
            <text:p>0,277695</text:p>
          </table:table-cell>
          <table:table-cell/>
        </table:table-row>
        <table:table-row table:style-name="ro1">
          <table:table-cell office:value-type="float" office:value="27.266668">
            <text:p>27,266668</text:p>
          </table:table-cell>
          <table:table-cell office:value-type="float" office:value="0.297164">
            <text:p>0,297164</text:p>
          </table:table-cell>
          <table:table-cell/>
        </table:table-row>
        <table:table-row table:style-name="ro1">
          <table:table-cell office:value-type="float" office:value="27.300001">
            <text:p>27,300001</text:p>
          </table:table-cell>
          <table:table-cell office:value-type="float" office:value="0.31181">
            <text:p>0,31181</text:p>
          </table:table-cell>
          <table:table-cell/>
        </table:table-row>
        <table:table-row table:style-name="ro1">
          <table:table-cell office:value-type="float" office:value="27.333335">
            <text:p>27,333335</text:p>
          </table:table-cell>
          <table:table-cell office:value-type="float" office:value="0.304581">
            <text:p>0,304581</text:p>
          </table:table-cell>
          <table:table-cell/>
        </table:table-row>
        <table:table-row table:style-name="ro1">
          <table:table-cell office:value-type="float" office:value="27.366668">
            <text:p>27,366668</text:p>
          </table:table-cell>
          <table:table-cell office:value-type="float" office:value="0.302091">
            <text:p>0,302091</text:p>
          </table:table-cell>
          <table:table-cell/>
        </table:table-row>
        <table:table-row table:style-name="ro1">
          <table:table-cell office:value-type="float" office:value="27.400001">
            <text:p>27,400001</text:p>
          </table:table-cell>
          <table:table-cell office:value-type="float" office:value="0.316768">
            <text:p>0,316768</text:p>
          </table:table-cell>
          <table:table-cell/>
        </table:table-row>
        <table:table-row table:style-name="ro1">
          <table:table-cell office:value-type="float" office:value="27.433335">
            <text:p>27,433335</text:p>
          </table:table-cell>
          <table:table-cell office:value-type="float" office:value="0.302687">
            <text:p>0,302687</text:p>
          </table:table-cell>
          <table:table-cell/>
        </table:table-row>
        <table:table-row table:style-name="ro1">
          <table:table-cell office:value-type="float" office:value="27.466668">
            <text:p>27,466668</text:p>
          </table:table-cell>
          <table:table-cell office:value-type="float" office:value="0.316604">
            <text:p>0,316604</text:p>
          </table:table-cell>
          <table:table-cell/>
        </table:table-row>
        <table:table-row table:style-name="ro1">
          <table:table-cell office:value-type="float" office:value="27.500001">
            <text:p>27,500001</text:p>
          </table:table-cell>
          <table:table-cell office:value-type="float" office:value="0.329874">
            <text:p>0,329874</text:p>
          </table:table-cell>
          <table:table-cell/>
        </table:table-row>
        <table:table-row table:style-name="ro1">
          <table:table-cell office:value-type="float" office:value="27.533335">
            <text:p>27,533335</text:p>
          </table:table-cell>
          <table:table-cell office:value-type="float" office:value="0.309875">
            <text:p>0,309875</text:p>
          </table:table-cell>
          <table:table-cell/>
        </table:table-row>
        <table:table-row table:style-name="ro1">
          <table:table-cell office:value-type="float" office:value="27.566668">
            <text:p>27,566668</text:p>
          </table:table-cell>
          <table:table-cell office:value-type="float" office:value="0.30526">
            <text:p>0,30526</text:p>
          </table:table-cell>
          <table:table-cell/>
        </table:table-row>
        <table:table-row table:style-name="ro1">
          <table:table-cell office:value-type="float" office:value="27.600001">
            <text:p>27,600001</text:p>
          </table:table-cell>
          <table:table-cell office:value-type="float" office:value="0.300306">
            <text:p>0,300306</text:p>
          </table:table-cell>
          <table:table-cell/>
        </table:table-row>
        <table:table-row table:style-name="ro1">
          <table:table-cell office:value-type="float" office:value="27.633335">
            <text:p>27,633335</text:p>
          </table:table-cell>
          <table:table-cell office:value-type="float" office:value="0.313149">
            <text:p>0,313149</text:p>
          </table:table-cell>
          <table:table-cell/>
        </table:table-row>
        <table:table-row table:style-name="ro1">
          <table:table-cell office:value-type="float" office:value="27.666668">
            <text:p>27,666668</text:p>
          </table:table-cell>
          <table:table-cell office:value-type="float" office:value="0.306121">
            <text:p>0,306121</text:p>
          </table:table-cell>
          <table:table-cell/>
        </table:table-row>
        <table:table-row table:style-name="ro1">
          <table:table-cell office:value-type="float" office:value="27.700001">
            <text:p>27,700001</text:p>
          </table:table-cell>
          <table:table-cell office:value-type="float" office:value="0.306064">
            <text:p>0,306064</text:p>
          </table:table-cell>
          <table:table-cell/>
        </table:table-row>
        <table:table-row table:style-name="ro1">
          <table:table-cell office:value-type="float" office:value="27.733335">
            <text:p>27,733335</text:p>
          </table:table-cell>
          <table:table-cell office:value-type="float" office:value="0.312258">
            <text:p>0,312258</text:p>
          </table:table-cell>
          <table:table-cell/>
        </table:table-row>
        <table:table-row table:style-name="ro1">
          <table:table-cell office:value-type="float" office:value="27.766668">
            <text:p>27,766668</text:p>
          </table:table-cell>
          <table:table-cell office:value-type="float" office:value="0.306093">
            <text:p>0,306093</text:p>
          </table:table-cell>
          <table:table-cell/>
        </table:table-row>
        <table:table-row table:style-name="ro1">
          <table:table-cell office:value-type="float" office:value="27.800001">
            <text:p>27,800001</text:p>
          </table:table-cell>
          <table:table-cell office:value-type="float" office:value="0.29786">
            <text:p>0,29786</text:p>
          </table:table-cell>
          <table:table-cell/>
        </table:table-row>
        <table:table-row table:style-name="ro1">
          <table:table-cell office:value-type="float" office:value="27.833335">
            <text:p>27,833335</text:p>
          </table:table-cell>
          <table:table-cell office:value-type="float" office:value="0.2968">
            <text:p>0,2968</text:p>
          </table:table-cell>
          <table:table-cell/>
        </table:table-row>
        <table:table-row table:style-name="ro1">
          <table:table-cell office:value-type="float" office:value="27.866668">
            <text:p>27,866668</text:p>
          </table:table-cell>
          <table:table-cell office:value-type="float" office:value="0.292435">
            <text:p>0,292435</text:p>
          </table:table-cell>
          <table:table-cell/>
        </table:table-row>
        <table:table-row table:style-name="ro1">
          <table:table-cell office:value-type="float" office:value="27.900001">
            <text:p>27,900001</text:p>
          </table:table-cell>
          <table:table-cell office:value-type="float" office:value="0.283983">
            <text:p>0,283983</text:p>
          </table:table-cell>
          <table:table-cell/>
        </table:table-row>
        <table:table-row table:style-name="ro1">
          <table:table-cell office:value-type="float" office:value="27.933335">
            <text:p>27,933335</text:p>
          </table:table-cell>
          <table:table-cell office:value-type="float" office:value="0.276287">
            <text:p>0,276287</text:p>
          </table:table-cell>
          <table:table-cell/>
        </table:table-row>
        <table:table-row table:style-name="ro1">
          <table:table-cell office:value-type="float" office:value="27.966668">
            <text:p>27,966668</text:p>
          </table:table-cell>
          <table:table-cell office:value-type="float" office:value="0.254618">
            <text:p>0,254618</text:p>
          </table:table-cell>
          <table:table-cell/>
        </table:table-row>
        <table:table-row table:style-name="ro1">
          <table:table-cell office:value-type="float" office:value="28.000001">
            <text:p>28,000001</text:p>
          </table:table-cell>
          <table:table-cell office:value-type="float" office:value="0.2726">
            <text:p>0,2726</text:p>
          </table:table-cell>
          <table:table-cell/>
        </table:table-row>
        <table:table-row table:style-name="ro1">
          <table:table-cell office:value-type="float" office:value="28.033335">
            <text:p>28,033335</text:p>
          </table:table-cell>
          <table:table-cell office:value-type="float" office:value="0.28165">
            <text:p>0,28165</text:p>
          </table:table-cell>
          <table:table-cell/>
        </table:table-row>
        <table:table-row table:style-name="ro1">
          <table:table-cell office:value-type="float" office:value="28.066668">
            <text:p>28,066668</text:p>
          </table:table-cell>
          <table:table-cell office:value-type="float" office:value="0.278546">
            <text:p>0,278546</text:p>
          </table:table-cell>
          <table:table-cell/>
        </table:table-row>
        <table:table-row table:style-name="ro1">
          <table:table-cell office:value-type="float" office:value="28.100001">
            <text:p>28,100001</text:p>
          </table:table-cell>
          <table:table-cell office:value-type="float" office:value="0.265345">
            <text:p>0,265345</text:p>
          </table:table-cell>
          <table:table-cell/>
        </table:table-row>
        <table:table-row table:style-name="ro1">
          <table:table-cell office:value-type="float" office:value="28.133335">
            <text:p>28,133335</text:p>
          </table:table-cell>
          <table:table-cell office:value-type="float" office:value="0.26691">
            <text:p>0,26691</text:p>
          </table:table-cell>
          <table:table-cell/>
        </table:table-row>
        <table:table-row table:style-name="ro1">
          <table:table-cell office:value-type="float" office:value="28.166668">
            <text:p>28,166668</text:p>
          </table:table-cell>
          <table:table-cell office:value-type="float" office:value="0.287238">
            <text:p>0,287238</text:p>
          </table:table-cell>
          <table:table-cell/>
        </table:table-row>
        <table:table-row table:style-name="ro1">
          <table:table-cell office:value-type="float" office:value="28.200001">
            <text:p>28,200001</text:p>
          </table:table-cell>
          <table:table-cell office:value-type="float" office:value="0.268593">
            <text:p>0,268593</text:p>
          </table:table-cell>
          <table:table-cell/>
        </table:table-row>
        <table:table-row table:style-name="ro1">
          <table:table-cell office:value-type="float" office:value="28.233335">
            <text:p>28,233335</text:p>
          </table:table-cell>
          <table:table-cell office:value-type="float" office:value="0.257044">
            <text:p>0,257044</text:p>
          </table:table-cell>
          <table:table-cell/>
        </table:table-row>
        <table:table-row table:style-name="ro1">
          <table:table-cell office:value-type="float" office:value="28.266668">
            <text:p>28,266668</text:p>
          </table:table-cell>
          <table:table-cell office:value-type="float" office:value="0.272493">
            <text:p>0,272493</text:p>
          </table:table-cell>
          <table:table-cell/>
        </table:table-row>
        <table:table-row table:style-name="ro1">
          <table:table-cell office:value-type="float" office:value="28.300001">
            <text:p>28,300001</text:p>
          </table:table-cell>
          <table:table-cell office:value-type="float" office:value="0.28876">
            <text:p>0,28876</text:p>
          </table:table-cell>
          <table:table-cell/>
        </table:table-row>
        <table:table-row table:style-name="ro1">
          <table:table-cell office:value-type="float" office:value="28.333335">
            <text:p>28,333335</text:p>
          </table:table-cell>
          <table:table-cell office:value-type="float" office:value="0.261628">
            <text:p>0,261628</text:p>
          </table:table-cell>
          <table:table-cell/>
        </table:table-row>
        <table:table-row table:style-name="ro1">
          <table:table-cell office:value-type="float" office:value="28.366668">
            <text:p>28,366668</text:p>
          </table:table-cell>
          <table:table-cell office:value-type="float" office:value="0.265233">
            <text:p>0,265233</text:p>
          </table:table-cell>
          <table:table-cell office:value-type="string">
            <text:p>Generando nueva Gausiana: Amp=164.2069nm <text:s/>s=0.01682s</text:p>
          </table:table-cell>
        </table:table-row>
        <table:table-row table:style-name="ro1">
          <table:table-cell office:value-type="float" office:value="28.400001">
            <text:p>28,400001</text:p>
          </table:table-cell>
          <table:table-cell office:value-type="float" office:value="0.270152">
            <text:p>0,270152</text:p>
          </table:table-cell>
          <table:table-cell/>
        </table:table-row>
        <table:table-row table:style-name="ro1">
          <table:table-cell office:value-type="float" office:value="28.433335">
            <text:p>28,433335</text:p>
          </table:table-cell>
          <table:table-cell office:value-type="float" office:value="0.27859">
            <text:p>0,27859</text:p>
          </table:table-cell>
          <table:table-cell/>
        </table:table-row>
        <table:table-row table:style-name="ro1">
          <table:table-cell office:value-type="float" office:value="28.466668">
            <text:p>28,466668</text:p>
          </table:table-cell>
          <table:table-cell office:value-type="float" office:value="0.264093">
            <text:p>0,264093</text:p>
          </table:table-cell>
          <table:table-cell/>
        </table:table-row>
        <table:table-row table:style-name="ro1">
          <table:table-cell office:value-type="float" office:value="28.500001">
            <text:p>28,500001</text:p>
          </table:table-cell>
          <table:table-cell office:value-type="float" office:value="0.269241">
            <text:p>0,269241</text:p>
          </table:table-cell>
          <table:table-cell/>
        </table:table-row>
        <table:table-row table:style-name="ro1">
          <table:table-cell office:value-type="float" office:value="28.533335">
            <text:p>28,533335</text:p>
          </table:table-cell>
          <table:table-cell office:value-type="float" office:value="0.267915">
            <text:p>0,267915</text:p>
          </table:table-cell>
          <table:table-cell/>
        </table:table-row>
        <table:table-row table:style-name="ro1">
          <table:table-cell office:value-type="float" office:value="28.566668">
            <text:p>28,566668</text:p>
          </table:table-cell>
          <table:table-cell office:value-type="float" office:value="0.271756">
            <text:p>0,271756</text:p>
          </table:table-cell>
          <table:table-cell/>
        </table:table-row>
        <table:table-row table:style-name="ro1">
          <table:table-cell office:value-type="float" office:value="28.600001">
            <text:p>28,600001</text:p>
          </table:table-cell>
          <table:table-cell office:value-type="float" office:value="0.278926">
            <text:p>0,278926</text:p>
          </table:table-cell>
          <table:table-cell/>
        </table:table-row>
        <table:table-row table:style-name="ro1">
          <table:table-cell office:value-type="float" office:value="28.633335">
            <text:p>28,633335</text:p>
          </table:table-cell>
          <table:table-cell office:value-type="float" office:value="0.265386">
            <text:p>0,265386</text:p>
          </table:table-cell>
          <table:table-cell/>
        </table:table-row>
        <table:table-row table:style-name="ro1">
          <table:table-cell office:value-type="float" office:value="28.666668">
            <text:p>28,666668</text:p>
          </table:table-cell>
          <table:table-cell office:value-type="float" office:value="0.274507">
            <text:p>0,274507</text:p>
          </table:table-cell>
          <table:table-cell/>
        </table:table-row>
        <table:table-row table:style-name="ro1">
          <table:table-cell office:value-type="float" office:value="28.700001">
            <text:p>28,700001</text:p>
          </table:table-cell>
          <table:table-cell office:value-type="float" office:value="0.275733">
            <text:p>0,275733</text:p>
          </table:table-cell>
          <table:table-cell/>
        </table:table-row>
        <table:table-row table:style-name="ro1">
          <table:table-cell office:value-type="float" office:value="28.733335">
            <text:p>28,733335</text:p>
          </table:table-cell>
          <table:table-cell office:value-type="float" office:value="0.295632">
            <text:p>0,295632</text:p>
          </table:table-cell>
          <table:table-cell/>
        </table:table-row>
        <table:table-row table:style-name="ro1">
          <table:table-cell office:value-type="float" office:value="28.766668">
            <text:p>28,766668</text:p>
          </table:table-cell>
          <table:table-cell office:value-type="float" office:value="0.26212">
            <text:p>0,26212</text:p>
          </table:table-cell>
          <table:table-cell/>
        </table:table-row>
        <table:table-row table:style-name="ro1">
          <table:table-cell office:value-type="float" office:value="28.800002">
            <text:p>28,800002</text:p>
          </table:table-cell>
          <table:table-cell office:value-type="float" office:value="0.285721">
            <text:p>0,285721</text:p>
          </table:table-cell>
          <table:table-cell/>
        </table:table-row>
        <table:table-row table:style-name="ro1">
          <table:table-cell office:value-type="float" office:value="28.833335">
            <text:p>28,833335</text:p>
          </table:table-cell>
          <table:table-cell office:value-type="float" office:value="0.279969">
            <text:p>0,279969</text:p>
          </table:table-cell>
          <table:table-cell/>
        </table:table-row>
        <table:table-row table:style-name="ro1">
          <table:table-cell office:value-type="float" office:value="28.866668">
            <text:p>28,866668</text:p>
          </table:table-cell>
          <table:table-cell office:value-type="float" office:value="0.284135">
            <text:p>0,284135</text:p>
          </table:table-cell>
          <table:table-cell/>
        </table:table-row>
        <table:table-row table:style-name="ro1">
          <table:table-cell office:value-type="float" office:value="28.900002">
            <text:p>28,900002</text:p>
          </table:table-cell>
          <table:table-cell office:value-type="float" office:value="0.287448">
            <text:p>0,287448</text:p>
          </table:table-cell>
          <table:table-cell/>
        </table:table-row>
        <table:table-row table:style-name="ro1">
          <table:table-cell office:value-type="float" office:value="28.933335">
            <text:p>28,933335</text:p>
          </table:table-cell>
          <table:table-cell office:value-type="float" office:value="0.305675">
            <text:p>0,305675</text:p>
          </table:table-cell>
          <table:table-cell/>
        </table:table-row>
        <table:table-row table:style-name="ro1">
          <table:table-cell office:value-type="float" office:value="28.966668">
            <text:p>28,966668</text:p>
          </table:table-cell>
          <table:table-cell office:value-type="float" office:value="0.288657">
            <text:p>0,288657</text:p>
          </table:table-cell>
          <table:table-cell/>
        </table:table-row>
        <table:table-row table:style-name="ro1">
          <table:table-cell office:value-type="float" office:value="29.000002">
            <text:p>29,000002</text:p>
          </table:table-cell>
          <table:table-cell office:value-type="float" office:value="0.289154">
            <text:p>0,289154</text:p>
          </table:table-cell>
          <table:table-cell/>
        </table:table-row>
        <table:table-row table:style-name="ro1">
          <table:table-cell office:value-type="float" office:value="29.033335">
            <text:p>29,033335</text:p>
          </table:table-cell>
          <table:table-cell office:value-type="float" office:value="0.301775">
            <text:p>0,301775</text:p>
          </table:table-cell>
          <table:table-cell/>
        </table:table-row>
        <table:table-row table:style-name="ro1">
          <table:table-cell office:value-type="float" office:value="29.066668">
            <text:p>29,066668</text:p>
          </table:table-cell>
          <table:table-cell office:value-type="float" office:value="0.289889">
            <text:p>0,289889</text:p>
          </table:table-cell>
          <table:table-cell/>
        </table:table-row>
        <table:table-row table:style-name="ro1">
          <table:table-cell office:value-type="float" office:value="29.100002">
            <text:p>29,100002</text:p>
          </table:table-cell>
          <table:table-cell office:value-type="float" office:value="0.296397">
            <text:p>0,296397</text:p>
          </table:table-cell>
          <table:table-cell/>
        </table:table-row>
        <table:table-row table:style-name="ro1">
          <table:table-cell office:value-type="float" office:value="29.133335">
            <text:p>29,133335</text:p>
          </table:table-cell>
          <table:table-cell office:value-type="float" office:value="0.296679">
            <text:p>0,296679</text:p>
          </table:table-cell>
          <table:table-cell/>
        </table:table-row>
        <table:table-row table:style-name="ro1">
          <table:table-cell office:value-type="float" office:value="29.166668">
            <text:p>29,166668</text:p>
          </table:table-cell>
          <table:table-cell office:value-type="float" office:value="0.287079">
            <text:p>0,287079</text:p>
          </table:table-cell>
          <table:table-cell/>
        </table:table-row>
        <table:table-row table:style-name="ro1">
          <table:table-cell office:value-type="float" office:value="29.200002">
            <text:p>29,200002</text:p>
          </table:table-cell>
          <table:table-cell office:value-type="float" office:value="0.301961">
            <text:p>0,301961</text:p>
          </table:table-cell>
          <table:table-cell/>
        </table:table-row>
        <table:table-row table:style-name="ro1">
          <table:table-cell office:value-type="float" office:value="29.233335">
            <text:p>29,233335</text:p>
          </table:table-cell>
          <table:table-cell office:value-type="float" office:value="0.300059">
            <text:p>0,300059</text:p>
          </table:table-cell>
          <table:table-cell/>
        </table:table-row>
        <table:table-row table:style-name="ro1">
          <table:table-cell office:value-type="float" office:value="29.266668">
            <text:p>29,266668</text:p>
          </table:table-cell>
          <table:table-cell office:value-type="float" office:value="0.279759">
            <text:p>0,279759</text:p>
          </table:table-cell>
          <table:table-cell/>
        </table:table-row>
        <table:table-row table:style-name="ro1">
          <table:table-cell office:value-type="float" office:value="29.300002">
            <text:p>29,300002</text:p>
          </table:table-cell>
          <table:table-cell office:value-type="float" office:value="0.29315">
            <text:p>0,29315</text:p>
          </table:table-cell>
          <table:table-cell/>
        </table:table-row>
        <table:table-row table:style-name="ro1">
          <table:table-cell office:value-type="float" office:value="29.333335">
            <text:p>29,333335</text:p>
          </table:table-cell>
          <table:table-cell office:value-type="float" office:value="0.29582">
            <text:p>0,29582</text:p>
          </table:table-cell>
          <table:table-cell/>
        </table:table-row>
        <table:table-row table:style-name="ro1">
          <table:table-cell office:value-type="float" office:value="29.366668">
            <text:p>29,366668</text:p>
          </table:table-cell>
          <table:table-cell office:value-type="float" office:value="0.288425">
            <text:p>0,288425</text:p>
          </table:table-cell>
          <table:table-cell/>
        </table:table-row>
        <table:table-row table:style-name="ro1">
          <table:table-cell office:value-type="float" office:value="29.400002">
            <text:p>29,400002</text:p>
          </table:table-cell>
          <table:table-cell office:value-type="float" office:value="0.313948">
            <text:p>0,313948</text:p>
          </table:table-cell>
          <table:table-cell/>
        </table:table-row>
        <table:table-row table:style-name="ro1">
          <table:table-cell office:value-type="float" office:value="29.433335">
            <text:p>29,433335</text:p>
          </table:table-cell>
          <table:table-cell office:value-type="float" office:value="0.292762">
            <text:p>0,292762</text:p>
          </table:table-cell>
          <table:table-cell/>
        </table:table-row>
        <table:table-row table:style-name="ro1">
          <table:table-cell office:value-type="float" office:value="29.466668">
            <text:p>29,466668</text:p>
          </table:table-cell>
          <table:table-cell office:value-type="float" office:value="0.30839">
            <text:p>0,30839</text:p>
          </table:table-cell>
          <table:table-cell/>
        </table:table-row>
        <table:table-row table:style-name="ro1">
          <table:table-cell office:value-type="float" office:value="29.500002">
            <text:p>29,500002</text:p>
          </table:table-cell>
          <table:table-cell office:value-type="float" office:value="0.298507">
            <text:p>0,298507</text:p>
          </table:table-cell>
          <table:table-cell/>
        </table:table-row>
        <table:table-row table:style-name="ro1">
          <table:table-cell office:value-type="float" office:value="29.533335">
            <text:p>29,533335</text:p>
          </table:table-cell>
          <table:table-cell office:value-type="float" office:value="0.288295">
            <text:p>0,288295</text:p>
          </table:table-cell>
          <table:table-cell/>
        </table:table-row>
        <table:table-row table:style-name="ro1">
          <table:table-cell office:value-type="float" office:value="29.566668">
            <text:p>29,566668</text:p>
          </table:table-cell>
          <table:table-cell office:value-type="float" office:value="0.285741">
            <text:p>0,285741</text:p>
          </table:table-cell>
          <table:table-cell/>
        </table:table-row>
        <table:table-row table:style-name="ro1">
          <table:table-cell office:value-type="float" office:value="29.600002">
            <text:p>29,600002</text:p>
          </table:table-cell>
          <table:table-cell office:value-type="float" office:value="0.287832">
            <text:p>0,287832</text:p>
          </table:table-cell>
          <table:table-cell/>
        </table:table-row>
        <table:table-row table:style-name="ro1">
          <table:table-cell office:value-type="float" office:value="29.633335">
            <text:p>29,633335</text:p>
          </table:table-cell>
          <table:table-cell office:value-type="float" office:value="0.274912">
            <text:p>0,274912</text:p>
          </table:table-cell>
          <table:table-cell/>
        </table:table-row>
        <table:table-row table:style-name="ro1">
          <table:table-cell office:value-type="float" office:value="29.666668">
            <text:p>29,666668</text:p>
          </table:table-cell>
          <table:table-cell office:value-type="float" office:value="0.27077">
            <text:p>0,27077</text:p>
          </table:table-cell>
          <table:table-cell/>
        </table:table-row>
        <table:table-row table:style-name="ro1">
          <table:table-cell office:value-type="float" office:value="29.700002">
            <text:p>29,700002</text:p>
          </table:table-cell>
          <table:table-cell office:value-type="float" office:value="0.263635">
            <text:p>0,263635</text:p>
          </table:table-cell>
          <table:table-cell/>
        </table:table-row>
        <table:table-row table:style-name="ro1">
          <table:table-cell office:value-type="float" office:value="29.733335">
            <text:p>29,733335</text:p>
          </table:table-cell>
          <table:table-cell office:value-type="float" office:value="0.267231">
            <text:p>0,267231</text:p>
          </table:table-cell>
          <table:table-cell/>
        </table:table-row>
        <table:table-row table:style-name="ro1">
          <table:table-cell office:value-type="float" office:value="29.766668">
            <text:p>29,766668</text:p>
          </table:table-cell>
          <table:table-cell office:value-type="float" office:value="0.25083">
            <text:p>0,25083</text:p>
          </table:table-cell>
          <table:table-cell/>
        </table:table-row>
        <table:table-row table:style-name="ro1">
          <table:table-cell office:value-type="float" office:value="29.800002">
            <text:p>29,800002</text:p>
          </table:table-cell>
          <table:table-cell office:value-type="float" office:value="0.259649">
            <text:p>0,259649</text:p>
          </table:table-cell>
          <table:table-cell/>
        </table:table-row>
        <table:table-row table:style-name="ro1">
          <table:table-cell office:value-type="float" office:value="29.833335">
            <text:p>29,833335</text:p>
          </table:table-cell>
          <table:table-cell office:value-type="float" office:value="0.274222">
            <text:p>0,274222</text:p>
          </table:table-cell>
          <table:table-cell/>
        </table:table-row>
        <table:table-row table:style-name="ro1">
          <table:table-cell office:value-type="float" office:value="29.866668">
            <text:p>29,866668</text:p>
          </table:table-cell>
          <table:table-cell office:value-type="float" office:value="0.2622">
            <text:p>0,2622</text:p>
          </table:table-cell>
          <table:table-cell/>
        </table:table-row>
        <table:table-row table:style-name="ro1">
          <table:table-cell office:value-type="float" office:value="29.900002">
            <text:p>29,900002</text:p>
          </table:table-cell>
          <table:table-cell office:value-type="float" office:value="0.259065">
            <text:p>0,259065</text:p>
          </table:table-cell>
          <table:table-cell/>
        </table:table-row>
        <table:table-row table:style-name="ro1">
          <table:table-cell office:value-type="float" office:value="29.933335">
            <text:p>29,933335</text:p>
          </table:table-cell>
          <table:table-cell office:value-type="float" office:value="0.269207">
            <text:p>0,269207</text:p>
          </table:table-cell>
          <table:table-cell/>
        </table:table-row>
        <table:table-row table:style-name="ro1">
          <table:table-cell office:value-type="float" office:value="29.966668">
            <text:p>29,966668</text:p>
          </table:table-cell>
          <table:table-cell office:value-type="float" office:value="0.261432">
            <text:p>0,261432</text:p>
          </table:table-cell>
          <table:table-cell/>
        </table:table-row>
        <table:table-row table:style-name="ro1">
          <table:table-cell office:value-type="float" office:value="30.000002">
            <text:p>30,000002</text:p>
          </table:table-cell>
          <table:table-cell office:value-type="float" office:value="0.253684">
            <text:p>0,253684</text:p>
          </table:table-cell>
          <table:table-cell/>
        </table:table-row>
        <table:table-row table:style-name="ro1">
          <table:table-cell office:value-type="float" office:value="30.033335">
            <text:p>30,033335</text:p>
          </table:table-cell>
          <table:table-cell office:value-type="float" office:value="0.261511">
            <text:p>0,261511</text:p>
          </table:table-cell>
          <table:table-cell/>
        </table:table-row>
        <table:table-row table:style-name="ro1">
          <table:table-cell office:value-type="float" office:value="30.066668">
            <text:p>30,066668</text:p>
          </table:table-cell>
          <table:table-cell office:value-type="float" office:value="0.251158">
            <text:p>0,251158</text:p>
          </table:table-cell>
          <table:table-cell/>
        </table:table-row>
        <table:table-row table:style-name="ro1">
          <table:table-cell office:value-type="float" office:value="30.100002">
            <text:p>30,100002</text:p>
          </table:table-cell>
          <table:table-cell office:value-type="float" office:value="0.251054">
            <text:p>0,251054</text:p>
          </table:table-cell>
          <table:table-cell/>
        </table:table-row>
        <table:table-row table:style-name="ro1">
          <table:table-cell office:value-type="float" office:value="30.133335">
            <text:p>30,133335</text:p>
          </table:table-cell>
          <table:table-cell office:value-type="float" office:value="0.247153">
            <text:p>0,247153</text:p>
          </table:table-cell>
          <table:table-cell office:value-type="string">
            <text:p>Generando nueva Gausiana: Amp=130.5234nm <text:s/>s=0.00915s</text:p>
          </table:table-cell>
        </table:table-row>
        <table:table-row table:style-name="ro1">
          <table:table-cell office:value-type="float" office:value="30.166668">
            <text:p>30,166668</text:p>
          </table:table-cell>
          <table:table-cell office:value-type="float" office:value="0.288039">
            <text:p>0,288039</text:p>
          </table:table-cell>
          <table:table-cell/>
        </table:table-row>
        <table:table-row table:style-name="ro1">
          <table:table-cell office:value-type="float" office:value="30.200002">
            <text:p>30,200002</text:p>
          </table:table-cell>
          <table:table-cell office:value-type="float" office:value="0.264504">
            <text:p>0,264504</text:p>
          </table:table-cell>
          <table:table-cell/>
        </table:table-row>
        <table:table-row table:style-name="ro1">
          <table:table-cell office:value-type="float" office:value="30.233335">
            <text:p>30,233335</text:p>
          </table:table-cell>
          <table:table-cell office:value-type="float" office:value="0.26562">
            <text:p>0,26562</text:p>
          </table:table-cell>
          <table:table-cell/>
        </table:table-row>
        <table:table-row table:style-name="ro1">
          <table:table-cell office:value-type="float" office:value="30.266668">
            <text:p>30,266668</text:p>
          </table:table-cell>
          <table:table-cell office:value-type="float" office:value="0.254716">
            <text:p>0,254716</text:p>
          </table:table-cell>
          <table:table-cell/>
        </table:table-row>
        <table:table-row table:style-name="ro1">
          <table:table-cell office:value-type="float" office:value="30.300002">
            <text:p>30,300002</text:p>
          </table:table-cell>
          <table:table-cell office:value-type="float" office:value="0.260728">
            <text:p>0,260728</text:p>
          </table:table-cell>
          <table:table-cell/>
        </table:table-row>
        <table:table-row table:style-name="ro1">
          <table:table-cell office:value-type="float" office:value="30.333335">
            <text:p>30,333335</text:p>
          </table:table-cell>
          <table:table-cell office:value-type="float" office:value="0.2635">
            <text:p>0,2635</text:p>
          </table:table-cell>
          <table:table-cell/>
        </table:table-row>
        <table:table-row table:style-name="ro1">
          <table:table-cell office:value-type="float" office:value="30.366668">
            <text:p>30,366668</text:p>
          </table:table-cell>
          <table:table-cell office:value-type="float" office:value="0.280901">
            <text:p>0,280901</text:p>
          </table:table-cell>
          <table:table-cell/>
        </table:table-row>
        <table:table-row table:style-name="ro1">
          <table:table-cell office:value-type="float" office:value="30.400002">
            <text:p>30,400002</text:p>
          </table:table-cell>
          <table:table-cell office:value-type="float" office:value="0.273662">
            <text:p>0,273662</text:p>
          </table:table-cell>
          <table:table-cell/>
        </table:table-row>
        <table:table-row table:style-name="ro1">
          <table:table-cell office:value-type="float" office:value="30.433335">
            <text:p>30,433335</text:p>
          </table:table-cell>
          <table:table-cell office:value-type="float" office:value="0.258594">
            <text:p>0,258594</text:p>
          </table:table-cell>
          <table:table-cell/>
        </table:table-row>
        <table:table-row table:style-name="ro1">
          <table:table-cell office:value-type="float" office:value="30.466668">
            <text:p>30,466668</text:p>
          </table:table-cell>
          <table:table-cell office:value-type="float" office:value="0.253003">
            <text:p>0,253003</text:p>
          </table:table-cell>
          <table:table-cell/>
        </table:table-row>
        <table:table-row table:style-name="ro1">
          <table:table-cell office:value-type="float" office:value="30.500002">
            <text:p>30,500002</text:p>
          </table:table-cell>
          <table:table-cell office:value-type="float" office:value="0.257528">
            <text:p>0,257528</text:p>
          </table:table-cell>
          <table:table-cell/>
        </table:table-row>
        <table:table-row table:style-name="ro1">
          <table:table-cell office:value-type="float" office:value="30.533335">
            <text:p>30,533335</text:p>
          </table:table-cell>
          <table:table-cell office:value-type="float" office:value="0.249224">
            <text:p>0,249224</text:p>
          </table:table-cell>
          <table:table-cell/>
        </table:table-row>
        <table:table-row table:style-name="ro1">
          <table:table-cell office:value-type="float" office:value="30.566668">
            <text:p>30,566668</text:p>
          </table:table-cell>
          <table:table-cell office:value-type="float" office:value="0.265902">
            <text:p>0,265902</text:p>
          </table:table-cell>
          <table:table-cell/>
        </table:table-row>
        <table:table-row table:style-name="ro1">
          <table:table-cell office:value-type="float" office:value="30.600002">
            <text:p>30,600002</text:p>
          </table:table-cell>
          <table:table-cell office:value-type="float" office:value="0.260216">
            <text:p>0,260216</text:p>
          </table:table-cell>
          <table:table-cell/>
        </table:table-row>
        <table:table-row table:style-name="ro1">
          <table:table-cell office:value-type="float" office:value="30.633335">
            <text:p>30,633335</text:p>
          </table:table-cell>
          <table:table-cell office:value-type="float" office:value="0.279895">
            <text:p>0,279895</text:p>
          </table:table-cell>
          <table:table-cell/>
        </table:table-row>
        <table:table-row table:style-name="ro1">
          <table:table-cell office:value-type="float" office:value="30.666668">
            <text:p>30,666668</text:p>
          </table:table-cell>
          <table:table-cell office:value-type="float" office:value="0.269479">
            <text:p>0,269479</text:p>
          </table:table-cell>
          <table:table-cell/>
        </table:table-row>
        <table:table-row table:style-name="ro1">
          <table:table-cell office:value-type="float" office:value="30.700002">
            <text:p>30,700002</text:p>
          </table:table-cell>
          <table:table-cell office:value-type="float" office:value="0.263281">
            <text:p>0,263281</text:p>
          </table:table-cell>
          <table:table-cell/>
        </table:table-row>
        <table:table-row table:style-name="ro1">
          <table:table-cell office:value-type="float" office:value="30.733335">
            <text:p>30,733335</text:p>
          </table:table-cell>
          <table:table-cell office:value-type="float" office:value="0.278009">
            <text:p>0,278009</text:p>
          </table:table-cell>
          <table:table-cell/>
        </table:table-row>
        <table:table-row table:style-name="ro1">
          <table:table-cell office:value-type="float" office:value="30.766668">
            <text:p>30,766668</text:p>
          </table:table-cell>
          <table:table-cell office:value-type="float" office:value="0.267796">
            <text:p>0,267796</text:p>
          </table:table-cell>
          <table:table-cell/>
        </table:table-row>
        <table:table-row table:style-name="ro1">
          <table:table-cell office:value-type="float" office:value="30.800002">
            <text:p>30,800002</text:p>
          </table:table-cell>
          <table:table-cell office:value-type="float" office:value="0.278723">
            <text:p>0,278723</text:p>
          </table:table-cell>
          <table:table-cell/>
        </table:table-row>
        <table:table-row table:style-name="ro1">
          <table:table-cell office:value-type="float" office:value="30.833335">
            <text:p>30,833335</text:p>
          </table:table-cell>
          <table:table-cell office:value-type="float" office:value="0.284023">
            <text:p>0,284023</text:p>
          </table:table-cell>
          <table:table-cell/>
        </table:table-row>
        <table:table-row table:style-name="ro1">
          <table:table-cell office:value-type="float" office:value="30.866668">
            <text:p>30,866668</text:p>
          </table:table-cell>
          <table:table-cell office:value-type="float" office:value="0.280775">
            <text:p>0,280775</text:p>
          </table:table-cell>
          <table:table-cell/>
        </table:table-row>
        <table:table-row table:style-name="ro1">
          <table:table-cell office:value-type="float" office:value="30.900002">
            <text:p>30,900002</text:p>
          </table:table-cell>
          <table:table-cell office:value-type="float" office:value="0.291059">
            <text:p>0,291059</text:p>
          </table:table-cell>
          <table:table-cell/>
        </table:table-row>
        <table:table-row table:style-name="ro1">
          <table:table-cell office:value-type="float" office:value="30.933335">
            <text:p>30,933335</text:p>
          </table:table-cell>
          <table:table-cell office:value-type="float" office:value="0.272605">
            <text:p>0,272605</text:p>
          </table:table-cell>
          <table:table-cell/>
        </table:table-row>
        <table:table-row table:style-name="ro1">
          <table:table-cell office:value-type="float" office:value="30.966668">
            <text:p>30,966668</text:p>
          </table:table-cell>
          <table:table-cell office:value-type="float" office:value="0.28079">
            <text:p>0,28079</text:p>
          </table:table-cell>
          <table:table-cell/>
        </table:table-row>
        <table:table-row table:style-name="ro1">
          <table:table-cell office:value-type="float" office:value="31.000002">
            <text:p>31,000002</text:p>
          </table:table-cell>
          <table:table-cell office:value-type="float" office:value="0.280692">
            <text:p>0,280692</text:p>
          </table:table-cell>
          <table:table-cell/>
        </table:table-row>
        <table:table-row table:style-name="ro1">
          <table:table-cell office:value-type="float" office:value="31.033335">
            <text:p>31,033335</text:p>
          </table:table-cell>
          <table:table-cell office:value-type="float" office:value="0.283569">
            <text:p>0,283569</text:p>
          </table:table-cell>
          <table:table-cell/>
        </table:table-row>
        <table:table-row table:style-name="ro1">
          <table:table-cell office:value-type="float" office:value="31.066668">
            <text:p>31,066668</text:p>
          </table:table-cell>
          <table:table-cell office:value-type="float" office:value="0.278259">
            <text:p>0,278259</text:p>
          </table:table-cell>
          <table:table-cell/>
        </table:table-row>
        <table:table-row table:style-name="ro1">
          <table:table-cell office:value-type="float" office:value="31.100002">
            <text:p>31,100002</text:p>
          </table:table-cell>
          <table:table-cell office:value-type="float" office:value="0.277956">
            <text:p>0,277956</text:p>
          </table:table-cell>
          <table:table-cell/>
        </table:table-row>
        <table:table-row table:style-name="ro1">
          <table:table-cell office:value-type="float" office:value="31.133335">
            <text:p>31,133335</text:p>
          </table:table-cell>
          <table:table-cell office:value-type="float" office:value="0.287572">
            <text:p>0,287572</text:p>
          </table:table-cell>
          <table:table-cell/>
        </table:table-row>
        <table:table-row table:style-name="ro1">
          <table:table-cell office:value-type="float" office:value="31.166668">
            <text:p>31,166668</text:p>
          </table:table-cell>
          <table:table-cell office:value-type="float" office:value="0.277665">
            <text:p>0,277665</text:p>
          </table:table-cell>
          <table:table-cell/>
        </table:table-row>
        <table:table-row table:style-name="ro1">
          <table:table-cell office:value-type="float" office:value="31.200002">
            <text:p>31,200002</text:p>
          </table:table-cell>
          <table:table-cell office:value-type="float" office:value="0.285487">
            <text:p>0,285487</text:p>
          </table:table-cell>
          <table:table-cell/>
        </table:table-row>
        <table:table-row table:style-name="ro1">
          <table:table-cell office:value-type="float" office:value="31.233335">
            <text:p>31,233335</text:p>
          </table:table-cell>
          <table:table-cell office:value-type="float" office:value="0.261384">
            <text:p>0,261384</text:p>
          </table:table-cell>
          <table:table-cell/>
        </table:table-row>
        <table:table-row table:style-name="ro1">
          <table:table-cell office:value-type="float" office:value="31.266668">
            <text:p>31,266668</text:p>
          </table:table-cell>
          <table:table-cell office:value-type="float" office:value="0.264292">
            <text:p>0,264292</text:p>
          </table:table-cell>
          <table:table-cell/>
        </table:table-row>
        <table:table-row table:style-name="ro1">
          <table:table-cell office:value-type="float" office:value="31.300002">
            <text:p>31,300002</text:p>
          </table:table-cell>
          <table:table-cell office:value-type="float" office:value="0.257016">
            <text:p>0,257016</text:p>
          </table:table-cell>
          <table:table-cell/>
        </table:table-row>
        <table:table-row table:style-name="ro1">
          <table:table-cell office:value-type="float" office:value="31.333335">
            <text:p>31,333335</text:p>
          </table:table-cell>
          <table:table-cell office:value-type="float" office:value="0.263815">
            <text:p>0,263815</text:p>
          </table:table-cell>
          <table:table-cell/>
        </table:table-row>
        <table:table-row table:style-name="ro1">
          <table:table-cell office:value-type="float" office:value="31.366668">
            <text:p>31,366668</text:p>
          </table:table-cell>
          <table:table-cell office:value-type="float" office:value="0.269998">
            <text:p>0,269998</text:p>
          </table:table-cell>
          <table:table-cell/>
        </table:table-row>
        <table:table-row table:style-name="ro1">
          <table:table-cell office:value-type="float" office:value="31.400002">
            <text:p>31,400002</text:p>
          </table:table-cell>
          <table:table-cell office:value-type="float" office:value="0.268362">
            <text:p>0,268362</text:p>
          </table:table-cell>
          <table:table-cell/>
        </table:table-row>
        <table:table-row table:style-name="ro1">
          <table:table-cell office:value-type="float" office:value="31.433335">
            <text:p>31,433335</text:p>
          </table:table-cell>
          <table:table-cell office:value-type="float" office:value="0.25686">
            <text:p>0,25686</text:p>
          </table:table-cell>
          <table:table-cell/>
        </table:table-row>
        <table:table-row table:style-name="ro1">
          <table:table-cell office:value-type="float" office:value="31.466668">
            <text:p>31,466668</text:p>
          </table:table-cell>
          <table:table-cell office:value-type="float" office:value="0.244593">
            <text:p>0,244593</text:p>
          </table:table-cell>
          <table:table-cell/>
        </table:table-row>
        <table:table-row table:style-name="ro1">
          <table:table-cell office:value-type="float" office:value="31.500002">
            <text:p>31,500002</text:p>
          </table:table-cell>
          <table:table-cell office:value-type="float" office:value="0.252133">
            <text:p>0,252133</text:p>
          </table:table-cell>
          <table:table-cell/>
        </table:table-row>
        <table:table-row table:style-name="ro1">
          <table:table-cell office:value-type="float" office:value="31.533335">
            <text:p>31,533335</text:p>
          </table:table-cell>
          <table:table-cell office:value-type="float" office:value="0.261401">
            <text:p>0,261401</text:p>
          </table:table-cell>
          <table:table-cell/>
        </table:table-row>
        <table:table-row table:style-name="ro1">
          <table:table-cell office:value-type="float" office:value="31.566668">
            <text:p>31,566668</text:p>
          </table:table-cell>
          <table:table-cell office:value-type="float" office:value="0.269462">
            <text:p>0,269462</text:p>
          </table:table-cell>
          <table:table-cell/>
        </table:table-row>
        <table:table-row table:style-name="ro1">
          <table:table-cell office:value-type="float" office:value="31.600002">
            <text:p>31,600002</text:p>
          </table:table-cell>
          <table:table-cell office:value-type="float" office:value="0.262423">
            <text:p>0,262423</text:p>
          </table:table-cell>
          <table:table-cell/>
        </table:table-row>
        <table:table-row table:style-name="ro1">
          <table:table-cell office:value-type="float" office:value="31.633335">
            <text:p>31,633335</text:p>
          </table:table-cell>
          <table:table-cell office:value-type="float" office:value="0.26467">
            <text:p>0,26467</text:p>
          </table:table-cell>
          <table:table-cell/>
        </table:table-row>
        <table:table-row table:style-name="ro1">
          <table:table-cell office:value-type="float" office:value="31.666668">
            <text:p>31,666668</text:p>
          </table:table-cell>
          <table:table-cell office:value-type="float" office:value="0.249977">
            <text:p>0,249977</text:p>
          </table:table-cell>
          <table:table-cell/>
        </table:table-row>
        <table:table-row table:style-name="ro1">
          <table:table-cell office:value-type="float" office:value="31.700002">
            <text:p>31,700002</text:p>
          </table:table-cell>
          <table:table-cell office:value-type="float" office:value="0.257267">
            <text:p>0,257267</text:p>
          </table:table-cell>
          <table:table-cell/>
        </table:table-row>
        <table:table-row table:style-name="ro1">
          <table:table-cell office:value-type="float" office:value="31.733335">
            <text:p>31,733335</text:p>
          </table:table-cell>
          <table:table-cell office:value-type="float" office:value="0.263343">
            <text:p>0,263343</text:p>
          </table:table-cell>
          <table:table-cell/>
        </table:table-row>
        <table:table-row table:style-name="ro1">
          <table:table-cell office:value-type="float" office:value="31.766668">
            <text:p>31,766668</text:p>
          </table:table-cell>
          <table:table-cell office:value-type="float" office:value="0.252491">
            <text:p>0,252491</text:p>
          </table:table-cell>
          <table:table-cell/>
        </table:table-row>
        <table:table-row table:style-name="ro1">
          <table:table-cell office:value-type="float" office:value="31.800002">
            <text:p>31,800002</text:p>
          </table:table-cell>
          <table:table-cell office:value-type="float" office:value="0.249413">
            <text:p>0,249413</text:p>
          </table:table-cell>
          <table:table-cell/>
        </table:table-row>
        <table:table-row table:style-name="ro1">
          <table:table-cell office:value-type="float" office:value="31.833335">
            <text:p>31,833335</text:p>
          </table:table-cell>
          <table:table-cell office:value-type="float" office:value="0.253678">
            <text:p>0,253678</text:p>
          </table:table-cell>
          <table:table-cell/>
        </table:table-row>
        <table:table-row table:style-name="ro1">
          <table:table-cell office:value-type="float" office:value="31.866668">
            <text:p>31,866668</text:p>
          </table:table-cell>
          <table:table-cell office:value-type="float" office:value="0.279704">
            <text:p>0,279704</text:p>
          </table:table-cell>
          <table:table-cell/>
        </table:table-row>
        <table:table-row table:style-name="ro1">
          <table:table-cell office:value-type="float" office:value="31.900002">
            <text:p>31,900002</text:p>
          </table:table-cell>
          <table:table-cell office:value-type="float" office:value="0.246947">
            <text:p>0,246947</text:p>
          </table:table-cell>
          <table:table-cell office:value-type="string">
            <text:p>Generando nueva Gausiana: Amp=325.0454nm <text:s/>s=0.00265s</text:p>
          </table:table-cell>
        </table:table-row>
        <table:table-row table:style-name="ro1">
          <table:table-cell office:value-type="float" office:value="31.933335">
            <text:p>31,933335</text:p>
          </table:table-cell>
          <table:table-cell office:value-type="float" office:value="0.231552">
            <text:p>0,231552</text:p>
          </table:table-cell>
          <table:table-cell/>
        </table:table-row>
        <table:table-row table:style-name="ro1">
          <table:table-cell office:value-type="float" office:value="31.966668">
            <text:p>31,966668</text:p>
          </table:table-cell>
          <table:table-cell office:value-type="float" office:value="0.224072">
            <text:p>0,224072</text:p>
          </table:table-cell>
          <table:table-cell/>
        </table:table-row>
        <table:table-row table:style-name="ro1">
          <table:table-cell office:value-type="float" office:value="32.000002">
            <text:p>32,000002</text:p>
          </table:table-cell>
          <table:table-cell office:value-type="float" office:value="0.206478">
            <text:p>0,206478</text:p>
          </table:table-cell>
          <table:table-cell/>
        </table:table-row>
        <table:table-row table:style-name="ro1">
          <table:table-cell office:value-type="float" office:value="32.033335">
            <text:p>32,033335</text:p>
          </table:table-cell>
          <table:table-cell office:value-type="float" office:value="0.203415">
            <text:p>0,203415</text:p>
          </table:table-cell>
          <table:table-cell/>
        </table:table-row>
        <table:table-row table:style-name="ro1">
          <table:table-cell office:value-type="float" office:value="32.066668">
            <text:p>32,066668</text:p>
          </table:table-cell>
          <table:table-cell office:value-type="float" office:value="0.188162">
            <text:p>0,188162</text:p>
          </table:table-cell>
          <table:table-cell/>
        </table:table-row>
        <table:table-row table:style-name="ro1">
          <table:table-cell office:value-type="float" office:value="32.100002">
            <text:p>32,100002</text:p>
          </table:table-cell>
          <table:table-cell office:value-type="float" office:value="0.200792">
            <text:p>0,200792</text:p>
          </table:table-cell>
          <table:table-cell/>
        </table:table-row>
        <table:table-row table:style-name="ro1">
          <table:table-cell office:value-type="float" office:value="32.133335">
            <text:p>32,133335</text:p>
          </table:table-cell>
          <table:table-cell office:value-type="float" office:value="0.192594">
            <text:p>0,192594</text:p>
          </table:table-cell>
          <table:table-cell/>
        </table:table-row>
        <table:table-row table:style-name="ro1">
          <table:table-cell office:value-type="float" office:value="32.166668">
            <text:p>32,166668</text:p>
          </table:table-cell>
          <table:table-cell office:value-type="float" office:value="0.180714">
            <text:p>0,180714</text:p>
          </table:table-cell>
          <table:table-cell/>
        </table:table-row>
        <table:table-row table:style-name="ro1">
          <table:table-cell office:value-type="float" office:value="32.200002">
            <text:p>32,200002</text:p>
          </table:table-cell>
          <table:table-cell office:value-type="float" office:value="0.175507">
            <text:p>0,175507</text:p>
          </table:table-cell>
          <table:table-cell/>
        </table:table-row>
        <table:table-row table:style-name="ro1">
          <table:table-cell office:value-type="float" office:value="32.233335">
            <text:p>32,233335</text:p>
          </table:table-cell>
          <table:table-cell office:value-type="float" office:value="0.167832">
            <text:p>0,167832</text:p>
          </table:table-cell>
          <table:table-cell/>
        </table:table-row>
        <table:table-row table:style-name="ro1">
          <table:table-cell office:value-type="float" office:value="32.266668">
            <text:p>32,266668</text:p>
          </table:table-cell>
          <table:table-cell office:value-type="float" office:value="0.143031">
            <text:p>0,143031</text:p>
          </table:table-cell>
          <table:table-cell/>
        </table:table-row>
        <table:table-row table:style-name="ro1">
          <table:table-cell office:value-type="float" office:value="32.300002">
            <text:p>32,300002</text:p>
          </table:table-cell>
          <table:table-cell office:value-type="float" office:value="0.141154">
            <text:p>0,141154</text:p>
          </table:table-cell>
          <table:table-cell/>
        </table:table-row>
        <table:table-row table:style-name="ro1">
          <table:table-cell office:value-type="float" office:value="32.333335">
            <text:p>32,333335</text:p>
          </table:table-cell>
          <table:table-cell office:value-type="float" office:value="0.146836">
            <text:p>0,146836</text:p>
          </table:table-cell>
          <table:table-cell/>
        </table:table-row>
        <table:table-row table:style-name="ro1">
          <table:table-cell office:value-type="float" office:value="32.366668">
            <text:p>32,366668</text:p>
          </table:table-cell>
          <table:table-cell office:value-type="float" office:value="0.155683">
            <text:p>0,155683</text:p>
          </table:table-cell>
          <table:table-cell/>
        </table:table-row>
        <table:table-row table:style-name="ro1">
          <table:table-cell office:value-type="float" office:value="32.400002">
            <text:p>32,400002</text:p>
          </table:table-cell>
          <table:table-cell office:value-type="float" office:value="0.156481">
            <text:p>0,156481</text:p>
          </table:table-cell>
          <table:table-cell/>
        </table:table-row>
        <table:table-row table:style-name="ro1">
          <table:table-cell office:value-type="float" office:value="32.433335">
            <text:p>32,433335</text:p>
          </table:table-cell>
          <table:table-cell office:value-type="float" office:value="0.184859">
            <text:p>0,184859</text:p>
          </table:table-cell>
          <table:table-cell/>
        </table:table-row>
        <table:table-row table:style-name="ro1">
          <table:table-cell office:value-type="float" office:value="32.466668">
            <text:p>32,466668</text:p>
          </table:table-cell>
          <table:table-cell office:value-type="float" office:value="0.203555">
            <text:p>0,203555</text:p>
          </table:table-cell>
          <table:table-cell/>
        </table:table-row>
        <table:table-row table:style-name="ro1">
          <table:table-cell office:value-type="float" office:value="32.500002">
            <text:p>32,500002</text:p>
          </table:table-cell>
          <table:table-cell office:value-type="float" office:value="0.228268">
            <text:p>0,228268</text:p>
          </table:table-cell>
          <table:table-cell/>
        </table:table-row>
        <table:table-row table:style-name="ro1">
          <table:table-cell office:value-type="float" office:value="32.533335">
            <text:p>32,533335</text:p>
          </table:table-cell>
          <table:table-cell office:value-type="float" office:value="0.243787">
            <text:p>0,243787</text:p>
          </table:table-cell>
          <table:table-cell/>
        </table:table-row>
        <table:table-row table:style-name="ro1">
          <table:table-cell office:value-type="float" office:value="32.566668">
            <text:p>32,566668</text:p>
          </table:table-cell>
          <table:table-cell office:value-type="float" office:value="0.239391">
            <text:p>0,239391</text:p>
          </table:table-cell>
          <table:table-cell/>
        </table:table-row>
        <table:table-row table:style-name="ro1">
          <table:table-cell office:value-type="float" office:value="32.600002">
            <text:p>32,600002</text:p>
          </table:table-cell>
          <table:table-cell office:value-type="float" office:value="0.251312">
            <text:p>0,251312</text:p>
          </table:table-cell>
          <table:table-cell/>
        </table:table-row>
        <table:table-row table:style-name="ro1">
          <table:table-cell office:value-type="float" office:value="32.633335">
            <text:p>32,633335</text:p>
          </table:table-cell>
          <table:table-cell office:value-type="float" office:value="0.248474">
            <text:p>0,248474</text:p>
          </table:table-cell>
          <table:table-cell/>
        </table:table-row>
        <table:table-row table:style-name="ro1">
          <table:table-cell office:value-type="float" office:value="32.666668">
            <text:p>32,666668</text:p>
          </table:table-cell>
          <table:table-cell office:value-type="float" office:value="0.23885">
            <text:p>0,23885</text:p>
          </table:table-cell>
          <table:table-cell/>
        </table:table-row>
        <table:table-row table:style-name="ro1">
          <table:table-cell office:value-type="float" office:value="32.700002">
            <text:p>32,700002</text:p>
          </table:table-cell>
          <table:table-cell office:value-type="float" office:value="0.207916">
            <text:p>0,207916</text:p>
          </table:table-cell>
          <table:table-cell/>
        </table:table-row>
        <table:table-row table:style-name="ro1">
          <table:table-cell office:value-type="float" office:value="32.733335">
            <text:p>32,733335</text:p>
          </table:table-cell>
          <table:table-cell office:value-type="float" office:value="0.208673">
            <text:p>0,208673</text:p>
          </table:table-cell>
          <table:table-cell/>
        </table:table-row>
        <table:table-row table:style-name="ro1">
          <table:table-cell office:value-type="float" office:value="32.766668">
            <text:p>32,766668</text:p>
          </table:table-cell>
          <table:table-cell office:value-type="float" office:value="0.204177">
            <text:p>0,204177</text:p>
          </table:table-cell>
          <table:table-cell/>
        </table:table-row>
        <table:table-row table:style-name="ro1">
          <table:table-cell office:value-type="float" office:value="32.800002">
            <text:p>32,800002</text:p>
          </table:table-cell>
          <table:table-cell office:value-type="float" office:value="0.210967">
            <text:p>0,210967</text:p>
          </table:table-cell>
          <table:table-cell/>
        </table:table-row>
        <table:table-row table:style-name="ro1">
          <table:table-cell office:value-type="float" office:value="32.833335">
            <text:p>32,833335</text:p>
          </table:table-cell>
          <table:table-cell office:value-type="float" office:value="0.206591">
            <text:p>0,206591</text:p>
          </table:table-cell>
          <table:table-cell/>
        </table:table-row>
        <table:table-row table:style-name="ro1">
          <table:table-cell office:value-type="float" office:value="32.866668">
            <text:p>32,866668</text:p>
          </table:table-cell>
          <table:table-cell office:value-type="float" office:value="0.225871">
            <text:p>0,225871</text:p>
          </table:table-cell>
          <table:table-cell/>
        </table:table-row>
        <table:table-row table:style-name="ro1">
          <table:table-cell office:value-type="float" office:value="32.900002">
            <text:p>32,900002</text:p>
          </table:table-cell>
          <table:table-cell office:value-type="float" office:value="0.219643">
            <text:p>0,219643</text:p>
          </table:table-cell>
          <table:table-cell/>
        </table:table-row>
        <table:table-row table:style-name="ro1">
          <table:table-cell office:value-type="float" office:value="32.933335">
            <text:p>32,933335</text:p>
          </table:table-cell>
          <table:table-cell office:value-type="float" office:value="0.246548">
            <text:p>0,246548</text:p>
          </table:table-cell>
          <table:table-cell/>
        </table:table-row>
        <table:table-row table:style-name="ro1">
          <table:table-cell office:value-type="float" office:value="32.966668">
            <text:p>32,966668</text:p>
          </table:table-cell>
          <table:table-cell office:value-type="float" office:value="0.243496">
            <text:p>0,243496</text:p>
          </table:table-cell>
          <table:table-cell/>
        </table:table-row>
        <table:table-row table:style-name="ro1">
          <table:table-cell office:value-type="float" office:value="33.000002">
            <text:p>33,000002</text:p>
          </table:table-cell>
          <table:table-cell office:value-type="float" office:value="0.260186">
            <text:p>0,260186</text:p>
          </table:table-cell>
          <table:table-cell/>
        </table:table-row>
        <table:table-row table:style-name="ro1">
          <table:table-cell office:value-type="float" office:value="33.033335">
            <text:p>33,033335</text:p>
          </table:table-cell>
          <table:table-cell office:value-type="float" office:value="0.243995">
            <text:p>0,243995</text:p>
          </table:table-cell>
          <table:table-cell/>
        </table:table-row>
        <table:table-row table:style-name="ro1">
          <table:table-cell office:value-type="float" office:value="33.066668">
            <text:p>33,066668</text:p>
          </table:table-cell>
          <table:table-cell office:value-type="float" office:value="0.235339">
            <text:p>0,235339</text:p>
          </table:table-cell>
          <table:table-cell/>
        </table:table-row>
        <table:table-row table:style-name="ro1">
          <table:table-cell office:value-type="float" office:value="33.100002">
            <text:p>33,100002</text:p>
          </table:table-cell>
          <table:table-cell office:value-type="float" office:value="0.212326">
            <text:p>0,212326</text:p>
          </table:table-cell>
          <table:table-cell/>
        </table:table-row>
        <table:table-row table:style-name="ro1">
          <table:table-cell office:value-type="float" office:value="33.133335">
            <text:p>33,133335</text:p>
          </table:table-cell>
          <table:table-cell office:value-type="float" office:value="0.191697">
            <text:p>0,191697</text:p>
          </table:table-cell>
          <table:table-cell/>
        </table:table-row>
        <table:table-row table:style-name="ro1">
          <table:table-cell office:value-type="float" office:value="33.166668">
            <text:p>33,166668</text:p>
          </table:table-cell>
          <table:table-cell office:value-type="float" office:value="0.176771">
            <text:p>0,176771</text:p>
          </table:table-cell>
          <table:table-cell/>
        </table:table-row>
        <table:table-row table:style-name="ro1">
          <table:table-cell office:value-type="float" office:value="33.200002">
            <text:p>33,200002</text:p>
          </table:table-cell>
          <table:table-cell office:value-type="float" office:value="0.164502">
            <text:p>0,164502</text:p>
          </table:table-cell>
          <table:table-cell/>
        </table:table-row>
        <table:table-row table:style-name="ro1">
          <table:table-cell office:value-type="float" office:value="33.233335">
            <text:p>33,233335</text:p>
          </table:table-cell>
          <table:table-cell office:value-type="float" office:value="0.150472">
            <text:p>0,150472</text:p>
          </table:table-cell>
          <table:table-cell/>
        </table:table-row>
        <table:table-row table:style-name="ro1">
          <table:table-cell office:value-type="float" office:value="33.266668">
            <text:p>33,266668</text:p>
          </table:table-cell>
          <table:table-cell office:value-type="float" office:value="0.133781">
            <text:p>0,133781</text:p>
          </table:table-cell>
          <table:table-cell/>
        </table:table-row>
        <table:table-row table:style-name="ro1">
          <table:table-cell office:value-type="float" office:value="33.300002">
            <text:p>33,300002</text:p>
          </table:table-cell>
          <table:table-cell office:value-type="float" office:value="0.143316">
            <text:p>0,143316</text:p>
          </table:table-cell>
          <table:table-cell/>
        </table:table-row>
        <table:table-row table:style-name="ro1">
          <table:table-cell office:value-type="float" office:value="33.333335">
            <text:p>33,333335</text:p>
          </table:table-cell>
          <table:table-cell office:value-type="float" office:value="0.159538">
            <text:p>0,159538</text:p>
          </table:table-cell>
          <table:table-cell/>
        </table:table-row>
        <table:table-row table:style-name="ro1">
          <table:table-cell office:value-type="float" office:value="33.366668">
            <text:p>33,366668</text:p>
          </table:table-cell>
          <table:table-cell office:value-type="float" office:value="0.164596">
            <text:p>0,164596</text:p>
          </table:table-cell>
          <table:table-cell/>
        </table:table-row>
        <table:table-row table:style-name="ro1">
          <table:table-cell office:value-type="float" office:value="33.400002">
            <text:p>33,400002</text:p>
          </table:table-cell>
          <table:table-cell office:value-type="float" office:value="0.172246">
            <text:p>0,172246</text:p>
          </table:table-cell>
          <table:table-cell/>
        </table:table-row>
        <table:table-row table:style-name="ro1">
          <table:table-cell office:value-type="float" office:value="33.433335">
            <text:p>33,433335</text:p>
          </table:table-cell>
          <table:table-cell office:value-type="float" office:value="0.181386">
            <text:p>0,181386</text:p>
          </table:table-cell>
          <table:table-cell/>
        </table:table-row>
        <table:table-row table:style-name="ro1">
          <table:table-cell office:value-type="float" office:value="33.466668">
            <text:p>33,466668</text:p>
          </table:table-cell>
          <table:table-cell office:value-type="float" office:value="0.182986">
            <text:p>0,182986</text:p>
          </table:table-cell>
          <table:table-cell/>
        </table:table-row>
        <table:table-row table:style-name="ro1">
          <table:table-cell office:value-type="float" office:value="33.500002">
            <text:p>33,500002</text:p>
          </table:table-cell>
          <table:table-cell office:value-type="float" office:value="0.187292">
            <text:p>0,187292</text:p>
          </table:table-cell>
          <table:table-cell/>
        </table:table-row>
        <table:table-row table:style-name="ro1">
          <table:table-cell office:value-type="float" office:value="33.533335">
            <text:p>33,533335</text:p>
          </table:table-cell>
          <table:table-cell office:value-type="float" office:value="0.210613">
            <text:p>0,210613</text:p>
          </table:table-cell>
          <table:table-cell/>
        </table:table-row>
        <table:table-row table:style-name="ro1">
          <table:table-cell office:value-type="float" office:value="33.566668">
            <text:p>33,566668</text:p>
          </table:table-cell>
          <table:table-cell office:value-type="float" office:value="0.201661">
            <text:p>0,201661</text:p>
          </table:table-cell>
          <table:table-cell/>
        </table:table-row>
        <table:table-row table:style-name="ro1">
          <table:table-cell office:value-type="float" office:value="33.600002">
            <text:p>33,600002</text:p>
          </table:table-cell>
          <table:table-cell office:value-type="float" office:value="0.224206">
            <text:p>0,224206</text:p>
          </table:table-cell>
          <table:table-cell/>
        </table:table-row>
        <table:table-row table:style-name="ro1">
          <table:table-cell office:value-type="float" office:value="33.633335">
            <text:p>33,633335</text:p>
          </table:table-cell>
          <table:table-cell office:value-type="float" office:value="0.23173">
            <text:p>0,23173</text:p>
          </table:table-cell>
          <table:table-cell/>
        </table:table-row>
        <table:table-row table:style-name="ro1">
          <table:table-cell office:value-type="float" office:value="33.666668">
            <text:p>33,666668</text:p>
          </table:table-cell>
          <table:table-cell office:value-type="float" office:value="0.258421">
            <text:p>0,258421</text:p>
          </table:table-cell>
          <table:table-cell office:value-type="string">
            <text:p>Generando nueva Gausiana: Amp=-287.1516nm <text:s/>s=0.00247s</text:p>
          </table:table-cell>
        </table:table-row>
        <table:table-row table:style-name="ro1">
          <table:table-cell office:value-type="float" office:value="33.700002">
            <text:p>33,700002</text:p>
          </table:table-cell>
          <table:table-cell office:value-type="float" office:value="0.261545">
            <text:p>0,261545</text:p>
          </table:table-cell>
          <table:table-cell/>
        </table:table-row>
        <table:table-row table:style-name="ro1">
          <table:table-cell office:value-type="float" office:value="33.733335">
            <text:p>33,733335</text:p>
          </table:table-cell>
          <table:table-cell office:value-type="float" office:value="0.244337">
            <text:p>0,244337</text:p>
          </table:table-cell>
          <table:table-cell/>
        </table:table-row>
        <table:table-row table:style-name="ro1">
          <table:table-cell office:value-type="float" office:value="33.766668">
            <text:p>33,766668</text:p>
          </table:table-cell>
          <table:table-cell office:value-type="float" office:value="0.220645">
            <text:p>0,220645</text:p>
          </table:table-cell>
          <table:table-cell/>
        </table:table-row>
        <table:table-row table:style-name="ro1">
          <table:table-cell office:value-type="float" office:value="33.800002">
            <text:p>33,800002</text:p>
          </table:table-cell>
          <table:table-cell office:value-type="float" office:value="0.204176">
            <text:p>0,204176</text:p>
          </table:table-cell>
          <table:table-cell/>
        </table:table-row>
        <table:table-row table:style-name="ro1">
          <table:table-cell office:value-type="float" office:value="33.833335">
            <text:p>33,833335</text:p>
          </table:table-cell>
          <table:table-cell office:value-type="float" office:value="0.196081">
            <text:p>0,196081</text:p>
          </table:table-cell>
          <table:table-cell/>
        </table:table-row>
        <table:table-row table:style-name="ro1">
          <table:table-cell office:value-type="float" office:value="33.866668">
            <text:p>33,866668</text:p>
          </table:table-cell>
          <table:table-cell office:value-type="float" office:value="0.17322">
            <text:p>0,17322</text:p>
          </table:table-cell>
          <table:table-cell/>
        </table:table-row>
        <table:table-row table:style-name="ro1">
          <table:table-cell office:value-type="float" office:value="33.900002">
            <text:p>33,900002</text:p>
          </table:table-cell>
          <table:table-cell office:value-type="float" office:value="0.177899">
            <text:p>0,177899</text:p>
          </table:table-cell>
          <table:table-cell/>
        </table:table-row>
        <table:table-row table:style-name="ro1">
          <table:table-cell office:value-type="float" office:value="33.933335">
            <text:p>33,933335</text:p>
          </table:table-cell>
          <table:table-cell office:value-type="float" office:value="0.170241">
            <text:p>0,170241</text:p>
          </table:table-cell>
          <table:table-cell/>
        </table:table-row>
        <table:table-row table:style-name="ro1">
          <table:table-cell office:value-type="float" office:value="33.966668">
            <text:p>33,966668</text:p>
          </table:table-cell>
          <table:table-cell office:value-type="float" office:value="0.18679">
            <text:p>0,18679</text:p>
          </table:table-cell>
          <table:table-cell/>
        </table:table-row>
        <table:table-row table:style-name="ro1">
          <table:table-cell office:value-type="float" office:value="34.000002">
            <text:p>34,000002</text:p>
          </table:table-cell>
          <table:table-cell office:value-type="float" office:value="0.206091">
            <text:p>0,206091</text:p>
          </table:table-cell>
          <table:table-cell/>
        </table:table-row>
        <table:table-row table:style-name="ro1">
          <table:table-cell office:value-type="float" office:value="34.033335">
            <text:p>34,033335</text:p>
          </table:table-cell>
          <table:table-cell office:value-type="float" office:value="0.205463">
            <text:p>0,205463</text:p>
          </table:table-cell>
          <table:table-cell/>
        </table:table-row>
        <table:table-row table:style-name="ro1">
          <table:table-cell office:value-type="float" office:value="34.066668">
            <text:p>34,066668</text:p>
          </table:table-cell>
          <table:table-cell office:value-type="float" office:value="0.205462">
            <text:p>0,205462</text:p>
          </table:table-cell>
          <table:table-cell/>
        </table:table-row>
        <table:table-row table:style-name="ro1">
          <table:table-cell office:value-type="float" office:value="34.100002">
            <text:p>34,100002</text:p>
          </table:table-cell>
          <table:table-cell office:value-type="float" office:value="0.222959">
            <text:p>0,222959</text:p>
          </table:table-cell>
          <table:table-cell/>
        </table:table-row>
        <table:table-row table:style-name="ro1">
          <table:table-cell office:value-type="float" office:value="34.133335">
            <text:p>34,133335</text:p>
          </table:table-cell>
          <table:table-cell office:value-type="float" office:value="0.237174">
            <text:p>0,237174</text:p>
          </table:table-cell>
          <table:table-cell/>
        </table:table-row>
        <table:table-row table:style-name="ro1">
          <table:table-cell office:value-type="float" office:value="34.166668">
            <text:p>34,166668</text:p>
          </table:table-cell>
          <table:table-cell office:value-type="float" office:value="0.240073">
            <text:p>0,240073</text:p>
          </table:table-cell>
          <table:table-cell/>
        </table:table-row>
        <table:table-row table:style-name="ro1">
          <table:table-cell office:value-type="float" office:value="34.200002">
            <text:p>34,200002</text:p>
          </table:table-cell>
          <table:table-cell office:value-type="float" office:value="0.22515">
            <text:p>0,22515</text:p>
          </table:table-cell>
          <table:table-cell/>
        </table:table-row>
        <table:table-row table:style-name="ro1">
          <table:table-cell office:value-type="float" office:value="34.233335">
            <text:p>34,233335</text:p>
          </table:table-cell>
          <table:table-cell office:value-type="float" office:value="0.233458">
            <text:p>0,233458</text:p>
          </table:table-cell>
          <table:table-cell/>
        </table:table-row>
        <table:table-row table:style-name="ro1">
          <table:table-cell office:value-type="float" office:value="34.266668">
            <text:p>34,266668</text:p>
          </table:table-cell>
          <table:table-cell office:value-type="float" office:value="0.23103">
            <text:p>0,23103</text:p>
          </table:table-cell>
          <table:table-cell/>
        </table:table-row>
        <table:table-row table:style-name="ro1">
          <table:table-cell office:value-type="float" office:value="34.300002">
            <text:p>34,300002</text:p>
          </table:table-cell>
          <table:table-cell office:value-type="float" office:value="0.22816">
            <text:p>0,22816</text:p>
          </table:table-cell>
          <table:table-cell/>
        </table:table-row>
        <table:table-row table:style-name="ro1">
          <table:table-cell office:value-type="float" office:value="34.333335">
            <text:p>34,333335</text:p>
          </table:table-cell>
          <table:table-cell office:value-type="float" office:value="0.224252">
            <text:p>0,224252</text:p>
          </table:table-cell>
          <table:table-cell/>
        </table:table-row>
        <table:table-row table:style-name="ro1">
          <table:table-cell office:value-type="float" office:value="34.366668">
            <text:p>34,366668</text:p>
          </table:table-cell>
          <table:table-cell office:value-type="float" office:value="0.230853">
            <text:p>0,230853</text:p>
          </table:table-cell>
          <table:table-cell/>
        </table:table-row>
        <table:table-row table:style-name="ro1">
          <table:table-cell office:value-type="float" office:value="34.400002">
            <text:p>34,400002</text:p>
          </table:table-cell>
          <table:table-cell office:value-type="float" office:value="0.231937">
            <text:p>0,231937</text:p>
          </table:table-cell>
          <table:table-cell/>
        </table:table-row>
        <table:table-row table:style-name="ro1">
          <table:table-cell office:value-type="float" office:value="34.433335">
            <text:p>34,433335</text:p>
          </table:table-cell>
          <table:table-cell office:value-type="float" office:value="0.22471">
            <text:p>0,22471</text:p>
          </table:table-cell>
          <table:table-cell/>
        </table:table-row>
        <table:table-row table:style-name="ro1">
          <table:table-cell office:value-type="float" office:value="34.466668">
            <text:p>34,466668</text:p>
          </table:table-cell>
          <table:table-cell office:value-type="float" office:value="0.241948">
            <text:p>0,241948</text:p>
          </table:table-cell>
          <table:table-cell/>
        </table:table-row>
        <table:table-row table:style-name="ro1">
          <table:table-cell office:value-type="float" office:value="34.500002">
            <text:p>34,500002</text:p>
          </table:table-cell>
          <table:table-cell office:value-type="float" office:value="0.26644">
            <text:p>0,26644</text:p>
          </table:table-cell>
          <table:table-cell/>
        </table:table-row>
        <table:table-row table:style-name="ro1">
          <table:table-cell office:value-type="float" office:value="34.533335">
            <text:p>34,533335</text:p>
          </table:table-cell>
          <table:table-cell office:value-type="float" office:value="0.278886">
            <text:p>0,278886</text:p>
          </table:table-cell>
          <table:table-cell/>
        </table:table-row>
        <table:table-row table:style-name="ro1">
          <table:table-cell office:value-type="float" office:value="34.566668">
            <text:p>34,566668</text:p>
          </table:table-cell>
          <table:table-cell office:value-type="float" office:value="0.254821">
            <text:p>0,254821</text:p>
          </table:table-cell>
          <table:table-cell/>
        </table:table-row>
        <table:table-row table:style-name="ro1">
          <table:table-cell office:value-type="float" office:value="34.600002">
            <text:p>34,600002</text:p>
          </table:table-cell>
          <table:table-cell office:value-type="float" office:value="0.241755">
            <text:p>0,241755</text:p>
          </table:table-cell>
          <table:table-cell/>
        </table:table-row>
        <table:table-row table:style-name="ro1">
          <table:table-cell office:value-type="float" office:value="34.633335">
            <text:p>34,633335</text:p>
          </table:table-cell>
          <table:table-cell office:value-type="float" office:value="0.268126">
            <text:p>0,268126</text:p>
          </table:table-cell>
          <table:table-cell/>
        </table:table-row>
        <table:table-row table:style-name="ro1">
          <table:table-cell office:value-type="float" office:value="34.666668">
            <text:p>34,666668</text:p>
          </table:table-cell>
          <table:table-cell office:value-type="float" office:value="0.239835">
            <text:p>0,239835</text:p>
          </table:table-cell>
          <table:table-cell/>
        </table:table-row>
        <table:table-row table:style-name="ro1">
          <table:table-cell office:value-type="float" office:value="34.700002">
            <text:p>34,700002</text:p>
          </table:table-cell>
          <table:table-cell office:value-type="float" office:value="0.223048">
            <text:p>0,223048</text:p>
          </table:table-cell>
          <table:table-cell/>
        </table:table-row>
        <table:table-row table:style-name="ro1">
          <table:table-cell office:value-type="float" office:value="34.733335">
            <text:p>34,733335</text:p>
          </table:table-cell>
          <table:table-cell office:value-type="float" office:value="0.212481">
            <text:p>0,212481</text:p>
          </table:table-cell>
          <table:table-cell/>
        </table:table-row>
        <table:table-row table:style-name="ro1">
          <table:table-cell office:value-type="float" office:value="34.766668">
            <text:p>34,766668</text:p>
          </table:table-cell>
          <table:table-cell office:value-type="float" office:value="0.219313">
            <text:p>0,219313</text:p>
          </table:table-cell>
          <table:table-cell/>
        </table:table-row>
        <table:table-row table:style-name="ro1">
          <table:table-cell office:value-type="float" office:value="34.800002">
            <text:p>34,800002</text:p>
          </table:table-cell>
          <table:table-cell office:value-type="float" office:value="0.240093">
            <text:p>0,240093</text:p>
          </table:table-cell>
          <table:table-cell/>
        </table:table-row>
        <table:table-row table:style-name="ro1">
          <table:table-cell office:value-type="float" office:value="34.833335">
            <text:p>34,833335</text:p>
          </table:table-cell>
          <table:table-cell office:value-type="float" office:value="0.23467">
            <text:p>0,23467</text:p>
          </table:table-cell>
          <table:table-cell/>
        </table:table-row>
        <table:table-row table:style-name="ro1">
          <table:table-cell office:value-type="float" office:value="34.866668">
            <text:p>34,866668</text:p>
          </table:table-cell>
          <table:table-cell office:value-type="float" office:value="0.250008">
            <text:p>0,250008</text:p>
          </table:table-cell>
          <table:table-cell/>
        </table:table-row>
        <table:table-row table:style-name="ro1">
          <table:table-cell office:value-type="float" office:value="34.900002">
            <text:p>34,900002</text:p>
          </table:table-cell>
          <table:table-cell office:value-type="float" office:value="0.230539">
            <text:p>0,230539</text:p>
          </table:table-cell>
          <table:table-cell/>
        </table:table-row>
        <table:table-row table:style-name="ro1">
          <table:table-cell office:value-type="float" office:value="34.933335">
            <text:p>34,933335</text:p>
          </table:table-cell>
          <table:table-cell office:value-type="float" office:value="0.22245">
            <text:p>0,22245</text:p>
          </table:table-cell>
          <table:table-cell/>
        </table:table-row>
        <table:table-row table:style-name="ro1">
          <table:table-cell office:value-type="float" office:value="34.966668">
            <text:p>34,966668</text:p>
          </table:table-cell>
          <table:table-cell office:value-type="float" office:value="0.236518">
            <text:p>0,236518</text:p>
          </table:table-cell>
          <table:table-cell/>
        </table:table-row>
        <table:table-row table:style-name="ro1">
          <table:table-cell office:value-type="float" office:value="35.000002">
            <text:p>35,000002</text:p>
          </table:table-cell>
          <table:table-cell office:value-type="float" office:value="0.23176">
            <text:p>0,23176</text:p>
          </table:table-cell>
          <table:table-cell/>
        </table:table-row>
        <table:table-row table:style-name="ro1">
          <table:table-cell office:value-type="float" office:value="35.033335">
            <text:p>35,033335</text:p>
          </table:table-cell>
          <table:table-cell office:value-type="float" office:value="0.229479">
            <text:p>0,229479</text:p>
          </table:table-cell>
          <table:table-cell/>
        </table:table-row>
        <table:table-row table:style-name="ro1">
          <table:table-cell office:value-type="float" office:value="35.066668">
            <text:p>35,066668</text:p>
          </table:table-cell>
          <table:table-cell office:value-type="float" office:value="0.21459">
            <text:p>0,21459</text:p>
          </table:table-cell>
          <table:table-cell/>
        </table:table-row>
        <table:table-row table:style-name="ro1">
          <table:table-cell office:value-type="float" office:value="35.100002">
            <text:p>35,100002</text:p>
          </table:table-cell>
          <table:table-cell office:value-type="float" office:value="0.214532">
            <text:p>0,214532</text:p>
          </table:table-cell>
          <table:table-cell/>
        </table:table-row>
        <table:table-row table:style-name="ro1">
          <table:table-cell office:value-type="float" office:value="35.133335">
            <text:p>35,133335</text:p>
          </table:table-cell>
          <table:table-cell office:value-type="float" office:value="0.182673">
            <text:p>0,182673</text:p>
          </table:table-cell>
          <table:table-cell/>
        </table:table-row>
        <table:table-row table:style-name="ro1">
          <table:table-cell office:value-type="float" office:value="35.166669">
            <text:p>35,166669</text:p>
          </table:table-cell>
          <table:table-cell office:value-type="float" office:value="0.177053">
            <text:p>0,177053</text:p>
          </table:table-cell>
          <table:table-cell/>
        </table:table-row>
        <table:table-row table:style-name="ro1">
          <table:table-cell office:value-type="float" office:value="35.200002">
            <text:p>35,200002</text:p>
          </table:table-cell>
          <table:table-cell office:value-type="float" office:value="0.188705">
            <text:p>0,188705</text:p>
          </table:table-cell>
          <table:table-cell/>
        </table:table-row>
        <table:table-row table:style-name="ro1">
          <table:table-cell office:value-type="float" office:value="35.233335">
            <text:p>35,233335</text:p>
          </table:table-cell>
          <table:table-cell office:value-type="float" office:value="0.1867">
            <text:p>0,1867</text:p>
          </table:table-cell>
          <table:table-cell/>
        </table:table-row>
        <table:table-row table:style-name="ro1">
          <table:table-cell office:value-type="float" office:value="35.266669">
            <text:p>35,266669</text:p>
          </table:table-cell>
          <table:table-cell office:value-type="float" office:value="0.190828">
            <text:p>0,190828</text:p>
          </table:table-cell>
          <table:table-cell/>
        </table:table-row>
        <table:table-row table:style-name="ro1">
          <table:table-cell office:value-type="float" office:value="35.300002">
            <text:p>35,300002</text:p>
          </table:table-cell>
          <table:table-cell office:value-type="float" office:value="0.201824">
            <text:p>0,201824</text:p>
          </table:table-cell>
          <table:table-cell/>
        </table:table-row>
        <table:table-row table:style-name="ro1">
          <table:table-cell office:value-type="float" office:value="35.333335">
            <text:p>35,333335</text:p>
          </table:table-cell>
          <table:table-cell office:value-type="float" office:value="0.235891">
            <text:p>0,235891</text:p>
          </table:table-cell>
          <table:table-cell/>
        </table:table-row>
        <table:table-row table:style-name="ro1">
          <table:table-cell office:value-type="float" office:value="35.366669">
            <text:p>35,366669</text:p>
          </table:table-cell>
          <table:table-cell office:value-type="float" office:value="0.240332">
            <text:p>0,240332</text:p>
          </table:table-cell>
          <table:table-cell/>
        </table:table-row>
        <table:table-row table:style-name="ro1">
          <table:table-cell office:value-type="float" office:value="35.400002">
            <text:p>35,400002</text:p>
          </table:table-cell>
          <table:table-cell office:value-type="float" office:value="0.258601">
            <text:p>0,258601</text:p>
          </table:table-cell>
          <table:table-cell/>
        </table:table-row>
        <table:table-row table:style-name="ro1">
          <table:table-cell office:value-type="float" office:value="35.433335">
            <text:p>35,433335</text:p>
          </table:table-cell>
          <table:table-cell office:value-type="float" office:value="0.261683">
            <text:p>0,261683</text:p>
          </table:table-cell>
          <table:table-cell office:value-type="string">
            <text:p>Generando nueva Gausiana: Amp=-223.1530nm <text:s/>s=0.00165s</text:p>
          </table:table-cell>
        </table:table-row>
        <table:table-row table:style-name="ro1">
          <table:table-cell office:value-type="float" office:value="35.466669">
            <text:p>35,466669</text:p>
          </table:table-cell>
          <table:table-cell office:value-type="float" office:value="0.286907">
            <text:p>0,286907</text:p>
          </table:table-cell>
          <table:table-cell/>
        </table:table-row>
        <table:table-row table:style-name="ro1">
          <table:table-cell office:value-type="float" office:value="35.500002">
            <text:p>35,500002</text:p>
          </table:table-cell>
          <table:table-cell office:value-type="float" office:value="0.267318">
            <text:p>0,267318</text:p>
          </table:table-cell>
          <table:table-cell/>
        </table:table-row>
        <table:table-row table:style-name="ro1">
          <table:table-cell office:value-type="float" office:value="35.533335">
            <text:p>35,533335</text:p>
          </table:table-cell>
          <table:table-cell office:value-type="float" office:value="0.256808">
            <text:p>0,256808</text:p>
          </table:table-cell>
          <table:table-cell/>
        </table:table-row>
        <table:table-row table:style-name="ro1">
          <table:table-cell office:value-type="float" office:value="35.566669">
            <text:p>35,566669</text:p>
          </table:table-cell>
          <table:table-cell office:value-type="float" office:value="0.241298">
            <text:p>0,241298</text:p>
          </table:table-cell>
          <table:table-cell/>
        </table:table-row>
        <table:table-row table:style-name="ro1">
          <table:table-cell office:value-type="float" office:value="35.600002">
            <text:p>35,600002</text:p>
          </table:table-cell>
          <table:table-cell office:value-type="float" office:value="0.266124">
            <text:p>0,266124</text:p>
          </table:table-cell>
          <table:table-cell/>
        </table:table-row>
        <table:table-row table:style-name="ro1">
          <table:table-cell office:value-type="float" office:value="35.633335">
            <text:p>35,633335</text:p>
          </table:table-cell>
          <table:table-cell office:value-type="float" office:value="0.244571">
            <text:p>0,244571</text:p>
          </table:table-cell>
          <table:table-cell/>
        </table:table-row>
        <table:table-row table:style-name="ro1">
          <table:table-cell office:value-type="float" office:value="35.666669">
            <text:p>35,666669</text:p>
          </table:table-cell>
          <table:table-cell office:value-type="float" office:value="0.244032">
            <text:p>0,244032</text:p>
          </table:table-cell>
          <table:table-cell/>
        </table:table-row>
        <table:table-row table:style-name="ro1">
          <table:table-cell office:value-type="float" office:value="35.700002">
            <text:p>35,700002</text:p>
          </table:table-cell>
          <table:table-cell office:value-type="float" office:value="0.25763">
            <text:p>0,25763</text:p>
          </table:table-cell>
          <table:table-cell/>
        </table:table-row>
        <table:table-row table:style-name="ro1">
          <table:table-cell office:value-type="float" office:value="35.733335">
            <text:p>35,733335</text:p>
          </table:table-cell>
          <table:table-cell office:value-type="float" office:value="0.255974">
            <text:p>0,255974</text:p>
          </table:table-cell>
          <table:table-cell/>
        </table:table-row>
        <table:table-row table:style-name="ro1">
          <table:table-cell office:value-type="float" office:value="35.766669">
            <text:p>35,766669</text:p>
          </table:table-cell>
          <table:table-cell office:value-type="float" office:value="0.2501">
            <text:p>0,2501</text:p>
          </table:table-cell>
          <table:table-cell/>
        </table:table-row>
        <table:table-row table:style-name="ro1">
          <table:table-cell office:value-type="float" office:value="35.800002">
            <text:p>35,800002</text:p>
          </table:table-cell>
          <table:table-cell office:value-type="float" office:value="0.240594">
            <text:p>0,240594</text:p>
          </table:table-cell>
          <table:table-cell/>
        </table:table-row>
        <table:table-row table:style-name="ro1">
          <table:table-cell office:value-type="float" office:value="35.833335">
            <text:p>35,833335</text:p>
          </table:table-cell>
          <table:table-cell office:value-type="float" office:value="0.257279">
            <text:p>0,257279</text:p>
          </table:table-cell>
          <table:table-cell/>
        </table:table-row>
        <table:table-row table:style-name="ro1">
          <table:table-cell office:value-type="float" office:value="35.866669">
            <text:p>35,866669</text:p>
          </table:table-cell>
          <table:table-cell office:value-type="float" office:value="0.250037">
            <text:p>0,250037</text:p>
          </table:table-cell>
          <table:table-cell/>
        </table:table-row>
        <table:table-row table:style-name="ro1">
          <table:table-cell office:value-type="float" office:value="35.900002">
            <text:p>35,900002</text:p>
          </table:table-cell>
          <table:table-cell office:value-type="float" office:value="0.253061">
            <text:p>0,253061</text:p>
          </table:table-cell>
          <table:table-cell/>
        </table:table-row>
        <table:table-row table:style-name="ro1">
          <table:table-cell office:value-type="float" office:value="35.933335">
            <text:p>35,933335</text:p>
          </table:table-cell>
          <table:table-cell office:value-type="float" office:value="0.257122">
            <text:p>0,257122</text:p>
          </table:table-cell>
          <table:table-cell/>
        </table:table-row>
        <table:table-row table:style-name="ro1">
          <table:table-cell office:value-type="float" office:value="35.966669">
            <text:p>35,966669</text:p>
          </table:table-cell>
          <table:table-cell office:value-type="float" office:value="0.280866">
            <text:p>0,280866</text:p>
          </table:table-cell>
          <table:table-cell/>
        </table:table-row>
        <table:table-row table:style-name="ro1">
          <table:table-cell office:value-type="float" office:value="36.000002">
            <text:p>36,000002</text:p>
          </table:table-cell>
          <table:table-cell office:value-type="float" office:value="0.292742">
            <text:p>0,292742</text:p>
          </table:table-cell>
          <table:table-cell/>
        </table:table-row>
        <table:table-row table:style-name="ro1">
          <table:table-cell office:value-type="float" office:value="36.033335">
            <text:p>36,033335</text:p>
          </table:table-cell>
          <table:table-cell office:value-type="float" office:value="0.301228">
            <text:p>0,301228</text:p>
          </table:table-cell>
          <table:table-cell/>
        </table:table-row>
        <table:table-row table:style-name="ro1">
          <table:table-cell office:value-type="float" office:value="36.066669">
            <text:p>36,066669</text:p>
          </table:table-cell>
          <table:table-cell office:value-type="float" office:value="0.318528">
            <text:p>0,318528</text:p>
          </table:table-cell>
          <table:table-cell/>
        </table:table-row>
        <table:table-row table:style-name="ro1">
          <table:table-cell office:value-type="float" office:value="36.100002">
            <text:p>36,100002</text:p>
          </table:table-cell>
          <table:table-cell office:value-type="float" office:value="0.306811">
            <text:p>0,306811</text:p>
          </table:table-cell>
          <table:table-cell/>
        </table:table-row>
        <table:table-row table:style-name="ro1">
          <table:table-cell office:value-type="float" office:value="36.133335">
            <text:p>36,133335</text:p>
          </table:table-cell>
          <table:table-cell office:value-type="float" office:value="0.290223">
            <text:p>0,290223</text:p>
          </table:table-cell>
          <table:table-cell/>
        </table:table-row>
        <table:table-row table:style-name="ro1">
          <table:table-cell office:value-type="float" office:value="36.166669">
            <text:p>36,166669</text:p>
          </table:table-cell>
          <table:table-cell office:value-type="float" office:value="0.263244">
            <text:p>0,263244</text:p>
          </table:table-cell>
          <table:table-cell/>
        </table:table-row>
        <table:table-row table:style-name="ro1">
          <table:table-cell office:value-type="float" office:value="36.200002">
            <text:p>36,200002</text:p>
          </table:table-cell>
          <table:table-cell office:value-type="float" office:value="0.265309">
            <text:p>0,265309</text:p>
          </table:table-cell>
          <table:table-cell/>
        </table:table-row>
        <table:table-row table:style-name="ro1">
          <table:table-cell office:value-type="float" office:value="36.233335">
            <text:p>36,233335</text:p>
          </table:table-cell>
          <table:table-cell office:value-type="float" office:value="0.256189">
            <text:p>0,256189</text:p>
          </table:table-cell>
          <table:table-cell/>
        </table:table-row>
        <table:table-row table:style-name="ro1">
          <table:table-cell office:value-type="float" office:value="36.266669">
            <text:p>36,266669</text:p>
          </table:table-cell>
          <table:table-cell office:value-type="float" office:value="0.254467">
            <text:p>0,254467</text:p>
          </table:table-cell>
          <table:table-cell/>
        </table:table-row>
        <table:table-row table:style-name="ro1">
          <table:table-cell office:value-type="float" office:value="36.300002">
            <text:p>36,300002</text:p>
          </table:table-cell>
          <table:table-cell office:value-type="float" office:value="0.273221">
            <text:p>0,273221</text:p>
          </table:table-cell>
          <table:table-cell/>
        </table:table-row>
        <table:table-row table:style-name="ro1">
          <table:table-cell office:value-type="float" office:value="36.333335">
            <text:p>36,333335</text:p>
          </table:table-cell>
          <table:table-cell office:value-type="float" office:value="0.255527">
            <text:p>0,255527</text:p>
          </table:table-cell>
          <table:table-cell/>
        </table:table-row>
        <table:table-row table:style-name="ro1">
          <table:table-cell office:value-type="float" office:value="36.366669">
            <text:p>36,366669</text:p>
          </table:table-cell>
          <table:table-cell office:value-type="float" office:value="0.264265">
            <text:p>0,264265</text:p>
          </table:table-cell>
          <table:table-cell/>
        </table:table-row>
        <table:table-row table:style-name="ro1">
          <table:table-cell office:value-type="float" office:value="36.400002">
            <text:p>36,400002</text:p>
          </table:table-cell>
          <table:table-cell office:value-type="float" office:value="0.259806">
            <text:p>0,259806</text:p>
          </table:table-cell>
          <table:table-cell/>
        </table:table-row>
        <table:table-row table:style-name="ro1">
          <table:table-cell office:value-type="float" office:value="36.433335">
            <text:p>36,433335</text:p>
          </table:table-cell>
          <table:table-cell office:value-type="float" office:value="0.272836">
            <text:p>0,272836</text:p>
          </table:table-cell>
          <table:table-cell/>
        </table:table-row>
        <table:table-row table:style-name="ro1">
          <table:table-cell office:value-type="float" office:value="36.466669">
            <text:p>36,466669</text:p>
          </table:table-cell>
          <table:table-cell office:value-type="float" office:value="0.283872">
            <text:p>0,283872</text:p>
          </table:table-cell>
          <table:table-cell/>
        </table:table-row>
        <table:table-row table:style-name="ro1">
          <table:table-cell office:value-type="float" office:value="36.500002">
            <text:p>36,500002</text:p>
          </table:table-cell>
          <table:table-cell office:value-type="float" office:value="0.294474">
            <text:p>0,294474</text:p>
          </table:table-cell>
          <table:table-cell/>
        </table:table-row>
        <table:table-row table:style-name="ro1">
          <table:table-cell office:value-type="float" office:value="36.533335">
            <text:p>36,533335</text:p>
          </table:table-cell>
          <table:table-cell office:value-type="float" office:value="0.308055">
            <text:p>0,308055</text:p>
          </table:table-cell>
          <table:table-cell/>
        </table:table-row>
        <table:table-row table:style-name="ro1">
          <table:table-cell office:value-type="float" office:value="36.566669">
            <text:p>36,566669</text:p>
          </table:table-cell>
          <table:table-cell office:value-type="float" office:value="0.312897">
            <text:p>0,312897</text:p>
          </table:table-cell>
          <table:table-cell/>
        </table:table-row>
        <table:table-row table:style-name="ro1">
          <table:table-cell office:value-type="float" office:value="36.600002">
            <text:p>36,600002</text:p>
          </table:table-cell>
          <table:table-cell office:value-type="float" office:value="0.320328">
            <text:p>0,320328</text:p>
          </table:table-cell>
          <table:table-cell/>
        </table:table-row>
        <table:table-row table:style-name="ro1">
          <table:table-cell office:value-type="float" office:value="36.633335">
            <text:p>36,633335</text:p>
          </table:table-cell>
          <table:table-cell office:value-type="float" office:value="0.310699">
            <text:p>0,310699</text:p>
          </table:table-cell>
          <table:table-cell/>
        </table:table-row>
        <table:table-row table:style-name="ro1">
          <table:table-cell office:value-type="float" office:value="36.666669">
            <text:p>36,666669</text:p>
          </table:table-cell>
          <table:table-cell office:value-type="float" office:value="0.28737">
            <text:p>0,28737</text:p>
          </table:table-cell>
          <table:table-cell/>
        </table:table-row>
        <table:table-row table:style-name="ro1">
          <table:table-cell office:value-type="float" office:value="36.700002">
            <text:p>36,700002</text:p>
          </table:table-cell>
          <table:table-cell office:value-type="float" office:value="0.280559">
            <text:p>0,280559</text:p>
          </table:table-cell>
          <table:table-cell/>
        </table:table-row>
        <table:table-row table:style-name="ro1">
          <table:table-cell office:value-type="float" office:value="36.733335">
            <text:p>36,733335</text:p>
          </table:table-cell>
          <table:table-cell office:value-type="float" office:value="0.258633">
            <text:p>0,258633</text:p>
          </table:table-cell>
          <table:table-cell/>
        </table:table-row>
        <table:table-row table:style-name="ro1">
          <table:table-cell office:value-type="float" office:value="36.766669">
            <text:p>36,766669</text:p>
          </table:table-cell>
          <table:table-cell office:value-type="float" office:value="0.259058">
            <text:p>0,259058</text:p>
          </table:table-cell>
          <table:table-cell/>
        </table:table-row>
        <table:table-row table:style-name="ro1">
          <table:table-cell office:value-type="float" office:value="36.800002">
            <text:p>36,800002</text:p>
          </table:table-cell>
          <table:table-cell office:value-type="float" office:value="0.253771">
            <text:p>0,253771</text:p>
          </table:table-cell>
          <table:table-cell/>
        </table:table-row>
        <table:table-row table:style-name="ro1">
          <table:table-cell office:value-type="float" office:value="36.833335">
            <text:p>36,833335</text:p>
          </table:table-cell>
          <table:table-cell office:value-type="float" office:value="0.261591">
            <text:p>0,261591</text:p>
          </table:table-cell>
          <table:table-cell/>
        </table:table-row>
        <table:table-row table:style-name="ro1">
          <table:table-cell office:value-type="float" office:value="36.866669">
            <text:p>36,866669</text:p>
          </table:table-cell>
          <table:table-cell office:value-type="float" office:value="0.248763">
            <text:p>0,248763</text:p>
          </table:table-cell>
          <table:table-cell/>
        </table:table-row>
        <table:table-row table:style-name="ro1">
          <table:table-cell office:value-type="float" office:value="36.900002">
            <text:p>36,900002</text:p>
          </table:table-cell>
          <table:table-cell office:value-type="float" office:value="0.272744">
            <text:p>0,272744</text:p>
          </table:table-cell>
          <table:table-cell/>
        </table:table-row>
        <table:table-row table:style-name="ro1">
          <table:table-cell office:value-type="float" office:value="36.933335">
            <text:p>36,933335</text:p>
          </table:table-cell>
          <table:table-cell office:value-type="float" office:value="0.251091">
            <text:p>0,251091</text:p>
          </table:table-cell>
          <table:table-cell/>
        </table:table-row>
        <table:table-row table:style-name="ro1">
          <table:table-cell office:value-type="float" office:value="36.966669">
            <text:p>36,966669</text:p>
          </table:table-cell>
          <table:table-cell office:value-type="float" office:value="0.250369">
            <text:p>0,250369</text:p>
          </table:table-cell>
          <table:table-cell/>
        </table:table-row>
        <table:table-row table:style-name="ro1">
          <table:table-cell office:value-type="float" office:value="37.000002">
            <text:p>37,000002</text:p>
          </table:table-cell>
          <table:table-cell office:value-type="float" office:value="0.25217">
            <text:p>0,25217</text:p>
          </table:table-cell>
          <table:table-cell/>
        </table:table-row>
        <table:table-row table:style-name="ro1">
          <table:table-cell office:value-type="float" office:value="37.033335">
            <text:p>37,033335</text:p>
          </table:table-cell>
          <table:table-cell office:value-type="float" office:value="0.249254">
            <text:p>0,249254</text:p>
          </table:table-cell>
          <table:table-cell/>
        </table:table-row>
        <table:table-row table:style-name="ro1">
          <table:table-cell office:value-type="float" office:value="37.066669">
            <text:p>37,066669</text:p>
          </table:table-cell>
          <table:table-cell office:value-type="float" office:value="0.260389">
            <text:p>0,260389</text:p>
          </table:table-cell>
          <table:table-cell/>
        </table:table-row>
        <table:table-row table:style-name="ro1">
          <table:table-cell office:value-type="float" office:value="37.100002">
            <text:p>37,100002</text:p>
          </table:table-cell>
          <table:table-cell office:value-type="float" office:value="0.258077">
            <text:p>0,258077</text:p>
          </table:table-cell>
          <table:table-cell/>
        </table:table-row>
        <table:table-row table:style-name="ro1">
          <table:table-cell office:value-type="float" office:value="37.133335">
            <text:p>37,133335</text:p>
          </table:table-cell>
          <table:table-cell office:value-type="float" office:value="0.262542">
            <text:p>0,262542</text:p>
          </table:table-cell>
          <table:table-cell/>
        </table:table-row>
        <table:table-row table:style-name="ro1">
          <table:table-cell office:value-type="float" office:value="37.166669">
            <text:p>37,166669</text:p>
          </table:table-cell>
          <table:table-cell office:value-type="float" office:value="0.283801">
            <text:p>0,283801</text:p>
          </table:table-cell>
          <table:table-cell/>
        </table:table-row>
        <table:table-row table:style-name="ro1">
          <table:table-cell office:value-type="float" office:value="37.200002">
            <text:p>37,200002</text:p>
          </table:table-cell>
          <table:table-cell office:value-type="float" office:value="0.276854">
            <text:p>0,276854</text:p>
          </table:table-cell>
          <table:table-cell office:value-type="string">
            <text:p>Generando nueva Gausiana: Amp=140.6285nm <text:s/>s=0.01378s</text:p>
          </table:table-cell>
        </table:table-row>
        <table:table-row table:style-name="ro1">
          <table:table-cell office:value-type="float" office:value="37.233335">
            <text:p>37,233335</text:p>
          </table:table-cell>
          <table:table-cell office:value-type="float" office:value="0.262939">
            <text:p>0,262939</text:p>
          </table:table-cell>
          <table:table-cell/>
        </table:table-row>
        <table:table-row table:style-name="ro1">
          <table:table-cell office:value-type="float" office:value="37.266669">
            <text:p>37,266669</text:p>
          </table:table-cell>
          <table:table-cell office:value-type="float" office:value="0.267555">
            <text:p>0,267555</text:p>
          </table:table-cell>
          <table:table-cell/>
        </table:table-row>
        <table:table-row table:style-name="ro1">
          <table:table-cell office:value-type="float" office:value="37.300002">
            <text:p>37,300002</text:p>
          </table:table-cell>
          <table:table-cell office:value-type="float" office:value="0.280913">
            <text:p>0,280913</text:p>
          </table:table-cell>
          <table:table-cell/>
        </table:table-row>
        <table:table-row table:style-name="ro1">
          <table:table-cell office:value-type="float" office:value="37.333335">
            <text:p>37,333335</text:p>
          </table:table-cell>
          <table:table-cell office:value-type="float" office:value="0.282621">
            <text:p>0,282621</text:p>
          </table:table-cell>
          <table:table-cell/>
        </table:table-row>
        <table:table-row table:style-name="ro1">
          <table:table-cell office:value-type="float" office:value="37.366669">
            <text:p>37,366669</text:p>
          </table:table-cell>
          <table:table-cell office:value-type="float" office:value="0.264799">
            <text:p>0,264799</text:p>
          </table:table-cell>
          <table:table-cell/>
        </table:table-row>
        <table:table-row table:style-name="ro1">
          <table:table-cell office:value-type="float" office:value="37.400002">
            <text:p>37,400002</text:p>
          </table:table-cell>
          <table:table-cell office:value-type="float" office:value="0.281102">
            <text:p>0,281102</text:p>
          </table:table-cell>
          <table:table-cell/>
        </table:table-row>
        <table:table-row table:style-name="ro1">
          <table:table-cell office:value-type="float" office:value="37.433335">
            <text:p>37,433335</text:p>
          </table:table-cell>
          <table:table-cell office:value-type="float" office:value="0.268139">
            <text:p>0,268139</text:p>
          </table:table-cell>
          <table:table-cell/>
        </table:table-row>
        <table:table-row table:style-name="ro1">
          <table:table-cell office:value-type="float" office:value="37.466669">
            <text:p>37,466669</text:p>
          </table:table-cell>
          <table:table-cell office:value-type="float" office:value="0.273598">
            <text:p>0,273598</text:p>
          </table:table-cell>
          <table:table-cell/>
        </table:table-row>
        <table:table-row table:style-name="ro1">
          <table:table-cell office:value-type="float" office:value="37.500002">
            <text:p>37,500002</text:p>
          </table:table-cell>
          <table:table-cell office:value-type="float" office:value="0.275431">
            <text:p>0,275431</text:p>
          </table:table-cell>
          <table:table-cell/>
        </table:table-row>
        <table:table-row table:style-name="ro1">
          <table:table-cell office:value-type="float" office:value="37.533335">
            <text:p>37,533335</text:p>
          </table:table-cell>
          <table:table-cell office:value-type="float" office:value="0.282088">
            <text:p>0,282088</text:p>
          </table:table-cell>
          <table:table-cell/>
        </table:table-row>
        <table:table-row table:style-name="ro1">
          <table:table-cell office:value-type="float" office:value="37.566669">
            <text:p>37,566669</text:p>
          </table:table-cell>
          <table:table-cell office:value-type="float" office:value="0.266519">
            <text:p>0,266519</text:p>
          </table:table-cell>
          <table:table-cell/>
        </table:table-row>
        <table:table-row table:style-name="ro1">
          <table:table-cell office:value-type="float" office:value="37.600002">
            <text:p>37,600002</text:p>
          </table:table-cell>
          <table:table-cell office:value-type="float" office:value="0.283527">
            <text:p>0,283527</text:p>
          </table:table-cell>
          <table:table-cell/>
        </table:table-row>
        <table:table-row table:style-name="ro1">
          <table:table-cell office:value-type="float" office:value="37.633335">
            <text:p>37,633335</text:p>
          </table:table-cell>
          <table:table-cell office:value-type="float" office:value="0.276382">
            <text:p>0,276382</text:p>
          </table:table-cell>
          <table:table-cell/>
        </table:table-row>
        <table:table-row table:style-name="ro1">
          <table:table-cell office:value-type="float" office:value="37.666669">
            <text:p>37,666669</text:p>
          </table:table-cell>
          <table:table-cell office:value-type="float" office:value="0.282507">
            <text:p>0,282507</text:p>
          </table:table-cell>
          <table:table-cell/>
        </table:table-row>
        <table:table-row table:style-name="ro1">
          <table:table-cell office:value-type="float" office:value="37.700002">
            <text:p>37,700002</text:p>
          </table:table-cell>
          <table:table-cell office:value-type="float" office:value="0.278604">
            <text:p>0,278604</text:p>
          </table:table-cell>
          <table:table-cell/>
        </table:table-row>
        <table:table-row table:style-name="ro1">
          <table:table-cell office:value-type="float" office:value="37.733335">
            <text:p>37,733335</text:p>
          </table:table-cell>
          <table:table-cell office:value-type="float" office:value="0.282272">
            <text:p>0,282272</text:p>
          </table:table-cell>
          <table:table-cell/>
        </table:table-row>
        <table:table-row table:style-name="ro1">
          <table:table-cell office:value-type="float" office:value="37.766669">
            <text:p>37,766669</text:p>
          </table:table-cell>
          <table:table-cell office:value-type="float" office:value="0.281799">
            <text:p>0,281799</text:p>
          </table:table-cell>
          <table:table-cell/>
        </table:table-row>
        <table:table-row table:style-name="ro1">
          <table:table-cell office:value-type="float" office:value="37.800002">
            <text:p>37,800002</text:p>
          </table:table-cell>
          <table:table-cell office:value-type="float" office:value="0.30208">
            <text:p>0,30208</text:p>
          </table:table-cell>
          <table:table-cell/>
        </table:table-row>
        <table:table-row table:style-name="ro1">
          <table:table-cell office:value-type="float" office:value="37.833335">
            <text:p>37,833335</text:p>
          </table:table-cell>
          <table:table-cell office:value-type="float" office:value="0.300181">
            <text:p>0,300181</text:p>
          </table:table-cell>
          <table:table-cell/>
        </table:table-row>
        <table:table-row table:style-name="ro1">
          <table:table-cell office:value-type="float" office:value="37.866669">
            <text:p>37,866669</text:p>
          </table:table-cell>
          <table:table-cell office:value-type="float" office:value="0.295692">
            <text:p>0,295692</text:p>
          </table:table-cell>
          <table:table-cell/>
        </table:table-row>
        <table:table-row table:style-name="ro1">
          <table:table-cell office:value-type="float" office:value="37.900002">
            <text:p>37,900002</text:p>
          </table:table-cell>
          <table:table-cell office:value-type="float" office:value="0.2957">
            <text:p>0,2957</text:p>
          </table:table-cell>
          <table:table-cell/>
        </table:table-row>
        <table:table-row table:style-name="ro1">
          <table:table-cell office:value-type="float" office:value="37.933335">
            <text:p>37,933335</text:p>
          </table:table-cell>
          <table:table-cell office:value-type="float" office:value="0.2898">
            <text:p>0,2898</text:p>
          </table:table-cell>
          <table:table-cell/>
        </table:table-row>
        <table:table-row table:style-name="ro1">
          <table:table-cell office:value-type="float" office:value="37.966669">
            <text:p>37,966669</text:p>
          </table:table-cell>
          <table:table-cell office:value-type="float" office:value="0.2976">
            <text:p>0,2976</text:p>
          </table:table-cell>
          <table:table-cell/>
        </table:table-row>
        <table:table-row table:style-name="ro1">
          <table:table-cell office:value-type="float" office:value="38.000002">
            <text:p>38,000002</text:p>
          </table:table-cell>
          <table:table-cell office:value-type="float" office:value="0.301664">
            <text:p>0,301664</text:p>
          </table:table-cell>
          <table:table-cell/>
        </table:table-row>
        <table:table-row table:style-name="ro1">
          <table:table-cell office:value-type="float" office:value="38.033335">
            <text:p>38,033335</text:p>
          </table:table-cell>
          <table:table-cell office:value-type="float" office:value="0.292593">
            <text:p>0,292593</text:p>
          </table:table-cell>
          <table:table-cell/>
        </table:table-row>
        <table:table-row table:style-name="ro1">
          <table:table-cell office:value-type="float" office:value="38.066669">
            <text:p>38,066669</text:p>
          </table:table-cell>
          <table:table-cell office:value-type="float" office:value="0.289756">
            <text:p>0,289756</text:p>
          </table:table-cell>
          <table:table-cell/>
        </table:table-row>
        <table:table-row table:style-name="ro1">
          <table:table-cell office:value-type="float" office:value="38.100002">
            <text:p>38,100002</text:p>
          </table:table-cell>
          <table:table-cell office:value-type="float" office:value="0.290585">
            <text:p>0,290585</text:p>
          </table:table-cell>
          <table:table-cell/>
        </table:table-row>
        <table:table-row table:style-name="ro1">
          <table:table-cell office:value-type="float" office:value="38.133335">
            <text:p>38,133335</text:p>
          </table:table-cell>
          <table:table-cell office:value-type="float" office:value="0.292242">
            <text:p>0,292242</text:p>
          </table:table-cell>
          <table:table-cell/>
        </table:table-row>
        <table:table-row table:style-name="ro1">
          <table:table-cell office:value-type="float" office:value="38.166669">
            <text:p>38,166669</text:p>
          </table:table-cell>
          <table:table-cell office:value-type="float" office:value="0.285637">
            <text:p>0,285637</text:p>
          </table:table-cell>
          <table:table-cell/>
        </table:table-row>
        <table:table-row table:style-name="ro1">
          <table:table-cell office:value-type="float" office:value="38.200002">
            <text:p>38,200002</text:p>
          </table:table-cell>
          <table:table-cell office:value-type="float" office:value="0.293982">
            <text:p>0,293982</text:p>
          </table:table-cell>
          <table:table-cell/>
        </table:table-row>
        <table:table-row table:style-name="ro1">
          <table:table-cell office:value-type="float" office:value="38.233335">
            <text:p>38,233335</text:p>
          </table:table-cell>
          <table:table-cell office:value-type="float" office:value="0.286162">
            <text:p>0,286162</text:p>
          </table:table-cell>
          <table:table-cell/>
        </table:table-row>
        <table:table-row table:style-name="ro1">
          <table:table-cell office:value-type="float" office:value="38.266669">
            <text:p>38,266669</text:p>
          </table:table-cell>
          <table:table-cell office:value-type="float" office:value="0.290461">
            <text:p>0,290461</text:p>
          </table:table-cell>
          <table:table-cell/>
        </table:table-row>
        <table:table-row table:style-name="ro1">
          <table:table-cell office:value-type="float" office:value="38.300002">
            <text:p>38,300002</text:p>
          </table:table-cell>
          <table:table-cell office:value-type="float" office:value="0.286206">
            <text:p>0,286206</text:p>
          </table:table-cell>
          <table:table-cell/>
        </table:table-row>
        <table:table-row table:style-name="ro1">
          <table:table-cell office:value-type="float" office:value="38.333335">
            <text:p>38,333335</text:p>
          </table:table-cell>
          <table:table-cell office:value-type="float" office:value="0.28258">
            <text:p>0,28258</text:p>
          </table:table-cell>
          <table:table-cell/>
        </table:table-row>
        <table:table-row table:style-name="ro1">
          <table:table-cell office:value-type="float" office:value="38.366669">
            <text:p>38,366669</text:p>
          </table:table-cell>
          <table:table-cell office:value-type="float" office:value="0.28552">
            <text:p>0,28552</text:p>
          </table:table-cell>
          <table:table-cell/>
        </table:table-row>
        <table:table-row table:style-name="ro1">
          <table:table-cell office:value-type="float" office:value="38.400002">
            <text:p>38,400002</text:p>
          </table:table-cell>
          <table:table-cell office:value-type="float" office:value="0.279399">
            <text:p>0,279399</text:p>
          </table:table-cell>
          <table:table-cell/>
        </table:table-row>
        <table:table-row table:style-name="ro1">
          <table:table-cell office:value-type="float" office:value="38.433335">
            <text:p>38,433335</text:p>
          </table:table-cell>
          <table:table-cell office:value-type="float" office:value="0.274408">
            <text:p>0,274408</text:p>
          </table:table-cell>
          <table:table-cell/>
        </table:table-row>
        <table:table-row table:style-name="ro1">
          <table:table-cell office:value-type="float" office:value="38.466669">
            <text:p>38,466669</text:p>
          </table:table-cell>
          <table:table-cell office:value-type="float" office:value="0.280493">
            <text:p>0,280493</text:p>
          </table:table-cell>
          <table:table-cell/>
        </table:table-row>
        <table:table-row table:style-name="ro1">
          <table:table-cell office:value-type="float" office:value="38.500002">
            <text:p>38,500002</text:p>
          </table:table-cell>
          <table:table-cell office:value-type="float" office:value="0.278652">
            <text:p>0,278652</text:p>
          </table:table-cell>
          <table:table-cell/>
        </table:table-row>
        <table:table-row table:style-name="ro1">
          <table:table-cell office:value-type="float" office:value="38.533335">
            <text:p>38,533335</text:p>
          </table:table-cell>
          <table:table-cell office:value-type="float" office:value="0.274198">
            <text:p>0,274198</text:p>
          </table:table-cell>
          <table:table-cell/>
        </table:table-row>
        <table:table-row table:style-name="ro1">
          <table:table-cell office:value-type="float" office:value="38.566669">
            <text:p>38,566669</text:p>
          </table:table-cell>
          <table:table-cell office:value-type="float" office:value="0.263591">
            <text:p>0,263591</text:p>
          </table:table-cell>
          <table:table-cell/>
        </table:table-row>
        <table:table-row table:style-name="ro1">
          <table:table-cell office:value-type="float" office:value="38.600002">
            <text:p>38,600002</text:p>
          </table:table-cell>
          <table:table-cell office:value-type="float" office:value="0.256151">
            <text:p>0,256151</text:p>
          </table:table-cell>
          <table:table-cell/>
        </table:table-row>
        <table:table-row table:style-name="ro1">
          <table:table-cell office:value-type="float" office:value="38.633335">
            <text:p>38,633335</text:p>
          </table:table-cell>
          <table:table-cell office:value-type="float" office:value="0.256051">
            <text:p>0,256051</text:p>
          </table:table-cell>
          <table:table-cell/>
        </table:table-row>
        <table:table-row table:style-name="ro1">
          <table:table-cell office:value-type="float" office:value="38.666669">
            <text:p>38,666669</text:p>
          </table:table-cell>
          <table:table-cell office:value-type="float" office:value="0.272773">
            <text:p>0,272773</text:p>
          </table:table-cell>
          <table:table-cell/>
        </table:table-row>
        <table:table-row table:style-name="ro1">
          <table:table-cell office:value-type="float" office:value="38.700002">
            <text:p>38,700002</text:p>
          </table:table-cell>
          <table:table-cell office:value-type="float" office:value="0.267521">
            <text:p>0,267521</text:p>
          </table:table-cell>
          <table:table-cell/>
        </table:table-row>
        <table:table-row table:style-name="ro1">
          <table:table-cell office:value-type="float" office:value="38.733335">
            <text:p>38,733335</text:p>
          </table:table-cell>
          <table:table-cell office:value-type="float" office:value="0.255574">
            <text:p>0,255574</text:p>
          </table:table-cell>
          <table:table-cell/>
        </table:table-row>
        <table:table-row table:style-name="ro1">
          <table:table-cell office:value-type="float" office:value="38.766669">
            <text:p>38,766669</text:p>
          </table:table-cell>
          <table:table-cell office:value-type="float" office:value="0.273538">
            <text:p>0,273538</text:p>
          </table:table-cell>
          <table:table-cell/>
        </table:table-row>
        <table:table-row table:style-name="ro1">
          <table:table-cell office:value-type="float" office:value="38.800002">
            <text:p>38,800002</text:p>
          </table:table-cell>
          <table:table-cell office:value-type="float" office:value="0.265395">
            <text:p>0,265395</text:p>
          </table:table-cell>
          <table:table-cell/>
        </table:table-row>
        <table:table-row table:style-name="ro1">
          <table:table-cell office:value-type="float" office:value="38.833335">
            <text:p>38,833335</text:p>
          </table:table-cell>
          <table:table-cell office:value-type="float" office:value="0.260396">
            <text:p>0,260396</text:p>
          </table:table-cell>
          <table:table-cell/>
        </table:table-row>
        <table:table-row table:style-name="ro1">
          <table:table-cell office:value-type="float" office:value="38.866669">
            <text:p>38,866669</text:p>
          </table:table-cell>
          <table:table-cell office:value-type="float" office:value="0.26487">
            <text:p>0,26487</text:p>
          </table:table-cell>
          <table:table-cell/>
        </table:table-row>
        <table:table-row table:style-name="ro1">
          <table:table-cell office:value-type="float" office:value="38.900002">
            <text:p>38,900002</text:p>
          </table:table-cell>
          <table:table-cell office:value-type="float" office:value="0.276498">
            <text:p>0,276498</text:p>
          </table:table-cell>
          <table:table-cell/>
        </table:table-row>
        <table:table-row table:style-name="ro1">
          <table:table-cell office:value-type="float" office:value="38.933335">
            <text:p>38,933335</text:p>
          </table:table-cell>
          <table:table-cell office:value-type="float" office:value="0.254617">
            <text:p>0,254617</text:p>
          </table:table-cell>
          <table:table-cell/>
        </table:table-row>
        <table:table-row table:style-name="ro1">
          <table:table-cell office:value-type="float" office:value="38.966669">
            <text:p>38,966669</text:p>
          </table:table-cell>
          <table:table-cell office:value-type="float" office:value="0.250601">
            <text:p>0,250601</text:p>
          </table:table-cell>
          <table:table-cell office:value-type="string">
            <text:p>Generando nueva Gausiana: Amp=-274.5203nm <text:s/>s=0.01045s</text:p>
          </table:table-cell>
        </table:table-row>
        <table:table-row table:style-name="ro1">
          <table:table-cell office:value-type="float" office:value="39.000002">
            <text:p>39,000002</text:p>
          </table:table-cell>
          <table:table-cell office:value-type="float" office:value="0.137812">
            <text:p>0,137812</text:p>
          </table:table-cell>
          <table:table-cell/>
        </table:table-row>
        <table:table-row table:style-name="ro1">
          <table:table-cell office:value-type="float" office:value="39.033335">
            <text:p>39,033335</text:p>
          </table:table-cell>
          <table:table-cell office:value-type="float" office:value="0.124351">
            <text:p>0,124351</text:p>
          </table:table-cell>
          <table:table-cell/>
        </table:table-row>
        <table:table-row table:style-name="ro1">
          <table:table-cell office:value-type="float" office:value="39.066669">
            <text:p>39,066669</text:p>
          </table:table-cell>
          <table:table-cell office:value-type="float" office:value="0.154422">
            <text:p>0,154422</text:p>
          </table:table-cell>
          <table:table-cell/>
        </table:table-row>
        <table:table-row table:style-name="ro1">
          <table:table-cell office:value-type="float" office:value="39.100002">
            <text:p>39,100002</text:p>
          </table:table-cell>
          <table:table-cell office:value-type="float" office:value="0.122076">
            <text:p>0,122076</text:p>
          </table:table-cell>
          <table:table-cell/>
        </table:table-row>
        <table:table-row table:style-name="ro1">
          <table:table-cell office:value-type="float" office:value="39.133335">
            <text:p>39,133335</text:p>
          </table:table-cell>
          <table:table-cell office:value-type="float" office:value="0.106576">
            <text:p>0,106576</text:p>
          </table:table-cell>
          <table:table-cell/>
        </table:table-row>
        <table:table-row table:style-name="ro1">
          <table:table-cell office:value-type="float" office:value="39.166669">
            <text:p>39,166669</text:p>
          </table:table-cell>
          <table:table-cell office:value-type="float" office:value="0.105642">
            <text:p>0,105642</text:p>
          </table:table-cell>
          <table:table-cell/>
        </table:table-row>
        <table:table-row table:style-name="ro1">
          <table:table-cell office:value-type="float" office:value="39.200002">
            <text:p>39,200002</text:p>
          </table:table-cell>
          <table:table-cell office:value-type="float" office:value="0.133881">
            <text:p>0,133881</text:p>
          </table:table-cell>
          <table:table-cell/>
        </table:table-row>
        <table:table-row table:style-name="ro1">
          <table:table-cell office:value-type="float" office:value="39.233335">
            <text:p>39,233335</text:p>
          </table:table-cell>
          <table:table-cell office:value-type="float" office:value="0.095008">
            <text:p>0,095008</text:p>
          </table:table-cell>
          <table:table-cell/>
        </table:table-row>
        <table:table-row table:style-name="ro1">
          <table:table-cell office:value-type="float" office:value="39.266669">
            <text:p>39,266669</text:p>
          </table:table-cell>
          <table:table-cell office:value-type="float" office:value="0.128003">
            <text:p>0,128003</text:p>
          </table:table-cell>
          <table:table-cell/>
        </table:table-row>
        <table:table-row table:style-name="ro1">
          <table:table-cell office:value-type="float" office:value="39.300002">
            <text:p>39,300002</text:p>
          </table:table-cell>
          <table:table-cell office:value-type="float" office:value="0.081592">
            <text:p>0,081592</text:p>
          </table:table-cell>
          <table:table-cell/>
        </table:table-row>
        <table:table-row table:style-name="ro1">
          <table:table-cell office:value-type="float" office:value="39.333335">
            <text:p>39,333335</text:p>
          </table:table-cell>
          <table:table-cell office:value-type="float" office:value="0.138894">
            <text:p>0,138894</text:p>
          </table:table-cell>
          <table:table-cell/>
        </table:table-row>
        <table:table-row table:style-name="ro1">
          <table:table-cell office:value-type="float" office:value="39.366669">
            <text:p>39,366669</text:p>
          </table:table-cell>
          <table:table-cell office:value-type="float" office:value="0.120091">
            <text:p>0,120091</text:p>
          </table:table-cell>
          <table:table-cell/>
        </table:table-row>
        <table:table-row table:style-name="ro1">
          <table:table-cell office:value-type="float" office:value="39.400002">
            <text:p>39,400002</text:p>
          </table:table-cell>
          <table:table-cell office:value-type="float" office:value="0.12459">
            <text:p>0,12459</text:p>
          </table:table-cell>
          <table:table-cell/>
        </table:table-row>
        <table:table-row table:style-name="ro1">
          <table:table-cell office:value-type="float" office:value="39.433335">
            <text:p>39,433335</text:p>
          </table:table-cell>
          <table:table-cell office:value-type="float" office:value="0.168458">
            <text:p>0,168458</text:p>
          </table:table-cell>
          <table:table-cell/>
        </table:table-row>
        <table:table-row table:style-name="ro1">
          <table:table-cell office:value-type="float" office:value="39.466669">
            <text:p>39,466669</text:p>
          </table:table-cell>
          <table:table-cell office:value-type="float" office:value="0.162674">
            <text:p>0,162674</text:p>
          </table:table-cell>
          <table:table-cell/>
        </table:table-row>
        <table:table-row table:style-name="ro1">
          <table:table-cell office:value-type="float" office:value="39.500002">
            <text:p>39,500002</text:p>
          </table:table-cell>
          <table:table-cell office:value-type="float" office:value="0.161854">
            <text:p>0,161854</text:p>
          </table:table-cell>
          <table:table-cell/>
        </table:table-row>
        <table:table-row table:style-name="ro1">
          <table:table-cell office:value-type="float" office:value="39.533335">
            <text:p>39,533335</text:p>
          </table:table-cell>
          <table:table-cell office:value-type="float" office:value="0.183224">
            <text:p>0,183224</text:p>
          </table:table-cell>
          <table:table-cell/>
        </table:table-row>
        <table:table-row table:style-name="ro1">
          <table:table-cell office:value-type="float" office:value="39.566669">
            <text:p>39,566669</text:p>
          </table:table-cell>
          <table:table-cell office:value-type="float" office:value="0.194328">
            <text:p>0,194328</text:p>
          </table:table-cell>
          <table:table-cell/>
        </table:table-row>
        <table:table-row table:style-name="ro1">
          <table:table-cell office:value-type="float" office:value="39.600002">
            <text:p>39,600002</text:p>
          </table:table-cell>
          <table:table-cell office:value-type="float" office:value="0.20687">
            <text:p>0,20687</text:p>
          </table:table-cell>
          <table:table-cell/>
        </table:table-row>
        <table:table-row table:style-name="ro1">
          <table:table-cell office:value-type="float" office:value="39.633335">
            <text:p>39,633335</text:p>
          </table:table-cell>
          <table:table-cell office:value-type="float" office:value="0.225858">
            <text:p>0,225858</text:p>
          </table:table-cell>
          <table:table-cell/>
        </table:table-row>
        <table:table-row table:style-name="ro1">
          <table:table-cell office:value-type="float" office:value="39.666669">
            <text:p>39,666669</text:p>
          </table:table-cell>
          <table:table-cell office:value-type="float" office:value="0.238415">
            <text:p>0,238415</text:p>
          </table:table-cell>
          <table:table-cell/>
        </table:table-row>
        <table:table-row table:style-name="ro1">
          <table:table-cell office:value-type="float" office:value="39.700002">
            <text:p>39,700002</text:p>
          </table:table-cell>
          <table:table-cell office:value-type="float" office:value="0.223324">
            <text:p>0,223324</text:p>
          </table:table-cell>
          <table:table-cell/>
        </table:table-row>
        <table:table-row table:style-name="ro1">
          <table:table-cell office:value-type="float" office:value="39.733335">
            <text:p>39,733335</text:p>
          </table:table-cell>
          <table:table-cell office:value-type="float" office:value="0.243751">
            <text:p>0,243751</text:p>
          </table:table-cell>
          <table:table-cell/>
        </table:table-row>
        <table:table-row table:style-name="ro1">
          <table:table-cell office:value-type="float" office:value="39.766669">
            <text:p>39,766669</text:p>
          </table:table-cell>
          <table:table-cell office:value-type="float" office:value="0.25251">
            <text:p>0,25251</text:p>
          </table:table-cell>
          <table:table-cell/>
        </table:table-row>
        <table:table-row table:style-name="ro1">
          <table:table-cell office:value-type="float" office:value="39.800002">
            <text:p>39,800002</text:p>
          </table:table-cell>
          <table:table-cell office:value-type="float" office:value="0.254819">
            <text:p>0,254819</text:p>
          </table:table-cell>
          <table:table-cell/>
        </table:table-row>
        <table:table-row table:style-name="ro1">
          <table:table-cell office:value-type="float" office:value="39.833335">
            <text:p>39,833335</text:p>
          </table:table-cell>
          <table:table-cell office:value-type="float" office:value="0.25739">
            <text:p>0,25739</text:p>
          </table:table-cell>
          <table:table-cell/>
        </table:table-row>
        <table:table-row table:style-name="ro1">
          <table:table-cell office:value-type="float" office:value="39.866669">
            <text:p>39,866669</text:p>
          </table:table-cell>
          <table:table-cell office:value-type="float" office:value="0.265547">
            <text:p>0,265547</text:p>
          </table:table-cell>
          <table:table-cell/>
        </table:table-row>
        <table:table-row table:style-name="ro1">
          <table:table-cell office:value-type="float" office:value="39.900002">
            <text:p>39,900002</text:p>
          </table:table-cell>
          <table:table-cell office:value-type="float" office:value="0.260528">
            <text:p>0,260528</text:p>
          </table:table-cell>
          <table:table-cell/>
        </table:table-row>
        <table:table-row table:style-name="ro1">
          <table:table-cell office:value-type="float" office:value="39.933335">
            <text:p>39,933335</text:p>
          </table:table-cell>
          <table:table-cell office:value-type="float" office:value="0.258908">
            <text:p>0,258908</text:p>
          </table:table-cell>
          <table:table-cell/>
        </table:table-row>
        <table:table-row table:style-name="ro1">
          <table:table-cell office:value-type="float" office:value="39.966669">
            <text:p>39,966669</text:p>
          </table:table-cell>
          <table:table-cell office:value-type="float" office:value="0.251235">
            <text:p>0,251235</text:p>
          </table:table-cell>
          <table:table-cell/>
        </table:table-row>
        <table:table-row table:style-name="ro1">
          <table:table-cell office:value-type="float" office:value="40.000002">
            <text:p>40,000002</text:p>
          </table:table-cell>
          <table:table-cell office:value-type="float" office:value="0.246643">
            <text:p>0,246643</text:p>
          </table:table-cell>
          <table:table-cell/>
        </table:table-row>
        <table:table-row table:style-name="ro1">
          <table:table-cell office:value-type="float" office:value="40.033335">
            <text:p>40,033335</text:p>
          </table:table-cell>
          <table:table-cell office:value-type="float" office:value="0.215312">
            <text:p>0,215312</text:p>
          </table:table-cell>
          <table:table-cell/>
        </table:table-row>
        <table:table-row table:style-name="ro1">
          <table:table-cell office:value-type="float" office:value="40.066669">
            <text:p>40,066669</text:p>
          </table:table-cell>
          <table:table-cell office:value-type="float" office:value="0.229832">
            <text:p>0,229832</text:p>
          </table:table-cell>
          <table:table-cell/>
        </table:table-row>
        <table:table-row table:style-name="ro1">
          <table:table-cell office:value-type="float" office:value="40.100002">
            <text:p>40,100002</text:p>
          </table:table-cell>
          <table:table-cell office:value-type="float" office:value="0.211937">
            <text:p>0,211937</text:p>
          </table:table-cell>
          <table:table-cell/>
        </table:table-row>
        <table:table-row table:style-name="ro1">
          <table:table-cell office:value-type="float" office:value="40.133335">
            <text:p>40,133335</text:p>
          </table:table-cell>
          <table:table-cell office:value-type="float" office:value="0.206614">
            <text:p>0,206614</text:p>
          </table:table-cell>
          <table:table-cell/>
        </table:table-row>
        <table:table-row table:style-name="ro1">
          <table:table-cell office:value-type="float" office:value="40.166669">
            <text:p>40,166669</text:p>
          </table:table-cell>
          <table:table-cell office:value-type="float" office:value="0.20415">
            <text:p>0,20415</text:p>
          </table:table-cell>
          <table:table-cell/>
        </table:table-row>
        <table:table-row table:style-name="ro1">
          <table:table-cell office:value-type="float" office:value="40.200002">
            <text:p>40,200002</text:p>
          </table:table-cell>
          <table:table-cell office:value-type="float" office:value="0.171599">
            <text:p>0,171599</text:p>
          </table:table-cell>
          <table:table-cell/>
        </table:table-row>
        <table:table-row table:style-name="ro1">
          <table:table-cell office:value-type="float" office:value="40.233335">
            <text:p>40,233335</text:p>
          </table:table-cell>
          <table:table-cell office:value-type="float" office:value="0.156214">
            <text:p>0,156214</text:p>
          </table:table-cell>
          <table:table-cell/>
        </table:table-row>
        <table:table-row table:style-name="ro1">
          <table:table-cell office:value-type="float" office:value="40.266669">
            <text:p>40,266669</text:p>
          </table:table-cell>
          <table:table-cell office:value-type="float" office:value="0.151472">
            <text:p>0,151472</text:p>
          </table:table-cell>
          <table:table-cell/>
        </table:table-row>
        <table:table-row table:style-name="ro1">
          <table:table-cell office:value-type="float" office:value="40.300002">
            <text:p>40,300002</text:p>
          </table:table-cell>
          <table:table-cell office:value-type="float" office:value="0.154264">
            <text:p>0,154264</text:p>
          </table:table-cell>
          <table:table-cell/>
        </table:table-row>
        <table:table-row table:style-name="ro1">
          <table:table-cell office:value-type="float" office:value="40.333335">
            <text:p>40,333335</text:p>
          </table:table-cell>
          <table:table-cell office:value-type="float" office:value="0.146141">
            <text:p>0,146141</text:p>
          </table:table-cell>
          <table:table-cell/>
        </table:table-row>
        <table:table-row table:style-name="ro1">
          <table:table-cell office:value-type="float" office:value="40.366669">
            <text:p>40,366669</text:p>
          </table:table-cell>
          <table:table-cell office:value-type="float" office:value="0.136402">
            <text:p>0,136402</text:p>
          </table:table-cell>
          <table:table-cell/>
        </table:table-row>
        <table:table-row table:style-name="ro1">
          <table:table-cell office:value-type="float" office:value="40.400002">
            <text:p>40,400002</text:p>
          </table:table-cell>
          <table:table-cell office:value-type="float" office:value="0.11074">
            <text:p>0,11074</text:p>
          </table:table-cell>
          <table:table-cell/>
        </table:table-row>
        <table:table-row table:style-name="ro1">
          <table:table-cell office:value-type="float" office:value="40.433335">
            <text:p>40,433335</text:p>
          </table:table-cell>
          <table:table-cell office:value-type="float" office:value="0.127701">
            <text:p>0,127701</text:p>
          </table:table-cell>
          <table:table-cell/>
        </table:table-row>
        <table:table-row table:style-name="ro1">
          <table:table-cell office:value-type="float" office:value="40.466669">
            <text:p>40,466669</text:p>
          </table:table-cell>
          <table:table-cell office:value-type="float" office:value="0.140815">
            <text:p>0,140815</text:p>
          </table:table-cell>
          <table:table-cell/>
        </table:table-row>
        <table:table-row table:style-name="ro1">
          <table:table-cell office:value-type="float" office:value="40.500002">
            <text:p>40,500002</text:p>
          </table:table-cell>
          <table:table-cell office:value-type="float" office:value="0.117047">
            <text:p>0,117047</text:p>
          </table:table-cell>
          <table:table-cell/>
        </table:table-row>
        <table:table-row table:style-name="ro1">
          <table:table-cell office:value-type="float" office:value="40.533335">
            <text:p>40,533335</text:p>
          </table:table-cell>
          <table:table-cell office:value-type="float" office:value="0.097816">
            <text:p>0,097816</text:p>
          </table:table-cell>
          <table:table-cell/>
        </table:table-row>
        <table:table-row table:style-name="ro1">
          <table:table-cell office:value-type="float" office:value="40.566669">
            <text:p>40,566669</text:p>
          </table:table-cell>
          <table:table-cell office:value-type="float" office:value="0.119757">
            <text:p>0,119757</text:p>
          </table:table-cell>
          <table:table-cell/>
        </table:table-row>
        <table:table-row table:style-name="ro1">
          <table:table-cell office:value-type="float" office:value="40.600002">
            <text:p>40,600002</text:p>
          </table:table-cell>
          <table:table-cell office:value-type="float" office:value="0.123119">
            <text:p>0,123119</text:p>
          </table:table-cell>
          <table:table-cell/>
        </table:table-row>
        <table:table-row table:style-name="ro1">
          <table:table-cell office:value-type="float" office:value="40.633335">
            <text:p>40,633335</text:p>
          </table:table-cell>
          <table:table-cell office:value-type="float" office:value="0.128284">
            <text:p>0,128284</text:p>
          </table:table-cell>
          <table:table-cell/>
        </table:table-row>
        <table:table-row table:style-name="ro1">
          <table:table-cell office:value-type="float" office:value="40.666669">
            <text:p>40,666669</text:p>
          </table:table-cell>
          <table:table-cell office:value-type="float" office:value="0.141841">
            <text:p>0,141841</text:p>
          </table:table-cell>
          <table:table-cell/>
        </table:table-row>
        <table:table-row table:style-name="ro1">
          <table:table-cell office:value-type="float" office:value="40.700002">
            <text:p>40,700002</text:p>
          </table:table-cell>
          <table:table-cell office:value-type="float" office:value="0.1427">
            <text:p>0,1427</text:p>
          </table:table-cell>
          <table:table-cell/>
        </table:table-row>
        <table:table-row table:style-name="ro1">
          <table:table-cell office:value-type="float" office:value="40.733335">
            <text:p>40,733335</text:p>
          </table:table-cell>
          <table:table-cell office:value-type="float" office:value="0.151291">
            <text:p>0,151291</text:p>
          </table:table-cell>
          <table:table-cell office:value-type="string">
            <text:p>Generando nueva Gausiana: Amp=-139.7864nm <text:s/>s=0.01650s</text:p>
          </table:table-cell>
        </table:table-row>
        <table:table-row table:style-name="ro1">
          <table:table-cell office:value-type="float" office:value="40.766669">
            <text:p>40,766669</text:p>
          </table:table-cell>
          <table:table-cell office:value-type="float" office:value="0.283961">
            <text:p>0,283961</text:p>
          </table:table-cell>
          <table:table-cell/>
        </table:table-row>
        <table:table-row table:style-name="ro1">
          <table:table-cell office:value-type="float" office:value="40.800002">
            <text:p>40,800002</text:p>
          </table:table-cell>
          <table:table-cell office:value-type="float" office:value="0.283953">
            <text:p>0,283953</text:p>
          </table:table-cell>
          <table:table-cell/>
        </table:table-row>
        <table:table-row table:style-name="ro1">
          <table:table-cell office:value-type="float" office:value="40.833335">
            <text:p>40,833335</text:p>
          </table:table-cell>
          <table:table-cell office:value-type="float" office:value="0.283311">
            <text:p>0,283311</text:p>
          </table:table-cell>
          <table:table-cell/>
        </table:table-row>
        <table:table-row table:style-name="ro1">
          <table:table-cell office:value-type="float" office:value="40.866669">
            <text:p>40,866669</text:p>
          </table:table-cell>
          <table:table-cell office:value-type="float" office:value="0.280743">
            <text:p>0,280743</text:p>
          </table:table-cell>
          <table:table-cell/>
        </table:table-row>
        <table:table-row table:style-name="ro1">
          <table:table-cell office:value-type="float" office:value="40.900002">
            <text:p>40,900002</text:p>
          </table:table-cell>
          <table:table-cell office:value-type="float" office:value="0.285283">
            <text:p>0,285283</text:p>
          </table:table-cell>
          <table:table-cell/>
        </table:table-row>
        <table:table-row table:style-name="ro1">
          <table:table-cell office:value-type="float" office:value="40.933335">
            <text:p>40,933335</text:p>
          </table:table-cell>
          <table:table-cell office:value-type="float" office:value="0.286827">
            <text:p>0,286827</text:p>
          </table:table-cell>
          <table:table-cell/>
        </table:table-row>
        <table:table-row table:style-name="ro1">
          <table:table-cell office:value-type="float" office:value="40.966669">
            <text:p>40,966669</text:p>
          </table:table-cell>
          <table:table-cell office:value-type="float" office:value="0.295589">
            <text:p>0,295589</text:p>
          </table:table-cell>
          <table:table-cell/>
        </table:table-row>
        <table:table-row table:style-name="ro1">
          <table:table-cell office:value-type="float" office:value="41.000002">
            <text:p>41,000002</text:p>
          </table:table-cell>
          <table:table-cell office:value-type="float" office:value="0.291524">
            <text:p>0,291524</text:p>
          </table:table-cell>
          <table:table-cell/>
        </table:table-row>
        <table:table-row table:style-name="ro1">
          <table:table-cell office:value-type="float" office:value="41.033335">
            <text:p>41,033335</text:p>
          </table:table-cell>
          <table:table-cell office:value-type="float" office:value="0.289675">
            <text:p>0,289675</text:p>
          </table:table-cell>
          <table:table-cell/>
        </table:table-row>
        <table:table-row table:style-name="ro1">
          <table:table-cell office:value-type="float" office:value="41.066669">
            <text:p>41,066669</text:p>
          </table:table-cell>
          <table:table-cell office:value-type="float" office:value="0.284571">
            <text:p>0,284571</text:p>
          </table:table-cell>
          <table:table-cell/>
        </table:table-row>
        <table:table-row table:style-name="ro1">
          <table:table-cell office:value-type="float" office:value="41.100002">
            <text:p>41,100002</text:p>
          </table:table-cell>
          <table:table-cell office:value-type="float" office:value="0.286841">
            <text:p>0,286841</text:p>
          </table:table-cell>
          <table:table-cell/>
        </table:table-row>
        <table:table-row table:style-name="ro1">
          <table:table-cell office:value-type="float" office:value="41.133335">
            <text:p>41,133335</text:p>
          </table:table-cell>
          <table:table-cell office:value-type="float" office:value="0.277185">
            <text:p>0,277185</text:p>
          </table:table-cell>
          <table:table-cell/>
        </table:table-row>
        <table:table-row table:style-name="ro1">
          <table:table-cell office:value-type="float" office:value="41.166669">
            <text:p>41,166669</text:p>
          </table:table-cell>
          <table:table-cell office:value-type="float" office:value="0.296479">
            <text:p>0,296479</text:p>
          </table:table-cell>
          <table:table-cell/>
        </table:table-row>
        <table:table-row table:style-name="ro1">
          <table:table-cell office:value-type="float" office:value="41.200002">
            <text:p>41,200002</text:p>
          </table:table-cell>
          <table:table-cell office:value-type="float" office:value="0.284609">
            <text:p>0,284609</text:p>
          </table:table-cell>
          <table:table-cell/>
        </table:table-row>
        <table:table-row table:style-name="ro1">
          <table:table-cell office:value-type="float" office:value="41.233335">
            <text:p>41,233335</text:p>
          </table:table-cell>
          <table:table-cell office:value-type="float" office:value="0.30726">
            <text:p>0,30726</text:p>
          </table:table-cell>
          <table:table-cell/>
        </table:table-row>
        <table:table-row table:style-name="ro1">
          <table:table-cell office:value-type="float" office:value="41.266669">
            <text:p>41,266669</text:p>
          </table:table-cell>
          <table:table-cell office:value-type="float" office:value="0.309036">
            <text:p>0,309036</text:p>
          </table:table-cell>
          <table:table-cell/>
        </table:table-row>
        <table:table-row table:style-name="ro1">
          <table:table-cell office:value-type="float" office:value="41.300002">
            <text:p>41,300002</text:p>
          </table:table-cell>
          <table:table-cell office:value-type="float" office:value="0.308857">
            <text:p>0,308857</text:p>
          </table:table-cell>
          <table:table-cell/>
        </table:table-row>
        <table:table-row table:style-name="ro1">
          <table:table-cell office:value-type="float" office:value="41.333335">
            <text:p>41,333335</text:p>
          </table:table-cell>
          <table:table-cell office:value-type="float" office:value="0.305022">
            <text:p>0,305022</text:p>
          </table:table-cell>
          <table:table-cell/>
        </table:table-row>
        <table:table-row table:style-name="ro1">
          <table:table-cell office:value-type="float" office:value="41.366669">
            <text:p>41,366669</text:p>
          </table:table-cell>
          <table:table-cell office:value-type="float" office:value="0.31165">
            <text:p>0,31165</text:p>
          </table:table-cell>
          <table:table-cell/>
        </table:table-row>
        <table:table-row table:style-name="ro1">
          <table:table-cell office:value-type="float" office:value="41.400002">
            <text:p>41,400002</text:p>
          </table:table-cell>
          <table:table-cell office:value-type="float" office:value="0.311098">
            <text:p>0,311098</text:p>
          </table:table-cell>
          <table:table-cell/>
        </table:table-row>
        <table:table-row table:style-name="ro1">
          <table:table-cell office:value-type="float" office:value="41.433335">
            <text:p>41,433335</text:p>
          </table:table-cell>
          <table:table-cell office:value-type="float" office:value="0.316986">
            <text:p>0,316986</text:p>
          </table:table-cell>
          <table:table-cell/>
        </table:table-row>
        <table:table-row table:style-name="ro1">
          <table:table-cell office:value-type="float" office:value="41.466669">
            <text:p>41,466669</text:p>
          </table:table-cell>
          <table:table-cell office:value-type="float" office:value="0.322647">
            <text:p>0,322647</text:p>
          </table:table-cell>
          <table:table-cell/>
        </table:table-row>
        <table:table-row table:style-name="ro1">
          <table:table-cell office:value-type="float" office:value="41.500002">
            <text:p>41,500002</text:p>
          </table:table-cell>
          <table:table-cell office:value-type="float" office:value="0.314456">
            <text:p>0,314456</text:p>
          </table:table-cell>
          <table:table-cell/>
        </table:table-row>
        <table:table-row table:style-name="ro1">
          <table:table-cell office:value-type="float" office:value="41.533335">
            <text:p>41,533335</text:p>
          </table:table-cell>
          <table:table-cell office:value-type="float" office:value="0.313706">
            <text:p>0,313706</text:p>
          </table:table-cell>
          <table:table-cell/>
        </table:table-row>
        <table:table-row table:style-name="ro1">
          <table:table-cell office:value-type="float" office:value="41.566669">
            <text:p>41,566669</text:p>
          </table:table-cell>
          <table:table-cell office:value-type="float" office:value="0.309747">
            <text:p>0,309747</text:p>
          </table:table-cell>
          <table:table-cell/>
        </table:table-row>
        <table:table-row table:style-name="ro1">
          <table:table-cell office:value-type="float" office:value="41.600002">
            <text:p>41,600002</text:p>
          </table:table-cell>
          <table:table-cell office:value-type="float" office:value="0.322176">
            <text:p>0,322176</text:p>
          </table:table-cell>
          <table:table-cell/>
        </table:table-row>
        <table:table-row table:style-name="ro1">
          <table:table-cell office:value-type="float" office:value="41.633336">
            <text:p>41,633336</text:p>
          </table:table-cell>
          <table:table-cell office:value-type="float" office:value="0.306494">
            <text:p>0,306494</text:p>
          </table:table-cell>
          <table:table-cell/>
        </table:table-row>
        <table:table-row table:style-name="ro1">
          <table:table-cell office:value-type="float" office:value="41.666669">
            <text:p>41,666669</text:p>
          </table:table-cell>
          <table:table-cell office:value-type="float" office:value="0.302119">
            <text:p>0,302119</text:p>
          </table:table-cell>
          <table:table-cell/>
        </table:table-row>
        <table:table-row table:style-name="ro1">
          <table:table-cell office:value-type="float" office:value="41.700002">
            <text:p>41,700002</text:p>
          </table:table-cell>
          <table:table-cell office:value-type="float" office:value="0.31526">
            <text:p>0,31526</text:p>
          </table:table-cell>
          <table:table-cell/>
        </table:table-row>
        <table:table-row table:style-name="ro1">
          <table:table-cell office:value-type="float" office:value="41.733336">
            <text:p>41,733336</text:p>
          </table:table-cell>
          <table:table-cell office:value-type="float" office:value="0.323099">
            <text:p>0,323099</text:p>
          </table:table-cell>
          <table:table-cell/>
        </table:table-row>
        <table:table-row table:style-name="ro1">
          <table:table-cell office:value-type="float" office:value="41.766669">
            <text:p>41,766669</text:p>
          </table:table-cell>
          <table:table-cell office:value-type="float" office:value="0.312309">
            <text:p>0,312309</text:p>
          </table:table-cell>
          <table:table-cell/>
        </table:table-row>
        <table:table-row table:style-name="ro1">
          <table:table-cell office:value-type="float" office:value="41.800002">
            <text:p>41,800002</text:p>
          </table:table-cell>
          <table:table-cell office:value-type="float" office:value="0.315754">
            <text:p>0,315754</text:p>
          </table:table-cell>
          <table:table-cell/>
        </table:table-row>
        <table:table-row table:style-name="ro1">
          <table:table-cell office:value-type="float" office:value="41.833336">
            <text:p>41,833336</text:p>
          </table:table-cell>
          <table:table-cell office:value-type="float" office:value="0.328691">
            <text:p>0,328691</text:p>
          </table:table-cell>
          <table:table-cell/>
        </table:table-row>
        <table:table-row table:style-name="ro1">
          <table:table-cell office:value-type="float" office:value="41.866669">
            <text:p>41,866669</text:p>
          </table:table-cell>
          <table:table-cell office:value-type="float" office:value="0.312395">
            <text:p>0,312395</text:p>
          </table:table-cell>
          <table:table-cell/>
        </table:table-row>
        <table:table-row table:style-name="ro1">
          <table:table-cell office:value-type="float" office:value="41.900002">
            <text:p>41,900002</text:p>
          </table:table-cell>
          <table:table-cell office:value-type="float" office:value="0.305547">
            <text:p>0,305547</text:p>
          </table:table-cell>
          <table:table-cell/>
        </table:table-row>
        <table:table-row table:style-name="ro1">
          <table:table-cell office:value-type="float" office:value="41.933336">
            <text:p>41,933336</text:p>
          </table:table-cell>
          <table:table-cell office:value-type="float" office:value="0.324904">
            <text:p>0,324904</text:p>
          </table:table-cell>
          <table:table-cell/>
        </table:table-row>
        <table:table-row table:style-name="ro1">
          <table:table-cell office:value-type="float" office:value="41.966669">
            <text:p>41,966669</text:p>
          </table:table-cell>
          <table:table-cell office:value-type="float" office:value="0.320839">
            <text:p>0,320839</text:p>
          </table:table-cell>
          <table:table-cell/>
        </table:table-row>
        <table:table-row table:style-name="ro1">
          <table:table-cell office:value-type="float" office:value="42.000002">
            <text:p>42,000002</text:p>
          </table:table-cell>
          <table:table-cell office:value-type="float" office:value="0.313859">
            <text:p>0,313859</text:p>
          </table:table-cell>
          <table:table-cell/>
        </table:table-row>
        <table:table-row table:style-name="ro1">
          <table:table-cell office:value-type="float" office:value="42.033336">
            <text:p>42,033336</text:p>
          </table:table-cell>
          <table:table-cell office:value-type="float" office:value="0.29606">
            <text:p>0,29606</text:p>
          </table:table-cell>
          <table:table-cell/>
        </table:table-row>
        <table:table-row table:style-name="ro1">
          <table:table-cell office:value-type="float" office:value="42.066669">
            <text:p>42,066669</text:p>
          </table:table-cell>
          <table:table-cell office:value-type="float" office:value="0.302044">
            <text:p>0,302044</text:p>
          </table:table-cell>
          <table:table-cell/>
        </table:table-row>
        <table:table-row table:style-name="ro1">
          <table:table-cell office:value-type="float" office:value="42.100002">
            <text:p>42,100002</text:p>
          </table:table-cell>
          <table:table-cell office:value-type="float" office:value="0.302014">
            <text:p>0,302014</text:p>
          </table:table-cell>
          <table:table-cell/>
        </table:table-row>
        <table:table-row table:style-name="ro1">
          <table:table-cell office:value-type="float" office:value="42.133336">
            <text:p>42,133336</text:p>
          </table:table-cell>
          <table:table-cell office:value-type="float" office:value="0.291348">
            <text:p>0,291348</text:p>
          </table:table-cell>
          <table:table-cell/>
        </table:table-row>
        <table:table-row table:style-name="ro1">
          <table:table-cell office:value-type="float" office:value="42.166669">
            <text:p>42,166669</text:p>
          </table:table-cell>
          <table:table-cell office:value-type="float" office:value="0.299896">
            <text:p>0,299896</text:p>
          </table:table-cell>
          <table:table-cell/>
        </table:table-row>
        <table:table-row table:style-name="ro1">
          <table:table-cell office:value-type="float" office:value="42.200002">
            <text:p>42,200002</text:p>
          </table:table-cell>
          <table:table-cell office:value-type="float" office:value="0.293132">
            <text:p>0,293132</text:p>
          </table:table-cell>
          <table:table-cell/>
        </table:table-row>
        <table:table-row table:style-name="ro1">
          <table:table-cell office:value-type="float" office:value="42.233336">
            <text:p>42,233336</text:p>
          </table:table-cell>
          <table:table-cell office:value-type="float" office:value="0.293389">
            <text:p>0,293389</text:p>
          </table:table-cell>
          <table:table-cell/>
        </table:table-row>
        <table:table-row table:style-name="ro1">
          <table:table-cell office:value-type="float" office:value="42.266669">
            <text:p>42,266669</text:p>
          </table:table-cell>
          <table:table-cell office:value-type="float" office:value="0.317415">
            <text:p>0,317415</text:p>
          </table:table-cell>
          <table:table-cell/>
        </table:table-row>
        <table:table-row table:style-name="ro1">
          <table:table-cell office:value-type="float" office:value="42.300002">
            <text:p>42,300002</text:p>
          </table:table-cell>
          <table:table-cell office:value-type="float" office:value="0.303777">
            <text:p>0,303777</text:p>
          </table:table-cell>
          <table:table-cell/>
        </table:table-row>
        <table:table-row table:style-name="ro1">
          <table:table-cell office:value-type="float" office:value="42.333336">
            <text:p>42,333336</text:p>
          </table:table-cell>
          <table:table-cell office:value-type="float" office:value="0.281411">
            <text:p>0,281411</text:p>
          </table:table-cell>
          <table:table-cell/>
        </table:table-row>
        <table:table-row table:style-name="ro1">
          <table:table-cell office:value-type="float" office:value="42.366669">
            <text:p>42,366669</text:p>
          </table:table-cell>
          <table:table-cell office:value-type="float" office:value="0.304677">
            <text:p>0,304677</text:p>
          </table:table-cell>
          <table:table-cell/>
        </table:table-row>
        <table:table-row table:style-name="ro1">
          <table:table-cell office:value-type="float" office:value="42.400002">
            <text:p>42,400002</text:p>
          </table:table-cell>
          <table:table-cell office:value-type="float" office:value="0.306638">
            <text:p>0,306638</text:p>
          </table:table-cell>
          <table:table-cell/>
        </table:table-row>
        <table:table-row table:style-name="ro1">
          <table:table-cell office:value-type="float" office:value="42.433336">
            <text:p>42,433336</text:p>
          </table:table-cell>
          <table:table-cell office:value-type="float" office:value="0.312165">
            <text:p>0,312165</text:p>
          </table:table-cell>
          <table:table-cell/>
        </table:table-row>
        <table:table-row table:style-name="ro1">
          <table:table-cell office:value-type="float" office:value="42.466669">
            <text:p>42,466669</text:p>
          </table:table-cell>
          <table:table-cell office:value-type="float" office:value="0.292364">
            <text:p>0,292364</text:p>
          </table:table-cell>
          <table:table-cell/>
        </table:table-row>
        <table:table-row table:style-name="ro1">
          <table:table-cell office:value-type="float" office:value="42.500002">
            <text:p>42,500002</text:p>
          </table:table-cell>
          <table:table-cell office:value-type="float" office:value="0.292559">
            <text:p>0,292559</text:p>
          </table:table-cell>
          <table:table-cell/>
        </table:table-row>
        <table:table-row table:style-name="ro1">
          <table:table-cell office:value-type="float" office:value="42.533336">
            <text:p>42,533336</text:p>
          </table:table-cell>
          <table:table-cell office:value-type="float" office:value="0.265954">
            <text:p>0,265954</text:p>
          </table:table-cell>
          <table:table-cell/>
        </table:table-row>
        <table:table-row table:style-name="ro1">
          <table:table-cell office:value-type="float" office:value="42.566669">
            <text:p>42,566669</text:p>
          </table:table-cell>
          <table:table-cell office:value-type="float" office:value="0.286522">
            <text:p>0,286522</text:p>
          </table:table-cell>
          <table:table-cell/>
        </table:table-row>
        <table:table-row table:style-name="ro1">
          <table:table-cell office:value-type="float" office:value="42.600002">
            <text:p>42,600002</text:p>
          </table:table-cell>
          <table:table-cell office:value-type="float" office:value="0.292693">
            <text:p>0,292693</text:p>
          </table:table-cell>
          <table:table-cell/>
        </table:table-row>
        <table:table-row table:style-name="ro1">
          <table:table-cell office:value-type="float" office:value="42.633336">
            <text:p>42,633336</text:p>
          </table:table-cell>
          <table:table-cell office:value-type="float" office:value="0.279982">
            <text:p>0,279982</text:p>
          </table:table-cell>
          <table:table-cell/>
        </table:table-row>
        <table:table-row table:style-name="ro1">
          <table:table-cell office:value-type="float" office:value="42.666669">
            <text:p>42,666669</text:p>
          </table:table-cell>
          <table:table-cell office:value-type="float" office:value="0.277159">
            <text:p>0,277159</text:p>
          </table:table-cell>
          <table:table-cell/>
        </table:table-row>
        <table:table-row table:style-name="ro1">
          <table:table-cell office:value-type="float" office:value="42.700002">
            <text:p>42,700002</text:p>
          </table:table-cell>
          <table:table-cell office:value-type="float" office:value="0.292134">
            <text:p>0,292134</text:p>
          </table:table-cell>
          <table:table-cell office:value-type="string">
            <text:p>Generando nueva Gausiana: Amp=-213.0479nm <text:s/>s=0.00040s</text:p>
          </table:table-cell>
        </table:table-row>
        <table:table-row table:style-name="ro1">
          <table:table-cell office:value-type="float" office:value="42.733336">
            <text:p>42,733336</text:p>
          </table:table-cell>
          <table:table-cell office:value-type="float" office:value="0.309961">
            <text:p>0,309961</text:p>
          </table:table-cell>
          <table:table-cell/>
        </table:table-row>
        <table:table-row table:style-name="ro1">
          <table:table-cell office:value-type="float" office:value="42.766669">
            <text:p>42,766669</text:p>
          </table:table-cell>
          <table:table-cell office:value-type="float" office:value="0.29815">
            <text:p>0,29815</text:p>
          </table:table-cell>
          <table:table-cell/>
        </table:table-row>
        <table:table-row table:style-name="ro1">
          <table:table-cell office:value-type="float" office:value="42.800002">
            <text:p>42,800002</text:p>
          </table:table-cell>
          <table:table-cell office:value-type="float" office:value="0.292356">
            <text:p>0,292356</text:p>
          </table:table-cell>
          <table:table-cell/>
        </table:table-row>
        <table:table-row table:style-name="ro1">
          <table:table-cell office:value-type="float" office:value="42.833336">
            <text:p>42,833336</text:p>
          </table:table-cell>
          <table:table-cell office:value-type="float" office:value="0.304483">
            <text:p>0,304483</text:p>
          </table:table-cell>
          <table:table-cell/>
        </table:table-row>
        <table:table-row table:style-name="ro1">
          <table:table-cell office:value-type="float" office:value="42.866669">
            <text:p>42,866669</text:p>
          </table:table-cell>
          <table:table-cell office:value-type="float" office:value="0.305995">
            <text:p>0,305995</text:p>
          </table:table-cell>
          <table:table-cell/>
        </table:table-row>
        <table:table-row table:style-name="ro1">
          <table:table-cell office:value-type="float" office:value="42.900002">
            <text:p>42,900002</text:p>
          </table:table-cell>
          <table:table-cell office:value-type="float" office:value="0.305765">
            <text:p>0,305765</text:p>
          </table:table-cell>
          <table:table-cell/>
        </table:table-row>
        <table:table-row table:style-name="ro1">
          <table:table-cell office:value-type="float" office:value="42.933336">
            <text:p>42,933336</text:p>
          </table:table-cell>
          <table:table-cell office:value-type="float" office:value="0.303027">
            <text:p>0,303027</text:p>
          </table:table-cell>
          <table:table-cell/>
        </table:table-row>
        <table:table-row table:style-name="ro1">
          <table:table-cell office:value-type="float" office:value="42.966669">
            <text:p>42,966669</text:p>
          </table:table-cell>
          <table:table-cell office:value-type="float" office:value="0.308526">
            <text:p>0,308526</text:p>
          </table:table-cell>
          <table:table-cell/>
        </table:table-row>
        <table:table-row table:style-name="ro1">
          <table:table-cell office:value-type="float" office:value="43.000002">
            <text:p>43,000002</text:p>
          </table:table-cell>
          <table:table-cell office:value-type="float" office:value="0.297152">
            <text:p>0,297152</text:p>
          </table:table-cell>
          <table:table-cell/>
        </table:table-row>
        <table:table-row table:style-name="ro1">
          <table:table-cell office:value-type="float" office:value="43.033336">
            <text:p>43,033336</text:p>
          </table:table-cell>
          <table:table-cell office:value-type="float" office:value="0.305367">
            <text:p>0,305367</text:p>
          </table:table-cell>
          <table:table-cell/>
        </table:table-row>
        <table:table-row table:style-name="ro1">
          <table:table-cell office:value-type="float" office:value="43.066669">
            <text:p>43,066669</text:p>
          </table:table-cell>
          <table:table-cell office:value-type="float" office:value="0.309989">
            <text:p>0,309989</text:p>
          </table:table-cell>
          <table:table-cell/>
        </table:table-row>
        <table:table-row table:style-name="ro1">
          <table:table-cell office:value-type="float" office:value="43.100002">
            <text:p>43,100002</text:p>
          </table:table-cell>
          <table:table-cell office:value-type="float" office:value="0.298816">
            <text:p>0,298816</text:p>
          </table:table-cell>
          <table:table-cell/>
        </table:table-row>
        <table:table-row table:style-name="ro1">
          <table:table-cell office:value-type="float" office:value="43.133336">
            <text:p>43,133336</text:p>
          </table:table-cell>
          <table:table-cell office:value-type="float" office:value="0.302023">
            <text:p>0,302023</text:p>
          </table:table-cell>
          <table:table-cell/>
        </table:table-row>
        <table:table-row table:style-name="ro1">
          <table:table-cell office:value-type="float" office:value="43.166669">
            <text:p>43,166669</text:p>
          </table:table-cell>
          <table:table-cell office:value-type="float" office:value="0.292865">
            <text:p>0,292865</text:p>
          </table:table-cell>
          <table:table-cell/>
        </table:table-row>
        <table:table-row table:style-name="ro1">
          <table:table-cell office:value-type="float" office:value="43.200002">
            <text:p>43,200002</text:p>
          </table:table-cell>
          <table:table-cell office:value-type="float" office:value="0.293819">
            <text:p>0,293819</text:p>
          </table:table-cell>
          <table:table-cell/>
        </table:table-row>
        <table:table-row table:style-name="ro1">
          <table:table-cell office:value-type="float" office:value="43.233336">
            <text:p>43,233336</text:p>
          </table:table-cell>
          <table:table-cell office:value-type="float" office:value="0.30847">
            <text:p>0,30847</text:p>
          </table:table-cell>
          <table:table-cell/>
        </table:table-row>
        <table:table-row table:style-name="ro1">
          <table:table-cell office:value-type="float" office:value="43.266669">
            <text:p>43,266669</text:p>
          </table:table-cell>
          <table:table-cell office:value-type="float" office:value="0.31227">
            <text:p>0,31227</text:p>
          </table:table-cell>
          <table:table-cell/>
        </table:table-row>
        <table:table-row table:style-name="ro1">
          <table:table-cell office:value-type="float" office:value="43.300002">
            <text:p>43,300002</text:p>
          </table:table-cell>
          <table:table-cell office:value-type="float" office:value="0.335471">
            <text:p>0,335471</text:p>
          </table:table-cell>
          <table:table-cell/>
        </table:table-row>
        <table:table-row table:style-name="ro1">
          <table:table-cell office:value-type="float" office:value="43.333336">
            <text:p>43,333336</text:p>
          </table:table-cell>
          <table:table-cell office:value-type="float" office:value="0.323219">
            <text:p>0,323219</text:p>
          </table:table-cell>
          <table:table-cell/>
        </table:table-row>
        <table:table-row table:style-name="ro1">
          <table:table-cell office:value-type="float" office:value="43.366669">
            <text:p>43,366669</text:p>
          </table:table-cell>
          <table:table-cell office:value-type="float" office:value="0.331375">
            <text:p>0,331375</text:p>
          </table:table-cell>
          <table:table-cell/>
        </table:table-row>
        <table:table-row table:style-name="ro1">
          <table:table-cell office:value-type="float" office:value="43.400002">
            <text:p>43,400002</text:p>
          </table:table-cell>
          <table:table-cell office:value-type="float" office:value="0.32194">
            <text:p>0,32194</text:p>
          </table:table-cell>
          <table:table-cell/>
        </table:table-row>
        <table:table-row table:style-name="ro1">
          <table:table-cell office:value-type="float" office:value="43.433336">
            <text:p>43,433336</text:p>
          </table:table-cell>
          <table:table-cell office:value-type="float" office:value="0.324288">
            <text:p>0,324288</text:p>
          </table:table-cell>
          <table:table-cell/>
        </table:table-row>
        <table:table-row table:style-name="ro1">
          <table:table-cell office:value-type="float" office:value="43.466669">
            <text:p>43,466669</text:p>
          </table:table-cell>
          <table:table-cell office:value-type="float" office:value="0.310476">
            <text:p>0,310476</text:p>
          </table:table-cell>
          <table:table-cell/>
        </table:table-row>
        <table:table-row table:style-name="ro1">
          <table:table-cell office:value-type="float" office:value="43.500002">
            <text:p>43,500002</text:p>
          </table:table-cell>
          <table:table-cell office:value-type="float" office:value="0.316182">
            <text:p>0,316182</text:p>
          </table:table-cell>
          <table:table-cell/>
        </table:table-row>
        <table:table-row table:style-name="ro1">
          <table:table-cell office:value-type="float" office:value="43.533336">
            <text:p>43,533336</text:p>
          </table:table-cell>
          <table:table-cell office:value-type="float" office:value="0.304649">
            <text:p>0,304649</text:p>
          </table:table-cell>
          <table:table-cell/>
        </table:table-row>
        <table:table-row table:style-name="ro1">
          <table:table-cell office:value-type="float" office:value="43.566669">
            <text:p>43,566669</text:p>
          </table:table-cell>
          <table:table-cell office:value-type="float" office:value="0.29295">
            <text:p>0,29295</text:p>
          </table:table-cell>
          <table:table-cell/>
        </table:table-row>
        <table:table-row table:style-name="ro1">
          <table:table-cell office:value-type="float" office:value="43.600002">
            <text:p>43,600002</text:p>
          </table:table-cell>
          <table:table-cell office:value-type="float" office:value="0.296892">
            <text:p>0,296892</text:p>
          </table:table-cell>
          <table:table-cell/>
        </table:table-row>
        <table:table-row table:style-name="ro1">
          <table:table-cell office:value-type="float" office:value="43.633336">
            <text:p>43,633336</text:p>
          </table:table-cell>
          <table:table-cell office:value-type="float" office:value="0.285643">
            <text:p>0,285643</text:p>
          </table:table-cell>
          <table:table-cell/>
        </table:table-row>
        <table:table-row table:style-name="ro1">
          <table:table-cell office:value-type="float" office:value="43.666669">
            <text:p>43,666669</text:p>
          </table:table-cell>
          <table:table-cell office:value-type="float" office:value="0.304515">
            <text:p>0,304515</text:p>
          </table:table-cell>
          <table:table-cell/>
        </table:table-row>
        <table:table-row table:style-name="ro1">
          <table:table-cell office:value-type="float" office:value="43.700002">
            <text:p>43,700002</text:p>
          </table:table-cell>
          <table:table-cell office:value-type="float" office:value="0.305492">
            <text:p>0,305492</text:p>
          </table:table-cell>
          <table:table-cell/>
        </table:table-row>
        <table:table-row table:style-name="ro1">
          <table:table-cell office:value-type="float" office:value="43.733336">
            <text:p>43,733336</text:p>
          </table:table-cell>
          <table:table-cell office:value-type="float" office:value="0.30953">
            <text:p>0,30953</text:p>
          </table:table-cell>
          <table:table-cell/>
        </table:table-row>
        <table:table-row table:style-name="ro1">
          <table:table-cell office:value-type="float" office:value="43.766669">
            <text:p>43,766669</text:p>
          </table:table-cell>
          <table:table-cell office:value-type="float" office:value="0.301576">
            <text:p>0,301576</text:p>
          </table:table-cell>
          <table:table-cell/>
        </table:table-row>
        <table:table-row table:style-name="ro1">
          <table:table-cell office:value-type="float" office:value="43.800002">
            <text:p>43,800002</text:p>
          </table:table-cell>
          <table:table-cell office:value-type="float" office:value="0.295211">
            <text:p>0,295211</text:p>
          </table:table-cell>
          <table:table-cell/>
        </table:table-row>
        <table:table-row table:style-name="ro1">
          <table:table-cell office:value-type="float" office:value="43.833336">
            <text:p>43,833336</text:p>
          </table:table-cell>
          <table:table-cell office:value-type="float" office:value="0.293686">
            <text:p>0,293686</text:p>
          </table:table-cell>
          <table:table-cell/>
        </table:table-row>
        <table:table-row table:style-name="ro1">
          <table:table-cell office:value-type="float" office:value="43.866669">
            <text:p>43,866669</text:p>
          </table:table-cell>
          <table:table-cell office:value-type="float" office:value="0.309516">
            <text:p>0,309516</text:p>
          </table:table-cell>
          <table:table-cell/>
        </table:table-row>
        <table:table-row table:style-name="ro1">
          <table:table-cell office:value-type="float" office:value="43.900002">
            <text:p>43,900002</text:p>
          </table:table-cell>
          <table:table-cell office:value-type="float" office:value="0.315434">
            <text:p>0,315434</text:p>
          </table:table-cell>
          <table:table-cell/>
        </table:table-row>
        <table:table-row table:style-name="ro1">
          <table:table-cell office:value-type="float" office:value="43.933336">
            <text:p>43,933336</text:p>
          </table:table-cell>
          <table:table-cell office:value-type="float" office:value="0.320756">
            <text:p>0,320756</text:p>
          </table:table-cell>
          <table:table-cell/>
        </table:table-row>
        <table:table-row table:style-name="ro1">
          <table:table-cell office:value-type="float" office:value="43.966669">
            <text:p>43,966669</text:p>
          </table:table-cell>
          <table:table-cell office:value-type="float" office:value="0.341074">
            <text:p>0,341074</text:p>
          </table:table-cell>
          <table:table-cell/>
        </table:table-row>
        <table:table-row table:style-name="ro1">
          <table:table-cell office:value-type="float" office:value="44.000002">
            <text:p>44,000002</text:p>
          </table:table-cell>
          <table:table-cell office:value-type="float" office:value="0.31678">
            <text:p>0,31678</text:p>
          </table:table-cell>
          <table:table-cell/>
        </table:table-row>
        <table:table-row table:style-name="ro1">
          <table:table-cell office:value-type="float" office:value="44.033336">
            <text:p>44,033336</text:p>
          </table:table-cell>
          <table:table-cell office:value-type="float" office:value="0.333846">
            <text:p>0,333846</text:p>
          </table:table-cell>
          <table:table-cell/>
        </table:table-row>
        <table:table-row table:style-name="ro1">
          <table:table-cell office:value-type="float" office:value="44.066669">
            <text:p>44,066669</text:p>
          </table:table-cell>
          <table:table-cell office:value-type="float" office:value="0.337208">
            <text:p>0,337208</text:p>
          </table:table-cell>
          <table:table-cell/>
        </table:table-row>
        <table:table-row table:style-name="ro1">
          <table:table-cell office:value-type="float" office:value="44.100002">
            <text:p>44,100002</text:p>
          </table:table-cell>
          <table:table-cell office:value-type="float" office:value="0.317465">
            <text:p>0,317465</text:p>
          </table:table-cell>
          <table:table-cell/>
        </table:table-row>
        <table:table-row table:style-name="ro1">
          <table:table-cell office:value-type="float" office:value="44.133336">
            <text:p>44,133336</text:p>
          </table:table-cell>
          <table:table-cell office:value-type="float" office:value="0.334554">
            <text:p>0,334554</text:p>
          </table:table-cell>
          <table:table-cell/>
        </table:table-row>
        <table:table-row table:style-name="ro1">
          <table:table-cell office:value-type="float" office:value="44.166669">
            <text:p>44,166669</text:p>
          </table:table-cell>
          <table:table-cell office:value-type="float" office:value="0.330612">
            <text:p>0,330612</text:p>
          </table:table-cell>
          <table:table-cell/>
        </table:table-row>
        <table:table-row table:style-name="ro1">
          <table:table-cell office:value-type="float" office:value="44.200002">
            <text:p>44,200002</text:p>
          </table:table-cell>
          <table:table-cell office:value-type="float" office:value="0.318809">
            <text:p>0,318809</text:p>
          </table:table-cell>
          <table:table-cell/>
        </table:table-row>
        <table:table-row table:style-name="ro1">
          <table:table-cell office:value-type="float" office:value="44.233336">
            <text:p>44,233336</text:p>
          </table:table-cell>
          <table:table-cell office:value-type="float" office:value="0.32498">
            <text:p>0,32498</text:p>
          </table:table-cell>
          <table:table-cell/>
        </table:table-row>
        <table:table-row table:style-name="ro1">
          <table:table-cell office:value-type="float" office:value="44.266669">
            <text:p>44,266669</text:p>
          </table:table-cell>
          <table:table-cell office:value-type="float" office:value="0.321112">
            <text:p>0,321112</text:p>
          </table:table-cell>
          <table:table-cell/>
        </table:table-row>
        <table:table-row table:style-name="ro1">
          <table:table-cell office:value-type="float" office:value="44.300002">
            <text:p>44,300002</text:p>
          </table:table-cell>
          <table:table-cell office:value-type="float" office:value="0.306989">
            <text:p>0,306989</text:p>
          </table:table-cell>
          <table:table-cell/>
        </table:table-row>
        <table:table-row table:style-name="ro1">
          <table:table-cell office:value-type="float" office:value="44.333336">
            <text:p>44,333336</text:p>
          </table:table-cell>
          <table:table-cell office:value-type="float" office:value="0.307811">
            <text:p>0,307811</text:p>
          </table:table-cell>
          <table:table-cell/>
        </table:table-row>
        <table:table-row table:style-name="ro1">
          <table:table-cell office:value-type="float" office:value="44.366669">
            <text:p>44,366669</text:p>
          </table:table-cell>
          <table:table-cell office:value-type="float" office:value="0.300246">
            <text:p>0,300246</text:p>
          </table:table-cell>
          <table:table-cell/>
        </table:table-row>
        <table:table-row table:style-name="ro1">
          <table:table-cell office:value-type="float" office:value="44.400002">
            <text:p>44,400002</text:p>
          </table:table-cell>
          <table:table-cell office:value-type="float" office:value="0.299157">
            <text:p>0,299157</text:p>
          </table:table-cell>
          <table:table-cell/>
        </table:table-row>
        <table:table-row table:style-name="ro1">
          <table:table-cell office:value-type="float" office:value="44.433336">
            <text:p>44,433336</text:p>
          </table:table-cell>
          <table:table-cell office:value-type="float" office:value="0.298969">
            <text:p>0,298969</text:p>
          </table:table-cell>
          <table:table-cell/>
        </table:table-row>
        <table:table-row table:style-name="ro1">
          <table:table-cell office:value-type="float" office:value="44.466669">
            <text:p>44,466669</text:p>
          </table:table-cell>
          <table:table-cell office:value-type="float" office:value="0.295192">
            <text:p>0,295192</text:p>
          </table:table-cell>
          <table:table-cell/>
        </table:table-row>
        <table:table-row table:style-name="ro1">
          <table:table-cell office:value-type="float" office:value="44.500002">
            <text:p>44,500002</text:p>
          </table:table-cell>
          <table:table-cell office:value-type="float" office:value="0.29623">
            <text:p>0,29623</text:p>
          </table:table-cell>
          <table:table-cell/>
        </table:table-row>
        <table:table-row table:style-name="ro1">
          <table:table-cell office:value-type="float" office:value="44.533336">
            <text:p>44,533336</text:p>
          </table:table-cell>
          <table:table-cell office:value-type="float" office:value="0.292111">
            <text:p>0,292111</text:p>
          </table:table-cell>
          <table:table-cell/>
        </table:table-row>
        <table:table-row table:style-name="ro1">
          <table:table-cell office:value-type="float" office:value="44.566669">
            <text:p>44,566669</text:p>
          </table:table-cell>
          <table:table-cell office:value-type="float" office:value="0.288338">
            <text:p>0,288338</text:p>
          </table:table-cell>
          <table:table-cell/>
        </table:table-row>
        <table:table-row table:style-name="ro1">
          <table:table-cell office:value-type="float" office:value="44.600002">
            <text:p>44,600002</text:p>
          </table:table-cell>
          <table:table-cell office:value-type="float" office:value="0.30863">
            <text:p>0,30863</text:p>
          </table:table-cell>
          <table:table-cell/>
        </table:table-row>
        <table:table-row table:style-name="ro1">
          <table:table-cell office:value-type="float" office:value="44.633336">
            <text:p>44,633336</text:p>
          </table:table-cell>
          <table:table-cell office:value-type="float" office:value="0.289647">
            <text:p>0,289647</text:p>
          </table:table-cell>
          <table:table-cell/>
        </table:table-row>
        <table:table-row table:style-name="ro1">
          <table:table-cell office:value-type="float" office:value="44.666669">
            <text:p>44,666669</text:p>
          </table:table-cell>
          <table:table-cell office:value-type="float" office:value="0.302986">
            <text:p>0,302986</text:p>
          </table:table-cell>
          <table:table-cell/>
        </table:table-row>
        <table:table-row table:style-name="ro1">
          <table:table-cell office:value-type="float" office:value="44.700002">
            <text:p>44,700002</text:p>
          </table:table-cell>
          <table:table-cell office:value-type="float" office:value="0.306368">
            <text:p>0,306368</text:p>
          </table:table-cell>
          <table:table-cell/>
        </table:table-row>
        <table:table-row table:style-name="ro1">
          <table:table-cell office:value-type="float" office:value="44.733336">
            <text:p>44,733336</text:p>
          </table:table-cell>
          <table:table-cell office:value-type="float" office:value="0.309056">
            <text:p>0,309056</text:p>
          </table:table-cell>
          <table:table-cell/>
        </table:table-row>
        <table:table-row table:style-name="ro1">
          <table:table-cell office:value-type="float" office:value="44.766669">
            <text:p>44,766669</text:p>
          </table:table-cell>
          <table:table-cell office:value-type="float" office:value="0.297491">
            <text:p>0,297491</text:p>
          </table:table-cell>
          <table:table-cell/>
        </table:table-row>
        <table:table-row table:style-name="ro1">
          <table:table-cell office:value-type="float" office:value="44.800002">
            <text:p>44,800002</text:p>
          </table:table-cell>
          <table:table-cell office:value-type="float" office:value="0.296023">
            <text:p>0,296023</text:p>
          </table:table-cell>
          <table:table-cell/>
        </table:table-row>
        <table:table-row table:style-name="ro1">
          <table:table-cell office:value-type="float" office:value="44.833336">
            <text:p>44,833336</text:p>
          </table:table-cell>
          <table:table-cell office:value-type="float" office:value="0.302823">
            <text:p>0,302823</text:p>
          </table:table-cell>
          <table:table-cell/>
        </table:table-row>
        <table:table-row table:style-name="ro1">
          <table:table-cell office:value-type="float" office:value="44.866669">
            <text:p>44,866669</text:p>
          </table:table-cell>
          <table:table-cell office:value-type="float" office:value="0.329954">
            <text:p>0,329954</text:p>
          </table:table-cell>
          <table:table-cell office:value-type="string">
            <text:p>Generando nueva Gausiana: Amp=-110.3134nm <text:s/>s=0.01688s</text:p>
          </table:table-cell>
        </table:table-row>
        <table:table-row table:style-name="ro1">
          <table:table-cell office:value-type="float" office:value="44.900002">
            <text:p>44,900002</text:p>
          </table:table-cell>
          <table:table-cell office:value-type="float" office:value="0.303383">
            <text:p>0,303383</text:p>
          </table:table-cell>
          <table:table-cell/>
        </table:table-row>
        <table:table-row table:style-name="ro1">
          <table:table-cell office:value-type="float" office:value="44.933336">
            <text:p>44,933336</text:p>
          </table:table-cell>
          <table:table-cell office:value-type="float" office:value="0.29675">
            <text:p>0,29675</text:p>
          </table:table-cell>
          <table:table-cell/>
        </table:table-row>
        <table:table-row table:style-name="ro1">
          <table:table-cell office:value-type="float" office:value="44.966669">
            <text:p>44,966669</text:p>
          </table:table-cell>
          <table:table-cell office:value-type="float" office:value="0.300364">
            <text:p>0,300364</text:p>
          </table:table-cell>
          <table:table-cell/>
        </table:table-row>
        <table:table-row table:style-name="ro1">
          <table:table-cell office:value-type="float" office:value="45.000002">
            <text:p>45,000002</text:p>
          </table:table-cell>
          <table:table-cell office:value-type="float" office:value="0.287224">
            <text:p>0,287224</text:p>
          </table:table-cell>
          <table:table-cell/>
        </table:table-row>
        <table:table-row table:style-name="ro1">
          <table:table-cell office:value-type="float" office:value="45.033336">
            <text:p>45,033336</text:p>
          </table:table-cell>
          <table:table-cell office:value-type="float" office:value="0.284352">
            <text:p>0,284352</text:p>
          </table:table-cell>
          <table:table-cell/>
        </table:table-row>
        <table:table-row table:style-name="ro1">
          <table:table-cell office:value-type="float" office:value="45.066669">
            <text:p>45,066669</text:p>
          </table:table-cell>
          <table:table-cell office:value-type="float" office:value="0.305624">
            <text:p>0,305624</text:p>
          </table:table-cell>
          <table:table-cell/>
        </table:table-row>
        <table:table-row table:style-name="ro1">
          <table:table-cell office:value-type="float" office:value="45.100002">
            <text:p>45,100002</text:p>
          </table:table-cell>
          <table:table-cell office:value-type="float" office:value="0.303948">
            <text:p>0,303948</text:p>
          </table:table-cell>
          <table:table-cell/>
        </table:table-row>
        <table:table-row table:style-name="ro1">
          <table:table-cell office:value-type="float" office:value="45.133336">
            <text:p>45,133336</text:p>
          </table:table-cell>
          <table:table-cell office:value-type="float" office:value="0.305579">
            <text:p>0,305579</text:p>
          </table:table-cell>
          <table:table-cell/>
        </table:table-row>
        <table:table-row table:style-name="ro1">
          <table:table-cell office:value-type="float" office:value="45.166669">
            <text:p>45,166669</text:p>
          </table:table-cell>
          <table:table-cell office:value-type="float" office:value="0.296259">
            <text:p>0,296259</text:p>
          </table:table-cell>
          <table:table-cell/>
        </table:table-row>
        <table:table-row table:style-name="ro1">
          <table:table-cell office:value-type="float" office:value="45.200002">
            <text:p>45,200002</text:p>
          </table:table-cell>
          <table:table-cell office:value-type="float" office:value="0.311978">
            <text:p>0,311978</text:p>
          </table:table-cell>
          <table:table-cell/>
        </table:table-row>
        <table:table-row table:style-name="ro1">
          <table:table-cell office:value-type="float" office:value="45.233336">
            <text:p>45,233336</text:p>
          </table:table-cell>
          <table:table-cell office:value-type="float" office:value="0.290136">
            <text:p>0,290136</text:p>
          </table:table-cell>
          <table:table-cell/>
        </table:table-row>
        <table:table-row table:style-name="ro1">
          <table:table-cell office:value-type="float" office:value="45.266669">
            <text:p>45,266669</text:p>
          </table:table-cell>
          <table:table-cell office:value-type="float" office:value="0.312932">
            <text:p>0,312932</text:p>
          </table:table-cell>
          <table:table-cell/>
        </table:table-row>
        <table:table-row table:style-name="ro1">
          <table:table-cell office:value-type="float" office:value="45.300002">
            <text:p>45,300002</text:p>
          </table:table-cell>
          <table:table-cell office:value-type="float" office:value="0.313461">
            <text:p>0,313461</text:p>
          </table:table-cell>
          <table:table-cell/>
        </table:table-row>
        <table:table-row table:style-name="ro1">
          <table:table-cell office:value-type="float" office:value="45.333336">
            <text:p>45,333336</text:p>
          </table:table-cell>
          <table:table-cell office:value-type="float" office:value="0.294429">
            <text:p>0,294429</text:p>
          </table:table-cell>
          <table:table-cell/>
        </table:table-row>
        <table:table-row table:style-name="ro1">
          <table:table-cell office:value-type="float" office:value="45.366669">
            <text:p>45,366669</text:p>
          </table:table-cell>
          <table:table-cell office:value-type="float" office:value="0.313119">
            <text:p>0,313119</text:p>
          </table:table-cell>
          <table:table-cell/>
        </table:table-row>
        <table:table-row table:style-name="ro1">
          <table:table-cell office:value-type="float" office:value="45.400002">
            <text:p>45,400002</text:p>
          </table:table-cell>
          <table:table-cell office:value-type="float" office:value="0.306274">
            <text:p>0,306274</text:p>
          </table:table-cell>
          <table:table-cell/>
        </table:table-row>
        <table:table-row table:style-name="ro1">
          <table:table-cell office:value-type="float" office:value="45.433336">
            <text:p>45,433336</text:p>
          </table:table-cell>
          <table:table-cell office:value-type="float" office:value="0.302114">
            <text:p>0,302114</text:p>
          </table:table-cell>
          <table:table-cell/>
        </table:table-row>
        <table:table-row table:style-name="ro1">
          <table:table-cell office:value-type="float" office:value="45.466669">
            <text:p>45,466669</text:p>
          </table:table-cell>
          <table:table-cell office:value-type="float" office:value="0.31554">
            <text:p>0,31554</text:p>
          </table:table-cell>
          <table:table-cell/>
        </table:table-row>
        <table:table-row table:style-name="ro1">
          <table:table-cell office:value-type="float" office:value="45.500002">
            <text:p>45,500002</text:p>
          </table:table-cell>
          <table:table-cell office:value-type="float" office:value="0.31057">
            <text:p>0,31057</text:p>
          </table:table-cell>
          <table:table-cell/>
        </table:table-row>
        <table:table-row table:style-name="ro1">
          <table:table-cell office:value-type="float" office:value="45.533336">
            <text:p>45,533336</text:p>
          </table:table-cell>
          <table:table-cell office:value-type="float" office:value="0.32558">
            <text:p>0,32558</text:p>
          </table:table-cell>
          <table:table-cell/>
        </table:table-row>
        <table:table-row table:style-name="ro1">
          <table:table-cell office:value-type="float" office:value="45.566669">
            <text:p>45,566669</text:p>
          </table:table-cell>
          <table:table-cell office:value-type="float" office:value="0.312029">
            <text:p>0,312029</text:p>
          </table:table-cell>
          <table:table-cell/>
        </table:table-row>
        <table:table-row table:style-name="ro1">
          <table:table-cell office:value-type="float" office:value="45.600002">
            <text:p>45,600002</text:p>
          </table:table-cell>
          <table:table-cell office:value-type="float" office:value="0.312846">
            <text:p>0,312846</text:p>
          </table:table-cell>
          <table:table-cell/>
        </table:table-row>
        <table:table-row table:style-name="ro1">
          <table:table-cell office:value-type="float" office:value="45.633336">
            <text:p>45,633336</text:p>
          </table:table-cell>
          <table:table-cell office:value-type="float" office:value="0.322496">
            <text:p>0,322496</text:p>
          </table:table-cell>
          <table:table-cell/>
        </table:table-row>
        <table:table-row table:style-name="ro1">
          <table:table-cell office:value-type="float" office:value="45.666669">
            <text:p>45,666669</text:p>
          </table:table-cell>
          <table:table-cell office:value-type="float" office:value="0.318699">
            <text:p>0,318699</text:p>
          </table:table-cell>
          <table:table-cell/>
        </table:table-row>
        <table:table-row table:style-name="ro1">
          <table:table-cell office:value-type="float" office:value="45.700002">
            <text:p>45,700002</text:p>
          </table:table-cell>
          <table:table-cell office:value-type="float" office:value="0.321754">
            <text:p>0,321754</text:p>
          </table:table-cell>
          <table:table-cell/>
        </table:table-row>
        <table:table-row table:style-name="ro1">
          <table:table-cell office:value-type="float" office:value="45.733336">
            <text:p>45,733336</text:p>
          </table:table-cell>
          <table:table-cell office:value-type="float" office:value="0.318223">
            <text:p>0,318223</text:p>
          </table:table-cell>
          <table:table-cell/>
        </table:table-row>
        <table:table-row table:style-name="ro1">
          <table:table-cell office:value-type="float" office:value="45.766669">
            <text:p>45,766669</text:p>
          </table:table-cell>
          <table:table-cell office:value-type="float" office:value="0.322191">
            <text:p>0,322191</text:p>
          </table:table-cell>
          <table:table-cell/>
        </table:table-row>
        <table:table-row table:style-name="ro1">
          <table:table-cell office:value-type="float" office:value="45.800002">
            <text:p>45,800002</text:p>
          </table:table-cell>
          <table:table-cell office:value-type="float" office:value="0.314431">
            <text:p>0,314431</text:p>
          </table:table-cell>
          <table:table-cell/>
        </table:table-row>
        <table:table-row table:style-name="ro1">
          <table:table-cell office:value-type="float" office:value="45.833336">
            <text:p>45,833336</text:p>
          </table:table-cell>
          <table:table-cell office:value-type="float" office:value="0.307403">
            <text:p>0,307403</text:p>
          </table:table-cell>
          <table:table-cell/>
        </table:table-row>
        <table:table-row table:style-name="ro1">
          <table:table-cell office:value-type="float" office:value="45.866669">
            <text:p>45,866669</text:p>
          </table:table-cell>
          <table:table-cell office:value-type="float" office:value="0.324893">
            <text:p>0,324893</text:p>
          </table:table-cell>
          <table:table-cell/>
        </table:table-row>
        <table:table-row table:style-name="ro1">
          <table:table-cell office:value-type="float" office:value="45.900002">
            <text:p>45,900002</text:p>
          </table:table-cell>
          <table:table-cell office:value-type="float" office:value="0.321232">
            <text:p>0,321232</text:p>
          </table:table-cell>
          <table:table-cell/>
        </table:table-row>
        <table:table-row table:style-name="ro1">
          <table:table-cell office:value-type="float" office:value="45.933336">
            <text:p>45,933336</text:p>
          </table:table-cell>
          <table:table-cell office:value-type="float" office:value="0.330928">
            <text:p>0,330928</text:p>
          </table:table-cell>
          <table:table-cell/>
        </table:table-row>
        <table:table-row table:style-name="ro1">
          <table:table-cell office:value-type="float" office:value="45.966669">
            <text:p>45,966669</text:p>
          </table:table-cell>
          <table:table-cell office:value-type="float" office:value="0.331291">
            <text:p>0,331291</text:p>
          </table:table-cell>
          <table:table-cell/>
        </table:table-row>
        <table:table-row table:style-name="ro1">
          <table:table-cell office:value-type="float" office:value="46.000002">
            <text:p>46,000002</text:p>
          </table:table-cell>
          <table:table-cell office:value-type="float" office:value="0.315688">
            <text:p>0,315688</text:p>
          </table:table-cell>
          <table:table-cell/>
        </table:table-row>
        <table:table-row table:style-name="ro1">
          <table:table-cell office:value-type="float" office:value="46.033336">
            <text:p>46,033336</text:p>
          </table:table-cell>
          <table:table-cell office:value-type="float" office:value="0.325483">
            <text:p>0,325483</text:p>
          </table:table-cell>
          <table:table-cell/>
        </table:table-row>
        <table:table-row table:style-name="ro1">
          <table:table-cell office:value-type="float" office:value="46.066669">
            <text:p>46,066669</text:p>
          </table:table-cell>
          <table:table-cell office:value-type="float" office:value="0.326755">
            <text:p>0,326755</text:p>
          </table:table-cell>
          <table:table-cell/>
        </table:table-row>
        <table:table-row table:style-name="ro1">
          <table:table-cell office:value-type="float" office:value="46.100002">
            <text:p>46,100002</text:p>
          </table:table-cell>
          <table:table-cell office:value-type="float" office:value="0.302993">
            <text:p>0,302993</text:p>
          </table:table-cell>
          <table:table-cell/>
        </table:table-row>
        <table:table-row table:style-name="ro1">
          <table:table-cell office:value-type="float" office:value="46.133336">
            <text:p>46,133336</text:p>
          </table:table-cell>
          <table:table-cell office:value-type="float" office:value="0.308325">
            <text:p>0,308325</text:p>
          </table:table-cell>
          <table:table-cell/>
        </table:table-row>
        <table:table-row table:style-name="ro1">
          <table:table-cell office:value-type="float" office:value="46.166669">
            <text:p>46,166669</text:p>
          </table:table-cell>
          <table:table-cell office:value-type="float" office:value="0.308232">
            <text:p>0,308232</text:p>
          </table:table-cell>
          <table:table-cell/>
        </table:table-row>
        <table:table-row table:style-name="ro1">
          <table:table-cell office:value-type="float" office:value="46.200002">
            <text:p>46,200002</text:p>
          </table:table-cell>
          <table:table-cell office:value-type="float" office:value="0.311291">
            <text:p>0,311291</text:p>
          </table:table-cell>
          <table:table-cell/>
        </table:table-row>
        <table:table-row table:style-name="ro1">
          <table:table-cell office:value-type="float" office:value="46.233336">
            <text:p>46,233336</text:p>
          </table:table-cell>
          <table:table-cell office:value-type="float" office:value="0.305403">
            <text:p>0,305403</text:p>
          </table:table-cell>
          <table:table-cell/>
        </table:table-row>
        <table:table-row table:style-name="ro1">
          <table:table-cell office:value-type="float" office:value="46.266669">
            <text:p>46,266669</text:p>
          </table:table-cell>
          <table:table-cell office:value-type="float" office:value="0.315588">
            <text:p>0,315588</text:p>
          </table:table-cell>
          <table:table-cell/>
        </table:table-row>
        <table:table-row table:style-name="ro1">
          <table:table-cell office:value-type="float" office:value="46.300002">
            <text:p>46,300002</text:p>
          </table:table-cell>
          <table:table-cell office:value-type="float" office:value="0.312121">
            <text:p>0,312121</text:p>
          </table:table-cell>
          <table:table-cell/>
        </table:table-row>
        <table:table-row table:style-name="ro1">
          <table:table-cell office:value-type="float" office:value="46.333336">
            <text:p>46,333336</text:p>
          </table:table-cell>
          <table:table-cell office:value-type="float" office:value="0.304079">
            <text:p>0,304079</text:p>
          </table:table-cell>
          <table:table-cell/>
        </table:table-row>
        <table:table-row table:style-name="ro1">
          <table:table-cell office:value-type="float" office:value="46.366669">
            <text:p>46,366669</text:p>
          </table:table-cell>
          <table:table-cell office:value-type="float" office:value="0.320082">
            <text:p>0,320082</text:p>
          </table:table-cell>
          <table:table-cell/>
        </table:table-row>
        <table:table-row table:style-name="ro1">
          <table:table-cell office:value-type="float" office:value="46.400002">
            <text:p>46,400002</text:p>
          </table:table-cell>
          <table:table-cell office:value-type="float" office:value="0.318575">
            <text:p>0,318575</text:p>
          </table:table-cell>
          <table:table-cell/>
        </table:table-row>
        <table:table-row table:style-name="ro1">
          <table:table-cell office:value-type="float" office:value="46.433336">
            <text:p>46,433336</text:p>
          </table:table-cell>
          <table:table-cell office:value-type="float" office:value="0.315563">
            <text:p>0,315563</text:p>
          </table:table-cell>
          <table:table-cell/>
        </table:table-row>
        <table:table-row table:style-name="ro1">
          <table:table-cell office:value-type="float" office:value="46.466669">
            <text:p>46,466669</text:p>
          </table:table-cell>
          <table:table-cell office:value-type="float" office:value="0.309132">
            <text:p>0,309132</text:p>
          </table:table-cell>
          <table:table-cell/>
        </table:table-row>
        <table:table-row table:style-name="ro1">
          <table:table-cell office:value-type="float" office:value="46.500002">
            <text:p>46,500002</text:p>
          </table:table-cell>
          <table:table-cell office:value-type="float" office:value="0.29514">
            <text:p>0,29514</text:p>
          </table:table-cell>
          <table:table-cell/>
        </table:table-row>
        <table:table-row table:style-name="ro1">
          <table:table-cell office:value-type="float" office:value="46.533336">
            <text:p>46,533336</text:p>
          </table:table-cell>
          <table:table-cell office:value-type="float" office:value="0.300589">
            <text:p>0,300589</text:p>
          </table:table-cell>
          <table:table-cell/>
        </table:table-row>
        <table:table-row table:style-name="ro1">
          <table:table-cell office:value-type="float" office:value="46.566669">
            <text:p>46,566669</text:p>
          </table:table-cell>
          <table:table-cell office:value-type="float" office:value="0.298485">
            <text:p>0,298485</text:p>
          </table:table-cell>
          <table:table-cell/>
        </table:table-row>
        <table:table-row table:style-name="ro1">
          <table:table-cell office:value-type="float" office:value="46.600002">
            <text:p>46,600002</text:p>
          </table:table-cell>
          <table:table-cell office:value-type="float" office:value="0.305008">
            <text:p>0,305008</text:p>
          </table:table-cell>
          <table:table-cell/>
        </table:table-row>
        <table:table-row table:style-name="ro1">
          <table:table-cell office:value-type="float" office:value="46.633336">
            <text:p>46,633336</text:p>
          </table:table-cell>
          <table:table-cell office:value-type="float" office:value="0.30206">
            <text:p>0,30206</text:p>
          </table:table-cell>
          <table:table-cell/>
        </table:table-row>
        <table:table-row table:style-name="ro1">
          <table:table-cell office:value-type="float" office:value="46.666669">
            <text:p>46,666669</text:p>
          </table:table-cell>
          <table:table-cell office:value-type="float" office:value="0.302175">
            <text:p>0,302175</text:p>
          </table:table-cell>
          <table:table-cell/>
        </table:table-row>
        <table:table-row table:style-name="ro1">
          <table:table-cell office:value-type="float" office:value="46.700002">
            <text:p>46,700002</text:p>
          </table:table-cell>
          <table:table-cell office:value-type="float" office:value="0.294836">
            <text:p>0,294836</text:p>
          </table:table-cell>
          <table:table-cell/>
        </table:table-row>
        <table:table-row table:style-name="ro1">
          <table:table-cell office:value-type="float" office:value="46.733336">
            <text:p>46,733336</text:p>
          </table:table-cell>
          <table:table-cell office:value-type="float" office:value="0.300079">
            <text:p>0,300079</text:p>
          </table:table-cell>
          <table:table-cell/>
        </table:table-row>
        <table:table-row table:style-name="ro1">
          <table:table-cell office:value-type="float" office:value="46.766669">
            <text:p>46,766669</text:p>
          </table:table-cell>
          <table:table-cell office:value-type="float" office:value="0.304352">
            <text:p>0,304352</text:p>
          </table:table-cell>
          <table:table-cell/>
        </table:table-row>
        <table:table-row table:style-name="ro1">
          <table:table-cell office:value-type="float" office:value="46.800002">
            <text:p>46,800002</text:p>
          </table:table-cell>
          <table:table-cell office:value-type="float" office:value="0.295293">
            <text:p>0,295293</text:p>
          </table:table-cell>
          <table:table-cell/>
        </table:table-row>
        <table:table-row table:style-name="ro1">
          <table:table-cell office:value-type="float" office:value="46.833336">
            <text:p>46,833336</text:p>
          </table:table-cell>
          <table:table-cell office:value-type="float" office:value="0.301246">
            <text:p>0,301246</text:p>
          </table:table-cell>
          <table:table-cell/>
        </table:table-row>
        <table:table-row table:style-name="ro1">
          <table:table-cell office:value-type="float" office:value="46.866669">
            <text:p>46,866669</text:p>
          </table:table-cell>
          <table:table-cell office:value-type="float" office:value="0.282559">
            <text:p>0,282559</text:p>
          </table:table-cell>
          <table:table-cell/>
        </table:table-row>
        <table:table-row table:style-name="ro1">
          <table:table-cell office:value-type="float" office:value="46.900002">
            <text:p>46,900002</text:p>
          </table:table-cell>
          <table:table-cell office:value-type="float" office:value="0.297211">
            <text:p>0,297211</text:p>
          </table:table-cell>
          <table:table-cell/>
        </table:table-row>
        <table:table-row table:style-name="ro1">
          <table:table-cell office:value-type="float" office:value="46.933336">
            <text:p>46,933336</text:p>
          </table:table-cell>
          <table:table-cell office:value-type="float" office:value="0.299015">
            <text:p>0,299015</text:p>
          </table:table-cell>
          <table:table-cell office:value-type="string">
            <text:p>Generando nueva Gausiana: Amp=362.9394nm <text:s/>s=0.01372s</text:p>
          </table:table-cell>
        </table:table-row>
        <table:table-row table:style-name="ro1">
          <table:table-cell office:value-type="float" office:value="46.966669">
            <text:p>46,966669</text:p>
          </table:table-cell>
          <table:table-cell office:value-type="float" office:value="0.051821">
            <text:p>0,051821</text:p>
          </table:table-cell>
          <table:table-cell/>
        </table:table-row>
        <table:table-row table:style-name="ro1">
          <table:table-cell office:value-type="float" office:value="47.000002">
            <text:p>47,000002</text:p>
          </table:table-cell>
          <table:table-cell office:value-type="float" office:value="0.043989">
            <text:p>0,043989</text:p>
          </table:table-cell>
          <table:table-cell/>
        </table:table-row>
        <table:table-row table:style-name="ro1">
          <table:table-cell office:value-type="float" office:value="47.033336">
            <text:p>47,033336</text:p>
          </table:table-cell>
          <table:table-cell office:value-type="float" office:value="0.047836">
            <text:p>0,047836</text:p>
          </table:table-cell>
          <table:table-cell/>
        </table:table-row>
        <table:table-row table:style-name="ro1">
          <table:table-cell office:value-type="float" office:value="47.066669">
            <text:p>47,066669</text:p>
          </table:table-cell>
          <table:table-cell office:value-type="float" office:value="0.075896">
            <text:p>0,075896</text:p>
          </table:table-cell>
          <table:table-cell/>
        </table:table-row>
        <table:table-row table:style-name="ro1">
          <table:table-cell office:value-type="float" office:value="47.100002">
            <text:p>47,100002</text:p>
          </table:table-cell>
          <table:table-cell office:value-type="float" office:value="0.065209">
            <text:p>0,065209</text:p>
          </table:table-cell>
          <table:table-cell/>
        </table:table-row>
        <table:table-row table:style-name="ro1">
          <table:table-cell office:value-type="float" office:value="47.133336">
            <text:p>47,133336</text:p>
          </table:table-cell>
          <table:table-cell office:value-type="float" office:value="0.049312">
            <text:p>0,049312</text:p>
          </table:table-cell>
          <table:table-cell/>
        </table:table-row>
        <table:table-row table:style-name="ro1">
          <table:table-cell office:value-type="float" office:value="47.166669">
            <text:p>47,166669</text:p>
          </table:table-cell>
          <table:table-cell office:value-type="float" office:value="0.08523">
            <text:p>0,08523</text:p>
          </table:table-cell>
          <table:table-cell/>
        </table:table-row>
        <table:table-row table:style-name="ro1">
          <table:table-cell office:value-type="float" office:value="47.200002">
            <text:p>47,200002</text:p>
          </table:table-cell>
          <table:table-cell office:value-type="float" office:value="0.073488">
            <text:p>0,073488</text:p>
          </table:table-cell>
          <table:table-cell/>
        </table:table-row>
        <table:table-row table:style-name="ro1">
          <table:table-cell office:value-type="float" office:value="47.233336">
            <text:p>47,233336</text:p>
          </table:table-cell>
          <table:table-cell office:value-type="float" office:value="0.076739">
            <text:p>0,076739</text:p>
          </table:table-cell>
          <table:table-cell/>
        </table:table-row>
        <table:table-row table:style-name="ro1">
          <table:table-cell office:value-type="float" office:value="47.266669">
            <text:p>47,266669</text:p>
          </table:table-cell>
          <table:table-cell office:value-type="float" office:value="0.075095">
            <text:p>0,075095</text:p>
          </table:table-cell>
          <table:table-cell/>
        </table:table-row>
        <table:table-row table:style-name="ro1">
          <table:table-cell office:value-type="float" office:value="47.300002">
            <text:p>47,300002</text:p>
          </table:table-cell>
          <table:table-cell office:value-type="float" office:value="0.112111">
            <text:p>0,112111</text:p>
          </table:table-cell>
          <table:table-cell/>
        </table:table-row>
        <table:table-row table:style-name="ro1">
          <table:table-cell office:value-type="float" office:value="47.333336">
            <text:p>47,333336</text:p>
          </table:table-cell>
          <table:table-cell office:value-type="float" office:value="0.101883">
            <text:p>0,101883</text:p>
          </table:table-cell>
          <table:table-cell/>
        </table:table-row>
        <table:table-row table:style-name="ro1">
          <table:table-cell office:value-type="float" office:value="47.366669">
            <text:p>47,366669</text:p>
          </table:table-cell>
          <table:table-cell office:value-type="float" office:value="0.133914">
            <text:p>0,133914</text:p>
          </table:table-cell>
          <table:table-cell/>
        </table:table-row>
        <table:table-row table:style-name="ro1">
          <table:table-cell office:value-type="float" office:value="47.400002">
            <text:p>47,400002</text:p>
          </table:table-cell>
          <table:table-cell office:value-type="float" office:value="0.140182">
            <text:p>0,140182</text:p>
          </table:table-cell>
          <table:table-cell/>
        </table:table-row>
        <table:table-row table:style-name="ro1">
          <table:table-cell office:value-type="float" office:value="47.433336">
            <text:p>47,433336</text:p>
          </table:table-cell>
          <table:table-cell office:value-type="float" office:value="0.159551">
            <text:p>0,159551</text:p>
          </table:table-cell>
          <table:table-cell/>
        </table:table-row>
        <table:table-row table:style-name="ro1">
          <table:table-cell office:value-type="float" office:value="47.466669">
            <text:p>47,466669</text:p>
          </table:table-cell>
          <table:table-cell office:value-type="float" office:value="0.144171">
            <text:p>0,144171</text:p>
          </table:table-cell>
          <table:table-cell/>
        </table:table-row>
        <table:table-row table:style-name="ro1">
          <table:table-cell office:value-type="float" office:value="47.500002">
            <text:p>47,500002</text:p>
          </table:table-cell>
          <table:table-cell office:value-type="float" office:value="0.164573">
            <text:p>0,164573</text:p>
          </table:table-cell>
          <table:table-cell/>
        </table:table-row>
        <table:table-row table:style-name="ro1">
          <table:table-cell office:value-type="float" office:value="47.533336">
            <text:p>47,533336</text:p>
          </table:table-cell>
          <table:table-cell office:value-type="float" office:value="0.174791">
            <text:p>0,174791</text:p>
          </table:table-cell>
          <table:table-cell/>
        </table:table-row>
        <table:table-row table:style-name="ro1">
          <table:table-cell office:value-type="float" office:value="47.566669">
            <text:p>47,566669</text:p>
          </table:table-cell>
          <table:table-cell office:value-type="float" office:value="0.197016">
            <text:p>0,197016</text:p>
          </table:table-cell>
          <table:table-cell/>
        </table:table-row>
        <table:table-row table:style-name="ro1">
          <table:table-cell office:value-type="float" office:value="47.600002">
            <text:p>47,600002</text:p>
          </table:table-cell>
          <table:table-cell office:value-type="float" office:value="0.19667">
            <text:p>0,19667</text:p>
          </table:table-cell>
          <table:table-cell/>
        </table:table-row>
        <table:table-row table:style-name="ro1">
          <table:table-cell office:value-type="float" office:value="47.633336">
            <text:p>47,633336</text:p>
          </table:table-cell>
          <table:table-cell office:value-type="float" office:value="0.202672">
            <text:p>0,202672</text:p>
          </table:table-cell>
          <table:table-cell/>
        </table:table-row>
        <table:table-row table:style-name="ro1">
          <table:table-cell office:value-type="float" office:value="47.666669">
            <text:p>47,666669</text:p>
          </table:table-cell>
          <table:table-cell office:value-type="float" office:value="0.205849">
            <text:p>0,205849</text:p>
          </table:table-cell>
          <table:table-cell/>
        </table:table-row>
        <table:table-row table:style-name="ro1">
          <table:table-cell office:value-type="float" office:value="47.700002">
            <text:p>47,700002</text:p>
          </table:table-cell>
          <table:table-cell office:value-type="float" office:value="0.219293">
            <text:p>0,219293</text:p>
          </table:table-cell>
          <table:table-cell/>
        </table:table-row>
        <table:table-row table:style-name="ro1">
          <table:table-cell office:value-type="float" office:value="47.733336">
            <text:p>47,733336</text:p>
          </table:table-cell>
          <table:table-cell office:value-type="float" office:value="0.238114">
            <text:p>0,238114</text:p>
          </table:table-cell>
          <table:table-cell/>
        </table:table-row>
        <table:table-row table:style-name="ro1">
          <table:table-cell office:value-type="float" office:value="47.766669">
            <text:p>47,766669</text:p>
          </table:table-cell>
          <table:table-cell office:value-type="float" office:value="0.220624">
            <text:p>0,220624</text:p>
          </table:table-cell>
          <table:table-cell/>
        </table:table-row>
        <table:table-row table:style-name="ro1">
          <table:table-cell office:value-type="float" office:value="47.800002">
            <text:p>47,800002</text:p>
          </table:table-cell>
          <table:table-cell office:value-type="float" office:value="0.230495">
            <text:p>0,230495</text:p>
          </table:table-cell>
          <table:table-cell/>
        </table:table-row>
        <table:table-row table:style-name="ro1">
          <table:table-cell office:value-type="float" office:value="47.833336">
            <text:p>47,833336</text:p>
          </table:table-cell>
          <table:table-cell office:value-type="float" office:value="0.225802">
            <text:p>0,225802</text:p>
          </table:table-cell>
          <table:table-cell/>
        </table:table-row>
        <table:table-row table:style-name="ro1">
          <table:table-cell office:value-type="float" office:value="47.866669">
            <text:p>47,866669</text:p>
          </table:table-cell>
          <table:table-cell office:value-type="float" office:value="0.242349">
            <text:p>0,242349</text:p>
          </table:table-cell>
          <table:table-cell/>
        </table:table-row>
        <table:table-row table:style-name="ro1">
          <table:table-cell office:value-type="float" office:value="47.900002">
            <text:p>47,900002</text:p>
          </table:table-cell>
          <table:table-cell office:value-type="float" office:value="0.222671">
            <text:p>0,222671</text:p>
          </table:table-cell>
          <table:table-cell/>
        </table:table-row>
        <table:table-row table:style-name="ro1">
          <table:table-cell office:value-type="float" office:value="47.933336">
            <text:p>47,933336</text:p>
          </table:table-cell>
          <table:table-cell office:value-type="float" office:value="0.227848">
            <text:p>0,227848</text:p>
          </table:table-cell>
          <table:table-cell/>
        </table:table-row>
        <table:table-row table:style-name="ro1">
          <table:table-cell office:value-type="float" office:value="47.966669">
            <text:p>47,966669</text:p>
          </table:table-cell>
          <table:table-cell office:value-type="float" office:value="0.223886">
            <text:p>0,223886</text:p>
          </table:table-cell>
          <table:table-cell/>
        </table:table-row>
        <table:table-row table:style-name="ro1">
          <table:table-cell office:value-type="float" office:value="48.000003">
            <text:p>48,000003</text:p>
          </table:table-cell>
          <table:table-cell office:value-type="float" office:value="0.209875">
            <text:p>0,209875</text:p>
          </table:table-cell>
          <table:table-cell/>
        </table:table-row>
        <table:table-row table:style-name="ro1">
          <table:table-cell office:value-type="float" office:value="48.033336">
            <text:p>48,033336</text:p>
          </table:table-cell>
          <table:table-cell office:value-type="float" office:value="0.197931">
            <text:p>0,197931</text:p>
          </table:table-cell>
          <table:table-cell/>
        </table:table-row>
        <table:table-row table:style-name="ro1">
          <table:table-cell office:value-type="float" office:value="48.066669">
            <text:p>48,066669</text:p>
          </table:table-cell>
          <table:table-cell office:value-type="float" office:value="0.201478">
            <text:p>0,201478</text:p>
          </table:table-cell>
          <table:table-cell/>
        </table:table-row>
        <table:table-row table:style-name="ro1">
          <table:table-cell office:value-type="float" office:value="48.100003">
            <text:p>48,100003</text:p>
          </table:table-cell>
          <table:table-cell office:value-type="float" office:value="0.175837">
            <text:p>0,175837</text:p>
          </table:table-cell>
          <table:table-cell/>
        </table:table-row>
        <table:table-row table:style-name="ro1">
          <table:table-cell office:value-type="float" office:value="48.133336">
            <text:p>48,133336</text:p>
          </table:table-cell>
          <table:table-cell office:value-type="float" office:value="0.174092">
            <text:p>0,174092</text:p>
          </table:table-cell>
          <table:table-cell/>
        </table:table-row>
        <table:table-row table:style-name="ro1">
          <table:table-cell office:value-type="float" office:value="48.166669">
            <text:p>48,166669</text:p>
          </table:table-cell>
          <table:table-cell office:value-type="float" office:value="0.145126">
            <text:p>0,145126</text:p>
          </table:table-cell>
          <table:table-cell/>
        </table:table-row>
        <table:table-row table:style-name="ro1">
          <table:table-cell office:value-type="float" office:value="48.200003">
            <text:p>48,200003</text:p>
          </table:table-cell>
          <table:table-cell office:value-type="float" office:value="0.170255">
            <text:p>0,170255</text:p>
          </table:table-cell>
          <table:table-cell/>
        </table:table-row>
        <table:table-row table:style-name="ro1">
          <table:table-cell office:value-type="float" office:value="48.233336">
            <text:p>48,233336</text:p>
          </table:table-cell>
          <table:table-cell office:value-type="float" office:value="0.132178">
            <text:p>0,132178</text:p>
          </table:table-cell>
          <table:table-cell/>
        </table:table-row>
        <table:table-row table:style-name="ro1">
          <table:table-cell office:value-type="float" office:value="48.266669">
            <text:p>48,266669</text:p>
          </table:table-cell>
          <table:table-cell office:value-type="float" office:value="0.124823">
            <text:p>0,124823</text:p>
          </table:table-cell>
          <table:table-cell/>
        </table:table-row>
        <table:table-row table:style-name="ro1">
          <table:table-cell office:value-type="float" office:value="48.300003">
            <text:p>48,300003</text:p>
          </table:table-cell>
          <table:table-cell office:value-type="float" office:value="0.115493">
            <text:p>0,115493</text:p>
          </table:table-cell>
          <table:table-cell/>
        </table:table-row>
        <table:table-row table:style-name="ro1">
          <table:table-cell office:value-type="float" office:value="48.333336">
            <text:p>48,333336</text:p>
          </table:table-cell>
          <table:table-cell office:value-type="float" office:value="0.098077">
            <text:p>0,098077</text:p>
          </table:table-cell>
          <table:table-cell/>
        </table:table-row>
        <table:table-row table:style-name="ro1">
          <table:table-cell office:value-type="float" office:value="48.366669">
            <text:p>48,366669</text:p>
          </table:table-cell>
          <table:table-cell office:value-type="float" office:value="0.081422">
            <text:p>0,081422</text:p>
          </table:table-cell>
          <table:table-cell/>
        </table:table-row>
        <table:table-row table:style-name="ro1">
          <table:table-cell office:value-type="float" office:value="48.400003">
            <text:p>48,400003</text:p>
          </table:table-cell>
          <table:table-cell office:value-type="float" office:value="0.064565">
            <text:p>0,064565</text:p>
          </table:table-cell>
          <table:table-cell/>
        </table:table-row>
        <table:table-row table:style-name="ro1">
          <table:table-cell office:value-type="float" office:value="48.433336">
            <text:p>48,433336</text:p>
          </table:table-cell>
          <table:table-cell office:value-type="float" office:value="0.066959">
            <text:p>0,066959</text:p>
          </table:table-cell>
          <table:table-cell/>
        </table:table-row>
        <table:table-row table:style-name="ro1">
          <table:table-cell office:value-type="float" office:value="48.466669">
            <text:p>48,466669</text:p>
          </table:table-cell>
          <table:table-cell office:value-type="float" office:value="0.07027">
            <text:p>0,07027</text:p>
          </table:table-cell>
          <table:table-cell/>
        </table:table-row>
        <table:table-row table:style-name="ro1">
          <table:table-cell office:value-type="float" office:value="48.500003">
            <text:p>48,500003</text:p>
          </table:table-cell>
          <table:table-cell office:value-type="float" office:value="0.020804">
            <text:p>0,020804</text:p>
          </table:table-cell>
          <table:table-cell/>
        </table:table-row>
        <table:table-row table:style-name="ro1">
          <table:table-cell office:value-type="float" office:value="48.533336">
            <text:p>48,533336</text:p>
          </table:table-cell>
          <table:table-cell office:value-type="float" office:value="0.030076">
            <text:p>0,030076</text:p>
          </table:table-cell>
          <table:table-cell/>
        </table:table-row>
        <table:table-row table:style-name="ro1">
          <table:table-cell office:value-type="float" office:value="48.566669">
            <text:p>48,566669</text:p>
          </table:table-cell>
          <table:table-cell office:value-type="float" office:value="0.037479">
            <text:p>0,037479</text:p>
          </table:table-cell>
          <table:table-cell/>
        </table:table-row>
        <table:table-row table:style-name="ro1">
          <table:table-cell office:value-type="float" office:value="48.600003">
            <text:p>48,600003</text:p>
          </table:table-cell>
          <table:table-cell office:value-type="float" office:value="0.045834">
            <text:p>0,045834</text:p>
          </table:table-cell>
          <table:table-cell/>
        </table:table-row>
        <table:table-row table:style-name="ro1">
          <table:table-cell office:value-type="float" office:value="48.633336">
            <text:p>48,633336</text:p>
          </table:table-cell>
          <table:table-cell office:value-type="float" office:value="0.018601">
            <text:p>0,018601</text:p>
          </table:table-cell>
          <table:table-cell/>
        </table:table-row>
        <table:table-row table:style-name="ro1">
          <table:table-cell office:value-type="float" office:value="48.666669">
            <text:p>48,666669</text:p>
          </table:table-cell>
          <table:table-cell office:value-type="float" office:value="0.039796">
            <text:p>0,039796</text:p>
          </table:table-cell>
          <table:table-cell/>
        </table:table-row>
        <table:table-row table:style-name="ro1">
          <table:table-cell office:value-type="float" office:value="48.700003">
            <text:p>48,700003</text:p>
          </table:table-cell>
          <table:table-cell office:value-type="float" office:value="0.032982">
            <text:p>0,032982</text:p>
          </table:table-cell>
          <table:table-cell office:value-type="string">
            <text:p>Generando nueva Gausiana: Amp=327.5717nm <text:s/>s=0.01498s</text:p>
          </table:table-cell>
        </table:table-row>
        <table:table-row table:style-name="ro1">
          <table:table-cell office:value-type="float" office:value="48.733336">
            <text:p>48,733336</text:p>
          </table:table-cell>
          <table:table-cell office:value-type="float" office:value="0.112604">
            <text:p>0,112604</text:p>
          </table:table-cell>
          <table:table-cell/>
        </table:table-row>
        <table:table-row table:style-name="ro1">
          <table:table-cell office:value-type="float" office:value="48.766669">
            <text:p>48,766669</text:p>
          </table:table-cell>
          <table:table-cell office:value-type="float" office:value="0.088212">
            <text:p>0,088212</text:p>
          </table:table-cell>
          <table:table-cell/>
        </table:table-row>
        <table:table-row table:style-name="ro1">
          <table:table-cell office:value-type="float" office:value="48.800003">
            <text:p>48,800003</text:p>
          </table:table-cell>
          <table:table-cell office:value-type="float" office:value="0.121032">
            <text:p>0,121032</text:p>
          </table:table-cell>
          <table:table-cell/>
        </table:table-row>
        <table:table-row table:style-name="ro1">
          <table:table-cell office:value-type="float" office:value="48.833336">
            <text:p>48,833336</text:p>
          </table:table-cell>
          <table:table-cell office:value-type="float" office:value="0.119743">
            <text:p>0,119743</text:p>
          </table:table-cell>
          <table:table-cell/>
        </table:table-row>
        <table:table-row table:style-name="ro1">
          <table:table-cell office:value-type="float" office:value="48.866669">
            <text:p>48,866669</text:p>
          </table:table-cell>
          <table:table-cell office:value-type="float" office:value="0.103504">
            <text:p>0,103504</text:p>
          </table:table-cell>
          <table:table-cell/>
        </table:table-row>
        <table:table-row table:style-name="ro1">
          <table:table-cell office:value-type="float" office:value="48.900003">
            <text:p>48,900003</text:p>
          </table:table-cell>
          <table:table-cell office:value-type="float" office:value="0.110653">
            <text:p>0,110653</text:p>
          </table:table-cell>
          <table:table-cell/>
        </table:table-row>
        <table:table-row table:style-name="ro1">
          <table:table-cell office:value-type="float" office:value="48.933336">
            <text:p>48,933336</text:p>
          </table:table-cell>
          <table:table-cell office:value-type="float" office:value="0.144554">
            <text:p>0,144554</text:p>
          </table:table-cell>
          <table:table-cell/>
        </table:table-row>
        <table:table-row table:style-name="ro1">
          <table:table-cell office:value-type="float" office:value="48.966669">
            <text:p>48,966669</text:p>
          </table:table-cell>
          <table:table-cell office:value-type="float" office:value="0.131895">
            <text:p>0,131895</text:p>
          </table:table-cell>
          <table:table-cell/>
        </table:table-row>
        <table:table-row table:style-name="ro1">
          <table:table-cell office:value-type="float" office:value="49.000003">
            <text:p>49,000003</text:p>
          </table:table-cell>
          <table:table-cell office:value-type="float" office:value="0.16507">
            <text:p>0,16507</text:p>
          </table:table-cell>
          <table:table-cell/>
        </table:table-row>
        <table:table-row table:style-name="ro1">
          <table:table-cell office:value-type="float" office:value="49.033336">
            <text:p>49,033336</text:p>
          </table:table-cell>
          <table:table-cell office:value-type="float" office:value="0.156338">
            <text:p>0,156338</text:p>
          </table:table-cell>
          <table:table-cell/>
        </table:table-row>
        <table:table-row table:style-name="ro1">
          <table:table-cell office:value-type="float" office:value="49.066669">
            <text:p>49,066669</text:p>
          </table:table-cell>
          <table:table-cell office:value-type="float" office:value="0.163509">
            <text:p>0,163509</text:p>
          </table:table-cell>
          <table:table-cell/>
        </table:table-row>
        <table:table-row table:style-name="ro1">
          <table:table-cell office:value-type="float" office:value="49.100003">
            <text:p>49,100003</text:p>
          </table:table-cell>
          <table:table-cell office:value-type="float" office:value="0.170217">
            <text:p>0,170217</text:p>
          </table:table-cell>
          <table:table-cell/>
        </table:table-row>
        <table:table-row table:style-name="ro1">
          <table:table-cell office:value-type="float" office:value="49.133336">
            <text:p>49,133336</text:p>
          </table:table-cell>
          <table:table-cell office:value-type="float" office:value="0.170773">
            <text:p>0,170773</text:p>
          </table:table-cell>
          <table:table-cell/>
        </table:table-row>
        <table:table-row table:style-name="ro1">
          <table:table-cell office:value-type="float" office:value="49.166669">
            <text:p>49,166669</text:p>
          </table:table-cell>
          <table:table-cell office:value-type="float" office:value="0.182675">
            <text:p>0,182675</text:p>
          </table:table-cell>
          <table:table-cell/>
        </table:table-row>
        <table:table-row table:style-name="ro1">
          <table:table-cell office:value-type="float" office:value="49.200003">
            <text:p>49,200003</text:p>
          </table:table-cell>
          <table:table-cell office:value-type="float" office:value="0.173092">
            <text:p>0,173092</text:p>
          </table:table-cell>
          <table:table-cell/>
        </table:table-row>
        <table:table-row table:style-name="ro1">
          <table:table-cell office:value-type="float" office:value="49.233336">
            <text:p>49,233336</text:p>
          </table:table-cell>
          <table:table-cell office:value-type="float" office:value="0.216615">
            <text:p>0,216615</text:p>
          </table:table-cell>
          <table:table-cell/>
        </table:table-row>
        <table:table-row table:style-name="ro1">
          <table:table-cell office:value-type="float" office:value="49.266669">
            <text:p>49,266669</text:p>
          </table:table-cell>
          <table:table-cell office:value-type="float" office:value="0.206974">
            <text:p>0,206974</text:p>
          </table:table-cell>
          <table:table-cell/>
        </table:table-row>
        <table:table-row table:style-name="ro1">
          <table:table-cell office:value-type="float" office:value="49.300003">
            <text:p>49,300003</text:p>
          </table:table-cell>
          <table:table-cell office:value-type="float" office:value="0.220294">
            <text:p>0,220294</text:p>
          </table:table-cell>
          <table:table-cell/>
        </table:table-row>
        <table:table-row table:style-name="ro1">
          <table:table-cell office:value-type="float" office:value="49.333336">
            <text:p>49,333336</text:p>
          </table:table-cell>
          <table:table-cell office:value-type="float" office:value="0.239345">
            <text:p>0,239345</text:p>
          </table:table-cell>
          <table:table-cell/>
        </table:table-row>
        <table:table-row table:style-name="ro1">
          <table:table-cell office:value-type="float" office:value="49.366669">
            <text:p>49,366669</text:p>
          </table:table-cell>
          <table:table-cell office:value-type="float" office:value="0.233543">
            <text:p>0,233543</text:p>
          </table:table-cell>
          <table:table-cell/>
        </table:table-row>
        <table:table-row table:style-name="ro1">
          <table:table-cell office:value-type="float" office:value="49.400003">
            <text:p>49,400003</text:p>
          </table:table-cell>
          <table:table-cell office:value-type="float" office:value="0.241133">
            <text:p>0,241133</text:p>
          </table:table-cell>
          <table:table-cell/>
        </table:table-row>
        <table:table-row table:style-name="ro1">
          <table:table-cell office:value-type="float" office:value="49.433336">
            <text:p>49,433336</text:p>
          </table:table-cell>
          <table:table-cell office:value-type="float" office:value="0.235563">
            <text:p>0,235563</text:p>
          </table:table-cell>
          <table:table-cell/>
        </table:table-row>
        <table:table-row table:style-name="ro1">
          <table:table-cell office:value-type="float" office:value="49.466669">
            <text:p>49,466669</text:p>
          </table:table-cell>
          <table:table-cell office:value-type="float" office:value="0.229216">
            <text:p>0,229216</text:p>
          </table:table-cell>
          <table:table-cell/>
        </table:table-row>
        <table:table-row table:style-name="ro1">
          <table:table-cell office:value-type="float" office:value="49.500003">
            <text:p>49,500003</text:p>
          </table:table-cell>
          <table:table-cell office:value-type="float" office:value="0.260919">
            <text:p>0,260919</text:p>
          </table:table-cell>
          <table:table-cell/>
        </table:table-row>
        <table:table-row table:style-name="ro1">
          <table:table-cell office:value-type="float" office:value="49.533336">
            <text:p>49,533336</text:p>
          </table:table-cell>
          <table:table-cell office:value-type="float" office:value="0.252469">
            <text:p>0,252469</text:p>
          </table:table-cell>
          <table:table-cell/>
        </table:table-row>
        <table:table-row table:style-name="ro1">
          <table:table-cell office:value-type="float" office:value="49.566669">
            <text:p>49,566669</text:p>
          </table:table-cell>
          <table:table-cell office:value-type="float" office:value="0.259114">
            <text:p>0,259114</text:p>
          </table:table-cell>
          <table:table-cell/>
        </table:table-row>
        <table:table-row table:style-name="ro1">
          <table:table-cell office:value-type="float" office:value="49.600003">
            <text:p>49,600003</text:p>
          </table:table-cell>
          <table:table-cell office:value-type="float" office:value="0.247662">
            <text:p>0,247662</text:p>
          </table:table-cell>
          <table:table-cell/>
        </table:table-row>
        <table:table-row table:style-name="ro1">
          <table:table-cell office:value-type="float" office:value="49.633336">
            <text:p>49,633336</text:p>
          </table:table-cell>
          <table:table-cell office:value-type="float" office:value="0.241682">
            <text:p>0,241682</text:p>
          </table:table-cell>
          <table:table-cell/>
        </table:table-row>
        <table:table-row table:style-name="ro1">
          <table:table-cell office:value-type="float" office:value="49.666669">
            <text:p>49,666669</text:p>
          </table:table-cell>
          <table:table-cell office:value-type="float" office:value="0.259162">
            <text:p>0,259162</text:p>
          </table:table-cell>
          <table:table-cell/>
        </table:table-row>
        <table:table-row table:style-name="ro1">
          <table:table-cell office:value-type="float" office:value="49.700003">
            <text:p>49,700003</text:p>
          </table:table-cell>
          <table:table-cell office:value-type="float" office:value="0.270012">
            <text:p>0,270012</text:p>
          </table:table-cell>
          <table:table-cell/>
        </table:table-row>
        <table:table-row table:style-name="ro1">
          <table:table-cell office:value-type="float" office:value="49.733336">
            <text:p>49,733336</text:p>
          </table:table-cell>
          <table:table-cell office:value-type="float" office:value="0.249351">
            <text:p>0,249351</text:p>
          </table:table-cell>
          <table:table-cell/>
        </table:table-row>
        <table:table-row table:style-name="ro1">
          <table:table-cell office:value-type="float" office:value="49.766669">
            <text:p>49,766669</text:p>
          </table:table-cell>
          <table:table-cell office:value-type="float" office:value="0.238341">
            <text:p>0,238341</text:p>
          </table:table-cell>
          <table:table-cell/>
        </table:table-row>
        <table:table-row table:style-name="ro1">
          <table:table-cell office:value-type="float" office:value="49.800003">
            <text:p>49,800003</text:p>
          </table:table-cell>
          <table:table-cell office:value-type="float" office:value="0.233097">
            <text:p>0,233097</text:p>
          </table:table-cell>
          <table:table-cell/>
        </table:table-row>
        <table:table-row table:style-name="ro1">
          <table:table-cell office:value-type="float" office:value="49.833336">
            <text:p>49,833336</text:p>
          </table:table-cell>
          <table:table-cell office:value-type="float" office:value="0.225592">
            <text:p>0,225592</text:p>
          </table:table-cell>
          <table:table-cell/>
        </table:table-row>
        <table:table-row table:style-name="ro1">
          <table:table-cell office:value-type="float" office:value="49.866669">
            <text:p>49,866669</text:p>
          </table:table-cell>
          <table:table-cell office:value-type="float" office:value="0.201211">
            <text:p>0,201211</text:p>
          </table:table-cell>
          <table:table-cell/>
        </table:table-row>
        <table:table-row table:style-name="ro1">
          <table:table-cell office:value-type="float" office:value="49.900003">
            <text:p>49,900003</text:p>
          </table:table-cell>
          <table:table-cell office:value-type="float" office:value="0.211872">
            <text:p>0,211872</text:p>
          </table:table-cell>
          <table:table-cell/>
        </table:table-row>
        <table:table-row table:style-name="ro1">
          <table:table-cell office:value-type="float" office:value="49.933336">
            <text:p>49,933336</text:p>
          </table:table-cell>
          <table:table-cell office:value-type="float" office:value="0.193257">
            <text:p>0,193257</text:p>
          </table:table-cell>
          <table:table-cell/>
        </table:table-row>
        <table:table-row table:style-name="ro1">
          <table:table-cell office:value-type="float" office:value="49.966669">
            <text:p>49,966669</text:p>
          </table:table-cell>
          <table:table-cell office:value-type="float" office:value="0.180778">
            <text:p>0,180778</text:p>
          </table:table-cell>
          <table:table-cell/>
        </table:table-row>
        <table:table-row table:style-name="ro1">
          <table:table-cell office:value-type="float" office:value="50.000003">
            <text:p>50,000003</text:p>
          </table:table-cell>
          <table:table-cell office:value-type="float" office:value="0.167452">
            <text:p>0,167452</text:p>
          </table:table-cell>
          <table:table-cell/>
        </table:table-row>
        <table:table-row table:style-name="ro1">
          <table:table-cell office:value-type="float" office:value="50.033336">
            <text:p>50,033336</text:p>
          </table:table-cell>
          <table:table-cell office:value-type="float" office:value="0.187601">
            <text:p>0,187601</text:p>
          </table:table-cell>
          <table:table-cell/>
        </table:table-row>
        <table:table-row table:style-name="ro1">
          <table:table-cell office:value-type="float" office:value="50.066669">
            <text:p>50,066669</text:p>
          </table:table-cell>
          <table:table-cell office:value-type="float" office:value="0.168515">
            <text:p>0,168515</text:p>
          </table:table-cell>
          <table:table-cell/>
        </table:table-row>
        <table:table-row table:style-name="ro1">
          <table:table-cell office:value-type="float" office:value="50.100003">
            <text:p>50,100003</text:p>
          </table:table-cell>
          <table:table-cell office:value-type="float" office:value="0.152669">
            <text:p>0,152669</text:p>
          </table:table-cell>
          <table:table-cell/>
        </table:table-row>
        <table:table-row table:style-name="ro1">
          <table:table-cell office:value-type="float" office:value="50.133336">
            <text:p>50,133336</text:p>
          </table:table-cell>
          <table:table-cell office:value-type="float" office:value="0.122442">
            <text:p>0,122442</text:p>
          </table:table-cell>
          <table:table-cell/>
        </table:table-row>
        <table:table-row table:style-name="ro1">
          <table:table-cell office:value-type="float" office:value="50.166669">
            <text:p>50,166669</text:p>
          </table:table-cell>
          <table:table-cell office:value-type="float" office:value="0.144">
            <text:p>0,144</text:p>
          </table:table-cell>
          <table:table-cell/>
        </table:table-row>
        <table:table-row table:style-name="ro1">
          <table:table-cell office:value-type="float" office:value="50.200003">
            <text:p>50,200003</text:p>
          </table:table-cell>
          <table:table-cell office:value-type="float" office:value="0.107298">
            <text:p>0,107298</text:p>
          </table:table-cell>
          <table:table-cell/>
        </table:table-row>
        <table:table-row table:style-name="ro1">
          <table:table-cell office:value-type="float" office:value="50.233336">
            <text:p>50,233336</text:p>
          </table:table-cell>
          <table:table-cell office:value-type="float" office:value="0.119428">
            <text:p>0,119428</text:p>
          </table:table-cell>
          <table:table-cell/>
        </table:table-row>
        <table:table-row table:style-name="ro1">
          <table:table-cell office:value-type="float" office:value="50.266669">
            <text:p>50,266669</text:p>
          </table:table-cell>
          <table:table-cell office:value-type="float" office:value="0.118045">
            <text:p>0,118045</text:p>
          </table:table-cell>
          <table:table-cell/>
        </table:table-row>
        <table:table-row table:style-name="ro1">
          <table:table-cell office:value-type="float" office:value="50.300003">
            <text:p>50,300003</text:p>
          </table:table-cell>
          <table:table-cell office:value-type="float" office:value="0.100936">
            <text:p>0,100936</text:p>
          </table:table-cell>
          <table:table-cell/>
        </table:table-row>
        <table:table-row table:style-name="ro1">
          <table:table-cell office:value-type="float" office:value="50.333336">
            <text:p>50,333336</text:p>
          </table:table-cell>
          <table:table-cell office:value-type="float" office:value="0.120543">
            <text:p>0,120543</text:p>
          </table:table-cell>
          <table:table-cell/>
        </table:table-row>
        <table:table-row table:style-name="ro1">
          <table:table-cell office:value-type="float" office:value="50.366669">
            <text:p>50,366669</text:p>
          </table:table-cell>
          <table:table-cell office:value-type="float" office:value="0.082006">
            <text:p>0,082006</text:p>
          </table:table-cell>
          <table:table-cell/>
        </table:table-row>
        <table:table-row table:style-name="ro1">
          <table:table-cell office:value-type="float" office:value="50.400003">
            <text:p>50,400003</text:p>
          </table:table-cell>
          <table:table-cell office:value-type="float" office:value="0.121891">
            <text:p>0,121891</text:p>
          </table:table-cell>
          <table:table-cell/>
        </table:table-row>
        <table:table-row table:style-name="ro1">
          <table:table-cell office:value-type="float" office:value="50.433336">
            <text:p>50,433336</text:p>
          </table:table-cell>
          <table:table-cell office:value-type="float" office:value="0.100407">
            <text:p>0,100407</text:p>
          </table:table-cell>
          <table:table-cell/>
        </table:table-row>
        <table:table-row table:style-name="ro1">
          <table:table-cell office:value-type="float" office:value="50.466669">
            <text:p>50,466669</text:p>
          </table:table-cell>
          <table:table-cell office:value-type="float" office:value="0.093601">
            <text:p>0,093601</text:p>
          </table:table-cell>
          <table:table-cell office:value-type="string">
            <text:p>Generando nueva Gausiana: Amp=-412.6225nm <text:s/>s=0.01420s</text:p>
          </table:table-cell>
        </table:table-row>
        <table:table-row table:style-name="ro1">
          <table:table-cell office:value-type="float" office:value="50.500003">
            <text:p>50,500003</text:p>
          </table:table-cell>
          <table:table-cell office:value-type="float" office:value="0.026991">
            <text:p>0,026991</text:p>
          </table:table-cell>
          <table:table-cell/>
        </table:table-row>
        <table:table-row table:style-name="ro1">
          <table:table-cell office:value-type="float" office:value="50.533336">
            <text:p>50,533336</text:p>
          </table:table-cell>
          <table:table-cell office:value-type="float" office:value="0.009118">
            <text:p>0,009118</text:p>
          </table:table-cell>
          <table:table-cell/>
        </table:table-row>
        <table:table-row table:style-name="ro1">
          <table:table-cell office:value-type="float" office:value="50.566669">
            <text:p>50,566669</text:p>
          </table:table-cell>
          <table:table-cell office:value-type="float" office:value="0.020268">
            <text:p>0,020268</text:p>
          </table:table-cell>
          <table:table-cell/>
        </table:table-row>
        <table:table-row table:style-name="ro1">
          <table:table-cell office:value-type="float" office:value="50.600003">
            <text:p>50,600003</text:p>
          </table:table-cell>
          <table:table-cell office:value-type="float" office:value="0.011898">
            <text:p>0,011898</text:p>
          </table:table-cell>
          <table:table-cell/>
        </table:table-row>
        <table:table-row table:style-name="ro1">
          <table:table-cell office:value-type="float" office:value="50.633336">
            <text:p>50,633336</text:p>
          </table:table-cell>
          <table:table-cell office:value-type="float" office:value="0.021654">
            <text:p>0,021654</text:p>
          </table:table-cell>
          <table:table-cell/>
        </table:table-row>
        <table:table-row table:style-name="ro1">
          <table:table-cell office:value-type="float" office:value="50.666669">
            <text:p>50,666669</text:p>
          </table:table-cell>
          <table:table-cell office:value-type="float" office:value="0.019929">
            <text:p>0,019929</text:p>
          </table:table-cell>
          <table:table-cell/>
        </table:table-row>
        <table:table-row table:style-name="ro1">
          <table:table-cell office:value-type="float" office:value="50.700003">
            <text:p>50,700003</text:p>
          </table:table-cell>
          <table:table-cell office:value-type="float" office:value="0.039878">
            <text:p>0,039878</text:p>
          </table:table-cell>
          <table:table-cell/>
        </table:table-row>
        <table:table-row table:style-name="ro1">
          <table:table-cell office:value-type="float" office:value="50.733336">
            <text:p>50,733336</text:p>
          </table:table-cell>
          <table:table-cell office:value-type="float" office:value="0.041497">
            <text:p>0,041497</text:p>
          </table:table-cell>
          <table:table-cell/>
        </table:table-row>
        <table:table-row table:style-name="ro1">
          <table:table-cell office:value-type="float" office:value="50.766669">
            <text:p>50,766669</text:p>
          </table:table-cell>
          <table:table-cell office:value-type="float" office:value="0.042447">
            <text:p>0,042447</text:p>
          </table:table-cell>
          <table:table-cell/>
        </table:table-row>
        <table:table-row table:style-name="ro1">
          <table:table-cell office:value-type="float" office:value="50.800003">
            <text:p>50,800003</text:p>
          </table:table-cell>
          <table:table-cell office:value-type="float" office:value="0.049728">
            <text:p>0,049728</text:p>
          </table:table-cell>
          <table:table-cell/>
        </table:table-row>
        <table:table-row table:style-name="ro1">
          <table:table-cell office:value-type="float" office:value="50.833336">
            <text:p>50,833336</text:p>
          </table:table-cell>
          <table:table-cell office:value-type="float" office:value="0.077334">
            <text:p>0,077334</text:p>
          </table:table-cell>
          <table:table-cell/>
        </table:table-row>
        <table:table-row table:style-name="ro1">
          <table:table-cell office:value-type="float" office:value="50.866669">
            <text:p>50,866669</text:p>
          </table:table-cell>
          <table:table-cell office:value-type="float" office:value="0.077945">
            <text:p>0,077945</text:p>
          </table:table-cell>
          <table:table-cell/>
        </table:table-row>
        <table:table-row table:style-name="ro1">
          <table:table-cell office:value-type="float" office:value="50.900003">
            <text:p>50,900003</text:p>
          </table:table-cell>
          <table:table-cell office:value-type="float" office:value="0.077898">
            <text:p>0,077898</text:p>
          </table:table-cell>
          <table:table-cell/>
        </table:table-row>
        <table:table-row table:style-name="ro1">
          <table:table-cell office:value-type="float" office:value="50.933336">
            <text:p>50,933336</text:p>
          </table:table-cell>
          <table:table-cell office:value-type="float" office:value="0.097749">
            <text:p>0,097749</text:p>
          </table:table-cell>
          <table:table-cell/>
        </table:table-row>
        <table:table-row table:style-name="ro1">
          <table:table-cell office:value-type="float" office:value="50.966669">
            <text:p>50,966669</text:p>
          </table:table-cell>
          <table:table-cell office:value-type="float" office:value="0.129841">
            <text:p>0,129841</text:p>
          </table:table-cell>
          <table:table-cell/>
        </table:table-row>
        <table:table-row table:style-name="ro1">
          <table:table-cell office:value-type="float" office:value="51.000003">
            <text:p>51,000003</text:p>
          </table:table-cell>
          <table:table-cell office:value-type="float" office:value="0.129848">
            <text:p>0,129848</text:p>
          </table:table-cell>
          <table:table-cell/>
        </table:table-row>
        <table:table-row table:style-name="ro1">
          <table:table-cell office:value-type="float" office:value="51.033336">
            <text:p>51,033336</text:p>
          </table:table-cell>
          <table:table-cell office:value-type="float" office:value="0.15142">
            <text:p>0,15142</text:p>
          </table:table-cell>
          <table:table-cell/>
        </table:table-row>
        <table:table-row table:style-name="ro1">
          <table:table-cell office:value-type="float" office:value="51.066669">
            <text:p>51,066669</text:p>
          </table:table-cell>
          <table:table-cell office:value-type="float" office:value="0.160158">
            <text:p>0,160158</text:p>
          </table:table-cell>
          <table:table-cell/>
        </table:table-row>
        <table:table-row table:style-name="ro1">
          <table:table-cell office:value-type="float" office:value="51.100003">
            <text:p>51,100003</text:p>
          </table:table-cell>
          <table:table-cell office:value-type="float" office:value="0.19682">
            <text:p>0,19682</text:p>
          </table:table-cell>
          <table:table-cell/>
        </table:table-row>
        <table:table-row table:style-name="ro1">
          <table:table-cell office:value-type="float" office:value="51.133336">
            <text:p>51,133336</text:p>
          </table:table-cell>
          <table:table-cell office:value-type="float" office:value="0.210954">
            <text:p>0,210954</text:p>
          </table:table-cell>
          <table:table-cell/>
        </table:table-row>
        <table:table-row table:style-name="ro1">
          <table:table-cell office:value-type="float" office:value="51.166669">
            <text:p>51,166669</text:p>
          </table:table-cell>
          <table:table-cell office:value-type="float" office:value="0.203728">
            <text:p>0,203728</text:p>
          </table:table-cell>
          <table:table-cell/>
        </table:table-row>
        <table:table-row table:style-name="ro1">
          <table:table-cell office:value-type="float" office:value="51.200003">
            <text:p>51,200003</text:p>
          </table:table-cell>
          <table:table-cell office:value-type="float" office:value="0.211182">
            <text:p>0,211182</text:p>
          </table:table-cell>
          <table:table-cell/>
        </table:table-row>
        <table:table-row table:style-name="ro1">
          <table:table-cell office:value-type="float" office:value="51.233336">
            <text:p>51,233336</text:p>
          </table:table-cell>
          <table:table-cell office:value-type="float" office:value="0.22915">
            <text:p>0,22915</text:p>
          </table:table-cell>
          <table:table-cell/>
        </table:table-row>
        <table:table-row table:style-name="ro1">
          <table:table-cell office:value-type="float" office:value="51.266669">
            <text:p>51,266669</text:p>
          </table:table-cell>
          <table:table-cell office:value-type="float" office:value="0.249326">
            <text:p>0,249326</text:p>
          </table:table-cell>
          <table:table-cell/>
        </table:table-row>
        <table:table-row table:style-name="ro1">
          <table:table-cell office:value-type="float" office:value="51.300003">
            <text:p>51,300003</text:p>
          </table:table-cell>
          <table:table-cell office:value-type="float" office:value="0.252362">
            <text:p>0,252362</text:p>
          </table:table-cell>
          <table:table-cell/>
        </table:table-row>
        <table:table-row table:style-name="ro1">
          <table:table-cell office:value-type="float" office:value="51.333336">
            <text:p>51,333336</text:p>
          </table:table-cell>
          <table:table-cell office:value-type="float" office:value="0.248781">
            <text:p>0,248781</text:p>
          </table:table-cell>
          <table:table-cell/>
        </table:table-row>
        <table:table-row table:style-name="ro1">
          <table:table-cell office:value-type="float" office:value="51.366669">
            <text:p>51,366669</text:p>
          </table:table-cell>
          <table:table-cell office:value-type="float" office:value="0.242871">
            <text:p>0,242871</text:p>
          </table:table-cell>
          <table:table-cell/>
        </table:table-row>
        <table:table-row table:style-name="ro1">
          <table:table-cell office:value-type="float" office:value="51.400003">
            <text:p>51,400003</text:p>
          </table:table-cell>
          <table:table-cell office:value-type="float" office:value="0.242561">
            <text:p>0,242561</text:p>
          </table:table-cell>
          <table:table-cell/>
        </table:table-row>
        <table:table-row table:style-name="ro1">
          <table:table-cell office:value-type="float" office:value="51.433336">
            <text:p>51,433336</text:p>
          </table:table-cell>
          <table:table-cell office:value-type="float" office:value="0.22797">
            <text:p>0,22797</text:p>
          </table:table-cell>
          <table:table-cell/>
        </table:table-row>
        <table:table-row table:style-name="ro1">
          <table:table-cell office:value-type="float" office:value="51.466669">
            <text:p>51,466669</text:p>
          </table:table-cell>
          <table:table-cell office:value-type="float" office:value="0.22651">
            <text:p>0,22651</text:p>
          </table:table-cell>
          <table:table-cell/>
        </table:table-row>
        <table:table-row table:style-name="ro1">
          <table:table-cell office:value-type="float" office:value="51.500003">
            <text:p>51,500003</text:p>
          </table:table-cell>
          <table:table-cell office:value-type="float" office:value="0.228967">
            <text:p>0,228967</text:p>
          </table:table-cell>
          <table:table-cell/>
        </table:table-row>
        <table:table-row table:style-name="ro1">
          <table:table-cell office:value-type="float" office:value="51.533336">
            <text:p>51,533336</text:p>
          </table:table-cell>
          <table:table-cell office:value-type="float" office:value="0.213014">
            <text:p>0,213014</text:p>
          </table:table-cell>
          <table:table-cell/>
        </table:table-row>
        <table:table-row table:style-name="ro1">
          <table:table-cell office:value-type="float" office:value="51.566669">
            <text:p>51,566669</text:p>
          </table:table-cell>
          <table:table-cell office:value-type="float" office:value="0.210318">
            <text:p>0,210318</text:p>
          </table:table-cell>
          <table:table-cell/>
        </table:table-row>
        <table:table-row table:style-name="ro1">
          <table:table-cell office:value-type="float" office:value="51.600003">
            <text:p>51,600003</text:p>
          </table:table-cell>
          <table:table-cell office:value-type="float" office:value="0.185972">
            <text:p>0,185972</text:p>
          </table:table-cell>
          <table:table-cell/>
        </table:table-row>
        <table:table-row table:style-name="ro1">
          <table:table-cell office:value-type="float" office:value="51.633336">
            <text:p>51,633336</text:p>
          </table:table-cell>
          <table:table-cell office:value-type="float" office:value="0.194669">
            <text:p>0,194669</text:p>
          </table:table-cell>
          <table:table-cell/>
        </table:table-row>
        <table:table-row table:style-name="ro1">
          <table:table-cell office:value-type="float" office:value="51.666669">
            <text:p>51,666669</text:p>
          </table:table-cell>
          <table:table-cell office:value-type="float" office:value="0.137459">
            <text:p>0,137459</text:p>
          </table:table-cell>
          <table:table-cell/>
        </table:table-row>
        <table:table-row table:style-name="ro1">
          <table:table-cell office:value-type="float" office:value="51.700003">
            <text:p>51,700003</text:p>
          </table:table-cell>
          <table:table-cell office:value-type="float" office:value="0.148316">
            <text:p>0,148316</text:p>
          </table:table-cell>
          <table:table-cell/>
        </table:table-row>
        <table:table-row table:style-name="ro1">
          <table:table-cell office:value-type="float" office:value="51.733336">
            <text:p>51,733336</text:p>
          </table:table-cell>
          <table:table-cell office:value-type="float" office:value="0.111853">
            <text:p>0,111853</text:p>
          </table:table-cell>
          <table:table-cell/>
        </table:table-row>
        <table:table-row table:style-name="ro1">
          <table:table-cell office:value-type="float" office:value="51.766669">
            <text:p>51,766669</text:p>
          </table:table-cell>
          <table:table-cell office:value-type="float" office:value="0.109875">
            <text:p>0,109875</text:p>
          </table:table-cell>
          <table:table-cell/>
        </table:table-row>
        <table:table-row table:style-name="ro1">
          <table:table-cell office:value-type="float" office:value="51.800003">
            <text:p>51,800003</text:p>
          </table:table-cell>
          <table:table-cell office:value-type="float" office:value="0.094151">
            <text:p>0,094151</text:p>
          </table:table-cell>
          <table:table-cell/>
        </table:table-row>
        <table:table-row table:style-name="ro1">
          <table:table-cell office:value-type="float" office:value="51.833336">
            <text:p>51,833336</text:p>
          </table:table-cell>
          <table:table-cell office:value-type="float" office:value="0.099475">
            <text:p>0,099475</text:p>
          </table:table-cell>
          <table:table-cell/>
        </table:table-row>
        <table:table-row table:style-name="ro1">
          <table:table-cell office:value-type="float" office:value="51.866669">
            <text:p>51,866669</text:p>
          </table:table-cell>
          <table:table-cell office:value-type="float" office:value="0.091231">
            <text:p>0,091231</text:p>
          </table:table-cell>
          <table:table-cell/>
        </table:table-row>
        <table:table-row table:style-name="ro1">
          <table:table-cell office:value-type="float" office:value="51.900003">
            <text:p>51,900003</text:p>
          </table:table-cell>
          <table:table-cell office:value-type="float" office:value="0.065833">
            <text:p>0,065833</text:p>
          </table:table-cell>
          <table:table-cell/>
        </table:table-row>
        <table:table-row table:style-name="ro1">
          <table:table-cell office:value-type="float" office:value="51.933336">
            <text:p>51,933336</text:p>
          </table:table-cell>
          <table:table-cell office:value-type="float" office:value="0.036039">
            <text:p>0,036039</text:p>
          </table:table-cell>
          <table:table-cell/>
        </table:table-row>
        <table:table-row table:style-name="ro1">
          <table:table-cell office:value-type="float" office:value="51.966669">
            <text:p>51,966669</text:p>
          </table:table-cell>
          <table:table-cell office:value-type="float" office:value="0.045552">
            <text:p>0,045552</text:p>
          </table:table-cell>
          <table:table-cell/>
        </table:table-row>
        <table:table-row table:style-name="ro1">
          <table:table-cell office:value-type="float" office:value="52.000003">
            <text:p>52,000003</text:p>
          </table:table-cell>
          <table:table-cell office:value-type="float" office:value="0.047445">
            <text:p>0,047445</text:p>
          </table:table-cell>
          <table:table-cell/>
        </table:table-row>
        <table:table-row table:style-name="ro1">
          <table:table-cell office:value-type="float" office:value="52.033336">
            <text:p>52,033336</text:p>
          </table:table-cell>
          <table:table-cell office:value-type="float" office:value="0.019569">
            <text:p>0,019569</text:p>
          </table:table-cell>
          <table:table-cell/>
        </table:table-row>
        <table:table-row table:style-name="ro1">
          <table:table-cell office:value-type="float" office:value="52.066669">
            <text:p>52,066669</text:p>
          </table:table-cell>
          <table:table-cell office:value-type="float" office:value="0.027319">
            <text:p>0,027319</text:p>
          </table:table-cell>
          <table:table-cell/>
        </table:table-row>
        <table:table-row table:style-name="ro1">
          <table:table-cell office:value-type="float" office:value="52.100003">
            <text:p>52,100003</text:p>
          </table:table-cell>
          <table:table-cell office:value-type="float" office:value="0.01993">
            <text:p>0,01993</text:p>
          </table:table-cell>
          <table:table-cell/>
        </table:table-row>
        <table:table-row table:style-name="ro1">
          <table:table-cell office:value-type="float" office:value="52.133336">
            <text:p>52,133336</text:p>
          </table:table-cell>
          <table:table-cell office:value-type="float" office:value="0.00739">
            <text:p>0,00739</text:p>
          </table:table-cell>
          <table:table-cell/>
        </table:table-row>
        <table:table-row table:style-name="ro1">
          <table:table-cell office:value-type="float" office:value="52.166669">
            <text:p>52,166669</text:p>
          </table:table-cell>
          <table:table-cell office:value-type="float" office:value="0.02957">
            <text:p>0,02957</text:p>
          </table:table-cell>
          <table:table-cell/>
        </table:table-row>
        <table:table-row table:style-name="ro1">
          <table:table-cell office:value-type="float" office:value="52.200003">
            <text:p>52,200003</text:p>
          </table:table-cell>
          <table:table-cell office:value-type="float" office:value="0.022738">
            <text:p>0,022738</text:p>
          </table:table-cell>
          <table:table-cell/>
        </table:table-row>
        <table:table-row table:style-name="ro1">
          <table:table-cell office:value-type="float" office:value="52.233336">
            <text:p>52,233336</text:p>
          </table:table-cell>
          <table:table-cell office:value-type="float" office:value="0.035279">
            <text:p>0,035279</text:p>
          </table:table-cell>
          <table:table-cell office:value-type="string">
            <text:p>Generando nueva Gausiana: Amp=-387.3599nm <text:s/>s=0.01157s</text:p>
          </table:table-cell>
        </table:table-row>
        <table:table-row table:style-name="ro1">
          <table:table-cell office:value-type="float" office:value="52.266669">
            <text:p>52,266669</text:p>
          </table:table-cell>
          <table:table-cell office:value-type="float" office:value="0.0549">
            <text:p>0,0549</text:p>
          </table:table-cell>
          <table:table-cell/>
        </table:table-row>
        <table:table-row table:style-name="ro1">
          <table:table-cell office:value-type="float" office:value="52.300003">
            <text:p>52,300003</text:p>
          </table:table-cell>
          <table:table-cell office:value-type="float" office:value="0.03023">
            <text:p>0,03023</text:p>
          </table:table-cell>
          <table:table-cell/>
        </table:table-row>
        <table:table-row table:style-name="ro1">
          <table:table-cell office:value-type="float" office:value="52.333336">
            <text:p>52,333336</text:p>
          </table:table-cell>
          <table:table-cell office:value-type="float" office:value="0.022639">
            <text:p>0,022639</text:p>
          </table:table-cell>
          <table:table-cell/>
        </table:table-row>
        <table:table-row table:style-name="ro1">
          <table:table-cell office:value-type="float" office:value="52.366669">
            <text:p>52,366669</text:p>
          </table:table-cell>
          <table:table-cell office:value-type="float" office:value="0.013792">
            <text:p>0,013792</text:p>
          </table:table-cell>
          <table:table-cell/>
        </table:table-row>
        <table:table-row table:style-name="ro1">
          <table:table-cell office:value-type="float" office:value="52.400003">
            <text:p>52,400003</text:p>
          </table:table-cell>
          <table:table-cell office:value-type="float" office:value="0.018303">
            <text:p>0,018303</text:p>
          </table:table-cell>
          <table:table-cell/>
        </table:table-row>
        <table:table-row table:style-name="ro1">
          <table:table-cell office:value-type="float" office:value="52.433336">
            <text:p>52,433336</text:p>
          </table:table-cell>
          <table:table-cell office:value-type="float" office:value="0.023108">
            <text:p>0,023108</text:p>
          </table:table-cell>
          <table:table-cell/>
        </table:table-row>
        <table:table-row table:style-name="ro1">
          <table:table-cell office:value-type="float" office:value="52.466669">
            <text:p>52,466669</text:p>
          </table:table-cell>
          <table:table-cell office:value-type="float" office:value="0.009873">
            <text:p>0,009873</text:p>
          </table:table-cell>
          <table:table-cell/>
        </table:table-row>
        <table:table-row table:style-name="ro1">
          <table:table-cell office:value-type="float" office:value="52.500003">
            <text:p>52,500003</text:p>
          </table:table-cell>
          <table:table-cell office:value-type="float" office:value="0.019867">
            <text:p>0,019867</text:p>
          </table:table-cell>
          <table:table-cell/>
        </table:table-row>
        <table:table-row table:style-name="ro1">
          <table:table-cell office:value-type="float" office:value="52.533336">
            <text:p>52,533336</text:p>
          </table:table-cell>
          <table:table-cell office:value-type="float" office:value="0.016563">
            <text:p>0,016563</text:p>
          </table:table-cell>
          <table:table-cell/>
        </table:table-row>
        <table:table-row table:style-name="ro1">
          <table:table-cell office:value-type="float" office:value="52.566669">
            <text:p>52,566669</text:p>
          </table:table-cell>
          <table:table-cell office:value-type="float" office:value="0.033735">
            <text:p>0,033735</text:p>
          </table:table-cell>
          <table:table-cell/>
        </table:table-row>
        <table:table-row table:style-name="ro1">
          <table:table-cell office:value-type="float" office:value="52.600003">
            <text:p>52,600003</text:p>
          </table:table-cell>
          <table:table-cell office:value-type="float" office:value="0.033868">
            <text:p>0,033868</text:p>
          </table:table-cell>
          <table:table-cell/>
        </table:table-row>
        <table:table-row table:style-name="ro1">
          <table:table-cell office:value-type="float" office:value="52.633336">
            <text:p>52,633336</text:p>
          </table:table-cell>
          <table:table-cell office:value-type="float" office:value="0.054852">
            <text:p>0,054852</text:p>
          </table:table-cell>
          <table:table-cell/>
        </table:table-row>
        <table:table-row table:style-name="ro1">
          <table:table-cell office:value-type="float" office:value="52.666669">
            <text:p>52,666669</text:p>
          </table:table-cell>
          <table:table-cell office:value-type="float" office:value="0.067501">
            <text:p>0,067501</text:p>
          </table:table-cell>
          <table:table-cell/>
        </table:table-row>
        <table:table-row table:style-name="ro1">
          <table:table-cell office:value-type="float" office:value="52.700003">
            <text:p>52,700003</text:p>
          </table:table-cell>
          <table:table-cell office:value-type="float" office:value="0.075565">
            <text:p>0,075565</text:p>
          </table:table-cell>
          <table:table-cell/>
        </table:table-row>
        <table:table-row table:style-name="ro1">
          <table:table-cell office:value-type="float" office:value="52.733336">
            <text:p>52,733336</text:p>
          </table:table-cell>
          <table:table-cell office:value-type="float" office:value="0.073707">
            <text:p>0,073707</text:p>
          </table:table-cell>
          <table:table-cell/>
        </table:table-row>
        <table:table-row table:style-name="ro1">
          <table:table-cell office:value-type="float" office:value="52.766669">
            <text:p>52,766669</text:p>
          </table:table-cell>
          <table:table-cell office:value-type="float" office:value="0.100001">
            <text:p>0,100001</text:p>
          </table:table-cell>
          <table:table-cell/>
        </table:table-row>
        <table:table-row table:style-name="ro1">
          <table:table-cell office:value-type="float" office:value="52.800003">
            <text:p>52,800003</text:p>
          </table:table-cell>
          <table:table-cell office:value-type="float" office:value="0.085271">
            <text:p>0,085271</text:p>
          </table:table-cell>
          <table:table-cell/>
        </table:table-row>
        <table:table-row table:style-name="ro1">
          <table:table-cell office:value-type="float" office:value="52.833336">
            <text:p>52,833336</text:p>
          </table:table-cell>
          <table:table-cell office:value-type="float" office:value="0.142339">
            <text:p>0,142339</text:p>
          </table:table-cell>
          <table:table-cell/>
        </table:table-row>
        <table:table-row table:style-name="ro1">
          <table:table-cell office:value-type="float" office:value="52.866669">
            <text:p>52,866669</text:p>
          </table:table-cell>
          <table:table-cell office:value-type="float" office:value="0.141071">
            <text:p>0,141071</text:p>
          </table:table-cell>
          <table:table-cell/>
        </table:table-row>
        <table:table-row table:style-name="ro1">
          <table:table-cell office:value-type="float" office:value="52.900003">
            <text:p>52,900003</text:p>
          </table:table-cell>
          <table:table-cell office:value-type="float" office:value="0.15875">
            <text:p>0,15875</text:p>
          </table:table-cell>
          <table:table-cell/>
        </table:table-row>
        <table:table-row table:style-name="ro1">
          <table:table-cell office:value-type="float" office:value="52.933336">
            <text:p>52,933336</text:p>
          </table:table-cell>
          <table:table-cell office:value-type="float" office:value="0.166517">
            <text:p>0,166517</text:p>
          </table:table-cell>
          <table:table-cell/>
        </table:table-row>
        <table:table-row table:style-name="ro1">
          <table:table-cell office:value-type="float" office:value="52.966669">
            <text:p>52,966669</text:p>
          </table:table-cell>
          <table:table-cell office:value-type="float" office:value="0.195661">
            <text:p>0,195661</text:p>
          </table:table-cell>
          <table:table-cell/>
        </table:table-row>
        <table:table-row table:style-name="ro1">
          <table:table-cell office:value-type="float" office:value="53.000003">
            <text:p>53,000003</text:p>
          </table:table-cell>
          <table:table-cell office:value-type="float" office:value="0.205673">
            <text:p>0,205673</text:p>
          </table:table-cell>
          <table:table-cell/>
        </table:table-row>
        <table:table-row table:style-name="ro1">
          <table:table-cell office:value-type="float" office:value="53.033336">
            <text:p>53,033336</text:p>
          </table:table-cell>
          <table:table-cell office:value-type="float" office:value="0.202829">
            <text:p>0,202829</text:p>
          </table:table-cell>
          <table:table-cell/>
        </table:table-row>
        <table:table-row table:style-name="ro1">
          <table:table-cell office:value-type="float" office:value="53.066669">
            <text:p>53,066669</text:p>
          </table:table-cell>
          <table:table-cell office:value-type="float" office:value="0.218585">
            <text:p>0,218585</text:p>
          </table:table-cell>
          <table:table-cell/>
        </table:table-row>
        <table:table-row table:style-name="ro1">
          <table:table-cell office:value-type="float" office:value="53.100003">
            <text:p>53,100003</text:p>
          </table:table-cell>
          <table:table-cell office:value-type="float" office:value="0.217216">
            <text:p>0,217216</text:p>
          </table:table-cell>
          <table:table-cell/>
        </table:table-row>
        <table:table-row table:style-name="ro1">
          <table:table-cell office:value-type="float" office:value="53.133336">
            <text:p>53,133336</text:p>
          </table:table-cell>
          <table:table-cell office:value-type="float" office:value="0.232093">
            <text:p>0,232093</text:p>
          </table:table-cell>
          <table:table-cell/>
        </table:table-row>
        <table:table-row table:style-name="ro1">
          <table:table-cell office:value-type="float" office:value="53.166669">
            <text:p>53,166669</text:p>
          </table:table-cell>
          <table:table-cell office:value-type="float" office:value="0.216726">
            <text:p>0,216726</text:p>
          </table:table-cell>
          <table:table-cell/>
        </table:table-row>
        <table:table-row table:style-name="ro1">
          <table:table-cell office:value-type="float" office:value="53.200003">
            <text:p>53,200003</text:p>
          </table:table-cell>
          <table:table-cell office:value-type="float" office:value="0.22594">
            <text:p>0,22594</text:p>
          </table:table-cell>
          <table:table-cell/>
        </table:table-row>
        <table:table-row table:style-name="ro1">
          <table:table-cell office:value-type="float" office:value="53.233336">
            <text:p>53,233336</text:p>
          </table:table-cell>
          <table:table-cell office:value-type="float" office:value="0.207679">
            <text:p>0,207679</text:p>
          </table:table-cell>
          <table:table-cell/>
        </table:table-row>
        <table:table-row table:style-name="ro1">
          <table:table-cell office:value-type="float" office:value="53.266669">
            <text:p>53,266669</text:p>
          </table:table-cell>
          <table:table-cell office:value-type="float" office:value="0.199977">
            <text:p>0,199977</text:p>
          </table:table-cell>
          <table:table-cell/>
        </table:table-row>
        <table:table-row table:style-name="ro1">
          <table:table-cell office:value-type="float" office:value="53.300003">
            <text:p>53,300003</text:p>
          </table:table-cell>
          <table:table-cell office:value-type="float" office:value="0.177878">
            <text:p>0,177878</text:p>
          </table:table-cell>
          <table:table-cell/>
        </table:table-row>
        <table:table-row table:style-name="ro1">
          <table:table-cell office:value-type="float" office:value="53.333336">
            <text:p>53,333336</text:p>
          </table:table-cell>
          <table:table-cell office:value-type="float" office:value="0.164496">
            <text:p>0,164496</text:p>
          </table:table-cell>
          <table:table-cell/>
        </table:table-row>
        <table:table-row table:style-name="ro1">
          <table:table-cell office:value-type="float" office:value="53.366669">
            <text:p>53,366669</text:p>
          </table:table-cell>
          <table:table-cell office:value-type="float" office:value="0.149113">
            <text:p>0,149113</text:p>
          </table:table-cell>
          <table:table-cell/>
        </table:table-row>
        <table:table-row table:style-name="ro1">
          <table:table-cell office:value-type="float" office:value="53.400003">
            <text:p>53,400003</text:p>
          </table:table-cell>
          <table:table-cell office:value-type="float" office:value="0.132864">
            <text:p>0,132864</text:p>
          </table:table-cell>
          <table:table-cell/>
        </table:table-row>
        <table:table-row table:style-name="ro1">
          <table:table-cell office:value-type="float" office:value="53.433336">
            <text:p>53,433336</text:p>
          </table:table-cell>
          <table:table-cell office:value-type="float" office:value="0.13448">
            <text:p>0,13448</text:p>
          </table:table-cell>
          <table:table-cell/>
        </table:table-row>
        <table:table-row table:style-name="ro1">
          <table:table-cell office:value-type="float" office:value="53.466669">
            <text:p>53,466669</text:p>
          </table:table-cell>
          <table:table-cell office:value-type="float" office:value="0.079018">
            <text:p>0,079018</text:p>
          </table:table-cell>
          <table:table-cell/>
        </table:table-row>
        <table:table-row table:style-name="ro1">
          <table:table-cell office:value-type="float" office:value="53.500003">
            <text:p>53,500003</text:p>
          </table:table-cell>
          <table:table-cell office:value-type="float" office:value="0.070277">
            <text:p>0,070277</text:p>
          </table:table-cell>
          <table:table-cell/>
        </table:table-row>
        <table:table-row table:style-name="ro1">
          <table:table-cell office:value-type="float" office:value="53.533336">
            <text:p>53,533336</text:p>
          </table:table-cell>
          <table:table-cell office:value-type="float" office:value="0.072136">
            <text:p>0,072136</text:p>
          </table:table-cell>
          <table:table-cell/>
        </table:table-row>
        <table:table-row table:style-name="ro1">
          <table:table-cell office:value-type="float" office:value="53.566669">
            <text:p>53,566669</text:p>
          </table:table-cell>
          <table:table-cell office:value-type="float" office:value="0.068655">
            <text:p>0,068655</text:p>
          </table:table-cell>
          <table:table-cell/>
        </table:table-row>
        <table:table-row table:style-name="ro1">
          <table:table-cell office:value-type="float" office:value="53.600003">
            <text:p>53,600003</text:p>
          </table:table-cell>
          <table:table-cell office:value-type="float" office:value="0.057145">
            <text:p>0,057145</text:p>
          </table:table-cell>
          <table:table-cell/>
        </table:table-row>
        <table:table-row table:style-name="ro1">
          <table:table-cell office:value-type="float" office:value="53.633336">
            <text:p>53,633336</text:p>
          </table:table-cell>
          <table:table-cell office:value-type="float" office:value="0.049365">
            <text:p>0,049365</text:p>
          </table:table-cell>
          <table:table-cell/>
        </table:table-row>
        <table:table-row table:style-name="ro1">
          <table:table-cell office:value-type="float" office:value="53.666669">
            <text:p>53,666669</text:p>
          </table:table-cell>
          <table:table-cell office:value-type="float" office:value="0.03707">
            <text:p>0,03707</text:p>
          </table:table-cell>
          <table:table-cell/>
        </table:table-row>
        <table:table-row table:style-name="ro1">
          <table:table-cell office:value-type="float" office:value="53.700003">
            <text:p>53,700003</text:p>
          </table:table-cell>
          <table:table-cell office:value-type="float" office:value="0.020345">
            <text:p>0,020345</text:p>
          </table:table-cell>
          <table:table-cell/>
        </table:table-row>
        <table:table-row table:style-name="ro1">
          <table:table-cell office:value-type="float" office:value="53.733336">
            <text:p>53,733336</text:p>
          </table:table-cell>
          <table:table-cell office:value-type="float" office:value="0.028834">
            <text:p>0,028834</text:p>
          </table:table-cell>
          <table:table-cell/>
        </table:table-row>
        <table:table-row table:style-name="ro1">
          <table:table-cell office:value-type="float" office:value="53.766669">
            <text:p>53,766669</text:p>
          </table:table-cell>
          <table:table-cell office:value-type="float" office:value="0.02005">
            <text:p>0,02005</text:p>
          </table:table-cell>
          <table:table-cell/>
        </table:table-row>
        <table:table-row table:style-name="ro1">
          <table:table-cell office:value-type="float" office:value="53.800003">
            <text:p>53,800003</text:p>
          </table:table-cell>
          <table:table-cell office:value-type="float" office:value="0.007453">
            <text:p>0,007453</text:p>
          </table:table-cell>
          <table:table-cell/>
        </table:table-row>
        <table:table-row table:style-name="ro1">
          <table:table-cell office:value-type="float" office:value="53.833336">
            <text:p>53,833336</text:p>
          </table:table-cell>
          <table:table-cell office:value-type="float" office:value="0.011158">
            <text:p>0,011158</text:p>
          </table:table-cell>
          <table:table-cell/>
        </table:table-row>
        <table:table-row table:style-name="ro1">
          <table:table-cell office:value-type="float" office:value="53.866669">
            <text:p>53,866669</text:p>
          </table:table-cell>
          <table:table-cell office:value-type="float" office:value="0.0338">
            <text:p>0,0338</text:p>
          </table:table-cell>
          <table:table-cell/>
        </table:table-row>
        <table:table-row table:style-name="ro1">
          <table:table-cell office:value-type="float" office:value="53.900003">
            <text:p>53,900003</text:p>
          </table:table-cell>
          <table:table-cell office:value-type="float" office:value="0.026666">
            <text:p>0,026666</text:p>
          </table:table-cell>
          <table:table-cell/>
        </table:table-row>
        <table:table-row table:style-name="ro1">
          <table:table-cell office:value-type="float" office:value="53.933336">
            <text:p>53,933336</text:p>
          </table:table-cell>
          <table:table-cell office:value-type="float" office:value="0.047829">
            <text:p>0,047829</text:p>
          </table:table-cell>
          <table:table-cell/>
        </table:table-row>
        <table:table-row table:style-name="ro1">
          <table:table-cell office:value-type="float" office:value="53.966669">
            <text:p>53,966669</text:p>
          </table:table-cell>
          <table:table-cell office:value-type="float" office:value="0.06111">
            <text:p>0,06111</text:p>
          </table:table-cell>
          <table:table-cell/>
        </table:table-row>
        <table:table-row table:style-name="ro1">
          <table:table-cell office:value-type="float" office:value="54.000003">
            <text:p>54,000003</text:p>
          </table:table-cell>
          <table:table-cell office:value-type="float" office:value="0.046557">
            <text:p>0,046557</text:p>
          </table:table-cell>
          <table:table-cell office:value-type="string">
            <text:p>Generando nueva Gausiana: Amp=170.9436nm <text:s/>s=0.00970s</text:p>
          </table:table-cell>
        </table:table-row>
        <table:table-row table:style-name="ro1">
          <table:table-cell office:value-type="float" office:value="54.033336">
            <text:p>54,033336</text:p>
          </table:table-cell>
          <table:table-cell office:value-type="float" office:value="0.258122">
            <text:p>0,258122</text:p>
          </table:table-cell>
          <table:table-cell/>
        </table:table-row>
        <table:table-row table:style-name="ro1">
          <table:table-cell office:value-type="float" office:value="54.066669">
            <text:p>54,066669</text:p>
          </table:table-cell>
          <table:table-cell office:value-type="float" office:value="0.241472">
            <text:p>0,241472</text:p>
          </table:table-cell>
          <table:table-cell/>
        </table:table-row>
        <table:table-row table:style-name="ro1">
          <table:table-cell office:value-type="float" office:value="54.100003">
            <text:p>54,100003</text:p>
          </table:table-cell>
          <table:table-cell office:value-type="float" office:value="0.235672">
            <text:p>0,235672</text:p>
          </table:table-cell>
          <table:table-cell/>
        </table:table-row>
        <table:table-row table:style-name="ro1">
          <table:table-cell office:value-type="float" office:value="54.133336">
            <text:p>54,133336</text:p>
          </table:table-cell>
          <table:table-cell office:value-type="float" office:value="0.211323">
            <text:p>0,211323</text:p>
          </table:table-cell>
          <table:table-cell/>
        </table:table-row>
        <table:table-row table:style-name="ro1">
          <table:table-cell office:value-type="float" office:value="54.166669">
            <text:p>54,166669</text:p>
          </table:table-cell>
          <table:table-cell office:value-type="float" office:value="0.231122">
            <text:p>0,231122</text:p>
          </table:table-cell>
          <table:table-cell/>
        </table:table-row>
        <table:table-row table:style-name="ro1">
          <table:table-cell office:value-type="float" office:value="54.200003">
            <text:p>54,200003</text:p>
          </table:table-cell>
          <table:table-cell office:value-type="float" office:value="0.244742">
            <text:p>0,244742</text:p>
          </table:table-cell>
          <table:table-cell/>
        </table:table-row>
        <table:table-row table:style-name="ro1">
          <table:table-cell office:value-type="float" office:value="54.233336">
            <text:p>54,233336</text:p>
          </table:table-cell>
          <table:table-cell office:value-type="float" office:value="0.232434">
            <text:p>0,232434</text:p>
          </table:table-cell>
          <table:table-cell/>
        </table:table-row>
        <table:table-row table:style-name="ro1">
          <table:table-cell office:value-type="float" office:value="54.266669">
            <text:p>54,266669</text:p>
          </table:table-cell>
          <table:table-cell office:value-type="float" office:value="0.224451">
            <text:p>0,224451</text:p>
          </table:table-cell>
          <table:table-cell/>
        </table:table-row>
        <table:table-row table:style-name="ro1">
          <table:table-cell office:value-type="float" office:value="54.300003">
            <text:p>54,300003</text:p>
          </table:table-cell>
          <table:table-cell office:value-type="float" office:value="0.220405">
            <text:p>0,220405</text:p>
          </table:table-cell>
          <table:table-cell/>
        </table:table-row>
        <table:table-row table:style-name="ro1">
          <table:table-cell office:value-type="float" office:value="54.333336">
            <text:p>54,333336</text:p>
          </table:table-cell>
          <table:table-cell office:value-type="float" office:value="0.230679">
            <text:p>0,230679</text:p>
          </table:table-cell>
          <table:table-cell/>
        </table:table-row>
        <table:table-row table:style-name="ro1">
          <table:table-cell office:value-type="float" office:value="54.36667">
            <text:p>54,36667</text:p>
          </table:table-cell>
          <table:table-cell office:value-type="float" office:value="0.238104">
            <text:p>0,238104</text:p>
          </table:table-cell>
          <table:table-cell/>
        </table:table-row>
        <table:table-row table:style-name="ro1">
          <table:table-cell office:value-type="float" office:value="54.400003">
            <text:p>54,400003</text:p>
          </table:table-cell>
          <table:table-cell office:value-type="float" office:value="0.239271">
            <text:p>0,239271</text:p>
          </table:table-cell>
          <table:table-cell/>
        </table:table-row>
        <table:table-row table:style-name="ro1">
          <table:table-cell office:value-type="float" office:value="54.433336">
            <text:p>54,433336</text:p>
          </table:table-cell>
          <table:table-cell office:value-type="float" office:value="0.232094">
            <text:p>0,232094</text:p>
          </table:table-cell>
          <table:table-cell/>
        </table:table-row>
        <table:table-row table:style-name="ro1">
          <table:table-cell office:value-type="float" office:value="54.46667">
            <text:p>54,46667</text:p>
          </table:table-cell>
          <table:table-cell office:value-type="float" office:value="0.232179">
            <text:p>0,232179</text:p>
          </table:table-cell>
          <table:table-cell/>
        </table:table-row>
        <table:table-row table:style-name="ro1">
          <table:table-cell office:value-type="float" office:value="54.500003">
            <text:p>54,500003</text:p>
          </table:table-cell>
          <table:table-cell office:value-type="float" office:value="0.246837">
            <text:p>0,246837</text:p>
          </table:table-cell>
          <table:table-cell/>
        </table:table-row>
        <table:table-row table:style-name="ro1">
          <table:table-cell office:value-type="float" office:value="54.533336">
            <text:p>54,533336</text:p>
          </table:table-cell>
          <table:table-cell office:value-type="float" office:value="0.233236">
            <text:p>0,233236</text:p>
          </table:table-cell>
          <table:table-cell/>
        </table:table-row>
        <table:table-row table:style-name="ro1">
          <table:table-cell office:value-type="float" office:value="54.56667">
            <text:p>54,56667</text:p>
          </table:table-cell>
          <table:table-cell office:value-type="float" office:value="0.237883">
            <text:p>0,237883</text:p>
          </table:table-cell>
          <table:table-cell/>
        </table:table-row>
        <table:table-row table:style-name="ro1">
          <table:table-cell office:value-type="float" office:value="54.600003">
            <text:p>54,600003</text:p>
          </table:table-cell>
          <table:table-cell office:value-type="float" office:value="0.23403">
            <text:p>0,23403</text:p>
          </table:table-cell>
          <table:table-cell/>
        </table:table-row>
        <table:table-row table:style-name="ro1">
          <table:table-cell office:value-type="float" office:value="54.633336">
            <text:p>54,633336</text:p>
          </table:table-cell>
          <table:table-cell office:value-type="float" office:value="0.259256">
            <text:p>0,259256</text:p>
          </table:table-cell>
          <table:table-cell/>
        </table:table-row>
        <table:table-row table:style-name="ro1">
          <table:table-cell office:value-type="float" office:value="54.66667">
            <text:p>54,66667</text:p>
          </table:table-cell>
          <table:table-cell office:value-type="float" office:value="0.267751">
            <text:p>0,267751</text:p>
          </table:table-cell>
          <table:table-cell/>
        </table:table-row>
        <table:table-row table:style-name="ro1">
          <table:table-cell office:value-type="float" office:value="54.700003">
            <text:p>54,700003</text:p>
          </table:table-cell>
          <table:table-cell office:value-type="float" office:value="0.257007">
            <text:p>0,257007</text:p>
          </table:table-cell>
          <table:table-cell/>
        </table:table-row>
        <table:table-row table:style-name="ro1">
          <table:table-cell office:value-type="float" office:value="54.733336">
            <text:p>54,733336</text:p>
          </table:table-cell>
          <table:table-cell office:value-type="float" office:value="0.263526">
            <text:p>0,263526</text:p>
          </table:table-cell>
          <table:table-cell/>
        </table:table-row>
        <table:table-row table:style-name="ro1">
          <table:table-cell office:value-type="float" office:value="54.76667">
            <text:p>54,76667</text:p>
          </table:table-cell>
          <table:table-cell office:value-type="float" office:value="0.270254">
            <text:p>0,270254</text:p>
          </table:table-cell>
          <table:table-cell/>
        </table:table-row>
        <table:table-row table:style-name="ro1">
          <table:table-cell office:value-type="float" office:value="54.800003">
            <text:p>54,800003</text:p>
          </table:table-cell>
          <table:table-cell office:value-type="float" office:value="0.261353">
            <text:p>0,261353</text:p>
          </table:table-cell>
          <table:table-cell/>
        </table:table-row>
        <table:table-row table:style-name="ro1">
          <table:table-cell office:value-type="float" office:value="54.833336">
            <text:p>54,833336</text:p>
          </table:table-cell>
          <table:table-cell office:value-type="float" office:value="0.257172">
            <text:p>0,257172</text:p>
          </table:table-cell>
          <table:table-cell/>
        </table:table-row>
        <table:table-row table:style-name="ro1">
          <table:table-cell office:value-type="float" office:value="54.86667">
            <text:p>54,86667</text:p>
          </table:table-cell>
          <table:table-cell office:value-type="float" office:value="0.26494">
            <text:p>0,26494</text:p>
          </table:table-cell>
          <table:table-cell/>
        </table:table-row>
        <table:table-row table:style-name="ro1">
          <table:table-cell office:value-type="float" office:value="54.900003">
            <text:p>54,900003</text:p>
          </table:table-cell>
          <table:table-cell office:value-type="float" office:value="0.259081">
            <text:p>0,259081</text:p>
          </table:table-cell>
          <table:table-cell/>
        </table:table-row>
        <table:table-row table:style-name="ro1">
          <table:table-cell office:value-type="float" office:value="54.933336">
            <text:p>54,933336</text:p>
          </table:table-cell>
          <table:table-cell office:value-type="float" office:value="0.261284">
            <text:p>0,261284</text:p>
          </table:table-cell>
          <table:table-cell/>
        </table:table-row>
        <table:table-row table:style-name="ro1">
          <table:table-cell office:value-type="float" office:value="54.96667">
            <text:p>54,96667</text:p>
          </table:table-cell>
          <table:table-cell office:value-type="float" office:value="0.276568">
            <text:p>0,276568</text:p>
          </table:table-cell>
          <table:table-cell/>
        </table:table-row>
        <table:table-row table:style-name="ro1">
          <table:table-cell office:value-type="float" office:value="55.000003">
            <text:p>55,000003</text:p>
          </table:table-cell>
          <table:table-cell office:value-type="float" office:value="0.254533">
            <text:p>0,254533</text:p>
          </table:table-cell>
          <table:table-cell/>
        </table:table-row>
        <table:table-row table:style-name="ro1">
          <table:table-cell office:value-type="float" office:value="55.033336">
            <text:p>55,033336</text:p>
          </table:table-cell>
          <table:table-cell office:value-type="float" office:value="0.26729">
            <text:p>0,26729</text:p>
          </table:table-cell>
          <table:table-cell/>
        </table:table-row>
        <table:table-row table:style-name="ro1">
          <table:table-cell office:value-type="float" office:value="55.06667">
            <text:p>55,06667</text:p>
          </table:table-cell>
          <table:table-cell office:value-type="float" office:value="0.26463">
            <text:p>0,26463</text:p>
          </table:table-cell>
          <table:table-cell/>
        </table:table-row>
        <table:table-row table:style-name="ro1">
          <table:table-cell office:value-type="float" office:value="55.100003">
            <text:p>55,100003</text:p>
          </table:table-cell>
          <table:table-cell office:value-type="float" office:value="0.247509">
            <text:p>0,247509</text:p>
          </table:table-cell>
          <table:table-cell/>
        </table:table-row>
        <table:table-row table:style-name="ro1">
          <table:table-cell office:value-type="float" office:value="55.133336">
            <text:p>55,133336</text:p>
          </table:table-cell>
          <table:table-cell office:value-type="float" office:value="0.257532">
            <text:p>0,257532</text:p>
          </table:table-cell>
          <table:table-cell/>
        </table:table-row>
        <table:table-row table:style-name="ro1">
          <table:table-cell office:value-type="float" office:value="55.16667">
            <text:p>55,16667</text:p>
          </table:table-cell>
          <table:table-cell office:value-type="float" office:value="0.253555">
            <text:p>0,253555</text:p>
          </table:table-cell>
          <table:table-cell/>
        </table:table-row>
        <table:table-row table:style-name="ro1">
          <table:table-cell office:value-type="float" office:value="55.200003">
            <text:p>55,200003</text:p>
          </table:table-cell>
          <table:table-cell office:value-type="float" office:value="0.239451">
            <text:p>0,239451</text:p>
          </table:table-cell>
          <table:table-cell/>
        </table:table-row>
        <table:table-row table:style-name="ro1">
          <table:table-cell office:value-type="float" office:value="55.233336">
            <text:p>55,233336</text:p>
          </table:table-cell>
          <table:table-cell office:value-type="float" office:value="0.243238">
            <text:p>0,243238</text:p>
          </table:table-cell>
          <table:table-cell/>
        </table:table-row>
        <table:table-row table:style-name="ro1">
          <table:table-cell office:value-type="float" office:value="55.26667">
            <text:p>55,26667</text:p>
          </table:table-cell>
          <table:table-cell office:value-type="float" office:value="0.228902">
            <text:p>0,228902</text:p>
          </table:table-cell>
          <table:table-cell/>
        </table:table-row>
        <table:table-row table:style-name="ro1">
          <table:table-cell office:value-type="float" office:value="55.300003">
            <text:p>55,300003</text:p>
          </table:table-cell>
          <table:table-cell office:value-type="float" office:value="0.241029">
            <text:p>0,241029</text:p>
          </table:table-cell>
          <table:table-cell/>
        </table:table-row>
        <table:table-row table:style-name="ro1">
          <table:table-cell office:value-type="float" office:value="55.333336">
            <text:p>55,333336</text:p>
          </table:table-cell>
          <table:table-cell office:value-type="float" office:value="0.246101">
            <text:p>0,246101</text:p>
          </table:table-cell>
          <table:table-cell/>
        </table:table-row>
        <table:table-row table:style-name="ro1">
          <table:table-cell office:value-type="float" office:value="55.36667">
            <text:p>55,36667</text:p>
          </table:table-cell>
          <table:table-cell office:value-type="float" office:value="0.228156">
            <text:p>0,228156</text:p>
          </table:table-cell>
          <table:table-cell/>
        </table:table-row>
        <table:table-row table:style-name="ro1">
          <table:table-cell office:value-type="float" office:value="55.400003">
            <text:p>55,400003</text:p>
          </table:table-cell>
          <table:table-cell office:value-type="float" office:value="0.231256">
            <text:p>0,231256</text:p>
          </table:table-cell>
          <table:table-cell/>
        </table:table-row>
        <table:table-row table:style-name="ro1">
          <table:table-cell office:value-type="float" office:value="55.433336">
            <text:p>55,433336</text:p>
          </table:table-cell>
          <table:table-cell office:value-type="float" office:value="0.219917">
            <text:p>0,219917</text:p>
          </table:table-cell>
          <table:table-cell/>
        </table:table-row>
        <table:table-row table:style-name="ro1">
          <table:table-cell office:value-type="float" office:value="55.46667">
            <text:p>55,46667</text:p>
          </table:table-cell>
          <table:table-cell office:value-type="float" office:value="0.211445">
            <text:p>0,211445</text:p>
          </table:table-cell>
          <table:table-cell/>
        </table:table-row>
        <table:table-row table:style-name="ro1">
          <table:table-cell office:value-type="float" office:value="55.500003">
            <text:p>55,500003</text:p>
          </table:table-cell>
          <table:table-cell office:value-type="float" office:value="0.210011">
            <text:p>0,210011</text:p>
          </table:table-cell>
          <table:table-cell/>
        </table:table-row>
        <table:table-row table:style-name="ro1">
          <table:table-cell office:value-type="float" office:value="55.533336">
            <text:p>55,533336</text:p>
          </table:table-cell>
          <table:table-cell office:value-type="float" office:value="0.219669">
            <text:p>0,219669</text:p>
          </table:table-cell>
          <table:table-cell/>
        </table:table-row>
        <table:table-row table:style-name="ro1">
          <table:table-cell office:value-type="float" office:value="55.56667">
            <text:p>55,56667</text:p>
          </table:table-cell>
          <table:table-cell office:value-type="float" office:value="0.21906">
            <text:p>0,21906</text:p>
          </table:table-cell>
          <table:table-cell/>
        </table:table-row>
        <table:table-row table:style-name="ro1">
          <table:table-cell office:value-type="float" office:value="55.600003">
            <text:p>55,600003</text:p>
          </table:table-cell>
          <table:table-cell office:value-type="float" office:value="0.225174">
            <text:p>0,225174</text:p>
          </table:table-cell>
          <table:table-cell/>
        </table:table-row>
        <table:table-row table:style-name="ro1">
          <table:table-cell office:value-type="float" office:value="55.633336">
            <text:p>55,633336</text:p>
          </table:table-cell>
          <table:table-cell office:value-type="float" office:value="0.207811">
            <text:p>0,207811</text:p>
          </table:table-cell>
          <table:table-cell/>
        </table:table-row>
        <table:table-row table:style-name="ro1">
          <table:table-cell office:value-type="float" office:value="55.66667">
            <text:p>55,66667</text:p>
          </table:table-cell>
          <table:table-cell office:value-type="float" office:value="0.224036">
            <text:p>0,224036</text:p>
          </table:table-cell>
          <table:table-cell/>
        </table:table-row>
        <table:table-row table:style-name="ro1">
          <table:table-cell office:value-type="float" office:value="55.700003">
            <text:p>55,700003</text:p>
          </table:table-cell>
          <table:table-cell office:value-type="float" office:value="0.219745">
            <text:p>0,219745</text:p>
          </table:table-cell>
          <table:table-cell/>
        </table:table-row>
        <table:table-row table:style-name="ro1">
          <table:table-cell office:value-type="float" office:value="55.733336">
            <text:p>55,733336</text:p>
          </table:table-cell>
          <table:table-cell office:value-type="float" office:value="0.225685">
            <text:p>0,225685</text:p>
          </table:table-cell>
          <table:table-cell/>
        </table:table-row>
        <table:table-row table:style-name="ro1">
          <table:table-cell office:value-type="float" office:value="55.76667">
            <text:p>55,76667</text:p>
          </table:table-cell>
          <table:table-cell office:value-type="float" office:value="0.247927">
            <text:p>0,247927</text:p>
          </table:table-cell>
          <table:table-cell office:value-type="string">
            <text:p>Generando nueva Gausiana: Amp=-186.1012nm <text:s/>s=0.01197s</text:p>
          </table:table-cell>
        </table:table-row>
        <table:table-row table:style-name="ro1">
          <table:table-cell office:value-type="float" office:value="55.800003">
            <text:p>55,800003</text:p>
          </table:table-cell>
          <table:table-cell office:value-type="float" office:value="0.214262">
            <text:p>0,214262</text:p>
          </table:table-cell>
          <table:table-cell/>
        </table:table-row>
        <table:table-row table:style-name="ro1">
          <table:table-cell office:value-type="float" office:value="55.833336">
            <text:p>55,833336</text:p>
          </table:table-cell>
          <table:table-cell office:value-type="float" office:value="0.218968">
            <text:p>0,218968</text:p>
          </table:table-cell>
          <table:table-cell/>
        </table:table-row>
        <table:table-row table:style-name="ro1">
          <table:table-cell office:value-type="float" office:value="55.86667">
            <text:p>55,86667</text:p>
          </table:table-cell>
          <table:table-cell office:value-type="float" office:value="0.197369">
            <text:p>0,197369</text:p>
          </table:table-cell>
          <table:table-cell/>
        </table:table-row>
        <table:table-row table:style-name="ro1">
          <table:table-cell office:value-type="float" office:value="55.900003">
            <text:p>55,900003</text:p>
          </table:table-cell>
          <table:table-cell office:value-type="float" office:value="0.232025">
            <text:p>0,232025</text:p>
          </table:table-cell>
          <table:table-cell/>
        </table:table-row>
        <table:table-row table:style-name="ro1">
          <table:table-cell office:value-type="float" office:value="55.933336">
            <text:p>55,933336</text:p>
          </table:table-cell>
          <table:table-cell office:value-type="float" office:value="0.227622">
            <text:p>0,227622</text:p>
          </table:table-cell>
          <table:table-cell/>
        </table:table-row>
        <table:table-row table:style-name="ro1">
          <table:table-cell office:value-type="float" office:value="55.96667">
            <text:p>55,96667</text:p>
          </table:table-cell>
          <table:table-cell office:value-type="float" office:value="0.225068">
            <text:p>0,225068</text:p>
          </table:table-cell>
          <table:table-cell/>
        </table:table-row>
        <table:table-row table:style-name="ro1">
          <table:table-cell office:value-type="float" office:value="56.000003">
            <text:p>56,000003</text:p>
          </table:table-cell>
          <table:table-cell office:value-type="float" office:value="0.222357">
            <text:p>0,222357</text:p>
          </table:table-cell>
          <table:table-cell/>
        </table:table-row>
        <table:table-row table:style-name="ro1">
          <table:table-cell office:value-type="float" office:value="56.033336">
            <text:p>56,033336</text:p>
          </table:table-cell>
          <table:table-cell office:value-type="float" office:value="0.206408">
            <text:p>0,206408</text:p>
          </table:table-cell>
          <table:table-cell/>
        </table:table-row>
        <table:table-row table:style-name="ro1">
          <table:table-cell office:value-type="float" office:value="56.06667">
            <text:p>56,06667</text:p>
          </table:table-cell>
          <table:table-cell office:value-type="float" office:value="0.240394">
            <text:p>0,240394</text:p>
          </table:table-cell>
          <table:table-cell/>
        </table:table-row>
        <table:table-row table:style-name="ro1">
          <table:table-cell office:value-type="float" office:value="56.100003">
            <text:p>56,100003</text:p>
          </table:table-cell>
          <table:table-cell office:value-type="float" office:value="0.231008">
            <text:p>0,231008</text:p>
          </table:table-cell>
          <table:table-cell/>
        </table:table-row>
        <table:table-row table:style-name="ro1">
          <table:table-cell office:value-type="float" office:value="56.133336">
            <text:p>56,133336</text:p>
          </table:table-cell>
          <table:table-cell office:value-type="float" office:value="0.232359">
            <text:p>0,232359</text:p>
          </table:table-cell>
          <table:table-cell/>
        </table:table-row>
        <table:table-row table:style-name="ro1">
          <table:table-cell office:value-type="float" office:value="56.16667">
            <text:p>56,16667</text:p>
          </table:table-cell>
          <table:table-cell office:value-type="float" office:value="0.251289">
            <text:p>0,251289</text:p>
          </table:table-cell>
          <table:table-cell/>
        </table:table-row>
        <table:table-row table:style-name="ro1">
          <table:table-cell office:value-type="float" office:value="56.200003">
            <text:p>56,200003</text:p>
          </table:table-cell>
          <table:table-cell office:value-type="float" office:value="0.237043">
            <text:p>0,237043</text:p>
          </table:table-cell>
          <table:table-cell/>
        </table:table-row>
        <table:table-row table:style-name="ro1">
          <table:table-cell office:value-type="float" office:value="56.233336">
            <text:p>56,233336</text:p>
          </table:table-cell>
          <table:table-cell office:value-type="float" office:value="0.243094">
            <text:p>0,243094</text:p>
          </table:table-cell>
          <table:table-cell/>
        </table:table-row>
        <table:table-row table:style-name="ro1">
          <table:table-cell office:value-type="float" office:value="56.26667">
            <text:p>56,26667</text:p>
          </table:table-cell>
          <table:table-cell office:value-type="float" office:value="0.252805">
            <text:p>0,252805</text:p>
          </table:table-cell>
          <table:table-cell/>
        </table:table-row>
        <table:table-row table:style-name="ro1">
          <table:table-cell office:value-type="float" office:value="56.300003">
            <text:p>56,300003</text:p>
          </table:table-cell>
          <table:table-cell office:value-type="float" office:value="0.244661">
            <text:p>0,244661</text:p>
          </table:table-cell>
          <table:table-cell/>
        </table:table-row>
        <table:table-row table:style-name="ro1">
          <table:table-cell office:value-type="float" office:value="56.333336">
            <text:p>56,333336</text:p>
          </table:table-cell>
          <table:table-cell office:value-type="float" office:value="0.256976">
            <text:p>0,256976</text:p>
          </table:table-cell>
          <table:table-cell/>
        </table:table-row>
        <table:table-row table:style-name="ro1">
          <table:table-cell office:value-type="float" office:value="56.36667">
            <text:p>56,36667</text:p>
          </table:table-cell>
          <table:table-cell office:value-type="float" office:value="0.275244">
            <text:p>0,275244</text:p>
          </table:table-cell>
          <table:table-cell/>
        </table:table-row>
        <table:table-row table:style-name="ro1">
          <table:table-cell office:value-type="float" office:value="56.400003">
            <text:p>56,400003</text:p>
          </table:table-cell>
          <table:table-cell office:value-type="float" office:value="0.290718">
            <text:p>0,290718</text:p>
          </table:table-cell>
          <table:table-cell/>
        </table:table-row>
        <table:table-row table:style-name="ro1">
          <table:table-cell office:value-type="float" office:value="56.433336">
            <text:p>56,433336</text:p>
          </table:table-cell>
          <table:table-cell office:value-type="float" office:value="0.279232">
            <text:p>0,279232</text:p>
          </table:table-cell>
          <table:table-cell/>
        </table:table-row>
        <table:table-row table:style-name="ro1">
          <table:table-cell office:value-type="float" office:value="56.46667">
            <text:p>56,46667</text:p>
          </table:table-cell>
          <table:table-cell office:value-type="float" office:value="0.284394">
            <text:p>0,284394</text:p>
          </table:table-cell>
          <table:table-cell/>
        </table:table-row>
        <table:table-row table:style-name="ro1">
          <table:table-cell office:value-type="float" office:value="56.500003">
            <text:p>56,500003</text:p>
          </table:table-cell>
          <table:table-cell office:value-type="float" office:value="0.288403">
            <text:p>0,288403</text:p>
          </table:table-cell>
          <table:table-cell/>
        </table:table-row>
        <table:table-row table:style-name="ro1">
          <table:table-cell office:value-type="float" office:value="56.533336">
            <text:p>56,533336</text:p>
          </table:table-cell>
          <table:table-cell office:value-type="float" office:value="0.280197">
            <text:p>0,280197</text:p>
          </table:table-cell>
          <table:table-cell/>
        </table:table-row>
        <table:table-row table:style-name="ro1">
          <table:table-cell office:value-type="float" office:value="56.56667">
            <text:p>56,56667</text:p>
          </table:table-cell>
          <table:table-cell office:value-type="float" office:value="0.288164">
            <text:p>0,288164</text:p>
          </table:table-cell>
          <table:table-cell/>
        </table:table-row>
        <table:table-row table:style-name="ro1">
          <table:table-cell office:value-type="float" office:value="56.600003">
            <text:p>56,600003</text:p>
          </table:table-cell>
          <table:table-cell office:value-type="float" office:value="0.307154">
            <text:p>0,307154</text:p>
          </table:table-cell>
          <table:table-cell/>
        </table:table-row>
        <table:table-row table:style-name="ro1">
          <table:table-cell office:value-type="float" office:value="56.633336">
            <text:p>56,633336</text:p>
          </table:table-cell>
          <table:table-cell office:value-type="float" office:value="0.291171">
            <text:p>0,291171</text:p>
          </table:table-cell>
          <table:table-cell/>
        </table:table-row>
        <table:table-row table:style-name="ro1">
          <table:table-cell office:value-type="float" office:value="56.66667">
            <text:p>56,66667</text:p>
          </table:table-cell>
          <table:table-cell office:value-type="float" office:value="0.292594">
            <text:p>0,292594</text:p>
          </table:table-cell>
          <table:table-cell/>
        </table:table-row>
        <table:table-row table:style-name="ro1">
          <table:table-cell office:value-type="float" office:value="56.700003">
            <text:p>56,700003</text:p>
          </table:table-cell>
          <table:table-cell office:value-type="float" office:value="0.293689">
            <text:p>0,293689</text:p>
          </table:table-cell>
          <table:table-cell/>
        </table:table-row>
        <table:table-row table:style-name="ro1">
          <table:table-cell office:value-type="float" office:value="56.733336">
            <text:p>56,733336</text:p>
          </table:table-cell>
          <table:table-cell office:value-type="float" office:value="0.306115">
            <text:p>0,306115</text:p>
          </table:table-cell>
          <table:table-cell/>
        </table:table-row>
        <table:table-row table:style-name="ro1">
          <table:table-cell office:value-type="float" office:value="56.76667">
            <text:p>56,76667</text:p>
          </table:table-cell>
          <table:table-cell office:value-type="float" office:value="0.295805">
            <text:p>0,295805</text:p>
          </table:table-cell>
          <table:table-cell/>
        </table:table-row>
        <table:table-row table:style-name="ro1">
          <table:table-cell office:value-type="float" office:value="56.800003">
            <text:p>56,800003</text:p>
          </table:table-cell>
          <table:table-cell office:value-type="float" office:value="0.296343">
            <text:p>0,296343</text:p>
          </table:table-cell>
          <table:table-cell/>
        </table:table-row>
        <table:table-row table:style-name="ro1">
          <table:table-cell office:value-type="float" office:value="56.833336">
            <text:p>56,833336</text:p>
          </table:table-cell>
          <table:table-cell office:value-type="float" office:value="0.305055">
            <text:p>0,305055</text:p>
          </table:table-cell>
          <table:table-cell/>
        </table:table-row>
        <table:table-row table:style-name="ro1">
          <table:table-cell office:value-type="float" office:value="56.86667">
            <text:p>56,86667</text:p>
          </table:table-cell>
          <table:table-cell office:value-type="float" office:value="0.283608">
            <text:p>0,283608</text:p>
          </table:table-cell>
          <table:table-cell/>
        </table:table-row>
        <table:table-row table:style-name="ro1">
          <table:table-cell office:value-type="float" office:value="56.900003">
            <text:p>56,900003</text:p>
          </table:table-cell>
          <table:table-cell office:value-type="float" office:value="0.284805">
            <text:p>0,284805</text:p>
          </table:table-cell>
          <table:table-cell/>
        </table:table-row>
        <table:table-row table:style-name="ro1">
          <table:table-cell office:value-type="float" office:value="56.933336">
            <text:p>56,933336</text:p>
          </table:table-cell>
          <table:table-cell office:value-type="float" office:value="0.274625">
            <text:p>0,274625</text:p>
          </table:table-cell>
          <table:table-cell/>
        </table:table-row>
        <table:table-row table:style-name="ro1">
          <table:table-cell office:value-type="float" office:value="56.96667">
            <text:p>56,96667</text:p>
          </table:table-cell>
          <table:table-cell office:value-type="float" office:value="0.266758">
            <text:p>0,266758</text:p>
          </table:table-cell>
          <table:table-cell/>
        </table:table-row>
        <table:table-row table:style-name="ro1">
          <table:table-cell office:value-type="float" office:value="57.000003">
            <text:p>57,000003</text:p>
          </table:table-cell>
          <table:table-cell office:value-type="float" office:value="0.263136">
            <text:p>0,263136</text:p>
          </table:table-cell>
          <table:table-cell/>
        </table:table-row>
        <table:table-row table:style-name="ro1">
          <table:table-cell office:value-type="float" office:value="57.033336">
            <text:p>57,033336</text:p>
          </table:table-cell>
          <table:table-cell office:value-type="float" office:value="0.250359">
            <text:p>0,250359</text:p>
          </table:table-cell>
          <table:table-cell/>
        </table:table-row>
        <table:table-row table:style-name="ro1">
          <table:table-cell office:value-type="float" office:value="57.06667">
            <text:p>57,06667</text:p>
          </table:table-cell>
          <table:table-cell office:value-type="float" office:value="0.261399">
            <text:p>0,261399</text:p>
          </table:table-cell>
          <table:table-cell/>
        </table:table-row>
        <table:table-row table:style-name="ro1">
          <table:table-cell office:value-type="float" office:value="57.100003">
            <text:p>57,100003</text:p>
          </table:table-cell>
          <table:table-cell office:value-type="float" office:value="0.252948">
            <text:p>0,252948</text:p>
          </table:table-cell>
          <table:table-cell/>
        </table:table-row>
        <table:table-row table:style-name="ro1">
          <table:table-cell office:value-type="float" office:value="57.133336">
            <text:p>57,133336</text:p>
          </table:table-cell>
          <table:table-cell office:value-type="float" office:value="0.252641">
            <text:p>0,252641</text:p>
          </table:table-cell>
          <table:table-cell/>
        </table:table-row>
        <table:table-row table:style-name="ro1">
          <table:table-cell office:value-type="float" office:value="57.16667">
            <text:p>57,16667</text:p>
          </table:table-cell>
          <table:table-cell office:value-type="float" office:value="0.251384">
            <text:p>0,251384</text:p>
          </table:table-cell>
          <table:table-cell/>
        </table:table-row>
        <table:table-row table:style-name="ro1">
          <table:table-cell office:value-type="float" office:value="57.200003">
            <text:p>57,200003</text:p>
          </table:table-cell>
          <table:table-cell office:value-type="float" office:value="0.256326">
            <text:p>0,256326</text:p>
          </table:table-cell>
          <table:table-cell/>
        </table:table-row>
        <table:table-row table:style-name="ro1">
          <table:table-cell office:value-type="float" office:value="57.233336">
            <text:p>57,233336</text:p>
          </table:table-cell>
          <table:table-cell office:value-type="float" office:value="0.230347">
            <text:p>0,230347</text:p>
          </table:table-cell>
          <table:table-cell/>
        </table:table-row>
        <table:table-row table:style-name="ro1">
          <table:table-cell office:value-type="float" office:value="57.26667">
            <text:p>57,26667</text:p>
          </table:table-cell>
          <table:table-cell office:value-type="float" office:value="0.220763">
            <text:p>0,220763</text:p>
          </table:table-cell>
          <table:table-cell/>
        </table:table-row>
        <table:table-row table:style-name="ro1">
          <table:table-cell office:value-type="float" office:value="57.300003">
            <text:p>57,300003</text:p>
          </table:table-cell>
          <table:table-cell office:value-type="float" office:value="0.208446">
            <text:p>0,208446</text:p>
          </table:table-cell>
          <table:table-cell/>
        </table:table-row>
        <table:table-row table:style-name="ro1">
          <table:table-cell office:value-type="float" office:value="57.333336">
            <text:p>57,333336</text:p>
          </table:table-cell>
          <table:table-cell office:value-type="float" office:value="0.247819">
            <text:p>0,247819</text:p>
          </table:table-cell>
          <table:table-cell/>
        </table:table-row>
        <table:table-row table:style-name="ro1">
          <table:table-cell office:value-type="float" office:value="57.36667">
            <text:p>57,36667</text:p>
          </table:table-cell>
          <table:table-cell office:value-type="float" office:value="0.2297">
            <text:p>0,2297</text:p>
          </table:table-cell>
          <table:table-cell/>
        </table:table-row>
        <table:table-row table:style-name="ro1">
          <table:table-cell office:value-type="float" office:value="57.400003">
            <text:p>57,400003</text:p>
          </table:table-cell>
          <table:table-cell office:value-type="float" office:value="0.234592">
            <text:p>0,234592</text:p>
          </table:table-cell>
          <table:table-cell/>
        </table:table-row>
        <table:table-row table:style-name="ro1">
          <table:table-cell office:value-type="float" office:value="57.433336">
            <text:p>57,433336</text:p>
          </table:table-cell>
          <table:table-cell office:value-type="float" office:value="0.228892">
            <text:p>0,228892</text:p>
          </table:table-cell>
          <table:table-cell/>
        </table:table-row>
        <table:table-row table:style-name="ro1">
          <table:table-cell office:value-type="float" office:value="57.46667">
            <text:p>57,46667</text:p>
          </table:table-cell>
          <table:table-cell office:value-type="float" office:value="0.234996">
            <text:p>0,234996</text:p>
          </table:table-cell>
          <table:table-cell/>
        </table:table-row>
        <table:table-row table:style-name="ro1">
          <table:table-cell office:value-type="float" office:value="57.500003">
            <text:p>57,500003</text:p>
          </table:table-cell>
          <table:table-cell office:value-type="float" office:value="0.226909">
            <text:p>0,226909</text:p>
          </table:table-cell>
          <table:table-cell/>
        </table:table-row>
        <table:table-row table:style-name="ro1">
          <table:table-cell office:value-type="float" office:value="57.533336">
            <text:p>57,533336</text:p>
          </table:table-cell>
          <table:table-cell office:value-type="float" office:value="0.25">
            <text:p>0,25</text:p>
          </table:table-cell>
          <table:table-cell office:value-type="string">
            <text:p>Generando nueva Gausiana: Amp=320.8350nm <text:s/>s=0.00697s</text:p>
          </table:table-cell>
        </table:table-row>
        <table:table-row table:style-name="ro1">
          <table:table-cell office:value-type="float" office:value="57.56667">
            <text:p>57,56667</text:p>
          </table:table-cell>
          <table:table-cell office:value-type="float" office:value="0.130799">
            <text:p>0,130799</text:p>
          </table:table-cell>
          <table:table-cell/>
        </table:table-row>
        <table:table-row table:style-name="ro1">
          <table:table-cell office:value-type="float" office:value="57.600003">
            <text:p>57,600003</text:p>
          </table:table-cell>
          <table:table-cell office:value-type="float" office:value="0.09908">
            <text:p>0,09908</text:p>
          </table:table-cell>
          <table:table-cell/>
        </table:table-row>
        <table:table-row table:style-name="ro1">
          <table:table-cell office:value-type="float" office:value="57.633336">
            <text:p>57,633336</text:p>
          </table:table-cell>
          <table:table-cell office:value-type="float" office:value="0.100781">
            <text:p>0,100781</text:p>
          </table:table-cell>
          <table:table-cell/>
        </table:table-row>
        <table:table-row table:style-name="ro1">
          <table:table-cell office:value-type="float" office:value="57.66667">
            <text:p>57,66667</text:p>
          </table:table-cell>
          <table:table-cell office:value-type="float" office:value="0.085908">
            <text:p>0,085908</text:p>
          </table:table-cell>
          <table:table-cell/>
        </table:table-row>
        <table:table-row table:style-name="ro1">
          <table:table-cell office:value-type="float" office:value="57.700003">
            <text:p>57,700003</text:p>
          </table:table-cell>
          <table:table-cell office:value-type="float" office:value="0.069747">
            <text:p>0,069747</text:p>
          </table:table-cell>
          <table:table-cell/>
        </table:table-row>
        <table:table-row table:style-name="ro1">
          <table:table-cell office:value-type="float" office:value="57.733336">
            <text:p>57,733336</text:p>
          </table:table-cell>
          <table:table-cell office:value-type="float" office:value="0.060315">
            <text:p>0,060315</text:p>
          </table:table-cell>
          <table:table-cell/>
        </table:table-row>
        <table:table-row table:style-name="ro1">
          <table:table-cell office:value-type="float" office:value="57.76667">
            <text:p>57,76667</text:p>
          </table:table-cell>
          <table:table-cell office:value-type="float" office:value="0.054878">
            <text:p>0,054878</text:p>
          </table:table-cell>
          <table:table-cell/>
        </table:table-row>
        <table:table-row table:style-name="ro1">
          <table:table-cell office:value-type="float" office:value="57.800003">
            <text:p>57,800003</text:p>
          </table:table-cell>
          <table:table-cell office:value-type="float" office:value="0.050663">
            <text:p>0,050663</text:p>
          </table:table-cell>
          <table:table-cell/>
        </table:table-row>
        <table:table-row table:style-name="ro1">
          <table:table-cell office:value-type="float" office:value="57.833336">
            <text:p>57,833336</text:p>
          </table:table-cell>
          <table:table-cell office:value-type="float" office:value="0.037166">
            <text:p>0,037166</text:p>
          </table:table-cell>
          <table:table-cell/>
        </table:table-row>
        <table:table-row table:style-name="ro1">
          <table:table-cell office:value-type="float" office:value="57.86667">
            <text:p>57,86667</text:p>
          </table:table-cell>
          <table:table-cell office:value-type="float" office:value="0.044228">
            <text:p>0,044228</text:p>
          </table:table-cell>
          <table:table-cell/>
        </table:table-row>
        <table:table-row table:style-name="ro1">
          <table:table-cell office:value-type="float" office:value="57.900003">
            <text:p>57,900003</text:p>
          </table:table-cell>
          <table:table-cell office:value-type="float" office:value="0.058479">
            <text:p>0,058479</text:p>
          </table:table-cell>
          <table:table-cell/>
        </table:table-row>
        <table:table-row table:style-name="ro1">
          <table:table-cell office:value-type="float" office:value="57.933336">
            <text:p>57,933336</text:p>
          </table:table-cell>
          <table:table-cell office:value-type="float" office:value="0.064711">
            <text:p>0,064711</text:p>
          </table:table-cell>
          <table:table-cell/>
        </table:table-row>
        <table:table-row table:style-name="ro1">
          <table:table-cell office:value-type="float" office:value="57.96667">
            <text:p>57,96667</text:p>
          </table:table-cell>
          <table:table-cell office:value-type="float" office:value="0.074054">
            <text:p>0,074054</text:p>
          </table:table-cell>
          <table:table-cell/>
        </table:table-row>
        <table:table-row table:style-name="ro1">
          <table:table-cell office:value-type="float" office:value="58.000003">
            <text:p>58,000003</text:p>
          </table:table-cell>
          <table:table-cell office:value-type="float" office:value="0.091801">
            <text:p>0,091801</text:p>
          </table:table-cell>
          <table:table-cell/>
        </table:table-row>
        <table:table-row table:style-name="ro1">
          <table:table-cell office:value-type="float" office:value="58.033336">
            <text:p>58,033336</text:p>
          </table:table-cell>
          <table:table-cell office:value-type="float" office:value="0.068938">
            <text:p>0,068938</text:p>
          </table:table-cell>
          <table:table-cell/>
        </table:table-row>
        <table:table-row table:style-name="ro1">
          <table:table-cell office:value-type="float" office:value="58.06667">
            <text:p>58,06667</text:p>
          </table:table-cell>
          <table:table-cell office:value-type="float" office:value="0.084972">
            <text:p>0,084972</text:p>
          </table:table-cell>
          <table:table-cell/>
        </table:table-row>
        <table:table-row table:style-name="ro1">
          <table:table-cell office:value-type="float" office:value="58.100003">
            <text:p>58,100003</text:p>
          </table:table-cell>
          <table:table-cell office:value-type="float" office:value="0.09592">
            <text:p>0,09592</text:p>
          </table:table-cell>
          <table:table-cell/>
        </table:table-row>
        <table:table-row table:style-name="ro1">
          <table:table-cell office:value-type="float" office:value="58.133336">
            <text:p>58,133336</text:p>
          </table:table-cell>
          <table:table-cell office:value-type="float" office:value="0.10142">
            <text:p>0,10142</text:p>
          </table:table-cell>
          <table:table-cell/>
        </table:table-row>
        <table:table-row table:style-name="ro1">
          <table:table-cell office:value-type="float" office:value="58.16667">
            <text:p>58,16667</text:p>
          </table:table-cell>
          <table:table-cell office:value-type="float" office:value="0.107452">
            <text:p>0,107452</text:p>
          </table:table-cell>
          <table:table-cell/>
        </table:table-row>
        <table:table-row table:style-name="ro1">
          <table:table-cell office:value-type="float" office:value="58.200003">
            <text:p>58,200003</text:p>
          </table:table-cell>
          <table:table-cell office:value-type="float" office:value="0.126872">
            <text:p>0,126872</text:p>
          </table:table-cell>
          <table:table-cell/>
        </table:table-row>
        <table:table-row table:style-name="ro1">
          <table:table-cell office:value-type="float" office:value="58.233336">
            <text:p>58,233336</text:p>
          </table:table-cell>
          <table:table-cell office:value-type="float" office:value="0.133767">
            <text:p>0,133767</text:p>
          </table:table-cell>
          <table:table-cell/>
        </table:table-row>
        <table:table-row table:style-name="ro1">
          <table:table-cell office:value-type="float" office:value="58.26667">
            <text:p>58,26667</text:p>
          </table:table-cell>
          <table:table-cell office:value-type="float" office:value="0.133673">
            <text:p>0,133673</text:p>
          </table:table-cell>
          <table:table-cell/>
        </table:table-row>
        <table:table-row table:style-name="ro1">
          <table:table-cell office:value-type="float" office:value="58.300003">
            <text:p>58,300003</text:p>
          </table:table-cell>
          <table:table-cell office:value-type="float" office:value="0.132526">
            <text:p>0,132526</text:p>
          </table:table-cell>
          <table:table-cell/>
        </table:table-row>
        <table:table-row table:style-name="ro1">
          <table:table-cell office:value-type="float" office:value="58.333336">
            <text:p>58,333336</text:p>
          </table:table-cell>
          <table:table-cell office:value-type="float" office:value="0.117038">
            <text:p>0,117038</text:p>
          </table:table-cell>
          <table:table-cell/>
        </table:table-row>
        <table:table-row table:style-name="ro1">
          <table:table-cell office:value-type="float" office:value="58.36667">
            <text:p>58,36667</text:p>
          </table:table-cell>
          <table:table-cell office:value-type="float" office:value="0.123352">
            <text:p>0,123352</text:p>
          </table:table-cell>
          <table:table-cell/>
        </table:table-row>
        <table:table-row table:style-name="ro1">
          <table:table-cell office:value-type="float" office:value="58.400003">
            <text:p>58,400003</text:p>
          </table:table-cell>
          <table:table-cell office:value-type="float" office:value="0.108532">
            <text:p>0,108532</text:p>
          </table:table-cell>
          <table:table-cell/>
        </table:table-row>
        <table:table-row table:style-name="ro1">
          <table:table-cell office:value-type="float" office:value="58.433336">
            <text:p>58,433336</text:p>
          </table:table-cell>
          <table:table-cell office:value-type="float" office:value="0.133466">
            <text:p>0,133466</text:p>
          </table:table-cell>
          <table:table-cell/>
        </table:table-row>
        <table:table-row table:style-name="ro1">
          <table:table-cell office:value-type="float" office:value="58.46667">
            <text:p>58,46667</text:p>
          </table:table-cell>
          <table:table-cell office:value-type="float" office:value="0.10811">
            <text:p>0,10811</text:p>
          </table:table-cell>
          <table:table-cell/>
        </table:table-row>
        <table:table-row table:style-name="ro1">
          <table:table-cell office:value-type="float" office:value="58.500003">
            <text:p>58,500003</text:p>
          </table:table-cell>
          <table:table-cell office:value-type="float" office:value="0.130594">
            <text:p>0,130594</text:p>
          </table:table-cell>
          <table:table-cell/>
        </table:table-row>
        <table:table-row table:style-name="ro1">
          <table:table-cell office:value-type="float" office:value="58.533336">
            <text:p>58,533336</text:p>
          </table:table-cell>
          <table:table-cell office:value-type="float" office:value="0.122128">
            <text:p>0,122128</text:p>
          </table:table-cell>
          <table:table-cell/>
        </table:table-row>
        <table:table-row table:style-name="ro1">
          <table:table-cell office:value-type="float" office:value="58.56667">
            <text:p>58,56667</text:p>
          </table:table-cell>
          <table:table-cell office:value-type="float" office:value="0.133022">
            <text:p>0,133022</text:p>
          </table:table-cell>
          <table:table-cell/>
        </table:table-row>
        <table:table-row table:style-name="ro1">
          <table:table-cell office:value-type="float" office:value="58.600003">
            <text:p>58,600003</text:p>
          </table:table-cell>
          <table:table-cell office:value-type="float" office:value="0.128262">
            <text:p>0,128262</text:p>
          </table:table-cell>
          <table:table-cell/>
        </table:table-row>
        <table:table-row table:style-name="ro1">
          <table:table-cell office:value-type="float" office:value="58.633336">
            <text:p>58,633336</text:p>
          </table:table-cell>
          <table:table-cell office:value-type="float" office:value="0.113841">
            <text:p>0,113841</text:p>
          </table:table-cell>
          <table:table-cell/>
        </table:table-row>
        <table:table-row table:style-name="ro1">
          <table:table-cell office:value-type="float" office:value="58.66667">
            <text:p>58,66667</text:p>
          </table:table-cell>
          <table:table-cell office:value-type="float" office:value="0.113673">
            <text:p>0,113673</text:p>
          </table:table-cell>
          <table:table-cell/>
        </table:table-row>
        <table:table-row table:style-name="ro1">
          <table:table-cell office:value-type="float" office:value="58.700003">
            <text:p>58,700003</text:p>
          </table:table-cell>
          <table:table-cell office:value-type="float" office:value="0.107438">
            <text:p>0,107438</text:p>
          </table:table-cell>
          <table:table-cell/>
        </table:table-row>
        <table:table-row table:style-name="ro1">
          <table:table-cell office:value-type="float" office:value="58.733336">
            <text:p>58,733336</text:p>
          </table:table-cell>
          <table:table-cell office:value-type="float" office:value="0.103204">
            <text:p>0,103204</text:p>
          </table:table-cell>
          <table:table-cell/>
        </table:table-row>
        <table:table-row table:style-name="ro1">
          <table:table-cell office:value-type="float" office:value="58.76667">
            <text:p>58,76667</text:p>
          </table:table-cell>
          <table:table-cell office:value-type="float" office:value="0.106573">
            <text:p>0,106573</text:p>
          </table:table-cell>
          <table:table-cell/>
        </table:table-row>
        <table:table-row table:style-name="ro1">
          <table:table-cell office:value-type="float" office:value="58.800003">
            <text:p>58,800003</text:p>
          </table:table-cell>
          <table:table-cell office:value-type="float" office:value="0.098165">
            <text:p>0,098165</text:p>
          </table:table-cell>
          <table:table-cell/>
        </table:table-row>
        <table:table-row table:style-name="ro1">
          <table:table-cell office:value-type="float" office:value="58.833336">
            <text:p>58,833336</text:p>
          </table:table-cell>
          <table:table-cell office:value-type="float" office:value="0.064132">
            <text:p>0,064132</text:p>
          </table:table-cell>
          <table:table-cell/>
        </table:table-row>
        <table:table-row table:style-name="ro1">
          <table:table-cell office:value-type="float" office:value="58.86667">
            <text:p>58,86667</text:p>
          </table:table-cell>
          <table:table-cell office:value-type="float" office:value="0.067931">
            <text:p>0,067931</text:p>
          </table:table-cell>
          <table:table-cell/>
        </table:table-row>
        <table:table-row table:style-name="ro1">
          <table:table-cell office:value-type="float" office:value="58.900003">
            <text:p>58,900003</text:p>
          </table:table-cell>
          <table:table-cell office:value-type="float" office:value="0.039655">
            <text:p>0,039655</text:p>
          </table:table-cell>
          <table:table-cell/>
        </table:table-row>
        <table:table-row table:style-name="ro1">
          <table:table-cell office:value-type="float" office:value="58.933336">
            <text:p>58,933336</text:p>
          </table:table-cell>
          <table:table-cell office:value-type="float" office:value="0.049263">
            <text:p>0,049263</text:p>
          </table:table-cell>
          <table:table-cell/>
        </table:table-row>
        <table:table-row table:style-name="ro1">
          <table:table-cell office:value-type="float" office:value="58.96667">
            <text:p>58,96667</text:p>
          </table:table-cell>
          <table:table-cell office:value-type="float" office:value="0.043928">
            <text:p>0,043928</text:p>
          </table:table-cell>
          <table:table-cell/>
        </table:table-row>
        <table:table-row table:style-name="ro1">
          <table:table-cell office:value-type="float" office:value="59.000003">
            <text:p>59,000003</text:p>
          </table:table-cell>
          <table:table-cell office:value-type="float" office:value="0.030899">
            <text:p>0,030899</text:p>
          </table:table-cell>
          <table:table-cell/>
        </table:table-row>
        <table:table-row table:style-name="ro1">
          <table:table-cell office:value-type="float" office:value="59.033336">
            <text:p>59,033336</text:p>
          </table:table-cell>
          <table:table-cell office:value-type="float" office:value="0.043921">
            <text:p>0,043921</text:p>
          </table:table-cell>
          <table:table-cell/>
        </table:table-row>
        <table:table-row table:style-name="ro1">
          <table:table-cell office:value-type="float" office:value="59.06667">
            <text:p>59,06667</text:p>
          </table:table-cell>
          <table:table-cell office:value-type="float" office:value="0.048824">
            <text:p>0,048824</text:p>
          </table:table-cell>
          <table:table-cell/>
        </table:table-row>
        <table:table-row table:style-name="ro1">
          <table:table-cell office:value-type="float" office:value="59.100003">
            <text:p>59,100003</text:p>
          </table:table-cell>
          <table:table-cell office:value-type="float" office:value="0.057185">
            <text:p>0,057185</text:p>
          </table:table-cell>
          <table:table-cell/>
        </table:table-row>
        <table:table-row table:style-name="ro1">
          <table:table-cell office:value-type="float" office:value="59.133336">
            <text:p>59,133336</text:p>
          </table:table-cell>
          <table:table-cell office:value-type="float" office:value="0.075267">
            <text:p>0,075267</text:p>
          </table:table-cell>
          <table:table-cell/>
        </table:table-row>
        <table:table-row table:style-name="ro1">
          <table:table-cell office:value-type="float" office:value="59.16667">
            <text:p>59,16667</text:p>
          </table:table-cell>
          <table:table-cell office:value-type="float" office:value="0.075579">
            <text:p>0,075579</text:p>
          </table:table-cell>
          <table:table-cell/>
        </table:table-row>
        <table:table-row table:style-name="ro1">
          <table:table-cell office:value-type="float" office:value="59.200003">
            <text:p>59,200003</text:p>
          </table:table-cell>
          <table:table-cell office:value-type="float" office:value="0.090839">
            <text:p>0,090839</text:p>
          </table:table-cell>
          <table:table-cell/>
        </table:table-row>
        <table:table-row table:style-name="ro1">
          <table:table-cell office:value-type="float" office:value="59.233336">
            <text:p>59,233336</text:p>
          </table:table-cell>
          <table:table-cell office:value-type="float" office:value="0.097263">
            <text:p>0,097263</text:p>
          </table:table-cell>
          <table:table-cell/>
        </table:table-row>
        <table:table-row table:style-name="ro1">
          <table:table-cell office:value-type="float" office:value="59.26667">
            <text:p>59,26667</text:p>
          </table:table-cell>
          <table:table-cell office:value-type="float" office:value="0.118921">
            <text:p>0,118921</text:p>
          </table:table-cell>
          <table:table-cell/>
        </table:table-row>
        <table:table-row table:style-name="ro1">
          <table:table-cell office:value-type="float" office:value="59.300003">
            <text:p>59,300003</text:p>
          </table:table-cell>
          <table:table-cell office:value-type="float" office:value="0.14986">
            <text:p>0,14986</text:p>
          </table:table-cell>
          <table:table-cell office:value-type="string">
            <text:p>Generando nueva Gausiana: Amp=79.9983nm <text:s/>s=0.01645s</text:p>
          </table:table-cell>
        </table:table-row>
        <table:table-row table:style-name="ro1">
          <table:table-cell office:value-type="float" office:value="59.333336">
            <text:p>59,333336</text:p>
          </table:table-cell>
          <table:table-cell office:value-type="float" office:value="0.293752">
            <text:p>0,293752</text:p>
          </table:table-cell>
          <table:table-cell/>
        </table:table-row>
        <table:table-row table:style-name="ro1">
          <table:table-cell office:value-type="float" office:value="59.36667">
            <text:p>59,36667</text:p>
          </table:table-cell>
          <table:table-cell office:value-type="float" office:value="0.302974">
            <text:p>0,302974</text:p>
          </table:table-cell>
          <table:table-cell/>
        </table:table-row>
        <table:table-row table:style-name="ro1">
          <table:table-cell office:value-type="float" office:value="59.400003">
            <text:p>59,400003</text:p>
          </table:table-cell>
          <table:table-cell office:value-type="float" office:value="0.307306">
            <text:p>0,307306</text:p>
          </table:table-cell>
          <table:table-cell/>
        </table:table-row>
        <table:table-row table:style-name="ro1">
          <table:table-cell office:value-type="float" office:value="59.433336">
            <text:p>59,433336</text:p>
          </table:table-cell>
          <table:table-cell office:value-type="float" office:value="0.309952">
            <text:p>0,309952</text:p>
          </table:table-cell>
          <table:table-cell/>
        </table:table-row>
        <table:table-row table:style-name="ro1">
          <table:table-cell office:value-type="float" office:value="59.46667">
            <text:p>59,46667</text:p>
          </table:table-cell>
          <table:table-cell office:value-type="float" office:value="0.288036">
            <text:p>0,288036</text:p>
          </table:table-cell>
          <table:table-cell/>
        </table:table-row>
        <table:table-row table:style-name="ro1">
          <table:table-cell office:value-type="float" office:value="59.500003">
            <text:p>59,500003</text:p>
          </table:table-cell>
          <table:table-cell office:value-type="float" office:value="0.304499">
            <text:p>0,304499</text:p>
          </table:table-cell>
          <table:table-cell/>
        </table:table-row>
        <table:table-row table:style-name="ro1">
          <table:table-cell office:value-type="float" office:value="59.533336">
            <text:p>59,533336</text:p>
          </table:table-cell>
          <table:table-cell office:value-type="float" office:value="0.309804">
            <text:p>0,309804</text:p>
          </table:table-cell>
          <table:table-cell/>
        </table:table-row>
        <table:table-row table:style-name="ro1">
          <table:table-cell office:value-type="float" office:value="59.56667">
            <text:p>59,56667</text:p>
          </table:table-cell>
          <table:table-cell office:value-type="float" office:value="0.298555">
            <text:p>0,298555</text:p>
          </table:table-cell>
          <table:table-cell/>
        </table:table-row>
        <table:table-row table:style-name="ro1">
          <table:table-cell office:value-type="float" office:value="59.600003">
            <text:p>59,600003</text:p>
          </table:table-cell>
          <table:table-cell office:value-type="float" office:value="0.310111">
            <text:p>0,310111</text:p>
          </table:table-cell>
          <table:table-cell/>
        </table:table-row>
        <table:table-row table:style-name="ro1">
          <table:table-cell office:value-type="float" office:value="59.633336">
            <text:p>59,633336</text:p>
          </table:table-cell>
          <table:table-cell office:value-type="float" office:value="0.298625">
            <text:p>0,298625</text:p>
          </table:table-cell>
          <table:table-cell/>
        </table:table-row>
        <table:table-row table:style-name="ro1">
          <table:table-cell office:value-type="float" office:value="59.66667">
            <text:p>59,66667</text:p>
          </table:table-cell>
          <table:table-cell office:value-type="float" office:value="0.307474">
            <text:p>0,307474</text:p>
          </table:table-cell>
          <table:table-cell/>
        </table:table-row>
        <table:table-row table:style-name="ro1">
          <table:table-cell office:value-type="float" office:value="59.700003">
            <text:p>59,700003</text:p>
          </table:table-cell>
          <table:table-cell office:value-type="float" office:value="0.308808">
            <text:p>0,308808</text:p>
          </table:table-cell>
          <table:table-cell/>
        </table:table-row>
        <table:table-row table:style-name="ro1">
          <table:table-cell office:value-type="float" office:value="59.733336">
            <text:p>59,733336</text:p>
          </table:table-cell>
          <table:table-cell office:value-type="float" office:value="0.29837">
            <text:p>0,29837</text:p>
          </table:table-cell>
          <table:table-cell/>
        </table:table-row>
        <table:table-row table:style-name="ro1">
          <table:table-cell office:value-type="float" office:value="59.76667">
            <text:p>59,76667</text:p>
          </table:table-cell>
          <table:table-cell office:value-type="float" office:value="0.305537">
            <text:p>0,305537</text:p>
          </table:table-cell>
          <table:table-cell/>
        </table:table-row>
        <table:table-row table:style-name="ro1">
          <table:table-cell office:value-type="float" office:value="59.800003">
            <text:p>59,800003</text:p>
          </table:table-cell>
          <table:table-cell office:value-type="float" office:value="0.311547">
            <text:p>0,311547</text:p>
          </table:table-cell>
          <table:table-cell/>
        </table:table-row>
        <table:table-row table:style-name="ro1">
          <table:table-cell office:value-type="float" office:value="59.833336">
            <text:p>59,833336</text:p>
          </table:table-cell>
          <table:table-cell office:value-type="float" office:value="0.314817">
            <text:p>0,314817</text:p>
          </table:table-cell>
          <table:table-cell/>
        </table:table-row>
        <table:table-row table:style-name="ro1">
          <table:table-cell office:value-type="float" office:value="59.86667">
            <text:p>59,86667</text:p>
          </table:table-cell>
          <table:table-cell office:value-type="float" office:value="0.31314">
            <text:p>0,31314</text:p>
          </table:table-cell>
          <table:table-cell/>
        </table:table-row>
        <table:table-row table:style-name="ro1">
          <table:table-cell office:value-type="float" office:value="59.900003">
            <text:p>59,900003</text:p>
          </table:table-cell>
          <table:table-cell office:value-type="float" office:value="0.309248">
            <text:p>0,309248</text:p>
          </table:table-cell>
          <table:table-cell/>
        </table:table-row>
        <table:table-row table:style-name="ro1">
          <table:table-cell office:value-type="float" office:value="59.933336">
            <text:p>59,933336</text:p>
          </table:table-cell>
          <table:table-cell office:value-type="float" office:value="0.307708">
            <text:p>0,307708</text:p>
          </table:table-cell>
          <table:table-cell/>
        </table:table-row>
        <table:table-row table:style-name="ro1">
          <table:table-cell office:value-type="float" office:value="59.96667">
            <text:p>59,96667</text:p>
          </table:table-cell>
          <table:table-cell office:value-type="float" office:value="0.312638">
            <text:p>0,312638</text:p>
          </table:table-cell>
          <table:table-cell/>
        </table:table-row>
        <table:table-row table:style-name="ro1">
          <table:table-cell office:value-type="float" office:value="60.000003">
            <text:p>60,000003</text:p>
          </table:table-cell>
          <table:table-cell office:value-type="float" office:value="0.313574">
            <text:p>0,313574</text:p>
          </table:table-cell>
          <table:table-cell/>
        </table:table-row>
        <table:table-row table:style-name="ro1">
          <table:table-cell office:value-type="float" office:value="60.033336">
            <text:p>60,033336</text:p>
          </table:table-cell>
          <table:table-cell office:value-type="float" office:value="0.304492">
            <text:p>0,304492</text:p>
          </table:table-cell>
          <table:table-cell/>
        </table:table-row>
        <table:table-row table:style-name="ro1">
          <table:table-cell office:value-type="float" office:value="60.06667">
            <text:p>60,06667</text:p>
          </table:table-cell>
          <table:table-cell office:value-type="float" office:value="0.303442">
            <text:p>0,303442</text:p>
          </table:table-cell>
          <table:table-cell/>
        </table:table-row>
        <table:table-row table:style-name="ro1">
          <table:table-cell office:value-type="float" office:value="60.100003">
            <text:p>60,100003</text:p>
          </table:table-cell>
          <table:table-cell office:value-type="float" office:value="0.300172">
            <text:p>0,300172</text:p>
          </table:table-cell>
          <table:table-cell/>
        </table:table-row>
        <table:table-row table:style-name="ro1">
          <table:table-cell office:value-type="float" office:value="60.133336">
            <text:p>60,133336</text:p>
          </table:table-cell>
          <table:table-cell office:value-type="float" office:value="0.30472">
            <text:p>0,30472</text:p>
          </table:table-cell>
          <table:table-cell/>
        </table:table-row>
        <table:table-row table:style-name="ro1">
          <table:table-cell office:value-type="float" office:value="60.16667">
            <text:p>60,16667</text:p>
          </table:table-cell>
          <table:table-cell office:value-type="float" office:value="0.315756">
            <text:p>0,315756</text:p>
          </table:table-cell>
          <table:table-cell/>
        </table:table-row>
        <table:table-row table:style-name="ro1">
          <table:table-cell office:value-type="float" office:value="60.200003">
            <text:p>60,200003</text:p>
          </table:table-cell>
          <table:table-cell office:value-type="float" office:value="0.311463">
            <text:p>0,311463</text:p>
          </table:table-cell>
          <table:table-cell/>
        </table:table-row>
        <table:table-row table:style-name="ro1">
          <table:table-cell office:value-type="float" office:value="60.233336">
            <text:p>60,233336</text:p>
          </table:table-cell>
          <table:table-cell office:value-type="float" office:value="0.314458">
            <text:p>0,314458</text:p>
          </table:table-cell>
          <table:table-cell/>
        </table:table-row>
        <table:table-row table:style-name="ro1">
          <table:table-cell office:value-type="float" office:value="60.26667">
            <text:p>60,26667</text:p>
          </table:table-cell>
          <table:table-cell office:value-type="float" office:value="0.304903">
            <text:p>0,304903</text:p>
          </table:table-cell>
          <table:table-cell/>
        </table:table-row>
        <table:table-row table:style-name="ro1">
          <table:table-cell office:value-type="float" office:value="60.300003">
            <text:p>60,300003</text:p>
          </table:table-cell>
          <table:table-cell office:value-type="float" office:value="0.300237">
            <text:p>0,300237</text:p>
          </table:table-cell>
          <table:table-cell/>
        </table:table-row>
        <table:table-row table:style-name="ro1">
          <table:table-cell office:value-type="float" office:value="60.333336">
            <text:p>60,333336</text:p>
          </table:table-cell>
          <table:table-cell office:value-type="float" office:value="0.297317">
            <text:p>0,297317</text:p>
          </table:table-cell>
          <table:table-cell/>
        </table:table-row>
        <table:table-row table:style-name="ro1">
          <table:table-cell office:value-type="float" office:value="60.36667">
            <text:p>60,36667</text:p>
          </table:table-cell>
          <table:table-cell office:value-type="float" office:value="0.3107">
            <text:p>0,3107</text:p>
          </table:table-cell>
          <table:table-cell/>
        </table:table-row>
        <table:table-row table:style-name="ro1">
          <table:table-cell office:value-type="float" office:value="60.400003">
            <text:p>60,400003</text:p>
          </table:table-cell>
          <table:table-cell office:value-type="float" office:value="0.302166">
            <text:p>0,302166</text:p>
          </table:table-cell>
          <table:table-cell/>
        </table:table-row>
        <table:table-row table:style-name="ro1">
          <table:table-cell office:value-type="float" office:value="60.433336">
            <text:p>60,433336</text:p>
          </table:table-cell>
          <table:table-cell office:value-type="float" office:value="0.30526">
            <text:p>0,30526</text:p>
          </table:table-cell>
          <table:table-cell/>
        </table:table-row>
        <table:table-row table:style-name="ro1">
          <table:table-cell office:value-type="float" office:value="60.46667">
            <text:p>60,46667</text:p>
          </table:table-cell>
          <table:table-cell office:value-type="float" office:value="0.29717">
            <text:p>0,29717</text:p>
          </table:table-cell>
          <table:table-cell/>
        </table:table-row>
        <table:table-row table:style-name="ro1">
          <table:table-cell office:value-type="float" office:value="60.500003">
            <text:p>60,500003</text:p>
          </table:table-cell>
          <table:table-cell office:value-type="float" office:value="0.299738">
            <text:p>0,299738</text:p>
          </table:table-cell>
          <table:table-cell/>
        </table:table-row>
        <table:table-row table:style-name="ro1">
          <table:table-cell office:value-type="float" office:value="60.533336">
            <text:p>60,533336</text:p>
          </table:table-cell>
          <table:table-cell office:value-type="float" office:value="0.305012">
            <text:p>0,305012</text:p>
          </table:table-cell>
          <table:table-cell/>
        </table:table-row>
        <table:table-row table:style-name="ro1">
          <table:table-cell office:value-type="float" office:value="60.56667">
            <text:p>60,56667</text:p>
          </table:table-cell>
          <table:table-cell office:value-type="float" office:value="0.30704">
            <text:p>0,30704</text:p>
          </table:table-cell>
          <table:table-cell/>
        </table:table-row>
        <table:table-row table:style-name="ro1">
          <table:table-cell office:value-type="float" office:value="60.600003">
            <text:p>60,600003</text:p>
          </table:table-cell>
          <table:table-cell office:value-type="float" office:value="0.297304">
            <text:p>0,297304</text:p>
          </table:table-cell>
          <table:table-cell/>
        </table:table-row>
        <table:table-row table:style-name="ro1">
          <table:table-cell office:value-type="float" office:value="60.633336">
            <text:p>60,633336</text:p>
          </table:table-cell>
          <table:table-cell office:value-type="float" office:value="0.307377">
            <text:p>0,307377</text:p>
          </table:table-cell>
          <table:table-cell/>
        </table:table-row>
        <table:table-row table:style-name="ro1">
          <table:table-cell office:value-type="float" office:value="60.66667">
            <text:p>60,66667</text:p>
          </table:table-cell>
          <table:table-cell office:value-type="float" office:value="0.310655">
            <text:p>0,310655</text:p>
          </table:table-cell>
          <table:table-cell/>
        </table:table-row>
        <table:table-row table:style-name="ro1">
          <table:table-cell office:value-type="float" office:value="60.700003">
            <text:p>60,700003</text:p>
          </table:table-cell>
          <table:table-cell office:value-type="float" office:value="0.305151">
            <text:p>0,305151</text:p>
          </table:table-cell>
          <table:table-cell/>
        </table:table-row>
        <table:table-row table:style-name="ro1">
          <table:table-cell office:value-type="float" office:value="60.733337">
            <text:p>60,733337</text:p>
          </table:table-cell>
          <table:table-cell office:value-type="float" office:value="0.297927">
            <text:p>0,297927</text:p>
          </table:table-cell>
          <table:table-cell/>
        </table:table-row>
        <table:table-row table:style-name="ro1">
          <table:table-cell office:value-type="float" office:value="60.76667">
            <text:p>60,76667</text:p>
          </table:table-cell>
          <table:table-cell office:value-type="float" office:value="0.29598">
            <text:p>0,29598</text:p>
          </table:table-cell>
          <table:table-cell/>
        </table:table-row>
        <table:table-row table:style-name="ro1">
          <table:table-cell office:value-type="float" office:value="60.800003">
            <text:p>60,800003</text:p>
          </table:table-cell>
          <table:table-cell office:value-type="float" office:value="0.292253">
            <text:p>0,292253</text:p>
          </table:table-cell>
          <table:table-cell/>
        </table:table-row>
        <table:table-row table:style-name="ro1">
          <table:table-cell office:value-type="float" office:value="60.833337">
            <text:p>60,833337</text:p>
          </table:table-cell>
          <table:table-cell office:value-type="float" office:value="0.30646">
            <text:p>0,30646</text:p>
          </table:table-cell>
          <table:table-cell/>
        </table:table-row>
        <table:table-row table:style-name="ro1">
          <table:table-cell office:value-type="float" office:value="60.86667">
            <text:p>60,86667</text:p>
          </table:table-cell>
          <table:table-cell office:value-type="float" office:value="0.313897">
            <text:p>0,313897</text:p>
          </table:table-cell>
          <table:table-cell/>
        </table:table-row>
        <table:table-row table:style-name="ro1">
          <table:table-cell office:value-type="float" office:value="60.900003">
            <text:p>60,900003</text:p>
          </table:table-cell>
          <table:table-cell office:value-type="float" office:value="0.301418">
            <text:p>0,301418</text:p>
          </table:table-cell>
          <table:table-cell/>
        </table:table-row>
        <table:table-row table:style-name="ro1">
          <table:table-cell office:value-type="float" office:value="60.933337">
            <text:p>60,933337</text:p>
          </table:table-cell>
          <table:table-cell office:value-type="float" office:value="0.302279">
            <text:p>0,302279</text:p>
          </table:table-cell>
          <table:table-cell/>
        </table:table-row>
        <table:table-row table:style-name="ro1">
          <table:table-cell office:value-type="float" office:value="60.96667">
            <text:p>60,96667</text:p>
          </table:table-cell>
          <table:table-cell office:value-type="float" office:value="0.305384">
            <text:p>0,305384</text:p>
          </table:table-cell>
          <table:table-cell/>
        </table:table-row>
        <table:table-row table:style-name="ro1">
          <table:table-cell office:value-type="float" office:value="61.000003">
            <text:p>61,000003</text:p>
          </table:table-cell>
          <table:table-cell office:value-type="float" office:value="0.302299">
            <text:p>0,302299</text:p>
          </table:table-cell>
          <table:table-cell/>
        </table:table-row>
        <table:table-row table:style-name="ro1">
          <table:table-cell office:value-type="float" office:value="61.033337">
            <text:p>61,033337</text:p>
          </table:table-cell>
          <table:table-cell office:value-type="float" office:value="0.295749">
            <text:p>0,295749</text:p>
          </table:table-cell>
          <table:table-cell/>
        </table:table-row>
        <table:table-row table:style-name="ro1">
          <table:table-cell office:value-type="float" office:value="61.06667">
            <text:p>61,06667</text:p>
          </table:table-cell>
          <table:table-cell office:value-type="float" office:value="0.301548">
            <text:p>0,301548</text:p>
          </table:table-cell>
          <table:table-cell office:value-type="string">
            <text:p>Generando nueva Gausiana: Amp=95.1558nm <text:s/>s=0.00127s</text:p>
          </table:table-cell>
        </table:table-row>
        <table:table-row table:style-name="ro1">
          <table:table-cell office:value-type="float" office:value="61.100003">
            <text:p>61,100003</text:p>
          </table:table-cell>
          <table:table-cell office:value-type="float" office:value="0.316273">
            <text:p>0,316273</text:p>
          </table:table-cell>
          <table:table-cell/>
        </table:table-row>
        <table:table-row table:style-name="ro1">
          <table:table-cell office:value-type="float" office:value="61.133337">
            <text:p>61,133337</text:p>
          </table:table-cell>
          <table:table-cell office:value-type="float" office:value="0.315376">
            <text:p>0,315376</text:p>
          </table:table-cell>
          <table:table-cell/>
        </table:table-row>
        <table:table-row table:style-name="ro1">
          <table:table-cell office:value-type="float" office:value="61.16667">
            <text:p>61,16667</text:p>
          </table:table-cell>
          <table:table-cell office:value-type="float" office:value="0.328146">
            <text:p>0,328146</text:p>
          </table:table-cell>
          <table:table-cell/>
        </table:table-row>
        <table:table-row table:style-name="ro1">
          <table:table-cell office:value-type="float" office:value="61.200003">
            <text:p>61,200003</text:p>
          </table:table-cell>
          <table:table-cell office:value-type="float" office:value="0.310877">
            <text:p>0,310877</text:p>
          </table:table-cell>
          <table:table-cell/>
        </table:table-row>
        <table:table-row table:style-name="ro1">
          <table:table-cell office:value-type="float" office:value="61.233337">
            <text:p>61,233337</text:p>
          </table:table-cell>
          <table:table-cell office:value-type="float" office:value="0.309127">
            <text:p>0,309127</text:p>
          </table:table-cell>
          <table:table-cell/>
        </table:table-row>
        <table:table-row table:style-name="ro1">
          <table:table-cell office:value-type="float" office:value="61.26667">
            <text:p>61,26667</text:p>
          </table:table-cell>
          <table:table-cell office:value-type="float" office:value="0.294479">
            <text:p>0,294479</text:p>
          </table:table-cell>
          <table:table-cell/>
        </table:table-row>
        <table:table-row table:style-name="ro1">
          <table:table-cell office:value-type="float" office:value="61.300003">
            <text:p>61,300003</text:p>
          </table:table-cell>
          <table:table-cell office:value-type="float" office:value="0.305852">
            <text:p>0,305852</text:p>
          </table:table-cell>
          <table:table-cell/>
        </table:table-row>
        <table:table-row table:style-name="ro1">
          <table:table-cell office:value-type="float" office:value="61.333337">
            <text:p>61,333337</text:p>
          </table:table-cell>
          <table:table-cell office:value-type="float" office:value="0.320351">
            <text:p>0,320351</text:p>
          </table:table-cell>
          <table:table-cell/>
        </table:table-row>
        <table:table-row table:style-name="ro1">
          <table:table-cell office:value-type="float" office:value="61.36667">
            <text:p>61,36667</text:p>
          </table:table-cell>
          <table:table-cell office:value-type="float" office:value="0.306346">
            <text:p>0,306346</text:p>
          </table:table-cell>
          <table:table-cell/>
        </table:table-row>
        <table:table-row table:style-name="ro1">
          <table:table-cell office:value-type="float" office:value="61.400003">
            <text:p>61,400003</text:p>
          </table:table-cell>
          <table:table-cell office:value-type="float" office:value="0.307471">
            <text:p>0,307471</text:p>
          </table:table-cell>
          <table:table-cell/>
        </table:table-row>
        <table:table-row table:style-name="ro1">
          <table:table-cell office:value-type="float" office:value="61.433337">
            <text:p>61,433337</text:p>
          </table:table-cell>
          <table:table-cell office:value-type="float" office:value="0.301525">
            <text:p>0,301525</text:p>
          </table:table-cell>
          <table:table-cell/>
        </table:table-row>
        <table:table-row table:style-name="ro1">
          <table:table-cell office:value-type="float" office:value="61.46667">
            <text:p>61,46667</text:p>
          </table:table-cell>
          <table:table-cell office:value-type="float" office:value="0.307011">
            <text:p>0,307011</text:p>
          </table:table-cell>
          <table:table-cell/>
        </table:table-row>
        <table:table-row table:style-name="ro1">
          <table:table-cell office:value-type="float" office:value="61.500003">
            <text:p>61,500003</text:p>
          </table:table-cell>
          <table:table-cell office:value-type="float" office:value="0.307239">
            <text:p>0,307239</text:p>
          </table:table-cell>
          <table:table-cell/>
        </table:table-row>
        <table:table-row table:style-name="ro1">
          <table:table-cell office:value-type="float" office:value="61.533337">
            <text:p>61,533337</text:p>
          </table:table-cell>
          <table:table-cell office:value-type="float" office:value="0.320389">
            <text:p>0,320389</text:p>
          </table:table-cell>
          <table:table-cell/>
        </table:table-row>
        <table:table-row table:style-name="ro1">
          <table:table-cell office:value-type="float" office:value="61.56667">
            <text:p>61,56667</text:p>
          </table:table-cell>
          <table:table-cell office:value-type="float" office:value="0.309493">
            <text:p>0,309493</text:p>
          </table:table-cell>
          <table:table-cell/>
        </table:table-row>
        <table:table-row table:style-name="ro1">
          <table:table-cell office:value-type="float" office:value="61.600003">
            <text:p>61,600003</text:p>
          </table:table-cell>
          <table:table-cell office:value-type="float" office:value="0.297304">
            <text:p>0,297304</text:p>
          </table:table-cell>
          <table:table-cell/>
        </table:table-row>
        <table:table-row table:style-name="ro1">
          <table:table-cell office:value-type="float" office:value="61.633337">
            <text:p>61,633337</text:p>
          </table:table-cell>
          <table:table-cell office:value-type="float" office:value="0.29305">
            <text:p>0,29305</text:p>
          </table:table-cell>
          <table:table-cell/>
        </table:table-row>
        <table:table-row table:style-name="ro1">
          <table:table-cell office:value-type="float" office:value="61.66667">
            <text:p>61,66667</text:p>
          </table:table-cell>
          <table:table-cell office:value-type="float" office:value="0.309572">
            <text:p>0,309572</text:p>
          </table:table-cell>
          <table:table-cell/>
        </table:table-row>
        <table:table-row table:style-name="ro1">
          <table:table-cell office:value-type="float" office:value="61.700003">
            <text:p>61,700003</text:p>
          </table:table-cell>
          <table:table-cell office:value-type="float" office:value="0.293335">
            <text:p>0,293335</text:p>
          </table:table-cell>
          <table:table-cell/>
        </table:table-row>
        <table:table-row table:style-name="ro1">
          <table:table-cell office:value-type="float" office:value="61.733337">
            <text:p>61,733337</text:p>
          </table:table-cell>
          <table:table-cell office:value-type="float" office:value="0.303799">
            <text:p>0,303799</text:p>
          </table:table-cell>
          <table:table-cell/>
        </table:table-row>
        <table:table-row table:style-name="ro1">
          <table:table-cell office:value-type="float" office:value="61.76667">
            <text:p>61,76667</text:p>
          </table:table-cell>
          <table:table-cell office:value-type="float" office:value="0.287449">
            <text:p>0,287449</text:p>
          </table:table-cell>
          <table:table-cell/>
        </table:table-row>
        <table:table-row table:style-name="ro1">
          <table:table-cell office:value-type="float" office:value="61.800003">
            <text:p>61,800003</text:p>
          </table:table-cell>
          <table:table-cell office:value-type="float" office:value="0.300941">
            <text:p>0,300941</text:p>
          </table:table-cell>
          <table:table-cell/>
        </table:table-row>
        <table:table-row table:style-name="ro1">
          <table:table-cell office:value-type="float" office:value="61.833337">
            <text:p>61,833337</text:p>
          </table:table-cell>
          <table:table-cell office:value-type="float" office:value="0.302214">
            <text:p>0,302214</text:p>
          </table:table-cell>
          <table:table-cell/>
        </table:table-row>
        <table:table-row table:style-name="ro1">
          <table:table-cell office:value-type="float" office:value="61.86667">
            <text:p>61,86667</text:p>
          </table:table-cell>
          <table:table-cell office:value-type="float" office:value="0.284577">
            <text:p>0,284577</text:p>
          </table:table-cell>
          <table:table-cell/>
        </table:table-row>
        <table:table-row table:style-name="ro1">
          <table:table-cell office:value-type="float" office:value="61.900003">
            <text:p>61,900003</text:p>
          </table:table-cell>
          <table:table-cell office:value-type="float" office:value="0.297832">
            <text:p>0,297832</text:p>
          </table:table-cell>
          <table:table-cell/>
        </table:table-row>
        <table:table-row table:style-name="ro1">
          <table:table-cell office:value-type="float" office:value="61.933337">
            <text:p>61,933337</text:p>
          </table:table-cell>
          <table:table-cell office:value-type="float" office:value="0.316821">
            <text:p>0,316821</text:p>
          </table:table-cell>
          <table:table-cell/>
        </table:table-row>
        <table:table-row table:style-name="ro1">
          <table:table-cell office:value-type="float" office:value="61.96667">
            <text:p>61,96667</text:p>
          </table:table-cell>
          <table:table-cell office:value-type="float" office:value="0.320009">
            <text:p>0,320009</text:p>
          </table:table-cell>
          <table:table-cell/>
        </table:table-row>
        <table:table-row table:style-name="ro1">
          <table:table-cell office:value-type="float" office:value="62.000003">
            <text:p>62,000003</text:p>
          </table:table-cell>
          <table:table-cell office:value-type="float" office:value="0.324201">
            <text:p>0,324201</text:p>
          </table:table-cell>
          <table:table-cell/>
        </table:table-row>
        <table:table-row table:style-name="ro1">
          <table:table-cell office:value-type="float" office:value="62.033337">
            <text:p>62,033337</text:p>
          </table:table-cell>
          <table:table-cell office:value-type="float" office:value="0.318085">
            <text:p>0,318085</text:p>
          </table:table-cell>
          <table:table-cell/>
        </table:table-row>
        <table:table-row table:style-name="ro1">
          <table:table-cell office:value-type="float" office:value="62.06667">
            <text:p>62,06667</text:p>
          </table:table-cell>
          <table:table-cell office:value-type="float" office:value="0.342392">
            <text:p>0,342392</text:p>
          </table:table-cell>
          <table:table-cell/>
        </table:table-row>
        <table:table-row table:style-name="ro1">
          <table:table-cell office:value-type="float" office:value="62.100003">
            <text:p>62,100003</text:p>
          </table:table-cell>
          <table:table-cell office:value-type="float" office:value="0.338106">
            <text:p>0,338106</text:p>
          </table:table-cell>
          <table:table-cell/>
        </table:table-row>
        <table:table-row table:style-name="ro1">
          <table:table-cell office:value-type="float" office:value="62.133337">
            <text:p>62,133337</text:p>
          </table:table-cell>
          <table:table-cell office:value-type="float" office:value="0.358445">
            <text:p>0,358445</text:p>
          </table:table-cell>
          <table:table-cell/>
        </table:table-row>
        <table:table-row table:style-name="ro1">
          <table:table-cell office:value-type="float" office:value="62.16667">
            <text:p>62,16667</text:p>
          </table:table-cell>
          <table:table-cell office:value-type="float" office:value="0.334718">
            <text:p>0,334718</text:p>
          </table:table-cell>
          <table:table-cell office:value-type="string">
            <text:p>Mejor to encontrado: to=0.016276s</text:p>
          </table:table-cell>
        </table:table-row>
        <table:table-row table:style-name="ro1">
          <table:table-cell office:value-type="float" office:value="62.200003">
            <text:p>62,200003</text:p>
          </table:table-cell>
          <table:table-cell office:value-type="float" office:value="0.337306">
            <text:p>0,337306</text:p>
          </table:table-cell>
          <table:table-cell/>
        </table:table-row>
        <table:table-row table:style-name="ro1">
          <table:table-cell office:value-type="float" office:value="62.233337">
            <text:p>62,233337</text:p>
          </table:table-cell>
          <table:table-cell office:value-type="float" office:value="0.34428">
            <text:p>0,34428</text:p>
          </table:table-cell>
          <table:table-cell/>
        </table:table-row>
        <table:table-row table:style-name="ro1">
          <table:table-cell office:value-type="float" office:value="62.26667">
            <text:p>62,26667</text:p>
          </table:table-cell>
          <table:table-cell office:value-type="float" office:value="0.374175">
            <text:p>0,374175</text:p>
          </table:table-cell>
          <table:table-cell/>
        </table:table-row>
        <table:table-row table:style-name="ro1">
          <table:table-cell office:value-type="float" office:value="62.300003">
            <text:p>62,300003</text:p>
          </table:table-cell>
          <table:table-cell office:value-type="float" office:value="0.342837">
            <text:p>0,342837</text:p>
          </table:table-cell>
          <table:table-cell office:value-type="string">
            <text:p>Mejor to encontrado: to=0.016927s</text:p>
          </table:table-cell>
        </table:table-row>
        <table:table-row table:style-name="ro1">
          <table:table-cell office:value-type="float" office:value="62.333337">
            <text:p>62,333337</text:p>
          </table:table-cell>
          <table:table-cell office:value-type="float" office:value="0.336096">
            <text:p>0,336096</text:p>
          </table:table-cell>
          <table:table-cell/>
        </table:table-row>
        <table:table-row table:style-name="ro1">
          <table:table-cell office:value-type="float" office:value="62.36667">
            <text:p>62,36667</text:p>
          </table:table-cell>
          <table:table-cell office:value-type="float" office:value="0.337122">
            <text:p>0,337122</text:p>
          </table:table-cell>
          <table:table-cell/>
        </table:table-row>
        <table:table-row table:style-name="ro1">
          <table:table-cell office:value-type="float" office:value="62.400003">
            <text:p>62,400003</text:p>
          </table:table-cell>
          <table:table-cell office:value-type="float" office:value="0.344838">
            <text:p>0,344838</text:p>
          </table:table-cell>
          <table:table-cell/>
        </table:table-row>
        <table:table-row table:style-name="ro1">
          <table:table-cell office:value-type="float" office:value="62.433337">
            <text:p>62,433337</text:p>
          </table:table-cell>
          <table:table-cell office:value-type="float" office:value="0.332931">
            <text:p>0,332931</text:p>
          </table:table-cell>
          <table:table-cell/>
        </table:table-row>
        <table:table-row table:style-name="ro1">
          <table:table-cell office:value-type="float" office:value="62.46667">
            <text:p>62,46667</text:p>
          </table:table-cell>
          <table:table-cell office:value-type="float" office:value="0.338726">
            <text:p>0,338726</text:p>
          </table:table-cell>
          <table:table-cell/>
        </table:table-row>
        <table:table-row table:style-name="ro1">
          <table:table-cell office:value-type="float" office:value="62.500003">
            <text:p>62,500003</text:p>
          </table:table-cell>
          <table:table-cell office:value-type="float" office:value="0.321819">
            <text:p>0,321819</text:p>
          </table:table-cell>
          <table:table-cell/>
        </table:table-row>
        <table:table-row table:style-name="ro1">
          <table:table-cell office:value-type="float" office:value="62.533337">
            <text:p>62,533337</text:p>
          </table:table-cell>
          <table:table-cell office:value-type="float" office:value="0.310195">
            <text:p>0,310195</text:p>
          </table:table-cell>
          <table:table-cell/>
        </table:table-row>
        <table:table-row table:style-name="ro1">
          <table:table-cell office:value-type="float" office:value="62.56667">
            <text:p>62,56667</text:p>
          </table:table-cell>
          <table:table-cell office:value-type="float" office:value="0.289721">
            <text:p>0,289721</text:p>
          </table:table-cell>
          <table:table-cell/>
        </table:table-row>
        <table:table-row table:style-name="ro1">
          <table:table-cell office:value-type="float" office:value="62.600003">
            <text:p>62,600003</text:p>
          </table:table-cell>
          <table:table-cell office:value-type="float" office:value="0.288788">
            <text:p>0,288788</text:p>
          </table:table-cell>
          <table:table-cell/>
        </table:table-row>
        <table:table-row table:style-name="ro1">
          <table:table-cell office:value-type="float" office:value="62.633337">
            <text:p>62,633337</text:p>
          </table:table-cell>
          <table:table-cell office:value-type="float" office:value="0.271031">
            <text:p>0,271031</text:p>
          </table:table-cell>
          <table:table-cell/>
        </table:table-row>
        <table:table-row table:style-name="ro1">
          <table:table-cell office:value-type="float" office:value="62.66667">
            <text:p>62,66667</text:p>
          </table:table-cell>
          <table:table-cell office:value-type="float" office:value="0.290392">
            <text:p>0,290392</text:p>
          </table:table-cell>
          <table:table-cell/>
        </table:table-row>
        <table:table-row table:style-name="ro1">
          <table:table-cell office:value-type="float" office:value="62.700003">
            <text:p>62,700003</text:p>
          </table:table-cell>
          <table:table-cell office:value-type="float" office:value="0.280184">
            <text:p>0,280184</text:p>
          </table:table-cell>
          <table:table-cell/>
        </table:table-row>
        <table:table-row table:style-name="ro1">
          <table:table-cell office:value-type="float" office:value="62.733337">
            <text:p>62,733337</text:p>
          </table:table-cell>
          <table:table-cell office:value-type="float" office:value="0.281751">
            <text:p>0,281751</text:p>
          </table:table-cell>
          <table:table-cell/>
        </table:table-row>
        <table:table-row table:style-name="ro1">
          <table:table-cell office:value-type="float" office:value="62.76667">
            <text:p>62,76667</text:p>
          </table:table-cell>
          <table:table-cell office:value-type="float" office:value="0.293095">
            <text:p>0,293095</text:p>
          </table:table-cell>
          <table:table-cell/>
        </table:table-row>
        <table:table-row table:style-name="ro1">
          <table:table-cell office:value-type="float" office:value="62.800003">
            <text:p>62,800003</text:p>
          </table:table-cell>
          <table:table-cell office:value-type="float" office:value="0.308543">
            <text:p>0,308543</text:p>
          </table:table-cell>
          <table:table-cell/>
        </table:table-row>
        <table:table-row table:style-name="ro1">
          <table:table-cell office:value-type="float" office:value="62.833337">
            <text:p>62,833337</text:p>
          </table:table-cell>
          <table:table-cell office:value-type="float" office:value="0.320464">
            <text:p>0,320464</text:p>
          </table:table-cell>
          <table:table-cell/>
        </table:table-row>
        <table:table-row table:style-name="ro1">
          <table:table-cell office:value-type="float" office:value="62.86667">
            <text:p>62,86667</text:p>
          </table:table-cell>
          <table:table-cell office:value-type="float" office:value="0.301627">
            <text:p>0,301627</text:p>
          </table:table-cell>
          <table:table-cell/>
        </table:table-row>
        <table:table-row table:style-name="ro1">
          <table:table-cell office:value-type="float" office:value="62.900003">
            <text:p>62,900003</text:p>
          </table:table-cell>
          <table:table-cell office:value-type="float" office:value="0.313214">
            <text:p>0,313214</text:p>
          </table:table-cell>
          <table:table-cell/>
        </table:table-row>
        <table:table-row table:style-name="ro1">
          <table:table-cell office:value-type="float" office:value="62.933337">
            <text:p>62,933337</text:p>
          </table:table-cell>
          <table:table-cell office:value-type="float" office:value="0.311964">
            <text:p>0,311964</text:p>
          </table:table-cell>
          <table:table-cell/>
        </table:table-row>
        <table:table-row table:style-name="ro1">
          <table:table-cell office:value-type="float" office:value="62.96667">
            <text:p>62,96667</text:p>
          </table:table-cell>
          <table:table-cell office:value-type="float" office:value="0.293969">
            <text:p>0,293969</text:p>
          </table:table-cell>
          <table:table-cell/>
        </table:table-row>
        <table:table-row table:style-name="ro1">
          <table:table-cell office:value-type="float" office:value="63.000003">
            <text:p>63,000003</text:p>
          </table:table-cell>
          <table:table-cell office:value-type="float" office:value="0.302909">
            <text:p>0,302909</text:p>
          </table:table-cell>
          <table:table-cell/>
        </table:table-row>
        <table:table-row table:style-name="ro1">
          <table:table-cell office:value-type="float" office:value="63.033337">
            <text:p>63,033337</text:p>
          </table:table-cell>
          <table:table-cell office:value-type="float" office:value="0.292783">
            <text:p>0,292783</text:p>
          </table:table-cell>
          <table:table-cell/>
        </table:table-row>
        <table:table-row table:style-name="ro1">
          <table:table-cell office:value-type="float" office:value="63.06667">
            <text:p>63,06667</text:p>
          </table:table-cell>
          <table:table-cell office:value-type="float" office:value="0.290865">
            <text:p>0,290865</text:p>
          </table:table-cell>
          <table:table-cell/>
        </table:table-row>
        <table:table-row table:style-name="ro1">
          <table:table-cell office:value-type="float" office:value="63.100003">
            <text:p>63,100003</text:p>
          </table:table-cell>
          <table:table-cell office:value-type="float" office:value="0.304761">
            <text:p>0,304761</text:p>
          </table:table-cell>
          <table:table-cell/>
        </table:table-row>
        <table:table-row table:style-name="ro1">
          <table:table-cell office:value-type="float" office:value="63.133337">
            <text:p>63,133337</text:p>
          </table:table-cell>
          <table:table-cell office:value-type="float" office:value="0.305631">
            <text:p>0,305631</text:p>
          </table:table-cell>
          <table:table-cell/>
        </table:table-row>
        <table:table-row table:style-name="ro1">
          <table:table-cell office:value-type="float" office:value="63.16667">
            <text:p>63,16667</text:p>
          </table:table-cell>
          <table:table-cell office:value-type="float" office:value="0.314257">
            <text:p>0,314257</text:p>
          </table:table-cell>
          <table:table-cell/>
        </table:table-row>
        <table:table-row table:style-name="ro1">
          <table:table-cell office:value-type="float" office:value="63.200003">
            <text:p>63,200003</text:p>
          </table:table-cell>
          <table:table-cell office:value-type="float" office:value="0.317058">
            <text:p>0,317058</text:p>
          </table:table-cell>
          <table:table-cell/>
        </table:table-row>
        <table:table-row table:style-name="ro1">
          <table:table-cell office:value-type="float" office:value="63.233337">
            <text:p>63,233337</text:p>
          </table:table-cell>
          <table:table-cell office:value-type="float" office:value="0.320389">
            <text:p>0,320389</text:p>
          </table:table-cell>
          <table:table-cell/>
        </table:table-row>
        <table:table-row table:style-name="ro1">
          <table:table-cell office:value-type="float" office:value="63.26667">
            <text:p>63,26667</text:p>
          </table:table-cell>
          <table:table-cell office:value-type="float" office:value="0.328957">
            <text:p>0,328957</text:p>
          </table:table-cell>
          <table:table-cell office:value-type="string">
            <text:p>Comienza barrido de Amplitud</text:p>
          </table:table-cell>
        </table:table-row>
        <table:table-row table:style-name="ro1">
          <table:table-cell office:value-type="float" office:value="63.300003">
            <text:p>63,300003</text:p>
          </table:table-cell>
          <table:table-cell office:value-type="float" office:value="0.325164">
            <text:p>0,325164</text:p>
          </table:table-cell>
          <table:table-cell/>
        </table:table-row>
        <table:table-row table:style-name="ro1">
          <table:table-cell office:value-type="float" office:value="63.333337">
            <text:p>63,333337</text:p>
          </table:table-cell>
          <table:table-cell office:value-type="float" office:value="0.339178">
            <text:p>0,339178</text:p>
          </table:table-cell>
          <table:table-cell/>
        </table:table-row>
        <table:table-row table:style-name="ro1">
          <table:table-cell office:value-type="float" office:value="63.36667">
            <text:p>63,36667</text:p>
          </table:table-cell>
          <table:table-cell office:value-type="float" office:value="0.314061">
            <text:p>0,314061</text:p>
          </table:table-cell>
          <table:table-cell/>
        </table:table-row>
        <table:table-row table:style-name="ro1">
          <table:table-cell office:value-type="float" office:value="63.400003">
            <text:p>63,400003</text:p>
          </table:table-cell>
          <table:table-cell office:value-type="float" office:value="0.329222">
            <text:p>0,329222</text:p>
          </table:table-cell>
          <table:table-cell/>
        </table:table-row>
        <table:table-row table:style-name="ro1">
          <table:table-cell office:value-type="float" office:value="63.433337">
            <text:p>63,433337</text:p>
          </table:table-cell>
          <table:table-cell office:value-type="float" office:value="0.321385">
            <text:p>0,321385</text:p>
          </table:table-cell>
          <table:table-cell/>
        </table:table-row>
        <table:table-row table:style-name="ro1">
          <table:table-cell office:value-type="float" office:value="63.46667">
            <text:p>63,46667</text:p>
          </table:table-cell>
          <table:table-cell office:value-type="float" office:value="0.326429">
            <text:p>0,326429</text:p>
          </table:table-cell>
          <table:table-cell/>
        </table:table-row>
        <table:table-row table:style-name="ro1">
          <table:table-cell office:value-type="float" office:value="63.500003">
            <text:p>63,500003</text:p>
          </table:table-cell>
          <table:table-cell office:value-type="float" office:value="0.338536">
            <text:p>0,338536</text:p>
          </table:table-cell>
          <table:table-cell/>
        </table:table-row>
        <table:table-row table:style-name="ro1">
          <table:table-cell office:value-type="float" office:value="63.533337">
            <text:p>63,533337</text:p>
          </table:table-cell>
          <table:table-cell office:value-type="float" office:value="0.331116">
            <text:p>0,331116</text:p>
          </table:table-cell>
          <table:table-cell/>
        </table:table-row>
        <table:table-row table:style-name="ro1">
          <table:table-cell office:value-type="float" office:value="63.56667">
            <text:p>63,56667</text:p>
          </table:table-cell>
          <table:table-cell office:value-type="float" office:value="0.334971">
            <text:p>0,334971</text:p>
          </table:table-cell>
          <table:table-cell/>
        </table:table-row>
        <table:table-row table:style-name="ro1">
          <table:table-cell office:value-type="float" office:value="63.600003">
            <text:p>63,600003</text:p>
          </table:table-cell>
          <table:table-cell office:value-type="float" office:value="0.325435">
            <text:p>0,325435</text:p>
          </table:table-cell>
          <table:table-cell/>
        </table:table-row>
        <table:table-row table:style-name="ro1">
          <table:table-cell office:value-type="float" office:value="63.633337">
            <text:p>63,633337</text:p>
          </table:table-cell>
          <table:table-cell office:value-type="float" office:value="0.327004">
            <text:p>0,327004</text:p>
          </table:table-cell>
          <table:table-cell/>
        </table:table-row>
        <table:table-row table:style-name="ro1">
          <table:table-cell office:value-type="float" office:value="63.66667">
            <text:p>63,66667</text:p>
          </table:table-cell>
          <table:table-cell office:value-type="float" office:value="0.335002">
            <text:p>0,335002</text:p>
          </table:table-cell>
          <table:table-cell/>
        </table:table-row>
        <table:table-row table:style-name="ro1">
          <table:table-cell office:value-type="float" office:value="63.700003">
            <text:p>63,700003</text:p>
          </table:table-cell>
          <table:table-cell office:value-type="float" office:value="0.334658">
            <text:p>0,334658</text:p>
          </table:table-cell>
          <table:table-cell/>
        </table:table-row>
        <table:table-row table:style-name="ro1">
          <table:table-cell office:value-type="float" office:value="63.733337">
            <text:p>63,733337</text:p>
          </table:table-cell>
          <table:table-cell office:value-type="float" office:value="0.325399">
            <text:p>0,325399</text:p>
          </table:table-cell>
          <table:table-cell/>
        </table:table-row>
        <table:table-row table:style-name="ro1">
          <table:table-cell office:value-type="float" office:value="63.76667">
            <text:p>63,76667</text:p>
          </table:table-cell>
          <table:table-cell office:value-type="float" office:value="0.320561">
            <text:p>0,320561</text:p>
          </table:table-cell>
          <table:table-cell/>
        </table:table-row>
        <table:table-row table:style-name="ro1">
          <table:table-cell office:value-type="float" office:value="63.800003">
            <text:p>63,800003</text:p>
          </table:table-cell>
          <table:table-cell office:value-type="float" office:value="0.325995">
            <text:p>0,325995</text:p>
          </table:table-cell>
          <table:table-cell/>
        </table:table-row>
        <table:table-row table:style-name="ro1">
          <table:table-cell office:value-type="float" office:value="63.833337">
            <text:p>63,833337</text:p>
          </table:table-cell>
          <table:table-cell office:value-type="float" office:value="0.321736">
            <text:p>0,321736</text:p>
          </table:table-cell>
          <table:table-cell/>
        </table:table-row>
        <table:table-row table:style-name="ro1">
          <table:table-cell office:value-type="float" office:value="63.86667">
            <text:p>63,86667</text:p>
          </table:table-cell>
          <table:table-cell office:value-type="float" office:value="0.339996">
            <text:p>0,339996</text:p>
          </table:table-cell>
          <table:table-cell/>
        </table:table-row>
        <table:table-row table:style-name="ro1">
          <table:table-cell office:value-type="float" office:value="63.900003">
            <text:p>63,900003</text:p>
          </table:table-cell>
          <table:table-cell office:value-type="float" office:value="0.326833">
            <text:p>0,326833</text:p>
          </table:table-cell>
          <table:table-cell/>
        </table:table-row>
        <table:table-row table:style-name="ro1">
          <table:table-cell office:value-type="float" office:value="63.933337">
            <text:p>63,933337</text:p>
          </table:table-cell>
          <table:table-cell office:value-type="float" office:value="0.337758">
            <text:p>0,337758</text:p>
          </table:table-cell>
          <table:table-cell/>
        </table:table-row>
        <table:table-row table:style-name="ro1">
          <table:table-cell office:value-type="float" office:value="63.96667">
            <text:p>63,96667</text:p>
          </table:table-cell>
          <table:table-cell office:value-type="float" office:value="0.329974">
            <text:p>0,329974</text:p>
          </table:table-cell>
          <table:table-cell/>
        </table:table-row>
        <table:table-row table:style-name="ro1">
          <table:table-cell office:value-type="float" office:value="64.000003">
            <text:p>64,000003</text:p>
          </table:table-cell>
          <table:table-cell office:value-type="float" office:value="0.338655">
            <text:p>0,338655</text:p>
          </table:table-cell>
          <table:table-cell/>
        </table:table-row>
        <table:table-row table:style-name="ro1">
          <table:table-cell office:value-type="float" office:value="64.033337">
            <text:p>64,033337</text:p>
          </table:table-cell>
          <table:table-cell office:value-type="float" office:value="0.33195">
            <text:p>0,33195</text:p>
          </table:table-cell>
          <table:table-cell/>
        </table:table-row>
        <table:table-row table:style-name="ro1">
          <table:table-cell office:value-type="float" office:value="64.06667">
            <text:p>64,06667</text:p>
          </table:table-cell>
          <table:table-cell office:value-type="float" office:value="0.338474">
            <text:p>0,338474</text:p>
          </table:table-cell>
          <table:table-cell/>
        </table:table-row>
        <table:table-row table:style-name="ro1">
          <table:table-cell office:value-type="float" office:value="64.100003">
            <text:p>64,100003</text:p>
          </table:table-cell>
          <table:table-cell office:value-type="float" office:value="0.329243">
            <text:p>0,329243</text:p>
          </table:table-cell>
          <table:table-cell/>
        </table:table-row>
        <table:table-row table:style-name="ro1">
          <table:table-cell office:value-type="float" office:value="64.133337">
            <text:p>64,133337</text:p>
          </table:table-cell>
          <table:table-cell office:value-type="float" office:value="0.335105">
            <text:p>0,335105</text:p>
          </table:table-cell>
          <table:table-cell/>
        </table:table-row>
        <table:table-row table:style-name="ro1">
          <table:table-cell office:value-type="float" office:value="64.16667">
            <text:p>64,16667</text:p>
          </table:table-cell>
          <table:table-cell office:value-type="float" office:value="0.351801">
            <text:p>0,351801</text:p>
          </table:table-cell>
          <table:table-cell/>
        </table:table-row>
        <table:table-row table:style-name="ro1">
          <table:table-cell office:value-type="float" office:value="64.200003">
            <text:p>64,200003</text:p>
          </table:table-cell>
          <table:table-cell office:value-type="float" office:value="0.337949">
            <text:p>0,337949</text:p>
          </table:table-cell>
          <table:table-cell/>
        </table:table-row>
        <table:table-row table:style-name="ro1">
          <table:table-cell office:value-type="float" office:value="64.233337">
            <text:p>64,233337</text:p>
          </table:table-cell>
          <table:table-cell office:value-type="float" office:value="0.325725">
            <text:p>0,325725</text:p>
          </table:table-cell>
          <table:table-cell/>
        </table:table-row>
        <table:table-row table:style-name="ro1">
          <table:table-cell office:value-type="float" office:value="64.26667">
            <text:p>64,26667</text:p>
          </table:table-cell>
          <table:table-cell office:value-type="float" office:value="0.341252">
            <text:p>0,341252</text:p>
          </table:table-cell>
          <table:table-cell/>
        </table:table-row>
        <table:table-row table:style-name="ro1">
          <table:table-cell office:value-type="float" office:value="64.300003">
            <text:p>64,300003</text:p>
          </table:table-cell>
          <table:table-cell office:value-type="float" office:value="0.330736">
            <text:p>0,330736</text:p>
          </table:table-cell>
          <table:table-cell/>
        </table:table-row>
        <table:table-row table:style-name="ro1">
          <table:table-cell office:value-type="float" office:value="64.333337">
            <text:p>64,333337</text:p>
          </table:table-cell>
          <table:table-cell office:value-type="float" office:value="0.339759">
            <text:p>0,339759</text:p>
          </table:table-cell>
          <table:table-cell/>
        </table:table-row>
        <table:table-row table:style-name="ro1">
          <table:table-cell office:value-type="float" office:value="64.36667">
            <text:p>64,36667</text:p>
          </table:table-cell>
          <table:table-cell office:value-type="float" office:value="0.340282">
            <text:p>0,340282</text:p>
          </table:table-cell>
          <table:table-cell/>
        </table:table-row>
        <table:table-row table:style-name="ro1">
          <table:table-cell office:value-type="float" office:value="64.400003">
            <text:p>64,400003</text:p>
          </table:table-cell>
          <table:table-cell office:value-type="float" office:value="0.34578">
            <text:p>0,34578</text:p>
          </table:table-cell>
          <table:table-cell/>
        </table:table-row>
        <table:table-row table:style-name="ro1">
          <table:table-cell office:value-type="float" office:value="64.433337">
            <text:p>64,433337</text:p>
          </table:table-cell>
          <table:table-cell office:value-type="float" office:value="0.340972">
            <text:p>0,340972</text:p>
          </table:table-cell>
          <table:table-cell/>
        </table:table-row>
        <table:table-row table:style-name="ro1">
          <table:table-cell office:value-type="float" office:value="64.46667">
            <text:p>64,46667</text:p>
          </table:table-cell>
          <table:table-cell office:value-type="float" office:value="0.33059">
            <text:p>0,33059</text:p>
          </table:table-cell>
          <table:table-cell/>
        </table:table-row>
        <table:table-row table:style-name="ro1">
          <table:table-cell office:value-type="float" office:value="64.500003">
            <text:p>64,500003</text:p>
          </table:table-cell>
          <table:table-cell office:value-type="float" office:value="0.35367">
            <text:p>0,35367</text:p>
          </table:table-cell>
          <table:table-cell/>
        </table:table-row>
        <table:table-row table:style-name="ro1">
          <table:table-cell office:value-type="float" office:value="64.533337">
            <text:p>64,533337</text:p>
          </table:table-cell>
          <table:table-cell office:value-type="float" office:value="0.334671">
            <text:p>0,334671</text:p>
          </table:table-cell>
          <table:table-cell/>
        </table:table-row>
        <table:table-row table:style-name="ro1">
          <table:table-cell office:value-type="float" office:value="64.56667">
            <text:p>64,56667</text:p>
          </table:table-cell>
          <table:table-cell office:value-type="float" office:value="0.354373">
            <text:p>0,354373</text:p>
          </table:table-cell>
          <table:table-cell/>
        </table:table-row>
        <table:table-row table:style-name="ro1">
          <table:table-cell office:value-type="float" office:value="64.600003">
            <text:p>64,600003</text:p>
          </table:table-cell>
          <table:table-cell office:value-type="float" office:value="0.330144">
            <text:p>0,330144</text:p>
          </table:table-cell>
          <table:table-cell/>
        </table:table-row>
        <table:table-row table:style-name="ro1">
          <table:table-cell office:value-type="float" office:value="64.633337">
            <text:p>64,633337</text:p>
          </table:table-cell>
          <table:table-cell office:value-type="float" office:value="0.352145">
            <text:p>0,352145</text:p>
          </table:table-cell>
          <table:table-cell/>
        </table:table-row>
        <table:table-row table:style-name="ro1">
          <table:table-cell office:value-type="float" office:value="64.66667">
            <text:p>64,66667</text:p>
          </table:table-cell>
          <table:table-cell office:value-type="float" office:value="0.343701">
            <text:p>0,343701</text:p>
          </table:table-cell>
          <table:table-cell/>
        </table:table-row>
        <table:table-row table:style-name="ro1">
          <table:table-cell office:value-type="float" office:value="64.700003">
            <text:p>64,700003</text:p>
          </table:table-cell>
          <table:table-cell office:value-type="float" office:value="0.341427">
            <text:p>0,341427</text:p>
          </table:table-cell>
          <table:table-cell/>
        </table:table-row>
        <table:table-row table:style-name="ro1">
          <table:table-cell office:value-type="float" office:value="64.733337">
            <text:p>64,733337</text:p>
          </table:table-cell>
          <table:table-cell office:value-type="float" office:value="0.361092">
            <text:p>0,361092</text:p>
          </table:table-cell>
          <table:table-cell/>
        </table:table-row>
        <table:table-row table:style-name="ro1">
          <table:table-cell office:value-type="float" office:value="64.76667">
            <text:p>64,76667</text:p>
          </table:table-cell>
          <table:table-cell office:value-type="float" office:value="0.344549">
            <text:p>0,344549</text:p>
          </table:table-cell>
          <table:table-cell/>
        </table:table-row>
        <table:table-row table:style-name="ro1">
          <table:table-cell office:value-type="float" office:value="64.800003">
            <text:p>64,800003</text:p>
          </table:table-cell>
          <table:table-cell office:value-type="float" office:value="0.34385">
            <text:p>0,34385</text:p>
          </table:table-cell>
          <table:table-cell/>
        </table:table-row>
        <table:table-row table:style-name="ro1">
          <table:table-cell office:value-type="float" office:value="64.833337">
            <text:p>64,833337</text:p>
          </table:table-cell>
          <table:table-cell office:value-type="float" office:value="0.352667">
            <text:p>0,352667</text:p>
          </table:table-cell>
          <table:table-cell/>
        </table:table-row>
        <table:table-row table:style-name="ro1">
          <table:table-cell office:value-type="float" office:value="64.86667">
            <text:p>64,86667</text:p>
          </table:table-cell>
          <table:table-cell office:value-type="float" office:value="0.348033">
            <text:p>0,348033</text:p>
          </table:table-cell>
          <table:table-cell/>
        </table:table-row>
        <table:table-row table:style-name="ro1">
          <table:table-cell office:value-type="float" office:value="64.900003">
            <text:p>64,900003</text:p>
          </table:table-cell>
          <table:table-cell office:value-type="float" office:value="0.342486">
            <text:p>0,342486</text:p>
          </table:table-cell>
          <table:table-cell/>
        </table:table-row>
        <table:table-row table:style-name="ro1">
          <table:table-cell office:value-type="float" office:value="64.933337">
            <text:p>64,933337</text:p>
          </table:table-cell>
          <table:table-cell office:value-type="float" office:value="0.320759">
            <text:p>0,320759</text:p>
          </table:table-cell>
          <table:table-cell/>
        </table:table-row>
        <table:table-row table:style-name="ro1">
          <table:table-cell office:value-type="float" office:value="64.96667">
            <text:p>64,96667</text:p>
          </table:table-cell>
          <table:table-cell office:value-type="float" office:value="0.350563">
            <text:p>0,350563</text:p>
          </table:table-cell>
          <table:table-cell/>
        </table:table-row>
        <table:table-row table:style-name="ro1">
          <table:table-cell office:value-type="float" office:value="65.000003">
            <text:p>65,000003</text:p>
          </table:table-cell>
          <table:table-cell office:value-type="float" office:value="0.349717">
            <text:p>0,349717</text:p>
          </table:table-cell>
          <table:table-cell/>
        </table:table-row>
        <table:table-row table:style-name="ro1">
          <table:table-cell office:value-type="float" office:value="65.033337">
            <text:p>65,033337</text:p>
          </table:table-cell>
          <table:table-cell office:value-type="float" office:value="0.335941">
            <text:p>0,335941</text:p>
          </table:table-cell>
          <table:table-cell/>
        </table:table-row>
        <table:table-row table:style-name="ro1">
          <table:table-cell office:value-type="float" office:value="65.06667">
            <text:p>65,06667</text:p>
          </table:table-cell>
          <table:table-cell office:value-type="float" office:value="0.339991">
            <text:p>0,339991</text:p>
          </table:table-cell>
          <table:table-cell/>
        </table:table-row>
        <table:table-row table:style-name="ro1">
          <table:table-cell office:value-type="float" office:value="65.100003">
            <text:p>65,100003</text:p>
          </table:table-cell>
          <table:table-cell office:value-type="float" office:value="0.345455">
            <text:p>0,345455</text:p>
          </table:table-cell>
          <table:table-cell/>
        </table:table-row>
        <table:table-row table:style-name="ro1">
          <table:table-cell office:value-type="float" office:value="65.133337">
            <text:p>65,133337</text:p>
          </table:table-cell>
          <table:table-cell office:value-type="float" office:value="0.353543">
            <text:p>0,353543</text:p>
          </table:table-cell>
          <table:table-cell/>
        </table:table-row>
        <table:table-row table:style-name="ro1">
          <table:table-cell office:value-type="float" office:value="65.16667">
            <text:p>65,16667</text:p>
          </table:table-cell>
          <table:table-cell office:value-type="float" office:value="0.333848">
            <text:p>0,333848</text:p>
          </table:table-cell>
          <table:table-cell/>
        </table:table-row>
        <table:table-row table:style-name="ro1">
          <table:table-cell office:value-type="float" office:value="65.200003">
            <text:p>65,200003</text:p>
          </table:table-cell>
          <table:table-cell office:value-type="float" office:value="0.34888">
            <text:p>0,34888</text:p>
          </table:table-cell>
          <table:table-cell/>
        </table:table-row>
        <table:table-row table:style-name="ro1">
          <table:table-cell office:value-type="float" office:value="65.233337">
            <text:p>65,233337</text:p>
          </table:table-cell>
          <table:table-cell office:value-type="float" office:value="0.354395">
            <text:p>0,354395</text:p>
          </table:table-cell>
          <table:table-cell/>
        </table:table-row>
        <table:table-row table:style-name="ro1">
          <table:table-cell office:value-type="float" office:value="65.26667">
            <text:p>65,26667</text:p>
          </table:table-cell>
          <table:table-cell office:value-type="float" office:value="0.328883">
            <text:p>0,328883</text:p>
          </table:table-cell>
          <table:table-cell/>
        </table:table-row>
        <table:table-row table:style-name="ro1">
          <table:table-cell office:value-type="float" office:value="65.300003">
            <text:p>65,300003</text:p>
          </table:table-cell>
          <table:table-cell office:value-type="float" office:value="0.351872">
            <text:p>0,351872</text:p>
          </table:table-cell>
          <table:table-cell/>
        </table:table-row>
        <table:table-row table:style-name="ro1">
          <table:table-cell office:value-type="float" office:value="65.333337">
            <text:p>65,333337</text:p>
          </table:table-cell>
          <table:table-cell office:value-type="float" office:value="0.355887">
            <text:p>0,355887</text:p>
          </table:table-cell>
          <table:table-cell/>
        </table:table-row>
        <table:table-row table:style-name="ro1">
          <table:table-cell office:value-type="float" office:value="65.36667">
            <text:p>65,36667</text:p>
          </table:table-cell>
          <table:table-cell office:value-type="float" office:value="0.344356">
            <text:p>0,344356</text:p>
          </table:table-cell>
          <table:table-cell/>
        </table:table-row>
        <table:table-row table:style-name="ro1">
          <table:table-cell office:value-type="float" office:value="65.400003">
            <text:p>65,400003</text:p>
          </table:table-cell>
          <table:table-cell office:value-type="float" office:value="0.349891">
            <text:p>0,349891</text:p>
          </table:table-cell>
          <table:table-cell/>
        </table:table-row>
        <table:table-row table:style-name="ro1">
          <table:table-cell office:value-type="float" office:value="65.433337">
            <text:p>65,433337</text:p>
          </table:table-cell>
          <table:table-cell office:value-type="float" office:value="0.345662">
            <text:p>0,345662</text:p>
          </table:table-cell>
          <table:table-cell/>
        </table:table-row>
        <table:table-row table:style-name="ro1">
          <table:table-cell office:value-type="float" office:value="65.46667">
            <text:p>65,46667</text:p>
          </table:table-cell>
          <table:table-cell office:value-type="float" office:value="0.348433">
            <text:p>0,348433</text:p>
          </table:table-cell>
          <table:table-cell/>
        </table:table-row>
        <table:table-row table:style-name="ro1">
          <table:table-cell office:value-type="float" office:value="65.500003">
            <text:p>65,500003</text:p>
          </table:table-cell>
          <table:table-cell office:value-type="float" office:value="0.352478">
            <text:p>0,352478</text:p>
          </table:table-cell>
          <table:table-cell/>
        </table:table-row>
        <table:table-row table:style-name="ro1">
          <table:table-cell office:value-type="float" office:value="65.533337">
            <text:p>65,533337</text:p>
          </table:table-cell>
          <table:table-cell office:value-type="float" office:value="0.342767">
            <text:p>0,342767</text:p>
          </table:table-cell>
          <table:table-cell/>
        </table:table-row>
        <table:table-row table:style-name="ro1">
          <table:table-cell office:value-type="float" office:value="65.56667">
            <text:p>65,56667</text:p>
          </table:table-cell>
          <table:table-cell office:value-type="float" office:value="0.364097">
            <text:p>0,364097</text:p>
          </table:table-cell>
          <table:table-cell/>
        </table:table-row>
        <table:table-row table:style-name="ro1">
          <table:table-cell office:value-type="float" office:value="65.600003">
            <text:p>65,600003</text:p>
          </table:table-cell>
          <table:table-cell office:value-type="float" office:value="0.349222">
            <text:p>0,349222</text:p>
          </table:table-cell>
          <table:table-cell/>
        </table:table-row>
        <table:table-row table:style-name="ro1">
          <table:table-cell office:value-type="float" office:value="65.633337">
            <text:p>65,633337</text:p>
          </table:table-cell>
          <table:table-cell office:value-type="float" office:value="0.333147">
            <text:p>0,333147</text:p>
          </table:table-cell>
          <table:table-cell/>
        </table:table-row>
        <table:table-row table:style-name="ro1">
          <table:table-cell office:value-type="float" office:value="65.66667">
            <text:p>65,66667</text:p>
          </table:table-cell>
          <table:table-cell office:value-type="float" office:value="0.334952">
            <text:p>0,334952</text:p>
          </table:table-cell>
          <table:table-cell/>
        </table:table-row>
        <table:table-row table:style-name="ro1">
          <table:table-cell office:value-type="float" office:value="65.700003">
            <text:p>65,700003</text:p>
          </table:table-cell>
          <table:table-cell office:value-type="float" office:value="0.348375">
            <text:p>0,348375</text:p>
          </table:table-cell>
          <table:table-cell/>
        </table:table-row>
        <table:table-row table:style-name="ro1">
          <table:table-cell office:value-type="float" office:value="65.733337">
            <text:p>65,733337</text:p>
          </table:table-cell>
          <table:table-cell office:value-type="float" office:value="0.341856">
            <text:p>0,341856</text:p>
          </table:table-cell>
          <table:table-cell/>
        </table:table-row>
        <table:table-row table:style-name="ro1">
          <table:table-cell office:value-type="float" office:value="65.76667">
            <text:p>65,76667</text:p>
          </table:table-cell>
          <table:table-cell office:value-type="float" office:value="0.351956">
            <text:p>0,351956</text:p>
          </table:table-cell>
          <table:table-cell/>
        </table:table-row>
        <table:table-row table:style-name="ro1">
          <table:table-cell office:value-type="float" office:value="65.800003">
            <text:p>65,800003</text:p>
          </table:table-cell>
          <table:table-cell office:value-type="float" office:value="0.35356">
            <text:p>0,35356</text:p>
          </table:table-cell>
          <table:table-cell/>
        </table:table-row>
        <table:table-row table:style-name="ro1">
          <table:table-cell office:value-type="float" office:value="65.833337">
            <text:p>65,833337</text:p>
          </table:table-cell>
          <table:table-cell office:value-type="float" office:value="0.355086">
            <text:p>0,355086</text:p>
          </table:table-cell>
          <table:table-cell/>
        </table:table-row>
        <table:table-row table:style-name="ro1">
          <table:table-cell office:value-type="float" office:value="65.86667">
            <text:p>65,86667</text:p>
          </table:table-cell>
          <table:table-cell office:value-type="float" office:value="0.358911">
            <text:p>0,358911</text:p>
          </table:table-cell>
          <table:table-cell/>
        </table:table-row>
        <table:table-row table:style-name="ro1">
          <table:table-cell office:value-type="float" office:value="65.900003">
            <text:p>65,900003</text:p>
          </table:table-cell>
          <table:table-cell office:value-type="float" office:value="0.353273">
            <text:p>0,353273</text:p>
          </table:table-cell>
          <table:table-cell office:value-type="string">
            <text:p>Mejor Amplitud encotnrada: amp=121.7994nm</text:p>
          </table:table-cell>
        </table:table-row>
        <table:table-row table:style-name="ro1">
          <table:table-cell office:value-type="float" office:value="65.933337">
            <text:p>65,933337</text:p>
          </table:table-cell>
          <table:table-cell office:value-type="float" office:value="0.353929">
            <text:p>0,353929</text:p>
          </table:table-cell>
          <table:table-cell/>
        </table:table-row>
        <table:table-row table:style-name="ro1">
          <table:table-cell office:value-type="float" office:value="65.96667">
            <text:p>65,96667</text:p>
          </table:table-cell>
          <table:table-cell office:value-type="float" office:value="0.345199">
            <text:p>0,345199</text:p>
          </table:table-cell>
          <table:table-cell/>
        </table:table-row>
        <table:table-row table:style-name="ro1">
          <table:table-cell office:value-type="float" office:value="66.000003">
            <text:p>66,000003</text:p>
          </table:table-cell>
          <table:table-cell office:value-type="float" office:value="0.356978">
            <text:p>0,356978</text:p>
          </table:table-cell>
          <table:table-cell/>
        </table:table-row>
        <table:table-row table:style-name="ro1">
          <table:table-cell office:value-type="float" office:value="66.033337">
            <text:p>66,033337</text:p>
          </table:table-cell>
          <table:table-cell office:value-type="float" office:value="0.327682">
            <text:p>0,327682</text:p>
          </table:table-cell>
          <table:table-cell/>
        </table:table-row>
        <table:table-row table:style-name="ro1">
          <table:table-cell office:value-type="float" office:value="66.06667">
            <text:p>66,06667</text:p>
          </table:table-cell>
          <table:table-cell office:value-type="float" office:value="0.346696">
            <text:p>0,346696</text:p>
          </table:table-cell>
          <table:table-cell/>
        </table:table-row>
        <table:table-row table:style-name="ro1">
          <table:table-cell office:value-type="float" office:value="66.100003">
            <text:p>66,100003</text:p>
          </table:table-cell>
          <table:table-cell office:value-type="float" office:value="0.349486">
            <text:p>0,349486</text:p>
          </table:table-cell>
          <table:table-cell/>
        </table:table-row>
        <table:table-row table:style-name="ro1">
          <table:table-cell office:value-type="float" office:value="66.133337">
            <text:p>66,133337</text:p>
          </table:table-cell>
          <table:table-cell office:value-type="float" office:value="0.354212">
            <text:p>0,354212</text:p>
          </table:table-cell>
          <table:table-cell/>
        </table:table-row>
        <table:table-row table:style-name="ro1">
          <table:table-cell office:value-type="float" office:value="66.16667">
            <text:p>66,16667</text:p>
          </table:table-cell>
          <table:table-cell office:value-type="float" office:value="0.344527">
            <text:p>0,344527</text:p>
          </table:table-cell>
          <table:table-cell/>
        </table:table-row>
        <table:table-row table:style-name="ro1">
          <table:table-cell office:value-type="float" office:value="66.200003">
            <text:p>66,200003</text:p>
          </table:table-cell>
          <table:table-cell office:value-type="float" office:value="0.356725">
            <text:p>0,356725</text:p>
          </table:table-cell>
          <table:table-cell/>
        </table:table-row>
        <table:table-row table:style-name="ro1">
          <table:table-cell office:value-type="float" office:value="66.233337">
            <text:p>66,233337</text:p>
          </table:table-cell>
          <table:table-cell office:value-type="float" office:value="0.350846">
            <text:p>0,350846</text:p>
          </table:table-cell>
          <table:table-cell/>
        </table:table-row>
        <table:table-row table:style-name="ro1">
          <table:table-cell office:value-type="float" office:value="66.26667">
            <text:p>66,26667</text:p>
          </table:table-cell>
          <table:table-cell office:value-type="float" office:value="0.345491">
            <text:p>0,345491</text:p>
          </table:table-cell>
          <table:table-cell/>
        </table:table-row>
        <table:table-row table:style-name="ro1">
          <table:table-cell office:value-type="float" office:value="66.300003">
            <text:p>66,300003</text:p>
          </table:table-cell>
          <table:table-cell office:value-type="float" office:value="0.355937">
            <text:p>0,355937</text:p>
          </table:table-cell>
          <table:table-cell/>
        </table:table-row>
        <table:table-row table:style-name="ro1">
          <table:table-cell office:value-type="float" office:value="66.333337">
            <text:p>66,333337</text:p>
          </table:table-cell>
          <table:table-cell office:value-type="float" office:value="0.347246">
            <text:p>0,347246</text:p>
          </table:table-cell>
          <table:table-cell/>
        </table:table-row>
        <table:table-row table:style-name="ro1">
          <table:table-cell office:value-type="float" office:value="66.36667">
            <text:p>66,36667</text:p>
          </table:table-cell>
          <table:table-cell office:value-type="float" office:value="0.347268">
            <text:p>0,347268</text:p>
          </table:table-cell>
          <table:table-cell/>
        </table:table-row>
        <table:table-row table:style-name="ro1">
          <table:table-cell office:value-type="float" office:value="66.400003">
            <text:p>66,400003</text:p>
          </table:table-cell>
          <table:table-cell office:value-type="float" office:value="0.344187">
            <text:p>0,344187</text:p>
          </table:table-cell>
          <table:table-cell/>
        </table:table-row>
        <table:table-row table:style-name="ro1">
          <table:table-cell office:value-type="float" office:value="66.433337">
            <text:p>66,433337</text:p>
          </table:table-cell>
          <table:table-cell office:value-type="float" office:value="0.350515">
            <text:p>0,350515</text:p>
          </table:table-cell>
          <table:table-cell/>
        </table:table-row>
        <table:table-row table:style-name="ro1">
          <table:table-cell office:value-type="float" office:value="66.46667">
            <text:p>66,46667</text:p>
          </table:table-cell>
          <table:table-cell office:value-type="float" office:value="0.362482">
            <text:p>0,362482</text:p>
          </table:table-cell>
          <table:table-cell/>
        </table:table-row>
        <table:table-row table:style-name="ro1">
          <table:table-cell office:value-type="float" office:value="66.500003">
            <text:p>66,500003</text:p>
          </table:table-cell>
          <table:table-cell office:value-type="float" office:value="0.338949">
            <text:p>0,338949</text:p>
          </table:table-cell>
          <table:table-cell/>
        </table:table-row>
        <table:table-row table:style-name="ro1">
          <table:table-cell office:value-type="float" office:value="66.533337">
            <text:p>66,533337</text:p>
          </table:table-cell>
          <table:table-cell office:value-type="float" office:value="0.35">
            <text:p>0,35</text:p>
          </table:table-cell>
          <table:table-cell/>
        </table:table-row>
        <table:table-row table:style-name="ro1">
          <table:table-cell office:value-type="float" office:value="66.56667">
            <text:p>66,56667</text:p>
          </table:table-cell>
          <table:table-cell office:value-type="float" office:value="0.35065">
            <text:p>0,35065</text:p>
          </table:table-cell>
          <table:table-cell/>
        </table:table-row>
        <table:table-row table:style-name="ro1">
          <table:table-cell office:value-type="float" office:value="66.600003">
            <text:p>66,600003</text:p>
          </table:table-cell>
          <table:table-cell office:value-type="float" office:value="0.341738">
            <text:p>0,341738</text:p>
          </table:table-cell>
          <table:table-cell/>
        </table:table-row>
        <table:table-row table:style-name="ro1">
          <table:table-cell office:value-type="float" office:value="66.633337">
            <text:p>66,633337</text:p>
          </table:table-cell>
          <table:table-cell office:value-type="float" office:value="0.35073">
            <text:p>0,35073</text:p>
          </table:table-cell>
          <table:table-cell/>
        </table:table-row>
        <table:table-row table:style-name="ro1">
          <table:table-cell office:value-type="float" office:value="66.66667">
            <text:p>66,66667</text:p>
          </table:table-cell>
          <table:table-cell office:value-type="float" office:value="0.355864">
            <text:p>0,355864</text:p>
          </table:table-cell>
          <table:table-cell/>
        </table:table-row>
        <table:table-row table:style-name="ro1">
          <table:table-cell office:value-type="float" office:value="66.700003">
            <text:p>66,700003</text:p>
          </table:table-cell>
          <table:table-cell office:value-type="float" office:value="0.364268">
            <text:p>0,364268</text:p>
          </table:table-cell>
          <table:table-cell/>
        </table:table-row>
        <table:table-row table:style-name="ro1">
          <table:table-cell office:value-type="float" office:value="66.733337">
            <text:p>66,733337</text:p>
          </table:table-cell>
          <table:table-cell office:value-type="float" office:value="0.360342">
            <text:p>0,360342</text:p>
          </table:table-cell>
          <table:table-cell/>
        </table:table-row>
        <table:table-row table:style-name="ro1">
          <table:table-cell office:value-type="float" office:value="66.76667">
            <text:p>66,76667</text:p>
          </table:table-cell>
          <table:table-cell office:value-type="float" office:value="0.354229">
            <text:p>0,354229</text:p>
          </table:table-cell>
          <table:table-cell/>
        </table:table-row>
        <table:table-row table:style-name="ro1">
          <table:table-cell office:value-type="float" office:value="66.800003">
            <text:p>66,800003</text:p>
          </table:table-cell>
          <table:table-cell office:value-type="float" office:value="0.34629">
            <text:p>0,34629</text:p>
          </table:table-cell>
          <table:table-cell/>
        </table:table-row>
        <table:table-row table:style-name="ro1">
          <table:table-cell office:value-type="float" office:value="66.833337">
            <text:p>66,833337</text:p>
          </table:table-cell>
          <table:table-cell office:value-type="float" office:value="0.341907">
            <text:p>0,341907</text:p>
          </table:table-cell>
          <table:table-cell/>
        </table:table-row>
        <table:table-row table:style-name="ro1">
          <table:table-cell office:value-type="float" office:value="66.86667">
            <text:p>66,86667</text:p>
          </table:table-cell>
          <table:table-cell office:value-type="float" office:value="0.34929">
            <text:p>0,34929</text:p>
          </table:table-cell>
          <table:table-cell/>
        </table:table-row>
        <table:table-row table:style-name="ro1">
          <table:table-cell office:value-type="float" office:value="66.900003">
            <text:p>66,900003</text:p>
          </table:table-cell>
          <table:table-cell office:value-type="float" office:value="0.345927">
            <text:p>0,345927</text:p>
          </table:table-cell>
          <table:table-cell/>
        </table:table-row>
        <table:table-row table:style-name="ro1">
          <table:table-cell office:value-type="float" office:value="66.933337">
            <text:p>66,933337</text:p>
          </table:table-cell>
          <table:table-cell office:value-type="float" office:value="0.341689">
            <text:p>0,341689</text:p>
          </table:table-cell>
          <table:table-cell/>
        </table:table-row>
        <table:table-row table:style-name="ro1">
          <table:table-cell office:value-type="float" office:value="66.96667">
            <text:p>66,96667</text:p>
          </table:table-cell>
          <table:table-cell office:value-type="float" office:value="0.365688">
            <text:p>0,365688</text:p>
          </table:table-cell>
          <table:table-cell/>
        </table:table-row>
        <table:table-row table:style-name="ro1">
          <table:table-cell office:value-type="float" office:value="67.000003">
            <text:p>67,000003</text:p>
          </table:table-cell>
          <table:table-cell office:value-type="float" office:value="0.342701">
            <text:p>0,342701</text:p>
          </table:table-cell>
          <table:table-cell/>
        </table:table-row>
        <table:table-row table:style-name="ro1">
          <table:table-cell office:value-type="float" office:value="67.033337">
            <text:p>67,033337</text:p>
          </table:table-cell>
          <table:table-cell office:value-type="float" office:value="0.332198">
            <text:p>0,332198</text:p>
          </table:table-cell>
          <table:table-cell/>
        </table:table-row>
        <table:table-row table:style-name="ro1">
          <table:table-cell office:value-type="float" office:value="67.06667">
            <text:p>67,06667</text:p>
          </table:table-cell>
          <table:table-cell office:value-type="float" office:value="0.335771">
            <text:p>0,335771</text:p>
          </table:table-cell>
          <table:table-cell/>
        </table:table-row>
        <table:table-row table:style-name="ro1">
          <table:table-cell office:value-type="float" office:value="67.100003">
            <text:p>67,100003</text:p>
          </table:table-cell>
          <table:table-cell office:value-type="float" office:value="0.346201">
            <text:p>0,346201</text:p>
          </table:table-cell>
          <table:table-cell/>
        </table:table-row>
        <table:table-row table:style-name="ro1">
          <table:table-cell office:value-type="float" office:value="67.133337">
            <text:p>67,133337</text:p>
          </table:table-cell>
          <table:table-cell office:value-type="float" office:value="0.338976">
            <text:p>0,338976</text:p>
          </table:table-cell>
          <table:table-cell/>
        </table:table-row>
        <table:table-row table:style-name="ro1">
          <table:table-cell office:value-type="float" office:value="67.16667">
            <text:p>67,16667</text:p>
          </table:table-cell>
          <table:table-cell office:value-type="float" office:value="0.355848">
            <text:p>0,355848</text:p>
          </table:table-cell>
          <table:table-cell/>
        </table:table-row>
        <table:table-row table:style-name="ro1">
          <table:table-cell office:value-type="float" office:value="67.200004">
            <text:p>67,200004</text:p>
          </table:table-cell>
          <table:table-cell office:value-type="float" office:value="0.361917">
            <text:p>0,361917</text:p>
          </table:table-cell>
          <table:table-cell/>
        </table:table-row>
        <table:table-row table:style-name="ro1">
          <table:table-cell office:value-type="float" office:value="67.233337">
            <text:p>67,233337</text:p>
          </table:table-cell>
          <table:table-cell office:value-type="float" office:value="0.339808">
            <text:p>0,339808</text:p>
          </table:table-cell>
          <table:table-cell/>
        </table:table-row>
        <table:table-row table:style-name="ro1">
          <table:table-cell office:value-type="float" office:value="67.26667">
            <text:p>67,26667</text:p>
          </table:table-cell>
          <table:table-cell office:value-type="float" office:value="0.340921">
            <text:p>0,340921</text:p>
          </table:table-cell>
          <table:table-cell/>
        </table:table-row>
        <table:table-row table:style-name="ro1">
          <table:table-cell office:value-type="float" office:value="67.300004">
            <text:p>67,300004</text:p>
          </table:table-cell>
          <table:table-cell office:value-type="float" office:value="0.355943">
            <text:p>0,355943</text:p>
          </table:table-cell>
          <table:table-cell/>
        </table:table-row>
        <table:table-row table:style-name="ro1">
          <table:table-cell office:value-type="float" office:value="67.333337">
            <text:p>67,333337</text:p>
          </table:table-cell>
          <table:table-cell office:value-type="float" office:value="0.335438">
            <text:p>0,335438</text:p>
          </table:table-cell>
          <table:table-cell/>
        </table:table-row>
        <table:table-row table:style-name="ro1">
          <table:table-cell office:value-type="float" office:value="67.36667">
            <text:p>67,36667</text:p>
          </table:table-cell>
          <table:table-cell office:value-type="float" office:value="0.353662">
            <text:p>0,353662</text:p>
          </table:table-cell>
          <table:table-cell/>
        </table:table-row>
        <table:table-row table:style-name="ro1">
          <table:table-cell office:value-type="float" office:value="67.400004">
            <text:p>67,400004</text:p>
          </table:table-cell>
          <table:table-cell office:value-type="float" office:value="0.344391">
            <text:p>0,344391</text:p>
          </table:table-cell>
          <table:table-cell/>
        </table:table-row>
        <table:table-row table:style-name="ro1">
          <table:table-cell office:value-type="float" office:value="67.433337">
            <text:p>67,433337</text:p>
          </table:table-cell>
          <table:table-cell office:value-type="float" office:value="0.346519">
            <text:p>0,346519</text:p>
          </table:table-cell>
          <table:table-cell/>
        </table:table-row>
        <table:table-row table:style-name="ro1">
          <table:table-cell office:value-type="float" office:value="67.46667">
            <text:p>67,46667</text:p>
          </table:table-cell>
          <table:table-cell office:value-type="float" office:value="0.355737">
            <text:p>0,355737</text:p>
          </table:table-cell>
          <table:table-cell/>
        </table:table-row>
        <table:table-row table:style-name="ro1">
          <table:table-cell office:value-type="float" office:value="67.500004">
            <text:p>67,500004</text:p>
          </table:table-cell>
          <table:table-cell office:value-type="float" office:value="0.356782">
            <text:p>0,356782</text:p>
          </table:table-cell>
          <table:table-cell/>
        </table:table-row>
        <table:table-row table:style-name="ro1">
          <table:table-cell office:value-type="float" office:value="67.533337">
            <text:p>67,533337</text:p>
          </table:table-cell>
          <table:table-cell office:value-type="float" office:value="0.34004">
            <text:p>0,34004</text:p>
          </table:table-cell>
          <table:table-cell/>
        </table:table-row>
        <table:table-row table:style-name="ro1">
          <table:table-cell office:value-type="float" office:value="67.56667">
            <text:p>67,56667</text:p>
          </table:table-cell>
          <table:table-cell office:value-type="float" office:value="0.35949">
            <text:p>0,35949</text:p>
          </table:table-cell>
          <table:table-cell/>
        </table:table-row>
        <table:table-row table:style-name="ro1">
          <table:table-cell office:value-type="float" office:value="67.600004">
            <text:p>67,600004</text:p>
          </table:table-cell>
          <table:table-cell office:value-type="float" office:value="0.34672">
            <text:p>0,34672</text:p>
          </table:table-cell>
          <table:table-cell/>
        </table:table-row>
        <table:table-row table:style-name="ro1">
          <table:table-cell office:value-type="float" office:value="67.633337">
            <text:p>67,633337</text:p>
          </table:table-cell>
          <table:table-cell office:value-type="float" office:value="0.358363">
            <text:p>0,358363</text:p>
          </table:table-cell>
          <table:table-cell/>
        </table:table-row>
        <table:table-row table:style-name="ro1">
          <table:table-cell office:value-type="float" office:value="67.66667">
            <text:p>67,66667</text:p>
          </table:table-cell>
          <table:table-cell office:value-type="float" office:value="0.334256">
            <text:p>0,334256</text:p>
          </table:table-cell>
          <table:table-cell/>
        </table:table-row>
        <table:table-row table:style-name="ro1">
          <table:table-cell office:value-type="float" office:value="67.700004">
            <text:p>67,700004</text:p>
          </table:table-cell>
          <table:table-cell office:value-type="float" office:value="0.356787">
            <text:p>0,356787</text:p>
          </table:table-cell>
          <table:table-cell/>
        </table:table-row>
        <table:table-row table:style-name="ro1">
          <table:table-cell office:value-type="float" office:value="67.733337">
            <text:p>67,733337</text:p>
          </table:table-cell>
          <table:table-cell office:value-type="float" office:value="0.349941">
            <text:p>0,349941</text:p>
          </table:table-cell>
          <table:table-cell/>
        </table:table-row>
        <table:table-row table:style-name="ro1">
          <table:table-cell office:value-type="float" office:value="67.76667">
            <text:p>67,76667</text:p>
          </table:table-cell>
          <table:table-cell office:value-type="float" office:value="0.356497">
            <text:p>0,356497</text:p>
          </table:table-cell>
          <table:table-cell/>
        </table:table-row>
        <table:table-row table:style-name="ro1">
          <table:table-cell office:value-type="float" office:value="67.800004">
            <text:p>67,800004</text:p>
          </table:table-cell>
          <table:table-cell office:value-type="float" office:value="0.342265">
            <text:p>0,342265</text:p>
          </table:table-cell>
          <table:table-cell/>
        </table:table-row>
        <table:table-row table:style-name="ro1">
          <table:table-cell office:value-type="float" office:value="67.833337">
            <text:p>67,833337</text:p>
          </table:table-cell>
          <table:table-cell office:value-type="float" office:value="0.351455">
            <text:p>0,351455</text:p>
          </table:table-cell>
          <table:table-cell/>
        </table:table-row>
        <table:table-row table:style-name="ro1">
          <table:table-cell office:value-type="float" office:value="67.86667">
            <text:p>67,86667</text:p>
          </table:table-cell>
          <table:table-cell office:value-type="float" office:value="0.336077">
            <text:p>0,336077</text:p>
          </table:table-cell>
          <table:table-cell/>
        </table:table-row>
        <table:table-row table:style-name="ro1">
          <table:table-cell office:value-type="float" office:value="67.900004">
            <text:p>67,900004</text:p>
          </table:table-cell>
          <table:table-cell office:value-type="float" office:value="0.335582">
            <text:p>0,335582</text:p>
          </table:table-cell>
          <table:table-cell office:value-type="string">
            <text:p>Comienza barrido de Sigma</text:p>
          </table:table-cell>
        </table:table-row>
        <table:table-row table:style-name="ro1">
          <table:table-cell office:value-type="float" office:value="67.933337">
            <text:p>67,933337</text:p>
          </table:table-cell>
          <table:table-cell office:value-type="float" office:value="0.324553">
            <text:p>0,324553</text:p>
          </table:table-cell>
          <table:table-cell/>
        </table:table-row>
        <table:table-row table:style-name="ro1">
          <table:table-cell office:value-type="float" office:value="67.96667">
            <text:p>67,96667</text:p>
          </table:table-cell>
          <table:table-cell office:value-type="float" office:value="0.350449">
            <text:p>0,350449</text:p>
          </table:table-cell>
          <table:table-cell/>
        </table:table-row>
        <table:table-row table:style-name="ro1">
          <table:table-cell office:value-type="float" office:value="68.000004">
            <text:p>68,000004</text:p>
          </table:table-cell>
          <table:table-cell office:value-type="float" office:value="0.329194">
            <text:p>0,329194</text:p>
          </table:table-cell>
          <table:table-cell/>
        </table:table-row>
        <table:table-row table:style-name="ro1">
          <table:table-cell office:value-type="float" office:value="68.033337">
            <text:p>68,033337</text:p>
          </table:table-cell>
          <table:table-cell office:value-type="float" office:value="0.359738">
            <text:p>0,359738</text:p>
          </table:table-cell>
          <table:table-cell/>
        </table:table-row>
        <table:table-row table:style-name="ro1">
          <table:table-cell office:value-type="float" office:value="68.06667">
            <text:p>68,06667</text:p>
          </table:table-cell>
          <table:table-cell office:value-type="float" office:value="0.339153">
            <text:p>0,339153</text:p>
          </table:table-cell>
          <table:table-cell/>
        </table:table-row>
        <table:table-row table:style-name="ro1">
          <table:table-cell office:value-type="float" office:value="68.100004">
            <text:p>68,100004</text:p>
          </table:table-cell>
          <table:table-cell office:value-type="float" office:value="0.350205">
            <text:p>0,350205</text:p>
          </table:table-cell>
          <table:table-cell/>
        </table:table-row>
        <table:table-row table:style-name="ro1">
          <table:table-cell office:value-type="float" office:value="68.133337">
            <text:p>68,133337</text:p>
          </table:table-cell>
          <table:table-cell office:value-type="float" office:value="0.346447">
            <text:p>0,346447</text:p>
          </table:table-cell>
          <table:table-cell/>
        </table:table-row>
        <table:table-row table:style-name="ro1">
          <table:table-cell office:value-type="float" office:value="68.16667">
            <text:p>68,16667</text:p>
          </table:table-cell>
          <table:table-cell office:value-type="float" office:value="0.345489">
            <text:p>0,345489</text:p>
          </table:table-cell>
          <table:table-cell/>
        </table:table-row>
        <table:table-row table:style-name="ro1">
          <table:table-cell office:value-type="float" office:value="68.200004">
            <text:p>68,200004</text:p>
          </table:table-cell>
          <table:table-cell office:value-type="float" office:value="0.341784">
            <text:p>0,341784</text:p>
          </table:table-cell>
          <table:table-cell/>
        </table:table-row>
        <table:table-row table:style-name="ro1">
          <table:table-cell office:value-type="float" office:value="68.233337">
            <text:p>68,233337</text:p>
          </table:table-cell>
          <table:table-cell office:value-type="float" office:value="0.344941">
            <text:p>0,344941</text:p>
          </table:table-cell>
          <table:table-cell/>
        </table:table-row>
        <table:table-row table:style-name="ro1">
          <table:table-cell office:value-type="float" office:value="68.26667">
            <text:p>68,26667</text:p>
          </table:table-cell>
          <table:table-cell office:value-type="float" office:value="0.353036">
            <text:p>0,353036</text:p>
          </table:table-cell>
          <table:table-cell/>
        </table:table-row>
        <table:table-row table:style-name="ro1">
          <table:table-cell office:value-type="float" office:value="68.300004">
            <text:p>68,300004</text:p>
          </table:table-cell>
          <table:table-cell office:value-type="float" office:value="0.348639">
            <text:p>0,348639</text:p>
          </table:table-cell>
          <table:table-cell/>
        </table:table-row>
        <table:table-row table:style-name="ro1">
          <table:table-cell office:value-type="float" office:value="68.333337">
            <text:p>68,333337</text:p>
          </table:table-cell>
          <table:table-cell office:value-type="float" office:value="0.334377">
            <text:p>0,334377</text:p>
          </table:table-cell>
          <table:table-cell/>
        </table:table-row>
        <table:table-row table:style-name="ro1">
          <table:table-cell office:value-type="float" office:value="68.36667">
            <text:p>68,36667</text:p>
          </table:table-cell>
          <table:table-cell office:value-type="float" office:value="0.342631">
            <text:p>0,342631</text:p>
          </table:table-cell>
          <table:table-cell/>
        </table:table-row>
        <table:table-row table:style-name="ro1">
          <table:table-cell office:value-type="float" office:value="68.400004">
            <text:p>68,400004</text:p>
          </table:table-cell>
          <table:table-cell office:value-type="float" office:value="0.354504">
            <text:p>0,354504</text:p>
          </table:table-cell>
          <table:table-cell/>
        </table:table-row>
        <table:table-row table:style-name="ro1">
          <table:table-cell office:value-type="float" office:value="68.433337">
            <text:p>68,433337</text:p>
          </table:table-cell>
          <table:table-cell office:value-type="float" office:value="0.36379">
            <text:p>0,36379</text:p>
          </table:table-cell>
          <table:table-cell/>
        </table:table-row>
        <table:table-row table:style-name="ro1">
          <table:table-cell office:value-type="float" office:value="68.46667">
            <text:p>68,46667</text:p>
          </table:table-cell>
          <table:table-cell office:value-type="float" office:value="0.333741">
            <text:p>0,333741</text:p>
          </table:table-cell>
          <table:table-cell/>
        </table:table-row>
        <table:table-row table:style-name="ro1">
          <table:table-cell office:value-type="float" office:value="68.500004">
            <text:p>68,500004</text:p>
          </table:table-cell>
          <table:table-cell office:value-type="float" office:value="0.355039">
            <text:p>0,355039</text:p>
          </table:table-cell>
          <table:table-cell/>
        </table:table-row>
        <table:table-row table:style-name="ro1">
          <table:table-cell office:value-type="float" office:value="68.533337">
            <text:p>68,533337</text:p>
          </table:table-cell>
          <table:table-cell office:value-type="float" office:value="0.347802">
            <text:p>0,347802</text:p>
          </table:table-cell>
          <table:table-cell/>
        </table:table-row>
        <table:table-row table:style-name="ro1">
          <table:table-cell office:value-type="float" office:value="68.56667">
            <text:p>68,56667</text:p>
          </table:table-cell>
          <table:table-cell office:value-type="float" office:value="0.337034">
            <text:p>0,337034</text:p>
          </table:table-cell>
          <table:table-cell/>
        </table:table-row>
        <table:table-row table:style-name="ro1">
          <table:table-cell office:value-type="float" office:value="68.600004">
            <text:p>68,600004</text:p>
          </table:table-cell>
          <table:table-cell office:value-type="float" office:value="0.356194">
            <text:p>0,356194</text:p>
          </table:table-cell>
          <table:table-cell/>
        </table:table-row>
        <table:table-row table:style-name="ro1">
          <table:table-cell office:value-type="float" office:value="68.633337">
            <text:p>68,633337</text:p>
          </table:table-cell>
          <table:table-cell office:value-type="float" office:value="0.354492">
            <text:p>0,354492</text:p>
          </table:table-cell>
          <table:table-cell/>
        </table:table-row>
        <table:table-row table:style-name="ro1">
          <table:table-cell office:value-type="float" office:value="68.66667">
            <text:p>68,66667</text:p>
          </table:table-cell>
          <table:table-cell office:value-type="float" office:value="0.353235">
            <text:p>0,353235</text:p>
          </table:table-cell>
          <table:table-cell/>
        </table:table-row>
        <table:table-row table:style-name="ro1">
          <table:table-cell office:value-type="float" office:value="68.700004">
            <text:p>68,700004</text:p>
          </table:table-cell>
          <table:table-cell office:value-type="float" office:value="0.347886">
            <text:p>0,347886</text:p>
          </table:table-cell>
          <table:table-cell/>
        </table:table-row>
        <table:table-row table:style-name="ro1">
          <table:table-cell office:value-type="float" office:value="68.733337">
            <text:p>68,733337</text:p>
          </table:table-cell>
          <table:table-cell office:value-type="float" office:value="0.357851">
            <text:p>0,357851</text:p>
          </table:table-cell>
          <table:table-cell/>
        </table:table-row>
        <table:table-row table:style-name="ro1">
          <table:table-cell office:value-type="float" office:value="68.76667">
            <text:p>68,76667</text:p>
          </table:table-cell>
          <table:table-cell office:value-type="float" office:value="0.350328">
            <text:p>0,350328</text:p>
          </table:table-cell>
          <table:table-cell/>
        </table:table-row>
        <table:table-row table:style-name="ro1">
          <table:table-cell office:value-type="float" office:value="68.800004">
            <text:p>68,800004</text:p>
          </table:table-cell>
          <table:table-cell office:value-type="float" office:value="0.34544">
            <text:p>0,34544</text:p>
          </table:table-cell>
          <table:table-cell/>
        </table:table-row>
        <table:table-row table:style-name="ro1">
          <table:table-cell office:value-type="float" office:value="68.833337">
            <text:p>68,833337</text:p>
          </table:table-cell>
          <table:table-cell office:value-type="float" office:value="0.337985">
            <text:p>0,337985</text:p>
          </table:table-cell>
          <table:table-cell/>
        </table:table-row>
        <table:table-row table:style-name="ro1">
          <table:table-cell office:value-type="float" office:value="68.86667">
            <text:p>68,86667</text:p>
          </table:table-cell>
          <table:table-cell office:value-type="float" office:value="0.353545">
            <text:p>0,353545</text:p>
          </table:table-cell>
          <table:table-cell/>
        </table:table-row>
        <table:table-row table:style-name="ro1">
          <table:table-cell office:value-type="float" office:value="68.900004">
            <text:p>68,900004</text:p>
          </table:table-cell>
          <table:table-cell office:value-type="float" office:value="0.343789">
            <text:p>0,343789</text:p>
          </table:table-cell>
          <table:table-cell/>
        </table:table-row>
        <table:table-row table:style-name="ro1">
          <table:table-cell office:value-type="float" office:value="68.933337">
            <text:p>68,933337</text:p>
          </table:table-cell>
          <table:table-cell office:value-type="float" office:value="0.353622">
            <text:p>0,353622</text:p>
          </table:table-cell>
          <table:table-cell/>
        </table:table-row>
        <table:table-row table:style-name="ro1">
          <table:table-cell office:value-type="float" office:value="68.96667">
            <text:p>68,96667</text:p>
          </table:table-cell>
          <table:table-cell office:value-type="float" office:value="0.339681">
            <text:p>0,339681</text:p>
          </table:table-cell>
          <table:table-cell/>
        </table:table-row>
        <table:table-row table:style-name="ro1">
          <table:table-cell office:value-type="float" office:value="69.000004">
            <text:p>69,000004</text:p>
          </table:table-cell>
          <table:table-cell office:value-type="float" office:value="0.344078">
            <text:p>0,344078</text:p>
          </table:table-cell>
          <table:table-cell/>
        </table:table-row>
        <table:table-row table:style-name="ro1">
          <table:table-cell office:value-type="float" office:value="69.033337">
            <text:p>69,033337</text:p>
          </table:table-cell>
          <table:table-cell office:value-type="float" office:value="0.343563">
            <text:p>0,343563</text:p>
          </table:table-cell>
          <table:table-cell/>
        </table:table-row>
        <table:table-row table:style-name="ro1">
          <table:table-cell office:value-type="float" office:value="69.06667">
            <text:p>69,06667</text:p>
          </table:table-cell>
          <table:table-cell office:value-type="float" office:value="0.342612">
            <text:p>0,342612</text:p>
          </table:table-cell>
          <table:table-cell/>
        </table:table-row>
        <table:table-row table:style-name="ro1">
          <table:table-cell office:value-type="float" office:value="69.100004">
            <text:p>69,100004</text:p>
          </table:table-cell>
          <table:table-cell office:value-type="float" office:value="0.347698">
            <text:p>0,347698</text:p>
          </table:table-cell>
          <table:table-cell/>
        </table:table-row>
        <table:table-row table:style-name="ro1">
          <table:table-cell office:value-type="float" office:value="69.133337">
            <text:p>69,133337</text:p>
          </table:table-cell>
          <table:table-cell office:value-type="float" office:value="0.350719">
            <text:p>0,350719</text:p>
          </table:table-cell>
          <table:table-cell/>
        </table:table-row>
        <table:table-row table:style-name="ro1">
          <table:table-cell office:value-type="float" office:value="69.16667">
            <text:p>69,16667</text:p>
          </table:table-cell>
          <table:table-cell office:value-type="float" office:value="0.344443">
            <text:p>0,344443</text:p>
          </table:table-cell>
          <table:table-cell/>
        </table:table-row>
        <table:table-row table:style-name="ro1">
          <table:table-cell office:value-type="float" office:value="69.200004">
            <text:p>69,200004</text:p>
          </table:table-cell>
          <table:table-cell office:value-type="float" office:value="0.356012">
            <text:p>0,356012</text:p>
          </table:table-cell>
          <table:table-cell/>
        </table:table-row>
        <table:table-row table:style-name="ro1">
          <table:table-cell office:value-type="float" office:value="69.233337">
            <text:p>69,233337</text:p>
          </table:table-cell>
          <table:table-cell office:value-type="float" office:value="0.347208">
            <text:p>0,347208</text:p>
          </table:table-cell>
          <table:table-cell/>
        </table:table-row>
        <table:table-row table:style-name="ro1">
          <table:table-cell office:value-type="float" office:value="69.26667">
            <text:p>69,26667</text:p>
          </table:table-cell>
          <table:table-cell office:value-type="float" office:value="0.367961">
            <text:p>0,367961</text:p>
          </table:table-cell>
          <table:table-cell/>
        </table:table-row>
        <table:table-row table:style-name="ro1">
          <table:table-cell office:value-type="float" office:value="69.300004">
            <text:p>69,300004</text:p>
          </table:table-cell>
          <table:table-cell office:value-type="float" office:value="0.348598">
            <text:p>0,348598</text:p>
          </table:table-cell>
          <table:table-cell/>
        </table:table-row>
        <table:table-row table:style-name="ro1">
          <table:table-cell office:value-type="float" office:value="69.333337">
            <text:p>69,333337</text:p>
          </table:table-cell>
          <table:table-cell office:value-type="float" office:value="0.345641">
            <text:p>0,345641</text:p>
          </table:table-cell>
          <table:table-cell/>
        </table:table-row>
        <table:table-row table:style-name="ro1">
          <table:table-cell office:value-type="float" office:value="69.36667">
            <text:p>69,36667</text:p>
          </table:table-cell>
          <table:table-cell office:value-type="float" office:value="0.349599">
            <text:p>0,349599</text:p>
          </table:table-cell>
          <table:table-cell/>
        </table:table-row>
        <table:table-row table:style-name="ro1">
          <table:table-cell office:value-type="float" office:value="69.400004">
            <text:p>69,400004</text:p>
          </table:table-cell>
          <table:table-cell office:value-type="float" office:value="0.342649">
            <text:p>0,342649</text:p>
          </table:table-cell>
          <table:table-cell/>
        </table:table-row>
        <table:table-row table:style-name="ro1">
          <table:table-cell office:value-type="float" office:value="69.433337">
            <text:p>69,433337</text:p>
          </table:table-cell>
          <table:table-cell office:value-type="float" office:value="0.340389">
            <text:p>0,340389</text:p>
          </table:table-cell>
          <table:table-cell/>
        </table:table-row>
        <table:table-row table:style-name="ro1">
          <table:table-cell office:value-type="float" office:value="69.46667">
            <text:p>69,46667</text:p>
          </table:table-cell>
          <table:table-cell office:value-type="float" office:value="0.357728">
            <text:p>0,357728</text:p>
          </table:table-cell>
          <table:table-cell/>
        </table:table-row>
        <table:table-row table:style-name="ro1">
          <table:table-cell office:value-type="float" office:value="69.500004">
            <text:p>69,500004</text:p>
          </table:table-cell>
          <table:table-cell office:value-type="float" office:value="0.344001">
            <text:p>0,344001</text:p>
          </table:table-cell>
          <table:table-cell/>
        </table:table-row>
        <table:table-row table:style-name="ro1">
          <table:table-cell office:value-type="float" office:value="69.533337">
            <text:p>69,533337</text:p>
          </table:table-cell>
          <table:table-cell office:value-type="float" office:value="0.353351">
            <text:p>0,353351</text:p>
          </table:table-cell>
          <table:table-cell/>
        </table:table-row>
        <table:table-row table:style-name="ro1">
          <table:table-cell office:value-type="float" office:value="69.56667">
            <text:p>69,56667</text:p>
          </table:table-cell>
          <table:table-cell office:value-type="float" office:value="0.348715">
            <text:p>0,348715</text:p>
          </table:table-cell>
          <table:table-cell/>
        </table:table-row>
        <table:table-row table:style-name="ro1">
          <table:table-cell office:value-type="float" office:value="69.600004">
            <text:p>69,600004</text:p>
          </table:table-cell>
          <table:table-cell office:value-type="float" office:value="0.350377">
            <text:p>0,350377</text:p>
          </table:table-cell>
          <table:table-cell/>
        </table:table-row>
        <table:table-row table:style-name="ro1">
          <table:table-cell office:value-type="float" office:value="69.633337">
            <text:p>69,633337</text:p>
          </table:table-cell>
          <table:table-cell office:value-type="float" office:value="0.348849">
            <text:p>0,348849</text:p>
          </table:table-cell>
          <table:table-cell/>
        </table:table-row>
        <table:table-row table:style-name="ro1">
          <table:table-cell office:value-type="float" office:value="69.66667">
            <text:p>69,66667</text:p>
          </table:table-cell>
          <table:table-cell office:value-type="float" office:value="0.33932">
            <text:p>0,33932</text:p>
          </table:table-cell>
          <table:table-cell/>
        </table:table-row>
        <table:table-row table:style-name="ro1">
          <table:table-cell office:value-type="float" office:value="69.700004">
            <text:p>69,700004</text:p>
          </table:table-cell>
          <table:table-cell office:value-type="float" office:value="0.334479">
            <text:p>0,334479</text:p>
          </table:table-cell>
          <table:table-cell/>
        </table:table-row>
        <table:table-row table:style-name="ro1">
          <table:table-cell office:value-type="float" office:value="69.733337">
            <text:p>69,733337</text:p>
          </table:table-cell>
          <table:table-cell office:value-type="float" office:value="0.340602">
            <text:p>0,340602</text:p>
          </table:table-cell>
          <table:table-cell/>
        </table:table-row>
        <table:table-row table:style-name="ro1">
          <table:table-cell office:value-type="float" office:value="69.76667">
            <text:p>69,76667</text:p>
          </table:table-cell>
          <table:table-cell office:value-type="float" office:value="0.352768">
            <text:p>0,352768</text:p>
          </table:table-cell>
          <table:table-cell/>
        </table:table-row>
        <table:table-row table:style-name="ro1">
          <table:table-cell office:value-type="float" office:value="69.800004">
            <text:p>69,800004</text:p>
          </table:table-cell>
          <table:table-cell office:value-type="float" office:value="0.334247">
            <text:p>0,334247</text:p>
          </table:table-cell>
          <table:table-cell/>
        </table:table-row>
        <table:table-row table:style-name="ro1">
          <table:table-cell office:value-type="float" office:value="69.833337">
            <text:p>69,833337</text:p>
          </table:table-cell>
          <table:table-cell office:value-type="float" office:value="0.339196">
            <text:p>0,339196</text:p>
          </table:table-cell>
          <table:table-cell/>
        </table:table-row>
        <table:table-row table:style-name="ro1">
          <table:table-cell office:value-type="float" office:value="69.86667">
            <text:p>69,86667</text:p>
          </table:table-cell>
          <table:table-cell office:value-type="float" office:value="0.347834">
            <text:p>0,347834</text:p>
          </table:table-cell>
          <table:table-cell/>
        </table:table-row>
        <table:table-row table:style-name="ro1">
          <table:table-cell office:value-type="float" office:value="69.900004">
            <text:p>69,900004</text:p>
          </table:table-cell>
          <table:table-cell office:value-type="float" office:value="0.341989">
            <text:p>0,341989</text:p>
          </table:table-cell>
          <table:table-cell/>
        </table:table-row>
        <table:table-row table:style-name="ro1">
          <table:table-cell office:value-type="float" office:value="69.933337">
            <text:p>69,933337</text:p>
          </table:table-cell>
          <table:table-cell office:value-type="float" office:value="0.351455">
            <text:p>0,351455</text:p>
          </table:table-cell>
          <table:table-cell/>
        </table:table-row>
        <table:table-row table:style-name="ro1">
          <table:table-cell office:value-type="float" office:value="69.96667">
            <text:p>69,96667</text:p>
          </table:table-cell>
          <table:table-cell office:value-type="float" office:value="0.348168">
            <text:p>0,348168</text:p>
          </table:table-cell>
          <table:table-cell/>
        </table:table-row>
        <table:table-row table:style-name="ro1">
          <table:table-cell office:value-type="float" office:value="70.000004">
            <text:p>70,000004</text:p>
          </table:table-cell>
          <table:table-cell office:value-type="float" office:value="0.347647">
            <text:p>0,347647</text:p>
          </table:table-cell>
          <table:table-cell/>
        </table:table-row>
        <table:table-row table:style-name="ro1">
          <table:table-cell office:value-type="float" office:value="70.033337">
            <text:p>70,033337</text:p>
          </table:table-cell>
          <table:table-cell office:value-type="float" office:value="0.351931">
            <text:p>0,351931</text:p>
          </table:table-cell>
          <table:table-cell/>
        </table:table-row>
        <table:table-row table:style-name="ro1">
          <table:table-cell office:value-type="float" office:value="70.06667">
            <text:p>70,06667</text:p>
          </table:table-cell>
          <table:table-cell office:value-type="float" office:value="0.355754">
            <text:p>0,355754</text:p>
          </table:table-cell>
          <table:table-cell/>
        </table:table-row>
        <table:table-row table:style-name="ro1">
          <table:table-cell office:value-type="float" office:value="70.100004">
            <text:p>70,100004</text:p>
          </table:table-cell>
          <table:table-cell office:value-type="float" office:value="0.345353">
            <text:p>0,345353</text:p>
          </table:table-cell>
          <table:table-cell/>
        </table:table-row>
        <table:table-row table:style-name="ro1">
          <table:table-cell office:value-type="float" office:value="70.133337">
            <text:p>70,133337</text:p>
          </table:table-cell>
          <table:table-cell office:value-type="float" office:value="0.339226">
            <text:p>0,339226</text:p>
          </table:table-cell>
          <table:table-cell/>
        </table:table-row>
        <table:table-row table:style-name="ro1">
          <table:table-cell office:value-type="float" office:value="70.16667">
            <text:p>70,16667</text:p>
          </table:table-cell>
          <table:table-cell office:value-type="float" office:value="0.332771">
            <text:p>0,332771</text:p>
          </table:table-cell>
          <table:table-cell/>
        </table:table-row>
        <table:table-row table:style-name="ro1">
          <table:table-cell office:value-type="float" office:value="70.200004">
            <text:p>70,200004</text:p>
          </table:table-cell>
          <table:table-cell office:value-type="float" office:value="0.356396">
            <text:p>0,356396</text:p>
          </table:table-cell>
          <table:table-cell/>
        </table:table-row>
        <table:table-row table:style-name="ro1">
          <table:table-cell office:value-type="float" office:value="70.233337">
            <text:p>70,233337</text:p>
          </table:table-cell>
          <table:table-cell office:value-type="float" office:value="0.339919">
            <text:p>0,339919</text:p>
          </table:table-cell>
          <table:table-cell/>
        </table:table-row>
        <table:table-row table:style-name="ro1">
          <table:table-cell office:value-type="float" office:value="70.26667">
            <text:p>70,26667</text:p>
          </table:table-cell>
          <table:table-cell office:value-type="float" office:value="0.348751">
            <text:p>0,348751</text:p>
          </table:table-cell>
          <table:table-cell/>
        </table:table-row>
        <table:table-row table:style-name="ro1">
          <table:table-cell office:value-type="float" office:value="70.300004">
            <text:p>70,300004</text:p>
          </table:table-cell>
          <table:table-cell office:value-type="float" office:value="0.349378">
            <text:p>0,349378</text:p>
          </table:table-cell>
          <table:table-cell/>
        </table:table-row>
        <table:table-row table:style-name="ro1">
          <table:table-cell office:value-type="float" office:value="70.333337">
            <text:p>70,333337</text:p>
          </table:table-cell>
          <table:table-cell office:value-type="float" office:value="0.360806">
            <text:p>0,360806</text:p>
          </table:table-cell>
          <table:table-cell/>
        </table:table-row>
        <table:table-row table:style-name="ro1">
          <table:table-cell office:value-type="float" office:value="70.36667">
            <text:p>70,36667</text:p>
          </table:table-cell>
          <table:table-cell office:value-type="float" office:value="0.344071">
            <text:p>0,344071</text:p>
          </table:table-cell>
          <table:table-cell/>
        </table:table-row>
        <table:table-row table:style-name="ro1">
          <table:table-cell office:value-type="float" office:value="70.400004">
            <text:p>70,400004</text:p>
          </table:table-cell>
          <table:table-cell office:value-type="float" office:value="0.342243">
            <text:p>0,342243</text:p>
          </table:table-cell>
          <table:table-cell/>
        </table:table-row>
        <table:table-row table:style-name="ro1">
          <table:table-cell office:value-type="float" office:value="70.433337">
            <text:p>70,433337</text:p>
          </table:table-cell>
          <table:table-cell office:value-type="float" office:value="0.356409">
            <text:p>0,356409</text:p>
          </table:table-cell>
          <table:table-cell/>
        </table:table-row>
        <table:table-row table:style-name="ro1">
          <table:table-cell office:value-type="float" office:value="70.46667">
            <text:p>70,46667</text:p>
          </table:table-cell>
          <table:table-cell office:value-type="float" office:value="0.34999">
            <text:p>0,34999</text:p>
          </table:table-cell>
          <table:table-cell/>
        </table:table-row>
        <table:table-row table:style-name="ro1">
          <table:table-cell office:value-type="float" office:value="70.500004">
            <text:p>70,500004</text:p>
          </table:table-cell>
          <table:table-cell office:value-type="float" office:value="0.35474">
            <text:p>0,35474</text:p>
          </table:table-cell>
          <table:table-cell/>
        </table:table-row>
        <table:table-row table:style-name="ro1">
          <table:table-cell office:value-type="float" office:value="70.533337">
            <text:p>70,533337</text:p>
          </table:table-cell>
          <table:table-cell office:value-type="float" office:value="0.354719">
            <text:p>0,354719</text:p>
          </table:table-cell>
          <table:table-cell/>
        </table:table-row>
        <table:table-row table:style-name="ro1">
          <table:table-cell office:value-type="float" office:value="70.56667">
            <text:p>70,56667</text:p>
          </table:table-cell>
          <table:table-cell office:value-type="float" office:value="0.334075">
            <text:p>0,334075</text:p>
          </table:table-cell>
          <table:table-cell/>
        </table:table-row>
        <table:table-row table:style-name="ro1">
          <table:table-cell office:value-type="float" office:value="70.600004">
            <text:p>70,600004</text:p>
          </table:table-cell>
          <table:table-cell office:value-type="float" office:value="0.340277">
            <text:p>0,340277</text:p>
          </table:table-cell>
          <table:table-cell/>
        </table:table-row>
        <table:table-row table:style-name="ro1">
          <table:table-cell office:value-type="float" office:value="70.633337">
            <text:p>70,633337</text:p>
          </table:table-cell>
          <table:table-cell office:value-type="float" office:value="0.347011">
            <text:p>0,347011</text:p>
          </table:table-cell>
          <table:table-cell/>
        </table:table-row>
        <table:table-row table:style-name="ro1">
          <table:table-cell office:value-type="float" office:value="70.66667">
            <text:p>70,66667</text:p>
          </table:table-cell>
          <table:table-cell office:value-type="float" office:value="0.348073">
            <text:p>0,348073</text:p>
          </table:table-cell>
          <table:table-cell/>
        </table:table-row>
        <table:table-row table:style-name="ro1">
          <table:table-cell office:value-type="float" office:value="70.700004">
            <text:p>70,700004</text:p>
          </table:table-cell>
          <table:table-cell office:value-type="float" office:value="0.34899">
            <text:p>0,34899</text:p>
          </table:table-cell>
          <table:table-cell/>
        </table:table-row>
        <table:table-row table:style-name="ro1">
          <table:table-cell office:value-type="float" office:value="70.733337">
            <text:p>70,733337</text:p>
          </table:table-cell>
          <table:table-cell office:value-type="float" office:value="0.348509">
            <text:p>0,348509</text:p>
          </table:table-cell>
          <table:table-cell/>
        </table:table-row>
        <table:table-row table:style-name="ro1">
          <table:table-cell office:value-type="float" office:value="70.76667">
            <text:p>70,76667</text:p>
          </table:table-cell>
          <table:table-cell office:value-type="float" office:value="0.331847">
            <text:p>0,331847</text:p>
          </table:table-cell>
          <table:table-cell/>
        </table:table-row>
        <table:table-row table:style-name="ro1">
          <table:table-cell office:value-type="float" office:value="70.800004">
            <text:p>70,800004</text:p>
          </table:table-cell>
          <table:table-cell office:value-type="float" office:value="0.34929">
            <text:p>0,34929</text:p>
          </table:table-cell>
          <table:table-cell/>
        </table:table-row>
        <table:table-row table:style-name="ro1">
          <table:table-cell office:value-type="float" office:value="70.833337">
            <text:p>70,833337</text:p>
          </table:table-cell>
          <table:table-cell office:value-type="float" office:value="0.342551">
            <text:p>0,342551</text:p>
          </table:table-cell>
          <table:table-cell/>
        </table:table-row>
        <table:table-row table:style-name="ro1">
          <table:table-cell office:value-type="float" office:value="70.86667">
            <text:p>70,86667</text:p>
          </table:table-cell>
          <table:table-cell office:value-type="float" office:value="0.343818">
            <text:p>0,343818</text:p>
          </table:table-cell>
          <table:table-cell/>
        </table:table-row>
        <table:table-row table:style-name="ro1">
          <table:table-cell office:value-type="float" office:value="70.900004">
            <text:p>70,900004</text:p>
          </table:table-cell>
          <table:table-cell office:value-type="float" office:value="0.339981">
            <text:p>0,339981</text:p>
          </table:table-cell>
          <table:table-cell/>
        </table:table-row>
        <table:table-row table:style-name="ro1">
          <table:table-cell office:value-type="float" office:value="70.933337">
            <text:p>70,933337</text:p>
          </table:table-cell>
          <table:table-cell office:value-type="float" office:value="0.348897">
            <text:p>0,348897</text:p>
          </table:table-cell>
          <table:table-cell/>
        </table:table-row>
        <table:table-row table:style-name="ro1">
          <table:table-cell office:value-type="float" office:value="70.96667">
            <text:p>70,96667</text:p>
          </table:table-cell>
          <table:table-cell office:value-type="float" office:value="0.349014">
            <text:p>0,349014</text:p>
          </table:table-cell>
          <table:table-cell/>
        </table:table-row>
        <table:table-row table:style-name="ro1">
          <table:table-cell office:value-type="float" office:value="71.000004">
            <text:p>71,000004</text:p>
          </table:table-cell>
          <table:table-cell office:value-type="float" office:value="0.342157">
            <text:p>0,342157</text:p>
          </table:table-cell>
          <table:table-cell/>
        </table:table-row>
        <table:table-row table:style-name="ro1">
          <table:table-cell office:value-type="float" office:value="71.033337">
            <text:p>71,033337</text:p>
          </table:table-cell>
          <table:table-cell office:value-type="float" office:value="0.342727">
            <text:p>0,342727</text:p>
          </table:table-cell>
          <table:table-cell/>
        </table:table-row>
        <table:table-row table:style-name="ro1">
          <table:table-cell office:value-type="float" office:value="71.06667">
            <text:p>71,06667</text:p>
          </table:table-cell>
          <table:table-cell office:value-type="float" office:value="0.345284">
            <text:p>0,345284</text:p>
          </table:table-cell>
          <table:table-cell/>
        </table:table-row>
        <table:table-row table:style-name="ro1">
          <table:table-cell office:value-type="float" office:value="71.100004">
            <text:p>71,100004</text:p>
          </table:table-cell>
          <table:table-cell office:value-type="float" office:value="0.353196">
            <text:p>0,353196</text:p>
          </table:table-cell>
          <table:table-cell/>
        </table:table-row>
        <table:table-row table:style-name="ro1">
          <table:table-cell office:value-type="float" office:value="71.133337">
            <text:p>71,133337</text:p>
          </table:table-cell>
          <table:table-cell office:value-type="float" office:value="0.340857">
            <text:p>0,340857</text:p>
          </table:table-cell>
          <table:table-cell/>
        </table:table-row>
        <table:table-row table:style-name="ro1">
          <table:table-cell office:value-type="float" office:value="71.16667">
            <text:p>71,16667</text:p>
          </table:table-cell>
          <table:table-cell office:value-type="float" office:value="0.355383">
            <text:p>0,355383</text:p>
          </table:table-cell>
          <table:table-cell/>
        </table:table-row>
        <table:table-row table:style-name="ro1">
          <table:table-cell office:value-type="float" office:value="71.200004">
            <text:p>71,200004</text:p>
          </table:table-cell>
          <table:table-cell office:value-type="float" office:value="0.343335">
            <text:p>0,343335</text:p>
          </table:table-cell>
          <table:table-cell/>
        </table:table-row>
        <table:table-row table:style-name="ro1">
          <table:table-cell office:value-type="float" office:value="71.233337">
            <text:p>71,233337</text:p>
          </table:table-cell>
          <table:table-cell office:value-type="float" office:value="0.34105">
            <text:p>0,34105</text:p>
          </table:table-cell>
          <table:table-cell/>
        </table:table-row>
        <table:table-row table:style-name="ro1">
          <table:table-cell office:value-type="float" office:value="71.26667">
            <text:p>71,26667</text:p>
          </table:table-cell>
          <table:table-cell office:value-type="float" office:value="0.345679">
            <text:p>0,345679</text:p>
          </table:table-cell>
          <table:table-cell/>
        </table:table-row>
        <table:table-row table:style-name="ro1">
          <table:table-cell office:value-type="float" office:value="71.300004">
            <text:p>71,300004</text:p>
          </table:table-cell>
          <table:table-cell office:value-type="float" office:value="0.363152">
            <text:p>0,363152</text:p>
          </table:table-cell>
          <table:table-cell/>
        </table:table-row>
        <table:table-row table:style-name="ro1">
          <table:table-cell office:value-type="float" office:value="71.333337">
            <text:p>71,333337</text:p>
          </table:table-cell>
          <table:table-cell office:value-type="float" office:value="0.356298">
            <text:p>0,356298</text:p>
          </table:table-cell>
          <table:table-cell/>
        </table:table-row>
        <table:table-row table:style-name="ro1">
          <table:table-cell office:value-type="float" office:value="71.36667">
            <text:p>71,36667</text:p>
          </table:table-cell>
          <table:table-cell office:value-type="float" office:value="0.344626">
            <text:p>0,344626</text:p>
          </table:table-cell>
          <table:table-cell/>
        </table:table-row>
        <table:table-row table:style-name="ro1">
          <table:table-cell office:value-type="float" office:value="71.400004">
            <text:p>71,400004</text:p>
          </table:table-cell>
          <table:table-cell office:value-type="float" office:value="0.342564">
            <text:p>0,342564</text:p>
          </table:table-cell>
          <table:table-cell/>
        </table:table-row>
        <table:table-row table:style-name="ro1">
          <table:table-cell office:value-type="float" office:value="71.433337">
            <text:p>71,433337</text:p>
          </table:table-cell>
          <table:table-cell office:value-type="float" office:value="0.346398">
            <text:p>0,346398</text:p>
          </table:table-cell>
          <table:table-cell/>
        </table:table-row>
        <table:table-row table:style-name="ro1">
          <table:table-cell office:value-type="float" office:value="71.46667">
            <text:p>71,46667</text:p>
          </table:table-cell>
          <table:table-cell office:value-type="float" office:value="0.352255">
            <text:p>0,352255</text:p>
          </table:table-cell>
          <table:table-cell/>
        </table:table-row>
        <table:table-row table:style-name="ro1">
          <table:table-cell office:value-type="float" office:value="71.500004">
            <text:p>71,500004</text:p>
          </table:table-cell>
          <table:table-cell office:value-type="float" office:value="0.355223">
            <text:p>0,355223</text:p>
          </table:table-cell>
          <table:table-cell/>
        </table:table-row>
        <table:table-row table:style-name="ro1">
          <table:table-cell office:value-type="float" office:value="71.533337">
            <text:p>71,533337</text:p>
          </table:table-cell>
          <table:table-cell office:value-type="float" office:value="0.36137">
            <text:p>0,36137</text:p>
          </table:table-cell>
          <table:table-cell/>
        </table:table-row>
        <table:table-row table:style-name="ro1">
          <table:table-cell office:value-type="float" office:value="71.56667">
            <text:p>71,56667</text:p>
          </table:table-cell>
          <table:table-cell office:value-type="float" office:value="0.345997">
            <text:p>0,345997</text:p>
          </table:table-cell>
          <table:table-cell office:value-type="string">
            <text:p>Mejor sigma encontrada: s=0.001571s</text:p>
          </table:table-cell>
        </table:table-row>
        <table:table-row table:style-name="ro1">
          <table:table-cell office:value-type="float" office:value="71.600004">
            <text:p>71,600004</text:p>
          </table:table-cell>
          <table:table-cell office:value-type="float" office:value="0.341671">
            <text:p>0,341671</text:p>
          </table:table-cell>
          <table:table-cell/>
        </table:table-row>
        <table:table-row table:style-name="ro1">
          <table:table-cell office:value-type="float" office:value="71.633337">
            <text:p>71,633337</text:p>
          </table:table-cell>
          <table:table-cell office:value-type="float" office:value="0.339414">
            <text:p>0,339414</text:p>
          </table:table-cell>
          <table:table-cell/>
        </table:table-row>
        <table:table-row table:style-name="ro1">
          <table:table-cell office:value-type="float" office:value="71.66667">
            <text:p>71,66667</text:p>
          </table:table-cell>
          <table:table-cell office:value-type="float" office:value="0.352349">
            <text:p>0,352349</text:p>
          </table:table-cell>
          <table:table-cell/>
        </table:table-row>
        <table:table-row table:style-name="ro1">
          <table:table-cell office:value-type="float" office:value="71.700004">
            <text:p>71,700004</text:p>
          </table:table-cell>
          <table:table-cell office:value-type="float" office:value="0.357821">
            <text:p>0,357821</text:p>
          </table:table-cell>
          <table:table-cell/>
        </table:table-row>
        <table:table-row table:style-name="ro1">
          <table:table-cell office:value-type="float" office:value="71.733337">
            <text:p>71,733337</text:p>
          </table:table-cell>
          <table:table-cell office:value-type="float" office:value="0.351695">
            <text:p>0,351695</text:p>
          </table:table-cell>
          <table:table-cell/>
        </table:table-row>
        <table:table-row table:style-name="ro1">
          <table:table-cell office:value-type="float" office:value="71.76667">
            <text:p>71,76667</text:p>
          </table:table-cell>
          <table:table-cell office:value-type="float" office:value="0.346319">
            <text:p>0,346319</text:p>
          </table:table-cell>
          <table:table-cell/>
        </table:table-row>
        <table:table-row table:style-name="ro1">
          <table:table-cell office:value-type="float" office:value="71.800004">
            <text:p>71,800004</text:p>
          </table:table-cell>
          <table:table-cell office:value-type="float" office:value="0.336021">
            <text:p>0,336021</text:p>
          </table:table-cell>
          <table:table-cell/>
        </table:table-row>
        <table:table-row table:style-name="ro1">
          <table:table-cell office:value-type="float" office:value="71.833337">
            <text:p>71,833337</text:p>
          </table:table-cell>
          <table:table-cell office:value-type="float" office:value="0.343075">
            <text:p>0,343075</text:p>
          </table:table-cell>
          <table:table-cell/>
        </table:table-row>
        <table:table-row table:style-name="ro1">
          <table:table-cell office:value-type="float" office:value="71.86667">
            <text:p>71,86667</text:p>
          </table:table-cell>
          <table:table-cell office:value-type="float" office:value="0.354938">
            <text:p>0,354938</text:p>
          </table:table-cell>
          <table:table-cell/>
        </table:table-row>
        <table:table-row table:style-name="ro1">
          <table:table-cell office:value-type="float" office:value="71.900004">
            <text:p>71,900004</text:p>
          </table:table-cell>
          <table:table-cell office:value-type="float" office:value="0.334132">
            <text:p>0,334132</text:p>
          </table:table-cell>
          <table:table-cell/>
        </table:table-row>
        <table:table-row table:style-name="ro1">
          <table:table-cell office:value-type="float" office:value="71.933337">
            <text:p>71,933337</text:p>
          </table:table-cell>
          <table:table-cell office:value-type="float" office:value="0.348635">
            <text:p>0,348635</text:p>
          </table:table-cell>
          <table:table-cell/>
        </table:table-row>
        <table:table-row table:style-name="ro1">
          <table:table-cell office:value-type="float" office:value="71.96667">
            <text:p>71,96667</text:p>
          </table:table-cell>
          <table:table-cell office:value-type="float" office:value="0.350017">
            <text:p>0,350017</text:p>
          </table:table-cell>
          <table:table-cell/>
        </table:table-row>
        <table:table-row table:style-name="ro1">
          <table:table-cell office:value-type="float" office:value="72.000004">
            <text:p>72,000004</text:p>
          </table:table-cell>
          <table:table-cell office:value-type="float" office:value="0.343493">
            <text:p>0,343493</text:p>
          </table:table-cell>
          <table:table-cell/>
        </table:table-row>
        <table:table-row table:style-name="ro1">
          <table:table-cell office:value-type="float" office:value="72.033337">
            <text:p>72,033337</text:p>
          </table:table-cell>
          <table:table-cell office:value-type="float" office:value="0.336395">
            <text:p>0,336395</text:p>
          </table:table-cell>
          <table:table-cell/>
        </table:table-row>
        <table:table-row table:style-name="ro1">
          <table:table-cell office:value-type="float" office:value="72.06667">
            <text:p>72,06667</text:p>
          </table:table-cell>
          <table:table-cell office:value-type="float" office:value="0.358727">
            <text:p>0,358727</text:p>
          </table:table-cell>
          <table:table-cell/>
        </table:table-row>
        <table:table-row table:style-name="ro1">
          <table:table-cell office:value-type="float" office:value="72.100004">
            <text:p>72,100004</text:p>
          </table:table-cell>
          <table:table-cell office:value-type="float" office:value="0.34339">
            <text:p>0,34339</text:p>
          </table:table-cell>
          <table:table-cell/>
        </table:table-row>
        <table:table-row table:style-name="ro1">
          <table:table-cell office:value-type="float" office:value="72.133337">
            <text:p>72,133337</text:p>
          </table:table-cell>
          <table:table-cell office:value-type="float" office:value="0.328343">
            <text:p>0,328343</text:p>
          </table:table-cell>
          <table:table-cell/>
        </table:table-row>
        <table:table-row table:style-name="ro1">
          <table:table-cell office:value-type="float" office:value="72.16667">
            <text:p>72,16667</text:p>
          </table:table-cell>
          <table:table-cell office:value-type="float" office:value="0.340314">
            <text:p>0,340314</text:p>
          </table:table-cell>
          <table:table-cell/>
        </table:table-row>
        <table:table-row table:style-name="ro1">
          <table:table-cell office:value-type="float" office:value="72.200004">
            <text:p>72,200004</text:p>
          </table:table-cell>
          <table:table-cell office:value-type="float" office:value="0.362188">
            <text:p>0,362188</text:p>
          </table:table-cell>
          <table:table-cell/>
        </table:table-row>
        <table:table-row table:style-name="ro1">
          <table:table-cell office:value-type="float" office:value="72.233337">
            <text:p>72,233337</text:p>
          </table:table-cell>
          <table:table-cell office:value-type="float" office:value="0.339559">
            <text:p>0,339559</text:p>
          </table:table-cell>
          <table:table-cell/>
        </table:table-row>
        <table:table-row table:style-name="ro1">
          <table:table-cell office:value-type="float" office:value="72.26667">
            <text:p>72,26667</text:p>
          </table:table-cell>
          <table:table-cell office:value-type="float" office:value="0.354394">
            <text:p>0,354394</text:p>
          </table:table-cell>
          <table:table-cell/>
        </table:table-row>
        <table:table-row table:style-name="ro1">
          <table:table-cell office:value-type="float" office:value="72.300004">
            <text:p>72,300004</text:p>
          </table:table-cell>
          <table:table-cell office:value-type="float" office:value="0.350696">
            <text:p>0,350696</text:p>
          </table:table-cell>
          <table:table-cell/>
        </table:table-row>
        <table:table-row table:style-name="ro1">
          <table:table-cell office:value-type="float" office:value="72.333337">
            <text:p>72,333337</text:p>
          </table:table-cell>
          <table:table-cell office:value-type="float" office:value="0.340309">
            <text:p>0,340309</text:p>
          </table:table-cell>
          <table:table-cell/>
        </table:table-row>
        <table:table-row table:style-name="ro1">
          <table:table-cell office:value-type="float" office:value="72.36667">
            <text:p>72,36667</text:p>
          </table:table-cell>
          <table:table-cell office:value-type="float" office:value="0.344739">
            <text:p>0,344739</text:p>
          </table:table-cell>
          <table:table-cell/>
        </table:table-row>
        <table:table-row table:style-name="ro1">
          <table:table-cell office:value-type="float" office:value="72.400004">
            <text:p>72,400004</text:p>
          </table:table-cell>
          <table:table-cell office:value-type="float" office:value="0.355628">
            <text:p>0,355628</text:p>
          </table:table-cell>
          <table:table-cell/>
        </table:table-row>
        <table:table-row table:style-name="ro1">
          <table:table-cell office:value-type="float" office:value="72.433337">
            <text:p>72,433337</text:p>
          </table:table-cell>
          <table:table-cell office:value-type="float" office:value="0.346351">
            <text:p>0,346351</text:p>
          </table:table-cell>
          <table:table-cell/>
        </table:table-row>
        <table:table-row table:style-name="ro1">
          <table:table-cell office:value-type="float" office:value="72.46667">
            <text:p>72,46667</text:p>
          </table:table-cell>
          <table:table-cell office:value-type="float" office:value="0.349643">
            <text:p>0,349643</text:p>
          </table:table-cell>
          <table:table-cell/>
        </table:table-row>
        <table:table-row table:style-name="ro1">
          <table:table-cell office:value-type="float" office:value="72.500004">
            <text:p>72,500004</text:p>
          </table:table-cell>
          <table:table-cell office:value-type="float" office:value="0.341231">
            <text:p>0,341231</text:p>
          </table:table-cell>
          <table:table-cell/>
        </table:table-row>
        <table:table-row table:style-name="ro1">
          <table:table-cell office:value-type="float" office:value="72.533337">
            <text:p>72,533337</text:p>
          </table:table-cell>
          <table:table-cell office:value-type="float" office:value="0.351483">
            <text:p>0,351483</text:p>
          </table:table-cell>
          <table:table-cell/>
        </table:table-row>
        <table:table-row table:style-name="ro1">
          <table:table-cell office:value-type="float" office:value="72.56667">
            <text:p>72,56667</text:p>
          </table:table-cell>
          <table:table-cell office:value-type="float" office:value="0.340938">
            <text:p>0,340938</text:p>
          </table:table-cell>
          <table:table-cell/>
        </table:table-row>
        <table:table-row table:style-name="ro1">
          <table:table-cell office:value-type="float" office:value="72.600004">
            <text:p>72,600004</text:p>
          </table:table-cell>
          <table:table-cell office:value-type="float" office:value="0.342594">
            <text:p>0,342594</text:p>
          </table:table-cell>
          <table:table-cell/>
        </table:table-row>
        <table:table-row table:style-name="ro1">
          <table:table-cell office:value-type="float" office:value="72.633337">
            <text:p>72,633337</text:p>
          </table:table-cell>
          <table:table-cell office:value-type="float" office:value="0.345747">
            <text:p>0,345747</text:p>
          </table:table-cell>
          <table:table-cell/>
        </table:table-row>
        <table:table-row table:style-name="ro1">
          <table:table-cell office:value-type="float" office:value="72.66667">
            <text:p>72,66667</text:p>
          </table:table-cell>
          <table:table-cell office:value-type="float" office:value="0.355033">
            <text:p>0,355033</text:p>
          </table:table-cell>
          <table:table-cell/>
        </table:table-row>
        <table:table-row table:style-name="ro1">
          <table:table-cell office:value-type="float" office:value="72.700004">
            <text:p>72,700004</text:p>
          </table:table-cell>
          <table:table-cell office:value-type="float" office:value="0.350574">
            <text:p>0,350574</text:p>
          </table:table-cell>
          <table:table-cell/>
        </table:table-row>
        <table:table-row table:style-name="ro1">
          <table:table-cell office:value-type="float" office:value="72.733337">
            <text:p>72,733337</text:p>
          </table:table-cell>
          <table:table-cell office:value-type="float" office:value="0.333302">
            <text:p>0,333302</text:p>
          </table:table-cell>
          <table:table-cell/>
        </table:table-row>
        <table:table-row table:style-name="ro1">
          <table:table-cell office:value-type="float" office:value="72.76667">
            <text:p>72,76667</text:p>
          </table:table-cell>
          <table:table-cell office:value-type="float" office:value="0.350913">
            <text:p>0,350913</text:p>
          </table:table-cell>
          <table:table-cell/>
        </table:table-row>
        <table:table-row table:style-name="ro1">
          <table:table-cell office:value-type="float" office:value="72.800004">
            <text:p>72,800004</text:p>
          </table:table-cell>
          <table:table-cell office:value-type="float" office:value="0.348654">
            <text:p>0,348654</text:p>
          </table:table-cell>
          <table:table-cell/>
        </table:table-row>
        <table:table-row table:style-name="ro1">
          <table:table-cell office:value-type="float" office:value="72.833337">
            <text:p>72,833337</text:p>
          </table:table-cell>
          <table:table-cell office:value-type="float" office:value="0.361275">
            <text:p>0,361275</text:p>
          </table:table-cell>
          <table:table-cell/>
        </table:table-row>
        <table:table-row table:style-name="ro1">
          <table:table-cell office:value-type="float" office:value="72.86667">
            <text:p>72,86667</text:p>
          </table:table-cell>
          <table:table-cell office:value-type="float" office:value="0.35141">
            <text:p>0,35141</text:p>
          </table:table-cell>
          <table:table-cell/>
        </table:table-row>
        <table:table-row table:style-name="ro1">
          <table:table-cell office:value-type="float" office:value="72.900004">
            <text:p>72,900004</text:p>
          </table:table-cell>
          <table:table-cell office:value-type="float" office:value="0.342832">
            <text:p>0,342832</text:p>
          </table:table-cell>
          <table:table-cell/>
        </table:table-row>
        <table:table-row table:style-name="ro1">
          <table:table-cell office:value-type="float" office:value="72.933337">
            <text:p>72,933337</text:p>
          </table:table-cell>
          <table:table-cell office:value-type="float" office:value="0.352263">
            <text:p>0,352263</text:p>
          </table:table-cell>
          <table:table-cell/>
        </table:table-row>
        <table:table-row table:style-name="ro1">
          <table:table-cell office:value-type="float" office:value="72.96667">
            <text:p>72,96667</text:p>
          </table:table-cell>
          <table:table-cell office:value-type="float" office:value="0.346381">
            <text:p>0,346381</text:p>
          </table:table-cell>
          <table:table-cell/>
        </table:table-row>
        <table:table-row table:style-name="ro1">
          <table:table-cell office:value-type="float" office:value="73.000004">
            <text:p>73,000004</text:p>
          </table:table-cell>
          <table:table-cell office:value-type="float" office:value="0.328837">
            <text:p>0,328837</text:p>
          </table:table-cell>
          <table:table-cell/>
        </table:table-row>
        <table:table-row table:style-name="ro1">
          <table:table-cell office:value-type="float" office:value="73.033337">
            <text:p>73,033337</text:p>
          </table:table-cell>
          <table:table-cell office:value-type="float" office:value="0.338753">
            <text:p>0,338753</text:p>
          </table:table-cell>
          <table:table-cell/>
        </table:table-row>
        <table:table-row table:style-name="ro1">
          <table:table-cell office:value-type="float" office:value="73.06667">
            <text:p>73,06667</text:p>
          </table:table-cell>
          <table:table-cell office:value-type="float" office:value="0.342695">
            <text:p>0,342695</text:p>
          </table:table-cell>
          <table:table-cell/>
        </table:table-row>
        <table:table-row table:style-name="ro1">
          <table:table-cell office:value-type="float" office:value="73.100004">
            <text:p>73,100004</text:p>
          </table:table-cell>
          <table:table-cell office:value-type="float" office:value="0.336402">
            <text:p>0,336402</text:p>
          </table:table-cell>
          <table:table-cell/>
        </table:table-row>
        <table:table-row table:style-name="ro1">
          <table:table-cell office:value-type="float" office:value="73.133337">
            <text:p>73,133337</text:p>
          </table:table-cell>
          <table:table-cell office:value-type="float" office:value="0.352663">
            <text:p>0,352663</text:p>
          </table:table-cell>
          <table:table-cell/>
        </table:table-row>
        <table:table-row table:style-name="ro1">
          <table:table-cell office:value-type="float" office:value="73.16667">
            <text:p>73,16667</text:p>
          </table:table-cell>
          <table:table-cell office:value-type="float" office:value="0.338212">
            <text:p>0,338212</text:p>
          </table:table-cell>
          <table:table-cell/>
        </table:table-row>
        <table:table-row table:style-name="ro1">
          <table:table-cell office:value-type="float" office:value="73.200004">
            <text:p>73,200004</text:p>
          </table:table-cell>
          <table:table-cell office:value-type="float" office:value="0.337679">
            <text:p>0,337679</text:p>
          </table:table-cell>
          <table:table-cell/>
        </table:table-row>
        <table:table-row table:style-name="ro1">
          <table:table-cell office:value-type="float" office:value="73.233337">
            <text:p>73,233337</text:p>
          </table:table-cell>
          <table:table-cell office:value-type="float" office:value="0.341385">
            <text:p>0,341385</text:p>
          </table:table-cell>
          <table:table-cell/>
        </table:table-row>
        <table:table-row table:style-name="ro1">
          <table:table-cell office:value-type="float" office:value="73.26667">
            <text:p>73,26667</text:p>
          </table:table-cell>
          <table:table-cell office:value-type="float" office:value="0.352181">
            <text:p>0,352181</text:p>
          </table:table-cell>
          <table:table-cell/>
        </table:table-row>
        <table:table-row table:style-name="ro1">
          <table:table-cell office:value-type="float" office:value="73.300004">
            <text:p>73,300004</text:p>
          </table:table-cell>
          <table:table-cell office:value-type="float" office:value="0.346514">
            <text:p>0,346514</text:p>
          </table:table-cell>
          <table:table-cell/>
        </table:table-row>
        <table:table-row table:style-name="ro1">
          <table:table-cell office:value-type="float" office:value="73.333337">
            <text:p>73,333337</text:p>
          </table:table-cell>
          <table:table-cell office:value-type="float" office:value="0.334402">
            <text:p>0,334402</text:p>
          </table:table-cell>
          <table:table-cell/>
        </table:table-row>
        <table:table-row table:style-name="ro1">
          <table:table-cell office:value-type="float" office:value="73.36667">
            <text:p>73,36667</text:p>
          </table:table-cell>
          <table:table-cell office:value-type="float" office:value="0.354238">
            <text:p>0,354238</text:p>
          </table:table-cell>
          <table:table-cell/>
        </table:table-row>
        <table:table-row table:style-name="ro1">
          <table:table-cell office:value-type="float" office:value="73.400004">
            <text:p>73,400004</text:p>
          </table:table-cell>
          <table:table-cell office:value-type="float" office:value="0.353412">
            <text:p>0,353412</text:p>
          </table:table-cell>
          <table:table-cell/>
        </table:table-row>
        <table:table-row table:style-name="ro1">
          <table:table-cell office:value-type="float" office:value="73.433337">
            <text:p>73,433337</text:p>
          </table:table-cell>
          <table:table-cell office:value-type="float" office:value="0.353013">
            <text:p>0,353013</text:p>
          </table:table-cell>
          <table:table-cell/>
        </table:table-row>
        <table:table-row table:style-name="ro1">
          <table:table-cell office:value-type="float" office:value="73.46667">
            <text:p>73,46667</text:p>
          </table:table-cell>
          <table:table-cell office:value-type="float" office:value="0.352428">
            <text:p>0,352428</text:p>
          </table:table-cell>
          <table:table-cell/>
        </table:table-row>
        <table:table-row table:style-name="ro1">
          <table:table-cell office:value-type="float" office:value="73.500004">
            <text:p>73,500004</text:p>
          </table:table-cell>
          <table:table-cell office:value-type="float" office:value="0.340399">
            <text:p>0,340399</text:p>
          </table:table-cell>
          <table:table-cell/>
        </table:table-row>
        <table:table-row table:style-name="ro1">
          <table:table-cell office:value-type="float" office:value="73.533337">
            <text:p>73,533337</text:p>
          </table:table-cell>
          <table:table-cell office:value-type="float" office:value="0.354934">
            <text:p>0,354934</text:p>
          </table:table-cell>
          <table:table-cell/>
        </table:table-row>
        <table:table-row table:style-name="ro1">
          <table:table-cell office:value-type="float" office:value="73.566671">
            <text:p>73,566671</text:p>
          </table:table-cell>
          <table:table-cell office:value-type="float" office:value="0.343335">
            <text:p>0,343335</text:p>
          </table:table-cell>
          <table:table-cell/>
        </table:table-row>
        <table:table-row table:style-name="ro1">
          <table:table-cell office:value-type="float" office:value="73.600004">
            <text:p>73,600004</text:p>
          </table:table-cell>
          <table:table-cell office:value-type="float" office:value="0.341639">
            <text:p>0,341639</text:p>
          </table:table-cell>
          <table:table-cell office:value-type="string">
            <text:p>Se agrega la gaussiana al control: Amp=121.7994nm s=0.001571s to=0.016927s</text:p>
          </table:table-cell>
        </table:table-row>
        <table:table-row table:style-name="ro1">
          <table:table-cell office:value-type="float" office:value="73.633337">
            <text:p>73,633337</text:p>
          </table:table-cell>
          <table:table-cell office:value-type="float" office:value="0.335165">
            <text:p>0,33516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3.666671">
            <text:p>73,666671</text:p>
          </table:table-cell>
          <table:table-cell office:value-type="float" office:value="0.328859">
            <text:p>0,328859</text:p>
          </table:table-cell>
          <table:table-cell/>
        </table:table-row>
        <table:table-row table:style-name="ro1">
          <table:table-cell office:value-type="float" office:value="73.700004">
            <text:p>73,700004</text:p>
          </table:table-cell>
          <table:table-cell office:value-type="float" office:value="0.346813">
            <text:p>0,346813</text:p>
          </table:table-cell>
          <table:table-cell/>
        </table:table-row>
        <table:table-row table:style-name="ro1">
          <table:table-cell office:value-type="float" office:value="73.733337">
            <text:p>73,733337</text:p>
          </table:table-cell>
          <table:table-cell office:value-type="float" office:value="0.329163">
            <text:p>0,329163</text:p>
          </table:table-cell>
          <table:table-cell/>
        </table:table-row>
        <table:table-row table:style-name="ro1">
          <table:table-cell office:value-type="float" office:value="73.766671">
            <text:p>73,766671</text:p>
          </table:table-cell>
          <table:table-cell office:value-type="float" office:value="0.334892">
            <text:p>0,334892</text:p>
          </table:table-cell>
          <table:table-cell/>
        </table:table-row>
        <table:table-row table:style-name="ro1">
          <table:table-cell office:value-type="float" office:value="73.800004">
            <text:p>73,800004</text:p>
          </table:table-cell>
          <table:table-cell office:value-type="float" office:value="0.344998">
            <text:p>0,344998</text:p>
          </table:table-cell>
          <table:table-cell/>
        </table:table-row>
        <table:table-row table:style-name="ro1">
          <table:table-cell office:value-type="float" office:value="73.833337">
            <text:p>73,833337</text:p>
          </table:table-cell>
          <table:table-cell office:value-type="float" office:value="0.345152">
            <text:p>0,345152</text:p>
          </table:table-cell>
          <table:table-cell/>
        </table:table-row>
        <table:table-row table:style-name="ro1">
          <table:table-cell office:value-type="float" office:value="73.866671">
            <text:p>73,866671</text:p>
          </table:table-cell>
          <table:table-cell office:value-type="float" office:value="0.344164">
            <text:p>0,344164</text:p>
          </table:table-cell>
          <table:table-cell/>
        </table:table-row>
        <table:table-row table:style-name="ro1">
          <table:table-cell office:value-type="float" office:value="73.900004">
            <text:p>73,900004</text:p>
          </table:table-cell>
          <table:table-cell office:value-type="float" office:value="0.350287">
            <text:p>0,350287</text:p>
          </table:table-cell>
          <table:table-cell/>
        </table:table-row>
        <table:table-row table:style-name="ro1">
          <table:table-cell office:value-type="float" office:value="73.933337">
            <text:p>73,933337</text:p>
          </table:table-cell>
          <table:table-cell office:value-type="float" office:value="0.345606">
            <text:p>0,345606</text:p>
          </table:table-cell>
          <table:table-cell/>
        </table:table-row>
        <table:table-row table:style-name="ro1">
          <table:table-cell office:value-type="float" office:value="73.966671">
            <text:p>73,966671</text:p>
          </table:table-cell>
          <table:table-cell office:value-type="float" office:value="0.353252">
            <text:p>0,353252</text:p>
          </table:table-cell>
          <table:table-cell/>
        </table:table-row>
        <table:table-row table:style-name="ro1">
          <table:table-cell office:value-type="float" office:value="74.000004">
            <text:p>74,000004</text:p>
          </table:table-cell>
          <table:table-cell office:value-type="float" office:value="0.354692">
            <text:p>0,354692</text:p>
          </table:table-cell>
          <table:table-cell/>
        </table:table-row>
        <table:table-row table:style-name="ro1">
          <table:table-cell office:value-type="float" office:value="74.033337">
            <text:p>74,033337</text:p>
          </table:table-cell>
          <table:table-cell office:value-type="float" office:value="0.347837">
            <text:p>0,347837</text:p>
          </table:table-cell>
          <table:table-cell/>
        </table:table-row>
        <table:table-row table:style-name="ro1">
          <table:table-cell office:value-type="float" office:value="74.066671">
            <text:p>74,066671</text:p>
          </table:table-cell>
          <table:table-cell office:value-type="float" office:value="0.347371">
            <text:p>0,347371</text:p>
          </table:table-cell>
          <table:table-cell/>
        </table:table-row>
        <table:table-row table:style-name="ro1">
          <table:table-cell office:value-type="float" office:value="74.100004">
            <text:p>74,100004</text:p>
          </table:table-cell>
          <table:table-cell office:value-type="float" office:value="0.343557">
            <text:p>0,343557</text:p>
          </table:table-cell>
          <table:table-cell/>
        </table:table-row>
        <table:table-row table:style-name="ro1">
          <table:table-cell office:value-type="float" office:value="74.133337">
            <text:p>74,133337</text:p>
          </table:table-cell>
          <table:table-cell office:value-type="float" office:value="0.338982">
            <text:p>0,338982</text:p>
          </table:table-cell>
          <table:table-cell/>
        </table:table-row>
        <table:table-row table:style-name="ro1">
          <table:table-cell office:value-type="float" office:value="74.166671">
            <text:p>74,166671</text:p>
          </table:table-cell>
          <table:table-cell office:value-type="float" office:value="0.327275">
            <text:p>0,327275</text:p>
          </table:table-cell>
          <table:table-cell/>
        </table:table-row>
        <table:table-row table:style-name="ro1">
          <table:table-cell office:value-type="float" office:value="74.200004">
            <text:p>74,200004</text:p>
          </table:table-cell>
          <table:table-cell office:value-type="float" office:value="0.353362">
            <text:p>0,353362</text:p>
          </table:table-cell>
          <table:table-cell/>
        </table:table-row>
        <table:table-row table:style-name="ro1">
          <table:table-cell office:value-type="float" office:value="74.233337">
            <text:p>74,233337</text:p>
          </table:table-cell>
          <table:table-cell office:value-type="float" office:value="0.344743">
            <text:p>0,344743</text:p>
          </table:table-cell>
          <table:table-cell/>
        </table:table-row>
        <table:table-row table:style-name="ro1">
          <table:table-cell office:value-type="float" office:value="74.266671">
            <text:p>74,266671</text:p>
          </table:table-cell>
          <table:table-cell office:value-type="float" office:value="0.346385">
            <text:p>0,346385</text:p>
          </table:table-cell>
          <table:table-cell/>
        </table:table-row>
        <table:table-row table:style-name="ro1">
          <table:table-cell office:value-type="float" office:value="74.300004">
            <text:p>74,300004</text:p>
          </table:table-cell>
          <table:table-cell office:value-type="float" office:value="0.349156">
            <text:p>0,349156</text:p>
          </table:table-cell>
          <table:table-cell/>
        </table:table-row>
        <table:table-row table:style-name="ro1">
          <table:table-cell office:value-type="float" office:value="74.333337">
            <text:p>74,333337</text:p>
          </table:table-cell>
          <table:table-cell office:value-type="float" office:value="0.350388">
            <text:p>0,350388</text:p>
          </table:table-cell>
          <table:table-cell/>
        </table:table-row>
        <table:table-row table:style-name="ro1">
          <table:table-cell office:value-type="float" office:value="74.366671">
            <text:p>74,366671</text:p>
          </table:table-cell>
          <table:table-cell office:value-type="float" office:value="0.348491">
            <text:p>0,348491</text:p>
          </table:table-cell>
          <table:table-cell/>
        </table:table-row>
        <table:table-row table:style-name="ro1">
          <table:table-cell office:value-type="float" office:value="74.400004">
            <text:p>74,400004</text:p>
          </table:table-cell>
          <table:table-cell office:value-type="float" office:value="0.346266">
            <text:p>0,346266</text:p>
          </table:table-cell>
          <table:table-cell/>
        </table:table-row>
        <table:table-row table:style-name="ro1">
          <table:table-cell office:value-type="float" office:value="74.433337">
            <text:p>74,433337</text:p>
          </table:table-cell>
          <table:table-cell office:value-type="float" office:value="0.349128">
            <text:p>0,349128</text:p>
          </table:table-cell>
          <table:table-cell/>
        </table:table-row>
        <table:table-row table:style-name="ro1">
          <table:table-cell office:value-type="float" office:value="74.466671">
            <text:p>74,466671</text:p>
          </table:table-cell>
          <table:table-cell office:value-type="float" office:value="0.344339">
            <text:p>0,344339</text:p>
          </table:table-cell>
          <table:table-cell/>
        </table:table-row>
        <table:table-row table:style-name="ro1">
          <table:table-cell office:value-type="float" office:value="74.500004">
            <text:p>74,500004</text:p>
          </table:table-cell>
          <table:table-cell office:value-type="float" office:value="0.346316">
            <text:p>0,346316</text:p>
          </table:table-cell>
          <table:table-cell/>
        </table:table-row>
        <table:table-row table:style-name="ro1">
          <table:table-cell office:value-type="float" office:value="74.533337">
            <text:p>74,533337</text:p>
          </table:table-cell>
          <table:table-cell office:value-type="float" office:value="0.340006">
            <text:p>0,340006</text:p>
          </table:table-cell>
          <table:table-cell/>
        </table:table-row>
        <table:table-row table:style-name="ro1">
          <table:table-cell office:value-type="float" office:value="74.566671">
            <text:p>74,566671</text:p>
          </table:table-cell>
          <table:table-cell office:value-type="float" office:value="0.341243">
            <text:p>0,341243</text:p>
          </table:table-cell>
          <table:table-cell/>
        </table:table-row>
        <table:table-row table:style-name="ro1">
          <table:table-cell office:value-type="float" office:value="74.600004">
            <text:p>74,600004</text:p>
          </table:table-cell>
          <table:table-cell office:value-type="float" office:value="0.337182">
            <text:p>0,337182</text:p>
          </table:table-cell>
          <table:table-cell/>
        </table:table-row>
        <table:table-row table:style-name="ro1">
          <table:table-cell office:value-type="float" office:value="74.633337">
            <text:p>74,633337</text:p>
          </table:table-cell>
          <table:table-cell office:value-type="float" office:value="0.336832">
            <text:p>0,336832</text:p>
          </table:table-cell>
          <table:table-cell/>
        </table:table-row>
        <table:table-row table:style-name="ro1">
          <table:table-cell office:value-type="float" office:value="74.666671">
            <text:p>74,666671</text:p>
          </table:table-cell>
          <table:table-cell office:value-type="float" office:value="0.35287">
            <text:p>0,35287</text:p>
          </table:table-cell>
          <table:table-cell/>
        </table:table-row>
        <table:table-row table:style-name="ro1">
          <table:table-cell office:value-type="float" office:value="74.700004">
            <text:p>74,700004</text:p>
          </table:table-cell>
          <table:table-cell office:value-type="float" office:value="0.347742">
            <text:p>0,347742</text:p>
          </table:table-cell>
          <table:table-cell/>
        </table:table-row>
        <table:table-row table:style-name="ro1">
          <table:table-cell office:value-type="float" office:value="74.733337">
            <text:p>74,733337</text:p>
          </table:table-cell>
          <table:table-cell office:value-type="float" office:value="0.345997">
            <text:p>0,345997</text:p>
          </table:table-cell>
          <table:table-cell/>
        </table:table-row>
        <table:table-row table:style-name="ro1">
          <table:table-cell office:value-type="float" office:value="74.766671">
            <text:p>74,766671</text:p>
          </table:table-cell>
          <table:table-cell office:value-type="float" office:value="0.340755">
            <text:p>0,340755</text:p>
          </table:table-cell>
          <table:table-cell/>
        </table:table-row>
        <table:table-row table:style-name="ro1">
          <table:table-cell office:value-type="float" office:value="74.800004">
            <text:p>74,800004</text:p>
          </table:table-cell>
          <table:table-cell office:value-type="float" office:value="0.346988">
            <text:p>0,346988</text:p>
          </table:table-cell>
          <table:table-cell/>
        </table:table-row>
        <table:table-row table:style-name="ro1">
          <table:table-cell office:value-type="float" office:value="74.833337">
            <text:p>74,833337</text:p>
          </table:table-cell>
          <table:table-cell office:value-type="float" office:value="0.336455">
            <text:p>0,336455</text:p>
          </table:table-cell>
          <table:table-cell/>
        </table:table-row>
        <table:table-row table:style-name="ro1">
          <table:table-cell office:value-type="float" office:value="74.866671">
            <text:p>74,866671</text:p>
          </table:table-cell>
          <table:table-cell office:value-type="float" office:value="0.352999">
            <text:p>0,352999</text:p>
          </table:table-cell>
          <table:table-cell/>
        </table:table-row>
        <table:table-row table:style-name="ro1">
          <table:table-cell office:value-type="float" office:value="74.900004">
            <text:p>74,900004</text:p>
          </table:table-cell>
          <table:table-cell office:value-type="float" office:value="0.345505">
            <text:p>0,345505</text:p>
          </table:table-cell>
          <table:table-cell/>
        </table:table-row>
        <table:table-row table:style-name="ro1">
          <table:table-cell office:value-type="float" office:value="74.933337">
            <text:p>74,933337</text:p>
          </table:table-cell>
          <table:table-cell office:value-type="float" office:value="0.343194">
            <text:p>0,343194</text:p>
          </table:table-cell>
          <table:table-cell/>
        </table:table-row>
        <table:table-row table:style-name="ro1">
          <table:table-cell office:value-type="float" office:value="74.966671">
            <text:p>74,966671</text:p>
          </table:table-cell>
          <table:table-cell office:value-type="float" office:value="0.363613">
            <text:p>0,363613</text:p>
          </table:table-cell>
          <table:table-cell/>
        </table:table-row>
        <table:table-row table:style-name="ro1">
          <table:table-cell office:value-type="float" office:value="75.000004">
            <text:p>75,000004</text:p>
          </table:table-cell>
          <table:table-cell office:value-type="float" office:value="0.359744">
            <text:p>0,359744</text:p>
          </table:table-cell>
          <table:table-cell/>
        </table:table-row>
        <table:table-row table:style-name="ro1">
          <table:table-cell office:value-type="float" office:value="75.033337">
            <text:p>75,033337</text:p>
          </table:table-cell>
          <table:table-cell office:value-type="float" office:value="0.36223">
            <text:p>0,36223</text:p>
          </table:table-cell>
          <table:table-cell/>
        </table:table-row>
        <table:table-row table:style-name="ro1">
          <table:table-cell office:value-type="float" office:value="75.066671">
            <text:p>75,066671</text:p>
          </table:table-cell>
          <table:table-cell office:value-type="float" office:value="0.342299">
            <text:p>0,342299</text:p>
          </table:table-cell>
          <table:table-cell/>
        </table:table-row>
        <table:table-row table:style-name="ro1">
          <table:table-cell office:value-type="float" office:value="75.100004">
            <text:p>75,100004</text:p>
          </table:table-cell>
          <table:table-cell office:value-type="float" office:value="0.358737">
            <text:p>0,358737</text:p>
          </table:table-cell>
          <table:table-cell/>
        </table:table-row>
        <table:table-row table:style-name="ro1">
          <table:table-cell office:value-type="float" office:value="75.133337">
            <text:p>75,133337</text:p>
          </table:table-cell>
          <table:table-cell office:value-type="float" office:value="0.346774">
            <text:p>0,346774</text:p>
          </table:table-cell>
          <table:table-cell/>
        </table:table-row>
        <table:table-row table:style-name="ro1">
          <table:table-cell office:value-type="float" office:value="75.166671">
            <text:p>75,166671</text:p>
          </table:table-cell>
          <table:table-cell office:value-type="float" office:value="0.352814">
            <text:p>0,352814</text:p>
          </table:table-cell>
          <table:table-cell/>
        </table:table-row>
        <table:table-row table:style-name="ro1">
          <table:table-cell office:value-type="float" office:value="75.200004">
            <text:p>75,200004</text:p>
          </table:table-cell>
          <table:table-cell office:value-type="float" office:value="0.351612">
            <text:p>0,351612</text:p>
          </table:table-cell>
          <table:table-cell/>
        </table:table-row>
        <table:table-row table:style-name="ro1">
          <table:table-cell office:value-type="float" office:value="75.233337">
            <text:p>75,233337</text:p>
          </table:table-cell>
          <table:table-cell office:value-type="float" office:value="0.349506">
            <text:p>0,349506</text:p>
          </table:table-cell>
          <table:table-cell/>
        </table:table-row>
        <table:table-row table:style-name="ro1">
          <table:table-cell office:value-type="float" office:value="75.266671">
            <text:p>75,266671</text:p>
          </table:table-cell>
          <table:table-cell office:value-type="float" office:value="0.359367">
            <text:p>0,359367</text:p>
          </table:table-cell>
          <table:table-cell/>
        </table:table-row>
        <table:table-row table:style-name="ro1">
          <table:table-cell office:value-type="float" office:value="75.300004">
            <text:p>75,300004</text:p>
          </table:table-cell>
          <table:table-cell office:value-type="float" office:value="0.348123">
            <text:p>0,348123</text:p>
          </table:table-cell>
          <table:table-cell/>
        </table:table-row>
        <table:table-row table:style-name="ro1">
          <table:table-cell office:value-type="float" office:value="75.333337">
            <text:p>75,333337</text:p>
          </table:table-cell>
          <table:table-cell office:value-type="float" office:value="0.34265">
            <text:p>0,34265</text:p>
          </table:table-cell>
          <table:table-cell/>
        </table:table-row>
        <table:table-row table:style-name="ro1">
          <table:table-cell office:value-type="float" office:value="75.366671">
            <text:p>75,366671</text:p>
          </table:table-cell>
          <table:table-cell office:value-type="float" office:value="0.348011">
            <text:p>0,348011</text:p>
          </table:table-cell>
          <table:table-cell/>
        </table:table-row>
        <table:table-row table:style-name="ro1">
          <table:table-cell office:value-type="float" office:value="75.400004">
            <text:p>75,400004</text:p>
          </table:table-cell>
          <table:table-cell office:value-type="float" office:value="0.353356">
            <text:p>0,353356</text:p>
          </table:table-cell>
          <table:table-cell/>
        </table:table-row>
        <table:table-row table:style-name="ro1">
          <table:table-cell office:value-type="float" office:value="75.433337">
            <text:p>75,433337</text:p>
          </table:table-cell>
          <table:table-cell office:value-type="float" office:value="0.342111">
            <text:p>0,342111</text:p>
          </table:table-cell>
          <table:table-cell/>
        </table:table-row>
        <table:table-row table:style-name="ro1">
          <table:table-cell office:value-type="float" office:value="75.466671">
            <text:p>75,466671</text:p>
          </table:table-cell>
          <table:table-cell office:value-type="float" office:value="0.351911">
            <text:p>0,351911</text:p>
          </table:table-cell>
          <table:table-cell/>
        </table:table-row>
        <table:table-row table:style-name="ro1">
          <table:table-cell office:value-type="float" office:value="75.500004">
            <text:p>75,500004</text:p>
          </table:table-cell>
          <table:table-cell office:value-type="float" office:value="0.342823">
            <text:p>0,342823</text:p>
          </table:table-cell>
          <table:table-cell/>
        </table:table-row>
        <table:table-row table:style-name="ro1">
          <table:table-cell office:value-type="float" office:value="75.533337">
            <text:p>75,533337</text:p>
          </table:table-cell>
          <table:table-cell office:value-type="float" office:value="0.354333">
            <text:p>0,354333</text:p>
          </table:table-cell>
          <table:table-cell/>
        </table:table-row>
        <table:table-row table:style-name="ro1">
          <table:table-cell office:value-type="float" office:value="75.566671">
            <text:p>75,566671</text:p>
          </table:table-cell>
          <table:table-cell office:value-type="float" office:value="0.346341">
            <text:p>0,346341</text:p>
          </table:table-cell>
          <table:table-cell/>
        </table:table-row>
        <table:table-row table:style-name="ro1">
          <table:table-cell office:value-type="float" office:value="75.600004">
            <text:p>75,600004</text:p>
          </table:table-cell>
          <table:table-cell office:value-type="float" office:value="0.348306">
            <text:p>0,348306</text:p>
          </table:table-cell>
          <table:table-cell/>
        </table:table-row>
        <table:table-row table:style-name="ro1">
          <table:table-cell office:value-type="float" office:value="75.633337">
            <text:p>75,633337</text:p>
          </table:table-cell>
          <table:table-cell office:value-type="float" office:value="0.347364">
            <text:p>0,347364</text:p>
          </table:table-cell>
          <table:table-cell/>
        </table:table-row>
        <table:table-row table:style-name="ro1">
          <table:table-cell office:value-type="float" office:value="75.666671">
            <text:p>75,666671</text:p>
          </table:table-cell>
          <table:table-cell office:value-type="float" office:value="0.349091">
            <text:p>0,349091</text:p>
          </table:table-cell>
          <table:table-cell/>
        </table:table-row>
        <table:table-row table:style-name="ro1">
          <table:table-cell office:value-type="float" office:value="75.700004">
            <text:p>75,700004</text:p>
          </table:table-cell>
          <table:table-cell office:value-type="float" office:value="0.34856">
            <text:p>0,34856</text:p>
          </table:table-cell>
          <table:table-cell/>
        </table:table-row>
        <table:table-row table:style-name="ro1">
          <table:table-cell office:value-type="float" office:value="75.733337">
            <text:p>75,733337</text:p>
          </table:table-cell>
          <table:table-cell office:value-type="float" office:value="0.350163">
            <text:p>0,350163</text:p>
          </table:table-cell>
          <table:table-cell/>
        </table:table-row>
        <table:table-row table:style-name="ro1">
          <table:table-cell office:value-type="float" office:value="75.766671">
            <text:p>75,766671</text:p>
          </table:table-cell>
          <table:table-cell office:value-type="float" office:value="0.352318">
            <text:p>0,352318</text:p>
          </table:table-cell>
          <table:table-cell/>
        </table:table-row>
        <table:table-row table:style-name="ro1">
          <table:table-cell office:value-type="float" office:value="75.800004">
            <text:p>75,800004</text:p>
          </table:table-cell>
          <table:table-cell office:value-type="float" office:value="0.341986">
            <text:p>0,341986</text:p>
          </table:table-cell>
          <table:table-cell/>
        </table:table-row>
        <table:table-row table:style-name="ro1">
          <table:table-cell office:value-type="float" office:value="75.833337">
            <text:p>75,833337</text:p>
          </table:table-cell>
          <table:table-cell office:value-type="float" office:value="0.348829">
            <text:p>0,348829</text:p>
          </table:table-cell>
          <table:table-cell/>
        </table:table-row>
        <table:table-row table:style-name="ro1">
          <table:table-cell office:value-type="float" office:value="75.866671">
            <text:p>75,866671</text:p>
          </table:table-cell>
          <table:table-cell office:value-type="float" office:value="0.366431">
            <text:p>0,366431</text:p>
          </table:table-cell>
          <table:table-cell/>
        </table:table-row>
        <table:table-row table:style-name="ro1">
          <table:table-cell office:value-type="float" office:value="75.900004">
            <text:p>75,900004</text:p>
          </table:table-cell>
          <table:table-cell office:value-type="float" office:value="0.340108">
            <text:p>0,340108</text:p>
          </table:table-cell>
          <table:table-cell/>
        </table:table-row>
        <table:table-row table:style-name="ro1">
          <table:table-cell office:value-type="float" office:value="75.933337">
            <text:p>75,933337</text:p>
          </table:table-cell>
          <table:table-cell office:value-type="float" office:value="0.338925">
            <text:p>0,338925</text:p>
          </table:table-cell>
          <table:table-cell/>
        </table:table-row>
        <table:table-row table:style-name="ro1">
          <table:table-cell office:value-type="float" office:value="75.966671">
            <text:p>75,966671</text:p>
          </table:table-cell>
          <table:table-cell office:value-type="float" office:value="0.347202">
            <text:p>0,347202</text:p>
          </table:table-cell>
          <table:table-cell/>
        </table:table-row>
        <table:table-row table:style-name="ro1">
          <table:table-cell office:value-type="float" office:value="76.000004">
            <text:p>76,000004</text:p>
          </table:table-cell>
          <table:table-cell office:value-type="float" office:value="0.350359">
            <text:p>0,350359</text:p>
          </table:table-cell>
          <table:table-cell/>
        </table:table-row>
        <table:table-row table:style-name="ro1">
          <table:table-cell office:value-type="float" office:value="76.033337">
            <text:p>76,033337</text:p>
          </table:table-cell>
          <table:table-cell office:value-type="float" office:value="0.342012">
            <text:p>0,342012</text:p>
          </table:table-cell>
          <table:table-cell/>
        </table:table-row>
        <table:table-row table:style-name="ro1">
          <table:table-cell office:value-type="float" office:value="76.066671">
            <text:p>76,066671</text:p>
          </table:table-cell>
          <table:table-cell office:value-type="float" office:value="0.352054">
            <text:p>0,352054</text:p>
          </table:table-cell>
          <table:table-cell/>
        </table:table-row>
        <table:table-row table:style-name="ro1">
          <table:table-cell office:value-type="float" office:value="76.100004">
            <text:p>76,100004</text:p>
          </table:table-cell>
          <table:table-cell office:value-type="float" office:value="0.344168">
            <text:p>0,344168</text:p>
          </table:table-cell>
          <table:table-cell/>
        </table:table-row>
        <table:table-row table:style-name="ro1">
          <table:table-cell office:value-type="float" office:value="76.133337">
            <text:p>76,133337</text:p>
          </table:table-cell>
          <table:table-cell office:value-type="float" office:value="0.345304">
            <text:p>0,345304</text:p>
          </table:table-cell>
          <table:table-cell/>
        </table:table-row>
        <table:table-row table:style-name="ro1">
          <table:table-cell office:value-type="float" office:value="76.166671">
            <text:p>76,166671</text:p>
          </table:table-cell>
          <table:table-cell office:value-type="float" office:value="0.356578">
            <text:p>0,356578</text:p>
          </table:table-cell>
          <table:table-cell/>
        </table:table-row>
        <table:table-row table:style-name="ro1">
          <table:table-cell office:value-type="float" office:value="76.200004">
            <text:p>76,200004</text:p>
          </table:table-cell>
          <table:table-cell office:value-type="float" office:value="0.355413">
            <text:p>0,355413</text:p>
          </table:table-cell>
          <table:table-cell/>
        </table:table-row>
        <table:table-row table:style-name="ro1">
          <table:table-cell office:value-type="float" office:value="76.233337">
            <text:p>76,233337</text:p>
          </table:table-cell>
          <table:table-cell office:value-type="float" office:value="0.353575">
            <text:p>0,353575</text:p>
          </table:table-cell>
          <table:table-cell/>
        </table:table-row>
        <table:table-row table:style-name="ro1">
          <table:table-cell office:value-type="float" office:value="76.266671">
            <text:p>76,266671</text:p>
          </table:table-cell>
          <table:table-cell office:value-type="float" office:value="0.340136">
            <text:p>0,340136</text:p>
          </table:table-cell>
          <table:table-cell/>
        </table:table-row>
        <table:table-row table:style-name="ro1">
          <table:table-cell office:value-type="float" office:value="76.300004">
            <text:p>76,300004</text:p>
          </table:table-cell>
          <table:table-cell office:value-type="float" office:value="0.344424">
            <text:p>0,344424</text:p>
          </table:table-cell>
          <table:table-cell/>
        </table:table-row>
        <table:table-row table:style-name="ro1">
          <table:table-cell office:value-type="float" office:value="76.333337">
            <text:p>76,333337</text:p>
          </table:table-cell>
          <table:table-cell office:value-type="float" office:value="0.34874">
            <text:p>0,34874</text:p>
          </table:table-cell>
          <table:table-cell/>
        </table:table-row>
        <table:table-row table:style-name="ro1">
          <table:table-cell office:value-type="float" office:value="76.366671">
            <text:p>76,366671</text:p>
          </table:table-cell>
          <table:table-cell office:value-type="float" office:value="0.349825">
            <text:p>0,349825</text:p>
          </table:table-cell>
          <table:table-cell/>
        </table:table-row>
        <table:table-row table:style-name="ro1">
          <table:table-cell office:value-type="float" office:value="76.400004">
            <text:p>76,400004</text:p>
          </table:table-cell>
          <table:table-cell office:value-type="float" office:value="0.345759">
            <text:p>0,345759</text:p>
          </table:table-cell>
          <table:table-cell/>
        </table:table-row>
        <table:table-row table:style-name="ro1">
          <table:table-cell office:value-type="float" office:value="76.433337">
            <text:p>76,433337</text:p>
          </table:table-cell>
          <table:table-cell office:value-type="float" office:value="0.346663">
            <text:p>0,346663</text:p>
          </table:table-cell>
          <table:table-cell/>
        </table:table-row>
        <table:table-row table:style-name="ro1">
          <table:table-cell office:value-type="float" office:value="76.466671">
            <text:p>76,466671</text:p>
          </table:table-cell>
          <table:table-cell office:value-type="float" office:value="0.346081">
            <text:p>0,346081</text:p>
          </table:table-cell>
          <table:table-cell/>
        </table:table-row>
        <table:table-row table:style-name="ro1">
          <table:table-cell office:value-type="float" office:value="76.500004">
            <text:p>76,500004</text:p>
          </table:table-cell>
          <table:table-cell office:value-type="float" office:value="0.349108">
            <text:p>0,349108</text:p>
          </table:table-cell>
          <table:table-cell/>
        </table:table-row>
        <table:table-row table:style-name="ro1">
          <table:table-cell office:value-type="float" office:value="76.533337">
            <text:p>76,533337</text:p>
          </table:table-cell>
          <table:table-cell office:value-type="float" office:value="0.350911">
            <text:p>0,350911</text:p>
          </table:table-cell>
          <table:table-cell/>
        </table:table-row>
        <table:table-row table:style-name="ro1">
          <table:table-cell office:value-type="float" office:value="76.566671">
            <text:p>76,566671</text:p>
          </table:table-cell>
          <table:table-cell office:value-type="float" office:value="0.356843">
            <text:p>0,356843</text:p>
          </table:table-cell>
          <table:table-cell/>
        </table:table-row>
        <table:table-row table:style-name="ro1">
          <table:table-cell office:value-type="float" office:value="76.600004">
            <text:p>76,600004</text:p>
          </table:table-cell>
          <table:table-cell office:value-type="float" office:value="0.340472">
            <text:p>0,340472</text:p>
          </table:table-cell>
          <table:table-cell/>
        </table:table-row>
        <table:table-row table:style-name="ro1">
          <table:table-cell office:value-type="float" office:value="76.633337">
            <text:p>76,633337</text:p>
          </table:table-cell>
          <table:table-cell office:value-type="float" office:value="0.342692">
            <text:p>0,342692</text:p>
          </table:table-cell>
          <table:table-cell/>
        </table:table-row>
        <table:table-row table:style-name="ro1">
          <table:table-cell office:value-type="float" office:value="76.666671">
            <text:p>76,666671</text:p>
          </table:table-cell>
          <table:table-cell office:value-type="float" office:value="0.343723">
            <text:p>0,343723</text:p>
          </table:table-cell>
          <table:table-cell/>
        </table:table-row>
        <table:table-row table:style-name="ro1">
          <table:table-cell office:value-type="float" office:value="76.700004">
            <text:p>76,700004</text:p>
          </table:table-cell>
          <table:table-cell office:value-type="float" office:value="0.347102">
            <text:p>0,347102</text:p>
          </table:table-cell>
          <table:table-cell/>
        </table:table-row>
        <table:table-row table:style-name="ro1">
          <table:table-cell office:value-type="float" office:value="76.733337">
            <text:p>76,733337</text:p>
          </table:table-cell>
          <table:table-cell office:value-type="float" office:value="0.355778">
            <text:p>0,355778</text:p>
          </table:table-cell>
          <table:table-cell/>
        </table:table-row>
        <table:table-row table:style-name="ro1">
          <table:table-cell office:value-type="float" office:value="76.766671">
            <text:p>76,766671</text:p>
          </table:table-cell>
          <table:table-cell office:value-type="float" office:value="0.344322">
            <text:p>0,344322</text:p>
          </table:table-cell>
          <table:table-cell/>
        </table:table-row>
        <table:table-row table:style-name="ro1">
          <table:table-cell office:value-type="float" office:value="76.800004">
            <text:p>76,800004</text:p>
          </table:table-cell>
          <table:table-cell office:value-type="float" office:value="0.345432">
            <text:p>0,345432</text:p>
          </table:table-cell>
          <table:table-cell/>
        </table:table-row>
        <table:table-row table:style-name="ro1">
          <table:table-cell office:value-type="float" office:value="76.833337">
            <text:p>76,833337</text:p>
          </table:table-cell>
          <table:table-cell office:value-type="float" office:value="0.335294">
            <text:p>0,335294</text:p>
          </table:table-cell>
          <table:table-cell/>
        </table:table-row>
        <table:table-row table:style-name="ro1">
          <table:table-cell office:value-type="float" office:value="76.866671">
            <text:p>76,866671</text:p>
          </table:table-cell>
          <table:table-cell office:value-type="float" office:value="0.346762">
            <text:p>0,346762</text:p>
          </table:table-cell>
          <table:table-cell/>
        </table:table-row>
        <table:table-row table:style-name="ro1">
          <table:table-cell office:value-type="float" office:value="76.900004">
            <text:p>76,900004</text:p>
          </table:table-cell>
          <table:table-cell office:value-type="float" office:value="0.348787">
            <text:p>0,348787</text:p>
          </table:table-cell>
          <table:table-cell/>
        </table:table-row>
        <table:table-row table:style-name="ro1">
          <table:table-cell office:value-type="float" office:value="76.933337">
            <text:p>76,933337</text:p>
          </table:table-cell>
          <table:table-cell office:value-type="float" office:value="0.347037">
            <text:p>0,347037</text:p>
          </table:table-cell>
          <table:table-cell/>
        </table:table-row>
        <table:table-row table:style-name="ro1">
          <table:table-cell office:value-type="float" office:value="76.966671">
            <text:p>76,966671</text:p>
          </table:table-cell>
          <table:table-cell office:value-type="float" office:value="0.356261">
            <text:p>0,356261</text:p>
          </table:table-cell>
          <table:table-cell/>
        </table:table-row>
        <table:table-row table:style-name="ro1">
          <table:table-cell office:value-type="float" office:value="77.000004">
            <text:p>77,000004</text:p>
          </table:table-cell>
          <table:table-cell office:value-type="float" office:value="0.339817">
            <text:p>0,339817</text:p>
          </table:table-cell>
          <table:table-cell/>
        </table:table-row>
        <table:table-row table:style-name="ro1">
          <table:table-cell office:value-type="float" office:value="77.033337">
            <text:p>77,033337</text:p>
          </table:table-cell>
          <table:table-cell office:value-type="float" office:value="0.332523">
            <text:p>0,332523</text:p>
          </table:table-cell>
          <table:table-cell/>
        </table:table-row>
        <table:table-row table:style-name="ro1">
          <table:table-cell office:value-type="float" office:value="77.066671">
            <text:p>77,066671</text:p>
          </table:table-cell>
          <table:table-cell office:value-type="float" office:value="0.343617">
            <text:p>0,343617</text:p>
          </table:table-cell>
          <table:table-cell/>
        </table:table-row>
        <table:table-row table:style-name="ro1">
          <table:table-cell office:value-type="float" office:value="77.100004">
            <text:p>77,100004</text:p>
          </table:table-cell>
          <table:table-cell office:value-type="float" office:value="0.350498">
            <text:p>0,350498</text:p>
          </table:table-cell>
          <table:table-cell/>
        </table:table-row>
        <table:table-row table:style-name="ro1">
          <table:table-cell office:value-type="float" office:value="77.133337">
            <text:p>77,133337</text:p>
          </table:table-cell>
          <table:table-cell office:value-type="float" office:value="0.337794">
            <text:p>0,337794</text:p>
          </table:table-cell>
          <table:table-cell/>
        </table:table-row>
        <table:table-row table:style-name="ro1">
          <table:table-cell office:value-type="float" office:value="77.166671">
            <text:p>77,166671</text:p>
          </table:table-cell>
          <table:table-cell office:value-type="float" office:value="0.350102">
            <text:p>0,350102</text:p>
          </table:table-cell>
          <table:table-cell/>
        </table:table-row>
        <table:table-row table:style-name="ro1">
          <table:table-cell office:value-type="float" office:value="77.200004">
            <text:p>77,200004</text:p>
          </table:table-cell>
          <table:table-cell office:value-type="float" office:value="0.351373">
            <text:p>0,351373</text:p>
          </table:table-cell>
          <table:table-cell/>
        </table:table-row>
        <table:table-row table:style-name="ro1">
          <table:table-cell office:value-type="float" office:value="77.233337">
            <text:p>77,233337</text:p>
          </table:table-cell>
          <table:table-cell office:value-type="float" office:value="0.351015">
            <text:p>0,351015</text:p>
          </table:table-cell>
          <table:table-cell/>
        </table:table-row>
        <table:table-row table:style-name="ro1">
          <table:table-cell office:value-type="float" office:value="77.266671">
            <text:p>77,266671</text:p>
          </table:table-cell>
          <table:table-cell office:value-type="float" office:value="0.349458">
            <text:p>0,349458</text:p>
          </table:table-cell>
          <table:table-cell/>
        </table:table-row>
        <table:table-row table:style-name="ro1">
          <table:table-cell office:value-type="float" office:value="77.300004">
            <text:p>77,300004</text:p>
          </table:table-cell>
          <table:table-cell office:value-type="float" office:value="0.348682">
            <text:p>0,348682</text:p>
          </table:table-cell>
          <table:table-cell/>
        </table:table-row>
        <table:table-row table:style-name="ro1">
          <table:table-cell office:value-type="float" office:value="77.333337">
            <text:p>77,333337</text:p>
          </table:table-cell>
          <table:table-cell office:value-type="float" office:value="0.347642">
            <text:p>0,347642</text:p>
          </table:table-cell>
          <table:table-cell/>
        </table:table-row>
        <table:table-row table:style-name="ro1">
          <table:table-cell office:value-type="float" office:value="77.366671">
            <text:p>77,366671</text:p>
          </table:table-cell>
          <table:table-cell office:value-type="float" office:value="0.34148">
            <text:p>0,34148</text:p>
          </table:table-cell>
          <table:table-cell/>
        </table:table-row>
        <table:table-row table:style-name="ro1">
          <table:table-cell office:value-type="float" office:value="77.400004">
            <text:p>77,400004</text:p>
          </table:table-cell>
          <table:table-cell office:value-type="float" office:value="0.345282">
            <text:p>0,345282</text:p>
          </table:table-cell>
          <table:table-cell/>
        </table:table-row>
        <table:table-row table:style-name="ro1">
          <table:table-cell office:value-type="float" office:value="77.433337">
            <text:p>77,433337</text:p>
          </table:table-cell>
          <table:table-cell office:value-type="float" office:value="0.343483">
            <text:p>0,343483</text:p>
          </table:table-cell>
          <table:table-cell/>
        </table:table-row>
        <table:table-row table:style-name="ro1">
          <table:table-cell office:value-type="float" office:value="77.466671">
            <text:p>77,466671</text:p>
          </table:table-cell>
          <table:table-cell office:value-type="float" office:value="0.354332">
            <text:p>0,354332</text:p>
          </table:table-cell>
          <table:table-cell/>
        </table:table-row>
        <table:table-row table:style-name="ro1">
          <table:table-cell office:value-type="float" office:value="77.500004">
            <text:p>77,500004</text:p>
          </table:table-cell>
          <table:table-cell office:value-type="float" office:value="0.360398">
            <text:p>0,360398</text:p>
          </table:table-cell>
          <table:table-cell/>
        </table:table-row>
        <table:table-row table:style-name="ro1">
          <table:table-cell office:value-type="float" office:value="77.533337">
            <text:p>77,533337</text:p>
          </table:table-cell>
          <table:table-cell office:value-type="float" office:value="0.34377">
            <text:p>0,34377</text:p>
          </table:table-cell>
          <table:table-cell/>
        </table:table-row>
        <table:table-row table:style-name="ro1">
          <table:table-cell office:value-type="float" office:value="77.566671">
            <text:p>77,566671</text:p>
          </table:table-cell>
          <table:table-cell office:value-type="float" office:value="0.347079">
            <text:p>0,347079</text:p>
          </table:table-cell>
          <table:table-cell/>
        </table:table-row>
        <table:table-row table:style-name="ro1">
          <table:table-cell office:value-type="float" office:value="77.600004">
            <text:p>77,600004</text:p>
          </table:table-cell>
          <table:table-cell office:value-type="float" office:value="0.337019">
            <text:p>0,337019</text:p>
          </table:table-cell>
          <table:table-cell/>
        </table:table-row>
        <table:table-row table:style-name="ro1">
          <table:table-cell office:value-type="float" office:value="77.633337">
            <text:p>77,633337</text:p>
          </table:table-cell>
          <table:table-cell office:value-type="float" office:value="0.333472">
            <text:p>0,333472</text:p>
          </table:table-cell>
          <table:table-cell/>
        </table:table-row>
        <table:table-row table:style-name="ro1">
          <table:table-cell office:value-type="float" office:value="77.666671">
            <text:p>77,666671</text:p>
          </table:table-cell>
          <table:table-cell office:value-type="float" office:value="0.347134">
            <text:p>0,347134</text:p>
          </table:table-cell>
          <table:table-cell/>
        </table:table-row>
        <table:table-row table:style-name="ro1">
          <table:table-cell office:value-type="float" office:value="77.700004">
            <text:p>77,700004</text:p>
          </table:table-cell>
          <table:table-cell office:value-type="float" office:value="0.362231">
            <text:p>0,362231</text:p>
          </table:table-cell>
          <table:table-cell/>
        </table:table-row>
        <table:table-row table:style-name="ro1">
          <table:table-cell office:value-type="float" office:value="77.733337">
            <text:p>77,733337</text:p>
          </table:table-cell>
          <table:table-cell office:value-type="float" office:value="0.341614">
            <text:p>0,341614</text:p>
          </table:table-cell>
          <table:table-cell/>
        </table:table-row>
        <table:table-row table:style-name="ro1">
          <table:table-cell office:value-type="float" office:value="77.766671">
            <text:p>77,766671</text:p>
          </table:table-cell>
          <table:table-cell office:value-type="float" office:value="0.338057">
            <text:p>0,338057</text:p>
          </table:table-cell>
          <table:table-cell/>
        </table:table-row>
        <table:table-row table:style-name="ro1">
          <table:table-cell office:value-type="float" office:value="77.800004">
            <text:p>77,800004</text:p>
          </table:table-cell>
          <table:table-cell office:value-type="float" office:value="0.35188">
            <text:p>0,35188</text:p>
          </table:table-cell>
          <table:table-cell/>
        </table:table-row>
        <table:table-row table:style-name="ro1">
          <table:table-cell office:value-type="float" office:value="77.833337">
            <text:p>77,833337</text:p>
          </table:table-cell>
          <table:table-cell office:value-type="float" office:value="0.356053">
            <text:p>0,356053</text:p>
          </table:table-cell>
          <table:table-cell/>
        </table:table-row>
        <table:table-row table:style-name="ro1">
          <table:table-cell office:value-type="float" office:value="77.866671">
            <text:p>77,866671</text:p>
          </table:table-cell>
          <table:table-cell office:value-type="float" office:value="0.348147">
            <text:p>0,348147</text:p>
          </table:table-cell>
          <table:table-cell/>
        </table:table-row>
        <table:table-row table:style-name="ro1">
          <table:table-cell office:value-type="float" office:value="77.900004">
            <text:p>77,900004</text:p>
          </table:table-cell>
          <table:table-cell office:value-type="float" office:value="0.346778">
            <text:p>0,346778</text:p>
          </table:table-cell>
          <table:table-cell/>
        </table:table-row>
        <table:table-row table:style-name="ro1">
          <table:table-cell office:value-type="float" office:value="77.933337">
            <text:p>77,933337</text:p>
          </table:table-cell>
          <table:table-cell office:value-type="float" office:value="0.346321">
            <text:p>0,346321</text:p>
          </table:table-cell>
          <table:table-cell/>
        </table:table-row>
        <table:table-row table:style-name="ro1">
          <table:table-cell office:value-type="float" office:value="77.966671">
            <text:p>77,966671</text:p>
          </table:table-cell>
          <table:table-cell office:value-type="float" office:value="0.344292">
            <text:p>0,344292</text:p>
          </table:table-cell>
          <table:table-cell/>
        </table:table-row>
        <table:table-row table:style-name="ro1">
          <table:table-cell office:value-type="float" office:value="78.000004">
            <text:p>78,000004</text:p>
          </table:table-cell>
          <table:table-cell office:value-type="float" office:value="0.3413">
            <text:p>0,3413</text:p>
          </table:table-cell>
          <table:table-cell/>
        </table:table-row>
        <table:table-row table:style-name="ro1">
          <table:table-cell office:value-type="float" office:value="78.033337">
            <text:p>78,033337</text:p>
          </table:table-cell>
          <table:table-cell office:value-type="float" office:value="0.338525">
            <text:p>0,338525</text:p>
          </table:table-cell>
          <table:table-cell/>
        </table:table-row>
        <table:table-row table:style-name="ro1">
          <table:table-cell office:value-type="float" office:value="78.066671">
            <text:p>78,066671</text:p>
          </table:table-cell>
          <table:table-cell office:value-type="float" office:value="0.347766">
            <text:p>0,347766</text:p>
          </table:table-cell>
          <table:table-cell/>
        </table:table-row>
        <table:table-row table:style-name="ro1">
          <table:table-cell office:value-type="float" office:value="78.100004">
            <text:p>78,100004</text:p>
          </table:table-cell>
          <table:table-cell office:value-type="float" office:value="0.349413">
            <text:p>0,349413</text:p>
          </table:table-cell>
          <table:table-cell/>
        </table:table-row>
        <table:table-row table:style-name="ro1">
          <table:table-cell office:value-type="float" office:value="78.133337">
            <text:p>78,133337</text:p>
          </table:table-cell>
          <table:table-cell office:value-type="float" office:value="0.345032">
            <text:p>0,345032</text:p>
          </table:table-cell>
          <table:table-cell/>
        </table:table-row>
        <table:table-row table:style-name="ro1">
          <table:table-cell office:value-type="float" office:value="78.166671">
            <text:p>78,166671</text:p>
          </table:table-cell>
          <table:table-cell office:value-type="float" office:value="0.342617">
            <text:p>0,342617</text:p>
          </table:table-cell>
          <table:table-cell/>
        </table:table-row>
        <table:table-row table:style-name="ro1">
          <table:table-cell office:value-type="float" office:value="78.200004">
            <text:p>78,200004</text:p>
          </table:table-cell>
          <table:table-cell office:value-type="float" office:value="0.339511">
            <text:p>0,339511</text:p>
          </table:table-cell>
          <table:table-cell/>
        </table:table-row>
        <table:table-row table:style-name="ro1">
          <table:table-cell office:value-type="float" office:value="78.233337">
            <text:p>78,233337</text:p>
          </table:table-cell>
          <table:table-cell office:value-type="float" office:value="0.347755">
            <text:p>0,347755</text:p>
          </table:table-cell>
          <table:table-cell/>
        </table:table-row>
        <table:table-row table:style-name="ro1">
          <table:table-cell office:value-type="float" office:value="78.266671">
            <text:p>78,266671</text:p>
          </table:table-cell>
          <table:table-cell office:value-type="float" office:value="0.348556">
            <text:p>0,348556</text:p>
          </table:table-cell>
          <table:table-cell/>
        </table:table-row>
        <table:table-row table:style-name="ro1">
          <table:table-cell office:value-type="float" office:value="78.300004">
            <text:p>78,300004</text:p>
          </table:table-cell>
          <table:table-cell office:value-type="float" office:value="0.340762">
            <text:p>0,340762</text:p>
          </table:table-cell>
          <table:table-cell/>
        </table:table-row>
        <table:table-row table:style-name="ro1">
          <table:table-cell office:value-type="float" office:value="78.333337">
            <text:p>78,333337</text:p>
          </table:table-cell>
          <table:table-cell office:value-type="float" office:value="0.354247">
            <text:p>0,354247</text:p>
          </table:table-cell>
          <table:table-cell/>
        </table:table-row>
        <table:table-row table:style-name="ro1">
          <table:table-cell office:value-type="float" office:value="78.366671">
            <text:p>78,366671</text:p>
          </table:table-cell>
          <table:table-cell office:value-type="float" office:value="0.34464">
            <text:p>0,34464</text:p>
          </table:table-cell>
          <table:table-cell/>
        </table:table-row>
        <table:table-row table:style-name="ro1">
          <table:table-cell office:value-type="float" office:value="78.400004">
            <text:p>78,400004</text:p>
          </table:table-cell>
          <table:table-cell office:value-type="float" office:value="0.35329">
            <text:p>0,35329</text:p>
          </table:table-cell>
          <table:table-cell/>
        </table:table-row>
        <table:table-row table:style-name="ro1">
          <table:table-cell office:value-type="float" office:value="78.433337">
            <text:p>78,433337</text:p>
          </table:table-cell>
          <table:table-cell office:value-type="float" office:value="0.346845">
            <text:p>0,346845</text:p>
          </table:table-cell>
          <table:table-cell/>
        </table:table-row>
        <table:table-row table:style-name="ro1">
          <table:table-cell office:value-type="float" office:value="78.466671">
            <text:p>78,466671</text:p>
          </table:table-cell>
          <table:table-cell office:value-type="float" office:value="0.348249">
            <text:p>0,348249</text:p>
          </table:table-cell>
          <table:table-cell/>
        </table:table-row>
        <table:table-row table:style-name="ro1">
          <table:table-cell office:value-type="float" office:value="78.500004">
            <text:p>78,500004</text:p>
          </table:table-cell>
          <table:table-cell office:value-type="float" office:value="0.358427">
            <text:p>0,358427</text:p>
          </table:table-cell>
          <table:table-cell/>
        </table:table-row>
        <table:table-row table:style-name="ro1">
          <table:table-cell office:value-type="float" office:value="78.533337">
            <text:p>78,533337</text:p>
          </table:table-cell>
          <table:table-cell office:value-type="float" office:value="0.344686">
            <text:p>0,344686</text:p>
          </table:table-cell>
          <table:table-cell/>
        </table:table-row>
        <table:table-row table:style-name="ro1">
          <table:table-cell office:value-type="float" office:value="78.566671">
            <text:p>78,566671</text:p>
          </table:table-cell>
          <table:table-cell office:value-type="float" office:value="0.352628">
            <text:p>0,352628</text:p>
          </table:table-cell>
          <table:table-cell/>
        </table:table-row>
        <table:table-row table:style-name="ro1">
          <table:table-cell office:value-type="float" office:value="78.600004">
            <text:p>78,600004</text:p>
          </table:table-cell>
          <table:table-cell office:value-type="float" office:value="0.354617">
            <text:p>0,354617</text:p>
          </table:table-cell>
          <table:table-cell/>
        </table:table-row>
        <table:table-row table:style-name="ro1">
          <table:table-cell office:value-type="float" office:value="78.633337">
            <text:p>78,633337</text:p>
          </table:table-cell>
          <table:table-cell office:value-type="float" office:value="0.344678">
            <text:p>0,344678</text:p>
          </table:table-cell>
          <table:table-cell/>
        </table:table-row>
        <table:table-row table:style-name="ro1">
          <table:table-cell office:value-type="float" office:value="78.666671">
            <text:p>78,666671</text:p>
          </table:table-cell>
          <table:table-cell office:value-type="float" office:value="0.35065">
            <text:p>0,35065</text:p>
          </table:table-cell>
          <table:table-cell/>
        </table:table-row>
        <table:table-row table:style-name="ro1">
          <table:table-cell office:value-type="float" office:value="78.700004">
            <text:p>78,700004</text:p>
          </table:table-cell>
          <table:table-cell office:value-type="float" office:value="0.341252">
            <text:p>0,341252</text:p>
          </table:table-cell>
          <table:table-cell/>
        </table:table-row>
        <table:table-row table:style-name="ro1">
          <table:table-cell office:value-type="float" office:value="78.733337">
            <text:p>78,733337</text:p>
          </table:table-cell>
          <table:table-cell office:value-type="float" office:value="0.347946">
            <text:p>0,347946</text:p>
          </table:table-cell>
          <table:table-cell/>
        </table:table-row>
        <table:table-row table:style-name="ro1">
          <table:table-cell office:value-type="float" office:value="78.766671">
            <text:p>78,766671</text:p>
          </table:table-cell>
          <table:table-cell office:value-type="float" office:value="0.346258">
            <text:p>0,346258</text:p>
          </table:table-cell>
          <table:table-cell/>
        </table:table-row>
        <table:table-row table:style-name="ro1">
          <table:table-cell office:value-type="float" office:value="78.800004">
            <text:p>78,800004</text:p>
          </table:table-cell>
          <table:table-cell office:value-type="float" office:value="0.345953">
            <text:p>0,345953</text:p>
          </table:table-cell>
          <table:table-cell/>
        </table:table-row>
        <table:table-row table:style-name="ro1">
          <table:table-cell office:value-type="float" office:value="78.833337">
            <text:p>78,833337</text:p>
          </table:table-cell>
          <table:table-cell office:value-type="float" office:value="0.344081">
            <text:p>0,344081</text:p>
          </table:table-cell>
          <table:table-cell/>
        </table:table-row>
        <table:table-row table:style-name="ro1">
          <table:table-cell office:value-type="float" office:value="78.866671">
            <text:p>78,866671</text:p>
          </table:table-cell>
          <table:table-cell office:value-type="float" office:value="0.340923">
            <text:p>0,340923</text:p>
          </table:table-cell>
          <table:table-cell/>
        </table:table-row>
        <table:table-row table:style-name="ro1">
          <table:table-cell office:value-type="float" office:value="78.900004">
            <text:p>78,900004</text:p>
          </table:table-cell>
          <table:table-cell office:value-type="float" office:value="0.360477">
            <text:p>0,360477</text:p>
          </table:table-cell>
          <table:table-cell/>
        </table:table-row>
        <table:table-row table:style-name="ro1">
          <table:table-cell office:value-type="float" office:value="78.933337">
            <text:p>78,933337</text:p>
          </table:table-cell>
          <table:table-cell office:value-type="float" office:value="0.338742">
            <text:p>0,338742</text:p>
          </table:table-cell>
          <table:table-cell/>
        </table:table-row>
        <table:table-row table:style-name="ro1">
          <table:table-cell office:value-type="float" office:value="78.966671">
            <text:p>78,966671</text:p>
          </table:table-cell>
          <table:table-cell office:value-type="float" office:value="0.355769">
            <text:p>0,355769</text:p>
          </table:table-cell>
          <table:table-cell/>
        </table:table-row>
        <table:table-row table:style-name="ro1">
          <table:table-cell office:value-type="float" office:value="79.000004">
            <text:p>79,000004</text:p>
          </table:table-cell>
          <table:table-cell office:value-type="float" office:value="0.345258">
            <text:p>0,345258</text:p>
          </table:table-cell>
          <table:table-cell/>
        </table:table-row>
        <table:table-row table:style-name="ro1">
          <table:table-cell office:value-type="float" office:value="79.033337">
            <text:p>79,033337</text:p>
          </table:table-cell>
          <table:table-cell office:value-type="float" office:value="0.351186">
            <text:p>0,351186</text:p>
          </table:table-cell>
          <table:table-cell/>
        </table:table-row>
        <table:table-row table:style-name="ro1">
          <table:table-cell office:value-type="float" office:value="79.066671">
            <text:p>79,066671</text:p>
          </table:table-cell>
          <table:table-cell office:value-type="float" office:value="0.353557">
            <text:p>0,353557</text:p>
          </table:table-cell>
          <table:table-cell/>
        </table:table-row>
        <table:table-row table:style-name="ro1">
          <table:table-cell office:value-type="float" office:value="79.100004">
            <text:p>79,100004</text:p>
          </table:table-cell>
          <table:table-cell office:value-type="float" office:value="0.34004">
            <text:p>0,34004</text:p>
          </table:table-cell>
          <table:table-cell/>
        </table:table-row>
        <table:table-row table:style-name="ro1">
          <table:table-cell office:value-type="float" office:value="79.133337">
            <text:p>79,133337</text:p>
          </table:table-cell>
          <table:table-cell office:value-type="float" office:value="0.341775">
            <text:p>0,341775</text:p>
          </table:table-cell>
          <table:table-cell/>
        </table:table-row>
        <table:table-row table:style-name="ro1">
          <table:table-cell office:value-type="float" office:value="79.166671">
            <text:p>79,166671</text:p>
          </table:table-cell>
          <table:table-cell office:value-type="float" office:value="0.340922">
            <text:p>0,340922</text:p>
          </table:table-cell>
          <table:table-cell/>
        </table:table-row>
        <table:table-row table:style-name="ro1">
          <table:table-cell office:value-type="float" office:value="79.200004">
            <text:p>79,200004</text:p>
          </table:table-cell>
          <table:table-cell office:value-type="float" office:value="0.338374">
            <text:p>0,338374</text:p>
          </table:table-cell>
          <table:table-cell/>
        </table:table-row>
        <table:table-row table:style-name="ro1">
          <table:table-cell office:value-type="float" office:value="79.233337">
            <text:p>79,233337</text:p>
          </table:table-cell>
          <table:table-cell office:value-type="float" office:value="0.347911">
            <text:p>0,347911</text:p>
          </table:table-cell>
          <table:table-cell/>
        </table:table-row>
        <table:table-row table:style-name="ro1">
          <table:table-cell office:value-type="float" office:value="79.266671">
            <text:p>79,266671</text:p>
          </table:table-cell>
          <table:table-cell office:value-type="float" office:value="0.340397">
            <text:p>0,340397</text:p>
          </table:table-cell>
          <table:table-cell/>
        </table:table-row>
        <table:table-row table:style-name="ro1">
          <table:table-cell office:value-type="float" office:value="79.300004">
            <text:p>79,300004</text:p>
          </table:table-cell>
          <table:table-cell office:value-type="float" office:value="0.354046">
            <text:p>0,354046</text:p>
          </table:table-cell>
          <table:table-cell/>
        </table:table-row>
        <table:table-row table:style-name="ro1">
          <table:table-cell office:value-type="float" office:value="79.333337">
            <text:p>79,333337</text:p>
          </table:table-cell>
          <table:table-cell office:value-type="float" office:value="0.342231">
            <text:p>0,342231</text:p>
          </table:table-cell>
          <table:table-cell/>
        </table:table-row>
        <table:table-row table:style-name="ro1">
          <table:table-cell office:value-type="float" office:value="79.366671">
            <text:p>79,366671</text:p>
          </table:table-cell>
          <table:table-cell office:value-type="float" office:value="0.338142">
            <text:p>0,338142</text:p>
          </table:table-cell>
          <table:table-cell/>
        </table:table-row>
        <table:table-row table:style-name="ro1">
          <table:table-cell office:value-type="float" office:value="79.400004">
            <text:p>79,400004</text:p>
          </table:table-cell>
          <table:table-cell office:value-type="float" office:value="0.356888">
            <text:p>0,356888</text:p>
          </table:table-cell>
          <table:table-cell/>
        </table:table-row>
        <table:table-row table:style-name="ro1">
          <table:table-cell office:value-type="float" office:value="79.433337">
            <text:p>79,433337</text:p>
          </table:table-cell>
          <table:table-cell office:value-type="float" office:value="0.345528">
            <text:p>0,345528</text:p>
          </table:table-cell>
          <table:table-cell/>
        </table:table-row>
        <table:table-row table:style-name="ro1">
          <table:table-cell office:value-type="float" office:value="79.466671">
            <text:p>79,466671</text:p>
          </table:table-cell>
          <table:table-cell office:value-type="float" office:value="0.3531">
            <text:p>0,3531</text:p>
          </table:table-cell>
          <table:table-cell/>
        </table:table-row>
        <table:table-row table:style-name="ro1">
          <table:table-cell office:value-type="float" office:value="79.500004">
            <text:p>79,500004</text:p>
          </table:table-cell>
          <table:table-cell office:value-type="float" office:value="0.351838">
            <text:p>0,351838</text:p>
          </table:table-cell>
          <table:table-cell/>
        </table:table-row>
        <table:table-row table:style-name="ro1">
          <table:table-cell office:value-type="float" office:value="79.533337">
            <text:p>79,533337</text:p>
          </table:table-cell>
          <table:table-cell office:value-type="float" office:value="0.347832">
            <text:p>0,347832</text:p>
          </table:table-cell>
          <table:table-cell/>
        </table:table-row>
        <table:table-row table:style-name="ro1">
          <table:table-cell office:value-type="float" office:value="79.566671">
            <text:p>79,566671</text:p>
          </table:table-cell>
          <table:table-cell office:value-type="float" office:value="0.338601">
            <text:p>0,338601</text:p>
          </table:table-cell>
          <table:table-cell/>
        </table:table-row>
        <table:table-row table:style-name="ro1">
          <table:table-cell office:value-type="float" office:value="79.600004">
            <text:p>79,600004</text:p>
          </table:table-cell>
          <table:table-cell office:value-type="float" office:value="0.338429">
            <text:p>0,338429</text:p>
          </table:table-cell>
          <table:table-cell/>
        </table:table-row>
        <table:table-row table:style-name="ro1">
          <table:table-cell office:value-type="float" office:value="79.633337">
            <text:p>79,633337</text:p>
          </table:table-cell>
          <table:table-cell office:value-type="float" office:value="0.344096">
            <text:p>0,344096</text:p>
          </table:table-cell>
          <table:table-cell/>
        </table:table-row>
        <table:table-row table:style-name="ro1">
          <table:table-cell office:value-type="float" office:value="79.666671">
            <text:p>79,666671</text:p>
          </table:table-cell>
          <table:table-cell office:value-type="float" office:value="0.348159">
            <text:p>0,348159</text:p>
          </table:table-cell>
          <table:table-cell/>
        </table:table-row>
        <table:table-row table:style-name="ro1">
          <table:table-cell office:value-type="float" office:value="79.700004">
            <text:p>79,700004</text:p>
          </table:table-cell>
          <table:table-cell office:value-type="float" office:value="0.358047">
            <text:p>0,358047</text:p>
          </table:table-cell>
          <table:table-cell/>
        </table:table-row>
        <table:table-row table:style-name="ro1">
          <table:table-cell office:value-type="float" office:value="79.733337">
            <text:p>79,733337</text:p>
          </table:table-cell>
          <table:table-cell office:value-type="float" office:value="0.340703">
            <text:p>0,340703</text:p>
          </table:table-cell>
          <table:table-cell/>
        </table:table-row>
        <table:table-row table:style-name="ro1">
          <table:table-cell office:value-type="float" office:value="79.766671">
            <text:p>79,766671</text:p>
          </table:table-cell>
          <table:table-cell office:value-type="float" office:value="0.350533">
            <text:p>0,350533</text:p>
          </table:table-cell>
          <table:table-cell/>
        </table:table-row>
        <table:table-row table:style-name="ro1">
          <table:table-cell office:value-type="float" office:value="79.800004">
            <text:p>79,800004</text:p>
          </table:table-cell>
          <table:table-cell office:value-type="float" office:value="0.34452">
            <text:p>0,34452</text:p>
          </table:table-cell>
          <table:table-cell/>
        </table:table-row>
        <table:table-row table:style-name="ro1">
          <table:table-cell office:value-type="float" office:value="79.833337">
            <text:p>79,833337</text:p>
          </table:table-cell>
          <table:table-cell office:value-type="float" office:value="0.350804">
            <text:p>0,350804</text:p>
          </table:table-cell>
          <table:table-cell/>
        </table:table-row>
        <table:table-row table:style-name="ro1">
          <table:table-cell office:value-type="float" office:value="79.866671">
            <text:p>79,866671</text:p>
          </table:table-cell>
          <table:table-cell office:value-type="float" office:value="0.356105">
            <text:p>0,356105</text:p>
          </table:table-cell>
          <table:table-cell/>
        </table:table-row>
        <table:table-row table:style-name="ro1">
          <table:table-cell office:value-type="float" office:value="79.900004">
            <text:p>79,900004</text:p>
          </table:table-cell>
          <table:table-cell office:value-type="float" office:value="0.338836">
            <text:p>0,338836</text:p>
          </table:table-cell>
          <table:table-cell/>
        </table:table-row>
        <table:table-row table:style-name="ro1">
          <table:table-cell office:value-type="float" office:value="79.933338">
            <text:p>79,933338</text:p>
          </table:table-cell>
          <table:table-cell office:value-type="float" office:value="0.350294">
            <text:p>0,350294</text:p>
          </table:table-cell>
          <table:table-cell/>
        </table:table-row>
        <table:table-row table:style-name="ro1">
          <table:table-cell office:value-type="float" office:value="79.966671">
            <text:p>79,966671</text:p>
          </table:table-cell>
          <table:table-cell office:value-type="float" office:value="0.34348">
            <text:p>0,34348</text:p>
          </table:table-cell>
          <table:table-cell/>
        </table:table-row>
        <table:table-row table:style-name="ro1">
          <table:table-cell office:value-type="float" office:value="80.000004">
            <text:p>80,000004</text:p>
          </table:table-cell>
          <table:table-cell office:value-type="float" office:value="0.344004">
            <text:p>0,344004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V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V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6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5">15/09/2010</text:date>, <text:time>04:2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9-15T04:29:20</dc:date>
    <meta:document-statistic meta:table-count="1" meta:cell-count="4843" meta:object-count="1"/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334cm" svg:height="13.417cm" xlink:href=".." chart:class="chart:scatter" chart:style-name="ch1">
        <chart:legend chart:legend-position="end" svg:x="20.047cm" svg:y="6.426cm" chart:style-name="ch2"/>
        <chart:plot-area chart:style-name="ch3" table:cell-range-address="Sheet1.A1:Sheet1.B2400" svg:x="0.446cm" svg:y="0.268cm" svg:width="19.156cm" svg:height="12.613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400" chart:class="chart:scatter">
            <chart:domain table:cell-range-address="Sheet1.A1:Sheet1.A2400"/>
            <chart:data-point chart:repeated="24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3333">
                <text:p text:id="Sheet1.A1:Sheet1.A2400">0.033333</text:p>
              </table:table-cell>
              <table:table-cell office:value-type="float" office:value="0.275104">
                <text:p text:id="Sheet1.B1:Sheet1.B2400">0.2751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6667">
                <text:p>0.066667</text:p>
              </table:table-cell>
              <table:table-cell office:value-type="float" office:value="0.29182">
                <text:p>0.29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269598">
                <text:p>0.2695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3333">
                <text:p>0.133333</text:p>
              </table:table-cell>
              <table:table-cell office:value-type="float" office:value="0.269999">
                <text:p>0.26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6667">
                <text:p>0.166667</text:p>
              </table:table-cell>
              <table:table-cell office:value-type="float" office:value="0.269254">
                <text:p>0.269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0.278531">
                <text:p>0.2785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3333">
                <text:p>0.233333</text:p>
              </table:table-cell>
              <table:table-cell office:value-type="float" office:value="0.278622">
                <text:p>0.2786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6667">
                <text:p>0.266667</text:p>
              </table:table-cell>
              <table:table-cell office:value-type="float" office:value="0.267538">
                <text:p>0.2675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0.280986">
                <text:p>0.2809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3333">
                <text:p>0.333333</text:p>
              </table:table-cell>
              <table:table-cell office:value-type="float" office:value="0.288771">
                <text:p>0.2887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6667">
                <text:p>0.366667</text:p>
              </table:table-cell>
              <table:table-cell office:value-type="float" office:value="0.286571">
                <text:p>0.286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">
                <text:p>0.4</text:p>
              </table:table-cell>
              <table:table-cell office:value-type="float" office:value="0.289165">
                <text:p>0.2891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3333">
                <text:p>0.433333</text:p>
              </table:table-cell>
              <table:table-cell office:value-type="float" office:value="0.286794">
                <text:p>0.2867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66667">
                <text:p>0.466667</text:p>
              </table:table-cell>
              <table:table-cell office:value-type="float" office:value="0.278786">
                <text:p>0.2787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">
                <text:p>0.5</text:p>
              </table:table-cell>
              <table:table-cell office:value-type="float" office:value="0.275173">
                <text:p>0.2751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33333">
                <text:p>0.533333</text:p>
              </table:table-cell>
              <table:table-cell office:value-type="float" office:value="0.282538">
                <text:p>0.2825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6667">
                <text:p>0.566667</text:p>
              </table:table-cell>
              <table:table-cell office:value-type="float" office:value="0.286794">
                <text:p>0.2867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">
                <text:p>0.6</text:p>
              </table:table-cell>
              <table:table-cell office:value-type="float" office:value="0.284539">
                <text:p>0.2845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3333">
                <text:p>0.633333</text:p>
              </table:table-cell>
              <table:table-cell office:value-type="float" office:value="0.278634">
                <text:p>0.2786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66667">
                <text:p>0.666667</text:p>
              </table:table-cell>
              <table:table-cell office:value-type="float" office:value="0.294756">
                <text:p>0.2947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">
                <text:p>0.7</text:p>
              </table:table-cell>
              <table:table-cell office:value-type="float" office:value="0.283909">
                <text:p>0.2839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33333">
                <text:p>0.733333</text:p>
              </table:table-cell>
              <table:table-cell office:value-type="float" office:value="0.27168">
                <text:p>0.271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66667">
                <text:p>0.766667</text:p>
              </table:table-cell>
              <table:table-cell office:value-type="float" office:value="0.277346">
                <text:p>0.2773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">
                <text:p>0.8</text:p>
              </table:table-cell>
              <table:table-cell office:value-type="float" office:value="0.265046">
                <text:p>0.2650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33333">
                <text:p>0.833333</text:p>
              </table:table-cell>
              <table:table-cell office:value-type="float" office:value="0.298845">
                <text:p>0.298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66667">
                <text:p>0.866667</text:p>
              </table:table-cell>
              <table:table-cell office:value-type="float" office:value="0.284439">
                <text:p>0.2844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">
                <text:p>0.9</text:p>
              </table:table-cell>
              <table:table-cell office:value-type="float" office:value="0.275818">
                <text:p>0.2758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33333">
                <text:p>0.933333</text:p>
              </table:table-cell>
              <table:table-cell office:value-type="float" office:value="0.282189">
                <text:p>0.2821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66667">
                <text:p>0.966667</text:p>
              </table:table-cell>
              <table:table-cell office:value-type="float" office:value="0.269845">
                <text:p>0.2698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287495">
                <text:p>0.2874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33333">
                <text:p>1.033333</text:p>
              </table:table-cell>
              <table:table-cell office:value-type="float" office:value="0.289062">
                <text:p>0.2890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66667">
                <text:p>1.066667</text:p>
              </table:table-cell>
              <table:table-cell office:value-type="float" office:value="0.283424">
                <text:p>0.2834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">
                <text:p>1.1</text:p>
              </table:table-cell>
              <table:table-cell office:value-type="float" office:value="0.282113">
                <text:p>0.2821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33333">
                <text:p>1.133333</text:p>
              </table:table-cell>
              <table:table-cell office:value-type="float" office:value="0.278435">
                <text:p>0.2784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66667">
                <text:p>1.166667</text:p>
              </table:table-cell>
              <table:table-cell office:value-type="float" office:value="0.28675">
                <text:p>0.286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">
                <text:p>1.2</text:p>
              </table:table-cell>
              <table:table-cell office:value-type="float" office:value="0.281808">
                <text:p>0.2818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33333">
                <text:p>1.233333</text:p>
              </table:table-cell>
              <table:table-cell office:value-type="float" office:value="0.277565">
                <text:p>0.2775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66667">
                <text:p>1.266667</text:p>
              </table:table-cell>
              <table:table-cell office:value-type="float" office:value="0.288711">
                <text:p>0.2887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">
                <text:p>1.3</text:p>
              </table:table-cell>
              <table:table-cell office:value-type="float" office:value="0.283899">
                <text:p>0.2838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33333">
                <text:p>1.333333</text:p>
              </table:table-cell>
              <table:table-cell office:value-type="float" office:value="0.285398">
                <text:p>0.2853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66667">
                <text:p>1.366667</text:p>
              </table:table-cell>
              <table:table-cell office:value-type="float" office:value="0.276289">
                <text:p>0.2762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4">
                <text:p>1.4</text:p>
              </table:table-cell>
              <table:table-cell office:value-type="float" office:value="0.276774">
                <text:p>0.2767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33333">
                <text:p>1.433333</text:p>
              </table:table-cell>
              <table:table-cell office:value-type="float" office:value="0.284758">
                <text:p>0.2847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66667">
                <text:p>1.466667</text:p>
              </table:table-cell>
              <table:table-cell office:value-type="float" office:value="0.278457">
                <text:p>0.2784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">
                <text:p>1.5</text:p>
              </table:table-cell>
              <table:table-cell office:value-type="float" office:value="0.285079">
                <text:p>0.2850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33333">
                <text:p>1.533333</text:p>
              </table:table-cell>
              <table:table-cell office:value-type="float" office:value="0.268911">
                <text:p>0.2689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66667">
                <text:p>1.566667</text:p>
              </table:table-cell>
              <table:table-cell office:value-type="float" office:value="0.286969">
                <text:p>0.2869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6">
                <text:p>1.6</text:p>
              </table:table-cell>
              <table:table-cell office:value-type="float" office:value="0.277833">
                <text:p>0.2778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633333">
                <text:p>1.633333</text:p>
              </table:table-cell>
              <table:table-cell office:value-type="float" office:value="0.283593">
                <text:p>0.2835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666667">
                <text:p>1.666667</text:p>
              </table:table-cell>
              <table:table-cell office:value-type="float" office:value="0.286166">
                <text:p>0.2861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">
                <text:p>1.7</text:p>
              </table:table-cell>
              <table:table-cell office:value-type="float" office:value="0.27545">
                <text:p>0.275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33333">
                <text:p>1.733333</text:p>
              </table:table-cell>
              <table:table-cell office:value-type="float" office:value="0.285591">
                <text:p>0.2855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766667">
                <text:p>1.766667</text:p>
              </table:table-cell>
              <table:table-cell office:value-type="float" office:value="0.27273">
                <text:p>0.272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8">
                <text:p>1.8</text:p>
              </table:table-cell>
              <table:table-cell office:value-type="float" office:value="0.277885">
                <text:p>0.2778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833333">
                <text:p>1.833333</text:p>
              </table:table-cell>
              <table:table-cell office:value-type="float" office:value="0.288396">
                <text:p>0.2883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66667">
                <text:p>1.866667</text:p>
              </table:table-cell>
              <table:table-cell office:value-type="float" office:value="0.273258">
                <text:p>0.2732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">
                <text:p>1.9</text:p>
              </table:table-cell>
              <table:table-cell office:value-type="float" office:value="0.276484">
                <text:p>0.2764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33333">
                <text:p>1.933333</text:p>
              </table:table-cell>
              <table:table-cell office:value-type="float" office:value="0.287143">
                <text:p>0.2871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966667">
                <text:p>1.966667</text:p>
              </table:table-cell>
              <table:table-cell office:value-type="float" office:value="0.265476">
                <text:p>0.2654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0.284141">
                <text:p>0.2841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033333">
                <text:p>2.033333</text:p>
              </table:table-cell>
              <table:table-cell office:value-type="float" office:value="0.294107">
                <text:p>0.2941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66667">
                <text:p>2.066667</text:p>
              </table:table-cell>
              <table:table-cell office:value-type="float" office:value="0.285781">
                <text:p>0.2857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1">
                <text:p>2.1</text:p>
              </table:table-cell>
              <table:table-cell office:value-type="float" office:value="0.288239">
                <text:p>0.2882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133333">
                <text:p>2.133333</text:p>
              </table:table-cell>
              <table:table-cell office:value-type="float" office:value="0.273847">
                <text:p>0.2738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166667">
                <text:p>2.166667</text:p>
              </table:table-cell>
              <table:table-cell office:value-type="float" office:value="0.272727">
                <text:p>0.2727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2">
                <text:p>2.2</text:p>
              </table:table-cell>
              <table:table-cell office:value-type="float" office:value="0.279832">
                <text:p>0.2798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233333">
                <text:p>2.233333</text:p>
              </table:table-cell>
              <table:table-cell office:value-type="float" office:value="0.28796">
                <text:p>0.287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66667">
                <text:p>2.266667</text:p>
              </table:table-cell>
              <table:table-cell office:value-type="float" office:value="0.271262">
                <text:p>0.2712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3">
                <text:p>2.3</text:p>
              </table:table-cell>
              <table:table-cell office:value-type="float" office:value="0.280421">
                <text:p>0.2804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333333">
                <text:p>2.333333</text:p>
              </table:table-cell>
              <table:table-cell office:value-type="float" office:value="0.273207">
                <text:p>0.2732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366667">
                <text:p>2.366667</text:p>
              </table:table-cell>
              <table:table-cell office:value-type="float" office:value="0.281388">
                <text:p>0.2813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4">
                <text:p>2.4</text:p>
              </table:table-cell>
              <table:table-cell office:value-type="float" office:value="0.275586">
                <text:p>0.2755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433333">
                <text:p>2.433333</text:p>
              </table:table-cell>
              <table:table-cell office:value-type="float" office:value="0.281346">
                <text:p>0.2813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466667">
                <text:p>2.466667</text:p>
              </table:table-cell>
              <table:table-cell office:value-type="float" office:value="0.270155">
                <text:p>0.2701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5">
                <text:p>2.5</text:p>
              </table:table-cell>
              <table:table-cell office:value-type="float" office:value="0.292845">
                <text:p>0.2928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33333">
                <text:p>2.533333</text:p>
              </table:table-cell>
              <table:table-cell office:value-type="float" office:value="0.276385">
                <text:p>0.2763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66667">
                <text:p>2.566667</text:p>
              </table:table-cell>
              <table:table-cell office:value-type="float" office:value="0.270825">
                <text:p>0.2708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">
                <text:p>2.6</text:p>
              </table:table-cell>
              <table:table-cell office:value-type="float" office:value="0.284089">
                <text:p>0.2840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633333">
                <text:p>2.633333</text:p>
              </table:table-cell>
              <table:table-cell office:value-type="float" office:value="0.275577">
                <text:p>0.2755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666667">
                <text:p>2.666667</text:p>
              </table:table-cell>
              <table:table-cell office:value-type="float" office:value="0.279147">
                <text:p>0.2791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7">
                <text:p>2.7</text:p>
              </table:table-cell>
              <table:table-cell office:value-type="float" office:value="0.282154">
                <text:p>0.2821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733333">
                <text:p>2.733333</text:p>
              </table:table-cell>
              <table:table-cell office:value-type="float" office:value="0.279118">
                <text:p>0.2791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66667">
                <text:p>2.766667</text:p>
              </table:table-cell>
              <table:table-cell office:value-type="float" office:value="0.278592">
                <text:p>0.2785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8">
                <text:p>2.8</text:p>
              </table:table-cell>
              <table:table-cell office:value-type="float" office:value="0.288481">
                <text:p>0.2884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833333">
                <text:p>2.833333</text:p>
              </table:table-cell>
              <table:table-cell office:value-type="float" office:value="0.277455">
                <text:p>0.2774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866667">
                <text:p>2.866667</text:p>
              </table:table-cell>
              <table:table-cell office:value-type="float" office:value="0.289072">
                <text:p>0.2890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9">
                <text:p>2.9</text:p>
              </table:table-cell>
              <table:table-cell office:value-type="float" office:value="0.286678">
                <text:p>0.2866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933333">
                <text:p>2.933333</text:p>
              </table:table-cell>
              <table:table-cell office:value-type="float" office:value="0.278785">
                <text:p>0.2787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966667">
                <text:p>2.966667</text:p>
              </table:table-cell>
              <table:table-cell office:value-type="float" office:value="0.273702">
                <text:p>0.2737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0.293811">
                <text:p>0.2938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033333">
                <text:p>3.033333</text:p>
              </table:table-cell>
              <table:table-cell office:value-type="float" office:value="0.2744">
                <text:p>0.27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066667">
                <text:p>3.066667</text:p>
              </table:table-cell>
              <table:table-cell office:value-type="float" office:value="0.286991">
                <text:p>0.2869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1">
                <text:p>3.1</text:p>
              </table:table-cell>
              <table:table-cell office:value-type="float" office:value="0.288747">
                <text:p>0.2887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133333">
                <text:p>3.133333</text:p>
              </table:table-cell>
              <table:table-cell office:value-type="float" office:value="0.284857">
                <text:p>0.2848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166667">
                <text:p>3.166667</text:p>
              </table:table-cell>
              <table:table-cell office:value-type="float" office:value="0.279246">
                <text:p>0.2792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2">
                <text:p>3.2</text:p>
              </table:table-cell>
              <table:table-cell office:value-type="float" office:value="0.270558">
                <text:p>0.2705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233334">
                <text:p>3.233334</text:p>
              </table:table-cell>
              <table:table-cell office:value-type="float" office:value="0.283847">
                <text:p>0.2838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266667">
                <text:p>3.266667</text:p>
              </table:table-cell>
              <table:table-cell office:value-type="float" office:value="0.283419">
                <text:p>0.2834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3">
                <text:p>3.3</text:p>
              </table:table-cell>
              <table:table-cell office:value-type="float" office:value="0.266025">
                <text:p>0.2660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333334">
                <text:p>3.333334</text:p>
              </table:table-cell>
              <table:table-cell office:value-type="float" office:value="0.278328">
                <text:p>0.2783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366667">
                <text:p>3.366667</text:p>
              </table:table-cell>
              <table:table-cell office:value-type="float" office:value="0.270016">
                <text:p>0.270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4">
                <text:p>3.4</text:p>
              </table:table-cell>
              <table:table-cell office:value-type="float" office:value="0.2786">
                <text:p>0.27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433334">
                <text:p>3.433334</text:p>
              </table:table-cell>
              <table:table-cell office:value-type="float" office:value="0.273106">
                <text:p>0.2731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466667">
                <text:p>3.466667</text:p>
              </table:table-cell>
              <table:table-cell office:value-type="float" office:value="0.284752">
                <text:p>0.2847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5">
                <text:p>3.5</text:p>
              </table:table-cell>
              <table:table-cell office:value-type="float" office:value="0.277225">
                <text:p>0.2772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533334">
                <text:p>3.533334</text:p>
              </table:table-cell>
              <table:table-cell office:value-type="float" office:value="0.287998">
                <text:p>0.2879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566667">
                <text:p>3.566667</text:p>
              </table:table-cell>
              <table:table-cell office:value-type="float" office:value="0.278754">
                <text:p>0.2787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6">
                <text:p>3.6</text:p>
              </table:table-cell>
              <table:table-cell office:value-type="float" office:value="0.282746">
                <text:p>0.2827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633334">
                <text:p>3.633334</text:p>
              </table:table-cell>
              <table:table-cell office:value-type="float" office:value="0.27675">
                <text:p>0.276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666667">
                <text:p>3.666667</text:p>
              </table:table-cell>
              <table:table-cell office:value-type="float" office:value="0.288817">
                <text:p>0.2888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7">
                <text:p>3.7</text:p>
              </table:table-cell>
              <table:table-cell office:value-type="float" office:value="0.269938">
                <text:p>0.2699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733334">
                <text:p>3.733334</text:p>
              </table:table-cell>
              <table:table-cell office:value-type="float" office:value="0.290115">
                <text:p>0.2901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766667">
                <text:p>3.766667</text:p>
              </table:table-cell>
              <table:table-cell office:value-type="float" office:value="0.277251">
                <text:p>0.2772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8">
                <text:p>3.8</text:p>
              </table:table-cell>
              <table:table-cell office:value-type="float" office:value="0.277639">
                <text:p>0.2776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833334">
                <text:p>3.833334</text:p>
              </table:table-cell>
              <table:table-cell office:value-type="float" office:value="0.28652">
                <text:p>0.286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866667">
                <text:p>3.866667</text:p>
              </table:table-cell>
              <table:table-cell office:value-type="float" office:value="0.276567">
                <text:p>0.2765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9">
                <text:p>3.9</text:p>
              </table:table-cell>
              <table:table-cell office:value-type="float" office:value="0.275934">
                <text:p>0.2759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933334">
                <text:p>3.933334</text:p>
              </table:table-cell>
              <table:table-cell office:value-type="float" office:value="0.269537">
                <text:p>0.2695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966667">
                <text:p>3.966667</text:p>
              </table:table-cell>
              <table:table-cell office:value-type="float" office:value="0.282016">
                <text:p>0.2820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0.279912">
                <text:p>0.2799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033334">
                <text:p>4.033334</text:p>
              </table:table-cell>
              <table:table-cell office:value-type="float" office:value="0.264858">
                <text:p>0.2648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066667">
                <text:p>4.066667</text:p>
              </table:table-cell>
              <table:table-cell office:value-type="float" office:value="0.275043">
                <text:p>0.2750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1">
                <text:p>4.1</text:p>
              </table:table-cell>
              <table:table-cell office:value-type="float" office:value="0.286399">
                <text:p>0.2863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133334">
                <text:p>4.133334</text:p>
              </table:table-cell>
              <table:table-cell office:value-type="float" office:value="0.282073">
                <text:p>0.2820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166667">
                <text:p>4.166667</text:p>
              </table:table-cell>
              <table:table-cell office:value-type="float" office:value="0.285784">
                <text:p>0.2857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2">
                <text:p>4.2</text:p>
              </table:table-cell>
              <table:table-cell office:value-type="float" office:value="0.281117">
                <text:p>0.2811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233334">
                <text:p>4.233334</text:p>
              </table:table-cell>
              <table:table-cell office:value-type="float" office:value="0.291966">
                <text:p>0.2919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266667">
                <text:p>4.266667</text:p>
              </table:table-cell>
              <table:table-cell office:value-type="float" office:value="0.286747">
                <text:p>0.2867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3">
                <text:p>4.3</text:p>
              </table:table-cell>
              <table:table-cell office:value-type="float" office:value="0.286512">
                <text:p>0.2865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333334">
                <text:p>4.333334</text:p>
              </table:table-cell>
              <table:table-cell office:value-type="float" office:value="0.293202">
                <text:p>0.2932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366667">
                <text:p>4.366667</text:p>
              </table:table-cell>
              <table:table-cell office:value-type="float" office:value="0.283444">
                <text:p>0.2834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4">
                <text:p>4.4</text:p>
              </table:table-cell>
              <table:table-cell office:value-type="float" office:value="0.276916">
                <text:p>0.2769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433334">
                <text:p>4.433334</text:p>
              </table:table-cell>
              <table:table-cell office:value-type="float" office:value="0.280498">
                <text:p>0.2804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466667">
                <text:p>4.466667</text:p>
              </table:table-cell>
              <table:table-cell office:value-type="float" office:value="0.273603">
                <text:p>0.2736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5">
                <text:p>4.5</text:p>
              </table:table-cell>
              <table:table-cell office:value-type="float" office:value="0.283737">
                <text:p>0.2837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533334">
                <text:p>4.533334</text:p>
              </table:table-cell>
              <table:table-cell office:value-type="float" office:value="0.291354">
                <text:p>0.2913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566667">
                <text:p>4.566667</text:p>
              </table:table-cell>
              <table:table-cell office:value-type="float" office:value="0.266796">
                <text:p>0.2667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6">
                <text:p>4.6</text:p>
              </table:table-cell>
              <table:table-cell office:value-type="float" office:value="0.278862">
                <text:p>0.2788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633334">
                <text:p>4.633334</text:p>
              </table:table-cell>
              <table:table-cell office:value-type="float" office:value="0.276222">
                <text:p>0.2762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666667">
                <text:p>4.666667</text:p>
              </table:table-cell>
              <table:table-cell office:value-type="float" office:value="0.285664">
                <text:p>0.2856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7">
                <text:p>4.7</text:p>
              </table:table-cell>
              <table:table-cell office:value-type="float" office:value="0.278402">
                <text:p>0.2784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733334">
                <text:p>4.733334</text:p>
              </table:table-cell>
              <table:table-cell office:value-type="float" office:value="0.290257">
                <text:p>0.2902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766667">
                <text:p>4.766667</text:p>
              </table:table-cell>
              <table:table-cell office:value-type="float" office:value="0.271391">
                <text:p>0.2713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8">
                <text:p>4.8</text:p>
              </table:table-cell>
              <table:table-cell office:value-type="float" office:value="0.287237">
                <text:p>0.2872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833334">
                <text:p>4.833334</text:p>
              </table:table-cell>
              <table:table-cell office:value-type="float" office:value="0.288672">
                <text:p>0.2886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866667">
                <text:p>4.866667</text:p>
              </table:table-cell>
              <table:table-cell office:value-type="float" office:value="0.276412">
                <text:p>0.2764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9">
                <text:p>4.9</text:p>
              </table:table-cell>
              <table:table-cell office:value-type="float" office:value="0.289588">
                <text:p>0.2895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933334">
                <text:p>4.933334</text:p>
              </table:table-cell>
              <table:table-cell office:value-type="float" office:value="0.282114">
                <text:p>0.2821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966667">
                <text:p>4.966667</text:p>
              </table:table-cell>
              <table:table-cell office:value-type="float" office:value="0.268775">
                <text:p>0.2687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">
                <text:p>5</text:p>
              </table:table-cell>
              <table:table-cell office:value-type="float" office:value="0.289615">
                <text:p>0.2896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033334">
                <text:p>5.033334</text:p>
              </table:table-cell>
              <table:table-cell office:value-type="float" office:value="0.290436">
                <text:p>0.2904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066667">
                <text:p>5.066667</text:p>
              </table:table-cell>
              <table:table-cell office:value-type="float" office:value="0.28223">
                <text:p>0.282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1">
                <text:p>5.1</text:p>
              </table:table-cell>
              <table:table-cell office:value-type="float" office:value="0.287091">
                <text:p>0.2870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133334">
                <text:p>5.133334</text:p>
              </table:table-cell>
              <table:table-cell office:value-type="float" office:value="0.283668">
                <text:p>0.2836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166667">
                <text:p>5.166667</text:p>
              </table:table-cell>
              <table:table-cell office:value-type="float" office:value="0.271088">
                <text:p>0.2710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2">
                <text:p>5.2</text:p>
              </table:table-cell>
              <table:table-cell office:value-type="float" office:value="0.2809">
                <text:p>0.28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233334">
                <text:p>5.233334</text:p>
              </table:table-cell>
              <table:table-cell office:value-type="float" office:value="0.288045">
                <text:p>0.2880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266667">
                <text:p>5.266667</text:p>
              </table:table-cell>
              <table:table-cell office:value-type="float" office:value="0.273585">
                <text:p>0.2735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3">
                <text:p>5.3</text:p>
              </table:table-cell>
              <table:table-cell office:value-type="float" office:value="0.280955">
                <text:p>0.2809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333334">
                <text:p>5.333334</text:p>
              </table:table-cell>
              <table:table-cell office:value-type="float" office:value="0.275916">
                <text:p>0.2759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366667">
                <text:p>5.366667</text:p>
              </table:table-cell>
              <table:table-cell office:value-type="float" office:value="0.287055">
                <text:p>0.2870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4">
                <text:p>5.4</text:p>
              </table:table-cell>
              <table:table-cell office:value-type="float" office:value="0.280079">
                <text:p>0.2800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433334">
                <text:p>5.433334</text:p>
              </table:table-cell>
              <table:table-cell office:value-type="float" office:value="0.285533">
                <text:p>0.2855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466667">
                <text:p>5.466667</text:p>
              </table:table-cell>
              <table:table-cell office:value-type="float" office:value="0.288817">
                <text:p>0.2888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5">
                <text:p>5.5</text:p>
              </table:table-cell>
              <table:table-cell office:value-type="float" office:value="0.278863">
                <text:p>0.2788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533334">
                <text:p>5.533334</text:p>
              </table:table-cell>
              <table:table-cell office:value-type="float" office:value="0.28162">
                <text:p>0.281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566667">
                <text:p>5.566667</text:p>
              </table:table-cell>
              <table:table-cell office:value-type="float" office:value="0.285713">
                <text:p>0.2857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6">
                <text:p>5.6</text:p>
              </table:table-cell>
              <table:table-cell office:value-type="float" office:value="0.28687">
                <text:p>0.2868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633334">
                <text:p>5.633334</text:p>
              </table:table-cell>
              <table:table-cell office:value-type="float" office:value="0.287168">
                <text:p>0.2871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666667">
                <text:p>5.666667</text:p>
              </table:table-cell>
              <table:table-cell office:value-type="float" office:value="0.285767">
                <text:p>0.2857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7">
                <text:p>5.7</text:p>
              </table:table-cell>
              <table:table-cell office:value-type="float" office:value="0.265116">
                <text:p>0.2651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733334">
                <text:p>5.733334</text:p>
              </table:table-cell>
              <table:table-cell office:value-type="float" office:value="0.267012">
                <text:p>0.2670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766667">
                <text:p>5.766667</text:p>
              </table:table-cell>
              <table:table-cell office:value-type="float" office:value="0.295075">
                <text:p>0.2950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8">
                <text:p>5.8</text:p>
              </table:table-cell>
              <table:table-cell office:value-type="float" office:value="0.260176">
                <text:p>0.2601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833334">
                <text:p>5.833334</text:p>
              </table:table-cell>
              <table:table-cell office:value-type="float" office:value="0.280385">
                <text:p>0.2803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866667">
                <text:p>5.866667</text:p>
              </table:table-cell>
              <table:table-cell office:value-type="float" office:value="0.268892">
                <text:p>0.2688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9">
                <text:p>5.9</text:p>
              </table:table-cell>
              <table:table-cell office:value-type="float" office:value="0.281166">
                <text:p>0.2811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933334">
                <text:p>5.933334</text:p>
              </table:table-cell>
              <table:table-cell office:value-type="float" office:value="0.274132">
                <text:p>0.2741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966667">
                <text:p>5.966667</text:p>
              </table:table-cell>
              <table:table-cell office:value-type="float" office:value="0.292024">
                <text:p>0.2920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0.277913">
                <text:p>0.2779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033334">
                <text:p>6.033334</text:p>
              </table:table-cell>
              <table:table-cell office:value-type="float" office:value="0.277577">
                <text:p>0.2775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066667">
                <text:p>6.066667</text:p>
              </table:table-cell>
              <table:table-cell office:value-type="float" office:value="0.27059">
                <text:p>0.270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1">
                <text:p>6.1</text:p>
              </table:table-cell>
              <table:table-cell office:value-type="float" office:value="0.282678">
                <text:p>0.2826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133334">
                <text:p>6.133334</text:p>
              </table:table-cell>
              <table:table-cell office:value-type="float" office:value="0.273182">
                <text:p>0.2731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166667">
                <text:p>6.166667</text:p>
              </table:table-cell>
              <table:table-cell office:value-type="float" office:value="0.28758">
                <text:p>0.2875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2">
                <text:p>6.2</text:p>
              </table:table-cell>
              <table:table-cell office:value-type="float" office:value="0.285755">
                <text:p>0.2857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233334">
                <text:p>6.233334</text:p>
              </table:table-cell>
              <table:table-cell office:value-type="float" office:value="0.283183">
                <text:p>0.2831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266667">
                <text:p>6.266667</text:p>
              </table:table-cell>
              <table:table-cell office:value-type="float" office:value="0.291583">
                <text:p>0.2915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3">
                <text:p>6.3</text:p>
              </table:table-cell>
              <table:table-cell office:value-type="float" office:value="0.264289">
                <text:p>0.2642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333334">
                <text:p>6.333334</text:p>
              </table:table-cell>
              <table:table-cell office:value-type="float" office:value="0.2705">
                <text:p>0.27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366667">
                <text:p>6.366667</text:p>
              </table:table-cell>
              <table:table-cell office:value-type="float" office:value="0.286213">
                <text:p>0.2862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4">
                <text:p>6.4</text:p>
              </table:table-cell>
              <table:table-cell office:value-type="float" office:value="0.277215">
                <text:p>0.2772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433334">
                <text:p>6.433334</text:p>
              </table:table-cell>
              <table:table-cell office:value-type="float" office:value="0.280637">
                <text:p>0.28063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466667">
                <text:p>6.466667</text:p>
              </table:table-cell>
              <table:table-cell office:value-type="float" office:value="0.277264">
                <text:p>0.2772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5">
                <text:p>6.5</text:p>
              </table:table-cell>
              <table:table-cell office:value-type="float" office:value="0.279476">
                <text:p>0.2794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533334">
                <text:p>6.533334</text:p>
              </table:table-cell>
              <table:table-cell office:value-type="float" office:value="0.273908">
                <text:p>0.2739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566667">
                <text:p>6.566667</text:p>
              </table:table-cell>
              <table:table-cell office:value-type="float" office:value="0.274997">
                <text:p>0.2749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6">
                <text:p>6.6</text:p>
              </table:table-cell>
              <table:table-cell office:value-type="float" office:value="0.268668">
                <text:p>0.2686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633334">
                <text:p>6.633334</text:p>
              </table:table-cell>
              <table:table-cell office:value-type="float" office:value="0.274944">
                <text:p>0.2749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666667">
                <text:p>6.666667</text:p>
              </table:table-cell>
              <table:table-cell office:value-type="float" office:value="0.280336">
                <text:p>0.2803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.7">
                <text:p>6.7</text:p>
              </table:table-cell>
              <table:table-cell office:value-type="float" office:value="0.282849">
                <text:p>0.2828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.733334">
                <text:p>6.733334</text:p>
              </table:table-cell>
              <table:table-cell office:value-type="float" office:value="0.274662">
                <text:p>0.2746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.766667">
                <text:p>6.766667</text:p>
              </table:table-cell>
              <table:table-cell office:value-type="float" office:value="0.26588">
                <text:p>0.265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8">
                <text:p>6.8</text:p>
              </table:table-cell>
              <table:table-cell office:value-type="float" office:value="0.256328">
                <text:p>0.2563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.833334">
                <text:p>6.833334</text:p>
              </table:table-cell>
              <table:table-cell office:value-type="float" office:value="0.272163">
                <text:p>0.2721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866667">
                <text:p>6.866667</text:p>
              </table:table-cell>
              <table:table-cell office:value-type="float" office:value="0.278147">
                <text:p>0.2781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9">
                <text:p>6.9</text:p>
              </table:table-cell>
              <table:table-cell office:value-type="float" office:value="0.286718">
                <text:p>0.2867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.933334">
                <text:p>6.933334</text:p>
              </table:table-cell>
              <table:table-cell office:value-type="float" office:value="0.276039">
                <text:p>0.27603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.966667">
                <text:p>6.966667</text:p>
              </table:table-cell>
              <table:table-cell office:value-type="float" office:value="0.280315">
                <text:p>0.2803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">
                <text:p>7</text:p>
              </table:table-cell>
              <table:table-cell office:value-type="float" office:value="0.281426">
                <text:p>0.2814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033334">
                <text:p>7.033334</text:p>
              </table:table-cell>
              <table:table-cell office:value-type="float" office:value="0.293077">
                <text:p>0.29307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066667">
                <text:p>7.066667</text:p>
              </table:table-cell>
              <table:table-cell office:value-type="float" office:value="0.280499">
                <text:p>0.28049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1">
                <text:p>7.1</text:p>
              </table:table-cell>
              <table:table-cell office:value-type="float" office:value="0.285768">
                <text:p>0.2857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133334">
                <text:p>7.133334</text:p>
              </table:table-cell>
              <table:table-cell office:value-type="float" office:value="0.282933">
                <text:p>0.2829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166667">
                <text:p>7.166667</text:p>
              </table:table-cell>
              <table:table-cell office:value-type="float" office:value="0.278283">
                <text:p>0.27828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2">
                <text:p>7.2</text:p>
              </table:table-cell>
              <table:table-cell office:value-type="float" office:value="0.2829">
                <text:p>0.282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233334">
                <text:p>7.233334</text:p>
              </table:table-cell>
              <table:table-cell office:value-type="float" office:value="0.269461">
                <text:p>0.2694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266667">
                <text:p>7.266667</text:p>
              </table:table-cell>
              <table:table-cell office:value-type="float" office:value="0.283557">
                <text:p>0.2835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3">
                <text:p>7.3</text:p>
              </table:table-cell>
              <table:table-cell office:value-type="float" office:value="0.301978">
                <text:p>0.30197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333334">
                <text:p>7.333334</text:p>
              </table:table-cell>
              <table:table-cell office:value-type="float" office:value="0.264141">
                <text:p>0.2641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366667">
                <text:p>7.366667</text:p>
              </table:table-cell>
              <table:table-cell office:value-type="float" office:value="0.274074">
                <text:p>0.2740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4">
                <text:p>7.4</text:p>
              </table:table-cell>
              <table:table-cell office:value-type="float" office:value="0.27838">
                <text:p>0.278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433334">
                <text:p>7.433334</text:p>
              </table:table-cell>
              <table:table-cell office:value-type="float" office:value="0.277346">
                <text:p>0.2773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466667">
                <text:p>7.466667</text:p>
              </table:table-cell>
              <table:table-cell office:value-type="float" office:value="0.270592">
                <text:p>0.27059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5">
                <text:p>7.5</text:p>
              </table:table-cell>
              <table:table-cell office:value-type="float" office:value="0.287179">
                <text:p>0.2871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533334">
                <text:p>7.533334</text:p>
              </table:table-cell>
              <table:table-cell office:value-type="float" office:value="0.284618">
                <text:p>0.2846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566667">
                <text:p>7.566667</text:p>
              </table:table-cell>
              <table:table-cell office:value-type="float" office:value="0.282512">
                <text:p>0.2825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6">
                <text:p>7.6</text:p>
              </table:table-cell>
              <table:table-cell office:value-type="float" office:value="0.267763">
                <text:p>0.26776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633334">
                <text:p>7.633334</text:p>
              </table:table-cell>
              <table:table-cell office:value-type="float" office:value="0.276921">
                <text:p>0.2769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666667">
                <text:p>7.666667</text:p>
              </table:table-cell>
              <table:table-cell office:value-type="float" office:value="0.28446">
                <text:p>0.2844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.7">
                <text:p>7.7</text:p>
              </table:table-cell>
              <table:table-cell office:value-type="float" office:value="0.295757">
                <text:p>0.29575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733334">
                <text:p>7.733334</text:p>
              </table:table-cell>
              <table:table-cell office:value-type="float" office:value="0.274409">
                <text:p>0.27440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766667">
                <text:p>7.766667</text:p>
              </table:table-cell>
              <table:table-cell office:value-type="float" office:value="0.286816">
                <text:p>0.2868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8">
                <text:p>7.8</text:p>
              </table:table-cell>
              <table:table-cell office:value-type="float" office:value="0.294165">
                <text:p>0.29416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833334">
                <text:p>7.833334</text:p>
              </table:table-cell>
              <table:table-cell office:value-type="float" office:value="0.290205">
                <text:p>0.2902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866667">
                <text:p>7.866667</text:p>
              </table:table-cell>
              <table:table-cell office:value-type="float" office:value="0.287563">
                <text:p>0.2875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9">
                <text:p>7.9</text:p>
              </table:table-cell>
              <table:table-cell office:value-type="float" office:value="0.274957">
                <text:p>0.27495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933334">
                <text:p>7.933334</text:p>
              </table:table-cell>
              <table:table-cell office:value-type="float" office:value="0.282989">
                <text:p>0.28298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966667">
                <text:p>7.966667</text:p>
              </table:table-cell>
              <table:table-cell office:value-type="float" office:value="0.263371">
                <text:p>0.26337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">
                <text:p>8</text:p>
              </table:table-cell>
              <table:table-cell office:value-type="float" office:value="0.277292">
                <text:p>0.27729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.033334">
                <text:p>8.033334</text:p>
              </table:table-cell>
              <table:table-cell office:value-type="float" office:value="0.281143">
                <text:p>0.2811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066667">
                <text:p>8.066667</text:p>
              </table:table-cell>
              <table:table-cell office:value-type="float" office:value="0.281823">
                <text:p>0.2818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.1">
                <text:p>8.1</text:p>
              </table:table-cell>
              <table:table-cell office:value-type="float" office:value="0.293795">
                <text:p>0.2937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.133334">
                <text:p>8.133334</text:p>
              </table:table-cell>
              <table:table-cell office:value-type="float" office:value="0.283429">
                <text:p>0.2834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166667">
                <text:p>8.166667</text:p>
              </table:table-cell>
              <table:table-cell office:value-type="float" office:value="0.265033">
                <text:p>0.2650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.2">
                <text:p>8.2</text:p>
              </table:table-cell>
              <table:table-cell office:value-type="float" office:value="0.273036">
                <text:p>0.27303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.233334">
                <text:p>8.233334</text:p>
              </table:table-cell>
              <table:table-cell office:value-type="float" office:value="0.273813">
                <text:p>0.2738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.266667">
                <text:p>8.266667</text:p>
              </table:table-cell>
              <table:table-cell office:value-type="float" office:value="0.284979">
                <text:p>0.28497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.3">
                <text:p>8.3</text:p>
              </table:table-cell>
              <table:table-cell office:value-type="float" office:value="0.278174">
                <text:p>0.2781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.333334">
                <text:p>8.333334</text:p>
              </table:table-cell>
              <table:table-cell office:value-type="float" office:value="0.296144">
                <text:p>0.29614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.366667">
                <text:p>8.366667</text:p>
              </table:table-cell>
              <table:table-cell office:value-type="float" office:value="0.283747">
                <text:p>0.2837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.4">
                <text:p>8.4</text:p>
              </table:table-cell>
              <table:table-cell office:value-type="float" office:value="0.279678">
                <text:p>0.2796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.433334">
                <text:p>8.433334</text:p>
              </table:table-cell>
              <table:table-cell office:value-type="float" office:value="0.268344">
                <text:p>0.2683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.466667">
                <text:p>8.466667</text:p>
              </table:table-cell>
              <table:table-cell office:value-type="float" office:value="0.27153">
                <text:p>0.271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.5">
                <text:p>8.5</text:p>
              </table:table-cell>
              <table:table-cell office:value-type="float" office:value="0.286361">
                <text:p>0.28636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.533334">
                <text:p>8.533334</text:p>
              </table:table-cell>
              <table:table-cell office:value-type="float" office:value="0.268392">
                <text:p>0.26839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.566667">
                <text:p>8.566667</text:p>
              </table:table-cell>
              <table:table-cell office:value-type="float" office:value="0.281888">
                <text:p>0.2818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.6">
                <text:p>8.6</text:p>
              </table:table-cell>
              <table:table-cell office:value-type="float" office:value="0.279361">
                <text:p>0.2793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.633334">
                <text:p>8.633334</text:p>
              </table:table-cell>
              <table:table-cell office:value-type="float" office:value="0.27613">
                <text:p>0.2761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.666667">
                <text:p>8.666667</text:p>
              </table:table-cell>
              <table:table-cell office:value-type="float" office:value="0.301805">
                <text:p>0.3018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.7">
                <text:p>8.7</text:p>
              </table:table-cell>
              <table:table-cell office:value-type="float" office:value="0.280377">
                <text:p>0.28037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.733334">
                <text:p>8.733334</text:p>
              </table:table-cell>
              <table:table-cell office:value-type="float" office:value="0.283065">
                <text:p>0.28306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.766667">
                <text:p>8.766667</text:p>
              </table:table-cell>
              <table:table-cell office:value-type="float" office:value="0.281439">
                <text:p>0.2814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.8">
                <text:p>8.8</text:p>
              </table:table-cell>
              <table:table-cell office:value-type="float" office:value="0.273034">
                <text:p>0.2730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.833334">
                <text:p>8.833334</text:p>
              </table:table-cell>
              <table:table-cell office:value-type="float" office:value="0.275106">
                <text:p>0.2751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.866667">
                <text:p>8.866667</text:p>
              </table:table-cell>
              <table:table-cell office:value-type="float" office:value="0.281676">
                <text:p>0.28167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.9">
                <text:p>8.9</text:p>
              </table:table-cell>
              <table:table-cell office:value-type="float" office:value="0.273486">
                <text:p>0.27348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.933334">
                <text:p>8.933334</text:p>
              </table:table-cell>
              <table:table-cell office:value-type="float" office:value="0.264324">
                <text:p>0.26432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.966667">
                <text:p>8.966667</text:p>
              </table:table-cell>
              <table:table-cell office:value-type="float" office:value="0.274704">
                <text:p>0.2747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">
                <text:p>9</text:p>
              </table:table-cell>
              <table:table-cell office:value-type="float" office:value="0.293251">
                <text:p>0.29325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.033334">
                <text:p>9.033334</text:p>
              </table:table-cell>
              <table:table-cell office:value-type="float" office:value="0.287383">
                <text:p>0.28738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.066667">
                <text:p>9.066667</text:p>
              </table:table-cell>
              <table:table-cell office:value-type="float" office:value="0.278764">
                <text:p>0.27876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.1">
                <text:p>9.1</text:p>
              </table:table-cell>
              <table:table-cell office:value-type="float" office:value="0.2665">
                <text:p>0.266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.133334">
                <text:p>9.133334</text:p>
              </table:table-cell>
              <table:table-cell office:value-type="float" office:value="0.280882">
                <text:p>0.2808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.166667">
                <text:p>9.166667</text:p>
              </table:table-cell>
              <table:table-cell office:value-type="float" office:value="0.279003">
                <text:p>0.27900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.2">
                <text:p>9.2</text:p>
              </table:table-cell>
              <table:table-cell office:value-type="float" office:value="0.28042">
                <text:p>0.280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.233334">
                <text:p>9.233334</text:p>
              </table:table-cell>
              <table:table-cell office:value-type="float" office:value="0.273961">
                <text:p>0.27396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.266667">
                <text:p>9.266667</text:p>
              </table:table-cell>
              <table:table-cell office:value-type="float" office:value="0.302244">
                <text:p>0.30224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.3">
                <text:p>9.3</text:p>
              </table:table-cell>
              <table:table-cell office:value-type="float" office:value="0.274347">
                <text:p>0.27434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.333334">
                <text:p>9.333334</text:p>
              </table:table-cell>
              <table:table-cell office:value-type="float" office:value="0.274356">
                <text:p>0.27435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.366667">
                <text:p>9.366667</text:p>
              </table:table-cell>
              <table:table-cell office:value-type="float" office:value="0.275703">
                <text:p>0.27570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.4">
                <text:p>9.4</text:p>
              </table:table-cell>
              <table:table-cell office:value-type="float" office:value="0.269355">
                <text:p>0.2693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.433334">
                <text:p>9.433334</text:p>
              </table:table-cell>
              <table:table-cell office:value-type="float" office:value="0.285084">
                <text:p>0.2850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.466667">
                <text:p>9.466667</text:p>
              </table:table-cell>
              <table:table-cell office:value-type="float" office:value="0.278195">
                <text:p>0.27819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.5">
                <text:p>9.5</text:p>
              </table:table-cell>
              <table:table-cell office:value-type="float" office:value="0.277913">
                <text:p>0.2779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.533334">
                <text:p>9.533334</text:p>
              </table:table-cell>
              <table:table-cell office:value-type="float" office:value="0.278845">
                <text:p>0.27884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.566667">
                <text:p>9.566667</text:p>
              </table:table-cell>
              <table:table-cell office:value-type="float" office:value="0.275393">
                <text:p>0.27539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.600001">
                <text:p>9.600001</text:p>
              </table:table-cell>
              <table:table-cell office:value-type="float" office:value="0.285565">
                <text:p>0.28556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.633334">
                <text:p>9.633334</text:p>
              </table:table-cell>
              <table:table-cell office:value-type="float" office:value="0.27859">
                <text:p>0.278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.666667">
                <text:p>9.666667</text:p>
              </table:table-cell>
              <table:table-cell office:value-type="float" office:value="0.272738">
                <text:p>0.2727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.700001">
                <text:p>9.700001</text:p>
              </table:table-cell>
              <table:table-cell office:value-type="float" office:value="0.29063">
                <text:p>0.2906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.733334">
                <text:p>9.733334</text:p>
              </table:table-cell>
              <table:table-cell office:value-type="float" office:value="0.279353">
                <text:p>0.27935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.766667">
                <text:p>9.766667</text:p>
              </table:table-cell>
              <table:table-cell office:value-type="float" office:value="0.288151">
                <text:p>0.28815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.800001">
                <text:p>9.800001</text:p>
              </table:table-cell>
              <table:table-cell office:value-type="float" office:value="0.277532">
                <text:p>0.27753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.833334">
                <text:p>9.833334</text:p>
              </table:table-cell>
              <table:table-cell office:value-type="float" office:value="0.278299">
                <text:p>0.27829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.866667">
                <text:p>9.866667</text:p>
              </table:table-cell>
              <table:table-cell office:value-type="float" office:value="0.287499">
                <text:p>0.28749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.900001">
                <text:p>9.900001</text:p>
              </table:table-cell>
              <table:table-cell office:value-type="float" office:value="0.280902">
                <text:p>0.2809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.933334">
                <text:p>9.933334</text:p>
              </table:table-cell>
              <table:table-cell office:value-type="float" office:value="0.297629">
                <text:p>0.29762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.966667">
                <text:p>9.966667</text:p>
              </table:table-cell>
              <table:table-cell office:value-type="float" office:value="0.293822">
                <text:p>0.29382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.000001">
                <text:p>10.000001</text:p>
              </table:table-cell>
              <table:table-cell office:value-type="float" office:value="0.278599">
                <text:p>0.27859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.033334">
                <text:p>10.033334</text:p>
              </table:table-cell>
              <table:table-cell office:value-type="float" office:value="0.274775">
                <text:p>0.2747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.066667">
                <text:p>10.066667</text:p>
              </table:table-cell>
              <table:table-cell office:value-type="float" office:value="0.233736">
                <text:p>0.2337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.100001">
                <text:p>10.100001</text:p>
              </table:table-cell>
              <table:table-cell office:value-type="float" office:value="0.232607">
                <text:p>0.23260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.133334">
                <text:p>10.133334</text:p>
              </table:table-cell>
              <table:table-cell office:value-type="float" office:value="0.244191">
                <text:p>0.24419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.166667">
                <text:p>10.166667</text:p>
              </table:table-cell>
              <table:table-cell office:value-type="float" office:value="0.229966">
                <text:p>0.22996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200001">
                <text:p>10.200001</text:p>
              </table:table-cell>
              <table:table-cell office:value-type="float" office:value="0.216569">
                <text:p>0.21656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233334">
                <text:p>10.233334</text:p>
              </table:table-cell>
              <table:table-cell office:value-type="float" office:value="0.213462">
                <text:p>0.21346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266667">
                <text:p>10.266667</text:p>
              </table:table-cell>
              <table:table-cell office:value-type="float" office:value="0.219637">
                <text:p>0.21963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.300001">
                <text:p>10.300001</text:p>
              </table:table-cell>
              <table:table-cell office:value-type="float" office:value="0.229438">
                <text:p>0.22943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333334">
                <text:p>10.333334</text:p>
              </table:table-cell>
              <table:table-cell office:value-type="float" office:value="0.223856">
                <text:p>0.22385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.366667">
                <text:p>10.366667</text:p>
              </table:table-cell>
              <table:table-cell office:value-type="float" office:value="0.217706">
                <text:p>0.2177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.400001">
                <text:p>10.400001</text:p>
              </table:table-cell>
              <table:table-cell office:value-type="float" office:value="0.218604">
                <text:p>0.21860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.433334">
                <text:p>10.433334</text:p>
              </table:table-cell>
              <table:table-cell office:value-type="float" office:value="0.227688">
                <text:p>0.22768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.466667">
                <text:p>10.466667</text:p>
              </table:table-cell>
              <table:table-cell office:value-type="float" office:value="0.234329">
                <text:p>0.23432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.500001">
                <text:p>10.500001</text:p>
              </table:table-cell>
              <table:table-cell office:value-type="float" office:value="0.221775">
                <text:p>0.2217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.533334">
                <text:p>10.533334</text:p>
              </table:table-cell>
              <table:table-cell office:value-type="float" office:value="0.234597">
                <text:p>0.23459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.566667">
                <text:p>10.566667</text:p>
              </table:table-cell>
              <table:table-cell office:value-type="float" office:value="0.246984">
                <text:p>0.24698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.600001">
                <text:p>10.600001</text:p>
              </table:table-cell>
              <table:table-cell office:value-type="float" office:value="0.236026">
                <text:p>0.23602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.633334">
                <text:p>10.633334</text:p>
              </table:table-cell>
              <table:table-cell office:value-type="float" office:value="0.246788">
                <text:p>0.24678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.666667">
                <text:p>10.666667</text:p>
              </table:table-cell>
              <table:table-cell office:value-type="float" office:value="0.255651">
                <text:p>0.25565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.700001">
                <text:p>10.700001</text:p>
              </table:table-cell>
              <table:table-cell office:value-type="float" office:value="0.266845">
                <text:p>0.2668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.733334">
                <text:p>10.733334</text:p>
              </table:table-cell>
              <table:table-cell office:value-type="float" office:value="0.269795">
                <text:p>0.26979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.766667">
                <text:p>10.766667</text:p>
              </table:table-cell>
              <table:table-cell office:value-type="float" office:value="0.262699">
                <text:p>0.26269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.800001">
                <text:p>10.800001</text:p>
              </table:table-cell>
              <table:table-cell office:value-type="float" office:value="0.257586">
                <text:p>0.25758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.833334">
                <text:p>10.833334</text:p>
              </table:table-cell>
              <table:table-cell office:value-type="float" office:value="0.286099">
                <text:p>0.28609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.866667">
                <text:p>10.866667</text:p>
              </table:table-cell>
              <table:table-cell office:value-type="float" office:value="0.284632">
                <text:p>0.2846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.900001">
                <text:p>10.900001</text:p>
              </table:table-cell>
              <table:table-cell office:value-type="float" office:value="0.285054">
                <text:p>0.28505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.933334">
                <text:p>10.933334</text:p>
              </table:table-cell>
              <table:table-cell office:value-type="float" office:value="0.299097">
                <text:p>0.29909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.966667">
                <text:p>10.966667</text:p>
              </table:table-cell>
              <table:table-cell office:value-type="float" office:value="0.296286">
                <text:p>0.29628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.000001">
                <text:p>11.000001</text:p>
              </table:table-cell>
              <table:table-cell office:value-type="float" office:value="0.300678">
                <text:p>0.30067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.033334">
                <text:p>11.033334</text:p>
              </table:table-cell>
              <table:table-cell office:value-type="float" office:value="0.29325">
                <text:p>0.293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.066667">
                <text:p>11.066667</text:p>
              </table:table-cell>
              <table:table-cell office:value-type="float" office:value="0.306839">
                <text:p>0.30683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.100001">
                <text:p>11.100001</text:p>
              </table:table-cell>
              <table:table-cell office:value-type="float" office:value="0.315916">
                <text:p>0.3159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.133334">
                <text:p>11.133334</text:p>
              </table:table-cell>
              <table:table-cell office:value-type="float" office:value="0.321939">
                <text:p>0.32193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.166667">
                <text:p>11.166667</text:p>
              </table:table-cell>
              <table:table-cell office:value-type="float" office:value="0.319623">
                <text:p>0.31962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.200001">
                <text:p>11.200001</text:p>
              </table:table-cell>
              <table:table-cell office:value-type="float" office:value="0.305185">
                <text:p>0.30518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.233334">
                <text:p>11.233334</text:p>
              </table:table-cell>
              <table:table-cell office:value-type="float" office:value="0.325573">
                <text:p>0.32557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.266667">
                <text:p>11.266667</text:p>
              </table:table-cell>
              <table:table-cell office:value-type="float" office:value="0.307725">
                <text:p>0.3077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.300001">
                <text:p>11.300001</text:p>
              </table:table-cell>
              <table:table-cell office:value-type="float" office:value="0.317093">
                <text:p>0.31709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.333334">
                <text:p>11.333334</text:p>
              </table:table-cell>
              <table:table-cell office:value-type="float" office:value="0.325839">
                <text:p>0.32583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.366667">
                <text:p>11.366667</text:p>
              </table:table-cell>
              <table:table-cell office:value-type="float" office:value="0.320373">
                <text:p>0.32037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.400001">
                <text:p>11.400001</text:p>
              </table:table-cell>
              <table:table-cell office:value-type="float" office:value="0.321912">
                <text:p>0.32191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.433334">
                <text:p>11.433334</text:p>
              </table:table-cell>
              <table:table-cell office:value-type="float" office:value="0.330592">
                <text:p>0.33059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.466667">
                <text:p>11.466667</text:p>
              </table:table-cell>
              <table:table-cell office:value-type="float" office:value="0.330291">
                <text:p>0.33029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.500001">
                <text:p>11.500001</text:p>
              </table:table-cell>
              <table:table-cell office:value-type="float" office:value="0.333328">
                <text:p>0.33332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.533334">
                <text:p>11.533334</text:p>
              </table:table-cell>
              <table:table-cell office:value-type="float" office:value="0.322124">
                <text:p>0.32212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.566667">
                <text:p>11.566667</text:p>
              </table:table-cell>
              <table:table-cell office:value-type="float" office:value="0.331376">
                <text:p>0.33137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.600001">
                <text:p>11.600001</text:p>
              </table:table-cell>
              <table:table-cell office:value-type="float" office:value="0.328891">
                <text:p>0.3288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.633334">
                <text:p>11.633334</text:p>
              </table:table-cell>
              <table:table-cell office:value-type="float" office:value="0.323084">
                <text:p>0.32308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.666667">
                <text:p>11.666667</text:p>
              </table:table-cell>
              <table:table-cell office:value-type="float" office:value="0.321708">
                <text:p>0.32170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.700001">
                <text:p>11.700001</text:p>
              </table:table-cell>
              <table:table-cell office:value-type="float" office:value="0.315112">
                <text:p>0.3151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.733334">
                <text:p>11.733334</text:p>
              </table:table-cell>
              <table:table-cell office:value-type="float" office:value="0.316082">
                <text:p>0.31608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.766667">
                <text:p>11.766667</text:p>
              </table:table-cell>
              <table:table-cell office:value-type="float" office:value="0.31809">
                <text:p>0.3180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.800001">
                <text:p>11.800001</text:p>
              </table:table-cell>
              <table:table-cell office:value-type="float" office:value="0.316085">
                <text:p>0.31608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.833334">
                <text:p>11.833334</text:p>
              </table:table-cell>
              <table:table-cell office:value-type="float" office:value="0.310629">
                <text:p>0.31062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.866667">
                <text:p>11.866667</text:p>
              </table:table-cell>
              <table:table-cell office:value-type="float" office:value="0.301547">
                <text:p>0.30154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.900001">
                <text:p>11.900001</text:p>
              </table:table-cell>
              <table:table-cell office:value-type="float" office:value="0.3037">
                <text:p>0.303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.933334">
                <text:p>11.933334</text:p>
              </table:table-cell>
              <table:table-cell office:value-type="float" office:value="0.291822">
                <text:p>0.29182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.966667">
                <text:p>11.966667</text:p>
              </table:table-cell>
              <table:table-cell office:value-type="float" office:value="0.267905">
                <text:p>0.2679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.000001">
                <text:p>12.000001</text:p>
              </table:table-cell>
              <table:table-cell office:value-type="float" office:value="0.26794">
                <text:p>0.2679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.033334">
                <text:p>12.033334</text:p>
              </table:table-cell>
              <table:table-cell office:value-type="float" office:value="0.248725">
                <text:p>0.2487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.066667">
                <text:p>12.066667</text:p>
              </table:table-cell>
              <table:table-cell office:value-type="float" office:value="0.22957">
                <text:p>0.2295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.100001">
                <text:p>12.100001</text:p>
              </table:table-cell>
              <table:table-cell office:value-type="float" office:value="0.250921">
                <text:p>0.25092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.133334">
                <text:p>12.133334</text:p>
              </table:table-cell>
              <table:table-cell office:value-type="float" office:value="0.216399">
                <text:p>0.21639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.166667">
                <text:p>12.166667</text:p>
              </table:table-cell>
              <table:table-cell office:value-type="float" office:value="0.234913">
                <text:p>0.23491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.200001">
                <text:p>12.200001</text:p>
              </table:table-cell>
              <table:table-cell office:value-type="float" office:value="0.225918">
                <text:p>0.22591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.233334">
                <text:p>12.233334</text:p>
              </table:table-cell>
              <table:table-cell office:value-type="float" office:value="0.244393">
                <text:p>0.24439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.266667">
                <text:p>12.266667</text:p>
              </table:table-cell>
              <table:table-cell office:value-type="float" office:value="0.211383">
                <text:p>0.21138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.300001">
                <text:p>12.300001</text:p>
              </table:table-cell>
              <table:table-cell office:value-type="float" office:value="0.228579">
                <text:p>0.22857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.333334">
                <text:p>12.333334</text:p>
              </table:table-cell>
              <table:table-cell office:value-type="float" office:value="0.223158">
                <text:p>0.22315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.366667">
                <text:p>12.366667</text:p>
              </table:table-cell>
              <table:table-cell office:value-type="float" office:value="0.224988">
                <text:p>0.22498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.400001">
                <text:p>12.400001</text:p>
              </table:table-cell>
              <table:table-cell office:value-type="float" office:value="0.222273">
                <text:p>0.22227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.433334">
                <text:p>12.433334</text:p>
              </table:table-cell>
              <table:table-cell office:value-type="float" office:value="0.224915">
                <text:p>0.22491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.466667">
                <text:p>12.466667</text:p>
              </table:table-cell>
              <table:table-cell office:value-type="float" office:value="0.217074">
                <text:p>0.21707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.500001">
                <text:p>12.500001</text:p>
              </table:table-cell>
              <table:table-cell office:value-type="float" office:value="0.231677">
                <text:p>0.23167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.533334">
                <text:p>12.533334</text:p>
              </table:table-cell>
              <table:table-cell office:value-type="float" office:value="0.234799">
                <text:p>0.23479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.566667">
                <text:p>12.566667</text:p>
              </table:table-cell>
              <table:table-cell office:value-type="float" office:value="0.239894">
                <text:p>0.23989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.600001">
                <text:p>12.600001</text:p>
              </table:table-cell>
              <table:table-cell office:value-type="float" office:value="0.243418">
                <text:p>0.24341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.633334">
                <text:p>12.633334</text:p>
              </table:table-cell>
              <table:table-cell office:value-type="float" office:value="0.279413">
                <text:p>0.2794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.666667">
                <text:p>12.666667</text:p>
              </table:table-cell>
              <table:table-cell office:value-type="float" office:value="0.29042">
                <text:p>0.2904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.700001">
                <text:p>12.700001</text:p>
              </table:table-cell>
              <table:table-cell office:value-type="float" office:value="0.277079">
                <text:p>0.27707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.733334">
                <text:p>12.733334</text:p>
              </table:table-cell>
              <table:table-cell office:value-type="float" office:value="0.282053">
                <text:p>0.28205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.766667">
                <text:p>12.766667</text:p>
              </table:table-cell>
              <table:table-cell office:value-type="float" office:value="0.291313">
                <text:p>0.29131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.800001">
                <text:p>12.800001</text:p>
              </table:table-cell>
              <table:table-cell office:value-type="float" office:value="0.278207">
                <text:p>0.27820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.833334">
                <text:p>12.833334</text:p>
              </table:table-cell>
              <table:table-cell office:value-type="float" office:value="0.2915">
                <text:p>0.291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.866667">
                <text:p>12.866667</text:p>
              </table:table-cell>
              <table:table-cell office:value-type="float" office:value="0.302103">
                <text:p>0.30210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.900001">
                <text:p>12.900001</text:p>
              </table:table-cell>
              <table:table-cell office:value-type="float" office:value="0.308367">
                <text:p>0.30836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.933334">
                <text:p>12.933334</text:p>
              </table:table-cell>
              <table:table-cell office:value-type="float" office:value="0.312348">
                <text:p>0.31234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.966667">
                <text:p>12.966667</text:p>
              </table:table-cell>
              <table:table-cell office:value-type="float" office:value="0.302957">
                <text:p>0.30295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.000001">
                <text:p>13.000001</text:p>
              </table:table-cell>
              <table:table-cell office:value-type="float" office:value="0.307353">
                <text:p>0.30735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.033334">
                <text:p>13.033334</text:p>
              </table:table-cell>
              <table:table-cell office:value-type="float" office:value="0.307862">
                <text:p>0.30786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3.066667">
                <text:p>13.066667</text:p>
              </table:table-cell>
              <table:table-cell office:value-type="float" office:value="0.307106">
                <text:p>0.30710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3.100001">
                <text:p>13.100001</text:p>
              </table:table-cell>
              <table:table-cell office:value-type="float" office:value="0.306473">
                <text:p>0.30647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3.133334">
                <text:p>13.133334</text:p>
              </table:table-cell>
              <table:table-cell office:value-type="float" office:value="0.317489">
                <text:p>0.31748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3.166667">
                <text:p>13.166667</text:p>
              </table:table-cell>
              <table:table-cell office:value-type="float" office:value="0.30596">
                <text:p>0.3059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3.200001">
                <text:p>13.200001</text:p>
              </table:table-cell>
              <table:table-cell office:value-type="float" office:value="0.313658">
                <text:p>0.31365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3.233334">
                <text:p>13.233334</text:p>
              </table:table-cell>
              <table:table-cell office:value-type="float" office:value="0.316958">
                <text:p>0.31695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3.266667">
                <text:p>13.266667</text:p>
              </table:table-cell>
              <table:table-cell office:value-type="float" office:value="0.323977">
                <text:p>0.32397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3.300001">
                <text:p>13.300001</text:p>
              </table:table-cell>
              <table:table-cell office:value-type="float" office:value="0.311547">
                <text:p>0.31154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3.333334">
                <text:p>13.333334</text:p>
              </table:table-cell>
              <table:table-cell office:value-type="float" office:value="0.321698">
                <text:p>0.32169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.366667">
                <text:p>13.366667</text:p>
              </table:table-cell>
              <table:table-cell office:value-type="float" office:value="0.309235">
                <text:p>0.30923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3.400001">
                <text:p>13.400001</text:p>
              </table:table-cell>
              <table:table-cell office:value-type="float" office:value="0.326332">
                <text:p>0.32633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.433334">
                <text:p>13.433334</text:p>
              </table:table-cell>
              <table:table-cell office:value-type="float" office:value="0.313798">
                <text:p>0.31379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3.466667">
                <text:p>13.466667</text:p>
              </table:table-cell>
              <table:table-cell office:value-type="float" office:value="0.31575">
                <text:p>0.3157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.500001">
                <text:p>13.500001</text:p>
              </table:table-cell>
              <table:table-cell office:value-type="float" office:value="0.31752">
                <text:p>0.317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3.533334">
                <text:p>13.533334</text:p>
              </table:table-cell>
              <table:table-cell office:value-type="float" office:value="0.308235">
                <text:p>0.30823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3.566667">
                <text:p>13.566667</text:p>
              </table:table-cell>
              <table:table-cell office:value-type="float" office:value="0.314961">
                <text:p>0.31496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.600001">
                <text:p>13.600001</text:p>
              </table:table-cell>
              <table:table-cell office:value-type="float" office:value="0.317838">
                <text:p>0.3178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3.633334">
                <text:p>13.633334</text:p>
              </table:table-cell>
              <table:table-cell office:value-type="float" office:value="0.324595">
                <text:p>0.32459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3.666667">
                <text:p>13.666667</text:p>
              </table:table-cell>
              <table:table-cell office:value-type="float" office:value="0.319687">
                <text:p>0.31968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.700001">
                <text:p>13.700001</text:p>
              </table:table-cell>
              <table:table-cell office:value-type="float" office:value="0.317769">
                <text:p>0.31776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.733334">
                <text:p>13.733334</text:p>
              </table:table-cell>
              <table:table-cell office:value-type="float" office:value="0.312853">
                <text:p>0.31285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.766667">
                <text:p>13.766667</text:p>
              </table:table-cell>
              <table:table-cell office:value-type="float" office:value="0.315164">
                <text:p>0.31516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.800001">
                <text:p>13.800001</text:p>
              </table:table-cell>
              <table:table-cell office:value-type="float" office:value="0.312716">
                <text:p>0.31271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.833334">
                <text:p>13.833334</text:p>
              </table:table-cell>
              <table:table-cell office:value-type="float" office:value="0.31425">
                <text:p>0.314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.866667">
                <text:p>13.866667</text:p>
              </table:table-cell>
              <table:table-cell office:value-type="float" office:value="0.331486">
                <text:p>0.33148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.900001">
                <text:p>13.900001</text:p>
              </table:table-cell>
              <table:table-cell office:value-type="float" office:value="0.31851">
                <text:p>0.3185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.933334">
                <text:p>13.933334</text:p>
              </table:table-cell>
              <table:table-cell office:value-type="float" office:value="0.321319">
                <text:p>0.32131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.966667">
                <text:p>13.966667</text:p>
              </table:table-cell>
              <table:table-cell office:value-type="float" office:value="0.318573">
                <text:p>0.31857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.000001">
                <text:p>14.000001</text:p>
              </table:table-cell>
              <table:table-cell office:value-type="float" office:value="0.326607">
                <text:p>0.32660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.033334">
                <text:p>14.033334</text:p>
              </table:table-cell>
              <table:table-cell office:value-type="float" office:value="0.322444">
                <text:p>0.32244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.066667">
                <text:p>14.066667</text:p>
              </table:table-cell>
              <table:table-cell office:value-type="float" office:value="0.315412">
                <text:p>0.3154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.100001">
                <text:p>14.100001</text:p>
              </table:table-cell>
              <table:table-cell office:value-type="float" office:value="0.321352">
                <text:p>0.32135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.133334">
                <text:p>14.133334</text:p>
              </table:table-cell>
              <table:table-cell office:value-type="float" office:value="0.326954">
                <text:p>0.32695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.166667">
                <text:p>14.166667</text:p>
              </table:table-cell>
              <table:table-cell office:value-type="float" office:value="0.319607">
                <text:p>0.31960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.200001">
                <text:p>14.200001</text:p>
              </table:table-cell>
              <table:table-cell office:value-type="float" office:value="0.323799">
                <text:p>0.32379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.233334">
                <text:p>14.233334</text:p>
              </table:table-cell>
              <table:table-cell office:value-type="float" office:value="0.334749">
                <text:p>0.33474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.266667">
                <text:p>14.266667</text:p>
              </table:table-cell>
              <table:table-cell office:value-type="float" office:value="0.337514">
                <text:p>0.33751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.300001">
                <text:p>14.300001</text:p>
              </table:table-cell>
              <table:table-cell office:value-type="float" office:value="0.334382">
                <text:p>0.33438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.333334">
                <text:p>14.333334</text:p>
              </table:table-cell>
              <table:table-cell office:value-type="float" office:value="0.318698">
                <text:p>0.31869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.366667">
                <text:p>14.366667</text:p>
              </table:table-cell>
              <table:table-cell office:value-type="float" office:value="0.323358">
                <text:p>0.32335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.400001">
                <text:p>14.400001</text:p>
              </table:table-cell>
              <table:table-cell office:value-type="float" office:value="0.314882">
                <text:p>0.31488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.433334">
                <text:p>14.433334</text:p>
              </table:table-cell>
              <table:table-cell office:value-type="float" office:value="0.334966">
                <text:p>0.33496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.466667">
                <text:p>14.466667</text:p>
              </table:table-cell>
              <table:table-cell office:value-type="float" office:value="0.329995">
                <text:p>0.32999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.500001">
                <text:p>14.500001</text:p>
              </table:table-cell>
              <table:table-cell office:value-type="float" office:value="0.327448">
                <text:p>0.32744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.533334">
                <text:p>14.533334</text:p>
              </table:table-cell>
              <table:table-cell office:value-type="float" office:value="0.325371">
                <text:p>0.32537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.566667">
                <text:p>14.566667</text:p>
              </table:table-cell>
              <table:table-cell office:value-type="float" office:value="0.339909">
                <text:p>0.33990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.600001">
                <text:p>14.600001</text:p>
              </table:table-cell>
              <table:table-cell office:value-type="float" office:value="0.322526">
                <text:p>0.32252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.633334">
                <text:p>14.633334</text:p>
              </table:table-cell>
              <table:table-cell office:value-type="float" office:value="0.33374">
                <text:p>0.3337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.666667">
                <text:p>14.666667</text:p>
              </table:table-cell>
              <table:table-cell office:value-type="float" office:value="0.341894">
                <text:p>0.34189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.700001">
                <text:p>14.700001</text:p>
              </table:table-cell>
              <table:table-cell office:value-type="float" office:value="0.320842">
                <text:p>0.32084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.733334">
                <text:p>14.733334</text:p>
              </table:table-cell>
              <table:table-cell office:value-type="float" office:value="0.333934">
                <text:p>0.33393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.766667">
                <text:p>14.766667</text:p>
              </table:table-cell>
              <table:table-cell office:value-type="float" office:value="0.329459">
                <text:p>0.32945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.800001">
                <text:p>14.800001</text:p>
              </table:table-cell>
              <table:table-cell office:value-type="float" office:value="0.327653">
                <text:p>0.32765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.833334">
                <text:p>14.833334</text:p>
              </table:table-cell>
              <table:table-cell office:value-type="float" office:value="0.331933">
                <text:p>0.33193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.866667">
                <text:p>14.866667</text:p>
              </table:table-cell>
              <table:table-cell office:value-type="float" office:value="0.319418">
                <text:p>0.31941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.900001">
                <text:p>14.900001</text:p>
              </table:table-cell>
              <table:table-cell office:value-type="float" office:value="0.324789">
                <text:p>0.32478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.933334">
                <text:p>14.933334</text:p>
              </table:table-cell>
              <table:table-cell office:value-type="float" office:value="0.323505">
                <text:p>0.32350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.966667">
                <text:p>14.966667</text:p>
              </table:table-cell>
              <table:table-cell office:value-type="float" office:value="0.323376">
                <text:p>0.32337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.000001">
                <text:p>15.000001</text:p>
              </table:table-cell>
              <table:table-cell office:value-type="float" office:value="0.340019">
                <text:p>0.34001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.033334">
                <text:p>15.033334</text:p>
              </table:table-cell>
              <table:table-cell office:value-type="float" office:value="0.327941">
                <text:p>0.32794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.066667">
                <text:p>15.066667</text:p>
              </table:table-cell>
              <table:table-cell office:value-type="float" office:value="0.332911">
                <text:p>0.33291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.100001">
                <text:p>15.100001</text:p>
              </table:table-cell>
              <table:table-cell office:value-type="float" office:value="0.331457">
                <text:p>0.33145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.133334">
                <text:p>15.133334</text:p>
              </table:table-cell>
              <table:table-cell office:value-type="float" office:value="0.318424">
                <text:p>0.31842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.166667">
                <text:p>15.166667</text:p>
              </table:table-cell>
              <table:table-cell office:value-type="float" office:value="0.328959">
                <text:p>0.32895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.200001">
                <text:p>15.200001</text:p>
              </table:table-cell>
              <table:table-cell office:value-type="float" office:value="0.327925">
                <text:p>0.32792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.233334">
                <text:p>15.233334</text:p>
              </table:table-cell>
              <table:table-cell office:value-type="float" office:value="0.33412">
                <text:p>0.3341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.266667">
                <text:p>15.266667</text:p>
              </table:table-cell>
              <table:table-cell office:value-type="float" office:value="0.333799">
                <text:p>0.33379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.300001">
                <text:p>15.300001</text:p>
              </table:table-cell>
              <table:table-cell office:value-type="float" office:value="0.334775">
                <text:p>0.33477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.333334">
                <text:p>15.333334</text:p>
              </table:table-cell>
              <table:table-cell office:value-type="float" office:value="0.337112">
                <text:p>0.33711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5.366667">
                <text:p>15.366667</text:p>
              </table:table-cell>
              <table:table-cell office:value-type="float" office:value="0.329334">
                <text:p>0.32933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.400001">
                <text:p>15.400001</text:p>
              </table:table-cell>
              <table:table-cell office:value-type="float" office:value="0.333059">
                <text:p>0.33305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.433334">
                <text:p>15.433334</text:p>
              </table:table-cell>
              <table:table-cell office:value-type="float" office:value="0.335081">
                <text:p>0.33508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.466667">
                <text:p>15.466667</text:p>
              </table:table-cell>
              <table:table-cell office:value-type="float" office:value="0.330624">
                <text:p>0.33062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.500001">
                <text:p>15.500001</text:p>
              </table:table-cell>
              <table:table-cell office:value-type="float" office:value="0.33065">
                <text:p>0.3306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.533334">
                <text:p>15.533334</text:p>
              </table:table-cell>
              <table:table-cell office:value-type="float" office:value="0.343087">
                <text:p>0.34308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.566667">
                <text:p>15.566667</text:p>
              </table:table-cell>
              <table:table-cell office:value-type="float" office:value="0.333104">
                <text:p>0.33310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.600001">
                <text:p>15.600001</text:p>
              </table:table-cell>
              <table:table-cell office:value-type="float" office:value="0.328427">
                <text:p>0.32842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.633334">
                <text:p>15.633334</text:p>
              </table:table-cell>
              <table:table-cell office:value-type="float" office:value="0.334903">
                <text:p>0.33490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.666667">
                <text:p>15.666667</text:p>
              </table:table-cell>
              <table:table-cell office:value-type="float" office:value="0.329318">
                <text:p>0.32931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.700001">
                <text:p>15.700001</text:p>
              </table:table-cell>
              <table:table-cell office:value-type="float" office:value="0.328065">
                <text:p>0.32806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.733334">
                <text:p>15.733334</text:p>
              </table:table-cell>
              <table:table-cell office:value-type="float" office:value="0.33999">
                <text:p>0.3399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.766667">
                <text:p>15.766667</text:p>
              </table:table-cell>
              <table:table-cell office:value-type="float" office:value="0.322218">
                <text:p>0.32221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.800001">
                <text:p>15.800001</text:p>
              </table:table-cell>
              <table:table-cell office:value-type="float" office:value="0.328705">
                <text:p>0.32870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.833334">
                <text:p>15.833334</text:p>
              </table:table-cell>
              <table:table-cell office:value-type="float" office:value="0.338212">
                <text:p>0.33821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.866667">
                <text:p>15.866667</text:p>
              </table:table-cell>
              <table:table-cell office:value-type="float" office:value="0.337817">
                <text:p>0.33781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.900001">
                <text:p>15.900001</text:p>
              </table:table-cell>
              <table:table-cell office:value-type="float" office:value="0.312685">
                <text:p>0.31268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.933334">
                <text:p>15.933334</text:p>
              </table:table-cell>
              <table:table-cell office:value-type="float" office:value="0.326672">
                <text:p>0.32667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.966667">
                <text:p>15.966667</text:p>
              </table:table-cell>
              <table:table-cell office:value-type="float" office:value="0.330012">
                <text:p>0.33001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.000001">
                <text:p>16.000001</text:p>
              </table:table-cell>
              <table:table-cell office:value-type="float" office:value="0.335946">
                <text:p>0.33594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.033334">
                <text:p>16.033334</text:p>
              </table:table-cell>
              <table:table-cell office:value-type="float" office:value="0.345712">
                <text:p>0.34571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6.066668">
                <text:p>16.066668</text:p>
              </table:table-cell>
              <table:table-cell office:value-type="float" office:value="0.334035">
                <text:p>0.33403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6.100001">
                <text:p>16.100001</text:p>
              </table:table-cell>
              <table:table-cell office:value-type="float" office:value="0.325376">
                <text:p>0.32537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6.133334">
                <text:p>16.133334</text:p>
              </table:table-cell>
              <table:table-cell office:value-type="float" office:value="0.330555">
                <text:p>0.33055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.166668">
                <text:p>16.166668</text:p>
              </table:table-cell>
              <table:table-cell office:value-type="float" office:value="0.324494">
                <text:p>0.32449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.200001">
                <text:p>16.200001</text:p>
              </table:table-cell>
              <table:table-cell office:value-type="float" office:value="0.338833">
                <text:p>0.33883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6.233334">
                <text:p>16.233334</text:p>
              </table:table-cell>
              <table:table-cell office:value-type="float" office:value="0.320027">
                <text:p>0.32002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6.266668">
                <text:p>16.266668</text:p>
              </table:table-cell>
              <table:table-cell office:value-type="float" office:value="0.32771">
                <text:p>0.3277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6.300001">
                <text:p>16.300001</text:p>
              </table:table-cell>
              <table:table-cell office:value-type="float" office:value="0.327547">
                <text:p>0.32754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6.333334">
                <text:p>16.333334</text:p>
              </table:table-cell>
              <table:table-cell office:value-type="float" office:value="0.325557">
                <text:p>0.32555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6.366668">
                <text:p>16.366668</text:p>
              </table:table-cell>
              <table:table-cell office:value-type="float" office:value="0.32722">
                <text:p>0.3272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.400001">
                <text:p>16.400001</text:p>
              </table:table-cell>
              <table:table-cell office:value-type="float" office:value="0.335389">
                <text:p>0.33538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.433334">
                <text:p>16.433334</text:p>
              </table:table-cell>
              <table:table-cell office:value-type="float" office:value="0.325401">
                <text:p>0.32540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.466668">
                <text:p>16.466668</text:p>
              </table:table-cell>
              <table:table-cell office:value-type="float" office:value="0.321563">
                <text:p>0.32156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.500001">
                <text:p>16.500001</text:p>
              </table:table-cell>
              <table:table-cell office:value-type="float" office:value="0.3134">
                <text:p>0.313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.533334">
                <text:p>16.533334</text:p>
              </table:table-cell>
              <table:table-cell office:value-type="float" office:value="0.327334">
                <text:p>0.32733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.566668">
                <text:p>16.566668</text:p>
              </table:table-cell>
              <table:table-cell office:value-type="float" office:value="0.325837">
                <text:p>0.32583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6.600001">
                <text:p>16.600001</text:p>
              </table:table-cell>
              <table:table-cell office:value-type="float" office:value="0.317893">
                <text:p>0.31789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6.633334">
                <text:p>16.633334</text:p>
              </table:table-cell>
              <table:table-cell office:value-type="float" office:value="0.325506">
                <text:p>0.32550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.666668">
                <text:p>16.666668</text:p>
              </table:table-cell>
              <table:table-cell office:value-type="float" office:value="0.326251">
                <text:p>0.32625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.700001">
                <text:p>16.700001</text:p>
              </table:table-cell>
              <table:table-cell office:value-type="float" office:value="0.323944">
                <text:p>0.32394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6.733334">
                <text:p>16.733334</text:p>
              </table:table-cell>
              <table:table-cell office:value-type="float" office:value="0.324885">
                <text:p>0.32488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.766668">
                <text:p>16.766668</text:p>
              </table:table-cell>
              <table:table-cell office:value-type="float" office:value="0.336351">
                <text:p>0.33635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.800001">
                <text:p>16.800001</text:p>
              </table:table-cell>
              <table:table-cell office:value-type="float" office:value="0.329825">
                <text:p>0.32982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.833334">
                <text:p>16.833334</text:p>
              </table:table-cell>
              <table:table-cell office:value-type="float" office:value="0.317518">
                <text:p>0.31751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.866668">
                <text:p>16.866668</text:p>
              </table:table-cell>
              <table:table-cell office:value-type="float" office:value="0.33252">
                <text:p>0.3325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.900001">
                <text:p>16.900001</text:p>
              </table:table-cell>
              <table:table-cell office:value-type="float" office:value="0.323734">
                <text:p>0.32373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.933334">
                <text:p>16.933334</text:p>
              </table:table-cell>
              <table:table-cell office:value-type="float" office:value="0.312316">
                <text:p>0.31231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.966668">
                <text:p>16.966668</text:p>
              </table:table-cell>
              <table:table-cell office:value-type="float" office:value="0.30122">
                <text:p>0.3012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7.000001">
                <text:p>17.000001</text:p>
              </table:table-cell>
              <table:table-cell office:value-type="float" office:value="0.288995">
                <text:p>0.28899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7.033334">
                <text:p>17.033334</text:p>
              </table:table-cell>
              <table:table-cell office:value-type="float" office:value="0.334559">
                <text:p>0.33455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7.066668">
                <text:p>17.066668</text:p>
              </table:table-cell>
              <table:table-cell office:value-type="float" office:value="0.340626">
                <text:p>0.34062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7.100001">
                <text:p>17.100001</text:p>
              </table:table-cell>
              <table:table-cell office:value-type="float" office:value="0.317507">
                <text:p>0.31750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7.133334">
                <text:p>17.133334</text:p>
              </table:table-cell>
              <table:table-cell office:value-type="float" office:value="0.330158">
                <text:p>0.33015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7.166668">
                <text:p>17.166668</text:p>
              </table:table-cell>
              <table:table-cell office:value-type="float" office:value="0.344151">
                <text:p>0.34415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7.200001">
                <text:p>17.200001</text:p>
              </table:table-cell>
              <table:table-cell office:value-type="float" office:value="0.327865">
                <text:p>0.32786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7.233334">
                <text:p>17.233334</text:p>
              </table:table-cell>
              <table:table-cell office:value-type="float" office:value="0.33304">
                <text:p>0.3330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7.266668">
                <text:p>17.266668</text:p>
              </table:table-cell>
              <table:table-cell office:value-type="float" office:value="0.337205">
                <text:p>0.33720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.300001">
                <text:p>17.300001</text:p>
              </table:table-cell>
              <table:table-cell office:value-type="float" office:value="0.318944">
                <text:p>0.31894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7.333334">
                <text:p>17.333334</text:p>
              </table:table-cell>
              <table:table-cell office:value-type="float" office:value="0.332953">
                <text:p>0.33295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7.366668">
                <text:p>17.366668</text:p>
              </table:table-cell>
              <table:table-cell office:value-type="float" office:value="0.32209">
                <text:p>0.3220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7.400001">
                <text:p>17.400001</text:p>
              </table:table-cell>
              <table:table-cell office:value-type="float" office:value="0.319786">
                <text:p>0.31978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7.433334">
                <text:p>17.433334</text:p>
              </table:table-cell>
              <table:table-cell office:value-type="float" office:value="0.331982">
                <text:p>0.33198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.466668">
                <text:p>17.466668</text:p>
              </table:table-cell>
              <table:table-cell office:value-type="float" office:value="0.331227">
                <text:p>0.33122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7.500001">
                <text:p>17.500001</text:p>
              </table:table-cell>
              <table:table-cell office:value-type="float" office:value="0.328194">
                <text:p>0.32819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7.533334">
                <text:p>17.533334</text:p>
              </table:table-cell>
              <table:table-cell office:value-type="float" office:value="0.332413">
                <text:p>0.33241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.566668">
                <text:p>17.566668</text:p>
              </table:table-cell>
              <table:table-cell office:value-type="float" office:value="0.334058">
                <text:p>0.33405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7.600001">
                <text:p>17.600001</text:p>
              </table:table-cell>
              <table:table-cell office:value-type="float" office:value="0.329014">
                <text:p>0.32901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7.633334">
                <text:p>17.633334</text:p>
              </table:table-cell>
              <table:table-cell office:value-type="float" office:value="0.325649">
                <text:p>0.32564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7.666668">
                <text:p>17.666668</text:p>
              </table:table-cell>
              <table:table-cell office:value-type="float" office:value="0.317829">
                <text:p>0.31782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.700001">
                <text:p>17.700001</text:p>
              </table:table-cell>
              <table:table-cell office:value-type="float" office:value="0.324872">
                <text:p>0.32487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.733334">
                <text:p>17.733334</text:p>
              </table:table-cell>
              <table:table-cell office:value-type="float" office:value="0.31875">
                <text:p>0.3187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.766668">
                <text:p>17.766668</text:p>
              </table:table-cell>
              <table:table-cell office:value-type="float" office:value="0.334099">
                <text:p>0.33409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.800001">
                <text:p>17.800001</text:p>
              </table:table-cell>
              <table:table-cell office:value-type="float" office:value="0.327749">
                <text:p>0.32774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.833334">
                <text:p>17.833334</text:p>
              </table:table-cell>
              <table:table-cell office:value-type="float" office:value="0.329537">
                <text:p>0.32953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.866668">
                <text:p>17.866668</text:p>
              </table:table-cell>
              <table:table-cell office:value-type="float" office:value="0.32658">
                <text:p>0.3265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.900001">
                <text:p>17.900001</text:p>
              </table:table-cell>
              <table:table-cell office:value-type="float" office:value="0.334668">
                <text:p>0.33466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7.933334">
                <text:p>17.933334</text:p>
              </table:table-cell>
              <table:table-cell office:value-type="float" office:value="0.325447">
                <text:p>0.32544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.966668">
                <text:p>17.966668</text:p>
              </table:table-cell>
              <table:table-cell office:value-type="float" office:value="0.33048">
                <text:p>0.3304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8.000001">
                <text:p>18.000001</text:p>
              </table:table-cell>
              <table:table-cell office:value-type="float" office:value="0.310634">
                <text:p>0.31063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8.033334">
                <text:p>18.033334</text:p>
              </table:table-cell>
              <table:table-cell office:value-type="float" office:value="0.330039">
                <text:p>0.33003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8.066668">
                <text:p>18.066668</text:p>
              </table:table-cell>
              <table:table-cell office:value-type="float" office:value="0.323355">
                <text:p>0.32335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8.100001">
                <text:p>18.100001</text:p>
              </table:table-cell>
              <table:table-cell office:value-type="float" office:value="0.331693">
                <text:p>0.33169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8.133334">
                <text:p>18.133334</text:p>
              </table:table-cell>
              <table:table-cell office:value-type="float" office:value="0.335755">
                <text:p>0.33575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8.166668">
                <text:p>18.166668</text:p>
              </table:table-cell>
              <table:table-cell office:value-type="float" office:value="0.320614">
                <text:p>0.32061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8.200001">
                <text:p>18.200001</text:p>
              </table:table-cell>
              <table:table-cell office:value-type="float" office:value="0.328076">
                <text:p>0.32807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8.233334">
                <text:p>18.233334</text:p>
              </table:table-cell>
              <table:table-cell office:value-type="float" office:value="0.320064">
                <text:p>0.32006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8.266668">
                <text:p>18.266668</text:p>
              </table:table-cell>
              <table:table-cell office:value-type="float" office:value="0.335273">
                <text:p>0.33527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8.300001">
                <text:p>18.300001</text:p>
              </table:table-cell>
              <table:table-cell office:value-type="float" office:value="0.332813">
                <text:p>0.33281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.333334">
                <text:p>18.333334</text:p>
              </table:table-cell>
              <table:table-cell office:value-type="float" office:value="0.340326">
                <text:p>0.34032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8.366668">
                <text:p>18.366668</text:p>
              </table:table-cell>
              <table:table-cell office:value-type="float" office:value="0.318377">
                <text:p>0.31837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8.400001">
                <text:p>18.400001</text:p>
              </table:table-cell>
              <table:table-cell office:value-type="float" office:value="0.336131">
                <text:p>0.33613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8.433334">
                <text:p>18.433334</text:p>
              </table:table-cell>
              <table:table-cell office:value-type="float" office:value="0.321114">
                <text:p>0.32111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8.466668">
                <text:p>18.466668</text:p>
              </table:table-cell>
              <table:table-cell office:value-type="float" office:value="0.322192">
                <text:p>0.32219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8.500001">
                <text:p>18.500001</text:p>
              </table:table-cell>
              <table:table-cell office:value-type="float" office:value="0.334921">
                <text:p>0.33492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8.533334">
                <text:p>18.533334</text:p>
              </table:table-cell>
              <table:table-cell office:value-type="float" office:value="0.322068">
                <text:p>0.32206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8.566668">
                <text:p>18.566668</text:p>
              </table:table-cell>
              <table:table-cell office:value-type="float" office:value="0.327804">
                <text:p>0.32780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8.600001">
                <text:p>18.600001</text:p>
              </table:table-cell>
              <table:table-cell office:value-type="float" office:value="0.318717">
                <text:p>0.31871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8.633334">
                <text:p>18.633334</text:p>
              </table:table-cell>
              <table:table-cell office:value-type="float" office:value="0.319038">
                <text:p>0.31903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8.666668">
                <text:p>18.666668</text:p>
              </table:table-cell>
              <table:table-cell office:value-type="float" office:value="0.317158">
                <text:p>0.31715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8.700001">
                <text:p>18.700001</text:p>
              </table:table-cell>
              <table:table-cell office:value-type="float" office:value="0.325145">
                <text:p>0.32514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8.733334">
                <text:p>18.733334</text:p>
              </table:table-cell>
              <table:table-cell office:value-type="float" office:value="0.336302">
                <text:p>0.33630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8.766668">
                <text:p>18.766668</text:p>
              </table:table-cell>
              <table:table-cell office:value-type="float" office:value="0.315422">
                <text:p>0.31542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8.800001">
                <text:p>18.800001</text:p>
              </table:table-cell>
              <table:table-cell office:value-type="float" office:value="0.320215">
                <text:p>0.32021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8.833334">
                <text:p>18.833334</text:p>
              </table:table-cell>
              <table:table-cell office:value-type="float" office:value="0.317911">
                <text:p>0.31791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.866668">
                <text:p>18.866668</text:p>
              </table:table-cell>
              <table:table-cell office:value-type="float" office:value="0.331447">
                <text:p>0.33144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8.900001">
                <text:p>18.900001</text:p>
              </table:table-cell>
              <table:table-cell office:value-type="float" office:value="0.327309">
                <text:p>0.32730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8.933334">
                <text:p>18.933334</text:p>
              </table:table-cell>
              <table:table-cell office:value-type="float" office:value="0.317234">
                <text:p>0.31723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8.966668">
                <text:p>18.966668</text:p>
              </table:table-cell>
              <table:table-cell office:value-type="float" office:value="0.318727">
                <text:p>0.31872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9.000001">
                <text:p>19.000001</text:p>
              </table:table-cell>
              <table:table-cell office:value-type="float" office:value="0.331397">
                <text:p>0.33139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9.033334">
                <text:p>19.033334</text:p>
              </table:table-cell>
              <table:table-cell office:value-type="float" office:value="0.326281">
                <text:p>0.32628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9.066668">
                <text:p>19.066668</text:p>
              </table:table-cell>
              <table:table-cell office:value-type="float" office:value="0.325522">
                <text:p>0.32552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9.100001">
                <text:p>19.100001</text:p>
              </table:table-cell>
              <table:table-cell office:value-type="float" office:value="0.312718">
                <text:p>0.31271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9.133334">
                <text:p>19.133334</text:p>
              </table:table-cell>
              <table:table-cell office:value-type="float" office:value="0.322691">
                <text:p>0.32269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9.166668">
                <text:p>19.166668</text:p>
              </table:table-cell>
              <table:table-cell office:value-type="float" office:value="0.320563">
                <text:p>0.32056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9.200001">
                <text:p>19.200001</text:p>
              </table:table-cell>
              <table:table-cell office:value-type="float" office:value="0.328388">
                <text:p>0.32838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9.233334">
                <text:p>19.233334</text:p>
              </table:table-cell>
              <table:table-cell office:value-type="float" office:value="0.320254">
                <text:p>0.32025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9.266668">
                <text:p>19.266668</text:p>
              </table:table-cell>
              <table:table-cell office:value-type="float" office:value="0.334077">
                <text:p>0.33407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9.300001">
                <text:p>19.300001</text:p>
              </table:table-cell>
              <table:table-cell office:value-type="float" office:value="0.315391">
                <text:p>0.31539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9.333334">
                <text:p>19.333334</text:p>
              </table:table-cell>
              <table:table-cell office:value-type="float" office:value="0.324863">
                <text:p>0.32486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9.366668">
                <text:p>19.366668</text:p>
              </table:table-cell>
              <table:table-cell office:value-type="float" office:value="0.320043">
                <text:p>0.32004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9.400001">
                <text:p>19.400001</text:p>
              </table:table-cell>
              <table:table-cell office:value-type="float" office:value="0.327769">
                <text:p>0.32776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9.433334">
                <text:p>19.433334</text:p>
              </table:table-cell>
              <table:table-cell office:value-type="float" office:value="0.323182">
                <text:p>0.32318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9.466668">
                <text:p>19.466668</text:p>
              </table:table-cell>
              <table:table-cell office:value-type="float" office:value="0.323673">
                <text:p>0.32367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9.500001">
                <text:p>19.500001</text:p>
              </table:table-cell>
              <table:table-cell office:value-type="float" office:value="0.334533">
                <text:p>0.33453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9.533334">
                <text:p>19.533334</text:p>
              </table:table-cell>
              <table:table-cell office:value-type="float" office:value="0.329144">
                <text:p>0.32914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9.566668">
                <text:p>19.566668</text:p>
              </table:table-cell>
              <table:table-cell office:value-type="float" office:value="0.331599">
                <text:p>0.33159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9.600001">
                <text:p>19.600001</text:p>
              </table:table-cell>
              <table:table-cell office:value-type="float" office:value="0.324853">
                <text:p>0.32485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9.633334">
                <text:p>19.633334</text:p>
              </table:table-cell>
              <table:table-cell office:value-type="float" office:value="0.326943">
                <text:p>0.32694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9.666668">
                <text:p>19.666668</text:p>
              </table:table-cell>
              <table:table-cell office:value-type="float" office:value="0.328995">
                <text:p>0.32899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9.700001">
                <text:p>19.700001</text:p>
              </table:table-cell>
              <table:table-cell office:value-type="float" office:value="0.320066">
                <text:p>0.32006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9.733334">
                <text:p>19.733334</text:p>
              </table:table-cell>
              <table:table-cell office:value-type="float" office:value="0.332647">
                <text:p>0.33264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9.766668">
                <text:p>19.766668</text:p>
              </table:table-cell>
              <table:table-cell office:value-type="float" office:value="0.326005">
                <text:p>0.32600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9.800001">
                <text:p>19.800001</text:p>
              </table:table-cell>
              <table:table-cell office:value-type="float" office:value="0.318955">
                <text:p>0.31895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.833334">
                <text:p>19.833334</text:p>
              </table:table-cell>
              <table:table-cell office:value-type="float" office:value="0.318047">
                <text:p>0.31804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9.866668">
                <text:p>19.866668</text:p>
              </table:table-cell>
              <table:table-cell office:value-type="float" office:value="0.327756">
                <text:p>0.32775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9.900001">
                <text:p>19.900001</text:p>
              </table:table-cell>
              <table:table-cell office:value-type="float" office:value="0.33152">
                <text:p>0.3315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.933334">
                <text:p>19.933334</text:p>
              </table:table-cell>
              <table:table-cell office:value-type="float" office:value="0.320659">
                <text:p>0.32065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9.966668">
                <text:p>19.966668</text:p>
              </table:table-cell>
              <table:table-cell office:value-type="float" office:value="0.320889">
                <text:p>0.32088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0.000001">
                <text:p>20.000001</text:p>
              </table:table-cell>
              <table:table-cell office:value-type="float" office:value="0.329356">
                <text:p>0.32935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0.033334">
                <text:p>20.033334</text:p>
              </table:table-cell>
              <table:table-cell office:value-type="float" office:value="0.315038">
                <text:p>0.31503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0.066668">
                <text:p>20.066668</text:p>
              </table:table-cell>
              <table:table-cell office:value-type="float" office:value="0.338753">
                <text:p>0.33875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0.100001">
                <text:p>20.100001</text:p>
              </table:table-cell>
              <table:table-cell office:value-type="float" office:value="0.342611">
                <text:p>0.34261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0.133334">
                <text:p>20.133334</text:p>
              </table:table-cell>
              <table:table-cell office:value-type="float" office:value="0.330229">
                <text:p>0.33022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0.166668">
                <text:p>20.166668</text:p>
              </table:table-cell>
              <table:table-cell office:value-type="float" office:value="0.324185">
                <text:p>0.32418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.200001">
                <text:p>20.200001</text:p>
              </table:table-cell>
              <table:table-cell office:value-type="float" office:value="0.328721">
                <text:p>0.32872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0.233334">
                <text:p>20.233334</text:p>
              </table:table-cell>
              <table:table-cell office:value-type="float" office:value="0.321289">
                <text:p>0.32128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0.266668">
                <text:p>20.266668</text:p>
              </table:table-cell>
              <table:table-cell office:value-type="float" office:value="0.30898">
                <text:p>0.3089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.300001">
                <text:p>20.300001</text:p>
              </table:table-cell>
              <table:table-cell office:value-type="float" office:value="0.314789">
                <text:p>0.31478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0.333334">
                <text:p>20.333334</text:p>
              </table:table-cell>
              <table:table-cell office:value-type="float" office:value="0.31166">
                <text:p>0.3116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0.366668">
                <text:p>20.366668</text:p>
              </table:table-cell>
              <table:table-cell office:value-type="float" office:value="0.317499">
                <text:p>0.31749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0.400001">
                <text:p>20.400001</text:p>
              </table:table-cell>
              <table:table-cell office:value-type="float" office:value="0.31595">
                <text:p>0.3159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.433334">
                <text:p>20.433334</text:p>
              </table:table-cell>
              <table:table-cell office:value-type="float" office:value="0.308692">
                <text:p>0.30869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.466668">
                <text:p>20.466668</text:p>
              </table:table-cell>
              <table:table-cell office:value-type="float" office:value="0.324667">
                <text:p>0.32466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.500001">
                <text:p>20.500001</text:p>
              </table:table-cell>
              <table:table-cell office:value-type="float" office:value="0.320307">
                <text:p>0.32030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.533334">
                <text:p>20.533334</text:p>
              </table:table-cell>
              <table:table-cell office:value-type="float" office:value="0.316523">
                <text:p>0.31652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0.566668">
                <text:p>20.566668</text:p>
              </table:table-cell>
              <table:table-cell office:value-type="float" office:value="0.312707">
                <text:p>0.31270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0.600001">
                <text:p>20.600001</text:p>
              </table:table-cell>
              <table:table-cell office:value-type="float" office:value="0.302155">
                <text:p>0.30215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.633334">
                <text:p>20.633334</text:p>
              </table:table-cell>
              <table:table-cell office:value-type="float" office:value="0.312196">
                <text:p>0.31219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.666668">
                <text:p>20.666668</text:p>
              </table:table-cell>
              <table:table-cell office:value-type="float" office:value="0.31718">
                <text:p>0.3171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.700001">
                <text:p>20.700001</text:p>
              </table:table-cell>
              <table:table-cell office:value-type="float" office:value="0.312557">
                <text:p>0.31255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.733334">
                <text:p>20.733334</text:p>
              </table:table-cell>
              <table:table-cell office:value-type="float" office:value="0.30877">
                <text:p>0.3087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.766668">
                <text:p>20.766668</text:p>
              </table:table-cell>
              <table:table-cell office:value-type="float" office:value="0.31742">
                <text:p>0.3174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0.800001">
                <text:p>20.800001</text:p>
              </table:table-cell>
              <table:table-cell office:value-type="float" office:value="0.324827">
                <text:p>0.32482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0.833334">
                <text:p>20.833334</text:p>
              </table:table-cell>
              <table:table-cell office:value-type="float" office:value="0.306727">
                <text:p>0.30672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.866668">
                <text:p>20.866668</text:p>
              </table:table-cell>
              <table:table-cell office:value-type="float" office:value="0.318063">
                <text:p>0.31806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0.900001">
                <text:p>20.900001</text:p>
              </table:table-cell>
              <table:table-cell office:value-type="float" office:value="0.316021">
                <text:p>0.31602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0.933334">
                <text:p>20.933334</text:p>
              </table:table-cell>
              <table:table-cell office:value-type="float" office:value="0.320705">
                <text:p>0.32070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0.966668">
                <text:p>20.966668</text:p>
              </table:table-cell>
              <table:table-cell office:value-type="float" office:value="0.303773">
                <text:p>0.30377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1.000001">
                <text:p>21.000001</text:p>
              </table:table-cell>
              <table:table-cell office:value-type="float" office:value="0.319308">
                <text:p>0.31930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1.033334">
                <text:p>21.033334</text:p>
              </table:table-cell>
              <table:table-cell office:value-type="float" office:value="0.289705">
                <text:p>0.28970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1.066668">
                <text:p>21.066668</text:p>
              </table:table-cell>
              <table:table-cell office:value-type="float" office:value="0.310479">
                <text:p>0.31047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1.100001">
                <text:p>21.100001</text:p>
              </table:table-cell>
              <table:table-cell office:value-type="float" office:value="0.305116">
                <text:p>0.30511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1.133334">
                <text:p>21.133334</text:p>
              </table:table-cell>
              <table:table-cell office:value-type="float" office:value="0.291962">
                <text:p>0.29196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1.166668">
                <text:p>21.166668</text:p>
              </table:table-cell>
              <table:table-cell office:value-type="float" office:value="0.290548">
                <text:p>0.29054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1.200001">
                <text:p>21.200001</text:p>
              </table:table-cell>
              <table:table-cell office:value-type="float" office:value="0.301335">
                <text:p>0.30133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1.233334">
                <text:p>21.233334</text:p>
              </table:table-cell>
              <table:table-cell office:value-type="float" office:value="0.290334">
                <text:p>0.29033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1.266668">
                <text:p>21.266668</text:p>
              </table:table-cell>
              <table:table-cell office:value-type="float" office:value="0.31313">
                <text:p>0.3131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1.300001">
                <text:p>21.300001</text:p>
              </table:table-cell>
              <table:table-cell office:value-type="float" office:value="0.296948">
                <text:p>0.29694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1.333334">
                <text:p>21.333334</text:p>
              </table:table-cell>
              <table:table-cell office:value-type="float" office:value="0.298509">
                <text:p>0.29850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1.366668">
                <text:p>21.366668</text:p>
              </table:table-cell>
              <table:table-cell office:value-type="float" office:value="0.298842">
                <text:p>0.29884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1.400001">
                <text:p>21.400001</text:p>
              </table:table-cell>
              <table:table-cell office:value-type="float" office:value="0.293616">
                <text:p>0.29361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1.433334">
                <text:p>21.433334</text:p>
              </table:table-cell>
              <table:table-cell office:value-type="float" office:value="0.300132">
                <text:p>0.30013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1.466668">
                <text:p>21.466668</text:p>
              </table:table-cell>
              <table:table-cell office:value-type="float" office:value="0.320126">
                <text:p>0.32012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1.500001">
                <text:p>21.500001</text:p>
              </table:table-cell>
              <table:table-cell office:value-type="float" office:value="0.315911">
                <text:p>0.31591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1.533334">
                <text:p>21.533334</text:p>
              </table:table-cell>
              <table:table-cell office:value-type="float" office:value="0.3118">
                <text:p>0.311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1.566668">
                <text:p>21.566668</text:p>
              </table:table-cell>
              <table:table-cell office:value-type="float" office:value="0.311638">
                <text:p>0.31163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1.600001">
                <text:p>21.600001</text:p>
              </table:table-cell>
              <table:table-cell office:value-type="float" office:value="0.314181">
                <text:p>0.31418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1.633334">
                <text:p>21.633334</text:p>
              </table:table-cell>
              <table:table-cell office:value-type="float" office:value="0.312233">
                <text:p>0.31223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1.666668">
                <text:p>21.666668</text:p>
              </table:table-cell>
              <table:table-cell office:value-type="float" office:value="0.317678">
                <text:p>0.31767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1.700001">
                <text:p>21.700001</text:p>
              </table:table-cell>
              <table:table-cell office:value-type="float" office:value="0.30172">
                <text:p>0.3017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1.733334">
                <text:p>21.733334</text:p>
              </table:table-cell>
              <table:table-cell office:value-type="float" office:value="0.309076">
                <text:p>0.30907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1.766668">
                <text:p>21.766668</text:p>
              </table:table-cell>
              <table:table-cell office:value-type="float" office:value="0.313542">
                <text:p>0.31354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1.800001">
                <text:p>21.800001</text:p>
              </table:table-cell>
              <table:table-cell office:value-type="float" office:value="0.303663">
                <text:p>0.30366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1.833334">
                <text:p>21.833334</text:p>
              </table:table-cell>
              <table:table-cell office:value-type="float" office:value="0.298309">
                <text:p>0.29830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1.866668">
                <text:p>21.866668</text:p>
              </table:table-cell>
              <table:table-cell office:value-type="float" office:value="0.288963">
                <text:p>0.28896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1.900001">
                <text:p>21.900001</text:p>
              </table:table-cell>
              <table:table-cell office:value-type="float" office:value="0.284008">
                <text:p>0.28400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1.933334">
                <text:p>21.933334</text:p>
              </table:table-cell>
              <table:table-cell office:value-type="float" office:value="0.300217">
                <text:p>0.30021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1.966668">
                <text:p>21.966668</text:p>
              </table:table-cell>
              <table:table-cell office:value-type="float" office:value="0.28486">
                <text:p>0.2848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2.000001">
                <text:p>22.000001</text:p>
              </table:table-cell>
              <table:table-cell office:value-type="float" office:value="0.280826">
                <text:p>0.28082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2.033334">
                <text:p>22.033334</text:p>
              </table:table-cell>
              <table:table-cell office:value-type="float" office:value="0.296594">
                <text:p>0.29659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2.066668">
                <text:p>22.066668</text:p>
              </table:table-cell>
              <table:table-cell office:value-type="float" office:value="0.298218">
                <text:p>0.29821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2.100001">
                <text:p>22.100001</text:p>
              </table:table-cell>
              <table:table-cell office:value-type="float" office:value="0.314768">
                <text:p>0.31476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2.133334">
                <text:p>22.133334</text:p>
              </table:table-cell>
              <table:table-cell office:value-type="float" office:value="0.309898">
                <text:p>0.30989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2.166668">
                <text:p>22.166668</text:p>
              </table:table-cell>
              <table:table-cell office:value-type="float" office:value="0.326431">
                <text:p>0.32643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2.200001">
                <text:p>22.200001</text:p>
              </table:table-cell>
              <table:table-cell office:value-type="float" office:value="0.326638">
                <text:p>0.32663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2.233334">
                <text:p>22.233334</text:p>
              </table:table-cell>
              <table:table-cell office:value-type="float" office:value="0.322402">
                <text:p>0.32240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2.266668">
                <text:p>22.266668</text:p>
              </table:table-cell>
              <table:table-cell office:value-type="float" office:value="0.316253">
                <text:p>0.31625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2.300001">
                <text:p>22.300001</text:p>
              </table:table-cell>
              <table:table-cell office:value-type="float" office:value="0.321415">
                <text:p>0.32141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2.333334">
                <text:p>22.333334</text:p>
              </table:table-cell>
              <table:table-cell office:value-type="float" office:value="0.323209">
                <text:p>0.32320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2.366668">
                <text:p>22.366668</text:p>
              </table:table-cell>
              <table:table-cell office:value-type="float" office:value="0.311109">
                <text:p>0.31110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2.400001">
                <text:p>22.400001</text:p>
              </table:table-cell>
              <table:table-cell office:value-type="float" office:value="0.320244">
                <text:p>0.32024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2.433335">
                <text:p>22.433335</text:p>
              </table:table-cell>
              <table:table-cell office:value-type="float" office:value="0.319852">
                <text:p>0.31985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2.466668">
                <text:p>22.466668</text:p>
              </table:table-cell>
              <table:table-cell office:value-type="float" office:value="0.322359">
                <text:p>0.32235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2.500001">
                <text:p>22.500001</text:p>
              </table:table-cell>
              <table:table-cell office:value-type="float" office:value="0.32646">
                <text:p>0.3264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2.533335">
                <text:p>22.533335</text:p>
              </table:table-cell>
              <table:table-cell office:value-type="float" office:value="0.309091">
                <text:p>0.30909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2.566668">
                <text:p>22.566668</text:p>
              </table:table-cell>
              <table:table-cell office:value-type="float" office:value="0.319118">
                <text:p>0.31911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2.600001">
                <text:p>22.600001</text:p>
              </table:table-cell>
              <table:table-cell office:value-type="float" office:value="0.319837">
                <text:p>0.31983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2.633335">
                <text:p>22.633335</text:p>
              </table:table-cell>
              <table:table-cell office:value-type="float" office:value="0.306526">
                <text:p>0.30652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2.666668">
                <text:p>22.666668</text:p>
              </table:table-cell>
              <table:table-cell office:value-type="float" office:value="0.311816">
                <text:p>0.31181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2.700001">
                <text:p>22.700001</text:p>
              </table:table-cell>
              <table:table-cell office:value-type="float" office:value="0.314624">
                <text:p>0.31462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2.733335">
                <text:p>22.733335</text:p>
              </table:table-cell>
              <table:table-cell office:value-type="float" office:value="0.300042">
                <text:p>0.30004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2.766668">
                <text:p>22.766668</text:p>
              </table:table-cell>
              <table:table-cell office:value-type="float" office:value="0.299957">
                <text:p>0.29995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2.800001">
                <text:p>22.800001</text:p>
              </table:table-cell>
              <table:table-cell office:value-type="float" office:value="0.294067">
                <text:p>0.29406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2.833335">
                <text:p>22.833335</text:p>
              </table:table-cell>
              <table:table-cell office:value-type="float" office:value="0.303313">
                <text:p>0.30331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2.866668">
                <text:p>22.866668</text:p>
              </table:table-cell>
              <table:table-cell office:value-type="float" office:value="0.297475">
                <text:p>0.29747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2.900001">
                <text:p>22.900001</text:p>
              </table:table-cell>
              <table:table-cell office:value-type="float" office:value="0.304143">
                <text:p>0.30414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2.933335">
                <text:p>22.933335</text:p>
              </table:table-cell>
              <table:table-cell office:value-type="float" office:value="0.310874">
                <text:p>0.31087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2.966668">
                <text:p>22.966668</text:p>
              </table:table-cell>
              <table:table-cell office:value-type="float" office:value="0.300445">
                <text:p>0.30044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3.000001">
                <text:p>23.000001</text:p>
              </table:table-cell>
              <table:table-cell office:value-type="float" office:value="0.300638">
                <text:p>0.30063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3.033335">
                <text:p>23.033335</text:p>
              </table:table-cell>
              <table:table-cell office:value-type="float" office:value="0.297245">
                <text:p>0.29724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3.066668">
                <text:p>23.066668</text:p>
              </table:table-cell>
              <table:table-cell office:value-type="float" office:value="0.179635">
                <text:p>0.17963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3.100001">
                <text:p>23.100001</text:p>
              </table:table-cell>
              <table:table-cell office:value-type="float" office:value="0.174493">
                <text:p>0.17449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3.133335">
                <text:p>23.133335</text:p>
              </table:table-cell>
              <table:table-cell office:value-type="float" office:value="0.165224">
                <text:p>0.16522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3.166668">
                <text:p>23.166668</text:p>
              </table:table-cell>
              <table:table-cell office:value-type="float" office:value="0.172322">
                <text:p>0.17232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3.200001">
                <text:p>23.200001</text:p>
              </table:table-cell>
              <table:table-cell office:value-type="float" office:value="0.187636">
                <text:p>0.18763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3.233335">
                <text:p>23.233335</text:p>
              </table:table-cell>
              <table:table-cell office:value-type="float" office:value="0.162775">
                <text:p>0.16277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3.266668">
                <text:p>23.266668</text:p>
              </table:table-cell>
              <table:table-cell office:value-type="float" office:value="0.157392">
                <text:p>0.15739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3.300001">
                <text:p>23.300001</text:p>
              </table:table-cell>
              <table:table-cell office:value-type="float" office:value="0.1442">
                <text:p>0.144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3.333335">
                <text:p>23.333335</text:p>
              </table:table-cell>
              <table:table-cell office:value-type="float" office:value="0.151732">
                <text:p>0.15173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3.366668">
                <text:p>23.366668</text:p>
              </table:table-cell>
              <table:table-cell office:value-type="float" office:value="0.15876">
                <text:p>0.1587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3.400001">
                <text:p>23.400001</text:p>
              </table:table-cell>
              <table:table-cell office:value-type="float" office:value="0.145174">
                <text:p>0.14517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3.433335">
                <text:p>23.433335</text:p>
              </table:table-cell>
              <table:table-cell office:value-type="float" office:value="0.163748">
                <text:p>0.16374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3.466668">
                <text:p>23.466668</text:p>
              </table:table-cell>
              <table:table-cell office:value-type="float" office:value="0.183272">
                <text:p>0.18327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3.500001">
                <text:p>23.500001</text:p>
              </table:table-cell>
              <table:table-cell office:value-type="float" office:value="0.177386">
                <text:p>0.17738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3.533335">
                <text:p>23.533335</text:p>
              </table:table-cell>
              <table:table-cell office:value-type="float" office:value="0.178663">
                <text:p>0.17866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3.566668">
                <text:p>23.566668</text:p>
              </table:table-cell>
              <table:table-cell office:value-type="float" office:value="0.19143">
                <text:p>0.1914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3.600001">
                <text:p>23.600001</text:p>
              </table:table-cell>
              <table:table-cell office:value-type="float" office:value="0.20069">
                <text:p>0.2006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3.633335">
                <text:p>23.633335</text:p>
              </table:table-cell>
              <table:table-cell office:value-type="float" office:value="0.209587">
                <text:p>0.20958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3.666668">
                <text:p>23.666668</text:p>
              </table:table-cell>
              <table:table-cell office:value-type="float" office:value="0.20947">
                <text:p>0.2094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3.700001">
                <text:p>23.700001</text:p>
              </table:table-cell>
              <table:table-cell office:value-type="float" office:value="0.219118">
                <text:p>0.21911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3.733335">
                <text:p>23.733335</text:p>
              </table:table-cell>
              <table:table-cell office:value-type="float" office:value="0.236666">
                <text:p>0.23666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3.766668">
                <text:p>23.766668</text:p>
              </table:table-cell>
              <table:table-cell office:value-type="float" office:value="0.219888">
                <text:p>0.21988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3.800001">
                <text:p>23.800001</text:p>
              </table:table-cell>
              <table:table-cell office:value-type="float" office:value="0.232453">
                <text:p>0.23245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3.833335">
                <text:p>23.833335</text:p>
              </table:table-cell>
              <table:table-cell office:value-type="float" office:value="0.224857">
                <text:p>0.22485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3.866668">
                <text:p>23.866668</text:p>
              </table:table-cell>
              <table:table-cell office:value-type="float" office:value="0.233168">
                <text:p>0.23316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3.900001">
                <text:p>23.900001</text:p>
              </table:table-cell>
              <table:table-cell office:value-type="float" office:value="0.240331">
                <text:p>0.24033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3.933335">
                <text:p>23.933335</text:p>
              </table:table-cell>
              <table:table-cell office:value-type="float" office:value="0.244971">
                <text:p>0.24497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3.966668">
                <text:p>23.966668</text:p>
              </table:table-cell>
              <table:table-cell office:value-type="float" office:value="0.229126">
                <text:p>0.22912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4.000001">
                <text:p>24.000001</text:p>
              </table:table-cell>
              <table:table-cell office:value-type="float" office:value="0.230093">
                <text:p>0.23009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4.033335">
                <text:p>24.033335</text:p>
              </table:table-cell>
              <table:table-cell office:value-type="float" office:value="0.227925">
                <text:p>0.22792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4.066668">
                <text:p>24.066668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4.100001">
                <text:p>24.100001</text:p>
              </table:table-cell>
              <table:table-cell office:value-type="float" office:value="0.241209">
                <text:p>0.24120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4.133335">
                <text:p>24.133335</text:p>
              </table:table-cell>
              <table:table-cell office:value-type="float" office:value="0.216195">
                <text:p>0.21619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4.166668">
                <text:p>24.166668</text:p>
              </table:table-cell>
              <table:table-cell office:value-type="float" office:value="0.211146">
                <text:p>0.21114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4.200001">
                <text:p>24.200001</text:p>
              </table:table-cell>
              <table:table-cell office:value-type="float" office:value="0.215085">
                <text:p>0.21508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4.233335">
                <text:p>24.233335</text:p>
              </table:table-cell>
              <table:table-cell office:value-type="float" office:value="0.204085">
                <text:p>0.20408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4.266668">
                <text:p>24.266668</text:p>
              </table:table-cell>
              <table:table-cell office:value-type="float" office:value="0.20299">
                <text:p>0.2029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4.300001">
                <text:p>24.300001</text:p>
              </table:table-cell>
              <table:table-cell office:value-type="float" office:value="0.189222">
                <text:p>0.18922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4.333335">
                <text:p>24.333335</text:p>
              </table:table-cell>
              <table:table-cell office:value-type="float" office:value="0.173417">
                <text:p>0.17341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4.366668">
                <text:p>24.366668</text:p>
              </table:table-cell>
              <table:table-cell office:value-type="float" office:value="0.149964">
                <text:p>0.14996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4.400001">
                <text:p>24.400001</text:p>
              </table:table-cell>
              <table:table-cell office:value-type="float" office:value="0.19234">
                <text:p>0.1923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4.433335">
                <text:p>24.433335</text:p>
              </table:table-cell>
              <table:table-cell office:value-type="float" office:value="0.153234">
                <text:p>0.15323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4.466668">
                <text:p>24.466668</text:p>
              </table:table-cell>
              <table:table-cell office:value-type="float" office:value="0.145531">
                <text:p>0.14553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4.500001">
                <text:p>24.500001</text:p>
              </table:table-cell>
              <table:table-cell office:value-type="float" office:value="0.144275">
                <text:p>0.14427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4.533335">
                <text:p>24.533335</text:p>
              </table:table-cell>
              <table:table-cell office:value-type="float" office:value="0.163675">
                <text:p>0.16367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4.566668">
                <text:p>24.566668</text:p>
              </table:table-cell>
              <table:table-cell office:value-type="float" office:value="0.169609">
                <text:p>0.16960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4.600001">
                <text:p>24.600001</text:p>
              </table:table-cell>
              <table:table-cell office:value-type="float" office:value="0.146543">
                <text:p>0.14654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4.633335">
                <text:p>24.633335</text:p>
              </table:table-cell>
              <table:table-cell office:value-type="float" office:value="0.157684">
                <text:p>0.15768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4.666668">
                <text:p>24.666668</text:p>
              </table:table-cell>
              <table:table-cell office:value-type="float" office:value="0.141078">
                <text:p>0.14107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4.700001">
                <text:p>24.700001</text:p>
              </table:table-cell>
              <table:table-cell office:value-type="float" office:value="0.166484">
                <text:p>0.16648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4.733335">
                <text:p>24.733335</text:p>
              </table:table-cell>
              <table:table-cell office:value-type="float" office:value="0.162454">
                <text:p>0.16245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4.766668">
                <text:p>24.766668</text:p>
              </table:table-cell>
              <table:table-cell office:value-type="float" office:value="0.165844">
                <text:p>0.16584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4.800001">
                <text:p>24.800001</text:p>
              </table:table-cell>
              <table:table-cell office:value-type="float" office:value="0.170325">
                <text:p>0.17032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4.833335">
                <text:p>24.833335</text:p>
              </table:table-cell>
              <table:table-cell office:value-type="float" office:value="0.261034">
                <text:p>0.26103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4.866668">
                <text:p>24.866668</text:p>
              </table:table-cell>
              <table:table-cell office:value-type="float" office:value="0.235539">
                <text:p>0.23553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4.900001">
                <text:p>24.900001</text:p>
              </table:table-cell>
              <table:table-cell office:value-type="float" office:value="0.2393">
                <text:p>0.239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4.933335">
                <text:p>24.933335</text:p>
              </table:table-cell>
              <table:table-cell office:value-type="float" office:value="0.237111">
                <text:p>0.23711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4.966668">
                <text:p>24.966668</text:p>
              </table:table-cell>
              <table:table-cell office:value-type="float" office:value="0.224531">
                <text:p>0.22453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5.000001">
                <text:p>25.000001</text:p>
              </table:table-cell>
              <table:table-cell office:value-type="float" office:value="0.197874">
                <text:p>0.19787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5.033335">
                <text:p>25.033335</text:p>
              </table:table-cell>
              <table:table-cell office:value-type="float" office:value="0.202977">
                <text:p>0.20297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5.066668">
                <text:p>25.066668</text:p>
              </table:table-cell>
              <table:table-cell office:value-type="float" office:value="0.201307">
                <text:p>0.20130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5.100001">
                <text:p>25.100001</text:p>
              </table:table-cell>
              <table:table-cell office:value-type="float" office:value="0.211478">
                <text:p>0.21147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5.133335">
                <text:p>25.133335</text:p>
              </table:table-cell>
              <table:table-cell office:value-type="float" office:value="0.179475">
                <text:p>0.17947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5.166668">
                <text:p>25.166668</text:p>
              </table:table-cell>
              <table:table-cell office:value-type="float" office:value="0.203715">
                <text:p>0.20371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5.200001">
                <text:p>25.200001</text:p>
              </table:table-cell>
              <table:table-cell office:value-type="float" office:value="0.193317">
                <text:p>0.19331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5.233335">
                <text:p>25.233335</text:p>
              </table:table-cell>
              <table:table-cell office:value-type="float" office:value="0.162743">
                <text:p>0.16274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5.266668">
                <text:p>25.266668</text:p>
              </table:table-cell>
              <table:table-cell office:value-type="float" office:value="0.195508">
                <text:p>0.19550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5.300001">
                <text:p>25.300001</text:p>
              </table:table-cell>
              <table:table-cell office:value-type="float" office:value="0.190116">
                <text:p>0.19011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5.333335">
                <text:p>25.333335</text:p>
              </table:table-cell>
              <table:table-cell office:value-type="float" office:value="0.213784">
                <text:p>0.21378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5.366668">
                <text:p>25.366668</text:p>
              </table:table-cell>
              <table:table-cell office:value-type="float" office:value="0.22011">
                <text:p>0.2201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5.400001">
                <text:p>25.400001</text:p>
              </table:table-cell>
              <table:table-cell office:value-type="float" office:value="0.227479">
                <text:p>0.22747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5.433335">
                <text:p>25.433335</text:p>
              </table:table-cell>
              <table:table-cell office:value-type="float" office:value="0.226924">
                <text:p>0.22692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5.466668">
                <text:p>25.466668</text:p>
              </table:table-cell>
              <table:table-cell office:value-type="float" office:value="0.232834">
                <text:p>0.23283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5.500001">
                <text:p>25.500001</text:p>
              </table:table-cell>
              <table:table-cell office:value-type="float" office:value="0.244429">
                <text:p>0.24442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5.533335">
                <text:p>25.533335</text:p>
              </table:table-cell>
              <table:table-cell office:value-type="float" office:value="0.243278">
                <text:p>0.24327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5.566668">
                <text:p>25.566668</text:p>
              </table:table-cell>
              <table:table-cell office:value-type="float" office:value="0.247908">
                <text:p>0.24790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5.600001">
                <text:p>25.600001</text:p>
              </table:table-cell>
              <table:table-cell office:value-type="float" office:value="0.242669">
                <text:p>0.24266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5.633335">
                <text:p>25.633335</text:p>
              </table:table-cell>
              <table:table-cell office:value-type="float" office:value="0.239663">
                <text:p>0.23966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5.666668">
                <text:p>25.666668</text:p>
              </table:table-cell>
              <table:table-cell office:value-type="float" office:value="0.237003">
                <text:p>0.23700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5.700001">
                <text:p>25.700001</text:p>
              </table:table-cell>
              <table:table-cell office:value-type="float" office:value="0.234629">
                <text:p>0.23462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5.733335">
                <text:p>25.733335</text:p>
              </table:table-cell>
              <table:table-cell office:value-type="float" office:value="0.234332">
                <text:p>0.23433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5.766668">
                <text:p>25.766668</text:p>
              </table:table-cell>
              <table:table-cell office:value-type="float" office:value="0.245242">
                <text:p>0.24524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5.800001">
                <text:p>25.800001</text:p>
              </table:table-cell>
              <table:table-cell office:value-type="float" office:value="0.245735">
                <text:p>0.24573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5.833335">
                <text:p>25.833335</text:p>
              </table:table-cell>
              <table:table-cell office:value-type="float" office:value="0.248965">
                <text:p>0.24896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5.866668">
                <text:p>25.866668</text:p>
              </table:table-cell>
              <table:table-cell office:value-type="float" office:value="0.242028">
                <text:p>0.24202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5.900001">
                <text:p>25.900001</text:p>
              </table:table-cell>
              <table:table-cell office:value-type="float" office:value="0.247363">
                <text:p>0.24736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5.933335">
                <text:p>25.933335</text:p>
              </table:table-cell>
              <table:table-cell office:value-type="float" office:value="0.227139">
                <text:p>0.22713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5.966668">
                <text:p>25.966668</text:p>
              </table:table-cell>
              <table:table-cell office:value-type="float" office:value="0.22367">
                <text:p>0.2236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6.000001">
                <text:p>26.000001</text:p>
              </table:table-cell>
              <table:table-cell office:value-type="float" office:value="0.19517">
                <text:p>0.1951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6.033335">
                <text:p>26.033335</text:p>
              </table:table-cell>
              <table:table-cell office:value-type="float" office:value="0.206441">
                <text:p>0.20644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6.066668">
                <text:p>26.066668</text:p>
              </table:table-cell>
              <table:table-cell office:value-type="float" office:value="0.188365">
                <text:p>0.18836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6.100001">
                <text:p>26.100001</text:p>
              </table:table-cell>
              <table:table-cell office:value-type="float" office:value="0.169624">
                <text:p>0.16962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6.133335">
                <text:p>26.133335</text:p>
              </table:table-cell>
              <table:table-cell office:value-type="float" office:value="0.177929">
                <text:p>0.17792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6.166668">
                <text:p>26.166668</text:p>
              </table:table-cell>
              <table:table-cell office:value-type="float" office:value="0.18913">
                <text:p>0.1891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6.200001">
                <text:p>26.200001</text:p>
              </table:table-cell>
              <table:table-cell office:value-type="float" office:value="0.176571">
                <text:p>0.17657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6.233335">
                <text:p>26.233335</text:p>
              </table:table-cell>
              <table:table-cell office:value-type="float" office:value="0.19737">
                <text:p>0.1973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6.266668">
                <text:p>26.266668</text:p>
              </table:table-cell>
              <table:table-cell office:value-type="float" office:value="0.190859">
                <text:p>0.19085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6.300001">
                <text:p>26.300001</text:p>
              </table:table-cell>
              <table:table-cell office:value-type="float" office:value="0.194862">
                <text:p>0.19486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6.333335">
                <text:p>26.333335</text:p>
              </table:table-cell>
              <table:table-cell office:value-type="float" office:value="0.204875">
                <text:p>0.20487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6.366668">
                <text:p>26.366668</text:p>
              </table:table-cell>
              <table:table-cell office:value-type="float" office:value="0.219161">
                <text:p>0.21916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6.400001">
                <text:p>26.400001</text:p>
              </table:table-cell>
              <table:table-cell office:value-type="float" office:value="0.209633">
                <text:p>0.20963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6.433335">
                <text:p>26.433335</text:p>
              </table:table-cell>
              <table:table-cell office:value-type="float" office:value="0.210061">
                <text:p>0.21006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6.466668">
                <text:p>26.466668</text:p>
              </table:table-cell>
              <table:table-cell office:value-type="float" office:value="0.210674">
                <text:p>0.21067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6.500001">
                <text:p>26.500001</text:p>
              </table:table-cell>
              <table:table-cell office:value-type="float" office:value="0.24011">
                <text:p>0.2401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6.533335">
                <text:p>26.533335</text:p>
              </table:table-cell>
              <table:table-cell office:value-type="float" office:value="0.243484">
                <text:p>0.24348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6.566668">
                <text:p>26.566668</text:p>
              </table:table-cell>
              <table:table-cell office:value-type="float" office:value="0.261532">
                <text:p>0.26153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6.600001">
                <text:p>26.600001</text:p>
              </table:table-cell>
              <table:table-cell office:value-type="float" office:value="0.260518">
                <text:p>0.26051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6.633335">
                <text:p>26.633335</text:p>
              </table:table-cell>
              <table:table-cell office:value-type="float" office:value="0.26455">
                <text:p>0.2645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6.666668">
                <text:p>26.666668</text:p>
              </table:table-cell>
              <table:table-cell office:value-type="float" office:value="0.256351">
                <text:p>0.25635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6.700001">
                <text:p>26.700001</text:p>
              </table:table-cell>
              <table:table-cell office:value-type="float" office:value="0.268832">
                <text:p>0.26883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6.733335">
                <text:p>26.733335</text:p>
              </table:table-cell>
              <table:table-cell office:value-type="float" office:value="0.258745">
                <text:p>0.25874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6.766668">
                <text:p>26.766668</text:p>
              </table:table-cell>
              <table:table-cell office:value-type="float" office:value="0.265839">
                <text:p>0.26583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6.800001">
                <text:p>26.800001</text:p>
              </table:table-cell>
              <table:table-cell office:value-type="float" office:value="0.256286">
                <text:p>0.25628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6.833335">
                <text:p>26.833335</text:p>
              </table:table-cell>
              <table:table-cell office:value-type="float" office:value="0.270356">
                <text:p>0.27035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6.866668">
                <text:p>26.866668</text:p>
              </table:table-cell>
              <table:table-cell office:value-type="float" office:value="0.246116">
                <text:p>0.24611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6.900001">
                <text:p>26.900001</text:p>
              </table:table-cell>
              <table:table-cell office:value-type="float" office:value="0.282441">
                <text:p>0.28244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6.933335">
                <text:p>26.933335</text:p>
              </table:table-cell>
              <table:table-cell office:value-type="float" office:value="0.263724">
                <text:p>0.26372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6.966668">
                <text:p>26.966668</text:p>
              </table:table-cell>
              <table:table-cell office:value-type="float" office:value="0.262072">
                <text:p>0.26207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7.000001">
                <text:p>27.000001</text:p>
              </table:table-cell>
              <table:table-cell office:value-type="float" office:value="0.275746">
                <text:p>0.27574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7.033335">
                <text:p>27.033335</text:p>
              </table:table-cell>
              <table:table-cell office:value-type="float" office:value="0.276345">
                <text:p>0.27634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7.066668">
                <text:p>27.066668</text:p>
              </table:table-cell>
              <table:table-cell office:value-type="float" office:value="0.270911">
                <text:p>0.27091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7.100001">
                <text:p>27.100001</text:p>
              </table:table-cell>
              <table:table-cell office:value-type="float" office:value="0.297447">
                <text:p>0.29744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7.133335">
                <text:p>27.133335</text:p>
              </table:table-cell>
              <table:table-cell office:value-type="float" office:value="0.297835">
                <text:p>0.29783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7.166668">
                <text:p>27.166668</text:p>
              </table:table-cell>
              <table:table-cell office:value-type="float" office:value="0.287961">
                <text:p>0.28796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7.200001">
                <text:p>27.200001</text:p>
              </table:table-cell>
              <table:table-cell office:value-type="float" office:value="0.292914">
                <text:p>0.29291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7.233335">
                <text:p>27.233335</text:p>
              </table:table-cell>
              <table:table-cell office:value-type="float" office:value="0.277695">
                <text:p>0.27769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7.266668">
                <text:p>27.266668</text:p>
              </table:table-cell>
              <table:table-cell office:value-type="float" office:value="0.297164">
                <text:p>0.29716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7.300001">
                <text:p>27.300001</text:p>
              </table:table-cell>
              <table:table-cell office:value-type="float" office:value="0.31181">
                <text:p>0.3118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7.333335">
                <text:p>27.333335</text:p>
              </table:table-cell>
              <table:table-cell office:value-type="float" office:value="0.304581">
                <text:p>0.30458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7.366668">
                <text:p>27.366668</text:p>
              </table:table-cell>
              <table:table-cell office:value-type="float" office:value="0.302091">
                <text:p>0.30209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7.400001">
                <text:p>27.400001</text:p>
              </table:table-cell>
              <table:table-cell office:value-type="float" office:value="0.316768">
                <text:p>0.31676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7.433335">
                <text:p>27.433335</text:p>
              </table:table-cell>
              <table:table-cell office:value-type="float" office:value="0.302687">
                <text:p>0.30268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7.466668">
                <text:p>27.466668</text:p>
              </table:table-cell>
              <table:table-cell office:value-type="float" office:value="0.316604">
                <text:p>0.31660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7.500001">
                <text:p>27.500001</text:p>
              </table:table-cell>
              <table:table-cell office:value-type="float" office:value="0.329874">
                <text:p>0.32987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7.533335">
                <text:p>27.533335</text:p>
              </table:table-cell>
              <table:table-cell office:value-type="float" office:value="0.309875">
                <text:p>0.30987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7.566668">
                <text:p>27.566668</text:p>
              </table:table-cell>
              <table:table-cell office:value-type="float" office:value="0.30526">
                <text:p>0.3052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7.600001">
                <text:p>27.600001</text:p>
              </table:table-cell>
              <table:table-cell office:value-type="float" office:value="0.300306">
                <text:p>0.30030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7.633335">
                <text:p>27.633335</text:p>
              </table:table-cell>
              <table:table-cell office:value-type="float" office:value="0.313149">
                <text:p>0.31314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7.666668">
                <text:p>27.666668</text:p>
              </table:table-cell>
              <table:table-cell office:value-type="float" office:value="0.306121">
                <text:p>0.30612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7.700001">
                <text:p>27.700001</text:p>
              </table:table-cell>
              <table:table-cell office:value-type="float" office:value="0.306064">
                <text:p>0.30606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7.733335">
                <text:p>27.733335</text:p>
              </table:table-cell>
              <table:table-cell office:value-type="float" office:value="0.312258">
                <text:p>0.31225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7.766668">
                <text:p>27.766668</text:p>
              </table:table-cell>
              <table:table-cell office:value-type="float" office:value="0.306093">
                <text:p>0.30609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7.800001">
                <text:p>27.800001</text:p>
              </table:table-cell>
              <table:table-cell office:value-type="float" office:value="0.29786">
                <text:p>0.2978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7.833335">
                <text:p>27.833335</text:p>
              </table:table-cell>
              <table:table-cell office:value-type="float" office:value="0.2968">
                <text:p>0.296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7.866668">
                <text:p>27.866668</text:p>
              </table:table-cell>
              <table:table-cell office:value-type="float" office:value="0.292435">
                <text:p>0.29243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7.900001">
                <text:p>27.900001</text:p>
              </table:table-cell>
              <table:table-cell office:value-type="float" office:value="0.283983">
                <text:p>0.28398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7.933335">
                <text:p>27.933335</text:p>
              </table:table-cell>
              <table:table-cell office:value-type="float" office:value="0.276287">
                <text:p>0.27628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7.966668">
                <text:p>27.966668</text:p>
              </table:table-cell>
              <table:table-cell office:value-type="float" office:value="0.254618">
                <text:p>0.25461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8.000001">
                <text:p>28.000001</text:p>
              </table:table-cell>
              <table:table-cell office:value-type="float" office:value="0.2726">
                <text:p>0.272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8.033335">
                <text:p>28.033335</text:p>
              </table:table-cell>
              <table:table-cell office:value-type="float" office:value="0.28165">
                <text:p>0.2816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8.066668">
                <text:p>28.066668</text:p>
              </table:table-cell>
              <table:table-cell office:value-type="float" office:value="0.278546">
                <text:p>0.27854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8.100001">
                <text:p>28.100001</text:p>
              </table:table-cell>
              <table:table-cell office:value-type="float" office:value="0.265345">
                <text:p>0.26534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8.133335">
                <text:p>28.133335</text:p>
              </table:table-cell>
              <table:table-cell office:value-type="float" office:value="0.26691">
                <text:p>0.2669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8.166668">
                <text:p>28.166668</text:p>
              </table:table-cell>
              <table:table-cell office:value-type="float" office:value="0.287238">
                <text:p>0.28723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8.200001">
                <text:p>28.200001</text:p>
              </table:table-cell>
              <table:table-cell office:value-type="float" office:value="0.268593">
                <text:p>0.26859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8.233335">
                <text:p>28.233335</text:p>
              </table:table-cell>
              <table:table-cell office:value-type="float" office:value="0.257044">
                <text:p>0.25704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8.266668">
                <text:p>28.266668</text:p>
              </table:table-cell>
              <table:table-cell office:value-type="float" office:value="0.272493">
                <text:p>0.27249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8.300001">
                <text:p>28.300001</text:p>
              </table:table-cell>
              <table:table-cell office:value-type="float" office:value="0.28876">
                <text:p>0.2887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8.333335">
                <text:p>28.333335</text:p>
              </table:table-cell>
              <table:table-cell office:value-type="float" office:value="0.261628">
                <text:p>0.26162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8.366668">
                <text:p>28.366668</text:p>
              </table:table-cell>
              <table:table-cell office:value-type="float" office:value="0.265233">
                <text:p>0.26523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8.400001">
                <text:p>28.400001</text:p>
              </table:table-cell>
              <table:table-cell office:value-type="float" office:value="0.270152">
                <text:p>0.27015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8.433335">
                <text:p>28.433335</text:p>
              </table:table-cell>
              <table:table-cell office:value-type="float" office:value="0.27859">
                <text:p>0.2785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8.466668">
                <text:p>28.466668</text:p>
              </table:table-cell>
              <table:table-cell office:value-type="float" office:value="0.264093">
                <text:p>0.26409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8.500001">
                <text:p>28.500001</text:p>
              </table:table-cell>
              <table:table-cell office:value-type="float" office:value="0.269241">
                <text:p>0.26924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8.533335">
                <text:p>28.533335</text:p>
              </table:table-cell>
              <table:table-cell office:value-type="float" office:value="0.267915">
                <text:p>0.26791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8.566668">
                <text:p>28.566668</text:p>
              </table:table-cell>
              <table:table-cell office:value-type="float" office:value="0.271756">
                <text:p>0.27175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8.600001">
                <text:p>28.600001</text:p>
              </table:table-cell>
              <table:table-cell office:value-type="float" office:value="0.278926">
                <text:p>0.27892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8.633335">
                <text:p>28.633335</text:p>
              </table:table-cell>
              <table:table-cell office:value-type="float" office:value="0.265386">
                <text:p>0.26538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8.666668">
                <text:p>28.666668</text:p>
              </table:table-cell>
              <table:table-cell office:value-type="float" office:value="0.274507">
                <text:p>0.27450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8.700001">
                <text:p>28.700001</text:p>
              </table:table-cell>
              <table:table-cell office:value-type="float" office:value="0.275733">
                <text:p>0.27573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8.733335">
                <text:p>28.733335</text:p>
              </table:table-cell>
              <table:table-cell office:value-type="float" office:value="0.295632">
                <text:p>0.29563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8.766668">
                <text:p>28.766668</text:p>
              </table:table-cell>
              <table:table-cell office:value-type="float" office:value="0.26212">
                <text:p>0.2621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8.800002">
                <text:p>28.800002</text:p>
              </table:table-cell>
              <table:table-cell office:value-type="float" office:value="0.285721">
                <text:p>0.28572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8.833335">
                <text:p>28.833335</text:p>
              </table:table-cell>
              <table:table-cell office:value-type="float" office:value="0.279969">
                <text:p>0.27996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8.866668">
                <text:p>28.866668</text:p>
              </table:table-cell>
              <table:table-cell office:value-type="float" office:value="0.284135">
                <text:p>0.28413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8.900002">
                <text:p>28.900002</text:p>
              </table:table-cell>
              <table:table-cell office:value-type="float" office:value="0.287448">
                <text:p>0.28744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8.933335">
                <text:p>28.933335</text:p>
              </table:table-cell>
              <table:table-cell office:value-type="float" office:value="0.305675">
                <text:p>0.30567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8.966668">
                <text:p>28.966668</text:p>
              </table:table-cell>
              <table:table-cell office:value-type="float" office:value="0.288657">
                <text:p>0.28865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9.000002">
                <text:p>29.000002</text:p>
              </table:table-cell>
              <table:table-cell office:value-type="float" office:value="0.289154">
                <text:p>0.28915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9.033335">
                <text:p>29.033335</text:p>
              </table:table-cell>
              <table:table-cell office:value-type="float" office:value="0.301775">
                <text:p>0.30177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9.066668">
                <text:p>29.066668</text:p>
              </table:table-cell>
              <table:table-cell office:value-type="float" office:value="0.289889">
                <text:p>0.28988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9.100002">
                <text:p>29.100002</text:p>
              </table:table-cell>
              <table:table-cell office:value-type="float" office:value="0.296397">
                <text:p>0.29639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9.133335">
                <text:p>29.133335</text:p>
              </table:table-cell>
              <table:table-cell office:value-type="float" office:value="0.296679">
                <text:p>0.29667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9.166668">
                <text:p>29.166668</text:p>
              </table:table-cell>
              <table:table-cell office:value-type="float" office:value="0.287079">
                <text:p>0.28707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9.200002">
                <text:p>29.200002</text:p>
              </table:table-cell>
              <table:table-cell office:value-type="float" office:value="0.301961">
                <text:p>0.30196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9.233335">
                <text:p>29.233335</text:p>
              </table:table-cell>
              <table:table-cell office:value-type="float" office:value="0.300059">
                <text:p>0.30005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9.266668">
                <text:p>29.266668</text:p>
              </table:table-cell>
              <table:table-cell office:value-type="float" office:value="0.279759">
                <text:p>0.27975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9.300002">
                <text:p>29.300002</text:p>
              </table:table-cell>
              <table:table-cell office:value-type="float" office:value="0.29315">
                <text:p>0.2931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9.333335">
                <text:p>29.333335</text:p>
              </table:table-cell>
              <table:table-cell office:value-type="float" office:value="0.29582">
                <text:p>0.2958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9.366668">
                <text:p>29.366668</text:p>
              </table:table-cell>
              <table:table-cell office:value-type="float" office:value="0.288425">
                <text:p>0.28842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9.400002">
                <text:p>29.400002</text:p>
              </table:table-cell>
              <table:table-cell office:value-type="float" office:value="0.313948">
                <text:p>0.31394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9.433335">
                <text:p>29.433335</text:p>
              </table:table-cell>
              <table:table-cell office:value-type="float" office:value="0.292762">
                <text:p>0.29276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9.466668">
                <text:p>29.466668</text:p>
              </table:table-cell>
              <table:table-cell office:value-type="float" office:value="0.30839">
                <text:p>0.3083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9.500002">
                <text:p>29.500002</text:p>
              </table:table-cell>
              <table:table-cell office:value-type="float" office:value="0.298507">
                <text:p>0.29850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9.533335">
                <text:p>29.533335</text:p>
              </table:table-cell>
              <table:table-cell office:value-type="float" office:value="0.288295">
                <text:p>0.28829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9.566668">
                <text:p>29.566668</text:p>
              </table:table-cell>
              <table:table-cell office:value-type="float" office:value="0.285741">
                <text:p>0.28574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9.600002">
                <text:p>29.600002</text:p>
              </table:table-cell>
              <table:table-cell office:value-type="float" office:value="0.287832">
                <text:p>0.28783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9.633335">
                <text:p>29.633335</text:p>
              </table:table-cell>
              <table:table-cell office:value-type="float" office:value="0.274912">
                <text:p>0.27491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9.666668">
                <text:p>29.666668</text:p>
              </table:table-cell>
              <table:table-cell office:value-type="float" office:value="0.27077">
                <text:p>0.2707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9.700002">
                <text:p>29.700002</text:p>
              </table:table-cell>
              <table:table-cell office:value-type="float" office:value="0.263635">
                <text:p>0.26363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9.733335">
                <text:p>29.733335</text:p>
              </table:table-cell>
              <table:table-cell office:value-type="float" office:value="0.267231">
                <text:p>0.26723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9.766668">
                <text:p>29.766668</text:p>
              </table:table-cell>
              <table:table-cell office:value-type="float" office:value="0.25083">
                <text:p>0.2508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9.800002">
                <text:p>29.800002</text:p>
              </table:table-cell>
              <table:table-cell office:value-type="float" office:value="0.259649">
                <text:p>0.25964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9.833335">
                <text:p>29.833335</text:p>
              </table:table-cell>
              <table:table-cell office:value-type="float" office:value="0.274222">
                <text:p>0.27422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9.866668">
                <text:p>29.866668</text:p>
              </table:table-cell>
              <table:table-cell office:value-type="float" office:value="0.2622">
                <text:p>0.262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9.900002">
                <text:p>29.900002</text:p>
              </table:table-cell>
              <table:table-cell office:value-type="float" office:value="0.259065">
                <text:p>0.25906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9.933335">
                <text:p>29.933335</text:p>
              </table:table-cell>
              <table:table-cell office:value-type="float" office:value="0.269207">
                <text:p>0.26920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9.966668">
                <text:p>29.966668</text:p>
              </table:table-cell>
              <table:table-cell office:value-type="float" office:value="0.261432">
                <text:p>0.26143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0.000002">
                <text:p>30.000002</text:p>
              </table:table-cell>
              <table:table-cell office:value-type="float" office:value="0.253684">
                <text:p>0.25368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0.033335">
                <text:p>30.033335</text:p>
              </table:table-cell>
              <table:table-cell office:value-type="float" office:value="0.261511">
                <text:p>0.26151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0.066668">
                <text:p>30.066668</text:p>
              </table:table-cell>
              <table:table-cell office:value-type="float" office:value="0.251158">
                <text:p>0.25115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0.100002">
                <text:p>30.100002</text:p>
              </table:table-cell>
              <table:table-cell office:value-type="float" office:value="0.251054">
                <text:p>0.25105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0.133335">
                <text:p>30.133335</text:p>
              </table:table-cell>
              <table:table-cell office:value-type="float" office:value="0.247153">
                <text:p>0.24715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0.166668">
                <text:p>30.166668</text:p>
              </table:table-cell>
              <table:table-cell office:value-type="float" office:value="0.288039">
                <text:p>0.28803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0.200002">
                <text:p>30.200002</text:p>
              </table:table-cell>
              <table:table-cell office:value-type="float" office:value="0.264504">
                <text:p>0.26450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0.233335">
                <text:p>30.233335</text:p>
              </table:table-cell>
              <table:table-cell office:value-type="float" office:value="0.26562">
                <text:p>0.2656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0.266668">
                <text:p>30.266668</text:p>
              </table:table-cell>
              <table:table-cell office:value-type="float" office:value="0.254716">
                <text:p>0.25471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0.300002">
                <text:p>30.300002</text:p>
              </table:table-cell>
              <table:table-cell office:value-type="float" office:value="0.260728">
                <text:p>0.26072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0.333335">
                <text:p>30.333335</text:p>
              </table:table-cell>
              <table:table-cell office:value-type="float" office:value="0.2635">
                <text:p>0.263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0.366668">
                <text:p>30.366668</text:p>
              </table:table-cell>
              <table:table-cell office:value-type="float" office:value="0.280901">
                <text:p>0.28090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0.400002">
                <text:p>30.400002</text:p>
              </table:table-cell>
              <table:table-cell office:value-type="float" office:value="0.273662">
                <text:p>0.27366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0.433335">
                <text:p>30.433335</text:p>
              </table:table-cell>
              <table:table-cell office:value-type="float" office:value="0.258594">
                <text:p>0.25859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0.466668">
                <text:p>30.466668</text:p>
              </table:table-cell>
              <table:table-cell office:value-type="float" office:value="0.253003">
                <text:p>0.25300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0.500002">
                <text:p>30.500002</text:p>
              </table:table-cell>
              <table:table-cell office:value-type="float" office:value="0.257528">
                <text:p>0.25752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0.533335">
                <text:p>30.533335</text:p>
              </table:table-cell>
              <table:table-cell office:value-type="float" office:value="0.249224">
                <text:p>0.24922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0.566668">
                <text:p>30.566668</text:p>
              </table:table-cell>
              <table:table-cell office:value-type="float" office:value="0.265902">
                <text:p>0.26590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0.600002">
                <text:p>30.600002</text:p>
              </table:table-cell>
              <table:table-cell office:value-type="float" office:value="0.260216">
                <text:p>0.26021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0.633335">
                <text:p>30.633335</text:p>
              </table:table-cell>
              <table:table-cell office:value-type="float" office:value="0.279895">
                <text:p>0.27989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0.666668">
                <text:p>30.666668</text:p>
              </table:table-cell>
              <table:table-cell office:value-type="float" office:value="0.269479">
                <text:p>0.26947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0.700002">
                <text:p>30.700002</text:p>
              </table:table-cell>
              <table:table-cell office:value-type="float" office:value="0.263281">
                <text:p>0.26328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0.733335">
                <text:p>30.733335</text:p>
              </table:table-cell>
              <table:table-cell office:value-type="float" office:value="0.278009">
                <text:p>0.27800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0.766668">
                <text:p>30.766668</text:p>
              </table:table-cell>
              <table:table-cell office:value-type="float" office:value="0.267796">
                <text:p>0.26779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0.800002">
                <text:p>30.800002</text:p>
              </table:table-cell>
              <table:table-cell office:value-type="float" office:value="0.278723">
                <text:p>0.27872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0.833335">
                <text:p>30.833335</text:p>
              </table:table-cell>
              <table:table-cell office:value-type="float" office:value="0.284023">
                <text:p>0.28402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0.866668">
                <text:p>30.866668</text:p>
              </table:table-cell>
              <table:table-cell office:value-type="float" office:value="0.280775">
                <text:p>0.28077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0.900002">
                <text:p>30.900002</text:p>
              </table:table-cell>
              <table:table-cell office:value-type="float" office:value="0.291059">
                <text:p>0.29105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0.933335">
                <text:p>30.933335</text:p>
              </table:table-cell>
              <table:table-cell office:value-type="float" office:value="0.272605">
                <text:p>0.27260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0.966668">
                <text:p>30.966668</text:p>
              </table:table-cell>
              <table:table-cell office:value-type="float" office:value="0.28079">
                <text:p>0.2807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1.000002">
                <text:p>31.000002</text:p>
              </table:table-cell>
              <table:table-cell office:value-type="float" office:value="0.280692">
                <text:p>0.28069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1.033335">
                <text:p>31.033335</text:p>
              </table:table-cell>
              <table:table-cell office:value-type="float" office:value="0.283569">
                <text:p>0.28356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1.066668">
                <text:p>31.066668</text:p>
              </table:table-cell>
              <table:table-cell office:value-type="float" office:value="0.278259">
                <text:p>0.27825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1.100002">
                <text:p>31.100002</text:p>
              </table:table-cell>
              <table:table-cell office:value-type="float" office:value="0.277956">
                <text:p>0.27795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1.133335">
                <text:p>31.133335</text:p>
              </table:table-cell>
              <table:table-cell office:value-type="float" office:value="0.287572">
                <text:p>0.28757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1.166668">
                <text:p>31.166668</text:p>
              </table:table-cell>
              <table:table-cell office:value-type="float" office:value="0.277665">
                <text:p>0.27766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1.200002">
                <text:p>31.200002</text:p>
              </table:table-cell>
              <table:table-cell office:value-type="float" office:value="0.285487">
                <text:p>0.28548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1.233335">
                <text:p>31.233335</text:p>
              </table:table-cell>
              <table:table-cell office:value-type="float" office:value="0.261384">
                <text:p>0.26138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1.266668">
                <text:p>31.266668</text:p>
              </table:table-cell>
              <table:table-cell office:value-type="float" office:value="0.264292">
                <text:p>0.26429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1.300002">
                <text:p>31.300002</text:p>
              </table:table-cell>
              <table:table-cell office:value-type="float" office:value="0.257016">
                <text:p>0.25701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1.333335">
                <text:p>31.333335</text:p>
              </table:table-cell>
              <table:table-cell office:value-type="float" office:value="0.263815">
                <text:p>0.26381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1.366668">
                <text:p>31.366668</text:p>
              </table:table-cell>
              <table:table-cell office:value-type="float" office:value="0.269998">
                <text:p>0.26999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1.400002">
                <text:p>31.400002</text:p>
              </table:table-cell>
              <table:table-cell office:value-type="float" office:value="0.268362">
                <text:p>0.26836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1.433335">
                <text:p>31.433335</text:p>
              </table:table-cell>
              <table:table-cell office:value-type="float" office:value="0.25686">
                <text:p>0.2568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1.466668">
                <text:p>31.466668</text:p>
              </table:table-cell>
              <table:table-cell office:value-type="float" office:value="0.244593">
                <text:p>0.24459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1.500002">
                <text:p>31.500002</text:p>
              </table:table-cell>
              <table:table-cell office:value-type="float" office:value="0.252133">
                <text:p>0.25213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1.533335">
                <text:p>31.533335</text:p>
              </table:table-cell>
              <table:table-cell office:value-type="float" office:value="0.261401">
                <text:p>0.26140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1.566668">
                <text:p>31.566668</text:p>
              </table:table-cell>
              <table:table-cell office:value-type="float" office:value="0.269462">
                <text:p>0.26946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1.600002">
                <text:p>31.600002</text:p>
              </table:table-cell>
              <table:table-cell office:value-type="float" office:value="0.262423">
                <text:p>0.26242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1.633335">
                <text:p>31.633335</text:p>
              </table:table-cell>
              <table:table-cell office:value-type="float" office:value="0.26467">
                <text:p>0.2646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1.666668">
                <text:p>31.666668</text:p>
              </table:table-cell>
              <table:table-cell office:value-type="float" office:value="0.249977">
                <text:p>0.24997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1.700002">
                <text:p>31.700002</text:p>
              </table:table-cell>
              <table:table-cell office:value-type="float" office:value="0.257267">
                <text:p>0.25726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1.733335">
                <text:p>31.733335</text:p>
              </table:table-cell>
              <table:table-cell office:value-type="float" office:value="0.263343">
                <text:p>0.26334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1.766668">
                <text:p>31.766668</text:p>
              </table:table-cell>
              <table:table-cell office:value-type="float" office:value="0.252491">
                <text:p>0.25249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1.800002">
                <text:p>31.800002</text:p>
              </table:table-cell>
              <table:table-cell office:value-type="float" office:value="0.249413">
                <text:p>0.24941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1.833335">
                <text:p>31.833335</text:p>
              </table:table-cell>
              <table:table-cell office:value-type="float" office:value="0.253678">
                <text:p>0.25367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1.866668">
                <text:p>31.866668</text:p>
              </table:table-cell>
              <table:table-cell office:value-type="float" office:value="0.279704">
                <text:p>0.27970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1.900002">
                <text:p>31.900002</text:p>
              </table:table-cell>
              <table:table-cell office:value-type="float" office:value="0.246947">
                <text:p>0.24694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1.933335">
                <text:p>31.933335</text:p>
              </table:table-cell>
              <table:table-cell office:value-type="float" office:value="0.231552">
                <text:p>0.23155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1.966668">
                <text:p>31.966668</text:p>
              </table:table-cell>
              <table:table-cell office:value-type="float" office:value="0.224072">
                <text:p>0.22407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2.000002">
                <text:p>32.000002</text:p>
              </table:table-cell>
              <table:table-cell office:value-type="float" office:value="0.206478">
                <text:p>0.20647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2.033335">
                <text:p>32.033335</text:p>
              </table:table-cell>
              <table:table-cell office:value-type="float" office:value="0.203415">
                <text:p>0.20341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2.066668">
                <text:p>32.066668</text:p>
              </table:table-cell>
              <table:table-cell office:value-type="float" office:value="0.188162">
                <text:p>0.18816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2.100002">
                <text:p>32.100002</text:p>
              </table:table-cell>
              <table:table-cell office:value-type="float" office:value="0.200792">
                <text:p>0.20079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2.133335">
                <text:p>32.133335</text:p>
              </table:table-cell>
              <table:table-cell office:value-type="float" office:value="0.192594">
                <text:p>0.19259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2.166668">
                <text:p>32.166668</text:p>
              </table:table-cell>
              <table:table-cell office:value-type="float" office:value="0.180714">
                <text:p>0.18071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2.200002">
                <text:p>32.200002</text:p>
              </table:table-cell>
              <table:table-cell office:value-type="float" office:value="0.175507">
                <text:p>0.17550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2.233335">
                <text:p>32.233335</text:p>
              </table:table-cell>
              <table:table-cell office:value-type="float" office:value="0.167832">
                <text:p>0.16783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2.266668">
                <text:p>32.266668</text:p>
              </table:table-cell>
              <table:table-cell office:value-type="float" office:value="0.143031">
                <text:p>0.14303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2.300002">
                <text:p>32.300002</text:p>
              </table:table-cell>
              <table:table-cell office:value-type="float" office:value="0.141154">
                <text:p>0.14115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2.333335">
                <text:p>32.333335</text:p>
              </table:table-cell>
              <table:table-cell office:value-type="float" office:value="0.146836">
                <text:p>0.14683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2.366668">
                <text:p>32.366668</text:p>
              </table:table-cell>
              <table:table-cell office:value-type="float" office:value="0.155683">
                <text:p>0.15568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2.400002">
                <text:p>32.400002</text:p>
              </table:table-cell>
              <table:table-cell office:value-type="float" office:value="0.156481">
                <text:p>0.15648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2.433335">
                <text:p>32.433335</text:p>
              </table:table-cell>
              <table:table-cell office:value-type="float" office:value="0.184859">
                <text:p>0.18485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2.466668">
                <text:p>32.466668</text:p>
              </table:table-cell>
              <table:table-cell office:value-type="float" office:value="0.203555">
                <text:p>0.20355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2.500002">
                <text:p>32.500002</text:p>
              </table:table-cell>
              <table:table-cell office:value-type="float" office:value="0.228268">
                <text:p>0.22826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2.533335">
                <text:p>32.533335</text:p>
              </table:table-cell>
              <table:table-cell office:value-type="float" office:value="0.243787">
                <text:p>0.24378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2.566668">
                <text:p>32.566668</text:p>
              </table:table-cell>
              <table:table-cell office:value-type="float" office:value="0.239391">
                <text:p>0.23939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2.600002">
                <text:p>32.600002</text:p>
              </table:table-cell>
              <table:table-cell office:value-type="float" office:value="0.251312">
                <text:p>0.25131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2.633335">
                <text:p>32.633335</text:p>
              </table:table-cell>
              <table:table-cell office:value-type="float" office:value="0.248474">
                <text:p>0.24847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2.666668">
                <text:p>32.666668</text:p>
              </table:table-cell>
              <table:table-cell office:value-type="float" office:value="0.23885">
                <text:p>0.2388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2.700002">
                <text:p>32.700002</text:p>
              </table:table-cell>
              <table:table-cell office:value-type="float" office:value="0.207916">
                <text:p>0.20791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2.733335">
                <text:p>32.733335</text:p>
              </table:table-cell>
              <table:table-cell office:value-type="float" office:value="0.208673">
                <text:p>0.20867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2.766668">
                <text:p>32.766668</text:p>
              </table:table-cell>
              <table:table-cell office:value-type="float" office:value="0.204177">
                <text:p>0.20417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2.800002">
                <text:p>32.800002</text:p>
              </table:table-cell>
              <table:table-cell office:value-type="float" office:value="0.210967">
                <text:p>0.21096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2.833335">
                <text:p>32.833335</text:p>
              </table:table-cell>
              <table:table-cell office:value-type="float" office:value="0.206591">
                <text:p>0.20659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2.866668">
                <text:p>32.866668</text:p>
              </table:table-cell>
              <table:table-cell office:value-type="float" office:value="0.225871">
                <text:p>0.22587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2.900002">
                <text:p>32.900002</text:p>
              </table:table-cell>
              <table:table-cell office:value-type="float" office:value="0.219643">
                <text:p>0.21964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2.933335">
                <text:p>32.933335</text:p>
              </table:table-cell>
              <table:table-cell office:value-type="float" office:value="0.246548">
                <text:p>0.24654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2.966668">
                <text:p>32.966668</text:p>
              </table:table-cell>
              <table:table-cell office:value-type="float" office:value="0.243496">
                <text:p>0.24349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3.000002">
                <text:p>33.000002</text:p>
              </table:table-cell>
              <table:table-cell office:value-type="float" office:value="0.260186">
                <text:p>0.26018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3.033335">
                <text:p>33.033335</text:p>
              </table:table-cell>
              <table:table-cell office:value-type="float" office:value="0.243995">
                <text:p>0.24399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3.066668">
                <text:p>33.066668</text:p>
              </table:table-cell>
              <table:table-cell office:value-type="float" office:value="0.235339">
                <text:p>0.23533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3.100002">
                <text:p>33.100002</text:p>
              </table:table-cell>
              <table:table-cell office:value-type="float" office:value="0.212326">
                <text:p>0.21232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3.133335">
                <text:p>33.133335</text:p>
              </table:table-cell>
              <table:table-cell office:value-type="float" office:value="0.191697">
                <text:p>0.19169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3.166668">
                <text:p>33.166668</text:p>
              </table:table-cell>
              <table:table-cell office:value-type="float" office:value="0.176771">
                <text:p>0.17677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3.200002">
                <text:p>33.200002</text:p>
              </table:table-cell>
              <table:table-cell office:value-type="float" office:value="0.164502">
                <text:p>0.16450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3.233335">
                <text:p>33.233335</text:p>
              </table:table-cell>
              <table:table-cell office:value-type="float" office:value="0.150472">
                <text:p>0.15047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3.266668">
                <text:p>33.266668</text:p>
              </table:table-cell>
              <table:table-cell office:value-type="float" office:value="0.133781">
                <text:p>0.13378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3.300002">
                <text:p>33.300002</text:p>
              </table:table-cell>
              <table:table-cell office:value-type="float" office:value="0.143316">
                <text:p>0.14331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3.333335">
                <text:p>33.333335</text:p>
              </table:table-cell>
              <table:table-cell office:value-type="float" office:value="0.159538">
                <text:p>0.15953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3.366668">
                <text:p>33.366668</text:p>
              </table:table-cell>
              <table:table-cell office:value-type="float" office:value="0.164596">
                <text:p>0.16459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3.400002">
                <text:p>33.400002</text:p>
              </table:table-cell>
              <table:table-cell office:value-type="float" office:value="0.172246">
                <text:p>0.17224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3.433335">
                <text:p>33.433335</text:p>
              </table:table-cell>
              <table:table-cell office:value-type="float" office:value="0.181386">
                <text:p>0.18138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3.466668">
                <text:p>33.466668</text:p>
              </table:table-cell>
              <table:table-cell office:value-type="float" office:value="0.182986">
                <text:p>0.18298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3.500002">
                <text:p>33.500002</text:p>
              </table:table-cell>
              <table:table-cell office:value-type="float" office:value="0.187292">
                <text:p>0.18729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3.533335">
                <text:p>33.533335</text:p>
              </table:table-cell>
              <table:table-cell office:value-type="float" office:value="0.210613">
                <text:p>0.21061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3.566668">
                <text:p>33.566668</text:p>
              </table:table-cell>
              <table:table-cell office:value-type="float" office:value="0.201661">
                <text:p>0.20166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3.600002">
                <text:p>33.600002</text:p>
              </table:table-cell>
              <table:table-cell office:value-type="float" office:value="0.224206">
                <text:p>0.22420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3.633335">
                <text:p>33.633335</text:p>
              </table:table-cell>
              <table:table-cell office:value-type="float" office:value="0.23173">
                <text:p>0.2317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3.666668">
                <text:p>33.666668</text:p>
              </table:table-cell>
              <table:table-cell office:value-type="float" office:value="0.258421">
                <text:p>0.25842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3.700002">
                <text:p>33.700002</text:p>
              </table:table-cell>
              <table:table-cell office:value-type="float" office:value="0.261545">
                <text:p>0.26154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3.733335">
                <text:p>33.733335</text:p>
              </table:table-cell>
              <table:table-cell office:value-type="float" office:value="0.244337">
                <text:p>0.24433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3.766668">
                <text:p>33.766668</text:p>
              </table:table-cell>
              <table:table-cell office:value-type="float" office:value="0.220645">
                <text:p>0.22064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3.800002">
                <text:p>33.800002</text:p>
              </table:table-cell>
              <table:table-cell office:value-type="float" office:value="0.204176">
                <text:p>0.20417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3.833335">
                <text:p>33.833335</text:p>
              </table:table-cell>
              <table:table-cell office:value-type="float" office:value="0.196081">
                <text:p>0.19608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3.866668">
                <text:p>33.866668</text:p>
              </table:table-cell>
              <table:table-cell office:value-type="float" office:value="0.17322">
                <text:p>0.1732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3.900002">
                <text:p>33.900002</text:p>
              </table:table-cell>
              <table:table-cell office:value-type="float" office:value="0.177899">
                <text:p>0.17789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3.933335">
                <text:p>33.933335</text:p>
              </table:table-cell>
              <table:table-cell office:value-type="float" office:value="0.170241">
                <text:p>0.17024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3.966668">
                <text:p>33.966668</text:p>
              </table:table-cell>
              <table:table-cell office:value-type="float" office:value="0.18679">
                <text:p>0.1867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4.000002">
                <text:p>34.000002</text:p>
              </table:table-cell>
              <table:table-cell office:value-type="float" office:value="0.206091">
                <text:p>0.20609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4.033335">
                <text:p>34.033335</text:p>
              </table:table-cell>
              <table:table-cell office:value-type="float" office:value="0.205463">
                <text:p>0.20546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4.066668">
                <text:p>34.066668</text:p>
              </table:table-cell>
              <table:table-cell office:value-type="float" office:value="0.205462">
                <text:p>0.20546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4.100002">
                <text:p>34.100002</text:p>
              </table:table-cell>
              <table:table-cell office:value-type="float" office:value="0.222959">
                <text:p>0.22295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4.133335">
                <text:p>34.133335</text:p>
              </table:table-cell>
              <table:table-cell office:value-type="float" office:value="0.237174">
                <text:p>0.23717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4.166668">
                <text:p>34.166668</text:p>
              </table:table-cell>
              <table:table-cell office:value-type="float" office:value="0.240073">
                <text:p>0.24007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4.200002">
                <text:p>34.200002</text:p>
              </table:table-cell>
              <table:table-cell office:value-type="float" office:value="0.22515">
                <text:p>0.2251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4.233335">
                <text:p>34.233335</text:p>
              </table:table-cell>
              <table:table-cell office:value-type="float" office:value="0.233458">
                <text:p>0.23345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4.266668">
                <text:p>34.266668</text:p>
              </table:table-cell>
              <table:table-cell office:value-type="float" office:value="0.23103">
                <text:p>0.2310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4.300002">
                <text:p>34.300002</text:p>
              </table:table-cell>
              <table:table-cell office:value-type="float" office:value="0.22816">
                <text:p>0.2281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4.333335">
                <text:p>34.333335</text:p>
              </table:table-cell>
              <table:table-cell office:value-type="float" office:value="0.224252">
                <text:p>0.22425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4.366668">
                <text:p>34.366668</text:p>
              </table:table-cell>
              <table:table-cell office:value-type="float" office:value="0.230853">
                <text:p>0.23085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4.400002">
                <text:p>34.400002</text:p>
              </table:table-cell>
              <table:table-cell office:value-type="float" office:value="0.231937">
                <text:p>0.231937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4.433335">
                <text:p>34.433335</text:p>
              </table:table-cell>
              <table:table-cell office:value-type="float" office:value="0.22471">
                <text:p>0.2247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4.466668">
                <text:p>34.466668</text:p>
              </table:table-cell>
              <table:table-cell office:value-type="float" office:value="0.241948">
                <text:p>0.24194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4.500002">
                <text:p>34.500002</text:p>
              </table:table-cell>
              <table:table-cell office:value-type="float" office:value="0.26644">
                <text:p>0.2664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4.533335">
                <text:p>34.533335</text:p>
              </table:table-cell>
              <table:table-cell office:value-type="float" office:value="0.278886">
                <text:p>0.27888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4.566668">
                <text:p>34.566668</text:p>
              </table:table-cell>
              <table:table-cell office:value-type="float" office:value="0.254821">
                <text:p>0.25482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4.600002">
                <text:p>34.600002</text:p>
              </table:table-cell>
              <table:table-cell office:value-type="float" office:value="0.241755">
                <text:p>0.24175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4.633335">
                <text:p>34.633335</text:p>
              </table:table-cell>
              <table:table-cell office:value-type="float" office:value="0.268126">
                <text:p>0.26812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4.666668">
                <text:p>34.666668</text:p>
              </table:table-cell>
              <table:table-cell office:value-type="float" office:value="0.239835">
                <text:p>0.23983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4.700002">
                <text:p>34.700002</text:p>
              </table:table-cell>
              <table:table-cell office:value-type="float" office:value="0.223048">
                <text:p>0.22304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4.733335">
                <text:p>34.733335</text:p>
              </table:table-cell>
              <table:table-cell office:value-type="float" office:value="0.212481">
                <text:p>0.21248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4.766668">
                <text:p>34.766668</text:p>
              </table:table-cell>
              <table:table-cell office:value-type="float" office:value="0.219313">
                <text:p>0.21931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4.800002">
                <text:p>34.800002</text:p>
              </table:table-cell>
              <table:table-cell office:value-type="float" office:value="0.240093">
                <text:p>0.24009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4.833335">
                <text:p>34.833335</text:p>
              </table:table-cell>
              <table:table-cell office:value-type="float" office:value="0.23467">
                <text:p>0.2346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4.866668">
                <text:p>34.866668</text:p>
              </table:table-cell>
              <table:table-cell office:value-type="float" office:value="0.250008">
                <text:p>0.25000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4.900002">
                <text:p>34.900002</text:p>
              </table:table-cell>
              <table:table-cell office:value-type="float" office:value="0.230539">
                <text:p>0.23053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4.933335">
                <text:p>34.933335</text:p>
              </table:table-cell>
              <table:table-cell office:value-type="float" office:value="0.22245">
                <text:p>0.2224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4.966668">
                <text:p>34.966668</text:p>
              </table:table-cell>
              <table:table-cell office:value-type="float" office:value="0.236518">
                <text:p>0.23651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5.000002">
                <text:p>35.000002</text:p>
              </table:table-cell>
              <table:table-cell office:value-type="float" office:value="0.23176">
                <text:p>0.2317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5.033335">
                <text:p>35.033335</text:p>
              </table:table-cell>
              <table:table-cell office:value-type="float" office:value="0.229479">
                <text:p>0.22947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5.066668">
                <text:p>35.066668</text:p>
              </table:table-cell>
              <table:table-cell office:value-type="float" office:value="0.21459">
                <text:p>0.2145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5.100002">
                <text:p>35.100002</text:p>
              </table:table-cell>
              <table:table-cell office:value-type="float" office:value="0.214532">
                <text:p>0.21453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5.133335">
                <text:p>35.133335</text:p>
              </table:table-cell>
              <table:table-cell office:value-type="float" office:value="0.182673">
                <text:p>0.18267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5.166669">
                <text:p>35.166669</text:p>
              </table:table-cell>
              <table:table-cell office:value-type="float" office:value="0.177053">
                <text:p>0.17705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5.200002">
                <text:p>35.200002</text:p>
              </table:table-cell>
              <table:table-cell office:value-type="float" office:value="0.188705">
                <text:p>0.18870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5.233335">
                <text:p>35.233335</text:p>
              </table:table-cell>
              <table:table-cell office:value-type="float" office:value="0.1867">
                <text:p>0.186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5.266669">
                <text:p>35.266669</text:p>
              </table:table-cell>
              <table:table-cell office:value-type="float" office:value="0.190828">
                <text:p>0.19082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5.300002">
                <text:p>35.300002</text:p>
              </table:table-cell>
              <table:table-cell office:value-type="float" office:value="0.201824">
                <text:p>0.20182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5.333335">
                <text:p>35.333335</text:p>
              </table:table-cell>
              <table:table-cell office:value-type="float" office:value="0.235891">
                <text:p>0.23589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5.366669">
                <text:p>35.366669</text:p>
              </table:table-cell>
              <table:table-cell office:value-type="float" office:value="0.240332">
                <text:p>0.24033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5.400002">
                <text:p>35.400002</text:p>
              </table:table-cell>
              <table:table-cell office:value-type="float" office:value="0.258601">
                <text:p>0.25860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5.433335">
                <text:p>35.433335</text:p>
              </table:table-cell>
              <table:table-cell office:value-type="float" office:value="0.261683">
                <text:p>0.26168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5.466669">
                <text:p>35.466669</text:p>
              </table:table-cell>
              <table:table-cell office:value-type="float" office:value="0.286907">
                <text:p>0.28690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5.500002">
                <text:p>35.500002</text:p>
              </table:table-cell>
              <table:table-cell office:value-type="float" office:value="0.267318">
                <text:p>0.26731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5.533335">
                <text:p>35.533335</text:p>
              </table:table-cell>
              <table:table-cell office:value-type="float" office:value="0.256808">
                <text:p>0.25680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5.566669">
                <text:p>35.566669</text:p>
              </table:table-cell>
              <table:table-cell office:value-type="float" office:value="0.241298">
                <text:p>0.24129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5.600002">
                <text:p>35.600002</text:p>
              </table:table-cell>
              <table:table-cell office:value-type="float" office:value="0.266124">
                <text:p>0.26612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5.633335">
                <text:p>35.633335</text:p>
              </table:table-cell>
              <table:table-cell office:value-type="float" office:value="0.244571">
                <text:p>0.24457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5.666669">
                <text:p>35.666669</text:p>
              </table:table-cell>
              <table:table-cell office:value-type="float" office:value="0.244032">
                <text:p>0.24403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5.700002">
                <text:p>35.700002</text:p>
              </table:table-cell>
              <table:table-cell office:value-type="float" office:value="0.25763">
                <text:p>0.2576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5.733335">
                <text:p>35.733335</text:p>
              </table:table-cell>
              <table:table-cell office:value-type="float" office:value="0.255974">
                <text:p>0.25597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5.766669">
                <text:p>35.766669</text:p>
              </table:table-cell>
              <table:table-cell office:value-type="float" office:value="0.2501">
                <text:p>0.250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5.800002">
                <text:p>35.800002</text:p>
              </table:table-cell>
              <table:table-cell office:value-type="float" office:value="0.240594">
                <text:p>0.24059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5.833335">
                <text:p>35.833335</text:p>
              </table:table-cell>
              <table:table-cell office:value-type="float" office:value="0.257279">
                <text:p>0.25727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5.866669">
                <text:p>35.866669</text:p>
              </table:table-cell>
              <table:table-cell office:value-type="float" office:value="0.250037">
                <text:p>0.25003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5.900002">
                <text:p>35.900002</text:p>
              </table:table-cell>
              <table:table-cell office:value-type="float" office:value="0.253061">
                <text:p>0.25306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5.933335">
                <text:p>35.933335</text:p>
              </table:table-cell>
              <table:table-cell office:value-type="float" office:value="0.257122">
                <text:p>0.25712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5.966669">
                <text:p>35.966669</text:p>
              </table:table-cell>
              <table:table-cell office:value-type="float" office:value="0.280866">
                <text:p>0.28086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6.000002">
                <text:p>36.000002</text:p>
              </table:table-cell>
              <table:table-cell office:value-type="float" office:value="0.292742">
                <text:p>0.29274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6.033335">
                <text:p>36.033335</text:p>
              </table:table-cell>
              <table:table-cell office:value-type="float" office:value="0.301228">
                <text:p>0.30122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6.066669">
                <text:p>36.066669</text:p>
              </table:table-cell>
              <table:table-cell office:value-type="float" office:value="0.318528">
                <text:p>0.31852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6.100002">
                <text:p>36.100002</text:p>
              </table:table-cell>
              <table:table-cell office:value-type="float" office:value="0.306811">
                <text:p>0.30681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6.133335">
                <text:p>36.133335</text:p>
              </table:table-cell>
              <table:table-cell office:value-type="float" office:value="0.290223">
                <text:p>0.29022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6.166669">
                <text:p>36.166669</text:p>
              </table:table-cell>
              <table:table-cell office:value-type="float" office:value="0.263244">
                <text:p>0.26324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6.200002">
                <text:p>36.200002</text:p>
              </table:table-cell>
              <table:table-cell office:value-type="float" office:value="0.265309">
                <text:p>0.26530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6.233335">
                <text:p>36.233335</text:p>
              </table:table-cell>
              <table:table-cell office:value-type="float" office:value="0.256189">
                <text:p>0.25618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6.266669">
                <text:p>36.266669</text:p>
              </table:table-cell>
              <table:table-cell office:value-type="float" office:value="0.254467">
                <text:p>0.25446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6.300002">
                <text:p>36.300002</text:p>
              </table:table-cell>
              <table:table-cell office:value-type="float" office:value="0.273221">
                <text:p>0.27322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6.333335">
                <text:p>36.333335</text:p>
              </table:table-cell>
              <table:table-cell office:value-type="float" office:value="0.255527">
                <text:p>0.25552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6.366669">
                <text:p>36.366669</text:p>
              </table:table-cell>
              <table:table-cell office:value-type="float" office:value="0.264265">
                <text:p>0.26426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6.400002">
                <text:p>36.400002</text:p>
              </table:table-cell>
              <table:table-cell office:value-type="float" office:value="0.259806">
                <text:p>0.25980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6.433335">
                <text:p>36.433335</text:p>
              </table:table-cell>
              <table:table-cell office:value-type="float" office:value="0.272836">
                <text:p>0.27283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6.466669">
                <text:p>36.466669</text:p>
              </table:table-cell>
              <table:table-cell office:value-type="float" office:value="0.283872">
                <text:p>0.28387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6.500002">
                <text:p>36.500002</text:p>
              </table:table-cell>
              <table:table-cell office:value-type="float" office:value="0.294474">
                <text:p>0.29447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6.533335">
                <text:p>36.533335</text:p>
              </table:table-cell>
              <table:table-cell office:value-type="float" office:value="0.308055">
                <text:p>0.30805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6.566669">
                <text:p>36.566669</text:p>
              </table:table-cell>
              <table:table-cell office:value-type="float" office:value="0.312897">
                <text:p>0.31289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6.600002">
                <text:p>36.600002</text:p>
              </table:table-cell>
              <table:table-cell office:value-type="float" office:value="0.320328">
                <text:p>0.32032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6.633335">
                <text:p>36.633335</text:p>
              </table:table-cell>
              <table:table-cell office:value-type="float" office:value="0.310699">
                <text:p>0.31069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6.666669">
                <text:p>36.666669</text:p>
              </table:table-cell>
              <table:table-cell office:value-type="float" office:value="0.28737">
                <text:p>0.2873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6.700002">
                <text:p>36.700002</text:p>
              </table:table-cell>
              <table:table-cell office:value-type="float" office:value="0.280559">
                <text:p>0.28055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6.733335">
                <text:p>36.733335</text:p>
              </table:table-cell>
              <table:table-cell office:value-type="float" office:value="0.258633">
                <text:p>0.25863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6.766669">
                <text:p>36.766669</text:p>
              </table:table-cell>
              <table:table-cell office:value-type="float" office:value="0.259058">
                <text:p>0.25905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6.800002">
                <text:p>36.800002</text:p>
              </table:table-cell>
              <table:table-cell office:value-type="float" office:value="0.253771">
                <text:p>0.25377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6.833335">
                <text:p>36.833335</text:p>
              </table:table-cell>
              <table:table-cell office:value-type="float" office:value="0.261591">
                <text:p>0.26159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6.866669">
                <text:p>36.866669</text:p>
              </table:table-cell>
              <table:table-cell office:value-type="float" office:value="0.248763">
                <text:p>0.24876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6.900002">
                <text:p>36.900002</text:p>
              </table:table-cell>
              <table:table-cell office:value-type="float" office:value="0.272744">
                <text:p>0.27274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6.933335">
                <text:p>36.933335</text:p>
              </table:table-cell>
              <table:table-cell office:value-type="float" office:value="0.251091">
                <text:p>0.25109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6.966669">
                <text:p>36.966669</text:p>
              </table:table-cell>
              <table:table-cell office:value-type="float" office:value="0.250369">
                <text:p>0.25036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7.000002">
                <text:p>37.000002</text:p>
              </table:table-cell>
              <table:table-cell office:value-type="float" office:value="0.25217">
                <text:p>0.2521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7.033335">
                <text:p>37.033335</text:p>
              </table:table-cell>
              <table:table-cell office:value-type="float" office:value="0.249254">
                <text:p>0.24925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7.066669">
                <text:p>37.066669</text:p>
              </table:table-cell>
              <table:table-cell office:value-type="float" office:value="0.260389">
                <text:p>0.26038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7.100002">
                <text:p>37.100002</text:p>
              </table:table-cell>
              <table:table-cell office:value-type="float" office:value="0.258077">
                <text:p>0.25807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7.133335">
                <text:p>37.133335</text:p>
              </table:table-cell>
              <table:table-cell office:value-type="float" office:value="0.262542">
                <text:p>0.26254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7.166669">
                <text:p>37.166669</text:p>
              </table:table-cell>
              <table:table-cell office:value-type="float" office:value="0.283801">
                <text:p>0.28380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7.200002">
                <text:p>37.200002</text:p>
              </table:table-cell>
              <table:table-cell office:value-type="float" office:value="0.276854">
                <text:p>0.27685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7.233335">
                <text:p>37.233335</text:p>
              </table:table-cell>
              <table:table-cell office:value-type="float" office:value="0.262939">
                <text:p>0.26293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7.266669">
                <text:p>37.266669</text:p>
              </table:table-cell>
              <table:table-cell office:value-type="float" office:value="0.267555">
                <text:p>0.26755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7.300002">
                <text:p>37.300002</text:p>
              </table:table-cell>
              <table:table-cell office:value-type="float" office:value="0.280913">
                <text:p>0.28091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7.333335">
                <text:p>37.333335</text:p>
              </table:table-cell>
              <table:table-cell office:value-type="float" office:value="0.282621">
                <text:p>0.28262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7.366669">
                <text:p>37.366669</text:p>
              </table:table-cell>
              <table:table-cell office:value-type="float" office:value="0.264799">
                <text:p>0.26479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7.400002">
                <text:p>37.400002</text:p>
              </table:table-cell>
              <table:table-cell office:value-type="float" office:value="0.281102">
                <text:p>0.28110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7.433335">
                <text:p>37.433335</text:p>
              </table:table-cell>
              <table:table-cell office:value-type="float" office:value="0.268139">
                <text:p>0.26813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7.466669">
                <text:p>37.466669</text:p>
              </table:table-cell>
              <table:table-cell office:value-type="float" office:value="0.273598">
                <text:p>0.27359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7.500002">
                <text:p>37.500002</text:p>
              </table:table-cell>
              <table:table-cell office:value-type="float" office:value="0.275431">
                <text:p>0.27543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7.533335">
                <text:p>37.533335</text:p>
              </table:table-cell>
              <table:table-cell office:value-type="float" office:value="0.282088">
                <text:p>0.28208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7.566669">
                <text:p>37.566669</text:p>
              </table:table-cell>
              <table:table-cell office:value-type="float" office:value="0.266519">
                <text:p>0.26651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7.600002">
                <text:p>37.600002</text:p>
              </table:table-cell>
              <table:table-cell office:value-type="float" office:value="0.283527">
                <text:p>0.28352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7.633335">
                <text:p>37.633335</text:p>
              </table:table-cell>
              <table:table-cell office:value-type="float" office:value="0.276382">
                <text:p>0.27638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7.666669">
                <text:p>37.666669</text:p>
              </table:table-cell>
              <table:table-cell office:value-type="float" office:value="0.282507">
                <text:p>0.28250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7.700002">
                <text:p>37.700002</text:p>
              </table:table-cell>
              <table:table-cell office:value-type="float" office:value="0.278604">
                <text:p>0.27860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7.733335">
                <text:p>37.733335</text:p>
              </table:table-cell>
              <table:table-cell office:value-type="float" office:value="0.282272">
                <text:p>0.28227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7.766669">
                <text:p>37.766669</text:p>
              </table:table-cell>
              <table:table-cell office:value-type="float" office:value="0.281799">
                <text:p>0.28179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7.800002">
                <text:p>37.800002</text:p>
              </table:table-cell>
              <table:table-cell office:value-type="float" office:value="0.30208">
                <text:p>0.3020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7.833335">
                <text:p>37.833335</text:p>
              </table:table-cell>
              <table:table-cell office:value-type="float" office:value="0.300181">
                <text:p>0.30018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7.866669">
                <text:p>37.866669</text:p>
              </table:table-cell>
              <table:table-cell office:value-type="float" office:value="0.295692">
                <text:p>0.29569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7.900002">
                <text:p>37.900002</text:p>
              </table:table-cell>
              <table:table-cell office:value-type="float" office:value="0.2957">
                <text:p>0.295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7.933335">
                <text:p>37.933335</text:p>
              </table:table-cell>
              <table:table-cell office:value-type="float" office:value="0.2898">
                <text:p>0.289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7.966669">
                <text:p>37.966669</text:p>
              </table:table-cell>
              <table:table-cell office:value-type="float" office:value="0.2976">
                <text:p>0.297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8.000002">
                <text:p>38.000002</text:p>
              </table:table-cell>
              <table:table-cell office:value-type="float" office:value="0.301664">
                <text:p>0.30166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8.033335">
                <text:p>38.033335</text:p>
              </table:table-cell>
              <table:table-cell office:value-type="float" office:value="0.292593">
                <text:p>0.29259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8.066669">
                <text:p>38.066669</text:p>
              </table:table-cell>
              <table:table-cell office:value-type="float" office:value="0.289756">
                <text:p>0.28975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8.100002">
                <text:p>38.100002</text:p>
              </table:table-cell>
              <table:table-cell office:value-type="float" office:value="0.290585">
                <text:p>0.29058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8.133335">
                <text:p>38.133335</text:p>
              </table:table-cell>
              <table:table-cell office:value-type="float" office:value="0.292242">
                <text:p>0.29224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8.166669">
                <text:p>38.166669</text:p>
              </table:table-cell>
              <table:table-cell office:value-type="float" office:value="0.285637">
                <text:p>0.28563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8.200002">
                <text:p>38.200002</text:p>
              </table:table-cell>
              <table:table-cell office:value-type="float" office:value="0.293982">
                <text:p>0.29398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8.233335">
                <text:p>38.233335</text:p>
              </table:table-cell>
              <table:table-cell office:value-type="float" office:value="0.286162">
                <text:p>0.28616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8.266669">
                <text:p>38.266669</text:p>
              </table:table-cell>
              <table:table-cell office:value-type="float" office:value="0.290461">
                <text:p>0.29046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8.300002">
                <text:p>38.300002</text:p>
              </table:table-cell>
              <table:table-cell office:value-type="float" office:value="0.286206">
                <text:p>0.28620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8.333335">
                <text:p>38.333335</text:p>
              </table:table-cell>
              <table:table-cell office:value-type="float" office:value="0.28258">
                <text:p>0.2825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8.366669">
                <text:p>38.366669</text:p>
              </table:table-cell>
              <table:table-cell office:value-type="float" office:value="0.28552">
                <text:p>0.2855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8.400002">
                <text:p>38.400002</text:p>
              </table:table-cell>
              <table:table-cell office:value-type="float" office:value="0.279399">
                <text:p>0.27939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8.433335">
                <text:p>38.433335</text:p>
              </table:table-cell>
              <table:table-cell office:value-type="float" office:value="0.274408">
                <text:p>0.274408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8.466669">
                <text:p>38.466669</text:p>
              </table:table-cell>
              <table:table-cell office:value-type="float" office:value="0.280493">
                <text:p>0.28049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8.500002">
                <text:p>38.500002</text:p>
              </table:table-cell>
              <table:table-cell office:value-type="float" office:value="0.278652">
                <text:p>0.27865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8.533335">
                <text:p>38.533335</text:p>
              </table:table-cell>
              <table:table-cell office:value-type="float" office:value="0.274198">
                <text:p>0.27419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8.566669">
                <text:p>38.566669</text:p>
              </table:table-cell>
              <table:table-cell office:value-type="float" office:value="0.263591">
                <text:p>0.26359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8.600002">
                <text:p>38.600002</text:p>
              </table:table-cell>
              <table:table-cell office:value-type="float" office:value="0.256151">
                <text:p>0.25615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8.633335">
                <text:p>38.633335</text:p>
              </table:table-cell>
              <table:table-cell office:value-type="float" office:value="0.256051">
                <text:p>0.25605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8.666669">
                <text:p>38.666669</text:p>
              </table:table-cell>
              <table:table-cell office:value-type="float" office:value="0.272773">
                <text:p>0.27277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8.700002">
                <text:p>38.700002</text:p>
              </table:table-cell>
              <table:table-cell office:value-type="float" office:value="0.267521">
                <text:p>0.26752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8.733335">
                <text:p>38.733335</text:p>
              </table:table-cell>
              <table:table-cell office:value-type="float" office:value="0.255574">
                <text:p>0.25557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8.766669">
                <text:p>38.766669</text:p>
              </table:table-cell>
              <table:table-cell office:value-type="float" office:value="0.273538">
                <text:p>0.27353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8.800002">
                <text:p>38.800002</text:p>
              </table:table-cell>
              <table:table-cell office:value-type="float" office:value="0.265395">
                <text:p>0.26539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8.833335">
                <text:p>38.833335</text:p>
              </table:table-cell>
              <table:table-cell office:value-type="float" office:value="0.260396">
                <text:p>0.26039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8.866669">
                <text:p>38.866669</text:p>
              </table:table-cell>
              <table:table-cell office:value-type="float" office:value="0.26487">
                <text:p>0.2648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8.900002">
                <text:p>38.900002</text:p>
              </table:table-cell>
              <table:table-cell office:value-type="float" office:value="0.276498">
                <text:p>0.27649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8.933335">
                <text:p>38.933335</text:p>
              </table:table-cell>
              <table:table-cell office:value-type="float" office:value="0.254617">
                <text:p>0.25461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8.966669">
                <text:p>38.966669</text:p>
              </table:table-cell>
              <table:table-cell office:value-type="float" office:value="0.250601">
                <text:p>0.25060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9.000002">
                <text:p>39.000002</text:p>
              </table:table-cell>
              <table:table-cell office:value-type="float" office:value="0.137812">
                <text:p>0.13781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9.033335">
                <text:p>39.033335</text:p>
              </table:table-cell>
              <table:table-cell office:value-type="float" office:value="0.124351">
                <text:p>0.12435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9.066669">
                <text:p>39.066669</text:p>
              </table:table-cell>
              <table:table-cell office:value-type="float" office:value="0.154422">
                <text:p>0.15442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9.100002">
                <text:p>39.100002</text:p>
              </table:table-cell>
              <table:table-cell office:value-type="float" office:value="0.122076">
                <text:p>0.12207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9.133335">
                <text:p>39.133335</text:p>
              </table:table-cell>
              <table:table-cell office:value-type="float" office:value="0.106576">
                <text:p>0.10657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9.166669">
                <text:p>39.166669</text:p>
              </table:table-cell>
              <table:table-cell office:value-type="float" office:value="0.105642">
                <text:p>0.10564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9.200002">
                <text:p>39.200002</text:p>
              </table:table-cell>
              <table:table-cell office:value-type="float" office:value="0.133881">
                <text:p>0.13388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9.233335">
                <text:p>39.233335</text:p>
              </table:table-cell>
              <table:table-cell office:value-type="float" office:value="0.095008">
                <text:p>0.09500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9.266669">
                <text:p>39.266669</text:p>
              </table:table-cell>
              <table:table-cell office:value-type="float" office:value="0.128003">
                <text:p>0.12800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9.300002">
                <text:p>39.300002</text:p>
              </table:table-cell>
              <table:table-cell office:value-type="float" office:value="0.081592">
                <text:p>0.08159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9.333335">
                <text:p>39.333335</text:p>
              </table:table-cell>
              <table:table-cell office:value-type="float" office:value="0.138894">
                <text:p>0.13889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9.366669">
                <text:p>39.366669</text:p>
              </table:table-cell>
              <table:table-cell office:value-type="float" office:value="0.120091">
                <text:p>0.12009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9.400002">
                <text:p>39.400002</text:p>
              </table:table-cell>
              <table:table-cell office:value-type="float" office:value="0.12459">
                <text:p>0.1245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9.433335">
                <text:p>39.433335</text:p>
              </table:table-cell>
              <table:table-cell office:value-type="float" office:value="0.168458">
                <text:p>0.168458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9.466669">
                <text:p>39.466669</text:p>
              </table:table-cell>
              <table:table-cell office:value-type="float" office:value="0.162674">
                <text:p>0.16267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9.500002">
                <text:p>39.500002</text:p>
              </table:table-cell>
              <table:table-cell office:value-type="float" office:value="0.161854">
                <text:p>0.16185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9.533335">
                <text:p>39.533335</text:p>
              </table:table-cell>
              <table:table-cell office:value-type="float" office:value="0.183224">
                <text:p>0.183224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9.566669">
                <text:p>39.566669</text:p>
              </table:table-cell>
              <table:table-cell office:value-type="float" office:value="0.194328">
                <text:p>0.19432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9.600002">
                <text:p>39.600002</text:p>
              </table:table-cell>
              <table:table-cell office:value-type="float" office:value="0.20687">
                <text:p>0.20687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9.633335">
                <text:p>39.633335</text:p>
              </table:table-cell>
              <table:table-cell office:value-type="float" office:value="0.225858">
                <text:p>0.22585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9.666669">
                <text:p>39.666669</text:p>
              </table:table-cell>
              <table:table-cell office:value-type="float" office:value="0.238415">
                <text:p>0.23841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9.700002">
                <text:p>39.700002</text:p>
              </table:table-cell>
              <table:table-cell office:value-type="float" office:value="0.223324">
                <text:p>0.22332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9.733335">
                <text:p>39.733335</text:p>
              </table:table-cell>
              <table:table-cell office:value-type="float" office:value="0.243751">
                <text:p>0.24375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9.766669">
                <text:p>39.766669</text:p>
              </table:table-cell>
              <table:table-cell office:value-type="float" office:value="0.25251">
                <text:p>0.2525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9.800002">
                <text:p>39.800002</text:p>
              </table:table-cell>
              <table:table-cell office:value-type="float" office:value="0.254819">
                <text:p>0.25481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9.833335">
                <text:p>39.833335</text:p>
              </table:table-cell>
              <table:table-cell office:value-type="float" office:value="0.25739">
                <text:p>0.2573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9.866669">
                <text:p>39.866669</text:p>
              </table:table-cell>
              <table:table-cell office:value-type="float" office:value="0.265547">
                <text:p>0.26554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9.900002">
                <text:p>39.900002</text:p>
              </table:table-cell>
              <table:table-cell office:value-type="float" office:value="0.260528">
                <text:p>0.26052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9.933335">
                <text:p>39.933335</text:p>
              </table:table-cell>
              <table:table-cell office:value-type="float" office:value="0.258908">
                <text:p>0.25890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9.966669">
                <text:p>39.966669</text:p>
              </table:table-cell>
              <table:table-cell office:value-type="float" office:value="0.251235">
                <text:p>0.25123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40.000002">
                <text:p>40.000002</text:p>
              </table:table-cell>
              <table:table-cell office:value-type="float" office:value="0.246643">
                <text:p>0.24664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40.033335">
                <text:p>40.033335</text:p>
              </table:table-cell>
              <table:table-cell office:value-type="float" office:value="0.215312">
                <text:p>0.21531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40.066669">
                <text:p>40.066669</text:p>
              </table:table-cell>
              <table:table-cell office:value-type="float" office:value="0.229832">
                <text:p>0.22983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40.100002">
                <text:p>40.100002</text:p>
              </table:table-cell>
              <table:table-cell office:value-type="float" office:value="0.211937">
                <text:p>0.211937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40.133335">
                <text:p>40.133335</text:p>
              </table:table-cell>
              <table:table-cell office:value-type="float" office:value="0.206614">
                <text:p>0.20661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40.166669">
                <text:p>40.166669</text:p>
              </table:table-cell>
              <table:table-cell office:value-type="float" office:value="0.20415">
                <text:p>0.2041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40.200002">
                <text:p>40.200002</text:p>
              </table:table-cell>
              <table:table-cell office:value-type="float" office:value="0.171599">
                <text:p>0.171599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40.233335">
                <text:p>40.233335</text:p>
              </table:table-cell>
              <table:table-cell office:value-type="float" office:value="0.156214">
                <text:p>0.15621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40.266669">
                <text:p>40.266669</text:p>
              </table:table-cell>
              <table:table-cell office:value-type="float" office:value="0.151472">
                <text:p>0.151472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40.300002">
                <text:p>40.300002</text:p>
              </table:table-cell>
              <table:table-cell office:value-type="float" office:value="0.154264">
                <text:p>0.15426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40.333335">
                <text:p>40.333335</text:p>
              </table:table-cell>
              <table:table-cell office:value-type="float" office:value="0.146141">
                <text:p>0.14614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40.366669">
                <text:p>40.366669</text:p>
              </table:table-cell>
              <table:table-cell office:value-type="float" office:value="0.136402">
                <text:p>0.13640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40.400002">
                <text:p>40.400002</text:p>
              </table:table-cell>
              <table:table-cell office:value-type="float" office:value="0.11074">
                <text:p>0.11074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40.433335">
                <text:p>40.433335</text:p>
              </table:table-cell>
              <table:table-cell office:value-type="float" office:value="0.127701">
                <text:p>0.12770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40.466669">
                <text:p>40.466669</text:p>
              </table:table-cell>
              <table:table-cell office:value-type="float" office:value="0.140815">
                <text:p>0.14081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40.500002">
                <text:p>40.500002</text:p>
              </table:table-cell>
              <table:table-cell office:value-type="float" office:value="0.117047">
                <text:p>0.11704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40.533335">
                <text:p>40.533335</text:p>
              </table:table-cell>
              <table:table-cell office:value-type="float" office:value="0.097816">
                <text:p>0.09781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40.566669">
                <text:p>40.566669</text:p>
              </table:table-cell>
              <table:table-cell office:value-type="float" office:value="0.119757">
                <text:p>0.119757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40.600002">
                <text:p>40.600002</text:p>
              </table:table-cell>
              <table:table-cell office:value-type="float" office:value="0.123119">
                <text:p>0.12311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40.633335">
                <text:p>40.633335</text:p>
              </table:table-cell>
              <table:table-cell office:value-type="float" office:value="0.128284">
                <text:p>0.128284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40.666669">
                <text:p>40.666669</text:p>
              </table:table-cell>
              <table:table-cell office:value-type="float" office:value="0.141841">
                <text:p>0.14184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40.700002">
                <text:p>40.700002</text:p>
              </table:table-cell>
              <table:table-cell office:value-type="float" office:value="0.1427">
                <text:p>0.1427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40.733335">
                <text:p>40.733335</text:p>
              </table:table-cell>
              <table:table-cell office:value-type="float" office:value="0.151291">
                <text:p>0.15129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40.766669">
                <text:p>40.766669</text:p>
              </table:table-cell>
              <table:table-cell office:value-type="float" office:value="0.283961">
                <text:p>0.28396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40.800002">
                <text:p>40.800002</text:p>
              </table:table-cell>
              <table:table-cell office:value-type="float" office:value="0.283953">
                <text:p>0.28395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40.833335">
                <text:p>40.833335</text:p>
              </table:table-cell>
              <table:table-cell office:value-type="float" office:value="0.283311">
                <text:p>0.28331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40.866669">
                <text:p>40.866669</text:p>
              </table:table-cell>
              <table:table-cell office:value-type="float" office:value="0.280743">
                <text:p>0.280743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40.900002">
                <text:p>40.900002</text:p>
              </table:table-cell>
              <table:table-cell office:value-type="float" office:value="0.285283">
                <text:p>0.28528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40.933335">
                <text:p>40.933335</text:p>
              </table:table-cell>
              <table:table-cell office:value-type="float" office:value="0.286827">
                <text:p>0.286827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40.966669">
                <text:p>40.966669</text:p>
              </table:table-cell>
              <table:table-cell office:value-type="float" office:value="0.295589">
                <text:p>0.29558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41.000002">
                <text:p>41.000002</text:p>
              </table:table-cell>
              <table:table-cell office:value-type="float" office:value="0.291524">
                <text:p>0.29152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41.033335">
                <text:p>41.033335</text:p>
              </table:table-cell>
              <table:table-cell office:value-type="float" office:value="0.289675">
                <text:p>0.28967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41.066669">
                <text:p>41.066669</text:p>
              </table:table-cell>
              <table:table-cell office:value-type="float" office:value="0.284571">
                <text:p>0.28457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41.100002">
                <text:p>41.100002</text:p>
              </table:table-cell>
              <table:table-cell office:value-type="float" office:value="0.286841">
                <text:p>0.28684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41.133335">
                <text:p>41.133335</text:p>
              </table:table-cell>
              <table:table-cell office:value-type="float" office:value="0.277185">
                <text:p>0.27718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41.166669">
                <text:p>41.166669</text:p>
              </table:table-cell>
              <table:table-cell office:value-type="float" office:value="0.296479">
                <text:p>0.296479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41.200002">
                <text:p>41.200002</text:p>
              </table:table-cell>
              <table:table-cell office:value-type="float" office:value="0.284609">
                <text:p>0.284609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41.233335">
                <text:p>41.233335</text:p>
              </table:table-cell>
              <table:table-cell office:value-type="float" office:value="0.30726">
                <text:p>0.3072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41.266669">
                <text:p>41.266669</text:p>
              </table:table-cell>
              <table:table-cell office:value-type="float" office:value="0.309036">
                <text:p>0.30903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41.300002">
                <text:p>41.300002</text:p>
              </table:table-cell>
              <table:table-cell office:value-type="float" office:value="0.308857">
                <text:p>0.308857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41.333335">
                <text:p>41.333335</text:p>
              </table:table-cell>
              <table:table-cell office:value-type="float" office:value="0.305022">
                <text:p>0.30502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41.366669">
                <text:p>41.366669</text:p>
              </table:table-cell>
              <table:table-cell office:value-type="float" office:value="0.31165">
                <text:p>0.3116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41.400002">
                <text:p>41.400002</text:p>
              </table:table-cell>
              <table:table-cell office:value-type="float" office:value="0.311098">
                <text:p>0.31109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41.433335">
                <text:p>41.433335</text:p>
              </table:table-cell>
              <table:table-cell office:value-type="float" office:value="0.316986">
                <text:p>0.316986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41.466669">
                <text:p>41.466669</text:p>
              </table:table-cell>
              <table:table-cell office:value-type="float" office:value="0.322647">
                <text:p>0.322647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41.500002">
                <text:p>41.500002</text:p>
              </table:table-cell>
              <table:table-cell office:value-type="float" office:value="0.314456">
                <text:p>0.31445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41.533335">
                <text:p>41.533335</text:p>
              </table:table-cell>
              <table:table-cell office:value-type="float" office:value="0.313706">
                <text:p>0.313706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41.566669">
                <text:p>41.566669</text:p>
              </table:table-cell>
              <table:table-cell office:value-type="float" office:value="0.309747">
                <text:p>0.309747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41.600002">
                <text:p>41.600002</text:p>
              </table:table-cell>
              <table:table-cell office:value-type="float" office:value="0.322176">
                <text:p>0.322176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41.633336">
                <text:p>41.633336</text:p>
              </table:table-cell>
              <table:table-cell office:value-type="float" office:value="0.306494">
                <text:p>0.30649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41.666669">
                <text:p>41.666669</text:p>
              </table:table-cell>
              <table:table-cell office:value-type="float" office:value="0.302119">
                <text:p>0.30211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41.700002">
                <text:p>41.700002</text:p>
              </table:table-cell>
              <table:table-cell office:value-type="float" office:value="0.31526">
                <text:p>0.31526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41.733336">
                <text:p>41.733336</text:p>
              </table:table-cell>
              <table:table-cell office:value-type="float" office:value="0.323099">
                <text:p>0.323099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41.766669">
                <text:p>41.766669</text:p>
              </table:table-cell>
              <table:table-cell office:value-type="float" office:value="0.312309">
                <text:p>0.312309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41.800002">
                <text:p>41.800002</text:p>
              </table:table-cell>
              <table:table-cell office:value-type="float" office:value="0.315754">
                <text:p>0.315754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41.833336">
                <text:p>41.833336</text:p>
              </table:table-cell>
              <table:table-cell office:value-type="float" office:value="0.328691">
                <text:p>0.32869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41.866669">
                <text:p>41.866669</text:p>
              </table:table-cell>
              <table:table-cell office:value-type="float" office:value="0.312395">
                <text:p>0.31239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41.900002">
                <text:p>41.900002</text:p>
              </table:table-cell>
              <table:table-cell office:value-type="float" office:value="0.305547">
                <text:p>0.305547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41.933336">
                <text:p>41.933336</text:p>
              </table:table-cell>
              <table:table-cell office:value-type="float" office:value="0.324904">
                <text:p>0.324904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41.966669">
                <text:p>41.966669</text:p>
              </table:table-cell>
              <table:table-cell office:value-type="float" office:value="0.320839">
                <text:p>0.32083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42.000002">
                <text:p>42.000002</text:p>
              </table:table-cell>
              <table:table-cell office:value-type="float" office:value="0.313859">
                <text:p>0.313859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42.033336">
                <text:p>42.033336</text:p>
              </table:table-cell>
              <table:table-cell office:value-type="float" office:value="0.29606">
                <text:p>0.29606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42.066669">
                <text:p>42.066669</text:p>
              </table:table-cell>
              <table:table-cell office:value-type="float" office:value="0.302044">
                <text:p>0.30204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42.100002">
                <text:p>42.100002</text:p>
              </table:table-cell>
              <table:table-cell office:value-type="float" office:value="0.302014">
                <text:p>0.302014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42.133336">
                <text:p>42.133336</text:p>
              </table:table-cell>
              <table:table-cell office:value-type="float" office:value="0.291348">
                <text:p>0.291348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42.166669">
                <text:p>42.166669</text:p>
              </table:table-cell>
              <table:table-cell office:value-type="float" office:value="0.299896">
                <text:p>0.299896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42.200002">
                <text:p>42.200002</text:p>
              </table:table-cell>
              <table:table-cell office:value-type="float" office:value="0.293132">
                <text:p>0.293132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42.233336">
                <text:p>42.233336</text:p>
              </table:table-cell>
              <table:table-cell office:value-type="float" office:value="0.293389">
                <text:p>0.29338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42.266669">
                <text:p>42.266669</text:p>
              </table:table-cell>
              <table:table-cell office:value-type="float" office:value="0.317415">
                <text:p>0.31741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42.300002">
                <text:p>42.300002</text:p>
              </table:table-cell>
              <table:table-cell office:value-type="float" office:value="0.303777">
                <text:p>0.30377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42.333336">
                <text:p>42.333336</text:p>
              </table:table-cell>
              <table:table-cell office:value-type="float" office:value="0.281411">
                <text:p>0.28141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42.366669">
                <text:p>42.366669</text:p>
              </table:table-cell>
              <table:table-cell office:value-type="float" office:value="0.304677">
                <text:p>0.304677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42.400002">
                <text:p>42.400002</text:p>
              </table:table-cell>
              <table:table-cell office:value-type="float" office:value="0.306638">
                <text:p>0.30663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42.433336">
                <text:p>42.433336</text:p>
              </table:table-cell>
              <table:table-cell office:value-type="float" office:value="0.312165">
                <text:p>0.31216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42.466669">
                <text:p>42.466669</text:p>
              </table:table-cell>
              <table:table-cell office:value-type="float" office:value="0.292364">
                <text:p>0.29236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42.500002">
                <text:p>42.500002</text:p>
              </table:table-cell>
              <table:table-cell office:value-type="float" office:value="0.292559">
                <text:p>0.292559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42.533336">
                <text:p>42.533336</text:p>
              </table:table-cell>
              <table:table-cell office:value-type="float" office:value="0.265954">
                <text:p>0.26595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42.566669">
                <text:p>42.566669</text:p>
              </table:table-cell>
              <table:table-cell office:value-type="float" office:value="0.286522">
                <text:p>0.286522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42.600002">
                <text:p>42.600002</text:p>
              </table:table-cell>
              <table:table-cell office:value-type="float" office:value="0.292693">
                <text:p>0.292693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42.633336">
                <text:p>42.633336</text:p>
              </table:table-cell>
              <table:table-cell office:value-type="float" office:value="0.279982">
                <text:p>0.27998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42.666669">
                <text:p>42.666669</text:p>
              </table:table-cell>
              <table:table-cell office:value-type="float" office:value="0.277159">
                <text:p>0.27715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42.700002">
                <text:p>42.700002</text:p>
              </table:table-cell>
              <table:table-cell office:value-type="float" office:value="0.292134">
                <text:p>0.29213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42.733336">
                <text:p>42.733336</text:p>
              </table:table-cell>
              <table:table-cell office:value-type="float" office:value="0.309961">
                <text:p>0.30996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42.766669">
                <text:p>42.766669</text:p>
              </table:table-cell>
              <table:table-cell office:value-type="float" office:value="0.29815">
                <text:p>0.2981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42.800002">
                <text:p>42.800002</text:p>
              </table:table-cell>
              <table:table-cell office:value-type="float" office:value="0.292356">
                <text:p>0.29235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42.833336">
                <text:p>42.833336</text:p>
              </table:table-cell>
              <table:table-cell office:value-type="float" office:value="0.304483">
                <text:p>0.30448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42.866669">
                <text:p>42.866669</text:p>
              </table:table-cell>
              <table:table-cell office:value-type="float" office:value="0.305995">
                <text:p>0.30599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42.900002">
                <text:p>42.900002</text:p>
              </table:table-cell>
              <table:table-cell office:value-type="float" office:value="0.305765">
                <text:p>0.30576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42.933336">
                <text:p>42.933336</text:p>
              </table:table-cell>
              <table:table-cell office:value-type="float" office:value="0.303027">
                <text:p>0.30302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42.966669">
                <text:p>42.966669</text:p>
              </table:table-cell>
              <table:table-cell office:value-type="float" office:value="0.308526">
                <text:p>0.30852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43.000002">
                <text:p>43.000002</text:p>
              </table:table-cell>
              <table:table-cell office:value-type="float" office:value="0.297152">
                <text:p>0.297152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43.033336">
                <text:p>43.033336</text:p>
              </table:table-cell>
              <table:table-cell office:value-type="float" office:value="0.305367">
                <text:p>0.305367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43.066669">
                <text:p>43.066669</text:p>
              </table:table-cell>
              <table:table-cell office:value-type="float" office:value="0.309989">
                <text:p>0.309989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43.100002">
                <text:p>43.100002</text:p>
              </table:table-cell>
              <table:table-cell office:value-type="float" office:value="0.298816">
                <text:p>0.298816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43.133336">
                <text:p>43.133336</text:p>
              </table:table-cell>
              <table:table-cell office:value-type="float" office:value="0.302023">
                <text:p>0.30202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43.166669">
                <text:p>43.166669</text:p>
              </table:table-cell>
              <table:table-cell office:value-type="float" office:value="0.292865">
                <text:p>0.29286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43.200002">
                <text:p>43.200002</text:p>
              </table:table-cell>
              <table:table-cell office:value-type="float" office:value="0.293819">
                <text:p>0.29381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43.233336">
                <text:p>43.233336</text:p>
              </table:table-cell>
              <table:table-cell office:value-type="float" office:value="0.30847">
                <text:p>0.3084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43.266669">
                <text:p>43.266669</text:p>
              </table:table-cell>
              <table:table-cell office:value-type="float" office:value="0.31227">
                <text:p>0.3122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43.300002">
                <text:p>43.300002</text:p>
              </table:table-cell>
              <table:table-cell office:value-type="float" office:value="0.335471">
                <text:p>0.33547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43.333336">
                <text:p>43.333336</text:p>
              </table:table-cell>
              <table:table-cell office:value-type="float" office:value="0.323219">
                <text:p>0.323219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43.366669">
                <text:p>43.366669</text:p>
              </table:table-cell>
              <table:table-cell office:value-type="float" office:value="0.331375">
                <text:p>0.33137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43.400002">
                <text:p>43.400002</text:p>
              </table:table-cell>
              <table:table-cell office:value-type="float" office:value="0.32194">
                <text:p>0.32194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43.433336">
                <text:p>43.433336</text:p>
              </table:table-cell>
              <table:table-cell office:value-type="float" office:value="0.324288">
                <text:p>0.324288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43.466669">
                <text:p>43.466669</text:p>
              </table:table-cell>
              <table:table-cell office:value-type="float" office:value="0.310476">
                <text:p>0.310476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43.500002">
                <text:p>43.500002</text:p>
              </table:table-cell>
              <table:table-cell office:value-type="float" office:value="0.316182">
                <text:p>0.316182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43.533336">
                <text:p>43.533336</text:p>
              </table:table-cell>
              <table:table-cell office:value-type="float" office:value="0.304649">
                <text:p>0.30464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43.566669">
                <text:p>43.566669</text:p>
              </table:table-cell>
              <table:table-cell office:value-type="float" office:value="0.29295">
                <text:p>0.2929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43.600002">
                <text:p>43.600002</text:p>
              </table:table-cell>
              <table:table-cell office:value-type="float" office:value="0.296892">
                <text:p>0.296892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43.633336">
                <text:p>43.633336</text:p>
              </table:table-cell>
              <table:table-cell office:value-type="float" office:value="0.285643">
                <text:p>0.285643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43.666669">
                <text:p>43.666669</text:p>
              </table:table-cell>
              <table:table-cell office:value-type="float" office:value="0.304515">
                <text:p>0.30451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43.700002">
                <text:p>43.700002</text:p>
              </table:table-cell>
              <table:table-cell office:value-type="float" office:value="0.305492">
                <text:p>0.305492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43.733336">
                <text:p>43.733336</text:p>
              </table:table-cell>
              <table:table-cell office:value-type="float" office:value="0.30953">
                <text:p>0.30953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3.766669">
                <text:p>43.766669</text:p>
              </table:table-cell>
              <table:table-cell office:value-type="float" office:value="0.301576">
                <text:p>0.30157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43.800002">
                <text:p>43.800002</text:p>
              </table:table-cell>
              <table:table-cell office:value-type="float" office:value="0.295211">
                <text:p>0.29521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43.833336">
                <text:p>43.833336</text:p>
              </table:table-cell>
              <table:table-cell office:value-type="float" office:value="0.293686">
                <text:p>0.29368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43.866669">
                <text:p>43.866669</text:p>
              </table:table-cell>
              <table:table-cell office:value-type="float" office:value="0.309516">
                <text:p>0.309516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43.900002">
                <text:p>43.900002</text:p>
              </table:table-cell>
              <table:table-cell office:value-type="float" office:value="0.315434">
                <text:p>0.31543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43.933336">
                <text:p>43.933336</text:p>
              </table:table-cell>
              <table:table-cell office:value-type="float" office:value="0.320756">
                <text:p>0.32075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43.966669">
                <text:p>43.966669</text:p>
              </table:table-cell>
              <table:table-cell office:value-type="float" office:value="0.341074">
                <text:p>0.341074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44.000002">
                <text:p>44.000002</text:p>
              </table:table-cell>
              <table:table-cell office:value-type="float" office:value="0.31678">
                <text:p>0.3167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44.033336">
                <text:p>44.033336</text:p>
              </table:table-cell>
              <table:table-cell office:value-type="float" office:value="0.333846">
                <text:p>0.333846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44.066669">
                <text:p>44.066669</text:p>
              </table:table-cell>
              <table:table-cell office:value-type="float" office:value="0.337208">
                <text:p>0.337208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44.100002">
                <text:p>44.100002</text:p>
              </table:table-cell>
              <table:table-cell office:value-type="float" office:value="0.317465">
                <text:p>0.31746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44.133336">
                <text:p>44.133336</text:p>
              </table:table-cell>
              <table:table-cell office:value-type="float" office:value="0.334554">
                <text:p>0.334554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44.166669">
                <text:p>44.166669</text:p>
              </table:table-cell>
              <table:table-cell office:value-type="float" office:value="0.330612">
                <text:p>0.33061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44.200002">
                <text:p>44.200002</text:p>
              </table:table-cell>
              <table:table-cell office:value-type="float" office:value="0.318809">
                <text:p>0.31880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44.233336">
                <text:p>44.233336</text:p>
              </table:table-cell>
              <table:table-cell office:value-type="float" office:value="0.32498">
                <text:p>0.32498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44.266669">
                <text:p>44.266669</text:p>
              </table:table-cell>
              <table:table-cell office:value-type="float" office:value="0.321112">
                <text:p>0.321112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44.300002">
                <text:p>44.300002</text:p>
              </table:table-cell>
              <table:table-cell office:value-type="float" office:value="0.306989">
                <text:p>0.30698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44.333336">
                <text:p>44.333336</text:p>
              </table:table-cell>
              <table:table-cell office:value-type="float" office:value="0.307811">
                <text:p>0.30781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44.366669">
                <text:p>44.366669</text:p>
              </table:table-cell>
              <table:table-cell office:value-type="float" office:value="0.300246">
                <text:p>0.300246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44.400002">
                <text:p>44.400002</text:p>
              </table:table-cell>
              <table:table-cell office:value-type="float" office:value="0.299157">
                <text:p>0.299157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44.433336">
                <text:p>44.433336</text:p>
              </table:table-cell>
              <table:table-cell office:value-type="float" office:value="0.298969">
                <text:p>0.298969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44.466669">
                <text:p>44.466669</text:p>
              </table:table-cell>
              <table:table-cell office:value-type="float" office:value="0.295192">
                <text:p>0.295192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44.500002">
                <text:p>44.500002</text:p>
              </table:table-cell>
              <table:table-cell office:value-type="float" office:value="0.29623">
                <text:p>0.29623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44.533336">
                <text:p>44.533336</text:p>
              </table:table-cell>
              <table:table-cell office:value-type="float" office:value="0.292111">
                <text:p>0.29211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44.566669">
                <text:p>44.566669</text:p>
              </table:table-cell>
              <table:table-cell office:value-type="float" office:value="0.288338">
                <text:p>0.288338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44.600002">
                <text:p>44.600002</text:p>
              </table:table-cell>
              <table:table-cell office:value-type="float" office:value="0.30863">
                <text:p>0.3086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44.633336">
                <text:p>44.633336</text:p>
              </table:table-cell>
              <table:table-cell office:value-type="float" office:value="0.289647">
                <text:p>0.28964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44.666669">
                <text:p>44.666669</text:p>
              </table:table-cell>
              <table:table-cell office:value-type="float" office:value="0.302986">
                <text:p>0.30298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44.700002">
                <text:p>44.700002</text:p>
              </table:table-cell>
              <table:table-cell office:value-type="float" office:value="0.306368">
                <text:p>0.30636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44.733336">
                <text:p>44.733336</text:p>
              </table:table-cell>
              <table:table-cell office:value-type="float" office:value="0.309056">
                <text:p>0.309056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44.766669">
                <text:p>44.766669</text:p>
              </table:table-cell>
              <table:table-cell office:value-type="float" office:value="0.297491">
                <text:p>0.297491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44.800002">
                <text:p>44.800002</text:p>
              </table:table-cell>
              <table:table-cell office:value-type="float" office:value="0.296023">
                <text:p>0.296023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44.833336">
                <text:p>44.833336</text:p>
              </table:table-cell>
              <table:table-cell office:value-type="float" office:value="0.302823">
                <text:p>0.302823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44.866669">
                <text:p>44.866669</text:p>
              </table:table-cell>
              <table:table-cell office:value-type="float" office:value="0.329954">
                <text:p>0.32995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44.900002">
                <text:p>44.900002</text:p>
              </table:table-cell>
              <table:table-cell office:value-type="float" office:value="0.303383">
                <text:p>0.30338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44.933336">
                <text:p>44.933336</text:p>
              </table:table-cell>
              <table:table-cell office:value-type="float" office:value="0.29675">
                <text:p>0.2967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44.966669">
                <text:p>44.966669</text:p>
              </table:table-cell>
              <table:table-cell office:value-type="float" office:value="0.300364">
                <text:p>0.300364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45.000002">
                <text:p>45.000002</text:p>
              </table:table-cell>
              <table:table-cell office:value-type="float" office:value="0.287224">
                <text:p>0.28722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45.033336">
                <text:p>45.033336</text:p>
              </table:table-cell>
              <table:table-cell office:value-type="float" office:value="0.284352">
                <text:p>0.28435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45.066669">
                <text:p>45.066669</text:p>
              </table:table-cell>
              <table:table-cell office:value-type="float" office:value="0.305624">
                <text:p>0.305624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5.100002">
                <text:p>45.100002</text:p>
              </table:table-cell>
              <table:table-cell office:value-type="float" office:value="0.303948">
                <text:p>0.303948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45.133336">
                <text:p>45.133336</text:p>
              </table:table-cell>
              <table:table-cell office:value-type="float" office:value="0.305579">
                <text:p>0.305579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45.166669">
                <text:p>45.166669</text:p>
              </table:table-cell>
              <table:table-cell office:value-type="float" office:value="0.296259">
                <text:p>0.296259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45.200002">
                <text:p>45.200002</text:p>
              </table:table-cell>
              <table:table-cell office:value-type="float" office:value="0.311978">
                <text:p>0.311978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45.233336">
                <text:p>45.233336</text:p>
              </table:table-cell>
              <table:table-cell office:value-type="float" office:value="0.290136">
                <text:p>0.290136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45.266669">
                <text:p>45.266669</text:p>
              </table:table-cell>
              <table:table-cell office:value-type="float" office:value="0.312932">
                <text:p>0.31293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45.300002">
                <text:p>45.300002</text:p>
              </table:table-cell>
              <table:table-cell office:value-type="float" office:value="0.313461">
                <text:p>0.31346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45.333336">
                <text:p>45.333336</text:p>
              </table:table-cell>
              <table:table-cell office:value-type="float" office:value="0.294429">
                <text:p>0.294429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45.366669">
                <text:p>45.366669</text:p>
              </table:table-cell>
              <table:table-cell office:value-type="float" office:value="0.313119">
                <text:p>0.31311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45.400002">
                <text:p>45.400002</text:p>
              </table:table-cell>
              <table:table-cell office:value-type="float" office:value="0.306274">
                <text:p>0.306274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45.433336">
                <text:p>45.433336</text:p>
              </table:table-cell>
              <table:table-cell office:value-type="float" office:value="0.302114">
                <text:p>0.302114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45.466669">
                <text:p>45.466669</text:p>
              </table:table-cell>
              <table:table-cell office:value-type="float" office:value="0.31554">
                <text:p>0.31554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45.500002">
                <text:p>45.500002</text:p>
              </table:table-cell>
              <table:table-cell office:value-type="float" office:value="0.31057">
                <text:p>0.31057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45.533336">
                <text:p>45.533336</text:p>
              </table:table-cell>
              <table:table-cell office:value-type="float" office:value="0.32558">
                <text:p>0.32558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45.566669">
                <text:p>45.566669</text:p>
              </table:table-cell>
              <table:table-cell office:value-type="float" office:value="0.312029">
                <text:p>0.31202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45.600002">
                <text:p>45.600002</text:p>
              </table:table-cell>
              <table:table-cell office:value-type="float" office:value="0.312846">
                <text:p>0.312846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45.633336">
                <text:p>45.633336</text:p>
              </table:table-cell>
              <table:table-cell office:value-type="float" office:value="0.322496">
                <text:p>0.32249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45.666669">
                <text:p>45.666669</text:p>
              </table:table-cell>
              <table:table-cell office:value-type="float" office:value="0.318699">
                <text:p>0.318699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45.700002">
                <text:p>45.700002</text:p>
              </table:table-cell>
              <table:table-cell office:value-type="float" office:value="0.321754">
                <text:p>0.321754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45.733336">
                <text:p>45.733336</text:p>
              </table:table-cell>
              <table:table-cell office:value-type="float" office:value="0.318223">
                <text:p>0.31822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45.766669">
                <text:p>45.766669</text:p>
              </table:table-cell>
              <table:table-cell office:value-type="float" office:value="0.322191">
                <text:p>0.32219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45.800002">
                <text:p>45.800002</text:p>
              </table:table-cell>
              <table:table-cell office:value-type="float" office:value="0.314431">
                <text:p>0.314431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45.833336">
                <text:p>45.833336</text:p>
              </table:table-cell>
              <table:table-cell office:value-type="float" office:value="0.307403">
                <text:p>0.307403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45.866669">
                <text:p>45.866669</text:p>
              </table:table-cell>
              <table:table-cell office:value-type="float" office:value="0.324893">
                <text:p>0.324893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45.900002">
                <text:p>45.900002</text:p>
              </table:table-cell>
              <table:table-cell office:value-type="float" office:value="0.321232">
                <text:p>0.321232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45.933336">
                <text:p>45.933336</text:p>
              </table:table-cell>
              <table:table-cell office:value-type="float" office:value="0.330928">
                <text:p>0.33092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45.966669">
                <text:p>45.966669</text:p>
              </table:table-cell>
              <table:table-cell office:value-type="float" office:value="0.331291">
                <text:p>0.331291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46.000002">
                <text:p>46.000002</text:p>
              </table:table-cell>
              <table:table-cell office:value-type="float" office:value="0.315688">
                <text:p>0.31568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46.033336">
                <text:p>46.033336</text:p>
              </table:table-cell>
              <table:table-cell office:value-type="float" office:value="0.325483">
                <text:p>0.325483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46.066669">
                <text:p>46.066669</text:p>
              </table:table-cell>
              <table:table-cell office:value-type="float" office:value="0.326755">
                <text:p>0.32675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46.100002">
                <text:p>46.100002</text:p>
              </table:table-cell>
              <table:table-cell office:value-type="float" office:value="0.302993">
                <text:p>0.302993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46.133336">
                <text:p>46.133336</text:p>
              </table:table-cell>
              <table:table-cell office:value-type="float" office:value="0.308325">
                <text:p>0.30832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46.166669">
                <text:p>46.166669</text:p>
              </table:table-cell>
              <table:table-cell office:value-type="float" office:value="0.308232">
                <text:p>0.30823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46.200002">
                <text:p>46.200002</text:p>
              </table:table-cell>
              <table:table-cell office:value-type="float" office:value="0.311291">
                <text:p>0.311291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46.233336">
                <text:p>46.233336</text:p>
              </table:table-cell>
              <table:table-cell office:value-type="float" office:value="0.305403">
                <text:p>0.305403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46.266669">
                <text:p>46.266669</text:p>
              </table:table-cell>
              <table:table-cell office:value-type="float" office:value="0.315588">
                <text:p>0.315588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46.300002">
                <text:p>46.300002</text:p>
              </table:table-cell>
              <table:table-cell office:value-type="float" office:value="0.312121">
                <text:p>0.312121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46.333336">
                <text:p>46.333336</text:p>
              </table:table-cell>
              <table:table-cell office:value-type="float" office:value="0.304079">
                <text:p>0.30407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46.366669">
                <text:p>46.366669</text:p>
              </table:table-cell>
              <table:table-cell office:value-type="float" office:value="0.320082">
                <text:p>0.320082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46.400002">
                <text:p>46.400002</text:p>
              </table:table-cell>
              <table:table-cell office:value-type="float" office:value="0.318575">
                <text:p>0.31857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46.433336">
                <text:p>46.433336</text:p>
              </table:table-cell>
              <table:table-cell office:value-type="float" office:value="0.315563">
                <text:p>0.31556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46.466669">
                <text:p>46.466669</text:p>
              </table:table-cell>
              <table:table-cell office:value-type="float" office:value="0.309132">
                <text:p>0.309132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46.500002">
                <text:p>46.500002</text:p>
              </table:table-cell>
              <table:table-cell office:value-type="float" office:value="0.29514">
                <text:p>0.29514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46.533336">
                <text:p>46.533336</text:p>
              </table:table-cell>
              <table:table-cell office:value-type="float" office:value="0.300589">
                <text:p>0.30058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46.566669">
                <text:p>46.566669</text:p>
              </table:table-cell>
              <table:table-cell office:value-type="float" office:value="0.298485">
                <text:p>0.29848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46.600002">
                <text:p>46.600002</text:p>
              </table:table-cell>
              <table:table-cell office:value-type="float" office:value="0.305008">
                <text:p>0.305008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46.633336">
                <text:p>46.633336</text:p>
              </table:table-cell>
              <table:table-cell office:value-type="float" office:value="0.30206">
                <text:p>0.3020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46.666669">
                <text:p>46.666669</text:p>
              </table:table-cell>
              <table:table-cell office:value-type="float" office:value="0.302175">
                <text:p>0.30217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46.700002">
                <text:p>46.700002</text:p>
              </table:table-cell>
              <table:table-cell office:value-type="float" office:value="0.294836">
                <text:p>0.294836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46.733336">
                <text:p>46.733336</text:p>
              </table:table-cell>
              <table:table-cell office:value-type="float" office:value="0.300079">
                <text:p>0.30007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46.766669">
                <text:p>46.766669</text:p>
              </table:table-cell>
              <table:table-cell office:value-type="float" office:value="0.304352">
                <text:p>0.30435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46.800002">
                <text:p>46.800002</text:p>
              </table:table-cell>
              <table:table-cell office:value-type="float" office:value="0.295293">
                <text:p>0.295293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46.833336">
                <text:p>46.833336</text:p>
              </table:table-cell>
              <table:table-cell office:value-type="float" office:value="0.301246">
                <text:p>0.30124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46.866669">
                <text:p>46.866669</text:p>
              </table:table-cell>
              <table:table-cell office:value-type="float" office:value="0.282559">
                <text:p>0.282559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46.900002">
                <text:p>46.900002</text:p>
              </table:table-cell>
              <table:table-cell office:value-type="float" office:value="0.297211">
                <text:p>0.297211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46.933336">
                <text:p>46.933336</text:p>
              </table:table-cell>
              <table:table-cell office:value-type="float" office:value="0.299015">
                <text:p>0.29901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46.966669">
                <text:p>46.966669</text:p>
              </table:table-cell>
              <table:table-cell office:value-type="float" office:value="0.051821">
                <text:p>0.05182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47.000002">
                <text:p>47.000002</text:p>
              </table:table-cell>
              <table:table-cell office:value-type="float" office:value="0.043989">
                <text:p>0.04398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47.033336">
                <text:p>47.033336</text:p>
              </table:table-cell>
              <table:table-cell office:value-type="float" office:value="0.047836">
                <text:p>0.047836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47.066669">
                <text:p>47.066669</text:p>
              </table:table-cell>
              <table:table-cell office:value-type="float" office:value="0.075896">
                <text:p>0.07589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47.100002">
                <text:p>47.100002</text:p>
              </table:table-cell>
              <table:table-cell office:value-type="float" office:value="0.065209">
                <text:p>0.06520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47.133336">
                <text:p>47.133336</text:p>
              </table:table-cell>
              <table:table-cell office:value-type="float" office:value="0.049312">
                <text:p>0.04931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47.166669">
                <text:p>47.166669</text:p>
              </table:table-cell>
              <table:table-cell office:value-type="float" office:value="0.08523">
                <text:p>0.08523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47.200002">
                <text:p>47.200002</text:p>
              </table:table-cell>
              <table:table-cell office:value-type="float" office:value="0.073488">
                <text:p>0.073488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47.233336">
                <text:p>47.233336</text:p>
              </table:table-cell>
              <table:table-cell office:value-type="float" office:value="0.076739">
                <text:p>0.076739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47.266669">
                <text:p>47.266669</text:p>
              </table:table-cell>
              <table:table-cell office:value-type="float" office:value="0.075095">
                <text:p>0.07509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47.300002">
                <text:p>47.300002</text:p>
              </table:table-cell>
              <table:table-cell office:value-type="float" office:value="0.112111">
                <text:p>0.11211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47.333336">
                <text:p>47.333336</text:p>
              </table:table-cell>
              <table:table-cell office:value-type="float" office:value="0.101883">
                <text:p>0.101883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47.366669">
                <text:p>47.366669</text:p>
              </table:table-cell>
              <table:table-cell office:value-type="float" office:value="0.133914">
                <text:p>0.133914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47.400002">
                <text:p>47.400002</text:p>
              </table:table-cell>
              <table:table-cell office:value-type="float" office:value="0.140182">
                <text:p>0.140182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47.433336">
                <text:p>47.433336</text:p>
              </table:table-cell>
              <table:table-cell office:value-type="float" office:value="0.159551">
                <text:p>0.15955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47.466669">
                <text:p>47.466669</text:p>
              </table:table-cell>
              <table:table-cell office:value-type="float" office:value="0.144171">
                <text:p>0.14417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47.500002">
                <text:p>47.500002</text:p>
              </table:table-cell>
              <table:table-cell office:value-type="float" office:value="0.164573">
                <text:p>0.164573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47.533336">
                <text:p>47.533336</text:p>
              </table:table-cell>
              <table:table-cell office:value-type="float" office:value="0.174791">
                <text:p>0.17479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47.566669">
                <text:p>47.566669</text:p>
              </table:table-cell>
              <table:table-cell office:value-type="float" office:value="0.197016">
                <text:p>0.197016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47.600002">
                <text:p>47.600002</text:p>
              </table:table-cell>
              <table:table-cell office:value-type="float" office:value="0.19667">
                <text:p>0.19667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47.633336">
                <text:p>47.633336</text:p>
              </table:table-cell>
              <table:table-cell office:value-type="float" office:value="0.202672">
                <text:p>0.202672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47.666669">
                <text:p>47.666669</text:p>
              </table:table-cell>
              <table:table-cell office:value-type="float" office:value="0.205849">
                <text:p>0.205849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47.700002">
                <text:p>47.700002</text:p>
              </table:table-cell>
              <table:table-cell office:value-type="float" office:value="0.219293">
                <text:p>0.219293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7.733336">
                <text:p>47.733336</text:p>
              </table:table-cell>
              <table:table-cell office:value-type="float" office:value="0.238114">
                <text:p>0.238114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7.766669">
                <text:p>47.766669</text:p>
              </table:table-cell>
              <table:table-cell office:value-type="float" office:value="0.220624">
                <text:p>0.220624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7.800002">
                <text:p>47.800002</text:p>
              </table:table-cell>
              <table:table-cell office:value-type="float" office:value="0.230495">
                <text:p>0.23049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7.833336">
                <text:p>47.833336</text:p>
              </table:table-cell>
              <table:table-cell office:value-type="float" office:value="0.225802">
                <text:p>0.225802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7.866669">
                <text:p>47.866669</text:p>
              </table:table-cell>
              <table:table-cell office:value-type="float" office:value="0.242349">
                <text:p>0.242349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7.900002">
                <text:p>47.900002</text:p>
              </table:table-cell>
              <table:table-cell office:value-type="float" office:value="0.222671">
                <text:p>0.22267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7.933336">
                <text:p>47.933336</text:p>
              </table:table-cell>
              <table:table-cell office:value-type="float" office:value="0.227848">
                <text:p>0.227848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7.966669">
                <text:p>47.966669</text:p>
              </table:table-cell>
              <table:table-cell office:value-type="float" office:value="0.223886">
                <text:p>0.223886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8.000003">
                <text:p>48.000003</text:p>
              </table:table-cell>
              <table:table-cell office:value-type="float" office:value="0.209875">
                <text:p>0.20987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8.033336">
                <text:p>48.033336</text:p>
              </table:table-cell>
              <table:table-cell office:value-type="float" office:value="0.197931">
                <text:p>0.197931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48.066669">
                <text:p>48.066669</text:p>
              </table:table-cell>
              <table:table-cell office:value-type="float" office:value="0.201478">
                <text:p>0.201478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8.100003">
                <text:p>48.100003</text:p>
              </table:table-cell>
              <table:table-cell office:value-type="float" office:value="0.175837">
                <text:p>0.175837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8.133336">
                <text:p>48.133336</text:p>
              </table:table-cell>
              <table:table-cell office:value-type="float" office:value="0.174092">
                <text:p>0.174092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8.166669">
                <text:p>48.166669</text:p>
              </table:table-cell>
              <table:table-cell office:value-type="float" office:value="0.145126">
                <text:p>0.145126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8.200003">
                <text:p>48.200003</text:p>
              </table:table-cell>
              <table:table-cell office:value-type="float" office:value="0.170255">
                <text:p>0.17025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8.233336">
                <text:p>48.233336</text:p>
              </table:table-cell>
              <table:table-cell office:value-type="float" office:value="0.132178">
                <text:p>0.132178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48.266669">
                <text:p>48.266669</text:p>
              </table:table-cell>
              <table:table-cell office:value-type="float" office:value="0.124823">
                <text:p>0.12482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8.300003">
                <text:p>48.300003</text:p>
              </table:table-cell>
              <table:table-cell office:value-type="float" office:value="0.115493">
                <text:p>0.115493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8.333336">
                <text:p>48.333336</text:p>
              </table:table-cell>
              <table:table-cell office:value-type="float" office:value="0.098077">
                <text:p>0.098077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48.366669">
                <text:p>48.366669</text:p>
              </table:table-cell>
              <table:table-cell office:value-type="float" office:value="0.081422">
                <text:p>0.081422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48.400003">
                <text:p>48.400003</text:p>
              </table:table-cell>
              <table:table-cell office:value-type="float" office:value="0.064565">
                <text:p>0.06456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48.433336">
                <text:p>48.433336</text:p>
              </table:table-cell>
              <table:table-cell office:value-type="float" office:value="0.066959">
                <text:p>0.06695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48.466669">
                <text:p>48.466669</text:p>
              </table:table-cell>
              <table:table-cell office:value-type="float" office:value="0.07027">
                <text:p>0.07027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48.500003">
                <text:p>48.500003</text:p>
              </table:table-cell>
              <table:table-cell office:value-type="float" office:value="0.020804">
                <text:p>0.020804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48.533336">
                <text:p>48.533336</text:p>
              </table:table-cell>
              <table:table-cell office:value-type="float" office:value="0.030076">
                <text:p>0.030076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48.566669">
                <text:p>48.566669</text:p>
              </table:table-cell>
              <table:table-cell office:value-type="float" office:value="0.037479">
                <text:p>0.037479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48.600003">
                <text:p>48.600003</text:p>
              </table:table-cell>
              <table:table-cell office:value-type="float" office:value="0.045834">
                <text:p>0.045834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48.633336">
                <text:p>48.633336</text:p>
              </table:table-cell>
              <table:table-cell office:value-type="float" office:value="0.018601">
                <text:p>0.01860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48.666669">
                <text:p>48.666669</text:p>
              </table:table-cell>
              <table:table-cell office:value-type="float" office:value="0.039796">
                <text:p>0.03979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48.700003">
                <text:p>48.700003</text:p>
              </table:table-cell>
              <table:table-cell office:value-type="float" office:value="0.032982">
                <text:p>0.032982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48.733336">
                <text:p>48.733336</text:p>
              </table:table-cell>
              <table:table-cell office:value-type="float" office:value="0.112604">
                <text:p>0.112604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48.766669">
                <text:p>48.766669</text:p>
              </table:table-cell>
              <table:table-cell office:value-type="float" office:value="0.088212">
                <text:p>0.088212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48.800003">
                <text:p>48.800003</text:p>
              </table:table-cell>
              <table:table-cell office:value-type="float" office:value="0.121032">
                <text:p>0.12103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48.833336">
                <text:p>48.833336</text:p>
              </table:table-cell>
              <table:table-cell office:value-type="float" office:value="0.119743">
                <text:p>0.119743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48.866669">
                <text:p>48.866669</text:p>
              </table:table-cell>
              <table:table-cell office:value-type="float" office:value="0.103504">
                <text:p>0.103504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48.900003">
                <text:p>48.900003</text:p>
              </table:table-cell>
              <table:table-cell office:value-type="float" office:value="0.110653">
                <text:p>0.110653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48.933336">
                <text:p>48.933336</text:p>
              </table:table-cell>
              <table:table-cell office:value-type="float" office:value="0.144554">
                <text:p>0.144554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8.966669">
                <text:p>48.966669</text:p>
              </table:table-cell>
              <table:table-cell office:value-type="float" office:value="0.131895">
                <text:p>0.13189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49.000003">
                <text:p>49.000003</text:p>
              </table:table-cell>
              <table:table-cell office:value-type="float" office:value="0.16507">
                <text:p>0.1650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49.033336">
                <text:p>49.033336</text:p>
              </table:table-cell>
              <table:table-cell office:value-type="float" office:value="0.156338">
                <text:p>0.156338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49.066669">
                <text:p>49.066669</text:p>
              </table:table-cell>
              <table:table-cell office:value-type="float" office:value="0.163509">
                <text:p>0.163509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9.100003">
                <text:p>49.100003</text:p>
              </table:table-cell>
              <table:table-cell office:value-type="float" office:value="0.170217">
                <text:p>0.170217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49.133336">
                <text:p>49.133336</text:p>
              </table:table-cell>
              <table:table-cell office:value-type="float" office:value="0.170773">
                <text:p>0.170773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49.166669">
                <text:p>49.166669</text:p>
              </table:table-cell>
              <table:table-cell office:value-type="float" office:value="0.182675">
                <text:p>0.18267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49.200003">
                <text:p>49.200003</text:p>
              </table:table-cell>
              <table:table-cell office:value-type="float" office:value="0.173092">
                <text:p>0.173092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49.233336">
                <text:p>49.233336</text:p>
              </table:table-cell>
              <table:table-cell office:value-type="float" office:value="0.216615">
                <text:p>0.21661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49.266669">
                <text:p>49.266669</text:p>
              </table:table-cell>
              <table:table-cell office:value-type="float" office:value="0.206974">
                <text:p>0.206974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49.300003">
                <text:p>49.300003</text:p>
              </table:table-cell>
              <table:table-cell office:value-type="float" office:value="0.220294">
                <text:p>0.220294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49.333336">
                <text:p>49.333336</text:p>
              </table:table-cell>
              <table:table-cell office:value-type="float" office:value="0.239345">
                <text:p>0.23934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49.366669">
                <text:p>49.366669</text:p>
              </table:table-cell>
              <table:table-cell office:value-type="float" office:value="0.233543">
                <text:p>0.233543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49.400003">
                <text:p>49.400003</text:p>
              </table:table-cell>
              <table:table-cell office:value-type="float" office:value="0.241133">
                <text:p>0.241133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49.433336">
                <text:p>49.433336</text:p>
              </table:table-cell>
              <table:table-cell office:value-type="float" office:value="0.235563">
                <text:p>0.235563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49.466669">
                <text:p>49.466669</text:p>
              </table:table-cell>
              <table:table-cell office:value-type="float" office:value="0.229216">
                <text:p>0.229216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9.500003">
                <text:p>49.500003</text:p>
              </table:table-cell>
              <table:table-cell office:value-type="float" office:value="0.260919">
                <text:p>0.260919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9.533336">
                <text:p>49.533336</text:p>
              </table:table-cell>
              <table:table-cell office:value-type="float" office:value="0.252469">
                <text:p>0.252469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9.566669">
                <text:p>49.566669</text:p>
              </table:table-cell>
              <table:table-cell office:value-type="float" office:value="0.259114">
                <text:p>0.259114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49.600003">
                <text:p>49.600003</text:p>
              </table:table-cell>
              <table:table-cell office:value-type="float" office:value="0.247662">
                <text:p>0.247662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49.633336">
                <text:p>49.633336</text:p>
              </table:table-cell>
              <table:table-cell office:value-type="float" office:value="0.241682">
                <text:p>0.241682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49.666669">
                <text:p>49.666669</text:p>
              </table:table-cell>
              <table:table-cell office:value-type="float" office:value="0.259162">
                <text:p>0.259162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49.700003">
                <text:p>49.700003</text:p>
              </table:table-cell>
              <table:table-cell office:value-type="float" office:value="0.270012">
                <text:p>0.27001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49.733336">
                <text:p>49.733336</text:p>
              </table:table-cell>
              <table:table-cell office:value-type="float" office:value="0.249351">
                <text:p>0.249351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49.766669">
                <text:p>49.766669</text:p>
              </table:table-cell>
              <table:table-cell office:value-type="float" office:value="0.238341">
                <text:p>0.238341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49.800003">
                <text:p>49.800003</text:p>
              </table:table-cell>
              <table:table-cell office:value-type="float" office:value="0.233097">
                <text:p>0.233097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49.833336">
                <text:p>49.833336</text:p>
              </table:table-cell>
              <table:table-cell office:value-type="float" office:value="0.225592">
                <text:p>0.225592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49.866669">
                <text:p>49.866669</text:p>
              </table:table-cell>
              <table:table-cell office:value-type="float" office:value="0.201211">
                <text:p>0.201211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49.900003">
                <text:p>49.900003</text:p>
              </table:table-cell>
              <table:table-cell office:value-type="float" office:value="0.211872">
                <text:p>0.211872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49.933336">
                <text:p>49.933336</text:p>
              </table:table-cell>
              <table:table-cell office:value-type="float" office:value="0.193257">
                <text:p>0.193257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49.966669">
                <text:p>49.966669</text:p>
              </table:table-cell>
              <table:table-cell office:value-type="float" office:value="0.180778">
                <text:p>0.180778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50.000003">
                <text:p>50.000003</text:p>
              </table:table-cell>
              <table:table-cell office:value-type="float" office:value="0.167452">
                <text:p>0.167452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50.033336">
                <text:p>50.033336</text:p>
              </table:table-cell>
              <table:table-cell office:value-type="float" office:value="0.187601">
                <text:p>0.18760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50.066669">
                <text:p>50.066669</text:p>
              </table:table-cell>
              <table:table-cell office:value-type="float" office:value="0.168515">
                <text:p>0.168515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50.100003">
                <text:p>50.100003</text:p>
              </table:table-cell>
              <table:table-cell office:value-type="float" office:value="0.152669">
                <text:p>0.152669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50.133336">
                <text:p>50.133336</text:p>
              </table:table-cell>
              <table:table-cell office:value-type="float" office:value="0.122442">
                <text:p>0.12244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50.166669">
                <text:p>50.166669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50.200003">
                <text:p>50.200003</text:p>
              </table:table-cell>
              <table:table-cell office:value-type="float" office:value="0.107298">
                <text:p>0.107298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50.233336">
                <text:p>50.233336</text:p>
              </table:table-cell>
              <table:table-cell office:value-type="float" office:value="0.119428">
                <text:p>0.11942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50.266669">
                <text:p>50.266669</text:p>
              </table:table-cell>
              <table:table-cell office:value-type="float" office:value="0.118045">
                <text:p>0.11804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50.300003">
                <text:p>50.300003</text:p>
              </table:table-cell>
              <table:table-cell office:value-type="float" office:value="0.100936">
                <text:p>0.100936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50.333336">
                <text:p>50.333336</text:p>
              </table:table-cell>
              <table:table-cell office:value-type="float" office:value="0.120543">
                <text:p>0.120543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50.366669">
                <text:p>50.366669</text:p>
              </table:table-cell>
              <table:table-cell office:value-type="float" office:value="0.082006">
                <text:p>0.082006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50.400003">
                <text:p>50.400003</text:p>
              </table:table-cell>
              <table:table-cell office:value-type="float" office:value="0.121891">
                <text:p>0.121891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50.433336">
                <text:p>50.433336</text:p>
              </table:table-cell>
              <table:table-cell office:value-type="float" office:value="0.100407">
                <text:p>0.10040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50.466669">
                <text:p>50.466669</text:p>
              </table:table-cell>
              <table:table-cell office:value-type="float" office:value="0.093601">
                <text:p>0.093601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50.500003">
                <text:p>50.500003</text:p>
              </table:table-cell>
              <table:table-cell office:value-type="float" office:value="0.026991">
                <text:p>0.026991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50.533336">
                <text:p>50.533336</text:p>
              </table:table-cell>
              <table:table-cell office:value-type="float" office:value="0.009118">
                <text:p>0.009118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50.566669">
                <text:p>50.566669</text:p>
              </table:table-cell>
              <table:table-cell office:value-type="float" office:value="0.020268">
                <text:p>0.020268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50.600003">
                <text:p>50.600003</text:p>
              </table:table-cell>
              <table:table-cell office:value-type="float" office:value="0.011898">
                <text:p>0.011898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50.633336">
                <text:p>50.633336</text:p>
              </table:table-cell>
              <table:table-cell office:value-type="float" office:value="0.021654">
                <text:p>0.021654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50.666669">
                <text:p>50.666669</text:p>
              </table:table-cell>
              <table:table-cell office:value-type="float" office:value="0.019929">
                <text:p>0.019929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50.700003">
                <text:p>50.700003</text:p>
              </table:table-cell>
              <table:table-cell office:value-type="float" office:value="0.039878">
                <text:p>0.039878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50.733336">
                <text:p>50.733336</text:p>
              </table:table-cell>
              <table:table-cell office:value-type="float" office:value="0.041497">
                <text:p>0.041497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50.766669">
                <text:p>50.766669</text:p>
              </table:table-cell>
              <table:table-cell office:value-type="float" office:value="0.042447">
                <text:p>0.042447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50.800003">
                <text:p>50.800003</text:p>
              </table:table-cell>
              <table:table-cell office:value-type="float" office:value="0.049728">
                <text:p>0.049728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50.833336">
                <text:p>50.833336</text:p>
              </table:table-cell>
              <table:table-cell office:value-type="float" office:value="0.077334">
                <text:p>0.077334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50.866669">
                <text:p>50.866669</text:p>
              </table:table-cell>
              <table:table-cell office:value-type="float" office:value="0.077945">
                <text:p>0.07794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50.900003">
                <text:p>50.900003</text:p>
              </table:table-cell>
              <table:table-cell office:value-type="float" office:value="0.077898">
                <text:p>0.077898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50.933336">
                <text:p>50.933336</text:p>
              </table:table-cell>
              <table:table-cell office:value-type="float" office:value="0.097749">
                <text:p>0.097749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50.966669">
                <text:p>50.966669</text:p>
              </table:table-cell>
              <table:table-cell office:value-type="float" office:value="0.129841">
                <text:p>0.12984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51.000003">
                <text:p>51.000003</text:p>
              </table:table-cell>
              <table:table-cell office:value-type="float" office:value="0.129848">
                <text:p>0.129848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51.033336">
                <text:p>51.033336</text:p>
              </table:table-cell>
              <table:table-cell office:value-type="float" office:value="0.15142">
                <text:p>0.15142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51.066669">
                <text:p>51.066669</text:p>
              </table:table-cell>
              <table:table-cell office:value-type="float" office:value="0.160158">
                <text:p>0.160158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51.100003">
                <text:p>51.100003</text:p>
              </table:table-cell>
              <table:table-cell office:value-type="float" office:value="0.19682">
                <text:p>0.19682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51.133336">
                <text:p>51.133336</text:p>
              </table:table-cell>
              <table:table-cell office:value-type="float" office:value="0.210954">
                <text:p>0.210954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51.166669">
                <text:p>51.166669</text:p>
              </table:table-cell>
              <table:table-cell office:value-type="float" office:value="0.203728">
                <text:p>0.203728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51.200003">
                <text:p>51.200003</text:p>
              </table:table-cell>
              <table:table-cell office:value-type="float" office:value="0.211182">
                <text:p>0.211182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51.233336">
                <text:p>51.233336</text:p>
              </table:table-cell>
              <table:table-cell office:value-type="float" office:value="0.22915">
                <text:p>0.2291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51.266669">
                <text:p>51.266669</text:p>
              </table:table-cell>
              <table:table-cell office:value-type="float" office:value="0.249326">
                <text:p>0.249326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51.300003">
                <text:p>51.300003</text:p>
              </table:table-cell>
              <table:table-cell office:value-type="float" office:value="0.252362">
                <text:p>0.25236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51.333336">
                <text:p>51.333336</text:p>
              </table:table-cell>
              <table:table-cell office:value-type="float" office:value="0.248781">
                <text:p>0.248781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51.366669">
                <text:p>51.366669</text:p>
              </table:table-cell>
              <table:table-cell office:value-type="float" office:value="0.242871">
                <text:p>0.24287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51.400003">
                <text:p>51.400003</text:p>
              </table:table-cell>
              <table:table-cell office:value-type="float" office:value="0.242561">
                <text:p>0.242561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51.433336">
                <text:p>51.433336</text:p>
              </table:table-cell>
              <table:table-cell office:value-type="float" office:value="0.22797">
                <text:p>0.22797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51.466669">
                <text:p>51.466669</text:p>
              </table:table-cell>
              <table:table-cell office:value-type="float" office:value="0.22651">
                <text:p>0.22651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51.500003">
                <text:p>51.500003</text:p>
              </table:table-cell>
              <table:table-cell office:value-type="float" office:value="0.228967">
                <text:p>0.228967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51.533336">
                <text:p>51.533336</text:p>
              </table:table-cell>
              <table:table-cell office:value-type="float" office:value="0.213014">
                <text:p>0.213014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51.566669">
                <text:p>51.566669</text:p>
              </table:table-cell>
              <table:table-cell office:value-type="float" office:value="0.210318">
                <text:p>0.210318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51.600003">
                <text:p>51.600003</text:p>
              </table:table-cell>
              <table:table-cell office:value-type="float" office:value="0.185972">
                <text:p>0.185972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51.633336">
                <text:p>51.633336</text:p>
              </table:table-cell>
              <table:table-cell office:value-type="float" office:value="0.194669">
                <text:p>0.194669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51.666669">
                <text:p>51.666669</text:p>
              </table:table-cell>
              <table:table-cell office:value-type="float" office:value="0.137459">
                <text:p>0.137459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51.700003">
                <text:p>51.700003</text:p>
              </table:table-cell>
              <table:table-cell office:value-type="float" office:value="0.148316">
                <text:p>0.148316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51.733336">
                <text:p>51.733336</text:p>
              </table:table-cell>
              <table:table-cell office:value-type="float" office:value="0.111853">
                <text:p>0.111853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51.766669">
                <text:p>51.766669</text:p>
              </table:table-cell>
              <table:table-cell office:value-type="float" office:value="0.109875">
                <text:p>0.10987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51.800003">
                <text:p>51.800003</text:p>
              </table:table-cell>
              <table:table-cell office:value-type="float" office:value="0.094151">
                <text:p>0.094151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51.833336">
                <text:p>51.833336</text:p>
              </table:table-cell>
              <table:table-cell office:value-type="float" office:value="0.099475">
                <text:p>0.099475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51.866669">
                <text:p>51.866669</text:p>
              </table:table-cell>
              <table:table-cell office:value-type="float" office:value="0.091231">
                <text:p>0.091231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51.900003">
                <text:p>51.900003</text:p>
              </table:table-cell>
              <table:table-cell office:value-type="float" office:value="0.065833">
                <text:p>0.065833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51.933336">
                <text:p>51.933336</text:p>
              </table:table-cell>
              <table:table-cell office:value-type="float" office:value="0.036039">
                <text:p>0.036039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51.966669">
                <text:p>51.966669</text:p>
              </table:table-cell>
              <table:table-cell office:value-type="float" office:value="0.045552">
                <text:p>0.04555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52.000003">
                <text:p>52.000003</text:p>
              </table:table-cell>
              <table:table-cell office:value-type="float" office:value="0.047445">
                <text:p>0.04744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52.033336">
                <text:p>52.033336</text:p>
              </table:table-cell>
              <table:table-cell office:value-type="float" office:value="0.019569">
                <text:p>0.019569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52.066669">
                <text:p>52.066669</text:p>
              </table:table-cell>
              <table:table-cell office:value-type="float" office:value="0.027319">
                <text:p>0.027319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52.100003">
                <text:p>52.100003</text:p>
              </table:table-cell>
              <table:table-cell office:value-type="float" office:value="0.01993">
                <text:p>0.01993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52.133336">
                <text:p>52.133336</text:p>
              </table:table-cell>
              <table:table-cell office:value-type="float" office:value="0.00739">
                <text:p>0.00739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52.166669">
                <text:p>52.166669</text:p>
              </table:table-cell>
              <table:table-cell office:value-type="float" office:value="0.02957">
                <text:p>0.02957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52.200003">
                <text:p>52.200003</text:p>
              </table:table-cell>
              <table:table-cell office:value-type="float" office:value="0.022738">
                <text:p>0.022738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52.233336">
                <text:p>52.233336</text:p>
              </table:table-cell>
              <table:table-cell office:value-type="float" office:value="0.035279">
                <text:p>0.035279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52.266669">
                <text:p>52.266669</text:p>
              </table:table-cell>
              <table:table-cell office:value-type="float" office:value="0.0549">
                <text:p>0.0549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52.300003">
                <text:p>52.300003</text:p>
              </table:table-cell>
              <table:table-cell office:value-type="float" office:value="0.03023">
                <text:p>0.03023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52.333336">
                <text:p>52.333336</text:p>
              </table:table-cell>
              <table:table-cell office:value-type="float" office:value="0.022639">
                <text:p>0.022639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52.366669">
                <text:p>52.366669</text:p>
              </table:table-cell>
              <table:table-cell office:value-type="float" office:value="0.013792">
                <text:p>0.013792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52.400003">
                <text:p>52.400003</text:p>
              </table:table-cell>
              <table:table-cell office:value-type="float" office:value="0.018303">
                <text:p>0.018303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52.433336">
                <text:p>52.433336</text:p>
              </table:table-cell>
              <table:table-cell office:value-type="float" office:value="0.023108">
                <text:p>0.023108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52.466669">
                <text:p>52.466669</text:p>
              </table:table-cell>
              <table:table-cell office:value-type="float" office:value="0.009873">
                <text:p>0.009873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52.500003">
                <text:p>52.500003</text:p>
              </table:table-cell>
              <table:table-cell office:value-type="float" office:value="0.019867">
                <text:p>0.019867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52.533336">
                <text:p>52.533336</text:p>
              </table:table-cell>
              <table:table-cell office:value-type="float" office:value="0.016563">
                <text:p>0.016563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52.566669">
                <text:p>52.566669</text:p>
              </table:table-cell>
              <table:table-cell office:value-type="float" office:value="0.033735">
                <text:p>0.03373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52.600003">
                <text:p>52.600003</text:p>
              </table:table-cell>
              <table:table-cell office:value-type="float" office:value="0.033868">
                <text:p>0.033868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52.633336">
                <text:p>52.633336</text:p>
              </table:table-cell>
              <table:table-cell office:value-type="float" office:value="0.054852">
                <text:p>0.054852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52.666669">
                <text:p>52.666669</text:p>
              </table:table-cell>
              <table:table-cell office:value-type="float" office:value="0.067501">
                <text:p>0.06750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52.700003">
                <text:p>52.700003</text:p>
              </table:table-cell>
              <table:table-cell office:value-type="float" office:value="0.075565">
                <text:p>0.075565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52.733336">
                <text:p>52.733336</text:p>
              </table:table-cell>
              <table:table-cell office:value-type="float" office:value="0.073707">
                <text:p>0.073707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52.766669">
                <text:p>52.766669</text:p>
              </table:table-cell>
              <table:table-cell office:value-type="float" office:value="0.100001">
                <text:p>0.10000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52.800003">
                <text:p>52.800003</text:p>
              </table:table-cell>
              <table:table-cell office:value-type="float" office:value="0.085271">
                <text:p>0.085271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52.833336">
                <text:p>52.833336</text:p>
              </table:table-cell>
              <table:table-cell office:value-type="float" office:value="0.142339">
                <text:p>0.142339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52.866669">
                <text:p>52.866669</text:p>
              </table:table-cell>
              <table:table-cell office:value-type="float" office:value="0.141071">
                <text:p>0.141071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52.900003">
                <text:p>52.900003</text:p>
              </table:table-cell>
              <table:table-cell office:value-type="float" office:value="0.15875">
                <text:p>0.1587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52.933336">
                <text:p>52.933336</text:p>
              </table:table-cell>
              <table:table-cell office:value-type="float" office:value="0.166517">
                <text:p>0.166517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52.966669">
                <text:p>52.966669</text:p>
              </table:table-cell>
              <table:table-cell office:value-type="float" office:value="0.195661">
                <text:p>0.195661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53.000003">
                <text:p>53.000003</text:p>
              </table:table-cell>
              <table:table-cell office:value-type="float" office:value="0.205673">
                <text:p>0.205673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53.033336">
                <text:p>53.033336</text:p>
              </table:table-cell>
              <table:table-cell office:value-type="float" office:value="0.202829">
                <text:p>0.202829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53.066669">
                <text:p>53.066669</text:p>
              </table:table-cell>
              <table:table-cell office:value-type="float" office:value="0.218585">
                <text:p>0.21858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53.100003">
                <text:p>53.100003</text:p>
              </table:table-cell>
              <table:table-cell office:value-type="float" office:value="0.217216">
                <text:p>0.217216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53.133336">
                <text:p>53.133336</text:p>
              </table:table-cell>
              <table:table-cell office:value-type="float" office:value="0.232093">
                <text:p>0.232093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53.166669">
                <text:p>53.166669</text:p>
              </table:table-cell>
              <table:table-cell office:value-type="float" office:value="0.216726">
                <text:p>0.216726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53.200003">
                <text:p>53.200003</text:p>
              </table:table-cell>
              <table:table-cell office:value-type="float" office:value="0.22594">
                <text:p>0.22594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53.233336">
                <text:p>53.233336</text:p>
              </table:table-cell>
              <table:table-cell office:value-type="float" office:value="0.207679">
                <text:p>0.207679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53.266669">
                <text:p>53.266669</text:p>
              </table:table-cell>
              <table:table-cell office:value-type="float" office:value="0.199977">
                <text:p>0.199977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53.300003">
                <text:p>53.300003</text:p>
              </table:table-cell>
              <table:table-cell office:value-type="float" office:value="0.177878">
                <text:p>0.177878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53.333336">
                <text:p>53.333336</text:p>
              </table:table-cell>
              <table:table-cell office:value-type="float" office:value="0.164496">
                <text:p>0.164496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53.366669">
                <text:p>53.366669</text:p>
              </table:table-cell>
              <table:table-cell office:value-type="float" office:value="0.149113">
                <text:p>0.14911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53.400003">
                <text:p>53.400003</text:p>
              </table:table-cell>
              <table:table-cell office:value-type="float" office:value="0.132864">
                <text:p>0.132864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53.433336">
                <text:p>53.433336</text:p>
              </table:table-cell>
              <table:table-cell office:value-type="float" office:value="0.13448">
                <text:p>0.13448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53.466669">
                <text:p>53.466669</text:p>
              </table:table-cell>
              <table:table-cell office:value-type="float" office:value="0.079018">
                <text:p>0.079018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53.500003">
                <text:p>53.500003</text:p>
              </table:table-cell>
              <table:table-cell office:value-type="float" office:value="0.070277">
                <text:p>0.070277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53.533336">
                <text:p>53.533336</text:p>
              </table:table-cell>
              <table:table-cell office:value-type="float" office:value="0.072136">
                <text:p>0.072136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53.566669">
                <text:p>53.566669</text:p>
              </table:table-cell>
              <table:table-cell office:value-type="float" office:value="0.068655">
                <text:p>0.06865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53.600003">
                <text:p>53.600003</text:p>
              </table:table-cell>
              <table:table-cell office:value-type="float" office:value="0.057145">
                <text:p>0.05714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53.633336">
                <text:p>53.633336</text:p>
              </table:table-cell>
              <table:table-cell office:value-type="float" office:value="0.049365">
                <text:p>0.049365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53.666669">
                <text:p>53.666669</text:p>
              </table:table-cell>
              <table:table-cell office:value-type="float" office:value="0.03707">
                <text:p>0.03707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53.700003">
                <text:p>53.700003</text:p>
              </table:table-cell>
              <table:table-cell office:value-type="float" office:value="0.020345">
                <text:p>0.02034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53.733336">
                <text:p>53.733336</text:p>
              </table:table-cell>
              <table:table-cell office:value-type="float" office:value="0.028834">
                <text:p>0.028834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53.766669">
                <text:p>53.766669</text:p>
              </table:table-cell>
              <table:table-cell office:value-type="float" office:value="0.02005">
                <text:p>0.02005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53.800003">
                <text:p>53.800003</text:p>
              </table:table-cell>
              <table:table-cell office:value-type="float" office:value="0.007453">
                <text:p>0.007453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53.833336">
                <text:p>53.833336</text:p>
              </table:table-cell>
              <table:table-cell office:value-type="float" office:value="0.011158">
                <text:p>0.011158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53.866669">
                <text:p>53.866669</text:p>
              </table:table-cell>
              <table:table-cell office:value-type="float" office:value="0.0338">
                <text:p>0.0338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53.900003">
                <text:p>53.900003</text:p>
              </table:table-cell>
              <table:table-cell office:value-type="float" office:value="0.026666">
                <text:p>0.026666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53.933336">
                <text:p>53.933336</text:p>
              </table:table-cell>
              <table:table-cell office:value-type="float" office:value="0.047829">
                <text:p>0.047829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53.966669">
                <text:p>53.966669</text:p>
              </table:table-cell>
              <table:table-cell office:value-type="float" office:value="0.06111">
                <text:p>0.06111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54.000003">
                <text:p>54.000003</text:p>
              </table:table-cell>
              <table:table-cell office:value-type="float" office:value="0.046557">
                <text:p>0.046557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54.033336">
                <text:p>54.033336</text:p>
              </table:table-cell>
              <table:table-cell office:value-type="float" office:value="0.258122">
                <text:p>0.258122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54.066669">
                <text:p>54.066669</text:p>
              </table:table-cell>
              <table:table-cell office:value-type="float" office:value="0.241472">
                <text:p>0.241472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54.100003">
                <text:p>54.100003</text:p>
              </table:table-cell>
              <table:table-cell office:value-type="float" office:value="0.235672">
                <text:p>0.235672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54.133336">
                <text:p>54.133336</text:p>
              </table:table-cell>
              <table:table-cell office:value-type="float" office:value="0.211323">
                <text:p>0.211323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54.166669">
                <text:p>54.166669</text:p>
              </table:table-cell>
              <table:table-cell office:value-type="float" office:value="0.231122">
                <text:p>0.231122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54.200003">
                <text:p>54.200003</text:p>
              </table:table-cell>
              <table:table-cell office:value-type="float" office:value="0.244742">
                <text:p>0.244742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54.233336">
                <text:p>54.233336</text:p>
              </table:table-cell>
              <table:table-cell office:value-type="float" office:value="0.232434">
                <text:p>0.232434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54.266669">
                <text:p>54.266669</text:p>
              </table:table-cell>
              <table:table-cell office:value-type="float" office:value="0.224451">
                <text:p>0.224451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54.300003">
                <text:p>54.300003</text:p>
              </table:table-cell>
              <table:table-cell office:value-type="float" office:value="0.220405">
                <text:p>0.220405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54.333336">
                <text:p>54.333336</text:p>
              </table:table-cell>
              <table:table-cell office:value-type="float" office:value="0.230679">
                <text:p>0.230679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54.36667">
                <text:p>54.36667</text:p>
              </table:table-cell>
              <table:table-cell office:value-type="float" office:value="0.238104">
                <text:p>0.238104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54.400003">
                <text:p>54.400003</text:p>
              </table:table-cell>
              <table:table-cell office:value-type="float" office:value="0.239271">
                <text:p>0.239271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54.433336">
                <text:p>54.433336</text:p>
              </table:table-cell>
              <table:table-cell office:value-type="float" office:value="0.232094">
                <text:p>0.232094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54.46667">
                <text:p>54.46667</text:p>
              </table:table-cell>
              <table:table-cell office:value-type="float" office:value="0.232179">
                <text:p>0.232179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54.500003">
                <text:p>54.500003</text:p>
              </table:table-cell>
              <table:table-cell office:value-type="float" office:value="0.246837">
                <text:p>0.246837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54.533336">
                <text:p>54.533336</text:p>
              </table:table-cell>
              <table:table-cell office:value-type="float" office:value="0.233236">
                <text:p>0.233236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54.56667">
                <text:p>54.56667</text:p>
              </table:table-cell>
              <table:table-cell office:value-type="float" office:value="0.237883">
                <text:p>0.237883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54.600003">
                <text:p>54.600003</text:p>
              </table:table-cell>
              <table:table-cell office:value-type="float" office:value="0.23403">
                <text:p>0.23403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54.633336">
                <text:p>54.633336</text:p>
              </table:table-cell>
              <table:table-cell office:value-type="float" office:value="0.259256">
                <text:p>0.259256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54.66667">
                <text:p>54.66667</text:p>
              </table:table-cell>
              <table:table-cell office:value-type="float" office:value="0.267751">
                <text:p>0.267751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54.700003">
                <text:p>54.700003</text:p>
              </table:table-cell>
              <table:table-cell office:value-type="float" office:value="0.257007">
                <text:p>0.257007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54.733336">
                <text:p>54.733336</text:p>
              </table:table-cell>
              <table:table-cell office:value-type="float" office:value="0.263526">
                <text:p>0.263526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54.76667">
                <text:p>54.76667</text:p>
              </table:table-cell>
              <table:table-cell office:value-type="float" office:value="0.270254">
                <text:p>0.270254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54.800003">
                <text:p>54.800003</text:p>
              </table:table-cell>
              <table:table-cell office:value-type="float" office:value="0.261353">
                <text:p>0.261353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54.833336">
                <text:p>54.833336</text:p>
              </table:table-cell>
              <table:table-cell office:value-type="float" office:value="0.257172">
                <text:p>0.257172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54.86667">
                <text:p>54.86667</text:p>
              </table:table-cell>
              <table:table-cell office:value-type="float" office:value="0.26494">
                <text:p>0.26494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54.900003">
                <text:p>54.900003</text:p>
              </table:table-cell>
              <table:table-cell office:value-type="float" office:value="0.259081">
                <text:p>0.259081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54.933336">
                <text:p>54.933336</text:p>
              </table:table-cell>
              <table:table-cell office:value-type="float" office:value="0.261284">
                <text:p>0.261284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54.96667">
                <text:p>54.96667</text:p>
              </table:table-cell>
              <table:table-cell office:value-type="float" office:value="0.276568">
                <text:p>0.276568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55.000003">
                <text:p>55.000003</text:p>
              </table:table-cell>
              <table:table-cell office:value-type="float" office:value="0.254533">
                <text:p>0.254533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55.033336">
                <text:p>55.033336</text:p>
              </table:table-cell>
              <table:table-cell office:value-type="float" office:value="0.26729">
                <text:p>0.26729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55.06667">
                <text:p>55.06667</text:p>
              </table:table-cell>
              <table:table-cell office:value-type="float" office:value="0.26463">
                <text:p>0.26463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55.100003">
                <text:p>55.100003</text:p>
              </table:table-cell>
              <table:table-cell office:value-type="float" office:value="0.247509">
                <text:p>0.247509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55.133336">
                <text:p>55.133336</text:p>
              </table:table-cell>
              <table:table-cell office:value-type="float" office:value="0.257532">
                <text:p>0.257532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55.16667">
                <text:p>55.16667</text:p>
              </table:table-cell>
              <table:table-cell office:value-type="float" office:value="0.253555">
                <text:p>0.25355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55.200003">
                <text:p>55.200003</text:p>
              </table:table-cell>
              <table:table-cell office:value-type="float" office:value="0.239451">
                <text:p>0.239451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55.233336">
                <text:p>55.233336</text:p>
              </table:table-cell>
              <table:table-cell office:value-type="float" office:value="0.243238">
                <text:p>0.243238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55.26667">
                <text:p>55.26667</text:p>
              </table:table-cell>
              <table:table-cell office:value-type="float" office:value="0.228902">
                <text:p>0.228902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55.300003">
                <text:p>55.300003</text:p>
              </table:table-cell>
              <table:table-cell office:value-type="float" office:value="0.241029">
                <text:p>0.241029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55.333336">
                <text:p>55.333336</text:p>
              </table:table-cell>
              <table:table-cell office:value-type="float" office:value="0.246101">
                <text:p>0.246101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55.36667">
                <text:p>55.36667</text:p>
              </table:table-cell>
              <table:table-cell office:value-type="float" office:value="0.228156">
                <text:p>0.228156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55.400003">
                <text:p>55.400003</text:p>
              </table:table-cell>
              <table:table-cell office:value-type="float" office:value="0.231256">
                <text:p>0.231256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55.433336">
                <text:p>55.433336</text:p>
              </table:table-cell>
              <table:table-cell office:value-type="float" office:value="0.219917">
                <text:p>0.219917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55.46667">
                <text:p>55.46667</text:p>
              </table:table-cell>
              <table:table-cell office:value-type="float" office:value="0.211445">
                <text:p>0.211445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55.500003">
                <text:p>55.500003</text:p>
              </table:table-cell>
              <table:table-cell office:value-type="float" office:value="0.210011">
                <text:p>0.210011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55.533336">
                <text:p>55.533336</text:p>
              </table:table-cell>
              <table:table-cell office:value-type="float" office:value="0.219669">
                <text:p>0.219669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55.56667">
                <text:p>55.56667</text:p>
              </table:table-cell>
              <table:table-cell office:value-type="float" office:value="0.21906">
                <text:p>0.21906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55.600003">
                <text:p>55.600003</text:p>
              </table:table-cell>
              <table:table-cell office:value-type="float" office:value="0.225174">
                <text:p>0.225174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55.633336">
                <text:p>55.633336</text:p>
              </table:table-cell>
              <table:table-cell office:value-type="float" office:value="0.207811">
                <text:p>0.207811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55.66667">
                <text:p>55.66667</text:p>
              </table:table-cell>
              <table:table-cell office:value-type="float" office:value="0.224036">
                <text:p>0.224036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55.700003">
                <text:p>55.700003</text:p>
              </table:table-cell>
              <table:table-cell office:value-type="float" office:value="0.219745">
                <text:p>0.21974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55.733336">
                <text:p>55.733336</text:p>
              </table:table-cell>
              <table:table-cell office:value-type="float" office:value="0.225685">
                <text:p>0.225685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55.76667">
                <text:p>55.76667</text:p>
              </table:table-cell>
              <table:table-cell office:value-type="float" office:value="0.247927">
                <text:p>0.247927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55.800003">
                <text:p>55.800003</text:p>
              </table:table-cell>
              <table:table-cell office:value-type="float" office:value="0.214262">
                <text:p>0.214262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55.833336">
                <text:p>55.833336</text:p>
              </table:table-cell>
              <table:table-cell office:value-type="float" office:value="0.218968">
                <text:p>0.218968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55.86667">
                <text:p>55.86667</text:p>
              </table:table-cell>
              <table:table-cell office:value-type="float" office:value="0.197369">
                <text:p>0.197369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55.900003">
                <text:p>55.900003</text:p>
              </table:table-cell>
              <table:table-cell office:value-type="float" office:value="0.232025">
                <text:p>0.232025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55.933336">
                <text:p>55.933336</text:p>
              </table:table-cell>
              <table:table-cell office:value-type="float" office:value="0.227622">
                <text:p>0.227622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55.96667">
                <text:p>55.96667</text:p>
              </table:table-cell>
              <table:table-cell office:value-type="float" office:value="0.225068">
                <text:p>0.225068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56.000003">
                <text:p>56.000003</text:p>
              </table:table-cell>
              <table:table-cell office:value-type="float" office:value="0.222357">
                <text:p>0.222357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56.033336">
                <text:p>56.033336</text:p>
              </table:table-cell>
              <table:table-cell office:value-type="float" office:value="0.206408">
                <text:p>0.206408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56.06667">
                <text:p>56.06667</text:p>
              </table:table-cell>
              <table:table-cell office:value-type="float" office:value="0.240394">
                <text:p>0.240394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56.100003">
                <text:p>56.100003</text:p>
              </table:table-cell>
              <table:table-cell office:value-type="float" office:value="0.231008">
                <text:p>0.231008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56.133336">
                <text:p>56.133336</text:p>
              </table:table-cell>
              <table:table-cell office:value-type="float" office:value="0.232359">
                <text:p>0.232359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56.16667">
                <text:p>56.16667</text:p>
              </table:table-cell>
              <table:table-cell office:value-type="float" office:value="0.251289">
                <text:p>0.251289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56.200003">
                <text:p>56.200003</text:p>
              </table:table-cell>
              <table:table-cell office:value-type="float" office:value="0.237043">
                <text:p>0.237043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56.233336">
                <text:p>56.233336</text:p>
              </table:table-cell>
              <table:table-cell office:value-type="float" office:value="0.243094">
                <text:p>0.243094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56.26667">
                <text:p>56.26667</text:p>
              </table:table-cell>
              <table:table-cell office:value-type="float" office:value="0.252805">
                <text:p>0.25280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56.300003">
                <text:p>56.300003</text:p>
              </table:table-cell>
              <table:table-cell office:value-type="float" office:value="0.244661">
                <text:p>0.244661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56.333336">
                <text:p>56.333336</text:p>
              </table:table-cell>
              <table:table-cell office:value-type="float" office:value="0.256976">
                <text:p>0.256976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56.36667">
                <text:p>56.36667</text:p>
              </table:table-cell>
              <table:table-cell office:value-type="float" office:value="0.275244">
                <text:p>0.275244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56.400003">
                <text:p>56.400003</text:p>
              </table:table-cell>
              <table:table-cell office:value-type="float" office:value="0.290718">
                <text:p>0.290718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56.433336">
                <text:p>56.433336</text:p>
              </table:table-cell>
              <table:table-cell office:value-type="float" office:value="0.279232">
                <text:p>0.279232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56.46667">
                <text:p>56.46667</text:p>
              </table:table-cell>
              <table:table-cell office:value-type="float" office:value="0.284394">
                <text:p>0.284394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56.500003">
                <text:p>56.500003</text:p>
              </table:table-cell>
              <table:table-cell office:value-type="float" office:value="0.288403">
                <text:p>0.288403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56.533336">
                <text:p>56.533336</text:p>
              </table:table-cell>
              <table:table-cell office:value-type="float" office:value="0.280197">
                <text:p>0.280197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56.56667">
                <text:p>56.56667</text:p>
              </table:table-cell>
              <table:table-cell office:value-type="float" office:value="0.288164">
                <text:p>0.288164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56.600003">
                <text:p>56.600003</text:p>
              </table:table-cell>
              <table:table-cell office:value-type="float" office:value="0.307154">
                <text:p>0.307154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56.633336">
                <text:p>56.633336</text:p>
              </table:table-cell>
              <table:table-cell office:value-type="float" office:value="0.291171">
                <text:p>0.291171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56.66667">
                <text:p>56.66667</text:p>
              </table:table-cell>
              <table:table-cell office:value-type="float" office:value="0.292594">
                <text:p>0.292594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56.700003">
                <text:p>56.700003</text:p>
              </table:table-cell>
              <table:table-cell office:value-type="float" office:value="0.293689">
                <text:p>0.293689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56.733336">
                <text:p>56.733336</text:p>
              </table:table-cell>
              <table:table-cell office:value-type="float" office:value="0.306115">
                <text:p>0.306115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56.76667">
                <text:p>56.76667</text:p>
              </table:table-cell>
              <table:table-cell office:value-type="float" office:value="0.295805">
                <text:p>0.295805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56.800003">
                <text:p>56.800003</text:p>
              </table:table-cell>
              <table:table-cell office:value-type="float" office:value="0.296343">
                <text:p>0.296343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56.833336">
                <text:p>56.833336</text:p>
              </table:table-cell>
              <table:table-cell office:value-type="float" office:value="0.305055">
                <text:p>0.305055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56.86667">
                <text:p>56.86667</text:p>
              </table:table-cell>
              <table:table-cell office:value-type="float" office:value="0.283608">
                <text:p>0.283608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56.900003">
                <text:p>56.900003</text:p>
              </table:table-cell>
              <table:table-cell office:value-type="float" office:value="0.284805">
                <text:p>0.28480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56.933336">
                <text:p>56.933336</text:p>
              </table:table-cell>
              <table:table-cell office:value-type="float" office:value="0.274625">
                <text:p>0.274625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56.96667">
                <text:p>56.96667</text:p>
              </table:table-cell>
              <table:table-cell office:value-type="float" office:value="0.266758">
                <text:p>0.266758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57.000003">
                <text:p>57.000003</text:p>
              </table:table-cell>
              <table:table-cell office:value-type="float" office:value="0.263136">
                <text:p>0.263136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57.033336">
                <text:p>57.033336</text:p>
              </table:table-cell>
              <table:table-cell office:value-type="float" office:value="0.250359">
                <text:p>0.250359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57.06667">
                <text:p>57.06667</text:p>
              </table:table-cell>
              <table:table-cell office:value-type="float" office:value="0.261399">
                <text:p>0.261399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57.100003">
                <text:p>57.100003</text:p>
              </table:table-cell>
              <table:table-cell office:value-type="float" office:value="0.252948">
                <text:p>0.252948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57.133336">
                <text:p>57.133336</text:p>
              </table:table-cell>
              <table:table-cell office:value-type="float" office:value="0.252641">
                <text:p>0.252641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57.16667">
                <text:p>57.16667</text:p>
              </table:table-cell>
              <table:table-cell office:value-type="float" office:value="0.251384">
                <text:p>0.251384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57.200003">
                <text:p>57.200003</text:p>
              </table:table-cell>
              <table:table-cell office:value-type="float" office:value="0.256326">
                <text:p>0.256326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57.233336">
                <text:p>57.233336</text:p>
              </table:table-cell>
              <table:table-cell office:value-type="float" office:value="0.230347">
                <text:p>0.230347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57.26667">
                <text:p>57.26667</text:p>
              </table:table-cell>
              <table:table-cell office:value-type="float" office:value="0.220763">
                <text:p>0.220763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57.300003">
                <text:p>57.300003</text:p>
              </table:table-cell>
              <table:table-cell office:value-type="float" office:value="0.208446">
                <text:p>0.208446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57.333336">
                <text:p>57.333336</text:p>
              </table:table-cell>
              <table:table-cell office:value-type="float" office:value="0.247819">
                <text:p>0.247819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57.36667">
                <text:p>57.36667</text:p>
              </table:table-cell>
              <table:table-cell office:value-type="float" office:value="0.2297">
                <text:p>0.2297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57.400003">
                <text:p>57.400003</text:p>
              </table:table-cell>
              <table:table-cell office:value-type="float" office:value="0.234592">
                <text:p>0.234592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57.433336">
                <text:p>57.433336</text:p>
              </table:table-cell>
              <table:table-cell office:value-type="float" office:value="0.228892">
                <text:p>0.228892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57.46667">
                <text:p>57.46667</text:p>
              </table:table-cell>
              <table:table-cell office:value-type="float" office:value="0.234996">
                <text:p>0.234996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57.500003">
                <text:p>57.500003</text:p>
              </table:table-cell>
              <table:table-cell office:value-type="float" office:value="0.226909">
                <text:p>0.226909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57.533336">
                <text:p>57.53333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57.56667">
                <text:p>57.56667</text:p>
              </table:table-cell>
              <table:table-cell office:value-type="float" office:value="0.130799">
                <text:p>0.130799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57.600003">
                <text:p>57.600003</text:p>
              </table:table-cell>
              <table:table-cell office:value-type="float" office:value="0.09908">
                <text:p>0.09908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57.633336">
                <text:p>57.633336</text:p>
              </table:table-cell>
              <table:table-cell office:value-type="float" office:value="0.100781">
                <text:p>0.100781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57.66667">
                <text:p>57.66667</text:p>
              </table:table-cell>
              <table:table-cell office:value-type="float" office:value="0.085908">
                <text:p>0.085908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57.700003">
                <text:p>57.700003</text:p>
              </table:table-cell>
              <table:table-cell office:value-type="float" office:value="0.069747">
                <text:p>0.069747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57.733336">
                <text:p>57.733336</text:p>
              </table:table-cell>
              <table:table-cell office:value-type="float" office:value="0.060315">
                <text:p>0.060315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57.76667">
                <text:p>57.76667</text:p>
              </table:table-cell>
              <table:table-cell office:value-type="float" office:value="0.054878">
                <text:p>0.054878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57.800003">
                <text:p>57.800003</text:p>
              </table:table-cell>
              <table:table-cell office:value-type="float" office:value="0.050663">
                <text:p>0.050663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57.833336">
                <text:p>57.833336</text:p>
              </table:table-cell>
              <table:table-cell office:value-type="float" office:value="0.037166">
                <text:p>0.037166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57.86667">
                <text:p>57.86667</text:p>
              </table:table-cell>
              <table:table-cell office:value-type="float" office:value="0.044228">
                <text:p>0.044228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57.900003">
                <text:p>57.900003</text:p>
              </table:table-cell>
              <table:table-cell office:value-type="float" office:value="0.058479">
                <text:p>0.058479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57.933336">
                <text:p>57.933336</text:p>
              </table:table-cell>
              <table:table-cell office:value-type="float" office:value="0.064711">
                <text:p>0.064711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57.96667">
                <text:p>57.96667</text:p>
              </table:table-cell>
              <table:table-cell office:value-type="float" office:value="0.074054">
                <text:p>0.074054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58.000003">
                <text:p>58.000003</text:p>
              </table:table-cell>
              <table:table-cell office:value-type="float" office:value="0.091801">
                <text:p>0.091801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58.033336">
                <text:p>58.033336</text:p>
              </table:table-cell>
              <table:table-cell office:value-type="float" office:value="0.068938">
                <text:p>0.068938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58.06667">
                <text:p>58.06667</text:p>
              </table:table-cell>
              <table:table-cell office:value-type="float" office:value="0.084972">
                <text:p>0.084972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58.100003">
                <text:p>58.100003</text:p>
              </table:table-cell>
              <table:table-cell office:value-type="float" office:value="0.09592">
                <text:p>0.09592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58.133336">
                <text:p>58.133336</text:p>
              </table:table-cell>
              <table:table-cell office:value-type="float" office:value="0.10142">
                <text:p>0.10142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58.16667">
                <text:p>58.16667</text:p>
              </table:table-cell>
              <table:table-cell office:value-type="float" office:value="0.107452">
                <text:p>0.107452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58.200003">
                <text:p>58.200003</text:p>
              </table:table-cell>
              <table:table-cell office:value-type="float" office:value="0.126872">
                <text:p>0.126872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58.233336">
                <text:p>58.233336</text:p>
              </table:table-cell>
              <table:table-cell office:value-type="float" office:value="0.133767">
                <text:p>0.133767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58.26667">
                <text:p>58.26667</text:p>
              </table:table-cell>
              <table:table-cell office:value-type="float" office:value="0.133673">
                <text:p>0.133673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58.300003">
                <text:p>58.300003</text:p>
              </table:table-cell>
              <table:table-cell office:value-type="float" office:value="0.132526">
                <text:p>0.132526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58.333336">
                <text:p>58.333336</text:p>
              </table:table-cell>
              <table:table-cell office:value-type="float" office:value="0.117038">
                <text:p>0.117038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58.36667">
                <text:p>58.36667</text:p>
              </table:table-cell>
              <table:table-cell office:value-type="float" office:value="0.123352">
                <text:p>0.123352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58.400003">
                <text:p>58.400003</text:p>
              </table:table-cell>
              <table:table-cell office:value-type="float" office:value="0.108532">
                <text:p>0.108532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58.433336">
                <text:p>58.433336</text:p>
              </table:table-cell>
              <table:table-cell office:value-type="float" office:value="0.133466">
                <text:p>0.133466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58.46667">
                <text:p>58.46667</text:p>
              </table:table-cell>
              <table:table-cell office:value-type="float" office:value="0.10811">
                <text:p>0.10811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58.500003">
                <text:p>58.500003</text:p>
              </table:table-cell>
              <table:table-cell office:value-type="float" office:value="0.130594">
                <text:p>0.130594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58.533336">
                <text:p>58.533336</text:p>
              </table:table-cell>
              <table:table-cell office:value-type="float" office:value="0.122128">
                <text:p>0.122128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58.56667">
                <text:p>58.56667</text:p>
              </table:table-cell>
              <table:table-cell office:value-type="float" office:value="0.133022">
                <text:p>0.133022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58.600003">
                <text:p>58.600003</text:p>
              </table:table-cell>
              <table:table-cell office:value-type="float" office:value="0.128262">
                <text:p>0.128262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58.633336">
                <text:p>58.633336</text:p>
              </table:table-cell>
              <table:table-cell office:value-type="float" office:value="0.113841">
                <text:p>0.113841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58.66667">
                <text:p>58.66667</text:p>
              </table:table-cell>
              <table:table-cell office:value-type="float" office:value="0.113673">
                <text:p>0.113673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58.700003">
                <text:p>58.700003</text:p>
              </table:table-cell>
              <table:table-cell office:value-type="float" office:value="0.107438">
                <text:p>0.107438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58.733336">
                <text:p>58.733336</text:p>
              </table:table-cell>
              <table:table-cell office:value-type="float" office:value="0.103204">
                <text:p>0.103204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58.76667">
                <text:p>58.76667</text:p>
              </table:table-cell>
              <table:table-cell office:value-type="float" office:value="0.106573">
                <text:p>0.106573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58.800003">
                <text:p>58.800003</text:p>
              </table:table-cell>
              <table:table-cell office:value-type="float" office:value="0.098165">
                <text:p>0.098165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58.833336">
                <text:p>58.833336</text:p>
              </table:table-cell>
              <table:table-cell office:value-type="float" office:value="0.064132">
                <text:p>0.064132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58.86667">
                <text:p>58.86667</text:p>
              </table:table-cell>
              <table:table-cell office:value-type="float" office:value="0.067931">
                <text:p>0.067931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58.900003">
                <text:p>58.900003</text:p>
              </table:table-cell>
              <table:table-cell office:value-type="float" office:value="0.039655">
                <text:p>0.039655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58.933336">
                <text:p>58.933336</text:p>
              </table:table-cell>
              <table:table-cell office:value-type="float" office:value="0.049263">
                <text:p>0.049263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58.96667">
                <text:p>58.96667</text:p>
              </table:table-cell>
              <table:table-cell office:value-type="float" office:value="0.043928">
                <text:p>0.043928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59.000003">
                <text:p>59.000003</text:p>
              </table:table-cell>
              <table:table-cell office:value-type="float" office:value="0.030899">
                <text:p>0.030899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59.033336">
                <text:p>59.033336</text:p>
              </table:table-cell>
              <table:table-cell office:value-type="float" office:value="0.043921">
                <text:p>0.043921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59.06667">
                <text:p>59.06667</text:p>
              </table:table-cell>
              <table:table-cell office:value-type="float" office:value="0.048824">
                <text:p>0.048824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59.100003">
                <text:p>59.100003</text:p>
              </table:table-cell>
              <table:table-cell office:value-type="float" office:value="0.057185">
                <text:p>0.057185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59.133336">
                <text:p>59.133336</text:p>
              </table:table-cell>
              <table:table-cell office:value-type="float" office:value="0.075267">
                <text:p>0.075267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59.16667">
                <text:p>59.16667</text:p>
              </table:table-cell>
              <table:table-cell office:value-type="float" office:value="0.075579">
                <text:p>0.075579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59.200003">
                <text:p>59.200003</text:p>
              </table:table-cell>
              <table:table-cell office:value-type="float" office:value="0.090839">
                <text:p>0.090839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59.233336">
                <text:p>59.233336</text:p>
              </table:table-cell>
              <table:table-cell office:value-type="float" office:value="0.097263">
                <text:p>0.097263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59.26667">
                <text:p>59.26667</text:p>
              </table:table-cell>
              <table:table-cell office:value-type="float" office:value="0.118921">
                <text:p>0.118921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59.300003">
                <text:p>59.300003</text:p>
              </table:table-cell>
              <table:table-cell office:value-type="float" office:value="0.14986">
                <text:p>0.14986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59.333336">
                <text:p>59.333336</text:p>
              </table:table-cell>
              <table:table-cell office:value-type="float" office:value="0.293752">
                <text:p>0.293752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59.36667">
                <text:p>59.36667</text:p>
              </table:table-cell>
              <table:table-cell office:value-type="float" office:value="0.302974">
                <text:p>0.302974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59.400003">
                <text:p>59.400003</text:p>
              </table:table-cell>
              <table:table-cell office:value-type="float" office:value="0.307306">
                <text:p>0.307306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59.433336">
                <text:p>59.433336</text:p>
              </table:table-cell>
              <table:table-cell office:value-type="float" office:value="0.309952">
                <text:p>0.309952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59.46667">
                <text:p>59.46667</text:p>
              </table:table-cell>
              <table:table-cell office:value-type="float" office:value="0.288036">
                <text:p>0.288036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59.500003">
                <text:p>59.500003</text:p>
              </table:table-cell>
              <table:table-cell office:value-type="float" office:value="0.304499">
                <text:p>0.304499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59.533336">
                <text:p>59.533336</text:p>
              </table:table-cell>
              <table:table-cell office:value-type="float" office:value="0.309804">
                <text:p>0.309804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59.56667">
                <text:p>59.56667</text:p>
              </table:table-cell>
              <table:table-cell office:value-type="float" office:value="0.298555">
                <text:p>0.298555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59.600003">
                <text:p>59.600003</text:p>
              </table:table-cell>
              <table:table-cell office:value-type="float" office:value="0.310111">
                <text:p>0.310111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59.633336">
                <text:p>59.633336</text:p>
              </table:table-cell>
              <table:table-cell office:value-type="float" office:value="0.298625">
                <text:p>0.298625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59.66667">
                <text:p>59.66667</text:p>
              </table:table-cell>
              <table:table-cell office:value-type="float" office:value="0.307474">
                <text:p>0.307474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59.700003">
                <text:p>59.700003</text:p>
              </table:table-cell>
              <table:table-cell office:value-type="float" office:value="0.308808">
                <text:p>0.308808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59.733336">
                <text:p>59.733336</text:p>
              </table:table-cell>
              <table:table-cell office:value-type="float" office:value="0.29837">
                <text:p>0.29837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59.76667">
                <text:p>59.76667</text:p>
              </table:table-cell>
              <table:table-cell office:value-type="float" office:value="0.305537">
                <text:p>0.305537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59.800003">
                <text:p>59.800003</text:p>
              </table:table-cell>
              <table:table-cell office:value-type="float" office:value="0.311547">
                <text:p>0.311547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59.833336">
                <text:p>59.833336</text:p>
              </table:table-cell>
              <table:table-cell office:value-type="float" office:value="0.314817">
                <text:p>0.314817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59.86667">
                <text:p>59.86667</text:p>
              </table:table-cell>
              <table:table-cell office:value-type="float" office:value="0.31314">
                <text:p>0.31314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59.900003">
                <text:p>59.900003</text:p>
              </table:table-cell>
              <table:table-cell office:value-type="float" office:value="0.309248">
                <text:p>0.309248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59.933336">
                <text:p>59.933336</text:p>
              </table:table-cell>
              <table:table-cell office:value-type="float" office:value="0.307708">
                <text:p>0.307708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59.96667">
                <text:p>59.96667</text:p>
              </table:table-cell>
              <table:table-cell office:value-type="float" office:value="0.312638">
                <text:p>0.312638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60.000003">
                <text:p>60.000003</text:p>
              </table:table-cell>
              <table:table-cell office:value-type="float" office:value="0.313574">
                <text:p>0.313574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60.033336">
                <text:p>60.033336</text:p>
              </table:table-cell>
              <table:table-cell office:value-type="float" office:value="0.304492">
                <text:p>0.304492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60.06667">
                <text:p>60.06667</text:p>
              </table:table-cell>
              <table:table-cell office:value-type="float" office:value="0.303442">
                <text:p>0.303442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60.100003">
                <text:p>60.100003</text:p>
              </table:table-cell>
              <table:table-cell office:value-type="float" office:value="0.300172">
                <text:p>0.300172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60.133336">
                <text:p>60.133336</text:p>
              </table:table-cell>
              <table:table-cell office:value-type="float" office:value="0.30472">
                <text:p>0.30472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60.16667">
                <text:p>60.16667</text:p>
              </table:table-cell>
              <table:table-cell office:value-type="float" office:value="0.315756">
                <text:p>0.315756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60.200003">
                <text:p>60.200003</text:p>
              </table:table-cell>
              <table:table-cell office:value-type="float" office:value="0.311463">
                <text:p>0.311463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60.233336">
                <text:p>60.233336</text:p>
              </table:table-cell>
              <table:table-cell office:value-type="float" office:value="0.314458">
                <text:p>0.314458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60.26667">
                <text:p>60.26667</text:p>
              </table:table-cell>
              <table:table-cell office:value-type="float" office:value="0.304903">
                <text:p>0.304903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60.300003">
                <text:p>60.300003</text:p>
              </table:table-cell>
              <table:table-cell office:value-type="float" office:value="0.300237">
                <text:p>0.300237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60.333336">
                <text:p>60.333336</text:p>
              </table:table-cell>
              <table:table-cell office:value-type="float" office:value="0.297317">
                <text:p>0.297317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60.36667">
                <text:p>60.36667</text:p>
              </table:table-cell>
              <table:table-cell office:value-type="float" office:value="0.3107">
                <text:p>0.3107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60.400003">
                <text:p>60.400003</text:p>
              </table:table-cell>
              <table:table-cell office:value-type="float" office:value="0.302166">
                <text:p>0.302166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60.433336">
                <text:p>60.433336</text:p>
              </table:table-cell>
              <table:table-cell office:value-type="float" office:value="0.30526">
                <text:p>0.30526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60.46667">
                <text:p>60.46667</text:p>
              </table:table-cell>
              <table:table-cell office:value-type="float" office:value="0.29717">
                <text:p>0.29717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60.500003">
                <text:p>60.500003</text:p>
              </table:table-cell>
              <table:table-cell office:value-type="float" office:value="0.299738">
                <text:p>0.299738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60.533336">
                <text:p>60.533336</text:p>
              </table:table-cell>
              <table:table-cell office:value-type="float" office:value="0.305012">
                <text:p>0.305012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60.56667">
                <text:p>60.56667</text:p>
              </table:table-cell>
              <table:table-cell office:value-type="float" office:value="0.30704">
                <text:p>0.30704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60.600003">
                <text:p>60.600003</text:p>
              </table:table-cell>
              <table:table-cell office:value-type="float" office:value="0.297304">
                <text:p>0.297304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60.633336">
                <text:p>60.633336</text:p>
              </table:table-cell>
              <table:table-cell office:value-type="float" office:value="0.307377">
                <text:p>0.307377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60.66667">
                <text:p>60.66667</text:p>
              </table:table-cell>
              <table:table-cell office:value-type="float" office:value="0.310655">
                <text:p>0.310655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60.700003">
                <text:p>60.700003</text:p>
              </table:table-cell>
              <table:table-cell office:value-type="float" office:value="0.305151">
                <text:p>0.305151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60.733337">
                <text:p>60.733337</text:p>
              </table:table-cell>
              <table:table-cell office:value-type="float" office:value="0.297927">
                <text:p>0.297927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60.76667">
                <text:p>60.76667</text:p>
              </table:table-cell>
              <table:table-cell office:value-type="float" office:value="0.29598">
                <text:p>0.29598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60.800003">
                <text:p>60.800003</text:p>
              </table:table-cell>
              <table:table-cell office:value-type="float" office:value="0.292253">
                <text:p>0.292253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60.833337">
                <text:p>60.833337</text:p>
              </table:table-cell>
              <table:table-cell office:value-type="float" office:value="0.30646">
                <text:p>0.30646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60.86667">
                <text:p>60.86667</text:p>
              </table:table-cell>
              <table:table-cell office:value-type="float" office:value="0.313897">
                <text:p>0.313897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60.900003">
                <text:p>60.900003</text:p>
              </table:table-cell>
              <table:table-cell office:value-type="float" office:value="0.301418">
                <text:p>0.301418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60.933337">
                <text:p>60.933337</text:p>
              </table:table-cell>
              <table:table-cell office:value-type="float" office:value="0.302279">
                <text:p>0.302279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60.96667">
                <text:p>60.96667</text:p>
              </table:table-cell>
              <table:table-cell office:value-type="float" office:value="0.305384">
                <text:p>0.305384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61.000003">
                <text:p>61.000003</text:p>
              </table:table-cell>
              <table:table-cell office:value-type="float" office:value="0.302299">
                <text:p>0.302299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61.033337">
                <text:p>61.033337</text:p>
              </table:table-cell>
              <table:table-cell office:value-type="float" office:value="0.295749">
                <text:p>0.295749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61.06667">
                <text:p>61.06667</text:p>
              </table:table-cell>
              <table:table-cell office:value-type="float" office:value="0.301548">
                <text:p>0.301548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61.100003">
                <text:p>61.100003</text:p>
              </table:table-cell>
              <table:table-cell office:value-type="float" office:value="0.316273">
                <text:p>0.316273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61.133337">
                <text:p>61.133337</text:p>
              </table:table-cell>
              <table:table-cell office:value-type="float" office:value="0.315376">
                <text:p>0.315376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61.16667">
                <text:p>61.16667</text:p>
              </table:table-cell>
              <table:table-cell office:value-type="float" office:value="0.328146">
                <text:p>0.328146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61.200003">
                <text:p>61.200003</text:p>
              </table:table-cell>
              <table:table-cell office:value-type="float" office:value="0.310877">
                <text:p>0.310877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61.233337">
                <text:p>61.233337</text:p>
              </table:table-cell>
              <table:table-cell office:value-type="float" office:value="0.309127">
                <text:p>0.309127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61.26667">
                <text:p>61.26667</text:p>
              </table:table-cell>
              <table:table-cell office:value-type="float" office:value="0.294479">
                <text:p>0.294479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61.300003">
                <text:p>61.300003</text:p>
              </table:table-cell>
              <table:table-cell office:value-type="float" office:value="0.305852">
                <text:p>0.305852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61.333337">
                <text:p>61.333337</text:p>
              </table:table-cell>
              <table:table-cell office:value-type="float" office:value="0.320351">
                <text:p>0.320351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61.36667">
                <text:p>61.36667</text:p>
              </table:table-cell>
              <table:table-cell office:value-type="float" office:value="0.306346">
                <text:p>0.306346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61.400003">
                <text:p>61.400003</text:p>
              </table:table-cell>
              <table:table-cell office:value-type="float" office:value="0.307471">
                <text:p>0.307471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61.433337">
                <text:p>61.433337</text:p>
              </table:table-cell>
              <table:table-cell office:value-type="float" office:value="0.301525">
                <text:p>0.301525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61.46667">
                <text:p>61.46667</text:p>
              </table:table-cell>
              <table:table-cell office:value-type="float" office:value="0.307011">
                <text:p>0.307011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61.500003">
                <text:p>61.500003</text:p>
              </table:table-cell>
              <table:table-cell office:value-type="float" office:value="0.307239">
                <text:p>0.307239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61.533337">
                <text:p>61.533337</text:p>
              </table:table-cell>
              <table:table-cell office:value-type="float" office:value="0.320389">
                <text:p>0.320389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61.56667">
                <text:p>61.56667</text:p>
              </table:table-cell>
              <table:table-cell office:value-type="float" office:value="0.309493">
                <text:p>0.309493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61.600003">
                <text:p>61.600003</text:p>
              </table:table-cell>
              <table:table-cell office:value-type="float" office:value="0.297304">
                <text:p>0.297304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61.633337">
                <text:p>61.633337</text:p>
              </table:table-cell>
              <table:table-cell office:value-type="float" office:value="0.29305">
                <text:p>0.29305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61.66667">
                <text:p>61.66667</text:p>
              </table:table-cell>
              <table:table-cell office:value-type="float" office:value="0.309572">
                <text:p>0.309572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61.700003">
                <text:p>61.700003</text:p>
              </table:table-cell>
              <table:table-cell office:value-type="float" office:value="0.293335">
                <text:p>0.293335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61.733337">
                <text:p>61.733337</text:p>
              </table:table-cell>
              <table:table-cell office:value-type="float" office:value="0.303799">
                <text:p>0.303799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61.76667">
                <text:p>61.76667</text:p>
              </table:table-cell>
              <table:table-cell office:value-type="float" office:value="0.287449">
                <text:p>0.287449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61.800003">
                <text:p>61.800003</text:p>
              </table:table-cell>
              <table:table-cell office:value-type="float" office:value="0.300941">
                <text:p>0.300941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61.833337">
                <text:p>61.833337</text:p>
              </table:table-cell>
              <table:table-cell office:value-type="float" office:value="0.302214">
                <text:p>0.302214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61.86667">
                <text:p>61.86667</text:p>
              </table:table-cell>
              <table:table-cell office:value-type="float" office:value="0.284577">
                <text:p>0.284577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61.900003">
                <text:p>61.900003</text:p>
              </table:table-cell>
              <table:table-cell office:value-type="float" office:value="0.297832">
                <text:p>0.297832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61.933337">
                <text:p>61.933337</text:p>
              </table:table-cell>
              <table:table-cell office:value-type="float" office:value="0.316821">
                <text:p>0.316821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61.96667">
                <text:p>61.96667</text:p>
              </table:table-cell>
              <table:table-cell office:value-type="float" office:value="0.320009">
                <text:p>0.320009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62.000003">
                <text:p>62.000003</text:p>
              </table:table-cell>
              <table:table-cell office:value-type="float" office:value="0.324201">
                <text:p>0.324201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62.033337">
                <text:p>62.033337</text:p>
              </table:table-cell>
              <table:table-cell office:value-type="float" office:value="0.318085">
                <text:p>0.318085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62.06667">
                <text:p>62.06667</text:p>
              </table:table-cell>
              <table:table-cell office:value-type="float" office:value="0.342392">
                <text:p>0.342392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62.100003">
                <text:p>62.100003</text:p>
              </table:table-cell>
              <table:table-cell office:value-type="float" office:value="0.338106">
                <text:p>0.338106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62.133337">
                <text:p>62.133337</text:p>
              </table:table-cell>
              <table:table-cell office:value-type="float" office:value="0.358445">
                <text:p>0.358445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62.16667">
                <text:p>62.16667</text:p>
              </table:table-cell>
              <table:table-cell office:value-type="float" office:value="0.334718">
                <text:p>0.334718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62.200003">
                <text:p>62.200003</text:p>
              </table:table-cell>
              <table:table-cell office:value-type="float" office:value="0.337306">
                <text:p>0.337306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62.233337">
                <text:p>62.233337</text:p>
              </table:table-cell>
              <table:table-cell office:value-type="float" office:value="0.34428">
                <text:p>0.34428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62.26667">
                <text:p>62.26667</text:p>
              </table:table-cell>
              <table:table-cell office:value-type="float" office:value="0.374175">
                <text:p>0.374175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62.300003">
                <text:p>62.300003</text:p>
              </table:table-cell>
              <table:table-cell office:value-type="float" office:value="0.342837">
                <text:p>0.342837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62.333337">
                <text:p>62.333337</text:p>
              </table:table-cell>
              <table:table-cell office:value-type="float" office:value="0.336096">
                <text:p>0.336096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62.36667">
                <text:p>62.36667</text:p>
              </table:table-cell>
              <table:table-cell office:value-type="float" office:value="0.337122">
                <text:p>0.337122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62.400003">
                <text:p>62.400003</text:p>
              </table:table-cell>
              <table:table-cell office:value-type="float" office:value="0.344838">
                <text:p>0.344838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62.433337">
                <text:p>62.433337</text:p>
              </table:table-cell>
              <table:table-cell office:value-type="float" office:value="0.332931">
                <text:p>0.332931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62.46667">
                <text:p>62.46667</text:p>
              </table:table-cell>
              <table:table-cell office:value-type="float" office:value="0.338726">
                <text:p>0.338726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62.500003">
                <text:p>62.500003</text:p>
              </table:table-cell>
              <table:table-cell office:value-type="float" office:value="0.321819">
                <text:p>0.321819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62.533337">
                <text:p>62.533337</text:p>
              </table:table-cell>
              <table:table-cell office:value-type="float" office:value="0.310195">
                <text:p>0.31019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62.56667">
                <text:p>62.56667</text:p>
              </table:table-cell>
              <table:table-cell office:value-type="float" office:value="0.289721">
                <text:p>0.289721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62.600003">
                <text:p>62.600003</text:p>
              </table:table-cell>
              <table:table-cell office:value-type="float" office:value="0.288788">
                <text:p>0.288788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62.633337">
                <text:p>62.633337</text:p>
              </table:table-cell>
              <table:table-cell office:value-type="float" office:value="0.271031">
                <text:p>0.271031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62.66667">
                <text:p>62.66667</text:p>
              </table:table-cell>
              <table:table-cell office:value-type="float" office:value="0.290392">
                <text:p>0.290392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62.700003">
                <text:p>62.700003</text:p>
              </table:table-cell>
              <table:table-cell office:value-type="float" office:value="0.280184">
                <text:p>0.280184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62.733337">
                <text:p>62.733337</text:p>
              </table:table-cell>
              <table:table-cell office:value-type="float" office:value="0.281751">
                <text:p>0.281751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62.76667">
                <text:p>62.76667</text:p>
              </table:table-cell>
              <table:table-cell office:value-type="float" office:value="0.293095">
                <text:p>0.293095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62.800003">
                <text:p>62.800003</text:p>
              </table:table-cell>
              <table:table-cell office:value-type="float" office:value="0.308543">
                <text:p>0.308543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62.833337">
                <text:p>62.833337</text:p>
              </table:table-cell>
              <table:table-cell office:value-type="float" office:value="0.320464">
                <text:p>0.320464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62.86667">
                <text:p>62.86667</text:p>
              </table:table-cell>
              <table:table-cell office:value-type="float" office:value="0.301627">
                <text:p>0.301627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62.900003">
                <text:p>62.900003</text:p>
              </table:table-cell>
              <table:table-cell office:value-type="float" office:value="0.313214">
                <text:p>0.313214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62.933337">
                <text:p>62.933337</text:p>
              </table:table-cell>
              <table:table-cell office:value-type="float" office:value="0.311964">
                <text:p>0.311964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62.96667">
                <text:p>62.96667</text:p>
              </table:table-cell>
              <table:table-cell office:value-type="float" office:value="0.293969">
                <text:p>0.293969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63.000003">
                <text:p>63.000003</text:p>
              </table:table-cell>
              <table:table-cell office:value-type="float" office:value="0.302909">
                <text:p>0.302909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63.033337">
                <text:p>63.033337</text:p>
              </table:table-cell>
              <table:table-cell office:value-type="float" office:value="0.292783">
                <text:p>0.292783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63.06667">
                <text:p>63.06667</text:p>
              </table:table-cell>
              <table:table-cell office:value-type="float" office:value="0.290865">
                <text:p>0.290865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63.100003">
                <text:p>63.100003</text:p>
              </table:table-cell>
              <table:table-cell office:value-type="float" office:value="0.304761">
                <text:p>0.304761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63.133337">
                <text:p>63.133337</text:p>
              </table:table-cell>
              <table:table-cell office:value-type="float" office:value="0.305631">
                <text:p>0.305631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63.16667">
                <text:p>63.16667</text:p>
              </table:table-cell>
              <table:table-cell office:value-type="float" office:value="0.314257">
                <text:p>0.314257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63.200003">
                <text:p>63.200003</text:p>
              </table:table-cell>
              <table:table-cell office:value-type="float" office:value="0.317058">
                <text:p>0.317058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63.233337">
                <text:p>63.233337</text:p>
              </table:table-cell>
              <table:table-cell office:value-type="float" office:value="0.320389">
                <text:p>0.320389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63.26667">
                <text:p>63.26667</text:p>
              </table:table-cell>
              <table:table-cell office:value-type="float" office:value="0.328957">
                <text:p>0.328957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63.300003">
                <text:p>63.300003</text:p>
              </table:table-cell>
              <table:table-cell office:value-type="float" office:value="0.325164">
                <text:p>0.325164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63.333337">
                <text:p>63.333337</text:p>
              </table:table-cell>
              <table:table-cell office:value-type="float" office:value="0.339178">
                <text:p>0.339178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63.36667">
                <text:p>63.36667</text:p>
              </table:table-cell>
              <table:table-cell office:value-type="float" office:value="0.314061">
                <text:p>0.314061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63.400003">
                <text:p>63.400003</text:p>
              </table:table-cell>
              <table:table-cell office:value-type="float" office:value="0.329222">
                <text:p>0.329222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63.433337">
                <text:p>63.433337</text:p>
              </table:table-cell>
              <table:table-cell office:value-type="float" office:value="0.321385">
                <text:p>0.32138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63.46667">
                <text:p>63.46667</text:p>
              </table:table-cell>
              <table:table-cell office:value-type="float" office:value="0.326429">
                <text:p>0.326429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63.500003">
                <text:p>63.500003</text:p>
              </table:table-cell>
              <table:table-cell office:value-type="float" office:value="0.338536">
                <text:p>0.338536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63.533337">
                <text:p>63.533337</text:p>
              </table:table-cell>
              <table:table-cell office:value-type="float" office:value="0.331116">
                <text:p>0.331116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63.56667">
                <text:p>63.56667</text:p>
              </table:table-cell>
              <table:table-cell office:value-type="float" office:value="0.334971">
                <text:p>0.334971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63.600003">
                <text:p>63.600003</text:p>
              </table:table-cell>
              <table:table-cell office:value-type="float" office:value="0.325435">
                <text:p>0.325435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63.633337">
                <text:p>63.633337</text:p>
              </table:table-cell>
              <table:table-cell office:value-type="float" office:value="0.327004">
                <text:p>0.327004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63.66667">
                <text:p>63.66667</text:p>
              </table:table-cell>
              <table:table-cell office:value-type="float" office:value="0.335002">
                <text:p>0.335002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63.700003">
                <text:p>63.700003</text:p>
              </table:table-cell>
              <table:table-cell office:value-type="float" office:value="0.334658">
                <text:p>0.334658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63.733337">
                <text:p>63.733337</text:p>
              </table:table-cell>
              <table:table-cell office:value-type="float" office:value="0.325399">
                <text:p>0.325399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63.76667">
                <text:p>63.76667</text:p>
              </table:table-cell>
              <table:table-cell office:value-type="float" office:value="0.320561">
                <text:p>0.320561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63.800003">
                <text:p>63.800003</text:p>
              </table:table-cell>
              <table:table-cell office:value-type="float" office:value="0.325995">
                <text:p>0.325995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63.833337">
                <text:p>63.833337</text:p>
              </table:table-cell>
              <table:table-cell office:value-type="float" office:value="0.321736">
                <text:p>0.321736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63.86667">
                <text:p>63.86667</text:p>
              </table:table-cell>
              <table:table-cell office:value-type="float" office:value="0.339996">
                <text:p>0.339996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63.900003">
                <text:p>63.900003</text:p>
              </table:table-cell>
              <table:table-cell office:value-type="float" office:value="0.326833">
                <text:p>0.326833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63.933337">
                <text:p>63.933337</text:p>
              </table:table-cell>
              <table:table-cell office:value-type="float" office:value="0.337758">
                <text:p>0.337758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63.96667">
                <text:p>63.96667</text:p>
              </table:table-cell>
              <table:table-cell office:value-type="float" office:value="0.329974">
                <text:p>0.329974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64.000003">
                <text:p>64.000003</text:p>
              </table:table-cell>
              <table:table-cell office:value-type="float" office:value="0.338655">
                <text:p>0.338655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64.033337">
                <text:p>64.033337</text:p>
              </table:table-cell>
              <table:table-cell office:value-type="float" office:value="0.33195">
                <text:p>0.33195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64.06667">
                <text:p>64.06667</text:p>
              </table:table-cell>
              <table:table-cell office:value-type="float" office:value="0.338474">
                <text:p>0.338474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64.100003">
                <text:p>64.100003</text:p>
              </table:table-cell>
              <table:table-cell office:value-type="float" office:value="0.329243">
                <text:p>0.329243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64.133337">
                <text:p>64.133337</text:p>
              </table:table-cell>
              <table:table-cell office:value-type="float" office:value="0.335105">
                <text:p>0.335105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64.16667">
                <text:p>64.16667</text:p>
              </table:table-cell>
              <table:table-cell office:value-type="float" office:value="0.351801">
                <text:p>0.351801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64.200003">
                <text:p>64.200003</text:p>
              </table:table-cell>
              <table:table-cell office:value-type="float" office:value="0.337949">
                <text:p>0.337949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64.233337">
                <text:p>64.233337</text:p>
              </table:table-cell>
              <table:table-cell office:value-type="float" office:value="0.325725">
                <text:p>0.325725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64.26667">
                <text:p>64.26667</text:p>
              </table:table-cell>
              <table:table-cell office:value-type="float" office:value="0.341252">
                <text:p>0.341252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64.300003">
                <text:p>64.300003</text:p>
              </table:table-cell>
              <table:table-cell office:value-type="float" office:value="0.330736">
                <text:p>0.330736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64.333337">
                <text:p>64.333337</text:p>
              </table:table-cell>
              <table:table-cell office:value-type="float" office:value="0.339759">
                <text:p>0.339759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64.36667">
                <text:p>64.36667</text:p>
              </table:table-cell>
              <table:table-cell office:value-type="float" office:value="0.340282">
                <text:p>0.340282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64.400003">
                <text:p>64.400003</text:p>
              </table:table-cell>
              <table:table-cell office:value-type="float" office:value="0.34578">
                <text:p>0.34578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64.433337">
                <text:p>64.433337</text:p>
              </table:table-cell>
              <table:table-cell office:value-type="float" office:value="0.340972">
                <text:p>0.340972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64.46667">
                <text:p>64.46667</text:p>
              </table:table-cell>
              <table:table-cell office:value-type="float" office:value="0.33059">
                <text:p>0.33059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64.500003">
                <text:p>64.500003</text:p>
              </table:table-cell>
              <table:table-cell office:value-type="float" office:value="0.35367">
                <text:p>0.35367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64.533337">
                <text:p>64.533337</text:p>
              </table:table-cell>
              <table:table-cell office:value-type="float" office:value="0.334671">
                <text:p>0.334671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64.56667">
                <text:p>64.56667</text:p>
              </table:table-cell>
              <table:table-cell office:value-type="float" office:value="0.354373">
                <text:p>0.354373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64.600003">
                <text:p>64.600003</text:p>
              </table:table-cell>
              <table:table-cell office:value-type="float" office:value="0.330144">
                <text:p>0.330144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64.633337">
                <text:p>64.633337</text:p>
              </table:table-cell>
              <table:table-cell office:value-type="float" office:value="0.352145">
                <text:p>0.352145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64.66667">
                <text:p>64.66667</text:p>
              </table:table-cell>
              <table:table-cell office:value-type="float" office:value="0.343701">
                <text:p>0.343701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64.700003">
                <text:p>64.700003</text:p>
              </table:table-cell>
              <table:table-cell office:value-type="float" office:value="0.341427">
                <text:p>0.341427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64.733337">
                <text:p>64.733337</text:p>
              </table:table-cell>
              <table:table-cell office:value-type="float" office:value="0.361092">
                <text:p>0.361092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64.76667">
                <text:p>64.76667</text:p>
              </table:table-cell>
              <table:table-cell office:value-type="float" office:value="0.344549">
                <text:p>0.344549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64.800003">
                <text:p>64.800003</text:p>
              </table:table-cell>
              <table:table-cell office:value-type="float" office:value="0.34385">
                <text:p>0.34385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64.833337">
                <text:p>64.833337</text:p>
              </table:table-cell>
              <table:table-cell office:value-type="float" office:value="0.352667">
                <text:p>0.352667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64.86667">
                <text:p>64.86667</text:p>
              </table:table-cell>
              <table:table-cell office:value-type="float" office:value="0.348033">
                <text:p>0.348033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64.900003">
                <text:p>64.900003</text:p>
              </table:table-cell>
              <table:table-cell office:value-type="float" office:value="0.342486">
                <text:p>0.342486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64.933337">
                <text:p>64.933337</text:p>
              </table:table-cell>
              <table:table-cell office:value-type="float" office:value="0.320759">
                <text:p>0.320759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64.96667">
                <text:p>64.96667</text:p>
              </table:table-cell>
              <table:table-cell office:value-type="float" office:value="0.350563">
                <text:p>0.350563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65.000003">
                <text:p>65.000003</text:p>
              </table:table-cell>
              <table:table-cell office:value-type="float" office:value="0.349717">
                <text:p>0.349717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65.033337">
                <text:p>65.033337</text:p>
              </table:table-cell>
              <table:table-cell office:value-type="float" office:value="0.335941">
                <text:p>0.335941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65.06667">
                <text:p>65.06667</text:p>
              </table:table-cell>
              <table:table-cell office:value-type="float" office:value="0.339991">
                <text:p>0.339991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65.100003">
                <text:p>65.100003</text:p>
              </table:table-cell>
              <table:table-cell office:value-type="float" office:value="0.345455">
                <text:p>0.345455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65.133337">
                <text:p>65.133337</text:p>
              </table:table-cell>
              <table:table-cell office:value-type="float" office:value="0.353543">
                <text:p>0.353543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65.16667">
                <text:p>65.16667</text:p>
              </table:table-cell>
              <table:table-cell office:value-type="float" office:value="0.333848">
                <text:p>0.333848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65.200003">
                <text:p>65.200003</text:p>
              </table:table-cell>
              <table:table-cell office:value-type="float" office:value="0.34888">
                <text:p>0.34888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65.233337">
                <text:p>65.233337</text:p>
              </table:table-cell>
              <table:table-cell office:value-type="float" office:value="0.354395">
                <text:p>0.354395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65.26667">
                <text:p>65.26667</text:p>
              </table:table-cell>
              <table:table-cell office:value-type="float" office:value="0.328883">
                <text:p>0.328883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65.300003">
                <text:p>65.300003</text:p>
              </table:table-cell>
              <table:table-cell office:value-type="float" office:value="0.351872">
                <text:p>0.351872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65.333337">
                <text:p>65.333337</text:p>
              </table:table-cell>
              <table:table-cell office:value-type="float" office:value="0.355887">
                <text:p>0.355887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65.36667">
                <text:p>65.36667</text:p>
              </table:table-cell>
              <table:table-cell office:value-type="float" office:value="0.344356">
                <text:p>0.344356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65.400003">
                <text:p>65.400003</text:p>
              </table:table-cell>
              <table:table-cell office:value-type="float" office:value="0.349891">
                <text:p>0.349891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65.433337">
                <text:p>65.433337</text:p>
              </table:table-cell>
              <table:table-cell office:value-type="float" office:value="0.345662">
                <text:p>0.345662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65.46667">
                <text:p>65.46667</text:p>
              </table:table-cell>
              <table:table-cell office:value-type="float" office:value="0.348433">
                <text:p>0.348433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65.500003">
                <text:p>65.500003</text:p>
              </table:table-cell>
              <table:table-cell office:value-type="float" office:value="0.352478">
                <text:p>0.352478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65.533337">
                <text:p>65.533337</text:p>
              </table:table-cell>
              <table:table-cell office:value-type="float" office:value="0.342767">
                <text:p>0.342767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65.56667">
                <text:p>65.56667</text:p>
              </table:table-cell>
              <table:table-cell office:value-type="float" office:value="0.364097">
                <text:p>0.364097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65.600003">
                <text:p>65.600003</text:p>
              </table:table-cell>
              <table:table-cell office:value-type="float" office:value="0.349222">
                <text:p>0.349222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65.633337">
                <text:p>65.633337</text:p>
              </table:table-cell>
              <table:table-cell office:value-type="float" office:value="0.333147">
                <text:p>0.333147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65.66667">
                <text:p>65.66667</text:p>
              </table:table-cell>
              <table:table-cell office:value-type="float" office:value="0.334952">
                <text:p>0.334952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65.700003">
                <text:p>65.700003</text:p>
              </table:table-cell>
              <table:table-cell office:value-type="float" office:value="0.348375">
                <text:p>0.348375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65.733337">
                <text:p>65.733337</text:p>
              </table:table-cell>
              <table:table-cell office:value-type="float" office:value="0.341856">
                <text:p>0.341856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65.76667">
                <text:p>65.76667</text:p>
              </table:table-cell>
              <table:table-cell office:value-type="float" office:value="0.351956">
                <text:p>0.351956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65.800003">
                <text:p>65.800003</text:p>
              </table:table-cell>
              <table:table-cell office:value-type="float" office:value="0.35356">
                <text:p>0.35356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65.833337">
                <text:p>65.833337</text:p>
              </table:table-cell>
              <table:table-cell office:value-type="float" office:value="0.355086">
                <text:p>0.355086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65.86667">
                <text:p>65.86667</text:p>
              </table:table-cell>
              <table:table-cell office:value-type="float" office:value="0.358911">
                <text:p>0.358911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65.900003">
                <text:p>65.900003</text:p>
              </table:table-cell>
              <table:table-cell office:value-type="float" office:value="0.353273">
                <text:p>0.353273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65.933337">
                <text:p>65.933337</text:p>
              </table:table-cell>
              <table:table-cell office:value-type="float" office:value="0.353929">
                <text:p>0.353929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65.96667">
                <text:p>65.96667</text:p>
              </table:table-cell>
              <table:table-cell office:value-type="float" office:value="0.345199">
                <text:p>0.345199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66.000003">
                <text:p>66.000003</text:p>
              </table:table-cell>
              <table:table-cell office:value-type="float" office:value="0.356978">
                <text:p>0.356978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66.033337">
                <text:p>66.033337</text:p>
              </table:table-cell>
              <table:table-cell office:value-type="float" office:value="0.327682">
                <text:p>0.327682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66.06667">
                <text:p>66.06667</text:p>
              </table:table-cell>
              <table:table-cell office:value-type="float" office:value="0.346696">
                <text:p>0.346696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66.100003">
                <text:p>66.100003</text:p>
              </table:table-cell>
              <table:table-cell office:value-type="float" office:value="0.349486">
                <text:p>0.349486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66.133337">
                <text:p>66.133337</text:p>
              </table:table-cell>
              <table:table-cell office:value-type="float" office:value="0.354212">
                <text:p>0.354212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66.16667">
                <text:p>66.16667</text:p>
              </table:table-cell>
              <table:table-cell office:value-type="float" office:value="0.344527">
                <text:p>0.344527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66.200003">
                <text:p>66.200003</text:p>
              </table:table-cell>
              <table:table-cell office:value-type="float" office:value="0.356725">
                <text:p>0.356725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66.233337">
                <text:p>66.233337</text:p>
              </table:table-cell>
              <table:table-cell office:value-type="float" office:value="0.350846">
                <text:p>0.350846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66.26667">
                <text:p>66.26667</text:p>
              </table:table-cell>
              <table:table-cell office:value-type="float" office:value="0.345491">
                <text:p>0.345491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66.300003">
                <text:p>66.300003</text:p>
              </table:table-cell>
              <table:table-cell office:value-type="float" office:value="0.355937">
                <text:p>0.355937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66.333337">
                <text:p>66.333337</text:p>
              </table:table-cell>
              <table:table-cell office:value-type="float" office:value="0.347246">
                <text:p>0.347246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66.36667">
                <text:p>66.36667</text:p>
              </table:table-cell>
              <table:table-cell office:value-type="float" office:value="0.347268">
                <text:p>0.347268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66.400003">
                <text:p>66.400003</text:p>
              </table:table-cell>
              <table:table-cell office:value-type="float" office:value="0.344187">
                <text:p>0.344187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66.433337">
                <text:p>66.433337</text:p>
              </table:table-cell>
              <table:table-cell office:value-type="float" office:value="0.350515">
                <text:p>0.350515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66.46667">
                <text:p>66.46667</text:p>
              </table:table-cell>
              <table:table-cell office:value-type="float" office:value="0.362482">
                <text:p>0.362482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66.500003">
                <text:p>66.500003</text:p>
              </table:table-cell>
              <table:table-cell office:value-type="float" office:value="0.338949">
                <text:p>0.338949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66.533337">
                <text:p>66.533337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66.56667">
                <text:p>66.56667</text:p>
              </table:table-cell>
              <table:table-cell office:value-type="float" office:value="0.35065">
                <text:p>0.35065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66.600003">
                <text:p>66.600003</text:p>
              </table:table-cell>
              <table:table-cell office:value-type="float" office:value="0.341738">
                <text:p>0.341738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66.633337">
                <text:p>66.633337</text:p>
              </table:table-cell>
              <table:table-cell office:value-type="float" office:value="0.35073">
                <text:p>0.35073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66.66667">
                <text:p>66.66667</text:p>
              </table:table-cell>
              <table:table-cell office:value-type="float" office:value="0.355864">
                <text:p>0.355864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66.700003">
                <text:p>66.700003</text:p>
              </table:table-cell>
              <table:table-cell office:value-type="float" office:value="0.364268">
                <text:p>0.364268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66.733337">
                <text:p>66.733337</text:p>
              </table:table-cell>
              <table:table-cell office:value-type="float" office:value="0.360342">
                <text:p>0.360342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66.76667">
                <text:p>66.76667</text:p>
              </table:table-cell>
              <table:table-cell office:value-type="float" office:value="0.354229">
                <text:p>0.354229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66.800003">
                <text:p>66.800003</text:p>
              </table:table-cell>
              <table:table-cell office:value-type="float" office:value="0.34629">
                <text:p>0.3462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66.833337">
                <text:p>66.833337</text:p>
              </table:table-cell>
              <table:table-cell office:value-type="float" office:value="0.341907">
                <text:p>0.341907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66.86667">
                <text:p>66.86667</text:p>
              </table:table-cell>
              <table:table-cell office:value-type="float" office:value="0.34929">
                <text:p>0.34929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66.900003">
                <text:p>66.900003</text:p>
              </table:table-cell>
              <table:table-cell office:value-type="float" office:value="0.345927">
                <text:p>0.345927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66.933337">
                <text:p>66.933337</text:p>
              </table:table-cell>
              <table:table-cell office:value-type="float" office:value="0.341689">
                <text:p>0.341689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66.96667">
                <text:p>66.96667</text:p>
              </table:table-cell>
              <table:table-cell office:value-type="float" office:value="0.365688">
                <text:p>0.365688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67.000003">
                <text:p>67.000003</text:p>
              </table:table-cell>
              <table:table-cell office:value-type="float" office:value="0.342701">
                <text:p>0.34270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67.033337">
                <text:p>67.033337</text:p>
              </table:table-cell>
              <table:table-cell office:value-type="float" office:value="0.332198">
                <text:p>0.332198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67.06667">
                <text:p>67.06667</text:p>
              </table:table-cell>
              <table:table-cell office:value-type="float" office:value="0.335771">
                <text:p>0.335771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67.100003">
                <text:p>67.100003</text:p>
              </table:table-cell>
              <table:table-cell office:value-type="float" office:value="0.346201">
                <text:p>0.346201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67.133337">
                <text:p>67.133337</text:p>
              </table:table-cell>
              <table:table-cell office:value-type="float" office:value="0.338976">
                <text:p>0.338976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67.16667">
                <text:p>67.16667</text:p>
              </table:table-cell>
              <table:table-cell office:value-type="float" office:value="0.355848">
                <text:p>0.355848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67.200004">
                <text:p>67.200004</text:p>
              </table:table-cell>
              <table:table-cell office:value-type="float" office:value="0.361917">
                <text:p>0.361917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67.233337">
                <text:p>67.233337</text:p>
              </table:table-cell>
              <table:table-cell office:value-type="float" office:value="0.339808">
                <text:p>0.339808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67.26667">
                <text:p>67.26667</text:p>
              </table:table-cell>
              <table:table-cell office:value-type="float" office:value="0.340921">
                <text:p>0.340921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67.300004">
                <text:p>67.300004</text:p>
              </table:table-cell>
              <table:table-cell office:value-type="float" office:value="0.355943">
                <text:p>0.355943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67.333337">
                <text:p>67.333337</text:p>
              </table:table-cell>
              <table:table-cell office:value-type="float" office:value="0.335438">
                <text:p>0.335438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67.36667">
                <text:p>67.36667</text:p>
              </table:table-cell>
              <table:table-cell office:value-type="float" office:value="0.353662">
                <text:p>0.353662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67.400004">
                <text:p>67.400004</text:p>
              </table:table-cell>
              <table:table-cell office:value-type="float" office:value="0.344391">
                <text:p>0.344391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67.433337">
                <text:p>67.433337</text:p>
              </table:table-cell>
              <table:table-cell office:value-type="float" office:value="0.346519">
                <text:p>0.346519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67.46667">
                <text:p>67.46667</text:p>
              </table:table-cell>
              <table:table-cell office:value-type="float" office:value="0.355737">
                <text:p>0.355737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67.500004">
                <text:p>67.500004</text:p>
              </table:table-cell>
              <table:table-cell office:value-type="float" office:value="0.356782">
                <text:p>0.356782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67.533337">
                <text:p>67.533337</text:p>
              </table:table-cell>
              <table:table-cell office:value-type="float" office:value="0.34004">
                <text:p>0.34004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67.56667">
                <text:p>67.56667</text:p>
              </table:table-cell>
              <table:table-cell office:value-type="float" office:value="0.35949">
                <text:p>0.35949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67.600004">
                <text:p>67.600004</text:p>
              </table:table-cell>
              <table:table-cell office:value-type="float" office:value="0.34672">
                <text:p>0.34672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67.633337">
                <text:p>67.633337</text:p>
              </table:table-cell>
              <table:table-cell office:value-type="float" office:value="0.358363">
                <text:p>0.358363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67.66667">
                <text:p>67.66667</text:p>
              </table:table-cell>
              <table:table-cell office:value-type="float" office:value="0.334256">
                <text:p>0.334256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67.700004">
                <text:p>67.700004</text:p>
              </table:table-cell>
              <table:table-cell office:value-type="float" office:value="0.356787">
                <text:p>0.356787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67.733337">
                <text:p>67.733337</text:p>
              </table:table-cell>
              <table:table-cell office:value-type="float" office:value="0.349941">
                <text:p>0.349941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67.76667">
                <text:p>67.76667</text:p>
              </table:table-cell>
              <table:table-cell office:value-type="float" office:value="0.356497">
                <text:p>0.356497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67.800004">
                <text:p>67.800004</text:p>
              </table:table-cell>
              <table:table-cell office:value-type="float" office:value="0.342265">
                <text:p>0.342265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67.833337">
                <text:p>67.833337</text:p>
              </table:table-cell>
              <table:table-cell office:value-type="float" office:value="0.351455">
                <text:p>0.351455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67.86667">
                <text:p>67.86667</text:p>
              </table:table-cell>
              <table:table-cell office:value-type="float" office:value="0.336077">
                <text:p>0.336077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67.900004">
                <text:p>67.900004</text:p>
              </table:table-cell>
              <table:table-cell office:value-type="float" office:value="0.335582">
                <text:p>0.335582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67.933337">
                <text:p>67.933337</text:p>
              </table:table-cell>
              <table:table-cell office:value-type="float" office:value="0.324553">
                <text:p>0.324553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67.96667">
                <text:p>67.96667</text:p>
              </table:table-cell>
              <table:table-cell office:value-type="float" office:value="0.350449">
                <text:p>0.350449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68.000004">
                <text:p>68.000004</text:p>
              </table:table-cell>
              <table:table-cell office:value-type="float" office:value="0.329194">
                <text:p>0.329194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68.033337">
                <text:p>68.033337</text:p>
              </table:table-cell>
              <table:table-cell office:value-type="float" office:value="0.359738">
                <text:p>0.359738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68.06667">
                <text:p>68.06667</text:p>
              </table:table-cell>
              <table:table-cell office:value-type="float" office:value="0.339153">
                <text:p>0.339153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68.100004">
                <text:p>68.100004</text:p>
              </table:table-cell>
              <table:table-cell office:value-type="float" office:value="0.350205">
                <text:p>0.350205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68.133337">
                <text:p>68.133337</text:p>
              </table:table-cell>
              <table:table-cell office:value-type="float" office:value="0.346447">
                <text:p>0.346447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68.16667">
                <text:p>68.16667</text:p>
              </table:table-cell>
              <table:table-cell office:value-type="float" office:value="0.345489">
                <text:p>0.345489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68.200004">
                <text:p>68.200004</text:p>
              </table:table-cell>
              <table:table-cell office:value-type="float" office:value="0.341784">
                <text:p>0.341784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68.233337">
                <text:p>68.233337</text:p>
              </table:table-cell>
              <table:table-cell office:value-type="float" office:value="0.344941">
                <text:p>0.344941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68.26667">
                <text:p>68.26667</text:p>
              </table:table-cell>
              <table:table-cell office:value-type="float" office:value="0.353036">
                <text:p>0.353036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68.300004">
                <text:p>68.300004</text:p>
              </table:table-cell>
              <table:table-cell office:value-type="float" office:value="0.348639">
                <text:p>0.348639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68.333337">
                <text:p>68.333337</text:p>
              </table:table-cell>
              <table:table-cell office:value-type="float" office:value="0.334377">
                <text:p>0.334377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68.36667">
                <text:p>68.36667</text:p>
              </table:table-cell>
              <table:table-cell office:value-type="float" office:value="0.342631">
                <text:p>0.342631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68.400004">
                <text:p>68.400004</text:p>
              </table:table-cell>
              <table:table-cell office:value-type="float" office:value="0.354504">
                <text:p>0.354504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68.433337">
                <text:p>68.433337</text:p>
              </table:table-cell>
              <table:table-cell office:value-type="float" office:value="0.36379">
                <text:p>0.36379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68.46667">
                <text:p>68.46667</text:p>
              </table:table-cell>
              <table:table-cell office:value-type="float" office:value="0.333741">
                <text:p>0.333741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68.500004">
                <text:p>68.500004</text:p>
              </table:table-cell>
              <table:table-cell office:value-type="float" office:value="0.355039">
                <text:p>0.355039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68.533337">
                <text:p>68.533337</text:p>
              </table:table-cell>
              <table:table-cell office:value-type="float" office:value="0.347802">
                <text:p>0.347802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68.56667">
                <text:p>68.56667</text:p>
              </table:table-cell>
              <table:table-cell office:value-type="float" office:value="0.337034">
                <text:p>0.337034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68.600004">
                <text:p>68.600004</text:p>
              </table:table-cell>
              <table:table-cell office:value-type="float" office:value="0.356194">
                <text:p>0.356194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68.633337">
                <text:p>68.633337</text:p>
              </table:table-cell>
              <table:table-cell office:value-type="float" office:value="0.354492">
                <text:p>0.354492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68.66667">
                <text:p>68.66667</text:p>
              </table:table-cell>
              <table:table-cell office:value-type="float" office:value="0.353235">
                <text:p>0.353235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68.700004">
                <text:p>68.700004</text:p>
              </table:table-cell>
              <table:table-cell office:value-type="float" office:value="0.347886">
                <text:p>0.347886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68.733337">
                <text:p>68.733337</text:p>
              </table:table-cell>
              <table:table-cell office:value-type="float" office:value="0.357851">
                <text:p>0.357851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68.76667">
                <text:p>68.76667</text:p>
              </table:table-cell>
              <table:table-cell office:value-type="float" office:value="0.350328">
                <text:p>0.350328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68.800004">
                <text:p>68.800004</text:p>
              </table:table-cell>
              <table:table-cell office:value-type="float" office:value="0.34544">
                <text:p>0.34544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68.833337">
                <text:p>68.833337</text:p>
              </table:table-cell>
              <table:table-cell office:value-type="float" office:value="0.337985">
                <text:p>0.337985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68.86667">
                <text:p>68.86667</text:p>
              </table:table-cell>
              <table:table-cell office:value-type="float" office:value="0.353545">
                <text:p>0.353545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68.900004">
                <text:p>68.900004</text:p>
              </table:table-cell>
              <table:table-cell office:value-type="float" office:value="0.343789">
                <text:p>0.343789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68.933337">
                <text:p>68.933337</text:p>
              </table:table-cell>
              <table:table-cell office:value-type="float" office:value="0.353622">
                <text:p>0.353622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68.96667">
                <text:p>68.96667</text:p>
              </table:table-cell>
              <table:table-cell office:value-type="float" office:value="0.339681">
                <text:p>0.339681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69.000004">
                <text:p>69.000004</text:p>
              </table:table-cell>
              <table:table-cell office:value-type="float" office:value="0.344078">
                <text:p>0.344078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69.033337">
                <text:p>69.033337</text:p>
              </table:table-cell>
              <table:table-cell office:value-type="float" office:value="0.343563">
                <text:p>0.343563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69.06667">
                <text:p>69.06667</text:p>
              </table:table-cell>
              <table:table-cell office:value-type="float" office:value="0.342612">
                <text:p>0.342612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69.100004">
                <text:p>69.100004</text:p>
              </table:table-cell>
              <table:table-cell office:value-type="float" office:value="0.347698">
                <text:p>0.347698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69.133337">
                <text:p>69.133337</text:p>
              </table:table-cell>
              <table:table-cell office:value-type="float" office:value="0.350719">
                <text:p>0.350719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69.16667">
                <text:p>69.16667</text:p>
              </table:table-cell>
              <table:table-cell office:value-type="float" office:value="0.344443">
                <text:p>0.344443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69.200004">
                <text:p>69.200004</text:p>
              </table:table-cell>
              <table:table-cell office:value-type="float" office:value="0.356012">
                <text:p>0.356012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69.233337">
                <text:p>69.233337</text:p>
              </table:table-cell>
              <table:table-cell office:value-type="float" office:value="0.347208">
                <text:p>0.347208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69.26667">
                <text:p>69.26667</text:p>
              </table:table-cell>
              <table:table-cell office:value-type="float" office:value="0.367961">
                <text:p>0.367961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69.300004">
                <text:p>69.300004</text:p>
              </table:table-cell>
              <table:table-cell office:value-type="float" office:value="0.348598">
                <text:p>0.348598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69.333337">
                <text:p>69.333337</text:p>
              </table:table-cell>
              <table:table-cell office:value-type="float" office:value="0.345641">
                <text:p>0.345641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69.36667">
                <text:p>69.36667</text:p>
              </table:table-cell>
              <table:table-cell office:value-type="float" office:value="0.349599">
                <text:p>0.349599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69.400004">
                <text:p>69.400004</text:p>
              </table:table-cell>
              <table:table-cell office:value-type="float" office:value="0.342649">
                <text:p>0.342649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69.433337">
                <text:p>69.433337</text:p>
              </table:table-cell>
              <table:table-cell office:value-type="float" office:value="0.340389">
                <text:p>0.340389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69.46667">
                <text:p>69.46667</text:p>
              </table:table-cell>
              <table:table-cell office:value-type="float" office:value="0.357728">
                <text:p>0.357728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69.500004">
                <text:p>69.500004</text:p>
              </table:table-cell>
              <table:table-cell office:value-type="float" office:value="0.344001">
                <text:p>0.344001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69.533337">
                <text:p>69.533337</text:p>
              </table:table-cell>
              <table:table-cell office:value-type="float" office:value="0.353351">
                <text:p>0.353351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69.56667">
                <text:p>69.56667</text:p>
              </table:table-cell>
              <table:table-cell office:value-type="float" office:value="0.348715">
                <text:p>0.348715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69.600004">
                <text:p>69.600004</text:p>
              </table:table-cell>
              <table:table-cell office:value-type="float" office:value="0.350377">
                <text:p>0.350377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69.633337">
                <text:p>69.633337</text:p>
              </table:table-cell>
              <table:table-cell office:value-type="float" office:value="0.348849">
                <text:p>0.348849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69.66667">
                <text:p>69.66667</text:p>
              </table:table-cell>
              <table:table-cell office:value-type="float" office:value="0.33932">
                <text:p>0.33932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69.700004">
                <text:p>69.700004</text:p>
              </table:table-cell>
              <table:table-cell office:value-type="float" office:value="0.334479">
                <text:p>0.334479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69.733337">
                <text:p>69.733337</text:p>
              </table:table-cell>
              <table:table-cell office:value-type="float" office:value="0.340602">
                <text:p>0.340602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69.76667">
                <text:p>69.76667</text:p>
              </table:table-cell>
              <table:table-cell office:value-type="float" office:value="0.352768">
                <text:p>0.352768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69.800004">
                <text:p>69.800004</text:p>
              </table:table-cell>
              <table:table-cell office:value-type="float" office:value="0.334247">
                <text:p>0.334247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69.833337">
                <text:p>69.833337</text:p>
              </table:table-cell>
              <table:table-cell office:value-type="float" office:value="0.339196">
                <text:p>0.339196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69.86667">
                <text:p>69.86667</text:p>
              </table:table-cell>
              <table:table-cell office:value-type="float" office:value="0.347834">
                <text:p>0.347834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69.900004">
                <text:p>69.900004</text:p>
              </table:table-cell>
              <table:table-cell office:value-type="float" office:value="0.341989">
                <text:p>0.341989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69.933337">
                <text:p>69.933337</text:p>
              </table:table-cell>
              <table:table-cell office:value-type="float" office:value="0.351455">
                <text:p>0.351455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69.96667">
                <text:p>69.96667</text:p>
              </table:table-cell>
              <table:table-cell office:value-type="float" office:value="0.348168">
                <text:p>0.348168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70.000004">
                <text:p>70.000004</text:p>
              </table:table-cell>
              <table:table-cell office:value-type="float" office:value="0.347647">
                <text:p>0.347647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70.033337">
                <text:p>70.033337</text:p>
              </table:table-cell>
              <table:table-cell office:value-type="float" office:value="0.351931">
                <text:p>0.351931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70.06667">
                <text:p>70.06667</text:p>
              </table:table-cell>
              <table:table-cell office:value-type="float" office:value="0.355754">
                <text:p>0.355754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70.100004">
                <text:p>70.100004</text:p>
              </table:table-cell>
              <table:table-cell office:value-type="float" office:value="0.345353">
                <text:p>0.345353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70.133337">
                <text:p>70.133337</text:p>
              </table:table-cell>
              <table:table-cell office:value-type="float" office:value="0.339226">
                <text:p>0.339226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70.16667">
                <text:p>70.16667</text:p>
              </table:table-cell>
              <table:table-cell office:value-type="float" office:value="0.332771">
                <text:p>0.332771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70.200004">
                <text:p>70.200004</text:p>
              </table:table-cell>
              <table:table-cell office:value-type="float" office:value="0.356396">
                <text:p>0.356396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70.233337">
                <text:p>70.233337</text:p>
              </table:table-cell>
              <table:table-cell office:value-type="float" office:value="0.339919">
                <text:p>0.339919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70.26667">
                <text:p>70.26667</text:p>
              </table:table-cell>
              <table:table-cell office:value-type="float" office:value="0.348751">
                <text:p>0.348751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70.300004">
                <text:p>70.300004</text:p>
              </table:table-cell>
              <table:table-cell office:value-type="float" office:value="0.349378">
                <text:p>0.349378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70.333337">
                <text:p>70.333337</text:p>
              </table:table-cell>
              <table:table-cell office:value-type="float" office:value="0.360806">
                <text:p>0.360806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70.36667">
                <text:p>70.36667</text:p>
              </table:table-cell>
              <table:table-cell office:value-type="float" office:value="0.344071">
                <text:p>0.344071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70.400004">
                <text:p>70.400004</text:p>
              </table:table-cell>
              <table:table-cell office:value-type="float" office:value="0.342243">
                <text:p>0.342243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70.433337">
                <text:p>70.433337</text:p>
              </table:table-cell>
              <table:table-cell office:value-type="float" office:value="0.356409">
                <text:p>0.356409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70.46667">
                <text:p>70.46667</text:p>
              </table:table-cell>
              <table:table-cell office:value-type="float" office:value="0.34999">
                <text:p>0.34999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70.500004">
                <text:p>70.500004</text:p>
              </table:table-cell>
              <table:table-cell office:value-type="float" office:value="0.35474">
                <text:p>0.35474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70.533337">
                <text:p>70.533337</text:p>
              </table:table-cell>
              <table:table-cell office:value-type="float" office:value="0.354719">
                <text:p>0.354719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70.56667">
                <text:p>70.56667</text:p>
              </table:table-cell>
              <table:table-cell office:value-type="float" office:value="0.334075">
                <text:p>0.334075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70.600004">
                <text:p>70.600004</text:p>
              </table:table-cell>
              <table:table-cell office:value-type="float" office:value="0.340277">
                <text:p>0.340277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70.633337">
                <text:p>70.633337</text:p>
              </table:table-cell>
              <table:table-cell office:value-type="float" office:value="0.347011">
                <text:p>0.347011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70.66667">
                <text:p>70.66667</text:p>
              </table:table-cell>
              <table:table-cell office:value-type="float" office:value="0.348073">
                <text:p>0.348073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70.700004">
                <text:p>70.700004</text:p>
              </table:table-cell>
              <table:table-cell office:value-type="float" office:value="0.34899">
                <text:p>0.34899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70.733337">
                <text:p>70.733337</text:p>
              </table:table-cell>
              <table:table-cell office:value-type="float" office:value="0.348509">
                <text:p>0.348509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70.76667">
                <text:p>70.76667</text:p>
              </table:table-cell>
              <table:table-cell office:value-type="float" office:value="0.331847">
                <text:p>0.331847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70.800004">
                <text:p>70.800004</text:p>
              </table:table-cell>
              <table:table-cell office:value-type="float" office:value="0.34929">
                <text:p>0.34929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70.833337">
                <text:p>70.833337</text:p>
              </table:table-cell>
              <table:table-cell office:value-type="float" office:value="0.342551">
                <text:p>0.342551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70.86667">
                <text:p>70.86667</text:p>
              </table:table-cell>
              <table:table-cell office:value-type="float" office:value="0.343818">
                <text:p>0.343818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70.900004">
                <text:p>70.900004</text:p>
              </table:table-cell>
              <table:table-cell office:value-type="float" office:value="0.339981">
                <text:p>0.339981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70.933337">
                <text:p>70.933337</text:p>
              </table:table-cell>
              <table:table-cell office:value-type="float" office:value="0.348897">
                <text:p>0.348897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70.96667">
                <text:p>70.96667</text:p>
              </table:table-cell>
              <table:table-cell office:value-type="float" office:value="0.349014">
                <text:p>0.349014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71.000004">
                <text:p>71.000004</text:p>
              </table:table-cell>
              <table:table-cell office:value-type="float" office:value="0.342157">
                <text:p>0.342157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71.033337">
                <text:p>71.033337</text:p>
              </table:table-cell>
              <table:table-cell office:value-type="float" office:value="0.342727">
                <text:p>0.342727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71.06667">
                <text:p>71.06667</text:p>
              </table:table-cell>
              <table:table-cell office:value-type="float" office:value="0.345284">
                <text:p>0.345284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71.100004">
                <text:p>71.100004</text:p>
              </table:table-cell>
              <table:table-cell office:value-type="float" office:value="0.353196">
                <text:p>0.353196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71.133337">
                <text:p>71.133337</text:p>
              </table:table-cell>
              <table:table-cell office:value-type="float" office:value="0.340857">
                <text:p>0.340857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71.16667">
                <text:p>71.16667</text:p>
              </table:table-cell>
              <table:table-cell office:value-type="float" office:value="0.355383">
                <text:p>0.355383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71.200004">
                <text:p>71.200004</text:p>
              </table:table-cell>
              <table:table-cell office:value-type="float" office:value="0.343335">
                <text:p>0.343335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71.233337">
                <text:p>71.233337</text:p>
              </table:table-cell>
              <table:table-cell office:value-type="float" office:value="0.34105">
                <text:p>0.34105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71.26667">
                <text:p>71.26667</text:p>
              </table:table-cell>
              <table:table-cell office:value-type="float" office:value="0.345679">
                <text:p>0.345679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71.300004">
                <text:p>71.300004</text:p>
              </table:table-cell>
              <table:table-cell office:value-type="float" office:value="0.363152">
                <text:p>0.363152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71.333337">
                <text:p>71.333337</text:p>
              </table:table-cell>
              <table:table-cell office:value-type="float" office:value="0.356298">
                <text:p>0.356298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71.36667">
                <text:p>71.36667</text:p>
              </table:table-cell>
              <table:table-cell office:value-type="float" office:value="0.344626">
                <text:p>0.344626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71.400004">
                <text:p>71.400004</text:p>
              </table:table-cell>
              <table:table-cell office:value-type="float" office:value="0.342564">
                <text:p>0.342564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71.433337">
                <text:p>71.433337</text:p>
              </table:table-cell>
              <table:table-cell office:value-type="float" office:value="0.346398">
                <text:p>0.346398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71.46667">
                <text:p>71.46667</text:p>
              </table:table-cell>
              <table:table-cell office:value-type="float" office:value="0.352255">
                <text:p>0.352255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71.500004">
                <text:p>71.500004</text:p>
              </table:table-cell>
              <table:table-cell office:value-type="float" office:value="0.355223">
                <text:p>0.355223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71.533337">
                <text:p>71.533337</text:p>
              </table:table-cell>
              <table:table-cell office:value-type="float" office:value="0.36137">
                <text:p>0.36137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71.56667">
                <text:p>71.56667</text:p>
              </table:table-cell>
              <table:table-cell office:value-type="float" office:value="0.345997">
                <text:p>0.345997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71.600004">
                <text:p>71.600004</text:p>
              </table:table-cell>
              <table:table-cell office:value-type="float" office:value="0.341671">
                <text:p>0.341671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71.633337">
                <text:p>71.633337</text:p>
              </table:table-cell>
              <table:table-cell office:value-type="float" office:value="0.339414">
                <text:p>0.339414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71.66667">
                <text:p>71.66667</text:p>
              </table:table-cell>
              <table:table-cell office:value-type="float" office:value="0.352349">
                <text:p>0.352349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71.700004">
                <text:p>71.700004</text:p>
              </table:table-cell>
              <table:table-cell office:value-type="float" office:value="0.357821">
                <text:p>0.357821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71.733337">
                <text:p>71.733337</text:p>
              </table:table-cell>
              <table:table-cell office:value-type="float" office:value="0.351695">
                <text:p>0.351695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71.76667">
                <text:p>71.76667</text:p>
              </table:table-cell>
              <table:table-cell office:value-type="float" office:value="0.346319">
                <text:p>0.346319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71.800004">
                <text:p>71.800004</text:p>
              </table:table-cell>
              <table:table-cell office:value-type="float" office:value="0.336021">
                <text:p>0.336021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71.833337">
                <text:p>71.833337</text:p>
              </table:table-cell>
              <table:table-cell office:value-type="float" office:value="0.343075">
                <text:p>0.343075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71.86667">
                <text:p>71.86667</text:p>
              </table:table-cell>
              <table:table-cell office:value-type="float" office:value="0.354938">
                <text:p>0.354938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71.900004">
                <text:p>71.900004</text:p>
              </table:table-cell>
              <table:table-cell office:value-type="float" office:value="0.334132">
                <text:p>0.334132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71.933337">
                <text:p>71.933337</text:p>
              </table:table-cell>
              <table:table-cell office:value-type="float" office:value="0.348635">
                <text:p>0.348635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71.96667">
                <text:p>71.96667</text:p>
              </table:table-cell>
              <table:table-cell office:value-type="float" office:value="0.350017">
                <text:p>0.350017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72.000004">
                <text:p>72.000004</text:p>
              </table:table-cell>
              <table:table-cell office:value-type="float" office:value="0.343493">
                <text:p>0.343493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72.033337">
                <text:p>72.033337</text:p>
              </table:table-cell>
              <table:table-cell office:value-type="float" office:value="0.336395">
                <text:p>0.336395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72.06667">
                <text:p>72.06667</text:p>
              </table:table-cell>
              <table:table-cell office:value-type="float" office:value="0.358727">
                <text:p>0.358727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72.100004">
                <text:p>72.100004</text:p>
              </table:table-cell>
              <table:table-cell office:value-type="float" office:value="0.34339">
                <text:p>0.34339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72.133337">
                <text:p>72.133337</text:p>
              </table:table-cell>
              <table:table-cell office:value-type="float" office:value="0.328343">
                <text:p>0.328343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72.16667">
                <text:p>72.16667</text:p>
              </table:table-cell>
              <table:table-cell office:value-type="float" office:value="0.340314">
                <text:p>0.340314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72.200004">
                <text:p>72.200004</text:p>
              </table:table-cell>
              <table:table-cell office:value-type="float" office:value="0.362188">
                <text:p>0.362188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72.233337">
                <text:p>72.233337</text:p>
              </table:table-cell>
              <table:table-cell office:value-type="float" office:value="0.339559">
                <text:p>0.339559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72.26667">
                <text:p>72.26667</text:p>
              </table:table-cell>
              <table:table-cell office:value-type="float" office:value="0.354394">
                <text:p>0.354394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72.300004">
                <text:p>72.300004</text:p>
              </table:table-cell>
              <table:table-cell office:value-type="float" office:value="0.350696">
                <text:p>0.350696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72.333337">
                <text:p>72.333337</text:p>
              </table:table-cell>
              <table:table-cell office:value-type="float" office:value="0.340309">
                <text:p>0.340309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72.36667">
                <text:p>72.36667</text:p>
              </table:table-cell>
              <table:table-cell office:value-type="float" office:value="0.344739">
                <text:p>0.344739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72.400004">
                <text:p>72.400004</text:p>
              </table:table-cell>
              <table:table-cell office:value-type="float" office:value="0.355628">
                <text:p>0.355628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72.433337">
                <text:p>72.433337</text:p>
              </table:table-cell>
              <table:table-cell office:value-type="float" office:value="0.346351">
                <text:p>0.346351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72.46667">
                <text:p>72.46667</text:p>
              </table:table-cell>
              <table:table-cell office:value-type="float" office:value="0.349643">
                <text:p>0.349643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72.500004">
                <text:p>72.500004</text:p>
              </table:table-cell>
              <table:table-cell office:value-type="float" office:value="0.341231">
                <text:p>0.341231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72.533337">
                <text:p>72.533337</text:p>
              </table:table-cell>
              <table:table-cell office:value-type="float" office:value="0.351483">
                <text:p>0.351483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72.56667">
                <text:p>72.56667</text:p>
              </table:table-cell>
              <table:table-cell office:value-type="float" office:value="0.340938">
                <text:p>0.340938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72.600004">
                <text:p>72.600004</text:p>
              </table:table-cell>
              <table:table-cell office:value-type="float" office:value="0.342594">
                <text:p>0.342594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72.633337">
                <text:p>72.633337</text:p>
              </table:table-cell>
              <table:table-cell office:value-type="float" office:value="0.345747">
                <text:p>0.345747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72.66667">
                <text:p>72.66667</text:p>
              </table:table-cell>
              <table:table-cell office:value-type="float" office:value="0.355033">
                <text:p>0.355033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72.700004">
                <text:p>72.700004</text:p>
              </table:table-cell>
              <table:table-cell office:value-type="float" office:value="0.350574">
                <text:p>0.350574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72.733337">
                <text:p>72.733337</text:p>
              </table:table-cell>
              <table:table-cell office:value-type="float" office:value="0.333302">
                <text:p>0.333302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72.76667">
                <text:p>72.76667</text:p>
              </table:table-cell>
              <table:table-cell office:value-type="float" office:value="0.350913">
                <text:p>0.350913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72.800004">
                <text:p>72.800004</text:p>
              </table:table-cell>
              <table:table-cell office:value-type="float" office:value="0.348654">
                <text:p>0.348654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72.833337">
                <text:p>72.833337</text:p>
              </table:table-cell>
              <table:table-cell office:value-type="float" office:value="0.361275">
                <text:p>0.361275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72.86667">
                <text:p>72.86667</text:p>
              </table:table-cell>
              <table:table-cell office:value-type="float" office:value="0.35141">
                <text:p>0.35141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72.900004">
                <text:p>72.900004</text:p>
              </table:table-cell>
              <table:table-cell office:value-type="float" office:value="0.342832">
                <text:p>0.342832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72.933337">
                <text:p>72.933337</text:p>
              </table:table-cell>
              <table:table-cell office:value-type="float" office:value="0.352263">
                <text:p>0.352263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72.96667">
                <text:p>72.96667</text:p>
              </table:table-cell>
              <table:table-cell office:value-type="float" office:value="0.346381">
                <text:p>0.346381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73.000004">
                <text:p>73.000004</text:p>
              </table:table-cell>
              <table:table-cell office:value-type="float" office:value="0.328837">
                <text:p>0.328837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73.033337">
                <text:p>73.033337</text:p>
              </table:table-cell>
              <table:table-cell office:value-type="float" office:value="0.338753">
                <text:p>0.338753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73.06667">
                <text:p>73.06667</text:p>
              </table:table-cell>
              <table:table-cell office:value-type="float" office:value="0.342695">
                <text:p>0.342695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73.100004">
                <text:p>73.100004</text:p>
              </table:table-cell>
              <table:table-cell office:value-type="float" office:value="0.336402">
                <text:p>0.336402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73.133337">
                <text:p>73.133337</text:p>
              </table:table-cell>
              <table:table-cell office:value-type="float" office:value="0.352663">
                <text:p>0.352663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73.16667">
                <text:p>73.16667</text:p>
              </table:table-cell>
              <table:table-cell office:value-type="float" office:value="0.338212">
                <text:p>0.338212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73.200004">
                <text:p>73.200004</text:p>
              </table:table-cell>
              <table:table-cell office:value-type="float" office:value="0.337679">
                <text:p>0.337679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73.233337">
                <text:p>73.233337</text:p>
              </table:table-cell>
              <table:table-cell office:value-type="float" office:value="0.341385">
                <text:p>0.341385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73.26667">
                <text:p>73.26667</text:p>
              </table:table-cell>
              <table:table-cell office:value-type="float" office:value="0.352181">
                <text:p>0.352181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73.300004">
                <text:p>73.300004</text:p>
              </table:table-cell>
              <table:table-cell office:value-type="float" office:value="0.346514">
                <text:p>0.346514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73.333337">
                <text:p>73.333337</text:p>
              </table:table-cell>
              <table:table-cell office:value-type="float" office:value="0.334402">
                <text:p>0.334402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73.36667">
                <text:p>73.36667</text:p>
              </table:table-cell>
              <table:table-cell office:value-type="float" office:value="0.354238">
                <text:p>0.354238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73.400004">
                <text:p>73.400004</text:p>
              </table:table-cell>
              <table:table-cell office:value-type="float" office:value="0.353412">
                <text:p>0.353412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73.433337">
                <text:p>73.433337</text:p>
              </table:table-cell>
              <table:table-cell office:value-type="float" office:value="0.353013">
                <text:p>0.353013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73.46667">
                <text:p>73.46667</text:p>
              </table:table-cell>
              <table:table-cell office:value-type="float" office:value="0.352428">
                <text:p>0.352428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73.500004">
                <text:p>73.500004</text:p>
              </table:table-cell>
              <table:table-cell office:value-type="float" office:value="0.340399">
                <text:p>0.340399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73.533337">
                <text:p>73.533337</text:p>
              </table:table-cell>
              <table:table-cell office:value-type="float" office:value="0.354934">
                <text:p>0.354934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73.566671">
                <text:p>73.566671</text:p>
              </table:table-cell>
              <table:table-cell office:value-type="float" office:value="0.343335">
                <text:p>0.343335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73.600004">
                <text:p>73.600004</text:p>
              </table:table-cell>
              <table:table-cell office:value-type="float" office:value="0.341639">
                <text:p>0.341639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73.633337">
                <text:p>73.633337</text:p>
              </table:table-cell>
              <table:table-cell office:value-type="float" office:value="0.335165">
                <text:p>0.335165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73.666671">
                <text:p>73.666671</text:p>
              </table:table-cell>
              <table:table-cell office:value-type="float" office:value="0.328859">
                <text:p>0.328859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73.700004">
                <text:p>73.700004</text:p>
              </table:table-cell>
              <table:table-cell office:value-type="float" office:value="0.346813">
                <text:p>0.346813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73.733337">
                <text:p>73.733337</text:p>
              </table:table-cell>
              <table:table-cell office:value-type="float" office:value="0.329163">
                <text:p>0.329163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73.766671">
                <text:p>73.766671</text:p>
              </table:table-cell>
              <table:table-cell office:value-type="float" office:value="0.334892">
                <text:p>0.334892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73.800004">
                <text:p>73.800004</text:p>
              </table:table-cell>
              <table:table-cell office:value-type="float" office:value="0.344998">
                <text:p>0.344998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73.833337">
                <text:p>73.833337</text:p>
              </table:table-cell>
              <table:table-cell office:value-type="float" office:value="0.345152">
                <text:p>0.345152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73.866671">
                <text:p>73.866671</text:p>
              </table:table-cell>
              <table:table-cell office:value-type="float" office:value="0.344164">
                <text:p>0.344164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73.900004">
                <text:p>73.900004</text:p>
              </table:table-cell>
              <table:table-cell office:value-type="float" office:value="0.350287">
                <text:p>0.350287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73.933337">
                <text:p>73.933337</text:p>
              </table:table-cell>
              <table:table-cell office:value-type="float" office:value="0.345606">
                <text:p>0.345606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73.966671">
                <text:p>73.966671</text:p>
              </table:table-cell>
              <table:table-cell office:value-type="float" office:value="0.353252">
                <text:p>0.353252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74.000004">
                <text:p>74.000004</text:p>
              </table:table-cell>
              <table:table-cell office:value-type="float" office:value="0.354692">
                <text:p>0.354692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74.033337">
                <text:p>74.033337</text:p>
              </table:table-cell>
              <table:table-cell office:value-type="float" office:value="0.347837">
                <text:p>0.347837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74.066671">
                <text:p>74.066671</text:p>
              </table:table-cell>
              <table:table-cell office:value-type="float" office:value="0.347371">
                <text:p>0.347371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74.100004">
                <text:p>74.100004</text:p>
              </table:table-cell>
              <table:table-cell office:value-type="float" office:value="0.343557">
                <text:p>0.343557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74.133337">
                <text:p>74.133337</text:p>
              </table:table-cell>
              <table:table-cell office:value-type="float" office:value="0.338982">
                <text:p>0.338982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74.166671">
                <text:p>74.166671</text:p>
              </table:table-cell>
              <table:table-cell office:value-type="float" office:value="0.327275">
                <text:p>0.327275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74.200004">
                <text:p>74.200004</text:p>
              </table:table-cell>
              <table:table-cell office:value-type="float" office:value="0.353362">
                <text:p>0.353362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74.233337">
                <text:p>74.233337</text:p>
              </table:table-cell>
              <table:table-cell office:value-type="float" office:value="0.344743">
                <text:p>0.344743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74.266671">
                <text:p>74.266671</text:p>
              </table:table-cell>
              <table:table-cell office:value-type="float" office:value="0.346385">
                <text:p>0.346385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74.300004">
                <text:p>74.300004</text:p>
              </table:table-cell>
              <table:table-cell office:value-type="float" office:value="0.349156">
                <text:p>0.349156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74.333337">
                <text:p>74.333337</text:p>
              </table:table-cell>
              <table:table-cell office:value-type="float" office:value="0.350388">
                <text:p>0.350388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74.366671">
                <text:p>74.366671</text:p>
              </table:table-cell>
              <table:table-cell office:value-type="float" office:value="0.348491">
                <text:p>0.348491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74.400004">
                <text:p>74.400004</text:p>
              </table:table-cell>
              <table:table-cell office:value-type="float" office:value="0.346266">
                <text:p>0.346266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74.433337">
                <text:p>74.433337</text:p>
              </table:table-cell>
              <table:table-cell office:value-type="float" office:value="0.349128">
                <text:p>0.349128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74.466671">
                <text:p>74.466671</text:p>
              </table:table-cell>
              <table:table-cell office:value-type="float" office:value="0.344339">
                <text:p>0.344339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74.500004">
                <text:p>74.500004</text:p>
              </table:table-cell>
              <table:table-cell office:value-type="float" office:value="0.346316">
                <text:p>0.346316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74.533337">
                <text:p>74.533337</text:p>
              </table:table-cell>
              <table:table-cell office:value-type="float" office:value="0.340006">
                <text:p>0.340006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74.566671">
                <text:p>74.566671</text:p>
              </table:table-cell>
              <table:table-cell office:value-type="float" office:value="0.341243">
                <text:p>0.341243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74.600004">
                <text:p>74.600004</text:p>
              </table:table-cell>
              <table:table-cell office:value-type="float" office:value="0.337182">
                <text:p>0.337182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74.633337">
                <text:p>74.633337</text:p>
              </table:table-cell>
              <table:table-cell office:value-type="float" office:value="0.336832">
                <text:p>0.336832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74.666671">
                <text:p>74.666671</text:p>
              </table:table-cell>
              <table:table-cell office:value-type="float" office:value="0.35287">
                <text:p>0.35287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74.700004">
                <text:p>74.700004</text:p>
              </table:table-cell>
              <table:table-cell office:value-type="float" office:value="0.347742">
                <text:p>0.347742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74.733337">
                <text:p>74.733337</text:p>
              </table:table-cell>
              <table:table-cell office:value-type="float" office:value="0.345997">
                <text:p>0.345997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74.766671">
                <text:p>74.766671</text:p>
              </table:table-cell>
              <table:table-cell office:value-type="float" office:value="0.340755">
                <text:p>0.340755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74.800004">
                <text:p>74.800004</text:p>
              </table:table-cell>
              <table:table-cell office:value-type="float" office:value="0.346988">
                <text:p>0.346988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74.833337">
                <text:p>74.833337</text:p>
              </table:table-cell>
              <table:table-cell office:value-type="float" office:value="0.336455">
                <text:p>0.33645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74.866671">
                <text:p>74.866671</text:p>
              </table:table-cell>
              <table:table-cell office:value-type="float" office:value="0.352999">
                <text:p>0.352999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74.900004">
                <text:p>74.900004</text:p>
              </table:table-cell>
              <table:table-cell office:value-type="float" office:value="0.345505">
                <text:p>0.345505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74.933337">
                <text:p>74.933337</text:p>
              </table:table-cell>
              <table:table-cell office:value-type="float" office:value="0.343194">
                <text:p>0.343194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74.966671">
                <text:p>74.966671</text:p>
              </table:table-cell>
              <table:table-cell office:value-type="float" office:value="0.363613">
                <text:p>0.363613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75.000004">
                <text:p>75.000004</text:p>
              </table:table-cell>
              <table:table-cell office:value-type="float" office:value="0.359744">
                <text:p>0.359744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75.033337">
                <text:p>75.033337</text:p>
              </table:table-cell>
              <table:table-cell office:value-type="float" office:value="0.36223">
                <text:p>0.36223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75.066671">
                <text:p>75.066671</text:p>
              </table:table-cell>
              <table:table-cell office:value-type="float" office:value="0.342299">
                <text:p>0.342299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75.100004">
                <text:p>75.100004</text:p>
              </table:table-cell>
              <table:table-cell office:value-type="float" office:value="0.358737">
                <text:p>0.358737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75.133337">
                <text:p>75.133337</text:p>
              </table:table-cell>
              <table:table-cell office:value-type="float" office:value="0.346774">
                <text:p>0.346774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75.166671">
                <text:p>75.166671</text:p>
              </table:table-cell>
              <table:table-cell office:value-type="float" office:value="0.352814">
                <text:p>0.352814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75.200004">
                <text:p>75.200004</text:p>
              </table:table-cell>
              <table:table-cell office:value-type="float" office:value="0.351612">
                <text:p>0.351612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75.233337">
                <text:p>75.233337</text:p>
              </table:table-cell>
              <table:table-cell office:value-type="float" office:value="0.349506">
                <text:p>0.349506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75.266671">
                <text:p>75.266671</text:p>
              </table:table-cell>
              <table:table-cell office:value-type="float" office:value="0.359367">
                <text:p>0.359367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75.300004">
                <text:p>75.300004</text:p>
              </table:table-cell>
              <table:table-cell office:value-type="float" office:value="0.348123">
                <text:p>0.348123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75.333337">
                <text:p>75.333337</text:p>
              </table:table-cell>
              <table:table-cell office:value-type="float" office:value="0.34265">
                <text:p>0.34265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75.366671">
                <text:p>75.366671</text:p>
              </table:table-cell>
              <table:table-cell office:value-type="float" office:value="0.348011">
                <text:p>0.348011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75.400004">
                <text:p>75.400004</text:p>
              </table:table-cell>
              <table:table-cell office:value-type="float" office:value="0.353356">
                <text:p>0.353356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75.433337">
                <text:p>75.433337</text:p>
              </table:table-cell>
              <table:table-cell office:value-type="float" office:value="0.342111">
                <text:p>0.342111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75.466671">
                <text:p>75.466671</text:p>
              </table:table-cell>
              <table:table-cell office:value-type="float" office:value="0.351911">
                <text:p>0.351911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75.500004">
                <text:p>75.500004</text:p>
              </table:table-cell>
              <table:table-cell office:value-type="float" office:value="0.342823">
                <text:p>0.342823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75.533337">
                <text:p>75.533337</text:p>
              </table:table-cell>
              <table:table-cell office:value-type="float" office:value="0.354333">
                <text:p>0.354333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75.566671">
                <text:p>75.566671</text:p>
              </table:table-cell>
              <table:table-cell office:value-type="float" office:value="0.346341">
                <text:p>0.346341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75.600004">
                <text:p>75.600004</text:p>
              </table:table-cell>
              <table:table-cell office:value-type="float" office:value="0.348306">
                <text:p>0.348306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75.633337">
                <text:p>75.633337</text:p>
              </table:table-cell>
              <table:table-cell office:value-type="float" office:value="0.347364">
                <text:p>0.347364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75.666671">
                <text:p>75.666671</text:p>
              </table:table-cell>
              <table:table-cell office:value-type="float" office:value="0.349091">
                <text:p>0.349091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75.700004">
                <text:p>75.700004</text:p>
              </table:table-cell>
              <table:table-cell office:value-type="float" office:value="0.34856">
                <text:p>0.34856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75.733337">
                <text:p>75.733337</text:p>
              </table:table-cell>
              <table:table-cell office:value-type="float" office:value="0.350163">
                <text:p>0.350163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75.766671">
                <text:p>75.766671</text:p>
              </table:table-cell>
              <table:table-cell office:value-type="float" office:value="0.352318">
                <text:p>0.352318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75.800004">
                <text:p>75.800004</text:p>
              </table:table-cell>
              <table:table-cell office:value-type="float" office:value="0.341986">
                <text:p>0.341986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75.833337">
                <text:p>75.833337</text:p>
              </table:table-cell>
              <table:table-cell office:value-type="float" office:value="0.348829">
                <text:p>0.348829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75.866671">
                <text:p>75.866671</text:p>
              </table:table-cell>
              <table:table-cell office:value-type="float" office:value="0.366431">
                <text:p>0.366431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75.900004">
                <text:p>75.900004</text:p>
              </table:table-cell>
              <table:table-cell office:value-type="float" office:value="0.340108">
                <text:p>0.340108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75.933337">
                <text:p>75.933337</text:p>
              </table:table-cell>
              <table:table-cell office:value-type="float" office:value="0.338925">
                <text:p>0.338925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75.966671">
                <text:p>75.966671</text:p>
              </table:table-cell>
              <table:table-cell office:value-type="float" office:value="0.347202">
                <text:p>0.347202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76.000004">
                <text:p>76.000004</text:p>
              </table:table-cell>
              <table:table-cell office:value-type="float" office:value="0.350359">
                <text:p>0.350359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76.033337">
                <text:p>76.033337</text:p>
              </table:table-cell>
              <table:table-cell office:value-type="float" office:value="0.342012">
                <text:p>0.342012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76.066671">
                <text:p>76.066671</text:p>
              </table:table-cell>
              <table:table-cell office:value-type="float" office:value="0.352054">
                <text:p>0.352054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76.100004">
                <text:p>76.100004</text:p>
              </table:table-cell>
              <table:table-cell office:value-type="float" office:value="0.344168">
                <text:p>0.344168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76.133337">
                <text:p>76.133337</text:p>
              </table:table-cell>
              <table:table-cell office:value-type="float" office:value="0.345304">
                <text:p>0.345304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76.166671">
                <text:p>76.166671</text:p>
              </table:table-cell>
              <table:table-cell office:value-type="float" office:value="0.356578">
                <text:p>0.356578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76.200004">
                <text:p>76.200004</text:p>
              </table:table-cell>
              <table:table-cell office:value-type="float" office:value="0.355413">
                <text:p>0.355413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76.233337">
                <text:p>76.233337</text:p>
              </table:table-cell>
              <table:table-cell office:value-type="float" office:value="0.353575">
                <text:p>0.353575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76.266671">
                <text:p>76.266671</text:p>
              </table:table-cell>
              <table:table-cell office:value-type="float" office:value="0.340136">
                <text:p>0.340136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76.300004">
                <text:p>76.300004</text:p>
              </table:table-cell>
              <table:table-cell office:value-type="float" office:value="0.344424">
                <text:p>0.344424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76.333337">
                <text:p>76.333337</text:p>
              </table:table-cell>
              <table:table-cell office:value-type="float" office:value="0.34874">
                <text:p>0.34874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76.366671">
                <text:p>76.366671</text:p>
              </table:table-cell>
              <table:table-cell office:value-type="float" office:value="0.349825">
                <text:p>0.349825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76.400004">
                <text:p>76.400004</text:p>
              </table:table-cell>
              <table:table-cell office:value-type="float" office:value="0.345759">
                <text:p>0.345759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76.433337">
                <text:p>76.433337</text:p>
              </table:table-cell>
              <table:table-cell office:value-type="float" office:value="0.346663">
                <text:p>0.346663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76.466671">
                <text:p>76.466671</text:p>
              </table:table-cell>
              <table:table-cell office:value-type="float" office:value="0.346081">
                <text:p>0.346081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76.500004">
                <text:p>76.500004</text:p>
              </table:table-cell>
              <table:table-cell office:value-type="float" office:value="0.349108">
                <text:p>0.349108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76.533337">
                <text:p>76.533337</text:p>
              </table:table-cell>
              <table:table-cell office:value-type="float" office:value="0.350911">
                <text:p>0.350911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76.566671">
                <text:p>76.566671</text:p>
              </table:table-cell>
              <table:table-cell office:value-type="float" office:value="0.356843">
                <text:p>0.356843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76.600004">
                <text:p>76.600004</text:p>
              </table:table-cell>
              <table:table-cell office:value-type="float" office:value="0.340472">
                <text:p>0.340472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76.633337">
                <text:p>76.633337</text:p>
              </table:table-cell>
              <table:table-cell office:value-type="float" office:value="0.342692">
                <text:p>0.342692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76.666671">
                <text:p>76.666671</text:p>
              </table:table-cell>
              <table:table-cell office:value-type="float" office:value="0.343723">
                <text:p>0.343723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76.700004">
                <text:p>76.700004</text:p>
              </table:table-cell>
              <table:table-cell office:value-type="float" office:value="0.347102">
                <text:p>0.347102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76.733337">
                <text:p>76.733337</text:p>
              </table:table-cell>
              <table:table-cell office:value-type="float" office:value="0.355778">
                <text:p>0.355778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76.766671">
                <text:p>76.766671</text:p>
              </table:table-cell>
              <table:table-cell office:value-type="float" office:value="0.344322">
                <text:p>0.344322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76.800004">
                <text:p>76.800004</text:p>
              </table:table-cell>
              <table:table-cell office:value-type="float" office:value="0.345432">
                <text:p>0.345432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76.833337">
                <text:p>76.833337</text:p>
              </table:table-cell>
              <table:table-cell office:value-type="float" office:value="0.335294">
                <text:p>0.335294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76.866671">
                <text:p>76.866671</text:p>
              </table:table-cell>
              <table:table-cell office:value-type="float" office:value="0.346762">
                <text:p>0.346762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76.900004">
                <text:p>76.900004</text:p>
              </table:table-cell>
              <table:table-cell office:value-type="float" office:value="0.348787">
                <text:p>0.348787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76.933337">
                <text:p>76.933337</text:p>
              </table:table-cell>
              <table:table-cell office:value-type="float" office:value="0.347037">
                <text:p>0.347037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76.966671">
                <text:p>76.966671</text:p>
              </table:table-cell>
              <table:table-cell office:value-type="float" office:value="0.356261">
                <text:p>0.356261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77.000004">
                <text:p>77.000004</text:p>
              </table:table-cell>
              <table:table-cell office:value-type="float" office:value="0.339817">
                <text:p>0.339817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77.033337">
                <text:p>77.033337</text:p>
              </table:table-cell>
              <table:table-cell office:value-type="float" office:value="0.332523">
                <text:p>0.332523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77.066671">
                <text:p>77.066671</text:p>
              </table:table-cell>
              <table:table-cell office:value-type="float" office:value="0.343617">
                <text:p>0.343617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77.100004">
                <text:p>77.100004</text:p>
              </table:table-cell>
              <table:table-cell office:value-type="float" office:value="0.350498">
                <text:p>0.350498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77.133337">
                <text:p>77.133337</text:p>
              </table:table-cell>
              <table:table-cell office:value-type="float" office:value="0.337794">
                <text:p>0.337794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77.166671">
                <text:p>77.166671</text:p>
              </table:table-cell>
              <table:table-cell office:value-type="float" office:value="0.350102">
                <text:p>0.350102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77.200004">
                <text:p>77.200004</text:p>
              </table:table-cell>
              <table:table-cell office:value-type="float" office:value="0.351373">
                <text:p>0.351373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77.233337">
                <text:p>77.233337</text:p>
              </table:table-cell>
              <table:table-cell office:value-type="float" office:value="0.351015">
                <text:p>0.351015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77.266671">
                <text:p>77.266671</text:p>
              </table:table-cell>
              <table:table-cell office:value-type="float" office:value="0.349458">
                <text:p>0.349458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77.300004">
                <text:p>77.300004</text:p>
              </table:table-cell>
              <table:table-cell office:value-type="float" office:value="0.348682">
                <text:p>0.348682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77.333337">
                <text:p>77.333337</text:p>
              </table:table-cell>
              <table:table-cell office:value-type="float" office:value="0.347642">
                <text:p>0.347642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77.366671">
                <text:p>77.366671</text:p>
              </table:table-cell>
              <table:table-cell office:value-type="float" office:value="0.34148">
                <text:p>0.34148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77.400004">
                <text:p>77.400004</text:p>
              </table:table-cell>
              <table:table-cell office:value-type="float" office:value="0.345282">
                <text:p>0.345282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77.433337">
                <text:p>77.433337</text:p>
              </table:table-cell>
              <table:table-cell office:value-type="float" office:value="0.343483">
                <text:p>0.343483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77.466671">
                <text:p>77.466671</text:p>
              </table:table-cell>
              <table:table-cell office:value-type="float" office:value="0.354332">
                <text:p>0.354332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77.500004">
                <text:p>77.500004</text:p>
              </table:table-cell>
              <table:table-cell office:value-type="float" office:value="0.360398">
                <text:p>0.360398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77.533337">
                <text:p>77.533337</text:p>
              </table:table-cell>
              <table:table-cell office:value-type="float" office:value="0.34377">
                <text:p>0.34377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77.566671">
                <text:p>77.566671</text:p>
              </table:table-cell>
              <table:table-cell office:value-type="float" office:value="0.347079">
                <text:p>0.347079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77.600004">
                <text:p>77.600004</text:p>
              </table:table-cell>
              <table:table-cell office:value-type="float" office:value="0.337019">
                <text:p>0.337019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77.633337">
                <text:p>77.633337</text:p>
              </table:table-cell>
              <table:table-cell office:value-type="float" office:value="0.333472">
                <text:p>0.333472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77.666671">
                <text:p>77.666671</text:p>
              </table:table-cell>
              <table:table-cell office:value-type="float" office:value="0.347134">
                <text:p>0.347134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77.700004">
                <text:p>77.700004</text:p>
              </table:table-cell>
              <table:table-cell office:value-type="float" office:value="0.362231">
                <text:p>0.362231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77.733337">
                <text:p>77.733337</text:p>
              </table:table-cell>
              <table:table-cell office:value-type="float" office:value="0.341614">
                <text:p>0.341614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77.766671">
                <text:p>77.766671</text:p>
              </table:table-cell>
              <table:table-cell office:value-type="float" office:value="0.338057">
                <text:p>0.338057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77.800004">
                <text:p>77.800004</text:p>
              </table:table-cell>
              <table:table-cell office:value-type="float" office:value="0.35188">
                <text:p>0.35188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77.833337">
                <text:p>77.833337</text:p>
              </table:table-cell>
              <table:table-cell office:value-type="float" office:value="0.356053">
                <text:p>0.356053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77.866671">
                <text:p>77.866671</text:p>
              </table:table-cell>
              <table:table-cell office:value-type="float" office:value="0.348147">
                <text:p>0.348147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77.900004">
                <text:p>77.900004</text:p>
              </table:table-cell>
              <table:table-cell office:value-type="float" office:value="0.346778">
                <text:p>0.346778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77.933337">
                <text:p>77.933337</text:p>
              </table:table-cell>
              <table:table-cell office:value-type="float" office:value="0.346321">
                <text:p>0.346321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77.966671">
                <text:p>77.966671</text:p>
              </table:table-cell>
              <table:table-cell office:value-type="float" office:value="0.344292">
                <text:p>0.344292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78.000004">
                <text:p>78.000004</text:p>
              </table:table-cell>
              <table:table-cell office:value-type="float" office:value="0.3413">
                <text:p>0.3413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78.033337">
                <text:p>78.033337</text:p>
              </table:table-cell>
              <table:table-cell office:value-type="float" office:value="0.338525">
                <text:p>0.338525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78.066671">
                <text:p>78.066671</text:p>
              </table:table-cell>
              <table:table-cell office:value-type="float" office:value="0.347766">
                <text:p>0.347766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78.100004">
                <text:p>78.100004</text:p>
              </table:table-cell>
              <table:table-cell office:value-type="float" office:value="0.349413">
                <text:p>0.349413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78.133337">
                <text:p>78.133337</text:p>
              </table:table-cell>
              <table:table-cell office:value-type="float" office:value="0.345032">
                <text:p>0.345032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78.166671">
                <text:p>78.166671</text:p>
              </table:table-cell>
              <table:table-cell office:value-type="float" office:value="0.342617">
                <text:p>0.342617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78.200004">
                <text:p>78.200004</text:p>
              </table:table-cell>
              <table:table-cell office:value-type="float" office:value="0.339511">
                <text:p>0.339511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78.233337">
                <text:p>78.233337</text:p>
              </table:table-cell>
              <table:table-cell office:value-type="float" office:value="0.347755">
                <text:p>0.347755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78.266671">
                <text:p>78.266671</text:p>
              </table:table-cell>
              <table:table-cell office:value-type="float" office:value="0.348556">
                <text:p>0.348556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78.300004">
                <text:p>78.300004</text:p>
              </table:table-cell>
              <table:table-cell office:value-type="float" office:value="0.340762">
                <text:p>0.340762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78.333337">
                <text:p>78.333337</text:p>
              </table:table-cell>
              <table:table-cell office:value-type="float" office:value="0.354247">
                <text:p>0.354247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78.366671">
                <text:p>78.366671</text:p>
              </table:table-cell>
              <table:table-cell office:value-type="float" office:value="0.34464">
                <text:p>0.34464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78.400004">
                <text:p>78.400004</text:p>
              </table:table-cell>
              <table:table-cell office:value-type="float" office:value="0.35329">
                <text:p>0.35329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78.433337">
                <text:p>78.433337</text:p>
              </table:table-cell>
              <table:table-cell office:value-type="float" office:value="0.346845">
                <text:p>0.346845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78.466671">
                <text:p>78.466671</text:p>
              </table:table-cell>
              <table:table-cell office:value-type="float" office:value="0.348249">
                <text:p>0.348249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78.500004">
                <text:p>78.500004</text:p>
              </table:table-cell>
              <table:table-cell office:value-type="float" office:value="0.358427">
                <text:p>0.358427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78.533337">
                <text:p>78.533337</text:p>
              </table:table-cell>
              <table:table-cell office:value-type="float" office:value="0.344686">
                <text:p>0.344686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78.566671">
                <text:p>78.566671</text:p>
              </table:table-cell>
              <table:table-cell office:value-type="float" office:value="0.352628">
                <text:p>0.352628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78.600004">
                <text:p>78.600004</text:p>
              </table:table-cell>
              <table:table-cell office:value-type="float" office:value="0.354617">
                <text:p>0.354617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78.633337">
                <text:p>78.633337</text:p>
              </table:table-cell>
              <table:table-cell office:value-type="float" office:value="0.344678">
                <text:p>0.344678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78.666671">
                <text:p>78.666671</text:p>
              </table:table-cell>
              <table:table-cell office:value-type="float" office:value="0.35065">
                <text:p>0.35065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78.700004">
                <text:p>78.700004</text:p>
              </table:table-cell>
              <table:table-cell office:value-type="float" office:value="0.341252">
                <text:p>0.341252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78.733337">
                <text:p>78.733337</text:p>
              </table:table-cell>
              <table:table-cell office:value-type="float" office:value="0.347946">
                <text:p>0.347946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78.766671">
                <text:p>78.766671</text:p>
              </table:table-cell>
              <table:table-cell office:value-type="float" office:value="0.346258">
                <text:p>0.346258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78.800004">
                <text:p>78.800004</text:p>
              </table:table-cell>
              <table:table-cell office:value-type="float" office:value="0.345953">
                <text:p>0.345953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78.833337">
                <text:p>78.833337</text:p>
              </table:table-cell>
              <table:table-cell office:value-type="float" office:value="0.344081">
                <text:p>0.344081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78.866671">
                <text:p>78.866671</text:p>
              </table:table-cell>
              <table:table-cell office:value-type="float" office:value="0.340923">
                <text:p>0.340923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78.900004">
                <text:p>78.900004</text:p>
              </table:table-cell>
              <table:table-cell office:value-type="float" office:value="0.360477">
                <text:p>0.360477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78.933337">
                <text:p>78.933337</text:p>
              </table:table-cell>
              <table:table-cell office:value-type="float" office:value="0.338742">
                <text:p>0.338742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78.966671">
                <text:p>78.966671</text:p>
              </table:table-cell>
              <table:table-cell office:value-type="float" office:value="0.355769">
                <text:p>0.355769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79.000004">
                <text:p>79.000004</text:p>
              </table:table-cell>
              <table:table-cell office:value-type="float" office:value="0.345258">
                <text:p>0.345258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79.033337">
                <text:p>79.033337</text:p>
              </table:table-cell>
              <table:table-cell office:value-type="float" office:value="0.351186">
                <text:p>0.351186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79.066671">
                <text:p>79.066671</text:p>
              </table:table-cell>
              <table:table-cell office:value-type="float" office:value="0.353557">
                <text:p>0.353557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79.100004">
                <text:p>79.100004</text:p>
              </table:table-cell>
              <table:table-cell office:value-type="float" office:value="0.34004">
                <text:p>0.34004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79.133337">
                <text:p>79.133337</text:p>
              </table:table-cell>
              <table:table-cell office:value-type="float" office:value="0.341775">
                <text:p>0.341775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79.166671">
                <text:p>79.166671</text:p>
              </table:table-cell>
              <table:table-cell office:value-type="float" office:value="0.340922">
                <text:p>0.340922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79.200004">
                <text:p>79.200004</text:p>
              </table:table-cell>
              <table:table-cell office:value-type="float" office:value="0.338374">
                <text:p>0.338374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79.233337">
                <text:p>79.233337</text:p>
              </table:table-cell>
              <table:table-cell office:value-type="float" office:value="0.347911">
                <text:p>0.347911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79.266671">
                <text:p>79.266671</text:p>
              </table:table-cell>
              <table:table-cell office:value-type="float" office:value="0.340397">
                <text:p>0.340397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79.300004">
                <text:p>79.300004</text:p>
              </table:table-cell>
              <table:table-cell office:value-type="float" office:value="0.354046">
                <text:p>0.354046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79.333337">
                <text:p>79.333337</text:p>
              </table:table-cell>
              <table:table-cell office:value-type="float" office:value="0.342231">
                <text:p>0.342231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79.366671">
                <text:p>79.366671</text:p>
              </table:table-cell>
              <table:table-cell office:value-type="float" office:value="0.338142">
                <text:p>0.338142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79.400004">
                <text:p>79.400004</text:p>
              </table:table-cell>
              <table:table-cell office:value-type="float" office:value="0.356888">
                <text:p>0.356888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79.433337">
                <text:p>79.433337</text:p>
              </table:table-cell>
              <table:table-cell office:value-type="float" office:value="0.345528">
                <text:p>0.345528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79.466671">
                <text:p>79.466671</text:p>
              </table:table-cell>
              <table:table-cell office:value-type="float" office:value="0.3531">
                <text:p>0.3531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79.500004">
                <text:p>79.500004</text:p>
              </table:table-cell>
              <table:table-cell office:value-type="float" office:value="0.351838">
                <text:p>0.351838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79.533337">
                <text:p>79.533337</text:p>
              </table:table-cell>
              <table:table-cell office:value-type="float" office:value="0.347832">
                <text:p>0.347832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79.566671">
                <text:p>79.566671</text:p>
              </table:table-cell>
              <table:table-cell office:value-type="float" office:value="0.338601">
                <text:p>0.338601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79.600004">
                <text:p>79.600004</text:p>
              </table:table-cell>
              <table:table-cell office:value-type="float" office:value="0.338429">
                <text:p>0.338429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79.633337">
                <text:p>79.633337</text:p>
              </table:table-cell>
              <table:table-cell office:value-type="float" office:value="0.344096">
                <text:p>0.344096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79.666671">
                <text:p>79.666671</text:p>
              </table:table-cell>
              <table:table-cell office:value-type="float" office:value="0.348159">
                <text:p>0.348159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79.700004">
                <text:p>79.700004</text:p>
              </table:table-cell>
              <table:table-cell office:value-type="float" office:value="0.358047">
                <text:p>0.358047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79.733337">
                <text:p>79.733337</text:p>
              </table:table-cell>
              <table:table-cell office:value-type="float" office:value="0.340703">
                <text:p>0.340703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79.766671">
                <text:p>79.766671</text:p>
              </table:table-cell>
              <table:table-cell office:value-type="float" office:value="0.350533">
                <text:p>0.350533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79.800004">
                <text:p>79.800004</text:p>
              </table:table-cell>
              <table:table-cell office:value-type="float" office:value="0.34452">
                <text:p>0.34452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79.833337">
                <text:p>79.833337</text:p>
              </table:table-cell>
              <table:table-cell office:value-type="float" office:value="0.350804">
                <text:p>0.350804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79.866671">
                <text:p>79.866671</text:p>
              </table:table-cell>
              <table:table-cell office:value-type="float" office:value="0.356105">
                <text:p>0.356105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79.900004">
                <text:p>79.900004</text:p>
              </table:table-cell>
              <table:table-cell office:value-type="float" office:value="0.338836">
                <text:p>0.338836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79.933338">
                <text:p>79.933338</text:p>
              </table:table-cell>
              <table:table-cell office:value-type="float" office:value="0.350294">
                <text:p>0.350294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79.966671">
                <text:p>79.966671</text:p>
              </table:table-cell>
              <table:table-cell office:value-type="float" office:value="0.34348">
                <text:p>0.34348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80.000004">
                <text:p>80.000004</text:p>
              </table:table-cell>
              <table:table-cell office:value-type="float" office:value="0.344004">
                <text:p>0.3440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